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Pictures/2000003800001B64000002892568A51A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3.261cm"/>
    </style:style>
    <style:style style:name="co32" style:family="table-column">
      <style:table-column-properties fo:break-before="auto" style:column-width="3.141cm"/>
    </style:style>
    <style:style style:name="co33" style:family="table-column">
      <style:table-column-properties fo:break-before="auto" style:column-width="3.649cm"/>
    </style:style>
    <style:style style:name="co34" style:family="table-column">
      <style:table-column-properties fo:break-before="auto" style:column-width="3.201cm"/>
    </style:style>
    <style:style style:name="co19" style:family="table-column">
      <style:table-column-properties fo:break-before="auto" style:column-width="3.381cm"/>
    </style:style>
    <style:style style:name="co20" style:family="table-column">
      <style:table-column-properties fo:break-before="auto" style:column-width="2.902cm"/>
    </style:style>
    <style:style style:name="co35" style:family="table-column">
      <style:table-column-properties fo:break-before="auto" style:column-width="3.291cm"/>
    </style:style>
    <style:style style:name="co26" style:family="table-column">
      <style:table-column-properties fo:break-before="auto" style:column-width="2.932cm"/>
    </style:style>
    <style:style style:name="co36" style:family="table-column">
      <style:table-column-properties fo:break-before="auto" style:column-width="3.022cm"/>
    </style:style>
    <style:style style:name="co37" style:family="table-column">
      <style:table-column-properties fo:break-before="auto" style:column-width="2.962cm"/>
    </style:style>
    <style:style style:name="co38" style:family="table-column">
      <style:table-column-properties fo:break-before="auto" style:column-width="2.722cm"/>
    </style:style>
    <style:style style:name="co39" style:family="table-column">
      <style:table-column-properties fo:break-before="auto" style:column-width="2.752cm"/>
    </style:style>
    <style:style style:name="co40" style:family="table-column">
      <style:table-column-properties fo:break-before="auto" style:column-width="2.812cm"/>
    </style:style>
    <style:style style:name="co41" style:family="table-column">
      <style:table-column-properties fo:break-before="auto" style:column-width="2.842cm"/>
    </style:style>
    <style:style style:name="co30" style:family="table-column">
      <style:table-column-properties fo:break-before="auto" style:column-width="3cm"/>
    </style:style>
    <style:style style:name="co18" style:family="table-column">
      <style:table-column-properties fo:break-before="auto" style:column-width="2.886cm"/>
    </style:style>
    <style:style style:name="co21" style:family="table-column">
      <style:table-column-properties fo:break-before="auto" style:column-width="3.838cm"/>
    </style:style>
    <style:style style:name="co22" style:family="table-column">
      <style:table-column-properties fo:break-before="auto" style:column-width="3.457cm"/>
    </style:style>
    <style:style style:name="co23" style:family="table-column">
      <style:table-column-properties fo:break-before="auto" style:column-width="2.36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2.395cm"/>
    </style:style>
    <style:style style:name="co27" style:family="table-column">
      <style:table-column-properties fo:break-before="auto" style:column-width="2.505cm"/>
    </style:style>
    <style:style style:name="co28" style:family="table-column">
      <style:table-column-properties fo:break-before="auto" style:column-width="3.812cm"/>
    </style:style>
    <style:style style:name="co29" style:family="table-column">
      <style:table-column-properties fo:break-before="auto" style:column-width="2.967cm"/>
    </style:style>
    <style:style style:name="co42" style:family="table-column">
      <style:table-column-properties fo:break-before="auto" style:column-width="2.831cm"/>
    </style:style>
    <style:style style:name="co43" style:family="table-column">
      <style:table-column-properties fo:break-before="auto" style:column-width="3.104cm"/>
    </style:style>
    <style:style style:name="co44" style:family="table-column">
      <style:table-column-properties fo:break-before="auto" style:column-width="4.083cm"/>
    </style:style>
    <style:style style:name="co45" style:family="table-column">
      <style:table-column-properties fo:break-before="auto" style:column-width="2.559cm"/>
    </style:style>
    <style:style style:name="co46" style:family="table-column">
      <style:table-column-properties fo:break-before="auto" style:column-width="3.35cm"/>
    </style:style>
    <style:style style:name="co47" style:family="table-column">
      <style:table-column-properties fo:break-before="auto" style:column-width="2.75cm"/>
    </style:style>
    <style:style style:name="co48" style:family="table-column">
      <style:table-column-properties fo:break-before="auto" style:column-width="2.776cm"/>
    </style:style>
    <style:style style:name="co49" style:family="table-column">
      <style:table-column-properties fo:break-before="auto" style:column-width="4.547cm"/>
    </style:style>
    <style:style style:name="co50" style:family="table-column">
      <style:table-column-properties fo:break-before="auto" style:column-width="2.633cm"/>
    </style:style>
    <style:style style:name="co51" style:family="table-column">
      <style:table-column-properties fo:break-before="auto" style:column-width="2.604cm"/>
    </style:style>
    <style:style style:name="co52" style:family="table-column">
      <style:table-column-properties fo:break-before="auto" style:column-width="3.112cm"/>
    </style:style>
    <style:style style:name="co53" style:family="table-column">
      <style:table-column-properties fo:break-before="auto" style:column-width="5.087cm"/>
    </style:style>
    <style:style style:name="co54" style:family="table-column">
      <style:table-column-properties fo:break-before="auto" style:column-width="3.052cm"/>
    </style:style>
    <style:style style:name="co55" style:family="table-column">
      <style:table-column-properties fo:break-before="auto" style:column-width="2.992cm"/>
    </style:style>
    <style:style style:name="co56" style:family="table-column">
      <style:table-column-properties fo:break-before="auto" style:column-width="2.394cm"/>
    </style:style>
    <style:style style:name="co57" style:family="table-column">
      <style:table-column-properties fo:break-before="auto" style:column-width="3.082cm"/>
    </style:style>
    <style:style style:name="co58" style:family="table-column">
      <style:table-column-properties fo:break-before="auto" style:column-width="3.351cm"/>
    </style:style>
    <style:style style:name="co59" style:family="table-column">
      <style:table-column-properties fo:break-before="auto" style:column-width="2.364cm"/>
    </style:style>
    <style:style style:name="co60" style:family="table-column">
      <style:table-column-properties fo:break-before="auto" style:column-width="2.064cm"/>
    </style:style>
    <style:style style:name="co61" style:family="table-column">
      <style:table-column-properties fo:break-before="auto" style:column-width="3.231cm"/>
    </style:style>
    <style:style style:name="co62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2" style:family="table-cell" style:parent-style-name="Default">
      <style:text-properties style:text-position="" style:text-underline-style="none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ext-properties style:text-underline-style="none"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text-underline-style="none" fo:font-weight="bold" style:font-weight-asian="bold" style:font-weight-complex="bold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" style:family="table-cell" style:parent-style-name="Default"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ccccc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9" style:family="table-cell" style:parent-style-name="Default">
      <style:text-properties style:font-name="Abyssinica SIL" fo:font-size="10pt" style:font-size-asian="10pt" style:font-size-complex="10pt"/>
    </style:style>
    <style:style style:name="ce20" style:family="table-cell" style:parent-style-name="Default">
      <style:text-properties fo:color="#3c3c3c" style:font-name="Abyssinica SI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1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2" style:family="table-cell" style:parent-style-name="Default" style:data-style-name="N11"/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Rpi2Performance" table:style-name="ta1">
        <table:shapes>
          <draw:frame draw:z-index="0" draw:style-name="gr1" draw:text-style-name="P1" svg:width="33.436cm" svg:height="14.65cm" svg:x="15.582cm" svg:y="22.1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3.587cm" svg:height="11.907cm" svg:x="15.646cm" svg:y="37.42cm">
            <draw:object draw:notify-on-update-of-ranges="Rpi2Performance.B50:Rpi2Performance.B6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8" table:default-cell-style-name="Default"/>
        <table:table-column table:style-name="co21" table:default-cell-style-name="ce8"/>
        <table:table-column table:style-name="co3" table:default-cell-style-name="Default"/>
        <table:table-column table:style-name="co3" table:default-cell-style-name="ce8"/>
        <table:table-column table:style-name="co3" table:default-cell-style-name="Default"/>
        <table:table-column table:style-name="co3" table:default-cell-style-name="ce8"/>
        <table:table-column table:style-name="co22" table:default-cell-style-name="Default"/>
        <table:table-column table:style-name="co3" table:default-cell-style-name="ce8"/>
        <table:table-column table:style-name="co3" table:default-cell-style-name="Default"/>
        <table:table-column table:style-name="co3" table:default-cell-style-name="ce8"/>
        <table:table-column table:style-name="co3" table:default-cell-style-name="Default"/>
        <table:table-column table:style-name="co3" table:default-cell-style-name="ce8"/>
        <table:table-column table:style-name="co3" table:default-cell-style-name="Default"/>
        <table:table-column table:style-name="co3" table:default-cell-style-name="ce8"/>
        <table:table-column table:style-name="co3" table:default-cell-style-name="Default"/>
        <table:table-column table:style-name="co3" table:default-cell-style-name="ce8"/>
        <table:table-column table:style-name="co23" table:default-cell-style-name="Default"/>
        <table:table-column table:style-name="co3" table:default-cell-style-name="ce8"/>
        <table:table-column table:style-name="co3" table:default-cell-style-name="Default"/>
        <table:table-column table:style-name="co3" table:default-cell-style-name="ce8"/>
        <table:table-column table:style-name="co3" table:default-cell-style-name="Default"/>
        <table:table-column table:style-name="co3" table:default-cell-style-name="ce8"/>
        <table:table-column table:style-name="co3" table:default-cell-style-name="Default"/>
        <table:table-column table:style-name="co3" table:default-cell-style-name="ce8"/>
        <table:table-column table:style-name="co3" table:default-cell-style-name="Default"/>
        <table:table-column table:style-name="co3" table:default-cell-style-name="ce8"/>
        <table:table-column table:style-name="co24" table:default-cell-style-name="Default"/>
        <table:table-column table:style-name="co25" table:default-cell-style-name="ce8"/>
        <table:table-column table:style-name="co27" table:default-cell-style-name="ce7"/>
        <table:table-column table:style-name="co3" table:default-cell-style-name="ce8"/>
        <table:table-column table:style-name="co3" table:number-columns-repeated="812" table:default-cell-style-name="Default"/>
        <table:table-row table:style-name="ro1">
          <table:table-cell table:style-name="ce5" office:value-type="string" calcext:value-type="string">
            <text:p>IC</text:p>
          </table:table-cell>
          <table:table-cell table:style-name="ce5" office:value-type="string" calcext:value-type="string">
            <text:p>ONE</text:p>
          </table:table-cell>
          <table:table-cell table:style-name="ce5" office:value-type="string" calcext:value-type="string">
            <text:p>IC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IC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IC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IC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IC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IC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IC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IC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IC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IC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IC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IC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IC</text:p>
          </table:table-cell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Ic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number-columns-repeated="810"/>
          <table:table-cell table:style-name="ce8" table:number-columns-repeated="2"/>
        </table:table-row>
        <table:table-row table:style-name="ro1">
          <table:table-cell office:value-type="float" office:value="15671857781" calcext:value-type="float">
            <text:p>15671857781</text:p>
          </table:table-cell>
          <table:table-cell office:value-type="float" office:value="16.74" calcext:value-type="float">
            <text:p>16.74</text:p>
          </table:table-cell>
          <table:table-cell office:value-type="float" office:value="11119278484" calcext:value-type="float">
            <text:p>11119278484</text:p>
          </table:table-cell>
          <table:table-cell office:value-type="float" office:value="9.34" calcext:value-type="float">
            <text:p>9.34</text:p>
          </table:table-cell>
          <table:table-cell office:value-type="float" office:value="9960310296" calcext:value-type="float">
            <text:p>9960310296</text:p>
          </table:table-cell>
          <table:table-cell office:value-type="float" office:value="7.56" calcext:value-type="float">
            <text:p>7.56</text:p>
          </table:table-cell>
          <table:table-cell office:value-type="float" office:value="6730265770" calcext:value-type="float">
            <text:p>6730265770</text:p>
          </table:table-cell>
          <table:table-cell office:value-type="float" office:value="5.98" calcext:value-type="float">
            <text:p>5.98</text:p>
          </table:table-cell>
          <table:table-cell office:value-type="float" office:value="5069161020" calcext:value-type="float">
            <text:p>5069161020</text:p>
          </table:table-cell>
          <table:table-cell office:value-type="float" office:value="4.56" calcext:value-type="float">
            <text:p>4.56</text:p>
          </table:table-cell>
          <table:table-cell office:value-type="float" office:value="4878597771" calcext:value-type="float">
            <text:p>4878597771</text:p>
          </table:table-cell>
          <table:table-cell office:value-type="float" office:value="4.55" calcext:value-type="float">
            <text:p>4.55</text:p>
          </table:table-cell>
          <table:table-cell office:value-type="float" office:value="4667221039" calcext:value-type="float">
            <text:p>4667221039</text:p>
          </table:table-cell>
          <table:table-cell office:value-type="float" office:value="3.75" calcext:value-type="float">
            <text:p>3.75</text:p>
          </table:table-cell>
          <table:table-cell office:value-type="float" office:value="4456921254" calcext:value-type="float">
            <text:p>4456921254</text:p>
          </table:table-cell>
          <table:table-cell office:value-type="float" office:value="4.24" calcext:value-type="float">
            <text:p>4.24</text:p>
          </table:table-cell>
          <table:table-cell office:value-type="float" office:value="4490678000" calcext:value-type="float">
            <text:p>4490678000</text:p>
          </table:table-cell>
          <table:table-cell office:value-type="float" office:value="4.03" calcext:value-type="float">
            <text:p>4.03</text:p>
          </table:table-cell>
          <table:table-cell office:value-type="float" office:value="3171653965" calcext:value-type="float">
            <text:p>3171653965</text:p>
          </table:table-cell>
          <table:table-cell office:value-type="float" office:value="3.93" calcext:value-type="float">
            <text:p>3.93</text:p>
          </table:table-cell>
          <table:table-cell office:value-type="float" office:value="3615688432" calcext:value-type="float">
            <text:p>3615688432</text:p>
          </table:table-cell>
          <table:table-cell office:value-type="float" office:value="3.94" calcext:value-type="float">
            <text:p>3.94</text:p>
          </table:table-cell>
          <table:table-cell office:value-type="float" office:value="3891440993" calcext:value-type="float">
            <text:p>3891440993</text:p>
          </table:table-cell>
          <table:table-cell office:value-type="float" office:value="4.45" calcext:value-type="float">
            <text:p>4.45</text:p>
          </table:table-cell>
          <table:table-cell office:value-type="float" office:value="3134546918" calcext:value-type="float">
            <text:p>3134546918</text:p>
          </table:table-cell>
          <table:table-cell office:value-type="float" office:value="3.58" calcext:value-type="float">
            <text:p>3.58</text:p>
          </table:table-cell>
          <table:table-cell office:value-type="float" office:value="2626218375" calcext:value-type="float">
            <text:p>2626218375</text:p>
          </table:table-cell>
          <table:table-cell office:value-type="float" office:value="3.76" calcext:value-type="float">
            <text:p>3.76</text:p>
          </table:table-cell>
          <table:table-cell office:value-type="float" office:value="2626218375" calcext:value-type="float">
            <text:p>2626218375</text:p>
          </table:table-cell>
          <table:table-cell office:value-type="float" office:value="3.65" calcext:value-type="float">
            <text:p>3.65</text:p>
          </table:table-cell>
          <table:table-cell table:number-columns-repeated="812"/>
        </table:table-row>
        <table:table-row table:style-name="ro1">
          <table:table-cell office:value-type="float" office:value="10997382986" calcext:value-type="float">
            <text:p>10997382986</text:p>
          </table:table-cell>
          <table:table-cell office:value-type="float" office:value="14.8" calcext:value-type="float">
            <text:p>14.8</text:p>
          </table:table-cell>
          <table:table-cell office:value-type="float" office:value="12738814548" calcext:value-type="float">
            <text:p>12738814548</text:p>
          </table:table-cell>
          <table:table-cell office:value-type="float" office:value="10.72" calcext:value-type="float">
            <text:p>10.72</text:p>
          </table:table-cell>
          <table:table-cell office:value-type="float" office:value="9645960097" calcext:value-type="float">
            <text:p>9645960097</text:p>
          </table:table-cell>
          <table:table-cell office:value-type="float" office:value="8.53" calcext:value-type="float">
            <text:p>8.53</text:p>
          </table:table-cell>
          <table:table-cell office:value-type="float" office:value="8165170703" calcext:value-type="float">
            <text:p>8165170703</text:p>
          </table:table-cell>
          <table:table-cell office:value-type="float" office:value="7.23" calcext:value-type="float">
            <text:p>7.23</text:p>
          </table:table-cell>
          <table:table-cell office:value-type="float" office:value="5697553857" calcext:value-type="float">
            <text:p>5697553857</text:p>
          </table:table-cell>
          <table:table-cell office:value-type="float" office:value="5.11" calcext:value-type="float">
            <text:p>5.11</text:p>
          </table:table-cell>
          <table:table-cell office:value-type="float" office:value="5194162836" calcext:value-type="float">
            <text:p>5194162836</text:p>
          </table:table-cell>
          <table:table-cell office:value-type="float" office:value="4.86" calcext:value-type="float">
            <text:p>4.86</text:p>
          </table:table-cell>
          <table:table-cell office:value-type="float" office:value="4769960813" calcext:value-type="float">
            <text:p>4769960813</text:p>
          </table:table-cell>
          <table:table-cell office:value-type="float" office:value="4.02" calcext:value-type="float">
            <text:p>4.02</text:p>
          </table:table-cell>
          <table:table-cell office:value-type="float" office:value="4424577636" calcext:value-type="float">
            <text:p>4424577636</text:p>
          </table:table-cell>
          <table:table-cell office:value-type="float" office:value="4.17" calcext:value-type="float">
            <text:p>4.17</text:p>
          </table:table-cell>
          <table:table-cell office:value-type="float" office:value="4369888906" calcext:value-type="float">
            <text:p>4369888906</text:p>
          </table:table-cell>
          <table:table-cell office:value-type="float" office:value="4.03" calcext:value-type="float">
            <text:p>4.03</text:p>
          </table:table-cell>
          <table:table-cell office:value-type="float" office:value="3171776868" calcext:value-type="float">
            <text:p>3171776868</text:p>
          </table:table-cell>
          <table:table-cell office:value-type="float" office:value="3.93" calcext:value-type="float">
            <text:p>3.93</text:p>
          </table:table-cell>
          <table:table-cell office:value-type="float" office:value="3510503877" calcext:value-type="float">
            <text:p>3510503877</text:p>
          </table:table-cell>
          <table:table-cell office:value-type="float" office:value="3.88" calcext:value-type="float">
            <text:p>3.88</text:p>
          </table:table-cell>
          <table:table-cell office:value-type="float" office:value="4040118885" calcext:value-type="float">
            <text:p>4040118885</text:p>
          </table:table-cell>
          <table:table-cell office:value-type="float" office:value="4.53" calcext:value-type="float">
            <text:p>4.53</text:p>
          </table:table-cell>
          <table:table-cell office:value-type="float" office:value="3119989069" calcext:value-type="float">
            <text:p>3119989069</text:p>
          </table:table-cell>
          <table:table-cell office:value-type="float" office:value="3.54" calcext:value-type="float">
            <text:p>3.54</text:p>
          </table:table-cell>
          <table:table-cell office:value-type="float" office:value="2379119857" calcext:value-type="float">
            <text:p>2379119857</text:p>
          </table:table-cell>
          <table:table-cell office:value-type="float" office:value="3.69" calcext:value-type="float">
            <text:p>3.69</text:p>
          </table:table-cell>
          <table:table-cell office:value-type="float" office:value="2656542652" calcext:value-type="float">
            <text:p>2656542652</text:p>
          </table:table-cell>
          <table:table-cell office:value-type="float" office:value="3.65" calcext:value-type="float">
            <text:p>3.65</text:p>
          </table:table-cell>
          <table:table-cell table:number-columns-repeated="812"/>
        </table:table-row>
        <table:table-row table:style-name="ro1">
          <table:table-cell office:value-type="float" office:value="17337562105" calcext:value-type="float">
            <text:p>17337562105</text:p>
          </table:table-cell>
          <table:table-cell office:value-type="float" office:value="17.8" calcext:value-type="float">
            <text:p>17.8</text:p>
          </table:table-cell>
          <table:table-cell office:value-type="float" office:value="11937856861" calcext:value-type="float">
            <text:p>11937856861</text:p>
          </table:table-cell>
          <table:table-cell office:value-type="float" office:value="9.66" calcext:value-type="float">
            <text:p>9.66</text:p>
          </table:table-cell>
          <table:table-cell office:value-type="float" office:value="8374653619" calcext:value-type="float">
            <text:p>8374653619</text:p>
          </table:table-cell>
          <table:table-cell office:value-type="float" office:value="7.57" calcext:value-type="float">
            <text:p>7.57</text:p>
          </table:table-cell>
          <table:table-cell office:value-type="float" office:value="8103586790" calcext:value-type="float">
            <text:p>8103586790</text:p>
          </table:table-cell>
          <table:table-cell office:value-type="float" office:value="7.24" calcext:value-type="float">
            <text:p>7.24</text:p>
          </table:table-cell>
          <table:table-cell office:value-type="float" office:value="5690189162" calcext:value-type="float">
            <text:p>5690189162</text:p>
          </table:table-cell>
          <table:table-cell office:value-type="float" office:value="5.81" calcext:value-type="float">
            <text:p>5.81</text:p>
          </table:table-cell>
          <table:table-cell office:value-type="float" office:value="5949425546" calcext:value-type="float">
            <text:p>5949425546</text:p>
          </table:table-cell>
          <table:table-cell office:value-type="float" office:value="5.44" calcext:value-type="float">
            <text:p>5.44</text:p>
          </table:table-cell>
          <table:table-cell office:value-type="float" office:value="4205975661" calcext:value-type="float">
            <text:p>4205975661</text:p>
          </table:table-cell>
          <table:table-cell office:value-type="float" office:value="3.86" calcext:value-type="float">
            <text:p>3.86</text:p>
          </table:table-cell>
          <table:table-cell office:value-type="float" office:value="4528765730" calcext:value-type="float">
            <text:p>4528765730</text:p>
          </table:table-cell>
          <table:table-cell office:value-type="float" office:value="4.19" calcext:value-type="float">
            <text:p>4.19</text:p>
          </table:table-cell>
          <table:table-cell office:value-type="float" office:value="4849073087" calcext:value-type="float">
            <text:p>4849073087</text:p>
          </table:table-cell>
          <table:table-cell office:value-type="float" office:value="4.28" calcext:value-type="float">
            <text:p>4.28</text:p>
          </table:table-cell>
          <table:table-cell office:value-type="float" office:value="3107540930" calcext:value-type="float">
            <text:p>3107540930</text:p>
          </table:table-cell>
          <table:table-cell office:value-type="float" office:value="3.93" calcext:value-type="float">
            <text:p>3.93</text:p>
          </table:table-cell>
          <table:table-cell office:value-type="float" office:value="3495273575" calcext:value-type="float">
            <text:p>3495273575</text:p>
          </table:table-cell>
          <table:table-cell office:value-type="float" office:value="4.01" calcext:value-type="float">
            <text:p>4.01</text:p>
          </table:table-cell>
          <table:table-cell office:value-type="float" office:value="3790810822" calcext:value-type="float">
            <text:p>3790810822</text:p>
          </table:table-cell>
          <table:table-cell office:value-type="float" office:value="4.26" calcext:value-type="float">
            <text:p>4.26</text:p>
          </table:table-cell>
          <table:table-cell office:value-type="float" office:value="3668293745" calcext:value-type="float">
            <text:p>3668293745</text:p>
          </table:table-cell>
          <table:table-cell office:value-type="float" office:value="3.53" calcext:value-type="float">
            <text:p>3.53</text:p>
          </table:table-cell>
          <table:table-cell office:value-type="float" office:value="2461711935" calcext:value-type="float">
            <text:p>2461711935</text:p>
          </table:table-cell>
          <table:table-cell office:value-type="float" office:value="3.69" calcext:value-type="float">
            <text:p>3.69</text:p>
          </table:table-cell>
          <table:table-cell office:value-type="float" office:value="2659865232" calcext:value-type="float">
            <text:p>2659865232</text:p>
          </table:table-cell>
          <table:table-cell office:value-type="float" office:value="3.69" calcext:value-type="float">
            <text:p>3.69</text:p>
          </table:table-cell>
          <table:table-cell table:number-columns-repeated="812"/>
        </table:table-row>
        <table:table-row table:style-name="ro1">
          <table:table-cell office:value-type="float" office:value="13914693775" calcext:value-type="float">
            <text:p>13914693775</text:p>
          </table:table-cell>
          <table:table-cell office:value-type="float" office:value="14.98" calcext:value-type="float">
            <text:p>14.98</text:p>
          </table:table-cell>
          <table:table-cell office:value-type="float" office:value="13618841305" calcext:value-type="float">
            <text:p>13618841305</text:p>
          </table:table-cell>
          <table:table-cell office:value-type="float" office:value="10.68" calcext:value-type="float">
            <text:p>10.68</text:p>
          </table:table-cell>
          <table:table-cell office:value-type="float" office:value="8142858041" calcext:value-type="float">
            <text:p>8142858041</text:p>
          </table:table-cell>
          <table:table-cell office:value-type="float" office:value="7.52" calcext:value-type="float">
            <text:p>7.52</text:p>
          </table:table-cell>
          <table:table-cell office:value-type="float" office:value="5822220317" calcext:value-type="float">
            <text:p>5822220317</text:p>
          </table:table-cell>
          <table:table-cell office:value-type="float" office:value="6.42" calcext:value-type="float">
            <text:p>6.42</text:p>
          </table:table-cell>
          <table:table-cell office:value-type="float" office:value="6262965331" calcext:value-type="float">
            <text:p>6262965331</text:p>
          </table:table-cell>
          <table:table-cell office:value-type="float" office:value="5.48" calcext:value-type="float">
            <text:p>5.48</text:p>
          </table:table-cell>
          <table:table-cell office:value-type="float" office:value="4842846487" calcext:value-type="float">
            <text:p>4842846487</text:p>
          </table:table-cell>
          <table:table-cell office:value-type="float" office:value="5.29" calcext:value-type="float">
            <text:p>5.29</text:p>
          </table:table-cell>
          <table:table-cell office:value-type="float" office:value="4002902051" calcext:value-type="float">
            <text:p>4002902051</text:p>
          </table:table-cell>
          <table:table-cell office:value-type="float" office:value="3.77" calcext:value-type="float">
            <text:p>3.77</text:p>
          </table:table-cell>
          <table:table-cell office:value-type="float" office:value="5182631197" calcext:value-type="float">
            <text:p>5182631197</text:p>
          </table:table-cell>
          <table:table-cell office:value-type="float" office:value="4.44" calcext:value-type="float">
            <text:p>4.44</text:p>
          </table:table-cell>
          <table:table-cell office:value-type="float" office:value="4058662912" calcext:value-type="float">
            <text:p>4058662912</text:p>
          </table:table-cell>
          <table:table-cell office:value-type="float" office:value="4.12" calcext:value-type="float">
            <text:p>4.12</text:p>
          </table:table-cell>
          <table:table-cell office:value-type="float" office:value="3377366208" calcext:value-type="float">
            <text:p>3377366208</text:p>
          </table:table-cell>
          <table:table-cell office:value-type="float" office:value="3.91" calcext:value-type="float">
            <text:p>3.91</text:p>
          </table:table-cell>
          <table:table-cell office:value-type="float" office:value="3337479412" calcext:value-type="float">
            <text:p>3337479412</text:p>
          </table:table-cell>
          <table:table-cell office:value-type="float" office:value="3.91" calcext:value-type="float">
            <text:p>3.91</text:p>
          </table:table-cell>
          <table:table-cell office:value-type="float" office:value="3436591123" calcext:value-type="float">
            <text:p>3436591123</text:p>
          </table:table-cell>
          <table:table-cell office:value-type="float" office:value="4.5" calcext:value-type="float">
            <text:p>4.5</text:p>
          </table:table-cell>
          <table:table-cell office:value-type="float" office:value="3208886679" calcext:value-type="float">
            <text:p>3208886679</text:p>
          </table:table-cell>
          <table:table-cell office:value-type="float" office:value="3.54" calcext:value-type="float">
            <text:p>3.54</text:p>
          </table:table-cell>
          <table:table-cell office:value-type="float" office:value="2046540355" calcext:value-type="float">
            <text:p>2046540355</text:p>
          </table:table-cell>
          <table:table-cell office:value-type="float" office:value="3.63" calcext:value-type="float">
            <text:p>3.63</text:p>
          </table:table-cell>
          <table:table-cell office:value-type="float" office:value="2032653265" calcext:value-type="float">
            <text:p>2032653265</text:p>
          </table:table-cell>
          <table:table-cell office:value-type="float" office:value="3.64" calcext:value-type="float">
            <text:p>3.64</text:p>
          </table:table-cell>
          <table:table-cell table:number-columns-repeated="812"/>
        </table:table-row>
        <table:table-row table:style-name="ro1">
          <table:table-cell office:value-type="float" office:value="15689645523" calcext:value-type="float">
            <text:p>15689645523</text:p>
          </table:table-cell>
          <table:table-cell table:formula="of:=AVERAGEA([.B2:.B5])" office:value-type="float" office:value="16.08" calcext:value-type="float">
            <text:p>16.08</text:p>
          </table:table-cell>
          <table:table-cell table:formula="of:=AVERAGEA([.C2:.C5])" office:value-type="float" office:value="12353697799.5" calcext:value-type="float">
            <text:p>12353697799.5</text:p>
          </table:table-cell>
          <table:table-cell table:formula="of:=AVERAGEA([.D2:.D5])" office:value-type="float" office:value="10.1" calcext:value-type="float">
            <text:p>10.1</text:p>
          </table:table-cell>
          <table:table-cell office:value-type="float" office:value="9548511448" calcext:value-type="float">
            <text:p>9548511448</text:p>
          </table:table-cell>
          <table:table-cell office:value-type="float" office:value="8.35" calcext:value-type="float">
            <text:p>8.35</text:p>
          </table:table-cell>
          <table:table-cell office:value-type="float" office:value="6807079859" calcext:value-type="float">
            <text:p>6807079859</text:p>
          </table:table-cell>
          <table:table-cell office:value-type="float" office:value="6.32" calcext:value-type="float">
            <text:p>6.32</text:p>
          </table:table-cell>
          <table:table-cell office:value-type="float" office:value="5713906999" calcext:value-type="float">
            <text:p>5713906999</text:p>
          </table:table-cell>
          <table:table-cell office:value-type="float" office:value="5.43" calcext:value-type="float">
            <text:p>5.43</text:p>
          </table:table-cell>
          <table:table-cell office:value-type="float" office:value="5752404838" calcext:value-type="float">
            <text:p>5752404838</text:p>
          </table:table-cell>
          <table:table-cell office:value-type="float" office:value="4.96" calcext:value-type="float">
            <text:p>4.96</text:p>
          </table:table-cell>
          <table:table-cell table:formula="of:=AVERAGEA([.M2:.M5])" office:value-type="float" office:value="4411514891" calcext:value-type="float">
            <text:p>4411514891</text:p>
          </table:table-cell>
          <table:table-cell table:formula="of:=AVERAGEA([.N2:.N5])" office:value-type="float" office:value="3.85" calcext:value-type="float">
            <text:p>3.85</text:p>
          </table:table-cell>
          <table:table-cell office:value-type="float" office:value="5267165116" calcext:value-type="float">
            <text:p>5267165116</text:p>
          </table:table-cell>
          <table:table-cell office:value-type="float" office:value="4.4" calcext:value-type="float">
            <text:p>4.4</text:p>
          </table:table-cell>
          <table:table-cell office:value-type="float" office:value="4080441259" calcext:value-type="float">
            <text:p>4080441259</text:p>
          </table:table-cell>
          <table:table-cell office:value-type="float" office:value="4.03" calcext:value-type="float">
            <text:p>4.03</text:p>
          </table:table-cell>
          <table:table-cell office:value-type="float" office:value="3188124885" calcext:value-type="float">
            <text:p>3188124885</text:p>
          </table:table-cell>
          <table:table-cell office:value-type="float" office:value="3.94" calcext:value-type="float">
            <text:p>3.94</text:p>
          </table:table-cell>
          <table:table-cell office:value-type="float" office:value="3385722794" calcext:value-type="float">
            <text:p>3385722794</text:p>
          </table:table-cell>
          <table:table-cell office:value-type="float" office:value="3.91" calcext:value-type="float">
            <text:p>3.91</text:p>
          </table:table-cell>
          <table:table-cell office:value-type="float" office:value="3933047636" calcext:value-type="float">
            <text:p>3933047636</text:p>
          </table:table-cell>
          <table:table-cell office:value-type="float" office:value="4.28" calcext:value-type="float">
            <text:p>4.28</text:p>
          </table:table-cell>
          <table:table-cell office:value-type="float" office:value="2588799614" calcext:value-type="float">
            <text:p>2588799614</text:p>
          </table:table-cell>
          <table:table-cell office:value-type="float" office:value="3.53" calcext:value-type="float">
            <text:p>3.53</text:p>
          </table:table-cell>
          <table:table-cell office:value-type="float" office:value="2044545356" calcext:value-type="float">
            <text:p>2044545356</text:p>
          </table:table-cell>
          <table:table-cell office:value-type="float" office:value="3.6" calcext:value-type="float">
            <text:p>3.6</text:p>
          </table:table-cell>
          <table:table-cell office:value-type="float" office:value="2065652322" calcext:value-type="float">
            <text:p>2065652322</text:p>
          </table:table-cell>
          <table:table-cell office:value-type="float" office:value="3.59" calcext:value-type="float">
            <text:p>3.59</text:p>
          </table:table-cell>
          <table:table-cell table:number-columns-repeated="812"/>
        </table:table-row>
        <table:table-row table:style-name="ro1">
          <table:table-cell office:value-type="float" office:value="13457259595" calcext:value-type="float">
            <text:p>13457259595</text:p>
          </table:table-cell>
          <table:table-cell office:value-type="float" office:value="16.49" calcext:value-type="float">
            <text:p>16.49</text:p>
          </table:table-cell>
          <table:table-cell office:value-type="float" office:value="8019801354" calcext:value-type="float">
            <text:p>8019801354</text:p>
          </table:table-cell>
          <table:table-cell office:value-type="float" office:value="10.1" calcext:value-type="float">
            <text:p>10.1</text:p>
          </table:table-cell>
          <table:table-cell office:value-type="float" office:value="738076467" calcext:value-type="float">
            <text:p>738076467</text:p>
          </table:table-cell>
          <table:table-cell office:value-type="float" office:value="7.55" calcext:value-type="float">
            <text:p>7.55</text:p>
          </table:table-cell>
          <table:table-cell office:value-type="float" office:value="7095283762" calcext:value-type="float">
            <text:p>7095283762</text:p>
          </table:table-cell>
          <table:table-cell office:value-type="float" office:value="7.23" calcext:value-type="float">
            <text:p>7.23</text:p>
          </table:table-cell>
          <table:table-cell office:value-type="float" office:value="5782394285" calcext:value-type="float">
            <text:p>5782394285</text:p>
          </table:table-cell>
          <table:table-cell office:value-type="float" office:value="5.1" calcext:value-type="float">
            <text:p>5.1</text:p>
          </table:table-cell>
          <table:table-cell office:value-type="float" office:value="3214381497" calcext:value-type="float">
            <text:p>3214381497</text:p>
          </table:table-cell>
          <table:table-cell office:value-type="float" office:value="5.02" calcext:value-type="float">
            <text:p>5.02</text:p>
          </table:table-cell>
          <table:table-cell office:value-type="float" office:value="3890432436" calcext:value-type="float">
            <text:p>3890432436</text:p>
          </table:table-cell>
          <table:table-cell office:value-type="float" office:value="3.79" calcext:value-type="float">
            <text:p>3.79</text:p>
          </table:table-cell>
          <table:table-cell office:value-type="float" office:value="4982067200" calcext:value-type="float">
            <text:p>4982067200</text:p>
          </table:table-cell>
          <table:table-cell office:value-type="float" office:value="4.33" calcext:value-type="float">
            <text:p>4.33</text:p>
          </table:table-cell>
          <table:table-cell office:value-type="float" office:value="4432424920" calcext:value-type="float">
            <text:p>4432424920</text:p>
          </table:table-cell>
          <table:table-cell office:value-type="float" office:value="4.19" calcext:value-type="float">
            <text:p>4.19</text:p>
          </table:table-cell>
          <table:table-cell office:value-type="float" office:value="3062589763" calcext:value-type="float">
            <text:p>3062589763</text:p>
          </table:table-cell>
          <table:table-cell office:value-type="float" office:value="3.86" calcext:value-type="float">
            <text:p>3.86</text:p>
          </table:table-cell>
          <table:table-cell office:value-type="float" office:value="3396486088" calcext:value-type="float">
            <text:p>3396486088</text:p>
          </table:table-cell>
          <table:table-cell office:value-type="float" office:value="3.93" calcext:value-type="float">
            <text:p>3.93</text:p>
          </table:table-cell>
          <table:table-cell office:value-type="float" office:value="3764274446" calcext:value-type="float">
            <text:p>3764274446</text:p>
          </table:table-cell>
          <table:table-cell office:value-type="float" office:value="4.37" calcext:value-type="float">
            <text:p>4.37</text:p>
          </table:table-cell>
          <table:table-cell office:value-type="float" office:value="3102516463" calcext:value-type="float">
            <text:p>3102516463</text:p>
          </table:table-cell>
          <table:table-cell office:value-type="float" office:value="3.54" calcext:value-type="float">
            <text:p>3.54</text:p>
          </table:table-cell>
          <table:table-cell office:value-type="float" office:value="2153639699" calcext:value-type="float">
            <text:p>2153639699</text:p>
          </table:table-cell>
          <table:table-cell office:value-type="float" office:value="3.72" calcext:value-type="float">
            <text:p>3.72</text:p>
          </table:table-cell>
          <table:table-cell office:value-type="float" office:value="2065986423" calcext:value-type="float">
            <text:p>2065986423</text:p>
          </table:table-cell>
          <table:table-cell office:value-type="float" office:value="3.58" calcext:value-type="float">
            <text:p>3.58</text:p>
          </table:table-cell>
          <table:table-cell table:number-columns-repeated="812"/>
        </table:table-row>
        <table:table-row table:style-name="ro1">
          <table:table-cell office:value-type="float" office:value="16146435603" calcext:value-type="float">
            <text:p>16146435603</text:p>
          </table:table-cell>
          <table:table-cell office:value-type="float" office:value="17.81" calcext:value-type="float">
            <text:p>17.81</text:p>
          </table:table-cell>
          <table:table-cell office:value-type="float" office:value="14116695036" calcext:value-type="float">
            <text:p>14116695036</text:p>
          </table:table-cell>
          <table:table-cell office:value-type="float" office:value="11.52" calcext:value-type="float">
            <text:p>11.52</text:p>
          </table:table-cell>
          <table:table-cell office:value-type="float" office:value="8418402849" calcext:value-type="float">
            <text:p>8418402849</text:p>
          </table:table-cell>
          <table:table-cell office:value-type="float" office:value="7.72" calcext:value-type="float">
            <text:p>7.72</text:p>
          </table:table-cell>
          <table:table-cell office:value-type="float" office:value="7312444859" calcext:value-type="float">
            <text:p>7312444859</text:p>
          </table:table-cell>
          <table:table-cell office:value-type="float" office:value="6.29" calcext:value-type="float">
            <text:p>6.29</text:p>
          </table:table-cell>
          <table:table-cell office:value-type="float" office:value="6144873946" calcext:value-type="float">
            <text:p>6144873946</text:p>
          </table:table-cell>
          <table:table-cell office:value-type="float" office:value="5.24" calcext:value-type="float">
            <text:p>5.24</text:p>
          </table:table-cell>
          <table:table-cell office:value-type="float" office:value="5269399988" calcext:value-type="float">
            <text:p>5269399988</text:p>
          </table:table-cell>
          <table:table-cell office:value-type="float" office:value="4.84" calcext:value-type="float">
            <text:p>4.84</text:p>
          </table:table-cell>
          <table:table-cell office:value-type="float" office:value="3935307841" calcext:value-type="float">
            <text:p>3935307841</text:p>
          </table:table-cell>
          <table:table-cell office:value-type="float" office:value="3.84" calcext:value-type="float">
            <text:p>3.84</text:p>
          </table:table-cell>
          <table:table-cell office:value-type="float" office:value="4425195356" calcext:value-type="float">
            <text:p>4425195356</text:p>
          </table:table-cell>
          <table:table-cell office:value-type="float" office:value="4.06" calcext:value-type="float">
            <text:p>4.06</text:p>
          </table:table-cell>
          <table:table-cell office:value-type="float" office:value="4324408717" calcext:value-type="float">
            <text:p>4324408717</text:p>
          </table:table-cell>
          <table:table-cell office:value-type="float" office:value="4.14" calcext:value-type="float">
            <text:p>4.14</text:p>
          </table:table-cell>
          <table:table-cell office:value-type="float" office:value="3550919302" calcext:value-type="float">
            <text:p>3550919302</text:p>
          </table:table-cell>
          <table:table-cell office:value-type="float" office:value="3.9" calcext:value-type="float">
            <text:p>3.9</text:p>
          </table:table-cell>
          <table:table-cell office:value-type="float" office:value="3492681480" calcext:value-type="float">
            <text:p>3492681480</text:p>
          </table:table-cell>
          <table:table-cell office:value-type="float" office:value="3.97" calcext:value-type="float">
            <text:p>3.97</text:p>
          </table:table-cell>
          <table:table-cell office:value-type="float" office:value="3436270535" calcext:value-type="float">
            <text:p>3436270535</text:p>
          </table:table-cell>
          <table:table-cell office:value-type="float" office:value="4.53" calcext:value-type="float">
            <text:p>4.53</text:p>
          </table:table-cell>
          <table:table-cell office:value-type="float" office:value="3072406741" calcext:value-type="float">
            <text:p>3072406741</text:p>
          </table:table-cell>
          <table:table-cell office:value-type="float" office:value="3.54" calcext:value-type="float">
            <text:p>3.54</text:p>
          </table:table-cell>
          <table:table-cell office:value-type="float" office:value="2498742908" calcext:value-type="float">
            <text:p>2498742908</text:p>
          </table:table-cell>
          <table:table-cell office:value-type="float" office:value="3.68" calcext:value-type="float">
            <text:p>3.68</text:p>
          </table:table-cell>
          <table:table-cell office:value-type="float" office:value="2165234532" calcext:value-type="float">
            <text:p>2165234532</text:p>
          </table:table-cell>
          <table:table-cell office:value-type="float" office:value="3.69" calcext:value-type="float">
            <text:p>3.69</text:p>
          </table:table-cell>
          <table:table-cell table:number-columns-repeated="812"/>
        </table:table-row>
        <table:table-row table:style-name="ro1">
          <table:table-cell office:value-type="float" office:value="11706545778" calcext:value-type="float">
            <text:p>11706545778</text:p>
          </table:table-cell>
          <table:table-cell office:value-type="float" office:value="17.19" calcext:value-type="float">
            <text:p>17.19</text:p>
          </table:table-cell>
          <table:table-cell office:value-type="float" office:value="12039909636" calcext:value-type="float">
            <text:p>12039909636</text:p>
          </table:table-cell>
          <table:table-cell office:value-type="float" office:value="11.23" calcext:value-type="float">
            <text:p>11.23</text:p>
          </table:table-cell>
          <table:table-cell office:value-type="float" office:value="5507367093" calcext:value-type="float">
            <text:p>5507367093</text:p>
          </table:table-cell>
          <table:table-cell office:value-type="float" office:value="7.17" calcext:value-type="float">
            <text:p>7.17</text:p>
          </table:table-cell>
          <table:table-cell office:value-type="float" office:value="6388708798" calcext:value-type="float">
            <text:p>6388708798</text:p>
          </table:table-cell>
          <table:table-cell office:value-type="float" office:value="5.95" calcext:value-type="float">
            <text:p>5.95</text:p>
          </table:table-cell>
          <table:table-cell office:value-type="float" office:value="4698333778" calcext:value-type="float">
            <text:p>4698333778</text:p>
          </table:table-cell>
          <table:table-cell office:value-type="float" office:value="5.75" calcext:value-type="float">
            <text:p>5.75</text:p>
          </table:table-cell>
          <table:table-cell office:value-type="float" office:value="6549438672" calcext:value-type="float">
            <text:p>6549438672</text:p>
          </table:table-cell>
          <table:table-cell office:value-type="float" office:value="5.62" calcext:value-type="float">
            <text:p>5.62</text:p>
          </table:table-cell>
          <table:table-cell office:value-type="float" office:value="4430483143" calcext:value-type="float">
            <text:p>4430483143</text:p>
          </table:table-cell>
          <table:table-cell office:value-type="float" office:value="3.79" calcext:value-type="float">
            <text:p>3.79</text:p>
          </table:table-cell>
          <table:table-cell office:value-type="float" office:value="4777575421" calcext:value-type="float">
            <text:p>4777575421</text:p>
          </table:table-cell>
          <table:table-cell office:value-type="float" office:value="4.2" calcext:value-type="float">
            <text:p>4.2</text:p>
          </table:table-cell>
          <table:table-cell office:value-type="float" office:value="4551032925" calcext:value-type="float">
            <text:p>4551032925</text:p>
          </table:table-cell>
          <table:table-cell office:value-type="float" office:value="4.03" calcext:value-type="float">
            <text:p>4.03</text:p>
          </table:table-cell>
          <table:table-cell office:value-type="float" office:value="3336408694" calcext:value-type="float">
            <text:p>3336408694</text:p>
          </table:table-cell>
          <table:table-cell office:value-type="float" office:value="3.9" calcext:value-type="float">
            <text:p>3.9</text:p>
          </table:table-cell>
          <table:table-cell office:value-type="float" office:value="3359855968" calcext:value-type="float">
            <text:p>3359855968</text:p>
          </table:table-cell>
          <table:table-cell office:value-type="float" office:value="3.89" calcext:value-type="float">
            <text:p>3.89</text:p>
          </table:table-cell>
          <table:table-cell office:value-type="float" office:value="3972457416" calcext:value-type="float">
            <text:p>3972457416</text:p>
          </table:table-cell>
          <table:table-cell office:value-type="float" office:value="4.33" calcext:value-type="float">
            <text:p>4.33</text:p>
          </table:table-cell>
          <table:table-cell office:value-type="float" office:value="2513178333" calcext:value-type="float">
            <text:p>2513178333</text:p>
          </table:table-cell>
          <table:table-cell office:value-type="float" office:value="3.52" calcext:value-type="float">
            <text:p>3.52</text:p>
          </table:table-cell>
          <table:table-cell office:value-type="float" office:value="2321082343" calcext:value-type="float">
            <text:p>2321082343</text:p>
          </table:table-cell>
          <table:table-cell office:value-type="float" office:value="3.67" calcext:value-type="float">
            <text:p>3.67</text:p>
          </table:table-cell>
          <table:table-cell office:value-type="float" office:value="2132695322" calcext:value-type="float">
            <text:p>2132695322</text:p>
          </table:table-cell>
          <table:table-cell office:value-type="float" office:value="3.61" calcext:value-type="float">
            <text:p>3.61</text:p>
          </table:table-cell>
          <table:table-cell table:number-columns-repeated="812"/>
        </table:table-row>
        <table:table-row table:style-name="ro1">
          <table:table-cell office:value-type="float" office:value="12870970865" calcext:value-type="float">
            <text:p>12870970865</text:p>
          </table:table-cell>
          <table:table-cell office:value-type="float" office:value="17.43" calcext:value-type="float">
            <text:p>17.43</text:p>
          </table:table-cell>
          <table:table-cell office:value-type="float" office:value="11260975177" calcext:value-type="float">
            <text:p>11260975177</text:p>
          </table:table-cell>
          <table:table-cell office:value-type="float" office:value="10.7" calcext:value-type="float">
            <text:p>10.7</text:p>
          </table:table-cell>
          <table:table-cell office:value-type="float" office:value="7449887557" calcext:value-type="float">
            <text:p>7449887557</text:p>
          </table:table-cell>
          <table:table-cell office:value-type="float" office:value="6.81" calcext:value-type="float">
            <text:p>6.81</text:p>
          </table:table-cell>
          <table:table-cell office:value-type="float" office:value="6933431407" calcext:value-type="float">
            <text:p>6933431407</text:p>
          </table:table-cell>
          <table:table-cell office:value-type="float" office:value="6.3" calcext:value-type="float">
            <text:p>6.3</text:p>
          </table:table-cell>
          <table:table-cell office:value-type="float" office:value="6169143781" calcext:value-type="float">
            <text:p>6169143781</text:p>
          </table:table-cell>
          <table:table-cell office:value-type="float" office:value="5.29" calcext:value-type="float">
            <text:p>5.29</text:p>
          </table:table-cell>
          <table:table-cell office:value-type="float" office:value="3930753829" calcext:value-type="float">
            <text:p>3930753829</text:p>
          </table:table-cell>
          <table:table-cell office:value-type="float" office:value="4.7" calcext:value-type="float">
            <text:p>4.7</text:p>
          </table:table-cell>
          <table:table-cell office:value-type="float" office:value="4538095467" calcext:value-type="float">
            <text:p>4538095467</text:p>
          </table:table-cell>
          <table:table-cell office:value-type="float" office:value="4.13" calcext:value-type="float">
            <text:p>4.13</text:p>
          </table:table-cell>
          <table:table-cell office:value-type="float" office:value="3681755061" calcext:value-type="float">
            <text:p>3681755061</text:p>
          </table:table-cell>
          <table:table-cell office:value-type="float" office:value="4.17" calcext:value-type="float">
            <text:p>4.17</text:p>
          </table:table-cell>
          <table:table-cell office:value-type="float" office:value="4614789247" calcext:value-type="float">
            <text:p>4614789247</text:p>
          </table:table-cell>
          <table:table-cell office:value-type="float" office:value="4.25" calcext:value-type="float">
            <text:p>4.25</text:p>
          </table:table-cell>
          <table:table-cell office:value-type="float" office:value="3112467727" calcext:value-type="float">
            <text:p>3112467727</text:p>
          </table:table-cell>
          <table:table-cell office:value-type="float" office:value="3.89" calcext:value-type="float">
            <text:p>3.89</text:p>
          </table:table-cell>
          <table:table-cell office:value-type="float" office:value="3443264184" calcext:value-type="float">
            <text:p>3443264184</text:p>
          </table:table-cell>
          <table:table-cell office:value-type="float" office:value="3.91" calcext:value-type="float">
            <text:p>3.91</text:p>
          </table:table-cell>
          <table:table-cell office:value-type="float" office:value="3246799559" calcext:value-type="float">
            <text:p>3246799559</text:p>
          </table:table-cell>
          <table:table-cell office:value-type="float" office:value="4.24" calcext:value-type="float">
            <text:p>4.24</text:p>
          </table:table-cell>
          <table:table-cell office:value-type="float" office:value="3113163499" calcext:value-type="float">
            <text:p>3113163499</text:p>
          </table:table-cell>
          <table:table-cell office:value-type="float" office:value="3.53" calcext:value-type="float">
            <text:p>3.53</text:p>
          </table:table-cell>
          <table:table-cell office:value-type="float" office:value="3267516810" calcext:value-type="float">
            <text:p>3267516810</text:p>
          </table:table-cell>
          <table:table-cell office:value-type="float" office:value="3.69" calcext:value-type="float">
            <text:p>3.69</text:p>
          </table:table-cell>
          <table:table-cell office:value-type="float" office:value="2565453263" calcext:value-type="float">
            <text:p>2565453263</text:p>
          </table:table-cell>
          <table:table-cell office:value-type="float" office:value="3.61" calcext:value-type="float">
            <text:p>3.61</text:p>
          </table:table-cell>
          <table:table-cell table:number-columns-repeated="812"/>
        </table:table-row>
        <table:table-row table:style-name="ro1">
          <table:table-cell office:value-type="float" office:value="16788588175" calcext:value-type="float">
            <text:p>16788588175</text:p>
          </table:table-cell>
          <table:table-cell office:value-type="float" office:value="18.5" calcext:value-type="float">
            <text:p>18.5</text:p>
          </table:table-cell>
          <table:table-cell office:value-type="float" office:value="11762994891" calcext:value-type="float">
            <text:p>11762994891</text:p>
          </table:table-cell>
          <table:table-cell office:value-type="float" office:value="10.8" calcext:value-type="float">
            <text:p>10.8</text:p>
          </table:table-cell>
          <table:table-cell office:value-type="float" office:value="7881732432" calcext:value-type="float">
            <text:p>7881732432</text:p>
          </table:table-cell>
          <table:table-cell office:value-type="float" office:value="7.73" calcext:value-type="float">
            <text:p>7.73</text:p>
          </table:table-cell>
          <table:table-cell office:value-type="float" office:value="6906884547" calcext:value-type="float">
            <text:p>6906884547</text:p>
          </table:table-cell>
          <table:table-cell office:value-type="float" office:value="6.58" calcext:value-type="float">
            <text:p>6.58</text:p>
          </table:table-cell>
          <table:table-cell office:value-type="float" office:value="4996278883" calcext:value-type="float">
            <text:p>4996278883</text:p>
          </table:table-cell>
          <table:table-cell office:value-type="float" office:value="4.91" calcext:value-type="float">
            <text:p>4.91</text:p>
          </table:table-cell>
          <table:table-cell office:value-type="float" office:value="5047865507" calcext:value-type="float">
            <text:p>5047865507</text:p>
          </table:table-cell>
          <table:table-cell office:value-type="float" office:value="4.7" calcext:value-type="float">
            <text:p>4.7</text:p>
          </table:table-cell>
          <table:table-cell office:value-type="float" office:value="4089788114" calcext:value-type="float">
            <text:p>4089788114</text:p>
          </table:table-cell>
          <table:table-cell office:value-type="float" office:value="3.8" calcext:value-type="float">
            <text:p>3.8</text:p>
          </table:table-cell>
          <table:table-cell office:value-type="float" office:value="4237818008" calcext:value-type="float">
            <text:p>4237818008</text:p>
          </table:table-cell>
          <table:table-cell office:value-type="float" office:value="4.33" calcext:value-type="float">
            <text:p>4.33</text:p>
          </table:table-cell>
          <table:table-cell office:value-type="float" office:value="4062359976" calcext:value-type="float">
            <text:p>4062359976</text:p>
          </table:table-cell>
          <table:table-cell office:value-type="float" office:value="4.03" calcext:value-type="float">
            <text:p>4.03</text:p>
          </table:table-cell>
          <table:table-cell office:value-type="float" office:value="3354827712" calcext:value-type="float">
            <text:p>3354827712</text:p>
          </table:table-cell>
          <table:table-cell office:value-type="float" office:value="3.91" calcext:value-type="float">
            <text:p>3.91</text:p>
          </table:table-cell>
          <table:table-cell office:value-type="float" office:value="3600715450" calcext:value-type="float">
            <text:p>3600715450</text:p>
          </table:table-cell>
          <table:table-cell office:value-type="float" office:value="3.93" calcext:value-type="float">
            <text:p>3.93</text:p>
          </table:table-cell>
          <table:table-cell office:value-type="float" office:value="3438628731" calcext:value-type="float">
            <text:p>3438628731</text:p>
          </table:table-cell>
          <table:table-cell office:value-type="float" office:value="4.48" calcext:value-type="float">
            <text:p>4.48</text:p>
          </table:table-cell>
          <table:table-cell office:value-type="float" office:value="2857628783" calcext:value-type="float">
            <text:p>2857628783</text:p>
          </table:table-cell>
          <table:table-cell office:value-type="float" office:value="3.53" calcext:value-type="float">
            <text:p>3.53</text:p>
          </table:table-cell>
          <table:table-cell office:value-type="float" office:value="2183711824" calcext:value-type="float">
            <text:p>2183711824</text:p>
          </table:table-cell>
          <table:table-cell office:value-type="float" office:value="3.66" calcext:value-type="float">
            <text:p>3.66</text:p>
          </table:table-cell>
          <table:table-cell office:value-type="float" office:value="2316565206" calcext:value-type="float">
            <text:p>2316565206</text:p>
          </table:table-cell>
          <table:table-cell office:value-type="float" office:value="3.65" calcext:value-type="float">
            <text:p>3.65</text:p>
          </table:table-cell>
          <table:table-cell table:number-columns-repeated="812"/>
        </table:table-row>
        <table:table-row table:style-name="ro1">
          <table:table-cell office:value-type="float" office:value="14648111000" calcext:value-type="float">
            <text:p>14648111000</text:p>
          </table:table-cell>
          <table:table-cell office:value-type="float" office:value="18.18" calcext:value-type="float">
            <text:p>18.18</text:p>
          </table:table-cell>
          <table:table-cell office:value-type="float" office:value="12641173408" calcext:value-type="float">
            <text:p>12641173408</text:p>
          </table:table-cell>
          <table:table-cell office:value-type="float" office:value="11.23" calcext:value-type="float">
            <text:p>11.23</text:p>
          </table:table-cell>
          <table:table-cell office:value-type="float" office:value="6527370279" calcext:value-type="float">
            <text:p>6527370279</text:p>
          </table:table-cell>
          <table:table-cell office:value-type="float" office:value="7.74" calcext:value-type="float">
            <text:p>7.74</text:p>
          </table:table-cell>
          <table:table-cell office:value-type="float" office:value="6571372074" calcext:value-type="float">
            <text:p>6571372074</text:p>
          </table:table-cell>
          <table:table-cell office:value-type="float" office:value="6.1" calcext:value-type="float">
            <text:p>6.1</text:p>
          </table:table-cell>
          <table:table-cell office:value-type="float" office:value="6753748017" calcext:value-type="float">
            <text:p>6753748017</text:p>
          </table:table-cell>
          <table:table-cell office:value-type="float" office:value="4.8" calcext:value-type="float">
            <text:p>4.8</text:p>
          </table:table-cell>
          <table:table-cell office:value-type="float" office:value="4353067404" calcext:value-type="float">
            <text:p>4353067404</text:p>
          </table:table-cell>
          <table:table-cell office:value-type="float" office:value="4.78" calcext:value-type="float">
            <text:p>4.78</text:p>
          </table:table-cell>
          <table:table-cell office:value-type="float" office:value="4401380859" calcext:value-type="float">
            <text:p>4401380859</text:p>
          </table:table-cell>
          <table:table-cell office:value-type="float" office:value="3.84" calcext:value-type="float">
            <text:p>3.84</text:p>
          </table:table-cell>
          <table:table-cell office:value-type="float" office:value="3420408714" calcext:value-type="float">
            <text:p>3420408714</text:p>
          </table:table-cell>
          <table:table-cell office:value-type="float" office:value="4.02" calcext:value-type="float">
            <text:p>4.02</text:p>
          </table:table-cell>
          <table:table-cell office:value-type="float" office:value="4561217367" calcext:value-type="float">
            <text:p>4561217367</text:p>
          </table:table-cell>
          <table:table-cell office:value-type="float" office:value="4.06" calcext:value-type="float">
            <text:p>4.06</text:p>
          </table:table-cell>
          <table:table-cell office:value-type="float" office:value="3236051711" calcext:value-type="float">
            <text:p>3236051711</text:p>
          </table:table-cell>
          <table:table-cell office:value-type="float" office:value="3.9" calcext:value-type="float">
            <text:p>3.9</text:p>
          </table:table-cell>
          <table:table-cell office:value-type="float" office:value="3488916137" calcext:value-type="float">
            <text:p>3488916137</text:p>
          </table:table-cell>
          <table:table-cell office:value-type="float" office:value="4.08" calcext:value-type="float">
            <text:p>4.08</text:p>
          </table:table-cell>
          <table:table-cell office:value-type="float" office:value="3357351414" calcext:value-type="float">
            <text:p>3357351414</text:p>
          </table:table-cell>
          <table:table-cell office:value-type="float" office:value="4.31" calcext:value-type="float">
            <text:p>4.31</text:p>
          </table:table-cell>
          <table:table-cell office:value-type="float" office:value="3100716451" calcext:value-type="float">
            <text:p>3100716451</text:p>
          </table:table-cell>
          <table:table-cell office:value-type="float" office:value="3.54" calcext:value-type="float">
            <text:p>3.54</text:p>
          </table:table-cell>
          <table:table-cell office:value-type="float" office:value="2261740351" calcext:value-type="float">
            <text:p>2261740351</text:p>
          </table:table-cell>
          <table:table-cell office:value-type="float" office:value="3.68" calcext:value-type="float">
            <text:p>3.68</text:p>
          </table:table-cell>
          <table:table-cell office:value-type="float" office:value="2054564323" calcext:value-type="float">
            <text:p>2054564323</text:p>
          </table:table-cell>
          <table:table-cell office:value-type="float" office:value="3.49" calcext:value-type="float">
            <text:p>3.49</text:p>
          </table:table-cell>
          <table:table-cell table:number-columns-repeated="812"/>
        </table:table-row>
        <table:table-row table:style-name="ro1">
          <table:table-cell office:value-type="float" office:value="15572109882" calcext:value-type="float">
            <text:p>15572109882</text:p>
          </table:table-cell>
          <table:table-cell office:value-type="float" office:value="18.04" calcext:value-type="float">
            <text:p>18.04</text:p>
          </table:table-cell>
          <table:table-cell office:value-type="float" office:value="10848015436" calcext:value-type="float">
            <text:p>10848015436</text:p>
          </table:table-cell>
          <table:table-cell office:value-type="float" office:value="10.1" calcext:value-type="float">
            <text:p>10.1</text:p>
          </table:table-cell>
          <table:table-cell office:value-type="float" office:value="7815652210" calcext:value-type="float">
            <text:p>7815652210</text:p>
          </table:table-cell>
          <table:table-cell office:value-type="float" office:value="7.28" calcext:value-type="float">
            <text:p>7.28</text:p>
          </table:table-cell>
          <table:table-cell office:value-type="float" office:value="7727801664" calcext:value-type="float">
            <text:p>7727801664</text:p>
          </table:table-cell>
          <table:table-cell office:value-type="float" office:value="6.79" calcext:value-type="float">
            <text:p>6.79</text:p>
          </table:table-cell>
          <table:table-cell office:value-type="float" office:value="6206097446" calcext:value-type="float">
            <text:p>6206097446</text:p>
          </table:table-cell>
          <table:table-cell office:value-type="float" office:value="5.65" calcext:value-type="float">
            <text:p>5.65</text:p>
          </table:table-cell>
          <table:table-cell office:value-type="float" office:value="5359657801" calcext:value-type="float">
            <text:p>5359657801</text:p>
          </table:table-cell>
          <table:table-cell office:value-type="float" office:value="4.7" calcext:value-type="float">
            <text:p>4.7</text:p>
          </table:table-cell>
          <table:table-cell office:value-type="float" office:value="4028114985" calcext:value-type="float">
            <text:p>4028114985</text:p>
          </table:table-cell>
          <table:table-cell office:value-type="float" office:value="3.79" calcext:value-type="float">
            <text:p>3.79</text:p>
          </table:table-cell>
          <table:table-cell office:value-type="float" office:value="4412289087" calcext:value-type="float">
            <text:p>4412289087</text:p>
          </table:table-cell>
          <table:table-cell office:value-type="float" office:value="4.1" calcext:value-type="float">
            <text:p>4.1</text:p>
          </table:table-cell>
          <table:table-cell office:value-type="float" office:value="4573605116" calcext:value-type="float">
            <text:p>4573605116</text:p>
          </table:table-cell>
          <table:table-cell office:value-type="float" office:value="4.07" calcext:value-type="float">
            <text:p>4.07</text:p>
          </table:table-cell>
          <table:table-cell office:value-type="float" office:value="3176874706" calcext:value-type="float">
            <text:p>3176874706</text:p>
          </table:table-cell>
          <table:table-cell office:value-type="float" office:value="3.91" calcext:value-type="float">
            <text:p>3.91</text:p>
          </table:table-cell>
          <table:table-cell office:value-type="float" office:value="3472519642" calcext:value-type="float">
            <text:p>3472519642</text:p>
          </table:table-cell>
          <table:table-cell office:value-type="float" office:value="3.94" calcext:value-type="float">
            <text:p>3.94</text:p>
          </table:table-cell>
          <table:table-cell office:value-type="float" office:value="3631670887" calcext:value-type="float">
            <text:p>3631670887</text:p>
          </table:table-cell>
          <table:table-cell office:value-type="float" office:value="4.59" calcext:value-type="float">
            <text:p>4.59</text:p>
          </table:table-cell>
          <table:table-cell office:value-type="float" office:value="3037521283" calcext:value-type="float">
            <text:p>3037521283</text:p>
          </table:table-cell>
          <table:table-cell office:value-type="float" office:value="3.53" calcext:value-type="float">
            <text:p>3.53</text:p>
          </table:table-cell>
          <table:table-cell office:value-type="float" office:value="2272528931" calcext:value-type="float">
            <text:p>2272528931</text:p>
          </table:table-cell>
          <table:table-cell office:value-type="float" office:value="3.67" calcext:value-type="float">
            <text:p>3.67</text:p>
          </table:table-cell>
          <table:table-cell office:value-type="float" office:value="2098356165" calcext:value-type="float">
            <text:p>2098356165</text:p>
          </table:table-cell>
          <table:table-cell office:value-type="float" office:value="3.56" calcext:value-type="float">
            <text:p>3.56</text:p>
          </table:table-cell>
          <table:table-cell table:number-columns-repeated="812"/>
        </table:table-row>
        <table:table-row table:style-name="ro1">
          <table:table-cell office:value-type="float" office:value="11157869309" calcext:value-type="float">
            <text:p>11157869309</text:p>
          </table:table-cell>
          <table:table-cell office:value-type="float" office:value="17.67" calcext:value-type="float">
            <text:p>17.67</text:p>
          </table:table-cell>
          <table:table-cell office:value-type="float" office:value="9717437598" calcext:value-type="float">
            <text:p>9717437598</text:p>
          </table:table-cell>
          <table:table-cell office:value-type="float" office:value="11.06" calcext:value-type="float">
            <text:p>11.06</text:p>
          </table:table-cell>
          <table:table-cell office:value-type="float" office:value="8971950142" calcext:value-type="float">
            <text:p>8971950142</text:p>
          </table:table-cell>
          <table:table-cell office:value-type="float" office:value="7.99" calcext:value-type="float">
            <text:p>7.99</text:p>
          </table:table-cell>
          <table:table-cell office:value-type="float" office:value="7226393211" calcext:value-type="float">
            <text:p>7226393211</text:p>
          </table:table-cell>
          <table:table-cell office:value-type="float" office:value="6.34" calcext:value-type="float">
            <text:p>6.34</text:p>
          </table:table-cell>
          <table:table-cell office:value-type="float" office:value="6500010326" calcext:value-type="float">
            <text:p>6500010326</text:p>
          </table:table-cell>
          <table:table-cell office:value-type="float" office:value="6.02" calcext:value-type="float">
            <text:p>6.02</text:p>
          </table:table-cell>
          <table:table-cell office:value-type="float" office:value="3122150792" calcext:value-type="float">
            <text:p>3122150792</text:p>
          </table:table-cell>
          <table:table-cell office:value-type="float" office:value="4.73" calcext:value-type="float">
            <text:p>4.73</text:p>
          </table:table-cell>
          <table:table-cell office:value-type="float" office:value="3898332085" calcext:value-type="float">
            <text:p>3898332085</text:p>
          </table:table-cell>
          <table:table-cell office:value-type="float" office:value="3.79" calcext:value-type="float">
            <text:p>3.79</text:p>
          </table:table-cell>
          <table:table-cell office:value-type="float" office:value="6406800346" calcext:value-type="float">
            <text:p>6406800346</text:p>
          </table:table-cell>
          <table:table-cell office:value-type="float" office:value="4.19" calcext:value-type="float">
            <text:p>4.19</text:p>
          </table:table-cell>
          <table:table-cell office:value-type="float" office:value="4118690717" calcext:value-type="float">
            <text:p>4118690717</text:p>
          </table:table-cell>
          <table:table-cell office:value-type="float" office:value="4.08" calcext:value-type="float">
            <text:p>4.08</text:p>
          </table:table-cell>
          <table:table-cell office:value-type="float" office:value="3173108102" calcext:value-type="float">
            <text:p>3173108102</text:p>
          </table:table-cell>
          <table:table-cell office:value-type="float" office:value="3.92" calcext:value-type="float">
            <text:p>3.92</text:p>
          </table:table-cell>
          <table:table-cell office:value-type="float" office:value="3520671760" calcext:value-type="float">
            <text:p>3520671760</text:p>
          </table:table-cell>
          <table:table-cell office:value-type="float" office:value="3.92" calcext:value-type="float">
            <text:p>3.92</text:p>
          </table:table-cell>
          <table:table-cell office:value-type="float" office:value="5827797262" calcext:value-type="float">
            <text:p>5827797262</text:p>
          </table:table-cell>
          <table:table-cell office:value-type="float" office:value="4.28" calcext:value-type="float">
            <text:p>4.28</text:p>
          </table:table-cell>
          <table:table-cell office:value-type="float" office:value="2727583138" calcext:value-type="float">
            <text:p>2727583138</text:p>
          </table:table-cell>
          <table:table-cell office:value-type="float" office:value="3.54" calcext:value-type="float">
            <text:p>3.54</text:p>
          </table:table-cell>
          <table:table-cell office:value-type="float" office:value="2320705199" calcext:value-type="float">
            <text:p>2320705199</text:p>
          </table:table-cell>
          <table:table-cell office:value-type="float" office:value="3.71" calcext:value-type="float">
            <text:p>3.71</text:p>
          </table:table-cell>
          <table:table-cell office:value-type="float" office:value="2032656516" calcext:value-type="float">
            <text:p>2032656516</text:p>
          </table:table-cell>
          <table:table-cell office:value-type="float" office:value="3.61" calcext:value-type="float">
            <text:p>3.61</text:p>
          </table:table-cell>
          <table:table-cell table:number-columns-repeated="812"/>
        </table:table-row>
        <table:table-row table:style-name="ro1">
          <table:table-cell office:value-type="float" office:value="12765539278" calcext:value-type="float">
            <text:p>12765539278</text:p>
          </table:table-cell>
          <table:table-cell office:value-type="float" office:value="17.18" calcext:value-type="float">
            <text:p>17.18</text:p>
          </table:table-cell>
          <table:table-cell office:value-type="float" office:value="10056504235" calcext:value-type="float">
            <text:p>10056504235</text:p>
          </table:table-cell>
          <table:table-cell office:value-type="float" office:value="10.41" calcext:value-type="float">
            <text:p>10.41</text:p>
          </table:table-cell>
          <table:table-cell office:value-type="float" office:value="6836000605" calcext:value-type="float">
            <text:p>6836000605</text:p>
          </table:table-cell>
          <table:table-cell office:value-type="float" office:value="6.83" calcext:value-type="float">
            <text:p>6.83</text:p>
          </table:table-cell>
          <table:table-cell office:value-type="float" office:value="6671276849" calcext:value-type="float">
            <text:p>6671276849</text:p>
          </table:table-cell>
          <table:table-cell office:value-type="float" office:value="6.17" calcext:value-type="float">
            <text:p>6.17</text:p>
          </table:table-cell>
          <table:table-cell office:value-type="float" office:value="4131120109" calcext:value-type="float">
            <text:p>4131120109</text:p>
          </table:table-cell>
          <table:table-cell office:value-type="float" office:value="5.03" calcext:value-type="float">
            <text:p>5.03</text:p>
          </table:table-cell>
          <table:table-cell office:value-type="float" office:value="5608204280" calcext:value-type="float">
            <text:p>5608204280</text:p>
          </table:table-cell>
          <table:table-cell office:value-type="float" office:value="5.05" calcext:value-type="float">
            <text:p>5.05</text:p>
          </table:table-cell>
          <table:table-cell office:value-type="float" office:value="4684490842" calcext:value-type="float">
            <text:p>4684490842</text:p>
          </table:table-cell>
          <table:table-cell office:value-type="float" office:value="3.96" calcext:value-type="float">
            <text:p>3.96</text:p>
          </table:table-cell>
          <table:table-cell office:value-type="float" office:value="4973346370" calcext:value-type="float">
            <text:p>4973346370</text:p>
          </table:table-cell>
          <table:table-cell office:value-type="float" office:value="4.29" calcext:value-type="float">
            <text:p>4.29</text:p>
          </table:table-cell>
          <table:table-cell office:value-type="float" office:value="4541986360" calcext:value-type="float">
            <text:p>4541986360</text:p>
          </table:table-cell>
          <table:table-cell office:value-type="float" office:value="4.04" calcext:value-type="float">
            <text:p>4.04</text:p>
          </table:table-cell>
          <table:table-cell office:value-type="float" office:value="3267589343" calcext:value-type="float">
            <text:p>3267589343</text:p>
          </table:table-cell>
          <table:table-cell office:value-type="float" office:value="3.95" calcext:value-type="float">
            <text:p>3.95</text:p>
          </table:table-cell>
          <table:table-cell office:value-type="float" office:value="3498986401" calcext:value-type="float">
            <text:p>3498986401</text:p>
          </table:table-cell>
          <table:table-cell office:value-type="float" office:value="3.91" calcext:value-type="float">
            <text:p>3.91</text:p>
          </table:table-cell>
          <table:table-cell office:value-type="float" office:value="3953895136" calcext:value-type="float">
            <text:p>3953895136</text:p>
          </table:table-cell>
          <table:table-cell office:value-type="float" office:value="4.31" calcext:value-type="float">
            <text:p>4.31</text:p>
          </table:table-cell>
          <table:table-cell office:value-type="float" office:value="3175024224" calcext:value-type="float">
            <text:p>3175024224</text:p>
          </table:table-cell>
          <table:table-cell office:value-type="float" office:value="3.53" calcext:value-type="float">
            <text:p>3.53</text:p>
          </table:table-cell>
          <table:table-cell office:value-type="float" office:value="2233561021" calcext:value-type="float">
            <text:p>2233561021</text:p>
          </table:table-cell>
          <table:table-cell office:value-type="float" office:value="3.68" calcext:value-type="float">
            <text:p>3.68</text:p>
          </table:table-cell>
          <table:table-cell office:value-type="float" office:value="2031652265" calcext:value-type="float">
            <text:p>2031652265</text:p>
          </table:table-cell>
          <table:table-cell office:value-type="float" office:value="3.69" calcext:value-type="float">
            <text:p>3.69</text:p>
          </table:table-cell>
          <table:table-cell table:number-columns-repeated="812"/>
        </table:table-row>
        <table:table-row table:style-name="ro1">
          <table:table-cell office:value-type="float" office:value="16356083675" calcext:value-type="float">
            <text:p>16356083675</text:p>
          </table:table-cell>
          <table:table-cell office:value-type="float" office:value="18.56" calcext:value-type="float">
            <text:p>18.56</text:p>
          </table:table-cell>
          <table:table-cell office:value-type="float" office:value="11814277557" calcext:value-type="float">
            <text:p>11814277557</text:p>
          </table:table-cell>
          <table:table-cell office:value-type="float" office:value="10.14" calcext:value-type="float">
            <text:p>10.14</text:p>
          </table:table-cell>
          <table:table-cell office:value-type="float" office:value="9589881090" calcext:value-type="float">
            <text:p>9589881090</text:p>
          </table:table-cell>
          <table:table-cell office:value-type="float" office:value="8.71" calcext:value-type="float">
            <text:p>8.71</text:p>
          </table:table-cell>
          <table:table-cell office:value-type="float" office:value="7118847216" calcext:value-type="float">
            <text:p>7118847216</text:p>
          </table:table-cell>
          <table:table-cell office:value-type="float" office:value="6.42" calcext:value-type="float">
            <text:p>6.42</text:p>
          </table:table-cell>
          <table:table-cell office:value-type="float" office:value="5239030155" calcext:value-type="float">
            <text:p>5239030155</text:p>
          </table:table-cell>
          <table:table-cell office:value-type="float" office:value="5.43" calcext:value-type="float">
            <text:p>5.43</text:p>
          </table:table-cell>
          <table:table-cell office:value-type="float" office:value="3193243671" calcext:value-type="float">
            <text:p>3193243671</text:p>
          </table:table-cell>
          <table:table-cell office:value-type="float" office:value="5.28" calcext:value-type="float">
            <text:p>5.28</text:p>
          </table:table-cell>
          <table:table-cell office:value-type="float" office:value="4401519310" calcext:value-type="float">
            <text:p>4401519310</text:p>
          </table:table-cell>
          <table:table-cell office:value-type="float" office:value="3.98" calcext:value-type="float">
            <text:p>3.98</text:p>
          </table:table-cell>
          <table:table-cell office:value-type="float" office:value="4552265436" calcext:value-type="float">
            <text:p>4552265436</text:p>
          </table:table-cell>
          <table:table-cell office:value-type="float" office:value="4.21" calcext:value-type="float">
            <text:p>4.21</text:p>
          </table:table-cell>
          <table:table-cell office:value-type="float" office:value="4611085046" calcext:value-type="float">
            <text:p>4611085046</text:p>
          </table:table-cell>
          <table:table-cell office:value-type="float" office:value="4.04" calcext:value-type="float">
            <text:p>4.04</text:p>
          </table:table-cell>
          <table:table-cell office:value-type="float" office:value="3238101692" calcext:value-type="float">
            <text:p>3238101692</text:p>
          </table:table-cell>
          <table:table-cell office:value-type="float" office:value="3.93" calcext:value-type="float">
            <text:p>3.93</text:p>
          </table:table-cell>
          <table:table-cell office:value-type="float" office:value="3378276366" calcext:value-type="float">
            <text:p>3378276366</text:p>
          </table:table-cell>
          <table:table-cell office:value-type="float" office:value="3.93" calcext:value-type="float">
            <text:p>3.93</text:p>
          </table:table-cell>
          <table:table-cell office:value-type="float" office:value="4060590954" calcext:value-type="float">
            <text:p>4060590954</text:p>
          </table:table-cell>
          <table:table-cell office:value-type="float" office:value="4.22" calcext:value-type="float">
            <text:p>4.22</text:p>
          </table:table-cell>
          <table:table-cell office:value-type="float" office:value="2553246661" calcext:value-type="float">
            <text:p>2553246661</text:p>
          </table:table-cell>
          <table:table-cell office:value-type="float" office:value="3.53" calcext:value-type="float">
            <text:p>3.53</text:p>
          </table:table-cell>
          <table:table-cell office:value-type="float" office:value="2167417460" calcext:value-type="float">
            <text:p>2167417460</text:p>
          </table:table-cell>
          <table:table-cell office:value-type="float" office:value="3.74" calcext:value-type="float">
            <text:p>3.74</text:p>
          </table:table-cell>
          <table:table-cell office:value-type="float" office:value="2019565232" calcext:value-type="float">
            <text:p>2019565232</text:p>
          </table:table-cell>
          <table:table-cell office:value-type="float" office:value="3.29" calcext:value-type="float">
            <text:p>3.29</text:p>
          </table:table-cell>
          <table:table-cell table:number-columns-repeated="812"/>
        </table:table-row>
        <table:table-row table:style-name="ro1">
          <table:table-cell office:value-type="float" office:value="15336653142" calcext:value-type="float">
            <text:p>15336653142</text:p>
          </table:table-cell>
          <table:table-cell office:value-type="float" office:value="18.14" calcext:value-type="float">
            <text:p>18.14</text:p>
          </table:table-cell>
          <table:table-cell office:value-type="float" office:value="7866532413" calcext:value-type="float">
            <text:p>7866532413</text:p>
          </table:table-cell>
          <table:table-cell office:value-type="float" office:value="10.36" calcext:value-type="float">
            <text:p>10.36</text:p>
          </table:table-cell>
          <table:table-cell office:value-type="float" office:value="6539166589" calcext:value-type="float">
            <text:p>6539166589</text:p>
          </table:table-cell>
          <table:table-cell office:value-type="float" office:value="7.39" calcext:value-type="float">
            <text:p>7.39</text:p>
          </table:table-cell>
          <table:table-cell office:value-type="float" office:value="5504418582" calcext:value-type="float">
            <text:p>5504418582</text:p>
          </table:table-cell>
          <table:table-cell office:value-type="float" office:value="5.53" calcext:value-type="float">
            <text:p>5.53</text:p>
          </table:table-cell>
          <table:table-cell office:value-type="float" office:value="5203430084" calcext:value-type="float">
            <text:p>5203430084</text:p>
          </table:table-cell>
          <table:table-cell office:value-type="float" office:value="4.86" calcext:value-type="float">
            <text:p>4.86</text:p>
          </table:table-cell>
          <table:table-cell office:value-type="float" office:value="3059766837" calcext:value-type="float">
            <text:p>3059766837</text:p>
          </table:table-cell>
          <table:table-cell office:value-type="float" office:value="4.71" calcext:value-type="float">
            <text:p>4.71</text:p>
          </table:table-cell>
          <table:table-cell office:value-type="float" office:value="4321204844" calcext:value-type="float">
            <text:p>4321204844</text:p>
          </table:table-cell>
          <table:table-cell office:value-type="float" office:value="3.79" calcext:value-type="float">
            <text:p>3.79</text:p>
          </table:table-cell>
          <table:table-cell office:value-type="float" office:value="5061347202" calcext:value-type="float">
            <text:p>5061347202</text:p>
          </table:table-cell>
          <table:table-cell office:value-type="float" office:value="4.35" calcext:value-type="float">
            <text:p>4.35</text:p>
          </table:table-cell>
          <table:table-cell office:value-type="float" office:value="4621470000" calcext:value-type="float">
            <text:p>4621470000</text:p>
          </table:table-cell>
          <table:table-cell office:value-type="float" office:value="4.03" calcext:value-type="float">
            <text:p>4.03</text:p>
          </table:table-cell>
          <table:table-cell office:value-type="float" office:value="3134693104" calcext:value-type="float">
            <text:p>3134693104</text:p>
          </table:table-cell>
          <table:table-cell office:value-type="float" office:value="3.94" calcext:value-type="float">
            <text:p>3.94</text:p>
          </table:table-cell>
          <table:table-cell office:value-type="float" office:value="3486894154" calcext:value-type="float">
            <text:p>3486894154</text:p>
          </table:table-cell>
          <table:table-cell office:value-type="float" office:value="3.89" calcext:value-type="float">
            <text:p>3.89</text:p>
          </table:table-cell>
          <table:table-cell office:value-type="float" office:value="4007262128" calcext:value-type="float">
            <text:p>4007262128</text:p>
          </table:table-cell>
          <table:table-cell office:value-type="float" office:value="4.41" calcext:value-type="float">
            <text:p>4.41</text:p>
          </table:table-cell>
          <table:table-cell office:value-type="float" office:value="2578345403" calcext:value-type="float">
            <text:p>2578345403</text:p>
          </table:table-cell>
          <table:table-cell office:value-type="float" office:value="3.53" calcext:value-type="float">
            <text:p>3.53</text:p>
          </table:table-cell>
          <table:table-cell office:value-type="float" office:value="2481448495" calcext:value-type="float">
            <text:p>2481448495</text:p>
          </table:table-cell>
          <table:table-cell office:value-type="float" office:value="3.73" calcext:value-type="float">
            <text:p>3.73</text:p>
          </table:table-cell>
          <table:table-cell office:value-type="float" office:value="2165366646" calcext:value-type="float">
            <text:p>2165366646</text:p>
          </table:table-cell>
          <table:table-cell office:value-type="float" office:value="3.62" calcext:value-type="float">
            <text:p>3.62</text:p>
          </table:table-cell>
          <table:table-cell table:number-columns-repeated="812"/>
        </table:table-row>
        <table:table-row table:style-name="ro1">
          <table:table-cell office:value-type="float" office:value="15420820366" calcext:value-type="float">
            <text:p>15420820366</text:p>
          </table:table-cell>
          <table:table-cell office:value-type="float" office:value="17.63" calcext:value-type="float">
            <text:p>17.63</text:p>
          </table:table-cell>
          <table:table-cell office:value-type="float" office:value="9639210114" calcext:value-type="float">
            <text:p>9639210114</text:p>
          </table:table-cell>
          <table:table-cell office:value-type="float" office:value="10.07" calcext:value-type="float">
            <text:p>10.07</text:p>
          </table:table-cell>
          <table:table-cell office:value-type="float" office:value="10556796020" calcext:value-type="float">
            <text:p>10556796020</text:p>
          </table:table-cell>
          <table:table-cell office:value-type="float" office:value="9.03" calcext:value-type="float">
            <text:p>9.03</text:p>
          </table:table-cell>
          <table:table-cell office:value-type="float" office:value="5967849767" calcext:value-type="float">
            <text:p>5967849767</text:p>
          </table:table-cell>
          <table:table-cell office:value-type="float" office:value="5.82" calcext:value-type="float">
            <text:p>5.82</text:p>
          </table:table-cell>
          <table:table-cell office:value-type="float" office:value="8353040597" calcext:value-type="float">
            <text:p>8353040597</text:p>
          </table:table-cell>
          <table:table-cell office:value-type="float" office:value="4.63" calcext:value-type="float">
            <text:p>4.63</text:p>
          </table:table-cell>
          <table:table-cell office:value-type="float" office:value="3362083981" calcext:value-type="float">
            <text:p>3362083981</text:p>
          </table:table-cell>
          <table:table-cell office:value-type="float" office:value="4.39" calcext:value-type="float">
            <text:p>4.39</text:p>
          </table:table-cell>
          <table:table-cell office:value-type="float" office:value="4759527003" calcext:value-type="float">
            <text:p>4759527003</text:p>
          </table:table-cell>
          <table:table-cell office:value-type="float" office:value="3.94" calcext:value-type="float">
            <text:p>3.94</text:p>
          </table:table-cell>
          <table:table-cell office:value-type="float" office:value="4738713688" calcext:value-type="float">
            <text:p>4738713688</text:p>
          </table:table-cell>
          <table:table-cell office:value-type="float" office:value="4.29" calcext:value-type="float">
            <text:p>4.29</text:p>
          </table:table-cell>
          <table:table-cell office:value-type="float" office:value="4523486861" calcext:value-type="float">
            <text:p>4523486861</text:p>
          </table:table-cell>
          <table:table-cell office:value-type="float" office:value="4.21" calcext:value-type="float">
            <text:p>4.21</text:p>
          </table:table-cell>
          <table:table-cell office:value-type="float" office:value="3244707469" calcext:value-type="float">
            <text:p>3244707469</text:p>
          </table:table-cell>
          <table:table-cell office:value-type="float" office:value="3.92" calcext:value-type="float">
            <text:p>3.92</text:p>
          </table:table-cell>
          <table:table-cell office:value-type="float" office:value="3732941399" calcext:value-type="float">
            <text:p>3732941399</text:p>
          </table:table-cell>
          <table:table-cell office:value-type="float" office:value="4.08" calcext:value-type="float">
            <text:p>4.08</text:p>
          </table:table-cell>
          <table:table-cell office:value-type="float" office:value="3844459962" calcext:value-type="float">
            <text:p>3844459962</text:p>
          </table:table-cell>
          <table:table-cell office:value-type="float" office:value="4.27" calcext:value-type="float">
            <text:p>4.27</text:p>
          </table:table-cell>
          <table:table-cell office:value-type="float" office:value="2397802744" calcext:value-type="float">
            <text:p>2397802744</text:p>
          </table:table-cell>
          <table:table-cell office:value-type="float" office:value="3.54" calcext:value-type="float">
            <text:p>3.54</text:p>
          </table:table-cell>
          <table:table-cell office:value-type="float" office:value="2550281661" calcext:value-type="float">
            <text:p>2550281661</text:p>
          </table:table-cell>
          <table:table-cell office:value-type="float" office:value="3.7" calcext:value-type="float">
            <text:p>3.7</text:p>
          </table:table-cell>
          <table:table-cell office:value-type="float" office:value="2031465653" calcext:value-type="float">
            <text:p>2031465653</text:p>
          </table:table-cell>
          <table:table-cell office:value-type="float" office:value="3.51" calcext:value-type="float">
            <text:p>3.51</text:p>
          </table:table-cell>
          <table:table-cell table:number-columns-repeated="812"/>
        </table:table-row>
        <table:table-row table:style-name="ro1">
          <table:table-cell office:value-type="float" office:value="11598125857" calcext:value-type="float">
            <text:p>11598125857</text:p>
          </table:table-cell>
          <table:table-cell office:value-type="float" office:value="18.15" calcext:value-type="float">
            <text:p>18.15</text:p>
          </table:table-cell>
          <table:table-cell office:value-type="float" office:value="11339692956" calcext:value-type="float">
            <text:p>11339692956</text:p>
          </table:table-cell>
          <table:table-cell office:value-type="float" office:value="10.88" calcext:value-type="float">
            <text:p>10.88</text:p>
          </table:table-cell>
          <table:table-cell office:value-type="float" office:value="8569165802" calcext:value-type="float">
            <text:p>8569165802</text:p>
          </table:table-cell>
          <table:table-cell office:value-type="float" office:value="8.04" calcext:value-type="float">
            <text:p>8.04</text:p>
          </table:table-cell>
          <table:table-cell office:value-type="float" office:value="6428670809" calcext:value-type="float">
            <text:p>6428670809</text:p>
          </table:table-cell>
          <table:table-cell office:value-type="float" office:value="6.58" calcext:value-type="float">
            <text:p>6.58</text:p>
          </table:table-cell>
          <table:table-cell office:value-type="float" office:value="6426814719" calcext:value-type="float">
            <text:p>6426814719</text:p>
          </table:table-cell>
          <table:table-cell office:value-type="float" office:value="5.6" calcext:value-type="float">
            <text:p>5.6</text:p>
          </table:table-cell>
          <table:table-cell office:value-type="float" office:value="5244692403" calcext:value-type="float">
            <text:p>5244692403</text:p>
          </table:table-cell>
          <table:table-cell office:value-type="float" office:value="4.82" calcext:value-type="float">
            <text:p>4.82</text:p>
          </table:table-cell>
          <table:table-cell office:value-type="float" office:value="4011779970" calcext:value-type="float">
            <text:p>4011779970</text:p>
          </table:table-cell>
          <table:table-cell office:value-type="float" office:value="3.74" calcext:value-type="float">
            <text:p>3.74</text:p>
          </table:table-cell>
          <table:table-cell office:value-type="float" office:value="4938497630" calcext:value-type="float">
            <text:p>4938497630</text:p>
          </table:table-cell>
          <table:table-cell office:value-type="float" office:value="4.35" calcext:value-type="float">
            <text:p>4.35</text:p>
          </table:table-cell>
          <table:table-cell office:value-type="float" office:value="4581768943" calcext:value-type="float">
            <text:p>4581768943</text:p>
          </table:table-cell>
          <table:table-cell office:value-type="float" office:value="4.1" calcext:value-type="float">
            <text:p>4.1</text:p>
          </table:table-cell>
          <table:table-cell office:value-type="float" office:value="3492028988" calcext:value-type="float">
            <text:p>3492028988</text:p>
          </table:table-cell>
          <table:table-cell office:value-type="float" office:value="3.94" calcext:value-type="float">
            <text:p>3.94</text:p>
          </table:table-cell>
          <table:table-cell office:value-type="float" office:value="3364526941" calcext:value-type="float">
            <text:p>3364526941</text:p>
          </table:table-cell>
          <table:table-cell office:value-type="float" office:value="3.88" calcext:value-type="float">
            <text:p>3.88</text:p>
          </table:table-cell>
          <table:table-cell office:value-type="float" office:value="4168270325" calcext:value-type="float">
            <text:p>4168270325</text:p>
          </table:table-cell>
          <table:table-cell office:value-type="float" office:value="4.48" calcext:value-type="float">
            <text:p>4.48</text:p>
          </table:table-cell>
          <table:table-cell office:value-type="float" office:value="2448020471" calcext:value-type="float">
            <text:p>2448020471</text:p>
          </table:table-cell>
          <table:table-cell office:value-type="float" office:value="3.53" calcext:value-type="float">
            <text:p>3.53</text:p>
          </table:table-cell>
          <table:table-cell office:value-type="float" office:value="2536686868" calcext:value-type="float">
            <text:p>2536686868</text:p>
          </table:table-cell>
          <table:table-cell office:value-type="float" office:value="3.67" calcext:value-type="float">
            <text:p>3.67</text:p>
          </table:table-cell>
          <table:table-cell office:value-type="float" office:value="2064526632" calcext:value-type="float">
            <text:p>2064526632</text:p>
          </table:table-cell>
          <table:table-cell office:value-type="float" office:value="3.75" calcext:value-type="float">
            <text:p>3.75</text:p>
          </table:table-cell>
          <table:table-cell table:number-columns-repeated="812"/>
        </table:table-row>
        <table:table-row table:style-name="ro1">
          <table:table-cell office:value-type="float" office:value="9841323011" calcext:value-type="float">
            <text:p>9841323011</text:p>
          </table:table-cell>
          <table:table-cell office:value-type="float" office:value="15.91" calcext:value-type="float">
            <text:p>15.91</text:p>
          </table:table-cell>
          <table:table-cell office:value-type="float" office:value="9468963906" calcext:value-type="float">
            <text:p>9468963906</text:p>
          </table:table-cell>
          <table:table-cell office:value-type="float" office:value="10.99" calcext:value-type="float">
            <text:p>10.99</text:p>
          </table:table-cell>
          <table:table-cell office:value-type="float" office:value="7791449198" calcext:value-type="float">
            <text:p>7791449198</text:p>
          </table:table-cell>
          <table:table-cell office:value-type="float" office:value="7.29" calcext:value-type="float">
            <text:p>7.29</text:p>
          </table:table-cell>
          <table:table-cell office:value-type="float" office:value="5650391465" calcext:value-type="float">
            <text:p>5650391465</text:p>
          </table:table-cell>
          <table:table-cell office:value-type="float" office:value="6.28" calcext:value-type="float">
            <text:p>6.28</text:p>
          </table:table-cell>
          <table:table-cell office:value-type="float" office:value="5743308256" calcext:value-type="float">
            <text:p>5743308256</text:p>
          </table:table-cell>
          <table:table-cell office:value-type="float" office:value="5.71" calcext:value-type="float">
            <text:p>5.71</text:p>
          </table:table-cell>
          <table:table-cell office:value-type="float" office:value="5757426458" calcext:value-type="float">
            <text:p>5757426458</text:p>
          </table:table-cell>
          <table:table-cell office:value-type="float" office:value="5.29" calcext:value-type="float">
            <text:p>5.29</text:p>
          </table:table-cell>
          <table:table-cell office:value-type="float" office:value="4327142948" calcext:value-type="float">
            <text:p>4327142948</text:p>
          </table:table-cell>
          <table:table-cell office:value-type="float" office:value="3.81" calcext:value-type="float">
            <text:p>3.81</text:p>
          </table:table-cell>
          <table:table-cell office:value-type="float" office:value="4581918917" calcext:value-type="float">
            <text:p>4581918917</text:p>
          </table:table-cell>
          <table:table-cell office:value-type="float" office:value="4.3" calcext:value-type="float">
            <text:p>4.3</text:p>
          </table:table-cell>
          <table:table-cell office:value-type="float" office:value="4784012493" calcext:value-type="float">
            <text:p>4784012493</text:p>
          </table:table-cell>
          <table:table-cell office:value-type="float" office:value="4.21" calcext:value-type="float">
            <text:p>4.21</text:p>
          </table:table-cell>
          <table:table-cell office:value-type="float" office:value="3116810360" calcext:value-type="float">
            <text:p>3116810360</text:p>
          </table:table-cell>
          <table:table-cell office:value-type="float" office:value="3.92" calcext:value-type="float">
            <text:p>3.92</text:p>
          </table:table-cell>
          <table:table-cell office:value-type="float" office:value="3489154122" calcext:value-type="float">
            <text:p>3489154122</text:p>
          </table:table-cell>
          <table:table-cell office:value-type="float" office:value="3.94" calcext:value-type="float">
            <text:p>3.94</text:p>
          </table:table-cell>
          <table:table-cell office:value-type="float" office:value="3929560900" calcext:value-type="float">
            <text:p>3929560900</text:p>
          </table:table-cell>
          <table:table-cell office:value-type="float" office:value="4.48" calcext:value-type="float">
            <text:p>4.48</text:p>
          </table:table-cell>
          <table:table-cell office:value-type="float" office:value="3144185184" calcext:value-type="float">
            <text:p>3144185184</text:p>
          </table:table-cell>
          <table:table-cell office:value-type="float" office:value="3.52" calcext:value-type="float">
            <text:p>3.52</text:p>
          </table:table-cell>
          <table:table-cell office:value-type="float" office:value="2451703140" calcext:value-type="float">
            <text:p>2451703140</text:p>
          </table:table-cell>
          <table:table-cell office:value-type="float" office:value="3.59" calcext:value-type="float">
            <text:p>3.59</text:p>
          </table:table-cell>
          <table:table-cell office:value-type="float" office:value="2016565326" calcext:value-type="float">
            <text:p>2016565326</text:p>
          </table:table-cell>
          <table:table-cell office:value-type="float" office:value="3.71" calcext:value-type="float">
            <text:p>3.71</text:p>
          </table:table-cell>
          <table:table-cell table:number-columns-repeated="812"/>
        </table:table-row>
        <table:table-row table:style-name="ro1">
          <table:table-cell office:value-type="float" office:value="14843075393" calcext:value-type="float">
            <text:p>14843075393</text:p>
          </table:table-cell>
          <table:table-cell office:value-type="float" office:value="17.89" calcext:value-type="float">
            <text:p>17.89</text:p>
          </table:table-cell>
          <table:table-cell office:value-type="float" office:value="11992361001" calcext:value-type="float">
            <text:p>11992361001</text:p>
          </table:table-cell>
          <table:table-cell office:value-type="float" office:value="10.85" calcext:value-type="float">
            <text:p>10.85</text:p>
          </table:table-cell>
          <table:table-cell office:value-type="float" office:value="8929146360" calcext:value-type="float">
            <text:p>8929146360</text:p>
          </table:table-cell>
          <table:table-cell office:value-type="float" office:value="7.72" calcext:value-type="float">
            <text:p>7.72</text:p>
          </table:table-cell>
          <table:table-cell office:value-type="float" office:value="6658848604" calcext:value-type="float">
            <text:p>6658848604</text:p>
          </table:table-cell>
          <table:table-cell office:value-type="float" office:value="7.01" calcext:value-type="float">
            <text:p>7.01</text:p>
          </table:table-cell>
          <table:table-cell office:value-type="float" office:value="5970007231" calcext:value-type="float">
            <text:p>5970007231</text:p>
          </table:table-cell>
          <table:table-cell office:value-type="float" office:value="5.41" calcext:value-type="float">
            <text:p>5.41</text:p>
          </table:table-cell>
          <table:table-cell office:value-type="float" office:value="5777308269" calcext:value-type="float">
            <text:p>5777308269</text:p>
          </table:table-cell>
          <table:table-cell office:value-type="float" office:value="4.9" calcext:value-type="float">
            <text:p>4.9</text:p>
          </table:table-cell>
          <table:table-cell office:value-type="float" office:value="4272380112" calcext:value-type="float">
            <text:p>4272380112</text:p>
          </table:table-cell>
          <table:table-cell office:value-type="float" office:value="3.87" calcext:value-type="float">
            <text:p>3.87</text:p>
          </table:table-cell>
          <table:table-cell office:value-type="float" office:value="4842603963" calcext:value-type="float">
            <text:p>4842603963</text:p>
          </table:table-cell>
          <table:table-cell office:value-type="float" office:value="4.3" calcext:value-type="float">
            <text:p>4.3</text:p>
          </table:table-cell>
          <table:table-cell office:value-type="float" office:value="4727502143" calcext:value-type="float">
            <text:p>4727502143</text:p>
          </table:table-cell>
          <table:table-cell office:value-type="float" office:value="4.06" calcext:value-type="float">
            <text:p>4.06</text:p>
          </table:table-cell>
          <table:table-cell office:value-type="float" office:value="4899668210" calcext:value-type="float">
            <text:p>4899668210</text:p>
          </table:table-cell>
          <table:table-cell office:value-type="float" office:value="3.88" calcext:value-type="float">
            <text:p>3.88</text:p>
          </table:table-cell>
          <table:table-cell office:value-type="float" office:value="3614405740" calcext:value-type="float">
            <text:p>3614405740</text:p>
          </table:table-cell>
          <table:table-cell office:value-type="float" office:value="4.07" calcext:value-type="float">
            <text:p>4.07</text:p>
          </table:table-cell>
          <table:table-cell office:value-type="float" office:value="4471667572" calcext:value-type="float">
            <text:p>4471667572</text:p>
          </table:table-cell>
          <table:table-cell office:value-type="float" office:value="4.74" calcext:value-type="float">
            <text:p>4.74</text:p>
          </table:table-cell>
          <table:table-cell office:value-type="float" office:value="3064166559" calcext:value-type="float">
            <text:p>3064166559</text:p>
          </table:table-cell>
          <table:table-cell office:value-type="float" office:value="3.54" calcext:value-type="float">
            <text:p>3.54</text:p>
          </table:table-cell>
          <table:table-cell office:value-type="float" office:value="2157346731" calcext:value-type="float">
            <text:p>2157346731</text:p>
          </table:table-cell>
          <table:table-cell office:value-type="float" office:value="3.7" calcext:value-type="float">
            <text:p>3.7</text:p>
          </table:table-cell>
          <table:table-cell office:value-type="float" office:value="2651325523" calcext:value-type="float">
            <text:p>2651325523</text:p>
          </table:table-cell>
          <table:table-cell office:value-type="float" office:value="3.69" calcext:value-type="float">
            <text:p>3.69</text:p>
          </table:table-cell>
          <table:table-cell table:number-columns-repeated="812"/>
        </table:table-row>
        <table:table-row table:style-name="ro1">
          <table:table-cell office:value-type="float" office:value="12531097606" calcext:value-type="float">
            <text:p>12531097606</text:p>
          </table:table-cell>
          <table:table-cell office:value-type="float" office:value="16.75" calcext:value-type="float">
            <text:p>16.75</text:p>
          </table:table-cell>
          <table:table-cell office:value-type="float" office:value="11655360096" calcext:value-type="float">
            <text:p>11655360096</text:p>
          </table:table-cell>
          <table:table-cell office:value-type="float" office:value="10.57" calcext:value-type="float">
            <text:p>10.57</text:p>
          </table:table-cell>
          <table:table-cell office:value-type="float" office:value="9207764164" calcext:value-type="float">
            <text:p>9207764164</text:p>
          </table:table-cell>
          <table:table-cell office:value-type="float" office:value="7.89" calcext:value-type="float">
            <text:p>7.89</text:p>
          </table:table-cell>
          <table:table-cell office:value-type="float" office:value="5845117909" calcext:value-type="float">
            <text:p>5845117909</text:p>
          </table:table-cell>
          <table:table-cell office:value-type="float" office:value="6.57" calcext:value-type="float">
            <text:p>6.57</text:p>
          </table:table-cell>
          <table:table-cell office:value-type="float" office:value="4988547143" calcext:value-type="float">
            <text:p>4988547143</text:p>
          </table:table-cell>
          <table:table-cell office:value-type="float" office:value="4.84" calcext:value-type="float">
            <text:p>4.84</text:p>
          </table:table-cell>
          <table:table-cell office:value-type="float" office:value="6219826383" calcext:value-type="float">
            <text:p>6219826383</text:p>
          </table:table-cell>
          <table:table-cell office:value-type="float" office:value="5.19" calcext:value-type="float">
            <text:p>5.19</text:p>
          </table:table-cell>
          <table:table-cell office:value-type="float" office:value="4218104713" calcext:value-type="float">
            <text:p>4218104713</text:p>
          </table:table-cell>
          <table:table-cell office:value-type="float" office:value="3.91" calcext:value-type="float">
            <text:p>3.91</text:p>
          </table:table-cell>
          <table:table-cell office:value-type="float" office:value="4972722204" calcext:value-type="float">
            <text:p>4972722204</text:p>
          </table:table-cell>
          <table:table-cell office:value-type="float" office:value="4.25" calcext:value-type="float">
            <text:p>4.25</text:p>
          </table:table-cell>
          <table:table-cell office:value-type="float" office:value="4691613637" calcext:value-type="float">
            <text:p>4691613637</text:p>
          </table:table-cell>
          <table:table-cell office:value-type="float" office:value="4.06" calcext:value-type="float">
            <text:p>4.06</text:p>
          </table:table-cell>
          <table:table-cell office:value-type="float" office:value="5098683657" calcext:value-type="float">
            <text:p>5098683657</text:p>
          </table:table-cell>
          <table:table-cell office:value-type="float" office:value="3.97" calcext:value-type="float">
            <text:p>3.97</text:p>
          </table:table-cell>
          <table:table-cell office:value-type="float" office:value="3554074988" calcext:value-type="float">
            <text:p>3554074988</text:p>
          </table:table-cell>
          <table:table-cell office:value-type="float" office:value="4.07" calcext:value-type="float">
            <text:p>4.07</text:p>
          </table:table-cell>
          <table:table-cell office:value-type="float" office:value="3964459150" calcext:value-type="float">
            <text:p>3964459150</text:p>
          </table:table-cell>
          <table:table-cell office:value-type="float" office:value="4.28" calcext:value-type="float">
            <text:p>4.28</text:p>
          </table:table-cell>
          <table:table-cell office:value-type="float" office:value="3103533881" calcext:value-type="float">
            <text:p>3103533881</text:p>
          </table:table-cell>
          <table:table-cell office:value-type="float" office:value="3.54" calcext:value-type="float">
            <text:p>3.54</text:p>
          </table:table-cell>
          <table:table-cell office:value-type="float" office:value="2306314361" calcext:value-type="float">
            <text:p>2306314361</text:p>
          </table:table-cell>
          <table:table-cell office:value-type="float" office:value="3.67" calcext:value-type="float">
            <text:p>3.67</text:p>
          </table:table-cell>
          <table:table-cell office:value-type="float" office:value="2031652323" calcext:value-type="float">
            <text:p>2031652323</text:p>
          </table:table-cell>
          <table:table-cell office:value-type="float" office:value="3.65" calcext:value-type="float">
            <text:p>3.65</text:p>
          </table:table-cell>
          <table:table-cell table:number-columns-repeated="812"/>
        </table:table-row>
        <table:table-row table:style-name="ro1">
          <table:table-cell office:value-type="float" office:value="15495541545" calcext:value-type="float">
            <text:p>15495541545</text:p>
          </table:table-cell>
          <table:table-cell office:value-type="float" office:value="18.4" calcext:value-type="float">
            <text:p>18.4</text:p>
          </table:table-cell>
          <table:table-cell office:value-type="float" office:value="13049304586" calcext:value-type="float">
            <text:p>13049304586</text:p>
          </table:table-cell>
          <table:table-cell office:value-type="float" office:value="10.19" calcext:value-type="float">
            <text:p>10.19</text:p>
          </table:table-cell>
          <table:table-cell office:value-type="float" office:value="10420727196" calcext:value-type="float">
            <text:p>10420727196</text:p>
          </table:table-cell>
          <table:table-cell office:value-type="float" office:value="9.11" calcext:value-type="float">
            <text:p>9.11</text:p>
          </table:table-cell>
          <table:table-cell office:value-type="float" office:value="7501417934" calcext:value-type="float">
            <text:p>7501417934</text:p>
          </table:table-cell>
          <table:table-cell office:value-type="float" office:value="6.8" calcext:value-type="float">
            <text:p>6.8</text:p>
          </table:table-cell>
          <table:table-cell office:value-type="float" office:value="5635322351" calcext:value-type="float">
            <text:p>5635322351</text:p>
          </table:table-cell>
          <table:table-cell office:value-type="float" office:value="5.22" calcext:value-type="float">
            <text:p>5.22</text:p>
          </table:table-cell>
          <table:table-cell office:value-type="float" office:value="5759390606" calcext:value-type="float">
            <text:p>5759390606</text:p>
          </table:table-cell>
          <table:table-cell office:value-type="float" office:value="5.06" calcext:value-type="float">
            <text:p>5.06</text:p>
          </table:table-cell>
          <table:table-cell office:value-type="float" office:value="4507917076" calcext:value-type="float">
            <text:p>4507917076</text:p>
          </table:table-cell>
          <table:table-cell office:value-type="float" office:value="3.74" calcext:value-type="float">
            <text:p>3.74</text:p>
          </table:table-cell>
          <table:table-cell office:value-type="float" office:value="4307093822" calcext:value-type="float">
            <text:p>4307093822</text:p>
          </table:table-cell>
          <table:table-cell office:value-type="float" office:value="4.1" calcext:value-type="float">
            <text:p>4.1</text:p>
          </table:table-cell>
          <table:table-cell office:value-type="float" office:value="4768771903" calcext:value-type="float">
            <text:p>4768771903</text:p>
          </table:table-cell>
          <table:table-cell office:value-type="float" office:value="4.11" calcext:value-type="float">
            <text:p>4.11</text:p>
          </table:table-cell>
          <table:table-cell office:value-type="float" office:value="5173878177" calcext:value-type="float">
            <text:p>5173878177</text:p>
          </table:table-cell>
          <table:table-cell office:value-type="float" office:value="3.87" calcext:value-type="float">
            <text:p>3.87</text:p>
          </table:table-cell>
          <table:table-cell office:value-type="float" office:value="3456856699" calcext:value-type="float">
            <text:p>3456856699</text:p>
          </table:table-cell>
          <table:table-cell office:value-type="float" office:value="3.95" calcext:value-type="float">
            <text:p>3.95</text:p>
          </table:table-cell>
          <table:table-cell office:value-type="float" office:value="3803602762" calcext:value-type="float">
            <text:p>3803602762</text:p>
          </table:table-cell>
          <table:table-cell office:value-type="float" office:value="4.26" calcext:value-type="float">
            <text:p>4.26</text:p>
          </table:table-cell>
          <table:table-cell office:value-type="float" office:value="3066380453" calcext:value-type="float">
            <text:p>3066380453</text:p>
          </table:table-cell>
          <table:table-cell office:value-type="float" office:value="3.54" calcext:value-type="float">
            <text:p>3.54</text:p>
          </table:table-cell>
          <table:table-cell office:value-type="float" office:value="2468019619" calcext:value-type="float">
            <text:p>2468019619</text:p>
          </table:table-cell>
          <table:table-cell office:value-type="float" office:value="3.76" calcext:value-type="float">
            <text:p>3.76</text:p>
          </table:table-cell>
          <table:table-cell office:value-type="float" office:value="2013526523" calcext:value-type="float">
            <text:p>2013526523</text:p>
          </table:table-cell>
          <table:table-cell office:value-type="float" office:value="3.62" calcext:value-type="float">
            <text:p>3.62</text:p>
          </table:table-cell>
          <table:table-cell table:number-columns-repeated="812"/>
        </table:table-row>
        <table:table-row table:style-name="ro1">
          <table:table-cell office:value-type="float" office:value="14508694603" calcext:value-type="float">
            <text:p>14508694603</text:p>
          </table:table-cell>
          <table:table-cell office:value-type="float" office:value="17.9" calcext:value-type="float">
            <text:p>17.9</text:p>
          </table:table-cell>
          <table:table-cell office:value-type="float" office:value="10731868720" calcext:value-type="float">
            <text:p>10731868720</text:p>
          </table:table-cell>
          <table:table-cell office:value-type="float" office:value="10.05" calcext:value-type="float">
            <text:p>10.05</text:p>
          </table:table-cell>
          <table:table-cell office:value-type="float" office:value="8335451412" calcext:value-type="float">
            <text:p>8335451412</text:p>
          </table:table-cell>
          <table:table-cell office:value-type="float" office:value="7.85" calcext:value-type="float">
            <text:p>7.85</text:p>
          </table:table-cell>
          <table:table-cell office:value-type="float" office:value="7748445814" calcext:value-type="float">
            <text:p>7748445814</text:p>
          </table:table-cell>
          <table:table-cell office:value-type="float" office:value="7.13" calcext:value-type="float">
            <text:p>7.13</text:p>
          </table:table-cell>
          <table:table-cell office:value-type="float" office:value="5321080698" calcext:value-type="float">
            <text:p>5321080698</text:p>
          </table:table-cell>
          <table:table-cell office:value-type="float" office:value="4.94" calcext:value-type="float">
            <text:p>4.94</text:p>
          </table:table-cell>
          <table:table-cell office:value-type="float" office:value="5577761575" calcext:value-type="float">
            <text:p>5577761575</text:p>
          </table:table-cell>
          <table:table-cell office:value-type="float" office:value="4.77" calcext:value-type="float">
            <text:p>4.77</text:p>
          </table:table-cell>
          <table:table-cell office:value-type="float" office:value="3623053261" calcext:value-type="float">
            <text:p>3623053261</text:p>
          </table:table-cell>
          <table:table-cell office:value-type="float" office:value="3.81" calcext:value-type="float">
            <text:p>3.81</text:p>
          </table:table-cell>
          <table:table-cell office:value-type="float" office:value="4733309297" calcext:value-type="float">
            <text:p>4733309297</text:p>
          </table:table-cell>
          <table:table-cell office:value-type="float" office:value="4.3" calcext:value-type="float">
            <text:p>4.3</text:p>
          </table:table-cell>
          <table:table-cell office:value-type="float" office:value="4685429743" calcext:value-type="float">
            <text:p>4685429743</text:p>
          </table:table-cell>
          <table:table-cell office:value-type="float" office:value="4.1" calcext:value-type="float">
            <text:p>4.1</text:p>
          </table:table-cell>
          <table:table-cell office:value-type="float" office:value="3235089486" calcext:value-type="float">
            <text:p>3235089486</text:p>
          </table:table-cell>
          <table:table-cell office:value-type="float" office:value="3.94" calcext:value-type="float">
            <text:p>3.94</text:p>
          </table:table-cell>
          <table:table-cell office:value-type="float" office:value="3407237012" calcext:value-type="float">
            <text:p>3407237012</text:p>
          </table:table-cell>
          <table:table-cell office:value-type="float" office:value="3.92" calcext:value-type="float">
            <text:p>3.92</text:p>
          </table:table-cell>
          <table:table-cell office:value-type="float" office:value="3839939016" calcext:value-type="float">
            <text:p>3839939016</text:p>
          </table:table-cell>
          <table:table-cell office:value-type="float" office:value="4.28" calcext:value-type="float">
            <text:p>4.28</text:p>
          </table:table-cell>
          <table:table-cell office:value-type="float" office:value="3013550566" calcext:value-type="float">
            <text:p>3013550566</text:p>
          </table:table-cell>
          <table:table-cell office:value-type="float" office:value="3.54" calcext:value-type="float">
            <text:p>3.54</text:p>
          </table:table-cell>
          <table:table-cell office:value-type="float" office:value="2095209568" calcext:value-type="float">
            <text:p>2095209568</text:p>
          </table:table-cell>
          <table:table-cell office:value-type="float" office:value="3.66" calcext:value-type="float">
            <text:p>3.66</text:p>
          </table:table-cell>
          <table:table-cell office:value-type="float" office:value="2316556553" calcext:value-type="float">
            <text:p>2316556553</text:p>
          </table:table-cell>
          <table:table-cell office:value-type="float" office:value="3.64" calcext:value-type="float">
            <text:p>3.64</text:p>
          </table:table-cell>
          <table:table-cell table:number-columns-repeated="812"/>
        </table:table-row>
        <table:table-row table:style-name="ro1">
          <table:table-cell office:value-type="float" office:value="15268418275" calcext:value-type="float">
            <text:p>15268418275</text:p>
          </table:table-cell>
          <table:table-cell office:value-type="float" office:value="17.58" calcext:value-type="float">
            <text:p>17.58</text:p>
          </table:table-cell>
          <table:table-cell office:value-type="float" office:value="12082843134" calcext:value-type="float">
            <text:p>12082843134</text:p>
          </table:table-cell>
          <table:table-cell office:value-type="float" office:value="11.21" calcext:value-type="float">
            <text:p>11.21</text:p>
          </table:table-cell>
          <table:table-cell office:value-type="float" office:value="7883280951" calcext:value-type="float">
            <text:p>7883280951</text:p>
          </table:table-cell>
          <table:table-cell office:value-type="float" office:value="7.65" calcext:value-type="float">
            <text:p>7.65</text:p>
          </table:table-cell>
          <table:table-cell office:value-type="float" office:value="6496004809" calcext:value-type="float">
            <text:p>6496004809</text:p>
          </table:table-cell>
          <table:table-cell office:value-type="float" office:value="6.04" calcext:value-type="float">
            <text:p>6.04</text:p>
          </table:table-cell>
          <table:table-cell office:value-type="float" office:value="5396589602" calcext:value-type="float">
            <text:p>5396589602</text:p>
          </table:table-cell>
          <table:table-cell office:value-type="float" office:value="5.17" calcext:value-type="float">
            <text:p>5.17</text:p>
          </table:table-cell>
          <table:table-cell office:value-type="float" office:value="4106699924" calcext:value-type="float">
            <text:p>4106699924</text:p>
          </table:table-cell>
          <table:table-cell office:value-type="float" office:value="4.62" calcext:value-type="float">
            <text:p>4.62</text:p>
          </table:table-cell>
          <table:table-cell office:value-type="float" office:value="4502719025" calcext:value-type="float">
            <text:p>4502719025</text:p>
          </table:table-cell>
          <table:table-cell office:value-type="float" office:value="3.85" calcext:value-type="float">
            <text:p>3.85</text:p>
          </table:table-cell>
          <table:table-cell office:value-type="float" office:value="4334374825" calcext:value-type="float">
            <text:p>4334374825</text:p>
          </table:table-cell>
          <table:table-cell office:value-type="float" office:value="4.28" calcext:value-type="float">
            <text:p>4.28</text:p>
          </table:table-cell>
          <table:table-cell office:value-type="float" office:value="4586604426" calcext:value-type="float">
            <text:p>4586604426</text:p>
          </table:table-cell>
          <table:table-cell office:value-type="float" office:value="4" calcext:value-type="float">
            <text:p>4</text:p>
          </table:table-cell>
          <table:table-cell office:value-type="float" office:value="4822920224" calcext:value-type="float">
            <text:p>4822920224</text:p>
          </table:table-cell>
          <table:table-cell office:value-type="float" office:value="4.01" calcext:value-type="float">
            <text:p>4.01</text:p>
          </table:table-cell>
          <table:table-cell office:value-type="float" office:value="2295617229" calcext:value-type="float">
            <text:p>2295617229</text:p>
          </table:table-cell>
          <table:table-cell office:value-type="float" office:value="4.06" calcext:value-type="float">
            <text:p>4.06</text:p>
          </table:table-cell>
          <table:table-cell office:value-type="float" office:value="4050573164" calcext:value-type="float">
            <text:p>4050573164</text:p>
          </table:table-cell>
          <table:table-cell office:value-type="float" office:value="4.65" calcext:value-type="float">
            <text:p>4.65</text:p>
          </table:table-cell>
          <table:table-cell office:value-type="float" office:value="2972661553" calcext:value-type="float">
            <text:p>2972661553</text:p>
          </table:table-cell>
          <table:table-cell office:value-type="float" office:value="3.54" calcext:value-type="float">
            <text:p>3.54</text:p>
          </table:table-cell>
          <table:table-cell office:value-type="float" office:value="2517049532" calcext:value-type="float">
            <text:p>2517049532</text:p>
          </table:table-cell>
          <table:table-cell office:value-type="float" office:value="3.75" calcext:value-type="float">
            <text:p>3.75</text:p>
          </table:table-cell>
          <table:table-cell office:value-type="float" office:value="2435652352" calcext:value-type="float">
            <text:p>2435652352</text:p>
          </table:table-cell>
          <table:table-cell office:value-type="float" office:value="3.61" calcext:value-type="float">
            <text:p>3.61</text:p>
          </table:table-cell>
          <table:table-cell table:number-columns-repeated="812"/>
        </table:table-row>
        <table:table-row table:style-name="ro1">
          <table:table-cell office:value-type="float" office:value="12392126805" calcext:value-type="float">
            <text:p>12392126805</text:p>
          </table:table-cell>
          <table:table-cell office:value-type="float" office:value="15.73" calcext:value-type="float">
            <text:p>15.73</text:p>
          </table:table-cell>
          <table:table-cell office:value-type="float" office:value="9646531190" calcext:value-type="float">
            <text:p>9646531190</text:p>
          </table:table-cell>
          <table:table-cell office:value-type="float" office:value="9.39" calcext:value-type="float">
            <text:p>9.39</text:p>
          </table:table-cell>
          <table:table-cell office:value-type="float" office:value="8371770873" calcext:value-type="float">
            <text:p>8371770873</text:p>
          </table:table-cell>
          <table:table-cell office:value-type="float" office:value="7.7" calcext:value-type="float">
            <text:p>7.7</text:p>
          </table:table-cell>
          <table:table-cell office:value-type="float" office:value="6135580676" calcext:value-type="float">
            <text:p>6135580676</text:p>
          </table:table-cell>
          <table:table-cell office:value-type="float" office:value="5.93" calcext:value-type="float">
            <text:p>5.93</text:p>
          </table:table-cell>
          <table:table-cell office:value-type="float" office:value="6065758237" calcext:value-type="float">
            <text:p>6065758237</text:p>
          </table:table-cell>
          <table:table-cell office:value-type="float" office:value="5.4" calcext:value-type="float">
            <text:p>5.4</text:p>
          </table:table-cell>
          <table:table-cell office:value-type="float" office:value="5276144227" calcext:value-type="float">
            <text:p>5276144227</text:p>
          </table:table-cell>
          <table:table-cell office:value-type="float" office:value="4.88" calcext:value-type="float">
            <text:p>4.88</text:p>
          </table:table-cell>
          <table:table-cell office:value-type="float" office:value="4180503389" calcext:value-type="float">
            <text:p>4180503389</text:p>
          </table:table-cell>
          <table:table-cell office:value-type="float" office:value="3.77" calcext:value-type="float">
            <text:p>3.77</text:p>
          </table:table-cell>
          <table:table-cell office:value-type="float" office:value="4730605935" calcext:value-type="float">
            <text:p>4730605935</text:p>
          </table:table-cell>
          <table:table-cell office:value-type="float" office:value="4.13" calcext:value-type="float">
            <text:p>4.13</text:p>
          </table:table-cell>
          <table:table-cell office:value-type="float" office:value="4942725580" calcext:value-type="float">
            <text:p>4942725580</text:p>
          </table:table-cell>
          <table:table-cell office:value-type="float" office:value="4.21" calcext:value-type="float">
            <text:p>4.21</text:p>
          </table:table-cell>
          <table:table-cell office:value-type="float" office:value="4314480605" calcext:value-type="float">
            <text:p>4314480605</text:p>
          </table:table-cell>
          <table:table-cell office:value-type="float" office:value="4.06" calcext:value-type="float">
            <text:p>4.06</text:p>
          </table:table-cell>
          <table:table-cell office:value-type="float" office:value="3595209427" calcext:value-type="float">
            <text:p>3595209427</text:p>
          </table:table-cell>
          <table:table-cell office:value-type="float" office:value="3.93" calcext:value-type="float">
            <text:p>3.93</text:p>
          </table:table-cell>
          <table:table-cell office:value-type="float" office:value="3825202030" calcext:value-type="float">
            <text:p>3825202030</text:p>
          </table:table-cell>
          <table:table-cell office:value-type="float" office:value="4.23" calcext:value-type="float">
            <text:p>4.23</text:p>
          </table:table-cell>
          <table:table-cell office:value-type="float" office:value="2638704886" calcext:value-type="float">
            <text:p>2638704886</text:p>
          </table:table-cell>
          <table:table-cell office:value-type="float" office:value="3.54" calcext:value-type="float">
            <text:p>3.54</text:p>
          </table:table-cell>
          <table:table-cell office:value-type="float" office:value="2140679570" calcext:value-type="float">
            <text:p>2140679570</text:p>
          </table:table-cell>
          <table:table-cell office:value-type="float" office:value="3.61" calcext:value-type="float">
            <text:p>3.61</text:p>
          </table:table-cell>
          <table:table-cell office:value-type="float" office:value="2652324653" calcext:value-type="float">
            <text:p>2652324653</text:p>
          </table:table-cell>
          <table:table-cell office:value-type="float" office:value="3.62" calcext:value-type="float">
            <text:p>3.62</text:p>
          </table:table-cell>
          <table:table-cell table:number-columns-repeated="812"/>
        </table:table-row>
        <table:table-row table:style-name="ro1">
          <table:table-cell office:value-type="float" office:value="15643615600" calcext:value-type="float">
            <text:p>15643615600</text:p>
          </table:table-cell>
          <table:table-cell office:value-type="float" office:value="16.69" calcext:value-type="float">
            <text:p>16.69</text:p>
          </table:table-cell>
          <table:table-cell office:value-type="float" office:value="12800950084" calcext:value-type="float">
            <text:p>12800950084</text:p>
          </table:table-cell>
          <table:table-cell office:value-type="float" office:value="11.97" calcext:value-type="float">
            <text:p>11.97</text:p>
          </table:table-cell>
          <table:table-cell office:value-type="float" office:value="8989381659" calcext:value-type="float">
            <text:p>8989381659</text:p>
          </table:table-cell>
          <table:table-cell office:value-type="float" office:value="7.28" calcext:value-type="float">
            <text:p>7.28</text:p>
          </table:table-cell>
          <table:table-cell office:value-type="float" office:value="8223487316" calcext:value-type="float">
            <text:p>8223487316</text:p>
          </table:table-cell>
          <table:table-cell office:value-type="float" office:value="7.2" calcext:value-type="float">
            <text:p>7.2</text:p>
          </table:table-cell>
          <table:table-cell office:value-type="float" office:value="6156161503" calcext:value-type="float">
            <text:p>6156161503</text:p>
          </table:table-cell>
          <table:table-cell office:value-type="float" office:value="4.96" calcext:value-type="float">
            <text:p>4.96</text:p>
          </table:table-cell>
          <table:table-cell office:value-type="float" office:value="4840128962" calcext:value-type="float">
            <text:p>4840128962</text:p>
          </table:table-cell>
          <table:table-cell office:value-type="float" office:value="4.57" calcext:value-type="float">
            <text:p>4.57</text:p>
          </table:table-cell>
          <table:table-cell office:value-type="float" office:value="4648046955" calcext:value-type="float">
            <text:p>4648046955</text:p>
          </table:table-cell>
          <table:table-cell office:value-type="float" office:value="3.96" calcext:value-type="float">
            <text:p>3.96</text:p>
          </table:table-cell>
          <table:table-cell office:value-type="float" office:value="4651318775" calcext:value-type="float">
            <text:p>4651318775</text:p>
          </table:table-cell>
          <table:table-cell office:value-type="float" office:value="4.07" calcext:value-type="float">
            <text:p>4.07</text:p>
          </table:table-cell>
          <table:table-cell office:value-type="float" office:value="4984585784" calcext:value-type="float">
            <text:p>4984585784</text:p>
          </table:table-cell>
          <table:table-cell office:value-type="float" office:value="4.23" calcext:value-type="float">
            <text:p>4.23</text:p>
          </table:table-cell>
          <table:table-cell office:value-type="float" office:value="3534062897" calcext:value-type="float">
            <text:p>3534062897</text:p>
          </table:table-cell>
          <table:table-cell office:value-type="float" office:value="3.94" calcext:value-type="float">
            <text:p>3.94</text:p>
          </table:table-cell>
          <table:table-cell office:value-type="float" office:value="3465425867" calcext:value-type="float">
            <text:p>3465425867</text:p>
          </table:table-cell>
          <table:table-cell office:value-type="float" office:value="3.95" calcext:value-type="float">
            <text:p>3.95</text:p>
          </table:table-cell>
          <table:table-cell office:value-type="float" office:value="3890022442" calcext:value-type="float">
            <text:p>3890022442</text:p>
          </table:table-cell>
          <table:table-cell office:value-type="float" office:value="4.34" calcext:value-type="float">
            <text:p>4.34</text:p>
          </table:table-cell>
          <table:table-cell office:value-type="float" office:value="2406599082" calcext:value-type="float">
            <text:p>2406599082</text:p>
          </table:table-cell>
          <table:table-cell office:value-type="float" office:value="3.54" calcext:value-type="float">
            <text:p>3.54</text:p>
          </table:table-cell>
          <table:table-cell office:value-type="float" office:value="2484718291" calcext:value-type="float">
            <text:p>2484718291</text:p>
          </table:table-cell>
          <table:table-cell office:value-type="float" office:value="3.65" calcext:value-type="float">
            <text:p>3.65</text:p>
          </table:table-cell>
          <table:table-cell office:value-type="float" office:value="2165326523" calcext:value-type="float">
            <text:p>2165326523</text:p>
          </table:table-cell>
          <table:table-cell office:value-type="float" office:value="3.69" calcext:value-type="float">
            <text:p>3.69</text:p>
          </table:table-cell>
          <table:table-cell table:number-columns-repeated="812"/>
        </table:table-row>
        <table:table-row table:style-name="ro1">
          <table:table-cell office:value-type="float" office:value="15937727029" calcext:value-type="float">
            <text:p>15937727029</text:p>
          </table:table-cell>
          <table:table-cell office:value-type="float" office:value="17.07" calcext:value-type="float">
            <text:p>17.07</text:p>
          </table:table-cell>
          <table:table-cell office:value-type="float" office:value="12550193817" calcext:value-type="float">
            <text:p>12550193817</text:p>
          </table:table-cell>
          <table:table-cell office:value-type="float" office:value="11.6" calcext:value-type="float">
            <text:p>11.6</text:p>
          </table:table-cell>
          <table:table-cell office:value-type="float" office:value="8500731196" calcext:value-type="float">
            <text:p>8500731196</text:p>
          </table:table-cell>
          <table:table-cell office:value-type="float" office:value="7.79" calcext:value-type="float">
            <text:p>7.79</text:p>
          </table:table-cell>
          <table:table-cell office:value-type="float" office:value="6723963696" calcext:value-type="float">
            <text:p>6723963696</text:p>
          </table:table-cell>
          <table:table-cell office:value-type="float" office:value="5.93" calcext:value-type="float">
            <text:p>5.93</text:p>
          </table:table-cell>
          <table:table-cell office:value-type="float" office:value="5836313431" calcext:value-type="float">
            <text:p>5836313431</text:p>
          </table:table-cell>
          <table:table-cell office:value-type="float" office:value="5.24" calcext:value-type="float">
            <text:p>5.24</text:p>
          </table:table-cell>
          <table:table-cell office:value-type="float" office:value="5250302258" calcext:value-type="float">
            <text:p>5250302258</text:p>
          </table:table-cell>
          <table:table-cell office:value-type="float" office:value="4.62" calcext:value-type="float">
            <text:p>4.62</text:p>
          </table:table-cell>
          <table:table-cell office:value-type="float" office:value="2216190236" calcext:value-type="float">
            <text:p>2216190236</text:p>
          </table:table-cell>
          <table:table-cell office:value-type="float" office:value="3.92" calcext:value-type="float">
            <text:p>3.92</text:p>
          </table:table-cell>
          <table:table-cell office:value-type="float" office:value="3675674664" calcext:value-type="float">
            <text:p>3675674664</text:p>
          </table:table-cell>
          <table:table-cell office:value-type="float" office:value="4.13" calcext:value-type="float">
            <text:p>4.13</text:p>
          </table:table-cell>
          <table:table-cell office:value-type="float" office:value="4211772307" calcext:value-type="float">
            <text:p>4211772307</text:p>
          </table:table-cell>
          <table:table-cell office:value-type="float" office:value="4.06" calcext:value-type="float">
            <text:p>4.06</text:p>
          </table:table-cell>
          <table:table-cell office:value-type="float" office:value="3310089570" calcext:value-type="float">
            <text:p>3310089570</text:p>
          </table:table-cell>
          <table:table-cell office:value-type="float" office:value="3.92" calcext:value-type="float">
            <text:p>3.92</text:p>
          </table:table-cell>
          <table:table-cell office:value-type="float" office:value="3537058117" calcext:value-type="float">
            <text:p>3537058117</text:p>
          </table:table-cell>
          <table:table-cell office:value-type="float" office:value="3.93" calcext:value-type="float">
            <text:p>3.93</text:p>
          </table:table-cell>
          <table:table-cell office:value-type="float" office:value="3584643156" calcext:value-type="float">
            <text:p>3584643156</text:p>
          </table:table-cell>
          <table:table-cell office:value-type="float" office:value="4.46" calcext:value-type="float">
            <text:p>4.46</text:p>
          </table:table-cell>
          <table:table-cell office:value-type="float" office:value="2966521182" calcext:value-type="float">
            <text:p>2966521182</text:p>
          </table:table-cell>
          <table:table-cell office:value-type="float" office:value="3.56" calcext:value-type="float">
            <text:p>3.56</text:p>
          </table:table-cell>
          <table:table-cell office:value-type="float" office:value="2436963152" calcext:value-type="float">
            <text:p>2436963152</text:p>
          </table:table-cell>
          <table:table-cell office:value-type="float" office:value="3.68" calcext:value-type="float">
            <text:p>3.68</text:p>
          </table:table-cell>
          <table:table-cell office:value-type="float" office:value="2132653222" calcext:value-type="float">
            <text:p>2132653222</text:p>
          </table:table-cell>
          <table:table-cell office:value-type="float" office:value="3.64" calcext:value-type="float">
            <text:p>3.64</text:p>
          </table:table-cell>
          <table:table-cell table:number-columns-repeated="812"/>
        </table:table-row>
        <table:table-row table:style-name="ro1">
          <table:table-cell office:value-type="float" office:value="15766950588" calcext:value-type="float">
            <text:p>15766950588</text:p>
          </table:table-cell>
          <table:table-cell office:value-type="float" office:value="18.04" calcext:value-type="float">
            <text:p>18.04</text:p>
          </table:table-cell>
          <table:table-cell office:value-type="float" office:value="11822939835" calcext:value-type="float">
            <text:p>11822939835</text:p>
          </table:table-cell>
          <table:table-cell office:value-type="float" office:value="10.62" calcext:value-type="float">
            <text:p>10.62</text:p>
          </table:table-cell>
          <table:table-cell office:value-type="float" office:value="8458926760" calcext:value-type="float">
            <text:p>8458926760</text:p>
          </table:table-cell>
          <table:table-cell office:value-type="float" office:value="7.98" calcext:value-type="float">
            <text:p>7.98</text:p>
          </table:table-cell>
          <table:table-cell office:value-type="float" office:value="7024623098" calcext:value-type="float">
            <text:p>7024623098</text:p>
          </table:table-cell>
          <table:table-cell office:value-type="float" office:value="6.39" calcext:value-type="float">
            <text:p>6.39</text:p>
          </table:table-cell>
          <table:table-cell office:value-type="float" office:value="5596630912" calcext:value-type="float">
            <text:p>5596630912</text:p>
          </table:table-cell>
          <table:table-cell office:value-type="float" office:value="5.28" calcext:value-type="float">
            <text:p>5.28</text:p>
          </table:table-cell>
          <table:table-cell office:value-type="float" office:value="4799807083" calcext:value-type="float">
            <text:p>4799807083</text:p>
          </table:table-cell>
          <table:table-cell office:value-type="float" office:value="4.43" calcext:value-type="float">
            <text:p>4.43</text:p>
          </table:table-cell>
          <table:table-cell office:value-type="float" office:value="4381815035" calcext:value-type="float">
            <text:p>4381815035</text:p>
          </table:table-cell>
          <table:table-cell office:value-type="float" office:value="3.94" calcext:value-type="float">
            <text:p>3.94</text:p>
          </table:table-cell>
          <table:table-cell office:value-type="float" office:value="6275279332" calcext:value-type="float">
            <text:p>6275279332</text:p>
          </table:table-cell>
          <table:table-cell office:value-type="float" office:value="4.33" calcext:value-type="float">
            <text:p>4.33</text:p>
          </table:table-cell>
          <table:table-cell office:value-type="float" office:value="4512565160" calcext:value-type="float">
            <text:p>4512565160</text:p>
          </table:table-cell>
          <table:table-cell office:value-type="float" office:value="4.14" calcext:value-type="float">
            <text:p>4.14</text:p>
          </table:table-cell>
          <table:table-cell office:value-type="float" office:value="3582572637" calcext:value-type="float">
            <text:p>3582572637</text:p>
          </table:table-cell>
          <table:table-cell office:value-type="float" office:value="3.97" calcext:value-type="float">
            <text:p>3.97</text:p>
          </table:table-cell>
          <table:table-cell office:value-type="float" office:value="3621749826" calcext:value-type="float">
            <text:p>3621749826</text:p>
          </table:table-cell>
          <table:table-cell office:value-type="float" office:value="3.88" calcext:value-type="float">
            <text:p>3.88</text:p>
          </table:table-cell>
          <table:table-cell office:value-type="float" office:value="4009542347" calcext:value-type="float">
            <text:p>4009542347</text:p>
          </table:table-cell>
          <table:table-cell office:value-type="float" office:value="4.44" calcext:value-type="float">
            <text:p>4.44</text:p>
          </table:table-cell>
          <table:table-cell office:value-type="float" office:value="2909662438" calcext:value-type="float">
            <text:p>2909662438</text:p>
          </table:table-cell>
          <table:table-cell office:value-type="float" office:value="3.53" calcext:value-type="float">
            <text:p>3.53</text:p>
          </table:table-cell>
          <table:table-cell office:value-type="float" office:value="2143708939" calcext:value-type="float">
            <text:p>2143708939</text:p>
          </table:table-cell>
          <table:table-cell office:value-type="float" office:value="3.53" calcext:value-type="float">
            <text:p>3.53</text:p>
          </table:table-cell>
          <table:table-cell office:value-type="float" office:value="2465535265" calcext:value-type="float">
            <text:p>2465535265</text:p>
          </table:table-cell>
          <table:table-cell office:value-type="float" office:value="3.68" calcext:value-type="float">
            <text:p>3.68</text:p>
          </table:table-cell>
          <table:table-cell table:number-columns-repeated="812"/>
        </table:table-row>
        <table:table-row table:style-name="ro1">
          <table:table-cell table:style-name="ce6" office:value-type="float" office:value="13305919791" calcext:value-type="float">
            <text:p>13305919791</text:p>
          </table:table-cell>
          <table:table-cell table:style-name="ce9" office:value-type="float" office:value="17.02" calcext:value-type="float">
            <text:p>17.02</text:p>
          </table:table-cell>
          <table:table-cell table:style-name="ce6" office:value-type="float" office:value="10469604922" calcext:value-type="float">
            <text:p>10469604922</text:p>
          </table:table-cell>
          <table:table-cell table:style-name="ce9" office:value-type="float" office:value="10.31" calcext:value-type="float">
            <text:p>10.31</text:p>
          </table:table-cell>
          <table:table-cell table:style-name="ce6" office:value-type="float" office:value="8103842851" calcext:value-type="float">
            <text:p>8103842851</text:p>
          </table:table-cell>
          <table:table-cell table:style-name="ce9" office:value-type="float" office:value="7.51" calcext:value-type="float">
            <text:p>7.51</text:p>
          </table:table-cell>
          <table:table-cell table:style-name="ce6" office:value-type="float" office:value="6961871783" calcext:value-type="float">
            <text:p>6961871783</text:p>
          </table:table-cell>
          <table:table-cell table:style-name="ce9" office:value-type="float" office:value="6.89" calcext:value-type="float">
            <text:p>6.89</text:p>
          </table:table-cell>
          <table:table-cell table:style-name="ce6" office:value-type="float" office:value="5487556107" calcext:value-type="float">
            <text:p>5487556107</text:p>
          </table:table-cell>
          <table:table-cell table:style-name="ce9" office:value-type="float" office:value="5.14" calcext:value-type="float">
            <text:p>5.14</text:p>
          </table:table-cell>
          <table:table-cell table:style-name="ce6" office:value-type="float" office:value="4980442148" calcext:value-type="float">
            <text:p>4980442148</text:p>
          </table:table-cell>
          <table:table-cell table:style-name="ce9" office:value-type="float" office:value="4.36" calcext:value-type="float">
            <text:p>4.36</text:p>
          </table:table-cell>
          <table:table-cell table:style-name="ce6" office:value-type="float" office:value="4418480827" calcext:value-type="float">
            <text:p>4418480827</text:p>
          </table:table-cell>
          <table:table-cell table:style-name="ce9" office:value-type="float" office:value="3.82" calcext:value-type="float">
            <text:p>3.82</text:p>
          </table:table-cell>
          <table:table-cell table:style-name="ce6" office:value-type="float" office:value="2398529262" calcext:value-type="float">
            <text:p>2398529262</text:p>
          </table:table-cell>
          <table:table-cell table:style-name="ce9" office:value-type="float" office:value="4.24" calcext:value-type="float">
            <text:p>4.24</text:p>
          </table:table-cell>
          <table:table-cell table:style-name="ce6" office:value-type="float" office:value="4236868008" calcext:value-type="float">
            <text:p>4236868008</text:p>
          </table:table-cell>
          <table:table-cell table:style-name="ce9" office:value-type="float" office:value="4.05" calcext:value-type="float">
            <text:p>4.05</text:p>
          </table:table-cell>
          <table:table-cell table:style-name="ce6" office:value-type="float" office:value="3197325336" calcext:value-type="float">
            <text:p>3197325336</text:p>
          </table:table-cell>
          <table:table-cell table:style-name="ce9" office:value-type="float" office:value="3.91" calcext:value-type="float">
            <text:p>3.91</text:p>
          </table:table-cell>
          <table:table-cell table:style-name="ce6" office:value-type="float" office:value="3316340417" calcext:value-type="float">
            <text:p>3316340417</text:p>
          </table:table-cell>
          <table:table-cell table:style-name="ce9" office:value-type="float" office:value="3.89" calcext:value-type="float">
            <text:p>3.89</text:p>
          </table:table-cell>
          <table:table-cell table:style-name="ce6" office:value-type="float" office:value="3846170246" calcext:value-type="float">
            <text:p>3846170246</text:p>
          </table:table-cell>
          <table:table-cell table:style-name="ce9" office:value-type="float" office:value="4.24" calcext:value-type="float">
            <text:p>4.24</text:p>
          </table:table-cell>
          <table:table-cell table:style-name="ce6" office:value-type="float" office:value="3103114508" calcext:value-type="float">
            <text:p>3103114508</text:p>
          </table:table-cell>
          <table:table-cell table:style-name="ce9" office:value-type="float" office:value="3.53" calcext:value-type="float">
            <text:p>3.53</text:p>
          </table:table-cell>
          <table:table-cell table:style-name="ce6" office:value-type="float" office:value="2440510514" calcext:value-type="float">
            <text:p>2440510514</text:p>
          </table:table-cell>
          <table:table-cell table:style-name="ce9" office:value-type="float" office:value="3.7" calcext:value-type="float">
            <text:p>3.7</text:p>
          </table:table-cell>
          <table:table-cell office:value-type="float" office:value="2652352312" calcext:value-type="float">
            <text:p>2652352312</text:p>
          </table:table-cell>
          <table:table-cell office:value-type="float" office:value="3.69" calcext:value-type="float">
            <text:p>3.69</text:p>
          </table:table-cell>
          <table:table-cell table:number-columns-repeated="812"/>
        </table:table-row>
        <table:table-row table:style-name="ro1">
          <table:table-cell table:style-name="ce6" office:value-type="float" office:value="14740147872" calcext:value-type="float">
            <text:p>14740147872</text:p>
          </table:table-cell>
          <table:table-cell table:style-name="ce9" office:value-type="float" office:value="17.58" calcext:value-type="float">
            <text:p>17.58</text:p>
          </table:table-cell>
          <table:table-cell table:style-name="ce6" office:value-type="float" office:value="11283563921" calcext:value-type="float">
            <text:p>11283563921</text:p>
          </table:table-cell>
          <table:table-cell table:style-name="ce9" office:value-type="float" office:value="10.58" calcext:value-type="float">
            <text:p>10.58</text:p>
          </table:table-cell>
          <table:table-cell table:style-name="ce6" office:value-type="float" office:value="8081204849" calcext:value-type="float">
            <text:p>8081204849</text:p>
          </table:table-cell>
          <table:table-cell table:style-name="ce9" office:value-type="float" office:value="7.29" calcext:value-type="float">
            <text:p>7.29</text:p>
          </table:table-cell>
          <table:table-cell table:style-name="ce6" office:value-type="float" office:value="5015955886" calcext:value-type="float">
            <text:p>5015955886</text:p>
          </table:table-cell>
          <table:table-cell table:style-name="ce9" office:value-type="float" office:value="5.85" calcext:value-type="float">
            <text:p>5.85</text:p>
          </table:table-cell>
          <table:table-cell table:style-name="ce6" office:value-type="float" office:value="3626320944" calcext:value-type="float">
            <text:p>3626320944</text:p>
          </table:table-cell>
          <table:table-cell table:style-name="ce9" office:value-type="float" office:value="5.01" calcext:value-type="float">
            <text:p>5.01</text:p>
          </table:table-cell>
          <table:table-cell table:style-name="ce6" office:value-type="float" office:value="4976194291" calcext:value-type="float">
            <text:p>4976194291</text:p>
          </table:table-cell>
          <table:table-cell table:style-name="ce9" office:value-type="float" office:value="4.58" calcext:value-type="float">
            <text:p>4.58</text:p>
          </table:table-cell>
          <table:table-cell table:style-name="ce6" office:value-type="float" office:value="4541925293" calcext:value-type="float">
            <text:p>4541925293</text:p>
          </table:table-cell>
          <table:table-cell table:style-name="ce9" office:value-type="float" office:value="3.96" calcext:value-type="float">
            <text:p>3.96</text:p>
          </table:table-cell>
          <table:table-cell table:style-name="ce6" office:value-type="float" office:value="4288859438" calcext:value-type="float">
            <text:p>4288859438</text:p>
          </table:table-cell>
          <table:table-cell table:style-name="ce9" office:value-type="float" office:value="4.18" calcext:value-type="float">
            <text:p>4.18</text:p>
          </table:table-cell>
          <table:table-cell table:style-name="ce6" office:value-type="float" office:value="4074048590" calcext:value-type="float">
            <text:p>4074048590</text:p>
          </table:table-cell>
          <table:table-cell table:style-name="ce9" office:value-type="float" office:value="4.05" calcext:value-type="float">
            <text:p>4.05</text:p>
          </table:table-cell>
          <table:table-cell table:style-name="ce6" office:value-type="float" office:value="3089391214" calcext:value-type="float">
            <text:p>3089391214</text:p>
          </table:table-cell>
          <table:table-cell table:style-name="ce9" office:value-type="float" office:value="3.91" calcext:value-type="float">
            <text:p>3.91</text:p>
          </table:table-cell>
          <table:table-cell table:style-name="ce6" office:value-type="float" office:value="3424419342" calcext:value-type="float">
            <text:p>3424419342</text:p>
          </table:table-cell>
          <table:table-cell table:style-name="ce9" office:value-type="float" office:value="3.86" calcext:value-type="float">
            <text:p>3.86</text:p>
          </table:table-cell>
          <table:table-cell table:style-name="ce6" office:value-type="float" office:value="4025941370" calcext:value-type="float">
            <text:p>4025941370</text:p>
          </table:table-cell>
          <table:table-cell table:style-name="ce9" office:value-type="float" office:value="4.32" calcext:value-type="float">
            <text:p>4.32</text:p>
          </table:table-cell>
          <table:table-cell table:style-name="ce6" office:value-type="float" office:value="3160982334" calcext:value-type="float">
            <text:p>3160982334</text:p>
          </table:table-cell>
          <table:table-cell table:style-name="ce9" office:value-type="float" office:value="3.55" calcext:value-type="float">
            <text:p>3.55</text:p>
          </table:table-cell>
          <table:table-cell table:style-name="ce6" office:value-type="float" office:value="2232614079" calcext:value-type="float">
            <text:p>2232614079</text:p>
          </table:table-cell>
          <table:table-cell table:style-name="ce9" office:value-type="float" office:value="3.65" calcext:value-type="float">
            <text:p>3.65</text:p>
          </table:table-cell>
          <table:table-cell office:value-type="float" office:value="2031326532" calcext:value-type="float">
            <text:p>2031326532</text:p>
          </table:table-cell>
          <table:table-cell office:value-type="float" office:value="3.61" calcext:value-type="float">
            <text:p>3.61</text:p>
          </table:table-cell>
          <table:table-cell table:number-columns-repeated="812"/>
        </table:table-row>
        <table:table-row table:style-name="ro1">
          <table:table-cell table:style-name="ce6" office:value-type="float" office:value="14483245233" calcext:value-type="float">
            <text:p>14483245233</text:p>
          </table:table-cell>
          <table:table-cell table:style-name="ce9" office:value-type="float" office:value="17.84" calcext:value-type="float">
            <text:p>17.84</text:p>
          </table:table-cell>
          <table:table-cell table:style-name="ce6" office:value-type="float" office:value="10942761458" calcext:value-type="float">
            <text:p>10942761458</text:p>
          </table:table-cell>
          <table:table-cell table:style-name="ce9" office:value-type="float" office:value="10.32" calcext:value-type="float">
            <text:p>10.32</text:p>
          </table:table-cell>
          <table:table-cell table:style-name="ce6" office:value-type="float" office:value="7586321025" calcext:value-type="float">
            <text:p>7586321025</text:p>
          </table:table-cell>
          <table:table-cell table:style-name="ce9" office:value-type="float" office:value="8.34" calcext:value-type="float">
            <text:p>8.34</text:p>
          </table:table-cell>
          <table:table-cell table:style-name="ce6" office:value-type="float" office:value="6247145369" calcext:value-type="float">
            <text:p>6247145369</text:p>
          </table:table-cell>
          <table:table-cell table:style-name="ce9" office:value-type="float" office:value="7.07" calcext:value-type="float">
            <text:p>7.07</text:p>
          </table:table-cell>
          <table:table-cell table:style-name="ce6" office:value-type="float" office:value="3533808030" calcext:value-type="float">
            <text:p>3533808030</text:p>
          </table:table-cell>
          <table:table-cell table:style-name="ce9" office:value-type="float" office:value="5.18" calcext:value-type="float">
            <text:p>5.18</text:p>
          </table:table-cell>
          <table:table-cell table:style-name="ce6" office:value-type="float" office:value="4887811211" calcext:value-type="float">
            <text:p>4887811211</text:p>
          </table:table-cell>
          <table:table-cell table:style-name="ce9" office:value-type="float" office:value="5.01" calcext:value-type="float">
            <text:p>5.01</text:p>
          </table:table-cell>
          <table:table-cell table:style-name="ce6" office:value-type="float" office:value="2174076413" calcext:value-type="float">
            <text:p>2174076413</text:p>
          </table:table-cell>
          <table:table-cell table:style-name="ce9" office:value-type="float" office:value="4.04" calcext:value-type="float">
            <text:p>4.04</text:p>
          </table:table-cell>
          <table:table-cell table:style-name="ce6" office:value-type="float" office:value="2250237213" calcext:value-type="float">
            <text:p>2250237213</text:p>
          </table:table-cell>
          <table:table-cell table:style-name="ce9" office:value-type="float" office:value="4.35" calcext:value-type="float">
            <text:p>4.35</text:p>
          </table:table-cell>
          <table:table-cell table:style-name="ce6" office:value-type="float" office:value="4089600350" calcext:value-type="float">
            <text:p>4089600350</text:p>
          </table:table-cell>
          <table:table-cell table:style-name="ce9" office:value-type="float" office:value="4.06" calcext:value-type="float">
            <text:p>4.06</text:p>
          </table:table-cell>
          <table:table-cell table:style-name="ce6" office:value-type="float" office:value="3956420987" calcext:value-type="float">
            <text:p>3956420987</text:p>
          </table:table-cell>
          <table:table-cell table:style-name="ce9" office:value-type="float" office:value="3.88" calcext:value-type="float">
            <text:p>3.88</text:p>
          </table:table-cell>
          <table:table-cell table:style-name="ce6" office:value-type="float" office:value="3546004280" calcext:value-type="float">
            <text:p>3546004280</text:p>
          </table:table-cell>
          <table:table-cell table:style-name="ce9" office:value-type="float" office:value="3.91" calcext:value-type="float">
            <text:p>3.91</text:p>
          </table:table-cell>
          <table:table-cell table:style-name="ce6" office:value-type="float" office:value="3960465220" calcext:value-type="float">
            <text:p>3960465220</text:p>
          </table:table-cell>
          <table:table-cell table:style-name="ce9" office:value-type="float" office:value="4.28" calcext:value-type="float">
            <text:p>4.28</text:p>
          </table:table-cell>
          <table:table-cell table:style-name="ce6" office:value-type="float" office:value="2932640020" calcext:value-type="float">
            <text:p>2932640020</text:p>
          </table:table-cell>
          <table:table-cell table:style-name="ce9" office:value-type="float" office:value="3.54" calcext:value-type="float">
            <text:p>3.54</text:p>
          </table:table-cell>
          <table:table-cell table:style-name="ce6" office:value-type="float" office:value="2307419208" calcext:value-type="float">
            <text:p>2307419208</text:p>
          </table:table-cell>
          <table:table-cell table:style-name="ce9" office:value-type="float" office:value="3.72" calcext:value-type="float">
            <text:p>3.72</text:p>
          </table:table-cell>
          <table:table-cell office:value-type="float" office:value="2031663529" calcext:value-type="float">
            <text:p>2031663529</text:p>
          </table:table-cell>
          <table:table-cell office:value-type="float" office:value="3.67" calcext:value-type="float">
            <text:p>3.67</text:p>
          </table:table-cell>
          <table:table-cell table:number-columns-repeated="812"/>
        </table:table-row>
        <table:table-row table:style-name="ro1">
          <table:table-cell table:style-name="ce5" table:number-columns-repeated="6"/>
          <table:table-cell/>
          <table:table-cell table:style-name="ce5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828"/>
        </table:table-row>
        <table:table-row table:style-name="ro1">
          <table:table-cell table:number-columns-repeated="842"/>
        </table:table-row>
        <table:table-row table:style-name="ro1">
          <table:table-cell table:style-name="ce7" table:formula="of:=AVERAGE([.A2:.A32])" office:value-type="float" office:value="14264327033.7419" calcext:value-type="float">
            <text:p>14264327033.7419</text:p>
          </table:table-cell>
          <table:table-cell table:formula="of:=AVERAGE([.B2:.B32])" office:value-type="float" office:value="17.2829032258064" calcext:value-type="float">
            <text:p>17.2829032258</text:p>
          </table:table-cell>
          <table:table-cell table:formula="of:=AVERAGE([.C2:.C32])" office:value-type="float" office:value="11335127596.0806" calcext:value-type="float">
            <text:p>11335127596.0806</text:p>
          </table:table-cell>
          <table:table-cell table:formula="of:=AVERAGE([.D2:.D32])" office:value-type="float" office:value="10.5725806451613" calcext:value-type="float">
            <text:p>10.5725806452</text:p>
          </table:table-cell>
          <table:table-cell table:formula="of:=AVERAGE([.E2:.E32])" office:value-type="float" office:value="8120443262.25806" calcext:value-type="float">
            <text:p>8120443262.25806</text:p>
          </table:table-cell>
          <table:table-cell table:formula="of:=AVERAGE([.F2:.F32])" office:value-type="float" office:value="7.7716129032258" calcext:value-type="float">
            <text:p>7.7716129032</text:p>
          </table:table-cell>
          <table:table-cell table:formula="of:=AVERAGE([.G2:.G32])" office:value-type="float" office:value="6764985849.77419" calcext:value-type="float">
            <text:p>6764985849.77419</text:p>
          </table:table-cell>
          <table:table-cell table:formula="of:=AVERAGE([.H2:.H32])" office:value-type="float" office:value="6.46387096774193" calcext:value-type="float">
            <text:p>6.4638709677</text:p>
          </table:table-cell>
          <table:table-cell table:formula="of:=AVERAGE([.I2:.I32])" office:value-type="float" office:value="5625661191.6129" calcext:value-type="float">
            <text:p>5625661191.6129</text:p>
          </table:table-cell>
          <table:table-cell table:formula="of:=AVERAGE([.J2:.J32])" office:value-type="float" office:value="5.23225806451613" calcext:value-type="float">
            <text:p>5.2322580645</text:p>
          </table:table-cell>
          <table:table-cell table:formula="of:=AVERAGE([.K2:.K32])" office:value-type="float" office:value="4907786694.67742" calcext:value-type="float">
            <text:p>4907786694.67742</text:p>
          </table:table-cell>
          <table:table-cell table:formula="of:=AVERAGE([.L2:.L32])" office:value-type="float" office:value="4.86193548387097" calcext:value-type="float">
            <text:p>4.8619354839</text:p>
          </table:table-cell>
          <table:table-cell table:formula="of:=AVERAGE([.M2:.M32])" office:value-type="float" office:value="4176141504.41935" calcext:value-type="float">
            <text:p>4176141504.41935</text:p>
          </table:table-cell>
          <table:table-cell table:formula="of:=AVERAGE([.N2:.N32])" office:value-type="float" office:value="3.86548387096774" calcext:value-type="float">
            <text:p>3.865483871</text:p>
          </table:table-cell>
          <table:table-cell table:formula="of:=AVERAGE([.O2:.O32])" office:value-type="float" office:value="4532602196.74194" calcext:value-type="float">
            <text:p>4532602196.74194</text:p>
          </table:table-cell>
          <table:table-cell table:formula="of:=AVERAGE([.P2:.P32])" office:value-type="float" office:value="4.23516129032258" calcext:value-type="float">
            <text:p>4.2351612903</text:p>
          </table:table-cell>
          <table:table-cell table:formula="of:=AVERAGE([.Q2:.Q32])" office:value-type="float" office:value="4492360338.16129" calcext:value-type="float">
            <text:p>4492360338.16129</text:p>
          </table:table-cell>
          <table:table-cell table:formula="of:=AVERAGE([.R2:.R32])" office:value-type="float" office:value="4.1" calcext:value-type="float">
            <text:p>4.1</text:p>
          </table:table-cell>
          <table:table-cell table:formula="of:=AVERAGE([.S2:.S32])" office:value-type="float" office:value="3539620146.09677" calcext:value-type="float">
            <text:p>3539620146.09677</text:p>
          </table:table-cell>
          <table:table-cell table:formula="of:=AVERAGE([.T2:.T32])" office:value-type="float" office:value="3.92548387096774" calcext:value-type="float">
            <text:p>3.925483871</text:p>
          </table:table-cell>
          <table:table-cell table:formula="of:=AVERAGE([.U2:.U32])" office:value-type="float" office:value="3448547004.06452" calcext:value-type="float">
            <text:p>3448547004.06452</text:p>
          </table:table-cell>
          <table:table-cell table:formula="of:=AVERAGE([.V2:.V32])" office:value-type="float" office:value="3.9441935483871" calcext:value-type="float">
            <text:p>3.9441935484</text:p>
          </table:table-cell>
          <table:table-cell table:formula="of:=AVERAGE([.W2:.W32])" office:value-type="float" office:value="3903339599.64516" calcext:value-type="float">
            <text:p>3903339599.64516</text:p>
          </table:table-cell>
          <table:table-cell table:formula="of:=AVERAGE([.X2:.X32])" office:value-type="float" office:value="4.38193548387097" calcext:value-type="float">
            <text:p>4.3819354839</text:p>
          </table:table-cell>
          <table:table-cell table:formula="of:=AVERAGE([.Y2:.Y32])" office:value-type="float" office:value="2931624931.12903" calcext:value-type="float">
            <text:p>2931624931.12903</text:p>
          </table:table-cell>
          <table:table-cell table:formula="of:=AVERAGE([.Z2:.Z32])" office:value-type="float" office:value="3.53741935483871" calcext:value-type="float">
            <text:p>3.5374193548</text:p>
          </table:table-cell>
          <table:table-cell table:formula="of:=AVERAGE([.AA2:.AA32])" office:value-type="float" office:value="2354498585.54839" calcext:value-type="float">
            <text:p>2354498585.54839</text:p>
          </table:table-cell>
          <table:table-cell table:formula="of:=AVERAGE([.AB2:.AB32])" office:value-type="float" office:value="3.67870967741936" calcext:value-type="float">
            <text:p>3.6787096774</text:p>
          </table:table-cell>
          <table:table-cell table:formula="of:=AVERAGE([.AC2:.AC32])" office:value-type="float" office:value="2238112279.35484" calcext:value-type="float">
            <text:p>2238112279.35484</text:p>
          </table:table-cell>
          <table:table-cell table:formula="of:=AVERAGE([.AD2:.AD32])" office:value-type="float" office:value="3.6258064516129" calcext:value-type="float">
            <text:p>3.6258064516</text:p>
          </table:table-cell>
          <table:table-cell table:number-columns-repeated="812"/>
        </table:table-row>
        <table:table-row table:style-name="ro1">
          <table:table-cell table:number-columns-repeated="842"/>
        </table:table-row>
        <table:table-row table:style-name="ro1">
          <table:table-cell/>
          <table:table-cell office:value-type="float" office:value="12.84" calcext:value-type="float">
            <text:p>12.84</text:p>
          </table:table-cell>
          <table:table-cell/>
          <table:table-cell office:value-type="float" office:value="10.21" calcext:value-type="float">
            <text:p>10.21</text:p>
          </table:table-cell>
          <table:table-cell/>
          <table:table-cell office:value-type="float" office:value="7.32" calcext:value-type="float">
            <text:p>7.32</text:p>
          </table:table-cell>
          <table:table-cell/>
          <table:table-cell office:value-type="float" office:value="6.09" calcext:value-type="float">
            <text:p>6.09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4.42" calcext:value-type="float">
            <text:p>4.42</text:p>
          </table:table-cell>
          <table:table-cell/>
          <table:table-cell office:value-type="float" office:value="3.76" calcext:value-type="float">
            <text:p>3.76</text:p>
          </table:table-cell>
          <table:table-cell/>
          <table:table-cell office:value-type="float" office:value="4.08" calcext:value-type="float">
            <text:p>4.08</text:p>
          </table:table-cell>
          <table:table-cell/>
          <table:table-cell office:value-type="float" office:value="4.05" calcext:value-type="float">
            <text:p>4.05</text:p>
          </table:table-cell>
          <table:table-cell/>
          <table:table-cell office:value-type="float" office:value="3.19" calcext:value-type="float">
            <text:p>3.19</text:p>
          </table:table-cell>
          <table:table-cell/>
          <table:table-cell office:value-type="float" office:value="3.11" calcext:value-type="float">
            <text:p>3.11</text:p>
          </table:table-cell>
          <table:table-cell/>
          <table:table-cell office:value-type="float" office:value="3.52" calcext:value-type="float">
            <text:p>3.52</text:p>
          </table:table-cell>
          <table:table-cell/>
          <table:table-cell office:value-type="float" office:value="2.64" calcext:value-type="float">
            <text:p>2.64</text:p>
          </table:table-cell>
          <table:table-cell/>
          <table:table-cell office:value-type="float" office:value="2.13" calcext:value-type="float">
            <text:p>2.13</text:p>
          </table:table-cell>
          <table:table-cell table:number-columns-repeated="814"/>
        </table:table-row>
        <table:table-row table:style-name="ro1" table:number-rows-repeated="8">
          <table:table-cell table:number-columns-repeated="842"/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10.6" calcext:value-type="float">
            <text:p>10.6</text:p>
          </table:table-cell>
          <table:table-cell office:value-type="float" office:value="7.8" calcext:value-type="float">
            <text:p>7.8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office:value-type="float" office:value="4.9" calcext:value-type="float">
            <text:p>4.9</text:p>
          </table:table-cell>
          <table:table-cell office:value-type="float" office:value="3.9" calcext:value-type="float">
            <text:p>3.9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 office:value-type="float" office:value="3.5" calcext:value-type="float">
            <text:p>3.5</text:p>
          </table:table-cell>
          <table:table-cell office:value-type="float" office:value="3.7" calcext:value-type="float">
            <text:p>3.7</text:p>
          </table:table-cell>
          <table:table-cell table:number-columns-repeated="828"/>
        </table:table-row>
        <table:table-row table:style-name="ro1">
          <table:table-cell table:style-name="ce8" office:value-type="float" office:value="12.84" calcext:value-type="float">
            <text:p>12.84</text:p>
          </table:table-cell>
          <table:table-cell office:value-type="float" office:value="10.21" calcext:value-type="float">
            <text:p>10.21</text:p>
          </table:table-cell>
          <table:table-cell table:style-name="ce8" office:value-type="float" office:value="7.32" calcext:value-type="float">
            <text:p>7.32</text:p>
          </table:table-cell>
          <table:table-cell office:value-type="float" office:value="6.09" calcext:value-type="float">
            <text:p>6.09</text:p>
          </table:table-cell>
          <table:table-cell table:style-name="ce8" office:value-type="float" office:value="5.7" calcext:value-type="float">
            <text:p>5.7</text:p>
          </table:table-cell>
          <table:table-cell office:value-type="float" office:value="4.42" calcext:value-type="float">
            <text:p>4.42</text:p>
          </table:table-cell>
          <table:table-cell table:style-name="ce8" office:value-type="float" office:value="3.76" calcext:value-type="float">
            <text:p>3.76</text:p>
          </table:table-cell>
          <table:table-cell office:value-type="float" office:value="4.08" calcext:value-type="float">
            <text:p>4.08</text:p>
          </table:table-cell>
          <table:table-cell table:style-name="ce8" office:value-type="float" office:value="4.05" calcext:value-type="float">
            <text:p>4.05</text:p>
          </table:table-cell>
          <table:table-cell office:value-type="float" office:value="3.19" calcext:value-type="float">
            <text:p>3.19</text:p>
          </table:table-cell>
          <table:table-cell table:style-name="ce8" office:value-type="float" office:value="3.11" calcext:value-type="float">
            <text:p>3.11</text:p>
          </table:table-cell>
          <table:table-cell office:value-type="float" office:value="3.52" calcext:value-type="float">
            <text:p>3.52</text:p>
          </table:table-cell>
          <table:table-cell table:style-name="ce8" office:value-type="float" office:value="2.64" calcext:value-type="float">
            <text:p>2.64</text:p>
          </table:table-cell>
          <table:table-cell office:value-type="float" office:value="2.13" calcext:value-type="float">
            <text:p>2.13</text:p>
          </table:table-cell>
          <table:table-cell table:number-columns-repeated="828"/>
        </table:table-row>
        <table:table-row table:style-name="ro1" table:number-rows-repeated="2">
          <table:table-cell table:number-columns-repeated="84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4225318280" calcext:value-type="float">
            <text:p>14225318280</text:p>
          </table:table-cell>
          <table:table-cell office:value-type="float" office:value="17.28" calcext:value-type="float">
            <text:p>17.28</text:p>
          </table:table-cell>
          <table:table-cell office:value-type="float" office:value="12.84" calcext:value-type="float">
            <text:p>12.84</text:p>
          </table:table-cell>
          <table:table-cell table:number-columns-repeated="83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1335127596" calcext:value-type="float">
            <text:p>11335127596</text:p>
          </table:table-cell>
          <table:table-cell office:value-type="float" office:value="10.6" calcext:value-type="float">
            <text:p>10.6</text:p>
          </table:table-cell>
          <table:table-cell office:value-type="float" office:value="10.21" calcext:value-type="float">
            <text:p>10.21</text:p>
          </table:table-cell>
          <table:table-cell table:number-columns-repeated="83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8120443262" calcext:value-type="float">
            <text:p>8120443262</text:p>
          </table:table-cell>
          <table:table-cell office:value-type="float" office:value="7.8" calcext:value-type="float">
            <text:p>7.8</text:p>
          </table:table-cell>
          <table:table-cell office:value-type="float" office:value="7.32" calcext:value-type="float">
            <text:p>7.32</text:p>
          </table:table-cell>
          <table:table-cell table:number-columns-repeated="83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6764985849" calcext:value-type="float">
            <text:p>6764985849</text:p>
          </table:table-cell>
          <table:table-cell office:value-type="float" office:value="6.5" calcext:value-type="float">
            <text:p>6.5</text:p>
          </table:table-cell>
          <table:table-cell office:value-type="float" office:value="6.09" calcext:value-type="float">
            <text:p>6.09</text:p>
          </table:table-cell>
          <table:table-cell table:number-columns-repeated="83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625661192" calcext:value-type="float">
            <text:p>5625661192</text:p>
          </table:table-cell>
          <table:table-cell office:value-type="float" office:value="5.2" calcext:value-type="float">
            <text:p>5.2</text:p>
          </table:table-cell>
          <table:table-cell office:value-type="float" office:value="5.7" calcext:value-type="float">
            <text:p>5.7</text:p>
          </table:table-cell>
          <table:table-cell table:number-columns-repeated="83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4907786695" calcext:value-type="float">
            <text:p>4907786695</text:p>
          </table:table-cell>
          <table:table-cell office:value-type="float" office:value="4.9" calcext:value-type="float">
            <text:p>4.9</text:p>
          </table:table-cell>
          <table:table-cell office:value-type="float" office:value="4.42" calcext:value-type="float">
            <text:p>4.42</text:p>
          </table:table-cell>
          <table:table-cell table:number-columns-repeated="83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4176141504" calcext:value-type="float">
            <text:p>4176141504</text:p>
          </table:table-cell>
          <table:table-cell office:value-type="float" office:value="3.9" calcext:value-type="float">
            <text:p>3.9</text:p>
          </table:table-cell>
          <table:table-cell office:value-type="float" office:value="3.76" calcext:value-type="float">
            <text:p>3.76</text:p>
          </table:table-cell>
          <table:table-cell table:number-columns-repeated="83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4532602179" calcext:value-type="float">
            <text:p>4532602179</text:p>
          </table:table-cell>
          <table:table-cell office:value-type="float" office:value="4.2" calcext:value-type="float">
            <text:p>4.2</text:p>
          </table:table-cell>
          <table:table-cell office:value-type="float" office:value="4.08" calcext:value-type="float">
            <text:p>4.08</text:p>
          </table:table-cell>
          <table:table-cell table:number-columns-repeated="83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4492360338" calcext:value-type="float">
            <text:p>4492360338</text:p>
          </table:table-cell>
          <table:table-cell office:value-type="float" office:value="4.1" calcext:value-type="float">
            <text:p>4.1</text:p>
          </table:table-cell>
          <table:table-cell office:value-type="float" office:value="4.05" calcext:value-type="float">
            <text:p>4.05</text:p>
          </table:table-cell>
          <table:table-cell table:number-columns-repeated="83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3539620146" calcext:value-type="float">
            <text:p>3539620146</text:p>
          </table:table-cell>
          <table:table-cell office:value-type="float" office:value="3.9" calcext:value-type="float">
            <text:p>3.9</text:p>
          </table:table-cell>
          <table:table-cell office:value-type="float" office:value="3.19" calcext:value-type="float">
            <text:p>3.19</text:p>
          </table:table-cell>
          <table:table-cell table:number-columns-repeated="83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3448547004" calcext:value-type="float">
            <text:p>3448547004</text:p>
          </table:table-cell>
          <table:table-cell office:value-type="float" office:value="3.9" calcext:value-type="float">
            <text:p>3.9</text:p>
          </table:table-cell>
          <table:table-cell office:value-type="float" office:value="3.11" calcext:value-type="float">
            <text:p>3.11</text:p>
          </table:table-cell>
          <table:table-cell table:number-columns-repeated="83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3903339600" calcext:value-type="float">
            <text:p>3903339600</text:p>
          </table:table-cell>
          <table:table-cell office:value-type="float" office:value="4.4" calcext:value-type="float">
            <text:p>4.4</text:p>
          </table:table-cell>
          <table:table-cell office:value-type="float" office:value="3.52" calcext:value-type="float">
            <text:p>3.52</text:p>
          </table:table-cell>
          <table:table-cell table:number-columns-repeated="83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2931624931" calcext:value-type="float">
            <text:p>2931624931</text:p>
          </table:table-cell>
          <table:table-cell office:value-type="float" office:value="3.5" calcext:value-type="float">
            <text:p>3.5</text:p>
          </table:table-cell>
          <table:table-cell office:value-type="float" office:value="2.64" calcext:value-type="float">
            <text:p>2.64</text:p>
          </table:table-cell>
          <table:table-cell table:number-columns-repeated="83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2365268013" calcext:value-type="float">
            <text:p>2365268013</text:p>
          </table:table-cell>
          <table:table-cell office:value-type="float" office:value="3.7" calcext:value-type="float">
            <text:p>3.7</text:p>
          </table:table-cell>
          <table:table-cell office:value-type="float" office:value="2.13" calcext:value-type="float">
            <text:p>2.13</text:p>
          </table:table-cell>
          <table:table-cell table:number-columns-repeated="83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number-matrix-columns-spanned="1" table:number-matrix-rows-spanned="8" table:formula="of:=TREND([.D54:.D63];[.A54:.A63];[.A64:.A71])" office:value-type="float" office:value="2.008" calcext:value-type="float">
            <text:p>2.008</text:p>
          </table:table-cell>
          <table:table-cell table:number-columns-repeated="83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.70763636363636" calcext:value-type="float">
            <text:p>1.7076363636</text:p>
          </table:table-cell>
          <table:table-cell table:number-columns-repeated="83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.40727272727273" calcext:value-type="float">
            <text:p>1.4072727273</text:p>
          </table:table-cell>
          <table:table-cell table:number-columns-repeated="83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.10690909090909" calcext:value-type="float">
            <text:p>1.1069090909</text:p>
          </table:table-cell>
          <table:table-cell table:number-columns-repeated="83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806545454545454" calcext:value-type="float">
            <text:p>0.8065454545</text:p>
          </table:table-cell>
          <table:table-cell table:number-columns-repeated="83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matrix-columns-spanned="1" table:number-matrix-rows-spanned="12" table:formula="of:=TREND([.B52:.B63];[.A52:.A63]; )" office:value-type="float" office:value="6857931050.08974" calcext:value-type="float">
            <text:p>6857931050.08974</text:p>
          </table:table-cell>
          <table:table-cell/>
          <table:table-cell office:value-type="float" office:value="0.506181818181818" calcext:value-type="float">
            <text:p>0.5061818182</text:p>
          </table:table-cell>
          <table:table-cell table:number-columns-repeated="83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41464506.331" calcext:value-type="float">
            <text:p>6441464506.331</text:p>
          </table:table-cell>
          <table:table-cell/>
          <table:table-cell office:value-type="float" office:value="0.205818181818182" calcext:value-type="float">
            <text:p>0.2058181818</text:p>
          </table:table-cell>
          <table:table-cell table:number-columns-repeated="83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24997962.57226" calcext:value-type="float">
            <text:p>6024997962.57226</text:p>
          </table:table-cell>
          <table:table-cell/>
          <table:table-cell office:value-type="float" office:value="-0.0945454545454547" calcext:value-type="float">
            <text:p>-0.0945454545</text:p>
          </table:table-cell>
          <table:table-cell table:number-columns-repeated="838"/>
        </table:table-row>
        <table:table-row table:style-name="ro1">
          <table:table-cell/>
          <table:table-cell table:style-name="ce7" office:value-type="float" office:value="5608531418.81352" calcext:value-type="float">
            <text:p>5608531418.81352</text:p>
          </table:table-cell>
          <table:table-cell table:number-columns-repeated="840"/>
        </table:table-row>
        <table:table-row table:style-name="ro1">
          <table:table-cell/>
          <table:table-cell table:style-name="ce7" office:value-type="float" office:value="5192064875.05478" calcext:value-type="float">
            <text:p>5192064875.05478</text:p>
          </table:table-cell>
          <table:table-cell table:number-columns-repeated="840"/>
        </table:table-row>
        <table:table-row table:style-name="ro1">
          <table:table-cell/>
          <table:table-cell office:value-type="float" office:value="4775598331.29604" calcext:value-type="float">
            <text:p>4775598331.29604</text:p>
          </table:table-cell>
          <table:table-cell table:number-columns-repeated="840"/>
        </table:table-row>
        <table:table-row table:style-name="ro1">
          <table:table-cell/>
          <table:table-cell office:value-type="float" office:value="4359131787.5373" calcext:value-type="float">
            <text:p>4359131787.5373</text:p>
          </table:table-cell>
          <table:table-cell table:number-columns-repeated="840"/>
        </table:table-row>
        <table:table-row table:style-name="ro1">
          <table:table-cell/>
          <table:table-cell office:value-type="float" office:value="3942665243.77855" calcext:value-type="float">
            <text:p>3942665243.77855</text:p>
          </table:table-cell>
          <table:table-cell table:number-columns-repeated="840"/>
        </table:table-row>
        <table:table-row table:style-name="ro1">
          <table:table-cell/>
          <table:table-cell office:value-type="float" office:value="3526198700.01981" calcext:value-type="float">
            <text:p>3526198700.01981</text:p>
          </table:table-cell>
          <table:table-cell table:number-columns-repeated="840"/>
        </table:table-row>
        <table:table-row table:style-name="ro1">
          <table:table-cell/>
          <table:table-cell office:value-type="float" office:value="3109732156.26107" calcext:value-type="float">
            <text:p>3109732156.26107</text:p>
          </table:table-cell>
          <table:table-cell table:number-columns-repeated="840"/>
        </table:table-row>
        <table:table-row table:style-name="ro1">
          <table:table-cell/>
          <table:table-cell office:value-type="float" office:value="2693265612.50233" calcext:value-type="float">
            <text:p>2693265612.50233</text:p>
          </table:table-cell>
          <table:table-cell table:number-columns-repeated="840"/>
        </table:table-row>
        <table:table-row table:style-name="ro1">
          <table:table-cell/>
          <table:table-cell office:value-type="float" office:value="2276799068.74359" calcext:value-type="float">
            <text:p>2276799068.74359</text:p>
          </table:table-cell>
          <table:table-cell table:number-columns-repeated="840"/>
        </table:table-row>
        <table:table-row table:style-name="ro1" table:number-rows-repeated="1048495">
          <table:table-cell table:number-columns-repeated="842"/>
        </table:table-row>
        <table:table-row table:style-name="ro1">
          <table:table-cell table:number-columns-repeated="842"/>
        </table:table-row>
      </table:table>
      <table:table table:name="Rpi2Graphs" table:style-name="ta1">
        <table:shapes>
          <draw:frame draw:z-index="0" draw:style-name="gr1" draw:text-style-name="P1" svg:width="23.313cm" svg:height="10.066cm" svg:x="13.274cm" svg:y="10.87cm">
            <draw:object draw:notify-on-update-of-ranges="Rpi2Graphs.B1:Rpi2Graphs.B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1.778cm" svg:height="10.067cm" svg:x="10.735cm" svg:y="21.727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3.12cm" svg:height="9.004cm" svg:x="15.029cm" svg:y="0.425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31.488cm" svg:height="9.769cm" svg:x="10.624cm" svg:y="33.043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15.999cm" svg:height="8.999cm" svg:x="3.005cm" svg:y="43.289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26.203cm" svg:height="9.004cm" svg:x="21.965cm" svg:y="43.269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28.51cm" svg:height="12.271cm" svg:x="20.319cm" svg:y="56.391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7" draw:style-name="gr1" draw:text-style-name="P1" svg:width="33.603cm" svg:height="17.318cm" svg:x="9.082cm" svg:y="69.54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number-columns-repeated="14" table:default-cell-style-name="Default"/>
        <table:table-column table:style-name="co42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25318280" calcext:value-type="float">
            <text:p>14225318280</text:p>
          </table:table-cell>
          <table:table-cell office:value-type="float" office:value="17.28" calcext:value-type="float">
            <text:p>17.28</text:p>
          </table:table-cell>
          <table:table-cell table:style-name="ce8" office:value-type="float" office:value="12.84" calcext:value-type="float">
            <text:p>12.84</text:p>
          </table:table-cell>
          <table:table-cell table:number-columns-repeated="13"/>
          <table:table-cell table:style-name="ce16" table:formula="of:=[.C1]-[.D1]" office:value-type="float" office:value="4.44" calcext:value-type="float">
            <text:p>4.44</text:p>
          </table:table-cell>
          <table:table-cell table:style-name="ce16" table:formula="of:=[.R1]/[.C1]*100" office:value-type="float" office:value="25.6944444444444" calcext:value-type="float">
            <text:p>25.6944444444</text:p>
          </table:table-cell>
          <table:table-cell/>
          <table:table-cell table:formula="of:=[.R1]^2" office:value-type="float" office:value="19.7136" calcext:value-type="float">
            <text:p>19.7136</text:p>
          </table:table-cell>
          <table:table-cell table:formula="of:=[.S1]^2" office:value-type="float" office:value="660.204475308642" calcext:value-type="float">
            <text:p>660.20447530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35127596" calcext:value-type="float">
            <text:p>11335127596</text:p>
          </table:table-cell>
          <table:table-cell office:value-type="float" office:value="10.6" calcext:value-type="float">
            <text:p>10.6</text:p>
          </table:table-cell>
          <table:table-cell table:style-name="ce8" office:value-type="float" office:value="10.21" calcext:value-type="float">
            <text:p>10.21</text:p>
          </table:table-cell>
          <table:table-cell table:number-columns-repeated="13"/>
          <table:table-cell table:style-name="ce16" table:formula="of:=[.C2]-[.D2]" office:value-type="float" office:value="0.389999999999999" calcext:value-type="float">
            <text:p>0.39</text:p>
          </table:table-cell>
          <table:table-cell table:style-name="ce16" table:formula="of:=[.R2]/[.C2]*100" office:value-type="float" office:value="3.67924528301886" calcext:value-type="float">
            <text:p>3.679245283</text:p>
          </table:table-cell>
          <table:table-cell/>
          <table:table-cell table:formula="of:=[.R2]^2" office:value-type="float" office:value="0.152099999999999" calcext:value-type="float">
            <text:p>0.1521</text:p>
          </table:table-cell>
          <table:table-cell table:formula="of:=[.S2]^2" office:value-type="float" office:value="13.5368458526165" calcext:value-type="float">
            <text:p>13.53684585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20443262" calcext:value-type="float">
            <text:p>8120443262</text:p>
          </table:table-cell>
          <table:table-cell office:value-type="float" office:value="7.8" calcext:value-type="float">
            <text:p>7.8</text:p>
          </table:table-cell>
          <table:table-cell table:style-name="ce8" office:value-type="float" office:value="7.32" calcext:value-type="float">
            <text:p>7.32</text:p>
          </table:table-cell>
          <table:table-cell table:number-columns-repeated="13"/>
          <table:table-cell table:style-name="ce16" table:formula="of:=[.C3]-[.D3]" office:value-type="float" office:value="0.48" calcext:value-type="float">
            <text:p>0.48</text:p>
          </table:table-cell>
          <table:table-cell table:style-name="ce16" table:formula="of:=[.R3]/[.C3]*100" office:value-type="float" office:value="6.15384615384615" calcext:value-type="float">
            <text:p>6.1538461538</text:p>
          </table:table-cell>
          <table:table-cell/>
          <table:table-cell table:formula="of:=[.R3]^2" office:value-type="float" office:value="0.2304" calcext:value-type="float">
            <text:p>0.2304</text:p>
          </table:table-cell>
          <table:table-cell table:formula="of:=[.S3]^2" office:value-type="float" office:value="37.869822485207" calcext:value-type="float">
            <text:p>37.86982248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64985849" calcext:value-type="float">
            <text:p>6764985849</text:p>
          </table:table-cell>
          <table:table-cell office:value-type="float" office:value="6.5" calcext:value-type="float">
            <text:p>6.5</text:p>
          </table:table-cell>
          <table:table-cell table:style-name="ce8" office:value-type="float" office:value="6.09" calcext:value-type="float">
            <text:p>6.09</text:p>
          </table:table-cell>
          <table:table-cell table:number-columns-repeated="13"/>
          <table:table-cell table:style-name="ce16" table:formula="of:=[.C4]-[.D4]" office:value-type="float" office:value="0.41" calcext:value-type="float">
            <text:p>0.41</text:p>
          </table:table-cell>
          <table:table-cell table:style-name="ce16" table:formula="of:=[.R4]/[.C4]*100" office:value-type="float" office:value="6.30769230769231" calcext:value-type="float">
            <text:p>6.3076923077</text:p>
          </table:table-cell>
          <table:table-cell/>
          <table:table-cell table:formula="of:=[.R4]^2" office:value-type="float" office:value="0.1681" calcext:value-type="float">
            <text:p>0.1681</text:p>
          </table:table-cell>
          <table:table-cell table:formula="of:=[.S4]^2" office:value-type="float" office:value="39.7869822485207" calcext:value-type="float">
            <text:p>39.78698224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25661192" calcext:value-type="float">
            <text:p>5625661192</text:p>
          </table:table-cell>
          <table:table-cell office:value-type="float" office:value="5.2" calcext:value-type="float">
            <text:p>5.2</text:p>
          </table:table-cell>
          <table:table-cell table:style-name="ce8" office:value-type="float" office:value="5.7" calcext:value-type="float">
            <text:p>5.7</text:p>
          </table:table-cell>
          <table:table-cell table:number-columns-repeated="13"/>
          <table:table-cell table:style-name="ce16" table:formula="of:=[.C5]-[.D5]" office:value-type="float" office:value="-0.5" calcext:value-type="float">
            <text:p>-0.5</text:p>
          </table:table-cell>
          <table:table-cell table:style-name="ce16" table:formula="of:=[.R5]/[.C5]*100" office:value-type="float" office:value="-9.61538461538462" calcext:value-type="float">
            <text:p>-9.6153846154</text:p>
          </table:table-cell>
          <table:table-cell/>
          <table:table-cell table:formula="of:=[.R5]^2" office:value-type="float" office:value="0.25" calcext:value-type="float">
            <text:p>0.25</text:p>
          </table:table-cell>
          <table:table-cell table:formula="of:=[.S5]^2" office:value-type="float" office:value="92.4556213017751" calcext:value-type="float">
            <text:p>92.4556213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07786695" calcext:value-type="float">
            <text:p>4907786695</text:p>
          </table:table-cell>
          <table:table-cell office:value-type="float" office:value="4.9" calcext:value-type="float">
            <text:p>4.9</text:p>
          </table:table-cell>
          <table:table-cell table:style-name="ce8" office:value-type="float" office:value="4.42" calcext:value-type="float">
            <text:p>4.42</text:p>
          </table:table-cell>
          <table:table-cell table:number-columns-repeated="13"/>
          <table:table-cell table:style-name="ce16" table:formula="of:=[.C6]-[.D6]" office:value-type="float" office:value="0.48" calcext:value-type="float">
            <text:p>0.48</text:p>
          </table:table-cell>
          <table:table-cell table:style-name="ce16" table:formula="of:=[.R6]/[.C6]*100" office:value-type="float" office:value="9.79591836734695" calcext:value-type="float">
            <text:p>9.7959183673</text:p>
          </table:table-cell>
          <table:table-cell/>
          <table:table-cell table:formula="of:=[.R6]^2" office:value-type="float" office:value="0.2304" calcext:value-type="float">
            <text:p>0.2304</text:p>
          </table:table-cell>
          <table:table-cell table:formula="of:=[.S6]^2" office:value-type="float" office:value="95.9600166597253" calcext:value-type="float">
            <text:p>95.96001665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76141504" calcext:value-type="float">
            <text:p>4176141504</text:p>
          </table:table-cell>
          <table:table-cell office:value-type="float" office:value="3.9" calcext:value-type="float">
            <text:p>3.9</text:p>
          </table:table-cell>
          <table:table-cell table:style-name="ce8" office:value-type="float" office:value="3.76" calcext:value-type="float">
            <text:p>3.76</text:p>
          </table:table-cell>
          <table:table-cell table:number-columns-repeated="13"/>
          <table:table-cell table:style-name="ce16" table:formula="of:=[.C7]-[.D7]" office:value-type="float" office:value="0.14" calcext:value-type="float">
            <text:p>0.14</text:p>
          </table:table-cell>
          <table:table-cell table:style-name="ce16" table:formula="of:=[.R7]/[.C7]*100" office:value-type="float" office:value="3.58974358974359" calcext:value-type="float">
            <text:p>3.5897435897</text:p>
          </table:table-cell>
          <table:table-cell/>
          <table:table-cell table:formula="of:=[.R7]^2" office:value-type="float" office:value="0.0196" calcext:value-type="float">
            <text:p>0.0196</text:p>
          </table:table-cell>
          <table:table-cell table:formula="of:=[.S7]^2" office:value-type="float" office:value="12.8862590401052" calcext:value-type="float">
            <text:p>12.88625904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32602179" calcext:value-type="float">
            <text:p>4532602179</text:p>
          </table:table-cell>
          <table:table-cell office:value-type="float" office:value="4.2" calcext:value-type="float">
            <text:p>4.2</text:p>
          </table:table-cell>
          <table:table-cell table:style-name="ce8" office:value-type="float" office:value="4.08" calcext:value-type="float">
            <text:p>4.08</text:p>
          </table:table-cell>
          <table:table-cell table:number-columns-repeated="13"/>
          <table:table-cell table:style-name="ce16" table:formula="of:=[.C8]-[.D8]" office:value-type="float" office:value="0.12" calcext:value-type="float">
            <text:p>0.12</text:p>
          </table:table-cell>
          <table:table-cell table:style-name="ce16" table:formula="of:=[.R8]/[.C8]*100" office:value-type="float" office:value="2.85714285714286" calcext:value-type="float">
            <text:p>2.8571428571</text:p>
          </table:table-cell>
          <table:table-cell/>
          <table:table-cell table:formula="of:=[.R8]^2" office:value-type="float" office:value="0.0144" calcext:value-type="float">
            <text:p>0.0144</text:p>
          </table:table-cell>
          <table:table-cell table:formula="of:=[.S8]^2" office:value-type="float" office:value="8.16326530612246" calcext:value-type="float">
            <text:p>8.16326530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92360338" calcext:value-type="float">
            <text:p>4492360338</text:p>
          </table:table-cell>
          <table:table-cell office:value-type="float" office:value="4.1" calcext:value-type="float">
            <text:p>4.1</text:p>
          </table:table-cell>
          <table:table-cell table:style-name="ce8" office:value-type="float" office:value="4.05" calcext:value-type="float">
            <text:p>4.05</text:p>
          </table:table-cell>
          <table:table-cell table:number-columns-repeated="13"/>
          <table:table-cell table:style-name="ce16" table:formula="of:=[.C9]-[.D9]" office:value-type="float" office:value="0.0499999999999998" calcext:value-type="float">
            <text:p>0.05</text:p>
          </table:table-cell>
          <table:table-cell table:style-name="ce16" table:formula="of:=[.R9]/[.C9]*100" office:value-type="float" office:value="1.21951219512195" calcext:value-type="float">
            <text:p>1.2195121951</text:p>
          </table:table-cell>
          <table:table-cell/>
          <table:table-cell table:formula="of:=[.R9]^2" office:value-type="float" office:value="0.00249999999999998" calcext:value-type="float">
            <text:p>0.0025</text:p>
          </table:table-cell>
          <table:table-cell table:formula="of:=[.S9]^2" office:value-type="float" office:value="1.48720999405115" calcext:value-type="float">
            <text:p>1.48720999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39620146" calcext:value-type="float">
            <text:p>3539620146</text:p>
          </table:table-cell>
          <table:table-cell office:value-type="float" office:value="3.9" calcext:value-type="float">
            <text:p>3.9</text:p>
          </table:table-cell>
          <table:table-cell table:style-name="ce8" office:value-type="float" office:value="3.19" calcext:value-type="float">
            <text:p>3.19</text:p>
          </table:table-cell>
          <table:table-cell table:number-columns-repeated="13"/>
          <table:table-cell table:style-name="ce16" table:formula="of:=[.C10]-[.D10]" office:value-type="float" office:value="0.71" calcext:value-type="float">
            <text:p>0.71</text:p>
          </table:table-cell>
          <table:table-cell table:style-name="ce16" table:formula="of:=[.R10]/[.C10]*100" office:value-type="float" office:value="18.2051282051282" calcext:value-type="float">
            <text:p>18.2051282051</text:p>
          </table:table-cell>
          <table:table-cell/>
          <table:table-cell table:formula="of:=[.R10]^2" office:value-type="float" office:value="0.5041" calcext:value-type="float">
            <text:p>0.5041</text:p>
          </table:table-cell>
          <table:table-cell table:formula="of:=[.S10]^2" office:value-type="float" office:value="331.426692965154" calcext:value-type="float">
            <text:p>331.42669296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48547004" calcext:value-type="float">
            <text:p>3448547004</text:p>
          </table:table-cell>
          <table:table-cell office:value-type="float" office:value="3.9" calcext:value-type="float">
            <text:p>3.9</text:p>
          </table:table-cell>
          <table:table-cell table:style-name="ce8" office:value-type="float" office:value="3.11" calcext:value-type="float">
            <text:p>3.11</text:p>
          </table:table-cell>
          <table:table-cell table:number-columns-repeated="13"/>
          <table:table-cell table:style-name="ce16" table:formula="of:=[.C11]-[.D11]" office:value-type="float" office:value="0.79" calcext:value-type="float">
            <text:p>0.79</text:p>
          </table:table-cell>
          <table:table-cell table:style-name="ce16" table:formula="of:=[.R11]/[.C11]*100" office:value-type="float" office:value="20.2564102564103" calcext:value-type="float">
            <text:p>20.2564102564</text:p>
          </table:table-cell>
          <table:table-cell/>
          <table:table-cell table:formula="of:=[.R11]^2" office:value-type="float" office:value="0.6241" calcext:value-type="float">
            <text:p>0.6241</text:p>
          </table:table-cell>
          <table:table-cell table:formula="of:=[.S11]^2" office:value-type="float" office:value="410.322156476003" calcext:value-type="float">
            <text:p>410.3221564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03339600" calcext:value-type="float">
            <text:p>3903339600</text:p>
          </table:table-cell>
          <table:table-cell office:value-type="float" office:value="4.4" calcext:value-type="float">
            <text:p>4.4</text:p>
          </table:table-cell>
          <table:table-cell table:style-name="ce8" office:value-type="float" office:value="3.52" calcext:value-type="float">
            <text:p>3.52</text:p>
          </table:table-cell>
          <table:table-cell table:number-columns-repeated="13"/>
          <table:table-cell table:style-name="ce16" table:formula="of:=[.C12]-[.D12]" office:value-type="float" office:value="0.88" calcext:value-type="float">
            <text:p>0.88</text:p>
          </table:table-cell>
          <table:table-cell table:style-name="ce16" table:formula="of:=[.R12]/[.C12]*100" office:value-type="float" office:value="20" calcext:value-type="float">
            <text:p>20</text:p>
          </table:table-cell>
          <table:table-cell/>
          <table:table-cell table:formula="of:=[.R12]^2" office:value-type="float" office:value="0.774400000000001" calcext:value-type="float">
            <text:p>0.7744</text:p>
          </table:table-cell>
          <table:table-cell table:formula="of:=[.S12]^2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31624931" calcext:value-type="float">
            <text:p>2931624931</text:p>
          </table:table-cell>
          <table:table-cell office:value-type="float" office:value="3.5" calcext:value-type="float">
            <text:p>3.5</text:p>
          </table:table-cell>
          <table:table-cell table:style-name="ce8" office:value-type="float" office:value="2.64" calcext:value-type="float">
            <text:p>2.64</text:p>
          </table:table-cell>
          <table:table-cell table:number-columns-repeated="13"/>
          <table:table-cell table:style-name="ce16" table:formula="of:=[.C13]-[.D13]" office:value-type="float" office:value="0.86" calcext:value-type="float">
            <text:p>0.86</text:p>
          </table:table-cell>
          <table:table-cell table:style-name="ce16" table:formula="of:=[.R13]/[.C13]*100" office:value-type="float" office:value="24.5714285714286" calcext:value-type="float">
            <text:p>24.5714285714</text:p>
          </table:table-cell>
          <table:table-cell/>
          <table:table-cell table:formula="of:=[.R13]^2" office:value-type="float" office:value="0.7396" calcext:value-type="float">
            <text:p>0.7396</text:p>
          </table:table-cell>
          <table:table-cell table:formula="of:=[.S13]^2" office:value-type="float" office:value="603.755102040816" calcext:value-type="float">
            <text:p>603.75510204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65268013" calcext:value-type="float">
            <text:p>2365268013</text:p>
          </table:table-cell>
          <table:table-cell office:value-type="float" office:value="3.7" calcext:value-type="float">
            <text:p>3.7</text:p>
          </table:table-cell>
          <table:table-cell table:style-name="ce8" office:value-type="float" office:value="2.13" calcext:value-type="float">
            <text:p>2.13</text:p>
          </table:table-cell>
          <table:table-cell table:number-columns-repeated="13"/>
          <table:table-cell table:style-name="ce16" table:formula="of:=[.C14]-[.D14]" office:value-type="float" office:value="1.57" calcext:value-type="float">
            <text:p>1.57</text:p>
          </table:table-cell>
          <table:table-cell table:style-name="ce16" table:formula="of:=[.R14]/[.C14]*100" office:value-type="float" office:value="42.4324324324324" calcext:value-type="float">
            <text:p>42.4324324324</text:p>
          </table:table-cell>
          <table:table-cell/>
          <table:table-cell table:formula="of:=[.R14]^2" office:value-type="float" office:value="2.4649" calcext:value-type="float">
            <text:p>2.4649</text:p>
          </table:table-cell>
          <table:table-cell table:formula="of:=[.S14]^2" office:value-type="float" office:value="1800.51132213294" calcext:value-type="float">
            <text:p>1800.5113221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5905519577.3913*15^-0.6384277655" office:value-type="float" office:value="2822919839.78119" calcext:value-type="float">
            <text:p>2822919839.78119</text:p>
          </table:table-cell>
          <table:table-cell table:formula="of:=15.128061346*15^-0.6384277655" office:value-type="float" office:value="2.68493615082863" calcext:value-type="float">
            <text:p>2.6849361508</text:p>
          </table:table-cell>
          <table:table-cell table:formula="of:=14.535418365*15^-0.6416203784" office:value-type="float" office:value="2.55754578804158" calcext:value-type="float">
            <text:p>2.557545788</text:p>
          </table:table-cell>
          <table:table-cell table:number-columns-repeated="13"/>
          <table:table-cell table:style-name="ce16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5905519577.3913*16^-0.6384277655" office:value-type="float" office:value="2708970218.84012" calcext:value-type="float">
            <text:p>2708970218.84012</text:p>
          </table:table-cell>
          <table:table-cell table:formula="of:=15.128061346*16^-0.6384277655" office:value-type="float" office:value="2.57655636181498" calcext:value-type="float">
            <text:p>2.5765563618</text:p>
          </table:table-cell>
          <table:table-cell table:formula="of:=14.535418365*16^-0.6416203784" office:value-type="float" office:value="2.45380257254646" calcext:value-type="float">
            <text:p>2.4538025725</text:p>
          </table:table-cell>
          <table:table-cell table:number-columns-repeated="12"/>
          <table:table-cell table:style-name="ce15" office:value-type="string" calcext:value-type="string">
            <text:p>Average:</text:p>
          </table:table-cell>
          <table:table-cell table:style-name="ce16" table:formula="of:=AVERAGE([.R1:.R14])" office:value-type="float" office:value="0.772857142857143" calcext:value-type="float">
            <text:p>0.7728571429</text:p>
          </table:table-cell>
          <table:table-cell table:style-name="ce16" table:formula="of:=AVERAGE([.S1:.S14])" office:value-type="float" office:value="12.5105400034551" calcext:value-type="float">
            <text:p>12.5105400035</text:p>
          </table:table-cell>
          <table:table-cell table:style-name="ce16"/>
          <table:table-cell table:style-name="ce16" table:formula="of:=AVERAGE([.U1:.U14])" office:value-type="float" office:value="1.84915714285714" calcext:value-type="float">
            <text:p>1.8491571429</text:p>
          </table:table-cell>
          <table:table-cell table:style-name="ce16" table:formula="of:=AVERAGE([.V1:.V14])" office:value-type="float" office:value="322.026126557977" calcext:value-type="float">
            <text:p>322.0261265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5905519577.3913*17^-0.6384277655" office:value-type="float" office:value="2606124176.47348" calcext:value-type="float">
            <text:p>2606124176.47348</text:p>
          </table:table-cell>
          <table:table-cell table:formula="of:=15.128061346*17^-0.6384277655" office:value-type="float" office:value="2.47873741094416" calcext:value-type="float">
            <text:p>2.4787374109</text:p>
          </table:table-cell>
          <table:table-cell table:formula="of:=14.535418365*17^-0.6416203784" office:value-type="float" office:value="2.36018710807419" calcext:value-type="float">
            <text:p>2.3601871081</text:p>
          </table:table-cell>
          <table:table-cell table:number-columns-repeated="13"/>
          <table:table-cell table:style-name="ce15" office:value-type="string" calcext:value-type="string">
            <text:p>Absolute Error</text:p>
          </table:table-cell>
          <table:table-cell table:style-name="ce15" office:value-type="string" calcext:value-type="string">
            <text:p>Relative Error (%)</text:p>
          </table:table-cell>
          <table:table-cell/>
          <table:table-cell table:formula="of:=SQRT([.U16])" office:value-type="float" office:value="1.35983717512691" calcext:value-type="float">
            <text:p>1.3598371751</text:p>
          </table:table-cell>
          <table:table-cell table:formula="of:=SQRT([.V16])" office:value-type="float" office:value="17.9450864182365" calcext:value-type="float">
            <text:p>17.94508641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5905519577.3913*18^-0.6384277655" office:value-type="float" office:value="2512737030.31706" calcext:value-type="float">
            <text:p>2512737030.31706</text:p>
          </table:table-cell>
          <table:table-cell table:formula="of:=15.128061346*18^-0.6384277655" office:value-type="float" office:value="2.3899150075572" calcext:value-type="float">
            <text:p>2.3899150076</text:p>
          </table:table-cell>
          <table:table-cell table:formula="of:=14.535418365*18^-0.6416203784" office:value-type="float" office:value="2.27519757744466" calcext:value-type="float">
            <text:p>2.2751975774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5905519577.3913*19^-0.6384277655" office:value-type="float" office:value="2427482213.56486" calcext:value-type="float">
            <text:p>2427482213.56486</text:p>
          </table:table-cell>
          <table:table-cell table:formula="of:=15.128061346*19^-0.6384277655" office:value-type="float" office:value="2.30882742713622" calcext:value-type="float">
            <text:p>2.3088274271</text:p>
          </table:table-cell>
          <table:table-cell table:formula="of:=14.535418365*19^-0.6416203784" office:value-type="float" office:value="2.19762287513729" calcext:value-type="float">
            <text:p>2.1976228751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5905519577.3913*20^-0.6384277655" office:value-type="float" office:value="2349276787.46581" calcext:value-type="float">
            <text:p>2349276787.46581</text:p>
          </table:table-cell>
          <table:table-cell table:formula="of:=15.128061346*20^-0.6384277655" office:value-type="float" office:value="2.23444466473352" calcext:value-type="float">
            <text:p>2.2344446647</text:p>
          </table:table-cell>
          <table:table-cell table:formula="of:=14.535418365*20^-0.6416203784" office:value-type="float" office:value="2.12647449538826" calcext:value-type="float">
            <text:p>2.1264744954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5905519577.3913*21^-0.6384277655" office:value-type="float" office:value="2277227137.99339" calcext:value-type="float">
            <text:p>2277227137.99339</text:p>
          </table:table-cell>
          <table:table-cell table:formula="of:=15.128061346*21^-0.6384277655" office:value-type="float" office:value="2.16591678597589" calcext:value-type="float">
            <text:p>2.165916786</text:p>
          </table:table-cell>
          <table:table-cell table:formula="of:=14.535418365*21^-0.6416203784" office:value-type="float" office:value="2.06093688578992" calcext:value-type="float">
            <text:p>2.0609368858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5905519577.3913*22^-0.6384277655" office:value-type="float" office:value="2210588712.17504" calcext:value-type="float">
            <text:p>2210588712.17504</text:p>
          </table:table-cell>
          <table:table-cell table:formula="of:=15.128061346*22^-0.6384277655" office:value-type="float" office:value="2.10253563147316" calcext:value-type="float">
            <text:p>2.1025356315</text:p>
          </table:table-cell>
          <table:table-cell table:formula="of:=14.535418365*22^-0.6416203784" office:value-type="float" office:value="2.0003306428165" calcext:value-type="float">
            <text:p>2.0003306428</text:p>
          </table:table-cell>
          <table:table-cell table:number-columns-repeated="18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" table:formula="of:=15905519577.3913*3^-0.6384277655" office:value-type="float" office:value="7887518738.71504" calcext:value-type="float">
            <text:p>7887518738.71504</text:p>
          </table:table-cell>
          <table:table-cell table:style-name="ce8" office:value-type="float" office:value="8120443262" calcext:value-type="float">
            <text:p>8120443262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table:formula="of:=15905519577.3913*5^-0.6384277655" office:value-type="float" office:value="5692538840.72049" calcext:value-type="float">
            <text:p>5692538840.72049</text:p>
          </table:table-cell>
          <table:table-cell table:style-name="ce8" office:value-type="float" office:value="5625661192" calcext:value-type="float">
            <text:p>5625661192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 table:formula="of:=15905519577.3913*8^-0.6384277655" office:value-type="float" office:value="4216869277.18156" calcext:value-type="float">
            <text:p>4216869277.18156</text:p>
          </table:table-cell>
          <table:table-cell table:style-name="ce8" office:value-type="float" office:value="4532602179" calcext:value-type="float">
            <text:p>4532602179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table:formula="of:=15905519577.3913*10^-0.6384277655" office:value-type="float" office:value="3656959031.79844" calcext:value-type="float">
            <text:p>3656959031.79844</text:p>
          </table:table-cell>
          <table:table-cell table:style-name="ce8" office:value-type="float" office:value="3539620146" calcext:value-type="float">
            <text:p>3539620146</text:p>
          </table:table-cell>
          <table:table-cell table:number-columns-repeated="15"/>
          <table:table-cell office:value-type="float" office:value="0.77" calcext:value-type="float">
            <text:p>0.7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" table:formula="of:=15905519577.3913*13^-0.6384277655" office:value-type="float" office:value="3092968487.47122" calcext:value-type="float">
            <text:p>3092968487.47122</text:p>
          </table:table-cell>
          <table:table-cell table:style-name="ce8" office:value-type="float" office:value="2931624931" calcext:value-type="float">
            <text:p>2931624931</text:p>
          </table:table-cell>
          <table:table-cell table:number-columns-repeated="15"/>
          <table:table-cell office:value-type="float" office:value="12.51" calcext:value-type="float">
            <text:p>12.51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.36" calcext:value-type="float">
            <text:p>1.36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7.95" calcext:value-type="float">
            <text:p>17.95</text:p>
          </table:table-cell>
          <table:table-cell table:number-columns-repeated="3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25318280" calcext:value-type="float">
            <text:p>14225318280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35127596" calcext:value-type="float">
            <text:p>11335127596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20443262" calcext:value-type="float">
            <text:p>8120443262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64985849" calcext:value-type="float">
            <text:p>6764985849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25661192" calcext:value-type="float">
            <text:p>5625661192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07786695" calcext:value-type="float">
            <text:p>4907786695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76141504" calcext:value-type="float">
            <text:p>4176141504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32602179" calcext:value-type="float">
            <text:p>4532602179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92360338" calcext:value-type="float">
            <text:p>4492360338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39620146" calcext:value-type="float">
            <text:p>3539620146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48547004" calcext:value-type="float">
            <text:p>3448547004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03339600" calcext:value-type="float">
            <text:p>3903339600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31624931" calcext:value-type="float">
            <text:p>2931624931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65268013" calcext:value-type="float">
            <text:p>2365268013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5905519577.3913*15^-0.6384277655" office:value-type="float" office:value="2822919839.78119" calcext:value-type="float">
            <text:p>2822919839.78119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15905519577.3913*16^-0.6384277655" office:value-type="float" office:value="2708970218.84012" calcext:value-type="float">
            <text:p>2708970218.84012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15905519577.3913*17^-0.6384277655" office:value-type="float" office:value="2606124176.47348" calcext:value-type="float">
            <text:p>2606124176.47348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15905519577.3913*18^-0.6384277655" office:value-type="float" office:value="2512737030.31706" calcext:value-type="float">
            <text:p>2512737030.31706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15905519577.3913*19^-0.6384277655" office:value-type="float" office:value="2427482213.56486" calcext:value-type="float">
            <text:p>2427482213.56486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15905519577.3913*20^-0.6384277655" office:value-type="float" office:value="2349276787.46581" calcext:value-type="float">
            <text:p>2349276787.46581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15905519577.3913*21^-0.6384277655" office:value-type="float" office:value="2277227137.99339" calcext:value-type="float">
            <text:p>2277227137.99339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15905519577.3913*22^-0.6384277655" office:value-type="float" office:value="2210588712.17504" calcext:value-type="float">
            <text:p>2210588712.17504</text:p>
          </table:table-cell>
          <table:table-cell table:number-columns-repeated="19"/>
        </table:table-row>
        <table:table-row table:style-name="ro1" table:number-rows-repeated="62">
          <table:table-cell table:number-columns-repeated="22"/>
        </table:table-row>
        <table:table-row table:style-name="ro1">
          <table:table-cell/>
          <table:table-cell table:style-name="ce13" table:number-columns-repeated="6"/>
          <table:table-cell table:style-name="ce14" office:value-type="string" calcext:value-type="string">
            <text:p>Raspberry Pi 3 Performance Based on Raspberry Pi2 Performance</text:p>
          </table:table-cell>
          <table:table-cell table:style-name="ce14"/>
          <table:table-cell table:style-name="ce13" table:number-columns-repeated="10"/>
          <table:table-cell table:number-columns-repeated="3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DT Benchmark</text:p>
          </table:table-cell>
          <table:table-cell office:value-type="string" calcext:value-type="string">
            <text:p>Rpi3_CloudSim</text:p>
          </table:table-cell>
          <table:table-cell office:value-type="string" calcext:value-type="string">
            <text:p>RPi3-Actual</text:p>
          </table:table-cell>
          <table:table-cell office:value-type="string" calcext:value-type="string">
            <text:p>Rpi2-Actual</text:p>
          </table:table-cell>
          <table:table-cell office:value-type="string" calcext:value-type="string">
            <text:p>RPI1-Actual</text:p>
          </table:table-cell>
          <table:table-cell office:value-type="string" calcext:value-type="string">
            <text:p>Rpi1_CloudSim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 node</text:p>
          </table:table-cell>
          <table:table-cell office:value-type="float" office:value="6.67" calcext:value-type="float">
            <text:p>6.67</text:p>
          </table:table-cell>
          <table:table-cell office:value-type="float" office:value="5.88" calcext:value-type="float">
            <text:p>5.88</text:p>
          </table:table-cell>
          <table:table-cell office:value-type="float" office:value="17.28" calcext:value-type="float">
            <text:p>17.28</text:p>
          </table:table-cell>
          <table:table-cell office:value-type="float" office:value="65.18" calcext:value-type="float">
            <text:p>65.18</text:p>
          </table:table-cell>
          <table:table-cell office:value-type="float" office:value="24.59" calcext:value-type="float">
            <text:p>24.59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2 nodes</text:p>
          </table:table-cell>
          <table:table-cell office:value-type="float" office:value="5.31" calcext:value-type="float">
            <text:p>5.31</text:p>
          </table:table-cell>
          <table:table-cell office:value-type="float" office:value="5.66" calcext:value-type="float">
            <text:p>5.66</text:p>
          </table:table-cell>
          <table:table-cell office:value-type="float" office:value="10.6" calcext:value-type="float">
            <text:p>10.6</text:p>
          </table:table-cell>
          <table:table-cell office:value-type="float" office:value="37.09" calcext:value-type="float">
            <text:p>37.09</text:p>
          </table:table-cell>
          <table:table-cell office:value-type="float" office:value="19.54" calcext:value-type="float">
            <text:p>19.5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 nodes</text:p>
          </table:table-cell>
          <table:table-cell office:value-type="float" office:value="3.81" calcext:value-type="float">
            <text:p>3.81</text:p>
          </table:table-cell>
          <table:table-cell office:value-type="float" office:value="5.2" calcext:value-type="float">
            <text:p>5.2</text:p>
          </table:table-cell>
          <table:table-cell office:value-type="float" office:value="7.8" calcext:value-type="float">
            <text:p>7.8</text:p>
          </table:table-cell>
          <table:table-cell office:value-type="float" office:value="26.81" calcext:value-type="float">
            <text:p>26.81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4 nodes</text:p>
          </table:table-cell>
          <table:table-cell office:value-type="float" office:value="3.17" calcext:value-type="float">
            <text:p>3.17</text:p>
          </table:table-cell>
          <table:table-cell office:value-type="float" office:value="4.48" calcext:value-type="float">
            <text:p>4.48</text:p>
          </table:table-cell>
          <table:table-cell office:value-type="float" office:value="6.5" calcext:value-type="float">
            <text:p>6.5</text:p>
          </table:table-cell>
          <table:table-cell office:value-type="float" office:value="22.17" calcext:value-type="float">
            <text:p>22.17</text:p>
          </table:table-cell>
          <table:table-cell office:value-type="float" office:value="11.66" calcext:value-type="float">
            <text:p>11.6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5 nodes</text:p>
          </table:table-cell>
          <table:table-cell office:value-type="float" office:value="2.64" calcext:value-type="float">
            <text:p>2.64</text:p>
          </table:table-cell>
          <table:table-cell office:value-type="float" office:value="3.44" calcext:value-type="float">
            <text:p>3.44</text:p>
          </table:table-cell>
          <table:table-cell office:value-type="float" office:value="5.2" calcext:value-type="float">
            <text:p>5.2</text:p>
          </table:table-cell>
          <table:table-cell office:value-type="float" office:value="16.98" calcext:value-type="float">
            <text:p>16.98</text:p>
          </table:table-cell>
          <table:table-cell office:value-type="float" office:value="9.7" calcext:value-type="float">
            <text:p>9.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6 nodes</text:p>
          </table:table-cell>
          <table:table-cell office:value-type="float" office:value="2.3" calcext:value-type="float">
            <text:p>2.3</text:p>
          </table:table-cell>
          <table:table-cell office:value-type="float" office:value="3.69" calcext:value-type="float">
            <text:p>3.69</text:p>
          </table:table-cell>
          <table:table-cell office:value-type="float" office:value="4.9" calcext:value-type="float">
            <text:p>4.9</text:p>
          </table:table-cell>
          <table:table-cell office:value-type="float" office:value="14.46" calcext:value-type="float">
            <text:p>14.46</text:p>
          </table:table-cell>
          <table:table-cell office:value-type="float" office:value="8.46" calcext:value-type="float">
            <text:p>8.4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7 nodes</text:p>
          </table:table-cell>
          <table:table-cell office:value-type="float" office:value="1.96" calcext:value-type="float">
            <text:p>1.96</text:p>
          </table:table-cell>
          <table:table-cell office:value-type="float" office:value="3.21" calcext:value-type="float">
            <text:p>3.21</text:p>
          </table:table-cell>
          <table:table-cell office:value-type="float" office:value="3.9" calcext:value-type="float">
            <text:p>3.9</text:p>
          </table:table-cell>
          <table:table-cell office:value-type="float" office:value="12.31" calcext:value-type="float">
            <text:p>12.31</text:p>
          </table:table-cell>
          <table:table-cell office:value-type="float" office:value="7.2" calcext:value-type="float">
            <text:p>7.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8 nodes</text:p>
          </table:table-cell>
          <table:table-cell office:value-type="float" office:value="2.18" calcext:value-type="float">
            <text:p>2.18</text:p>
          </table:table-cell>
          <table:table-cell office:value-type="float" office:value="3.87" calcext:value-type="float">
            <text:p>3.87</text:p>
          </table:table-cell>
          <table:table-cell office:value-type="float" office:value="4.2" calcext:value-type="float">
            <text:p>4.2</text:p>
          </table:table-cell>
          <table:table-cell office:value-type="float" office:value="12.62" calcext:value-type="float">
            <text:p>12.62</text:p>
          </table:table-cell>
          <table:table-cell office:value-type="float" office:value="7.81" calcext:value-type="float">
            <text:p>7.8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9 nodes</text:p>
          </table:table-cell>
          <table:table-cell office:value-type="float" office:value="2.1" calcext:value-type="float">
            <text:p>2.1</text:p>
          </table:table-cell>
          <table:table-cell office:value-type="float" office:value="3.97" calcext:value-type="float">
            <text:p>3.97</text:p>
          </table:table-cell>
          <table:table-cell office:value-type="float" office:value="4.1" calcext:value-type="float">
            <text:p>4.1</text:p>
          </table:table-cell>
          <table:table-cell office:value-type="float" office:value="10.58" calcext:value-type="float">
            <text:p>10.58</text:p>
          </table:table-cell>
          <table:table-cell office:value-type="float" office:value="7.74" calcext:value-type="float">
            <text:p>7.7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0 nodes</text:p>
          </table:table-cell>
          <table:table-cell office:value-type="float" office:value="1.66" calcext:value-type="float">
            <text:p>1.66</text:p>
          </table:table-cell>
          <table:table-cell office:value-type="float" office:value="2.96" calcext:value-type="float">
            <text:p>2.96</text:p>
          </table:table-cell>
          <table:table-cell office:value-type="float" office:value="3.9" calcext:value-type="float">
            <text:p>3.9</text:p>
          </table:table-cell>
          <table:table-cell office:value-type="float" office:value="9.87" calcext:value-type="float">
            <text:p>9.87</text:p>
          </table:table-cell>
          <table:table-cell office:value-type="float" office:value="6.1" calcext:value-type="float">
            <text:p>6.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1 nodes</text:p>
          </table:table-cell>
          <table:table-cell office:value-type="float" office:value="1.62" calcext:value-type="float">
            <text:p>1.62</text:p>
          </table:table-cell>
          <table:table-cell office:value-type="float" office:value="2.95" calcext:value-type="float">
            <text:p>2.95</text:p>
          </table:table-cell>
          <table:table-cell office:value-type="float" office:value="3.9" calcext:value-type="float">
            <text:p>3.9</text:p>
          </table:table-cell>
          <table:table-cell office:value-type="float" office:value="8.99" calcext:value-type="float">
            <text:p>8.99</text:p>
          </table:table-cell>
          <table:table-cell office:value-type="float" office:value="5.99" calcext:value-type="float">
            <text:p>5.99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2 nodes</text:p>
          </table:table-cell>
          <table:table-cell office:value-type="float" office:value="1.83" calcext:value-type="float">
            <text:p>1.83</text:p>
          </table:table-cell>
          <table:table-cell office:value-type="float" office:value="3.46" calcext:value-type="float">
            <text:p>3.46</text:p>
          </table:table-cell>
          <table:table-cell office:value-type="float" office:value="4.4" calcext:value-type="float">
            <text:p>4.4</text:p>
          </table:table-cell>
          <table:table-cell office:value-type="float" office:value="9.31" calcext:value-type="float">
            <text:p>9.31</text:p>
          </table:table-cell>
          <table:table-cell office:value-type="float" office:value="6.73" calcext:value-type="float">
            <text:p>6.7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3 nodes</text:p>
          </table:table-cell>
          <table:table-cell office:value-type="float" office:value="1.84" calcext:value-type="float">
            <text:p>1.84</text:p>
          </table:table-cell>
          <table:table-cell office:value-type="float" office:value="3.15" calcext:value-type="float">
            <text:p>3.15</text:p>
          </table:table-cell>
          <table:table-cell office:value-type="float" office:value="3.5" calcext:value-type="float">
            <text:p>3.5</text:p>
          </table:table-cell>
          <table:table-cell office:value-type="float" office:value="8.79" calcext:value-type="float">
            <text:p>8.79</text:p>
          </table:table-cell>
          <table:table-cell office:value-type="float" office:value="5.05" calcext:value-type="float">
            <text:p>5.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4 nodes</text:p>
          </table:table-cell>
          <table:table-cell table:number-columns-repeated="20"/>
        </table:table-row>
      </table:table>
      <table:table table:name="Rpi3Performance" table:style-name="ta1">
        <table:shapes>
          <draw:frame draw:z-index="0" draw:style-name="gr1" draw:text-style-name="P1" svg:width="22.831cm" svg:height="8.999cm" svg:x="10.185cm" svg:y="18.165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22.504cm" svg:height="10.763cm" svg:x="9.813cm" svg:y="31.192cm"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43" table:default-cell-style-name="Default"/>
        <table:table-column table:style-name="co3" table:number-columns-repeated="5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number-columns-repeated="9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" table:number-columns-repeated="6" table:default-cell-style-name="Default"/>
        <table:table-column table:style-name="co48" table:default-cell-style-name="Default"/>
        <table:table-column table:style-name="co3" table:number-columns-repeated="3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939588194" calcext:value-type="float">
            <text:p>19939588194</text:p>
          </table:table-cell>
          <table:table-cell office:value-type="float" office:value="6.77" calcext:value-type="float">
            <text:p>6.77</text:p>
          </table:table-cell>
          <table:table-cell office:value-type="float" office:value="18059680506" calcext:value-type="float">
            <text:p>18059680506</text:p>
          </table:table-cell>
          <table:table-cell office:value-type="float" office:value="5.55" calcext:value-type="float">
            <text:p>5.55</text:p>
          </table:table-cell>
          <table:table-cell office:value-type="float" office:value="14606971564" calcext:value-type="float">
            <text:p>14606971564</text:p>
          </table:table-cell>
          <table:table-cell office:value-type="float" office:value="4.7" calcext:value-type="float">
            <text:p>4.7</text:p>
          </table:table-cell>
          <table:table-cell office:value-type="float" office:value="13017954820" calcext:value-type="float">
            <text:p>13017954820</text:p>
          </table:table-cell>
          <table:table-cell office:value-type="float" office:value="4.47" calcext:value-type="float">
            <text:p>4.47</text:p>
          </table:table-cell>
          <table:table-cell office:value-type="float" office:value="10164235307" calcext:value-type="float">
            <text:p>10164235307</text:p>
          </table:table-cell>
          <table:table-cell office:value-type="float" office:value="3.5" calcext:value-type="float">
            <text:p>3.5</text:p>
          </table:table-cell>
          <table:table-cell office:value-type="float" office:value="10781229674" calcext:value-type="float">
            <text:p>10781229674</text:p>
          </table:table-cell>
          <table:table-cell office:value-type="float" office:value="3.66" calcext:value-type="float">
            <text:p>3.66</text:p>
          </table:table-cell>
          <table:table-cell office:value-type="float" office:value="7171327658" calcext:value-type="float">
            <text:p>7171327658</text:p>
          </table:table-cell>
          <table:table-cell office:value-type="float" office:value="3.16" calcext:value-type="float">
            <text:p>3.16</text:p>
          </table:table-cell>
          <table:table-cell office:value-type="float" office:value="8770156213" calcext:value-type="float">
            <text:p>8770156213</text:p>
          </table:table-cell>
          <table:table-cell office:value-type="float" office:value="3.78" calcext:value-type="float">
            <text:p>3.78</text:p>
          </table:table-cell>
          <table:table-cell office:value-type="float" office:value="8880531538" calcext:value-type="float">
            <text:p>8880531538</text:p>
          </table:table-cell>
          <table:table-cell office:value-type="float" office:value="4" calcext:value-type="float">
            <text:p>4</text:p>
          </table:table-cell>
          <table:table-cell office:value-type="float" office:value="6346277508" calcext:value-type="float">
            <text:p>6346277508</text:p>
          </table:table-cell>
          <table:table-cell office:value-type="float" office:value="2.95" calcext:value-type="float">
            <text:p>2.95</text:p>
          </table:table-cell>
          <table:table-cell office:value-type="float" office:value="4321373132" calcext:value-type="float">
            <text:p>4321373132</text:p>
          </table:table-cell>
          <table:table-cell office:value-type="float" office:value="2.95" calcext:value-type="float">
            <text:p>2.95</text:p>
          </table:table-cell>
          <table:table-cell office:value-type="float" office:value="4919293820" calcext:value-type="float">
            <text:p>4919293820</text:p>
          </table:table-cell>
          <table:table-cell office:value-type="float" office:value="3.35" calcext:value-type="float">
            <text:p>3.35</text:p>
          </table:table-cell>
          <table:table-cell office:value-type="float" office:value="4641583538" calcext:value-type="float">
            <text:p>4641583538</text:p>
          </table:table-cell>
          <table:table-cell office:value-type="float" office:value="3.15" calcext:value-type="float">
            <text:p>3.15</text:p>
          </table:table-cell>
          <table:table-cell office:value-type="float" office:value="6332702894" calcext:value-type="float">
            <text:p>6332702894</text:p>
          </table:table-cell>
          <table:table-cell office:value-type="float" office:value="2.77" calcext:value-type="float">
            <text:p>2.77</text:p>
          </table:table-cell>
          <table:table-cell office:value-type="float" office:value="6965013671" calcext:value-type="float">
            <text:p>6965013671</text:p>
          </table:table-cell>
          <table:table-cell office:value-type="float" office:value="3.16" calcext:value-type="float">
            <text:p>3.16</text:p>
          </table:table-cell>
          <table:table-cell office:value-type="float" office:value="6842420509" calcext:value-type="float">
            <text:p>6842420509</text:p>
          </table:table-cell>
          <table:table-cell office:value-type="float" office:value="3.08" calcext:value-type="float">
            <text:p>3.08</text:p>
          </table:table-cell>
          <table:table-cell office:value-type="float" office:value="7285722060" calcext:value-type="float">
            <text:p>7285722060</text:p>
          </table:table-cell>
          <table:table-cell office:value-type="float" office:value="3.02" calcext:value-type="float">
            <text:p>3.02</text:p>
          </table:table-cell>
          <table:table-cell office:value-type="float" office:value="6634064335" calcext:value-type="float">
            <text:p>6634064335</text:p>
          </table:table-cell>
          <table:table-cell office:value-type="float" office:value="3" calcext:value-type="float">
            <text:p>3</text:p>
          </table:table-cell>
          <table:table-cell office:value-type="float" office:value="7294121687" calcext:value-type="float">
            <text:p>7294121687</text:p>
          </table:table-cell>
          <table:table-cell office:value-type="float" office:value="3.11" calcext:value-type="float">
            <text:p>3.11</text:p>
          </table:table-cell>
          <table:table-cell office:value-type="float" office:value="4418905689" calcext:value-type="float">
            <text:p>4418905689</text:p>
          </table:table-cell>
          <table:table-cell office:value-type="float" office:value="3.07" calcext:value-type="float">
            <text:p>3.07</text:p>
          </table:table-cell>
          <table:table-cell office:value-type="float" office:value="4637179647" calcext:value-type="float">
            <text:p>4637179647</text:p>
          </table:table-cell>
          <table:table-cell office:value-type="float" office:value="3.07" calcext:value-type="float">
            <text:p>3.07</text:p>
          </table:table-cell>
          <table:table-cell office:value-type="float" office:value="4644439747" calcext:value-type="float">
            <text:p>4644439747</text:p>
          </table:table-cell>
          <table:table-cell office:value-type="float" office:value="3.04" calcext:value-type="float">
            <text:p>3.04</text:p>
          </table:table-cell>
          <table:table-cell office:value-type="float" office:value="4531277939" calcext:value-type="float">
            <text:p>4531277939</text:p>
          </table:table-cell>
          <table:table-cell office:value-type="float" office:value="3.07" calcext:value-type="float">
            <text:p>3.07</text:p>
          </table:table-cell>
          <table:table-cell office:value-type="float" office:value="4602563222" calcext:value-type="float">
            <text:p>4602563222</text:p>
          </table:table-cell>
          <table:table-cell office:value-type="float" office:value="3.07" calcext:value-type="float">
            <text:p>3.07</text:p>
          </table:table-cell>
          <table:table-cell office:value-type="float" office:value="4553992066" calcext:value-type="float">
            <text:p>4553992066</text:p>
          </table:table-cell>
          <table:table-cell office:value-type="float" office:value="3.09" calcext:value-type="float">
            <text:p>3.09</text:p>
          </table:table-cell>
          <table:table-cell office:value-type="float" office:value="4599106874" calcext:value-type="float">
            <text:p>4599106874</text:p>
          </table:table-cell>
          <table:table-cell office:value-type="float" office:value="3.07" calcext:value-type="float">
            <text:p>3.07</text:p>
          </table:table-cell>
          <table:table-cell office:value-type="float" office:value="4644782168" calcext:value-type="float">
            <text:p>4644782168</text:p>
          </table:table-cell>
          <table:table-cell office:value-type="float" office:value="3.08" calcext:value-type="float">
            <text:p>3.08</text:p>
          </table:table-cell>
          <table:table-cell office:value-type="float" office:value="4630169819" calcext:value-type="float">
            <text:p>4630169819</text:p>
          </table:table-cell>
          <table:table-cell office:value-type="float" office:value="3.07" calcext:value-type="float">
            <text:p>3.07</text:p>
          </table:table-cell>
          <table:table-cell office:value-type="float" office:value="4682744969" calcext:value-type="float">
            <text:p>4682744969</text:p>
          </table:table-cell>
          <table:table-cell office:value-type="float" office:value="3.07" calcext:value-type="float">
            <text:p>3.07</text:p>
          </table:table-cell>
          <table:table-cell office:value-type="float" office:value="3675014211" calcext:value-type="float">
            <text:p>3675014211</text:p>
          </table:table-cell>
          <table:table-cell office:value-type="float" office:value="3.06" calcext:value-type="float">
            <text:p>3.06</text:p>
          </table:table-cell>
          <table:table-cell table:number-columns-repeated="3"/>
        </table:table-row>
        <table:table-row table:style-name="ro1">
          <table:table-cell office:value-type="float" office:value="14493958040" calcext:value-type="float">
            <text:p>14493958040</text:p>
          </table:table-cell>
          <table:table-cell office:value-type="float" office:value="4.28" calcext:value-type="float">
            <text:p>4.28</text:p>
          </table:table-cell>
          <table:table-cell office:value-type="float" office:value="19342553131" calcext:value-type="float">
            <text:p>19342553131</text:p>
          </table:table-cell>
          <table:table-cell office:value-type="float" office:value="6.24" calcext:value-type="float">
            <text:p>6.24</text:p>
          </table:table-cell>
          <table:table-cell office:value-type="float" office:value="17153594062" calcext:value-type="float">
            <text:p>17153594062</text:p>
          </table:table-cell>
          <table:table-cell office:value-type="float" office:value="5.56" calcext:value-type="float">
            <text:p>5.56</text:p>
          </table:table-cell>
          <table:table-cell office:value-type="float" office:value="16096652935" calcext:value-type="float">
            <text:p>16096652935</text:p>
          </table:table-cell>
          <table:table-cell office:value-type="float" office:value="5.29" calcext:value-type="float">
            <text:p>5.29</text:p>
          </table:table-cell>
          <table:table-cell office:value-type="float" office:value="9682977587" calcext:value-type="float">
            <text:p>9682977587</text:p>
          </table:table-cell>
          <table:table-cell office:value-type="float" office:value="3.26" calcext:value-type="float">
            <text:p>3.26</text:p>
          </table:table-cell>
          <table:table-cell office:value-type="float" office:value="11031400379" calcext:value-type="float">
            <text:p>11031400379</text:p>
          </table:table-cell>
          <table:table-cell office:value-type="float" office:value="3.73" calcext:value-type="float">
            <text:p>3.73</text:p>
          </table:table-cell>
          <table:table-cell office:value-type="float" office:value="6969383337" calcext:value-type="float">
            <text:p>6969383337</text:p>
          </table:table-cell>
          <table:table-cell office:value-type="float" office:value="3.15" calcext:value-type="float">
            <text:p>3.15</text:p>
          </table:table-cell>
          <table:table-cell office:value-type="float" office:value="8487888923" calcext:value-type="float">
            <text:p>8487888923</text:p>
          </table:table-cell>
          <table:table-cell office:value-type="float" office:value="3.83" calcext:value-type="float">
            <text:p>3.83</text:p>
          </table:table-cell>
          <table:table-cell office:value-type="float" office:value="9020051690" calcext:value-type="float">
            <text:p>9020051690</text:p>
          </table:table-cell>
          <table:table-cell office:value-type="float" office:value="4.02" calcext:value-type="float">
            <text:p>4.02</text:p>
          </table:table-cell>
          <table:table-cell office:value-type="float" office:value="6504028645" calcext:value-type="float">
            <text:p>6504028645</text:p>
          </table:table-cell>
          <table:table-cell office:value-type="float" office:value="2.95" calcext:value-type="float">
            <text:p>2.95</text:p>
          </table:table-cell>
          <table:table-cell office:value-type="float" office:value="4244466350" calcext:value-type="float">
            <text:p>4244466350</text:p>
          </table:table-cell>
          <table:table-cell office:value-type="float" office:value="2.95" calcext:value-type="float">
            <text:p>2.95</text:p>
          </table:table-cell>
          <table:table-cell office:value-type="float" office:value="5087494321" calcext:value-type="float">
            <text:p>5087494321</text:p>
          </table:table-cell>
          <table:table-cell office:value-type="float" office:value="3.42" calcext:value-type="float">
            <text:p>3.42</text:p>
          </table:table-cell>
          <table:table-cell office:value-type="float" office:value="4633601925" calcext:value-type="float">
            <text:p>4633601925</text:p>
          </table:table-cell>
          <table:table-cell office:value-type="float" office:value="3.14" calcext:value-type="float">
            <text:p>3.14</text:p>
          </table:table-cell>
          <table:table-cell office:value-type="float" office:value="6039897860" calcext:value-type="float">
            <text:p>6039897860</text:p>
          </table:table-cell>
          <table:table-cell office:value-type="float" office:value="2.76" calcext:value-type="float">
            <text:p>2.76</text:p>
          </table:table-cell>
          <table:table-cell office:value-type="float" office:value="7027212067" calcext:value-type="float">
            <text:p>7027212067</text:p>
          </table:table-cell>
          <table:table-cell office:value-type="float" office:value="3.16" calcext:value-type="float">
            <text:p>3.16</text:p>
          </table:table-cell>
          <table:table-cell office:value-type="float" office:value="6662665969" calcext:value-type="float">
            <text:p>6662665969</text:p>
          </table:table-cell>
          <table:table-cell office:value-type="float" office:value="3.02" calcext:value-type="float">
            <text:p>3.02</text:p>
          </table:table-cell>
          <table:table-cell office:value-type="float" office:value="6581624585" calcext:value-type="float">
            <text:p>6581624585</text:p>
          </table:table-cell>
          <table:table-cell office:value-type="float" office:value="3.03" calcext:value-type="float">
            <text:p>3.03</text:p>
          </table:table-cell>
          <table:table-cell office:value-type="float" office:value="6151802752" calcext:value-type="float">
            <text:p>6151802752</text:p>
          </table:table-cell>
          <table:table-cell office:value-type="float" office:value="3.06" calcext:value-type="float">
            <text:p>3.06</text:p>
          </table:table-cell>
          <table:table-cell office:value-type="float" office:value="7248030347" calcext:value-type="float">
            <text:p>7248030347</text:p>
          </table:table-cell>
          <table:table-cell office:value-type="float" office:value="3.11" calcext:value-type="float">
            <text:p>3.11</text:p>
          </table:table-cell>
          <table:table-cell office:value-type="float" office:value="4688863882" calcext:value-type="float">
            <text:p>4688863882</text:p>
          </table:table-cell>
          <table:table-cell office:value-type="float" office:value="3.07" calcext:value-type="float">
            <text:p>3.07</text:p>
          </table:table-cell>
          <table:table-cell office:value-type="float" office:value="4496754738" calcext:value-type="float">
            <text:p>4496754738</text:p>
          </table:table-cell>
          <table:table-cell office:value-type="float" office:value="3.06" calcext:value-type="float">
            <text:p>3.06</text:p>
          </table:table-cell>
          <table:table-cell office:value-type="float" office:value="4449130809" calcext:value-type="float">
            <text:p>4449130809</text:p>
          </table:table-cell>
          <table:table-cell office:value-type="float" office:value="3.06" calcext:value-type="float">
            <text:p>3.06</text:p>
          </table:table-cell>
          <table:table-cell office:value-type="float" office:value="4720115625" calcext:value-type="float">
            <text:p>4720115625</text:p>
          </table:table-cell>
          <table:table-cell office:value-type="float" office:value="3.08" calcext:value-type="float">
            <text:p>3.08</text:p>
          </table:table-cell>
          <table:table-cell office:value-type="float" office:value="4269972893" calcext:value-type="float">
            <text:p>4269972893</text:p>
          </table:table-cell>
          <table:table-cell office:value-type="float" office:value="3.05" calcext:value-type="float">
            <text:p>3.05</text:p>
          </table:table-cell>
          <table:table-cell office:value-type="float" office:value="4507956636" calcext:value-type="float">
            <text:p>4507956636</text:p>
          </table:table-cell>
          <table:table-cell office:value-type="float" office:value="3.06" calcext:value-type="float">
            <text:p>3.06</text:p>
          </table:table-cell>
          <table:table-cell office:value-type="float" office:value="4437582153" calcext:value-type="float">
            <text:p>4437582153</text:p>
          </table:table-cell>
          <table:table-cell office:value-type="float" office:value="3.03" calcext:value-type="float">
            <text:p>3.03</text:p>
          </table:table-cell>
          <table:table-cell office:value-type="float" office:value="4572507845" calcext:value-type="float">
            <text:p>4572507845</text:p>
          </table:table-cell>
          <table:table-cell office:value-type="float" office:value="3.07" calcext:value-type="float">
            <text:p>3.07</text:p>
          </table:table-cell>
          <table:table-cell office:value-type="float" office:value="4612910910" calcext:value-type="float">
            <text:p>4612910910</text:p>
          </table:table-cell>
          <table:table-cell office:value-type="float" office:value="3.06" calcext:value-type="float">
            <text:p>3.06</text:p>
          </table:table-cell>
          <table:table-cell office:value-type="float" office:value="4398651293" calcext:value-type="float">
            <text:p>4398651293</text:p>
          </table:table-cell>
          <table:table-cell office:value-type="float" office:value="3.06" calcext:value-type="float">
            <text:p>3.06</text:p>
          </table:table-cell>
          <table:table-cell office:value-type="float" office:value="4784226394" calcext:value-type="float">
            <text:p>4784226394</text:p>
          </table:table-cell>
          <table:table-cell office:value-type="float" office:value="3.11" calcext:value-type="float">
            <text:p>3.11</text:p>
          </table:table-cell>
          <table:table-cell table:number-columns-repeated="3"/>
        </table:table-row>
        <table:table-row table:style-name="ro1">
          <table:table-cell office:value-type="float" office:value="20925597275" calcext:value-type="float">
            <text:p>20925597275</text:p>
          </table:table-cell>
          <table:table-cell office:value-type="float" office:value="6.28" calcext:value-type="float">
            <text:p>6.28</text:p>
          </table:table-cell>
          <table:table-cell office:value-type="float" office:value="20519671898" calcext:value-type="float">
            <text:p>20519671898</text:p>
          </table:table-cell>
          <table:table-cell office:value-type="float" office:value="6.41" calcext:value-type="float">
            <text:p>6.41</text:p>
          </table:table-cell>
          <table:table-cell office:value-type="float" office:value="18824547353" calcext:value-type="float">
            <text:p>18824547353</text:p>
          </table:table-cell>
          <table:table-cell office:value-type="float" office:value="6.19" calcext:value-type="float">
            <text:p>6.19</text:p>
          </table:table-cell>
          <table:table-cell office:value-type="float" office:value="13122381633" calcext:value-type="float">
            <text:p>13122381633</text:p>
          </table:table-cell>
          <table:table-cell office:value-type="float" office:value="4.37" calcext:value-type="float">
            <text:p>4.37</text:p>
          </table:table-cell>
          <table:table-cell office:value-type="float" office:value="9983016364" calcext:value-type="float">
            <text:p>9983016364</text:p>
          </table:table-cell>
          <table:table-cell office:value-type="float" office:value="3.29" calcext:value-type="float">
            <text:p>3.29</text:p>
          </table:table-cell>
          <table:table-cell office:value-type="float" office:value="10733944223" calcext:value-type="float">
            <text:p>10733944223</text:p>
          </table:table-cell>
          <table:table-cell office:value-type="float" office:value="3.63" calcext:value-type="float">
            <text:p>3.63</text:p>
          </table:table-cell>
          <table:table-cell office:value-type="float" office:value="7589753708" calcext:value-type="float">
            <text:p>7589753708</text:p>
          </table:table-cell>
          <table:table-cell office:value-type="float" office:value="3.33" calcext:value-type="float">
            <text:p>3.33</text:p>
          </table:table-cell>
          <table:table-cell office:value-type="float" office:value="8569101151" calcext:value-type="float">
            <text:p>8569101151</text:p>
          </table:table-cell>
          <table:table-cell office:value-type="float" office:value="3.76" calcext:value-type="float">
            <text:p>3.76</text:p>
          </table:table-cell>
          <table:table-cell office:value-type="float" office:value="9016894829" calcext:value-type="float">
            <text:p>9016894829</text:p>
          </table:table-cell>
          <table:table-cell office:value-type="float" office:value="3.88" calcext:value-type="float">
            <text:p>3.88</text:p>
          </table:table-cell>
          <table:table-cell office:value-type="float" office:value="6730896504" calcext:value-type="float">
            <text:p>6730896504</text:p>
          </table:table-cell>
          <table:table-cell office:value-type="float" office:value="3" calcext:value-type="float">
            <text:p>3</text:p>
          </table:table-cell>
          <table:table-cell office:value-type="float" office:value="4441783427" calcext:value-type="float">
            <text:p>4441783427</text:p>
          </table:table-cell>
          <table:table-cell office:value-type="float" office:value="2.95" calcext:value-type="float">
            <text:p>2.95</text:p>
          </table:table-cell>
          <table:table-cell office:value-type="float" office:value="4938115401" calcext:value-type="float">
            <text:p>4938115401</text:p>
          </table:table-cell>
          <table:table-cell office:value-type="float" office:value="3.39" calcext:value-type="float">
            <text:p>3.39</text:p>
          </table:table-cell>
          <table:table-cell office:value-type="float" office:value="4788950255" calcext:value-type="float">
            <text:p>4788950255</text:p>
          </table:table-cell>
          <table:table-cell office:value-type="float" office:value="3.13" calcext:value-type="float">
            <text:p>3.13</text:p>
          </table:table-cell>
          <table:table-cell office:value-type="float" office:value="6177161424" calcext:value-type="float">
            <text:p>6177161424</text:p>
          </table:table-cell>
          <table:table-cell office:value-type="float" office:value="2.74" calcext:value-type="float">
            <text:p>2.74</text:p>
          </table:table-cell>
          <table:table-cell office:value-type="float" office:value="6951983537" calcext:value-type="float">
            <text:p>6951983537</text:p>
          </table:table-cell>
          <table:table-cell office:value-type="float" office:value="3.15" calcext:value-type="float">
            <text:p>3.15</text:p>
          </table:table-cell>
          <table:table-cell office:value-type="float" office:value="6668390527" calcext:value-type="float">
            <text:p>6668390527</text:p>
          </table:table-cell>
          <table:table-cell office:value-type="float" office:value="3.09" calcext:value-type="float">
            <text:p>3.09</text:p>
          </table:table-cell>
          <table:table-cell office:value-type="float" office:value="6940421881" calcext:value-type="float">
            <text:p>6940421881</text:p>
          </table:table-cell>
          <table:table-cell office:value-type="float" office:value="3.07" calcext:value-type="float">
            <text:p>3.07</text:p>
          </table:table-cell>
          <table:table-cell office:value-type="float" office:value="6821617865" calcext:value-type="float">
            <text:p>6821617865</text:p>
          </table:table-cell>
          <table:table-cell office:value-type="float" office:value="2.98" calcext:value-type="float">
            <text:p>2.98</text:p>
          </table:table-cell>
          <table:table-cell office:value-type="float" office:value="7090074987" calcext:value-type="float">
            <text:p>7090074987</text:p>
          </table:table-cell>
          <table:table-cell office:value-type="float" office:value="3.09" calcext:value-type="float">
            <text:p>3.09</text:p>
          </table:table-cell>
          <table:table-cell office:value-type="float" office:value="4304642765" calcext:value-type="float">
            <text:p>4304642765</text:p>
          </table:table-cell>
          <table:table-cell office:value-type="float" office:value="3.06" calcext:value-type="float">
            <text:p>3.06</text:p>
          </table:table-cell>
          <table:table-cell office:value-type="float" office:value="4507770657" calcext:value-type="float">
            <text:p>4507770657</text:p>
          </table:table-cell>
          <table:table-cell office:value-type="float" office:value="3.06" calcext:value-type="float">
            <text:p>3.06</text:p>
          </table:table-cell>
          <table:table-cell office:value-type="float" office:value="4475466576" calcext:value-type="float">
            <text:p>4475466576</text:p>
          </table:table-cell>
          <table:table-cell office:value-type="float" office:value="3.06" calcext:value-type="float">
            <text:p>3.06</text:p>
          </table:table-cell>
          <table:table-cell office:value-type="float" office:value="4580421600" calcext:value-type="float">
            <text:p>4580421600</text:p>
          </table:table-cell>
          <table:table-cell office:value-type="float" office:value="3.06" calcext:value-type="float">
            <text:p>3.06</text:p>
          </table:table-cell>
          <table:table-cell office:value-type="float" office:value="4614307540" calcext:value-type="float">
            <text:p>4614307540</text:p>
          </table:table-cell>
          <table:table-cell office:value-type="float" office:value="3.07" calcext:value-type="float">
            <text:p>3.07</text:p>
          </table:table-cell>
          <table:table-cell office:value-type="float" office:value="4602472553" calcext:value-type="float">
            <text:p>4602472553</text:p>
          </table:table-cell>
          <table:table-cell office:value-type="float" office:value="3.03" calcext:value-type="float">
            <text:p>3.03</text:p>
          </table:table-cell>
          <table:table-cell office:value-type="float" office:value="4733924882" calcext:value-type="float">
            <text:p>4733924882</text:p>
          </table:table-cell>
          <table:table-cell office:value-type="float" office:value="3.05" calcext:value-type="float">
            <text:p>3.05</text:p>
          </table:table-cell>
          <table:table-cell office:value-type="float" office:value="4562001912" calcext:value-type="float">
            <text:p>4562001912</text:p>
          </table:table-cell>
          <table:table-cell office:value-type="float" office:value="3.07" calcext:value-type="float">
            <text:p>3.07</text:p>
          </table:table-cell>
          <table:table-cell office:value-type="float" office:value="4404905083" calcext:value-type="float">
            <text:p>4404905083</text:p>
          </table:table-cell>
          <table:table-cell office:value-type="float" office:value="3.07" calcext:value-type="float">
            <text:p>3.07</text:p>
          </table:table-cell>
          <table:table-cell office:value-type="float" office:value="4346146277" calcext:value-type="float">
            <text:p>4346146277</text:p>
          </table:table-cell>
          <table:table-cell office:value-type="float" office:value="3.07" calcext:value-type="float">
            <text:p>3.07</text:p>
          </table:table-cell>
          <table:table-cell office:value-type="float" office:value="4567963089" calcext:value-type="float">
            <text:p>4567963089</text:p>
          </table:table-cell>
          <table:table-cell office:value-type="float" office:value="3.07" calcext:value-type="float">
            <text:p>3.07</text:p>
          </table:table-cell>
          <table:table-cell table:number-columns-repeated="3"/>
        </table:table-row>
        <table:table-row table:style-name="ro1">
          <table:table-cell office:value-type="float" office:value="17623302521" calcext:value-type="float">
            <text:p>17623302521</text:p>
          </table:table-cell>
          <table:table-cell office:value-type="float" office:value="5.79" calcext:value-type="float">
            <text:p>5.79</text:p>
          </table:table-cell>
          <table:table-cell office:value-type="float" office:value="17948286924" calcext:value-type="float">
            <text:p>17948286924</text:p>
          </table:table-cell>
          <table:table-cell office:value-type="float" office:value="5.53" calcext:value-type="float">
            <text:p>5.53</text:p>
          </table:table-cell>
          <table:table-cell office:value-type="float" office:value="14683291292" calcext:value-type="float">
            <text:p>14683291292</text:p>
          </table:table-cell>
          <table:table-cell office:value-type="float" office:value="4.79" calcext:value-type="float">
            <text:p>4.79</text:p>
          </table:table-cell>
          <table:table-cell office:value-type="float" office:value="15251844114" calcext:value-type="float">
            <text:p>15251844114</text:p>
          </table:table-cell>
          <table:table-cell office:value-type="float" office:value="5.06" calcext:value-type="float">
            <text:p>5.06</text:p>
          </table:table-cell>
          <table:table-cell office:value-type="float" office:value="10750168519" calcext:value-type="float">
            <text:p>10750168519</text:p>
          </table:table-cell>
          <table:table-cell office:value-type="float" office:value="3.56" calcext:value-type="float">
            <text:p>3.56</text:p>
          </table:table-cell>
          <table:table-cell office:value-type="float" office:value="11649335546" calcext:value-type="float">
            <text:p>11649335546</text:p>
          </table:table-cell>
          <table:table-cell office:value-type="float" office:value="3.95" calcext:value-type="float">
            <text:p>3.95</text:p>
          </table:table-cell>
          <table:table-cell office:value-type="float" office:value="7010055209" calcext:value-type="float">
            <text:p>7010055209</text:p>
          </table:table-cell>
          <table:table-cell office:value-type="float" office:value="3.13" calcext:value-type="float">
            <text:p>3.13</text:p>
          </table:table-cell>
          <table:table-cell office:value-type="float" office:value="8848101961" calcext:value-type="float">
            <text:p>8848101961</text:p>
          </table:table-cell>
          <table:table-cell office:value-type="float" office:value="3.91" calcext:value-type="float">
            <text:p>3.91</text:p>
          </table:table-cell>
          <table:table-cell office:value-type="float" office:value="8935403133" calcext:value-type="float">
            <text:p>8935403133</text:p>
          </table:table-cell>
          <table:table-cell office:value-type="float" office:value="4.02" calcext:value-type="float">
            <text:p>4.02</text:p>
          </table:table-cell>
          <table:table-cell office:value-type="float" office:value="6344171335" calcext:value-type="float">
            <text:p>6344171335</text:p>
          </table:table-cell>
          <table:table-cell office:value-type="float" office:value="2.96" calcext:value-type="float">
            <text:p>2.96</text:p>
          </table:table-cell>
          <table:table-cell office:value-type="float" office:value="4336226845" calcext:value-type="float">
            <text:p>4336226845</text:p>
          </table:table-cell>
          <table:table-cell office:value-type="float" office:value="2.95" calcext:value-type="float">
            <text:p>2.95</text:p>
          </table:table-cell>
          <table:table-cell office:value-type="float" office:value="4899997355" calcext:value-type="float">
            <text:p>4899997355</text:p>
          </table:table-cell>
          <table:table-cell office:value-type="float" office:value="3.36" calcext:value-type="float">
            <text:p>3.36</text:p>
          </table:table-cell>
          <table:table-cell office:value-type="float" office:value="4690204924" calcext:value-type="float">
            <text:p>4690204924</text:p>
          </table:table-cell>
          <table:table-cell office:value-type="float" office:value="3.13" calcext:value-type="float">
            <text:p>3.13</text:p>
          </table:table-cell>
          <table:table-cell office:value-type="float" office:value="6026734615" calcext:value-type="float">
            <text:p>6026734615</text:p>
          </table:table-cell>
          <table:table-cell office:value-type="float" office:value="2.75" calcext:value-type="float">
            <text:p>2.75</text:p>
          </table:table-cell>
          <table:table-cell office:value-type="float" office:value="7007446676" calcext:value-type="float">
            <text:p>7007446676</text:p>
          </table:table-cell>
          <table:table-cell office:value-type="float" office:value="3.15" calcext:value-type="float">
            <text:p>3.15</text:p>
          </table:table-cell>
          <table:table-cell office:value-type="float" office:value="6683297410" calcext:value-type="float">
            <text:p>6683297410</text:p>
          </table:table-cell>
          <table:table-cell office:value-type="float" office:value="3.06" calcext:value-type="float">
            <text:p>3.06</text:p>
          </table:table-cell>
          <table:table-cell office:value-type="float" office:value="7190954415" calcext:value-type="float">
            <text:p>7190954415</text:p>
          </table:table-cell>
          <table:table-cell office:value-type="float" office:value="3.05" calcext:value-type="float">
            <text:p>3.05</text:p>
          </table:table-cell>
          <table:table-cell office:value-type="float" office:value="6773692175" calcext:value-type="float">
            <text:p>6773692175</text:p>
          </table:table-cell>
          <table:table-cell office:value-type="float" office:value="3.01" calcext:value-type="float">
            <text:p>3.01</text:p>
          </table:table-cell>
          <table:table-cell office:value-type="float" office:value="7273014222" calcext:value-type="float">
            <text:p>7273014222</text:p>
          </table:table-cell>
          <table:table-cell office:value-type="float" office:value="3.07" calcext:value-type="float">
            <text:p>3.07</text:p>
          </table:table-cell>
          <table:table-cell office:value-type="float" office:value="4389791185" calcext:value-type="float">
            <text:p>4389791185</text:p>
          </table:table-cell>
          <table:table-cell office:value-type="float" office:value="3.06" calcext:value-type="float">
            <text:p>3.06</text:p>
          </table:table-cell>
          <table:table-cell office:value-type="float" office:value="4670688118" calcext:value-type="float">
            <text:p>4670688118</text:p>
          </table:table-cell>
          <table:table-cell office:value-type="float" office:value="3.05" calcext:value-type="float">
            <text:p>3.05</text:p>
          </table:table-cell>
          <table:table-cell office:value-type="float" office:value="4484932959" calcext:value-type="float">
            <text:p>4484932959</text:p>
          </table:table-cell>
          <table:table-cell office:value-type="float" office:value="3.06" calcext:value-type="float">
            <text:p>3.06</text:p>
          </table:table-cell>
          <table:table-cell office:value-type="float" office:value="4603420067" calcext:value-type="float">
            <text:p>4603420067</text:p>
          </table:table-cell>
          <table:table-cell office:value-type="float" office:value="3.06" calcext:value-type="float">
            <text:p>3.06</text:p>
          </table:table-cell>
          <table:table-cell office:value-type="float" office:value="4640503137" calcext:value-type="float">
            <text:p>4640503137</text:p>
          </table:table-cell>
          <table:table-cell office:value-type="float" office:value="3.06" calcext:value-type="float">
            <text:p>3.06</text:p>
          </table:table-cell>
          <table:table-cell office:value-type="float" office:value="4691996724" calcext:value-type="float">
            <text:p>4691996724</text:p>
          </table:table-cell>
          <table:table-cell office:value-type="float" office:value="3.05" calcext:value-type="float">
            <text:p>3.05</text:p>
          </table:table-cell>
          <table:table-cell office:value-type="float" office:value="4609631285" calcext:value-type="float">
            <text:p>4609631285</text:p>
          </table:table-cell>
          <table:table-cell office:value-type="float" office:value="3.06" calcext:value-type="float">
            <text:p>3.06</text:p>
          </table:table-cell>
          <table:table-cell office:value-type="float" office:value="4507653085" calcext:value-type="float">
            <text:p>4507653085</text:p>
          </table:table-cell>
          <table:table-cell office:value-type="float" office:value="3.04" calcext:value-type="float">
            <text:p>3.04</text:p>
          </table:table-cell>
          <table:table-cell office:value-type="float" office:value="4705875127" calcext:value-type="float">
            <text:p>4705875127</text:p>
          </table:table-cell>
          <table:table-cell office:value-type="float" office:value="3.06" calcext:value-type="float">
            <text:p>3.06</text:p>
          </table:table-cell>
          <table:table-cell office:value-type="float" office:value="4525246279" calcext:value-type="float">
            <text:p>4525246279</text:p>
          </table:table-cell>
          <table:table-cell office:value-type="float" office:value="3.06" calcext:value-type="float">
            <text:p>3.06</text:p>
          </table:table-cell>
          <table:table-cell office:value-type="float" office:value="4614837912" calcext:value-type="float">
            <text:p>4614837912</text:p>
          </table:table-cell>
          <table:table-cell office:value-type="float" office:value="3.04" calcext:value-type="float">
            <text:p>3.04</text:p>
          </table:table-cell>
          <table:table-cell table:number-columns-repeated="3"/>
        </table:table-row>
        <table:table-row table:style-name="ro1">
          <table:table-cell office:value-type="float" office:value="16716937792" calcext:value-type="float">
            <text:p>16716937792</text:p>
          </table:table-cell>
          <table:table-cell office:value-type="float" office:value="6.05" calcext:value-type="float">
            <text:p>6.05</text:p>
          </table:table-cell>
          <table:table-cell office:value-type="float" office:value="18813844412" calcext:value-type="float">
            <text:p>18813844412</text:p>
          </table:table-cell>
          <table:table-cell office:value-type="float" office:value="5.84" calcext:value-type="float">
            <text:p>5.84</text:p>
          </table:table-cell>
          <table:table-cell office:value-type="float" office:value="16831678622" calcext:value-type="float">
            <text:p>16831678622</text:p>
          </table:table-cell>
          <table:table-cell office:value-type="float" office:value="5.43" calcext:value-type="float">
            <text:p>5.43</text:p>
          </table:table-cell>
          <table:table-cell office:value-type="float" office:value="12120651771" calcext:value-type="float">
            <text:p>12120651771</text:p>
          </table:table-cell>
          <table:table-cell office:value-type="float" office:value="4.13" calcext:value-type="float">
            <text:p>4.13</text:p>
          </table:table-cell>
          <table:table-cell office:value-type="float" office:value="9983577739" calcext:value-type="float">
            <text:p>9983577739</text:p>
          </table:table-cell>
          <table:table-cell office:value-type="float" office:value="3.34" calcext:value-type="float">
            <text:p>3.34</text:p>
          </table:table-cell>
          <table:table-cell office:value-type="float" office:value="11164371469" calcext:value-type="float">
            <text:p>11164371469</text:p>
          </table:table-cell>
          <table:table-cell office:value-type="float" office:value="3.81" calcext:value-type="float">
            <text:p>3.81</text:p>
          </table:table-cell>
          <table:table-cell office:value-type="float" office:value="7592666684" calcext:value-type="float">
            <text:p>7592666684</text:p>
          </table:table-cell>
          <table:table-cell office:value-type="float" office:value="3.36" calcext:value-type="float">
            <text:p>3.36</text:p>
          </table:table-cell>
          <table:table-cell office:value-type="float" office:value="8753701948" calcext:value-type="float">
            <text:p>8753701948</text:p>
          </table:table-cell>
          <table:table-cell office:value-type="float" office:value="3.82" calcext:value-type="float">
            <text:p>3.82</text:p>
          </table:table-cell>
          <table:table-cell office:value-type="float" office:value="8657003931" calcext:value-type="float">
            <text:p>8657003931</text:p>
          </table:table-cell>
          <table:table-cell office:value-type="float" office:value="3.97" calcext:value-type="float">
            <text:p>3.97</text:p>
          </table:table-cell>
          <table:table-cell office:value-type="float" office:value="6392960211" calcext:value-type="float">
            <text:p>6392960211</text:p>
          </table:table-cell>
          <table:table-cell office:value-type="float" office:value="2.95" calcext:value-type="float">
            <text:p>2.95</text:p>
          </table:table-cell>
          <table:table-cell office:value-type="float" office:value="4394329355" calcext:value-type="float">
            <text:p>4394329355</text:p>
          </table:table-cell>
          <table:table-cell office:value-type="float" office:value="2.95" calcext:value-type="float">
            <text:p>2.95</text:p>
          </table:table-cell>
          <table:table-cell office:value-type="float" office:value="5096808855" calcext:value-type="float">
            <text:p>5096808855</text:p>
          </table:table-cell>
          <table:table-cell office:value-type="float" office:value="3.44" calcext:value-type="float">
            <text:p>3.44</text:p>
          </table:table-cell>
          <table:table-cell office:value-type="float" office:value="4791044377" calcext:value-type="float">
            <text:p>4791044377</text:p>
          </table:table-cell>
          <table:table-cell office:value-type="float" office:value="3.16" calcext:value-type="float">
            <text:p>3.16</text:p>
          </table:table-cell>
          <table:table-cell office:value-type="float" office:value="6191988117" calcext:value-type="float">
            <text:p>6191988117</text:p>
          </table:table-cell>
          <table:table-cell office:value-type="float" office:value="2.83" calcext:value-type="float">
            <text:p>2.83</text:p>
          </table:table-cell>
          <table:table-cell office:value-type="float" office:value="6975546475" calcext:value-type="float">
            <text:p>6975546475</text:p>
          </table:table-cell>
          <table:table-cell office:value-type="float" office:value="3.17" calcext:value-type="float">
            <text:p>3.17</text:p>
          </table:table-cell>
          <table:table-cell office:value-type="float" office:value="6985503519" calcext:value-type="float">
            <text:p>6985503519</text:p>
          </table:table-cell>
          <table:table-cell office:value-type="float" office:value="3.07" calcext:value-type="float">
            <text:p>3.07</text:p>
          </table:table-cell>
          <table:table-cell office:value-type="float" office:value="6752936294" calcext:value-type="float">
            <text:p>6752936294</text:p>
          </table:table-cell>
          <table:table-cell office:value-type="float" office:value="3.04" calcext:value-type="float">
            <text:p>3.04</text:p>
          </table:table-cell>
          <table:table-cell office:value-type="float" office:value="6658766675" calcext:value-type="float">
            <text:p>6658766675</text:p>
          </table:table-cell>
          <table:table-cell office:value-type="float" office:value="3.09" calcext:value-type="float">
            <text:p>3.09</text:p>
          </table:table-cell>
          <table:table-cell office:value-type="float" office:value="7229341543" calcext:value-type="float">
            <text:p>7229341543</text:p>
          </table:table-cell>
          <table:table-cell office:value-type="float" office:value="3.1" calcext:value-type="float">
            <text:p>3.1</text:p>
          </table:table-cell>
          <table:table-cell office:value-type="float" office:value="4736106960" calcext:value-type="float">
            <text:p>4736106960</text:p>
          </table:table-cell>
          <table:table-cell office:value-type="float" office:value="3.04" calcext:value-type="float">
            <text:p>3.04</text:p>
          </table:table-cell>
          <table:table-cell office:value-type="float" office:value="4589225556" calcext:value-type="float">
            <text:p>4589225556</text:p>
          </table:table-cell>
          <table:table-cell office:value-type="float" office:value="3.06" calcext:value-type="float">
            <text:p>3.06</text:p>
          </table:table-cell>
          <table:table-cell office:value-type="float" office:value="4474631381" calcext:value-type="float">
            <text:p>4474631381</text:p>
          </table:table-cell>
          <table:table-cell office:value-type="float" office:value="3.08" calcext:value-type="float">
            <text:p>3.08</text:p>
          </table:table-cell>
          <table:table-cell office:value-type="float" office:value="4632416480" calcext:value-type="float">
            <text:p>4632416480</text:p>
          </table:table-cell>
          <table:table-cell office:value-type="float" office:value="3.07" calcext:value-type="float">
            <text:p>3.07</text:p>
          </table:table-cell>
          <table:table-cell office:value-type="float" office:value="4925880103" calcext:value-type="float">
            <text:p>4925880103</text:p>
          </table:table-cell>
          <table:table-cell office:value-type="float" office:value="3.06" calcext:value-type="float">
            <text:p>3.06</text:p>
          </table:table-cell>
          <table:table-cell office:value-type="float" office:value="4550851265" calcext:value-type="float">
            <text:p>4550851265</text:p>
          </table:table-cell>
          <table:table-cell office:value-type="float" office:value="3.05" calcext:value-type="float">
            <text:p>3.05</text:p>
          </table:table-cell>
          <table:table-cell office:value-type="float" office:value="4512173535" calcext:value-type="float">
            <text:p>4512173535</text:p>
          </table:table-cell>
          <table:table-cell office:value-type="float" office:value="3.06" calcext:value-type="float">
            <text:p>3.06</text:p>
          </table:table-cell>
          <table:table-cell office:value-type="float" office:value="3006917603" calcext:value-type="float">
            <text:p>3006917603</text:p>
          </table:table-cell>
          <table:table-cell office:value-type="float" office:value="3.05" calcext:value-type="float">
            <text:p>3.05</text:p>
          </table:table-cell>
          <table:table-cell office:value-type="float" office:value="4520432988" calcext:value-type="float">
            <text:p>4520432988</text:p>
          </table:table-cell>
          <table:table-cell office:value-type="float" office:value="3.04" calcext:value-type="float">
            <text:p>3.04</text:p>
          </table:table-cell>
          <table:table-cell office:value-type="float" office:value="4510684866" calcext:value-type="float">
            <text:p>4510684866</text:p>
          </table:table-cell>
          <table:table-cell office:value-type="float" office:value="3.06" calcext:value-type="float">
            <text:p>3.06</text:p>
          </table:table-cell>
          <table:table-cell office:value-type="float" office:value="4606973699" calcext:value-type="float">
            <text:p>4606973699</text:p>
          </table:table-cell>
          <table:table-cell office:value-type="float" office:value="3.06" calcext:value-type="float">
            <text:p>3.06</text:p>
          </table:table-cell>
          <table:table-cell table:number-columns-repeated="3"/>
        </table:table-row>
        <table:table-row table:style-name="ro1">
          <table:table-cell office:value-type="float" office:value="17118463650" calcext:value-type="float">
            <text:p>17118463650</text:p>
          </table:table-cell>
          <table:table-cell office:value-type="float" office:value="6.3" calcext:value-type="float">
            <text:p>6.3</text:p>
          </table:table-cell>
          <table:table-cell office:value-type="float" office:value="15989341478" calcext:value-type="float">
            <text:p>15989341478</text:p>
          </table:table-cell>
          <table:table-cell office:value-type="float" office:value="5.14" calcext:value-type="float">
            <text:p>5.14</text:p>
          </table:table-cell>
          <table:table-cell office:value-type="float" office:value="15619425079" calcext:value-type="float">
            <text:p>15619425079</text:p>
          </table:table-cell>
          <table:table-cell office:value-type="float" office:value="5.11" calcext:value-type="float">
            <text:p>5.11</text:p>
          </table:table-cell>
          <table:table-cell office:value-type="float" office:value="14001963145" calcext:value-type="float">
            <text:p>14001963145</text:p>
          </table:table-cell>
          <table:table-cell office:value-type="float" office:value="4.6" calcext:value-type="float">
            <text:p>4.6</text:p>
          </table:table-cell>
          <table:table-cell office:value-type="float" office:value="9722130984" calcext:value-type="float">
            <text:p>9722130984</text:p>
          </table:table-cell>
          <table:table-cell office:value-type="float" office:value="3.26" calcext:value-type="float">
            <text:p>3.26</text:p>
          </table:table-cell>
          <table:table-cell office:value-type="float" office:value="11292273310" calcext:value-type="float">
            <text:p>11292273310</text:p>
          </table:table-cell>
          <table:table-cell office:value-type="float" office:value="3.82" calcext:value-type="float">
            <text:p>3.82</text:p>
          </table:table-cell>
          <table:table-cell office:value-type="float" office:value="6878509204" calcext:value-type="float">
            <text:p>6878509204</text:p>
          </table:table-cell>
          <table:table-cell office:value-type="float" office:value="3.15" calcext:value-type="float">
            <text:p>3.15</text:p>
          </table:table-cell>
          <table:table-cell office:value-type="float" office:value="8374268855" calcext:value-type="float">
            <text:p>8374268855</text:p>
          </table:table-cell>
          <table:table-cell office:value-type="float" office:value="3.83" calcext:value-type="float">
            <text:p>3.83</text:p>
          </table:table-cell>
          <table:table-cell office:value-type="float" office:value="8987341166" calcext:value-type="float">
            <text:p>8987341166</text:p>
          </table:table-cell>
          <table:table-cell office:value-type="float" office:value="3.93" calcext:value-type="float">
            <text:p>3.93</text:p>
          </table:table-cell>
          <table:table-cell office:value-type="float" office:value="6431920270" calcext:value-type="float">
            <text:p>6431920270</text:p>
          </table:table-cell>
          <table:table-cell office:value-type="float" office:value="2.96" calcext:value-type="float">
            <text:p>2.96</text:p>
          </table:table-cell>
          <table:table-cell office:value-type="float" office:value="4469296834" calcext:value-type="float">
            <text:p>4469296834</text:p>
          </table:table-cell>
          <table:table-cell office:value-type="float" office:value="2.94" calcext:value-type="float">
            <text:p>2.94</text:p>
          </table:table-cell>
          <table:table-cell office:value-type="float" office:value="5526227502" calcext:value-type="float">
            <text:p>5526227502</text:p>
          </table:table-cell>
          <table:table-cell office:value-type="float" office:value="3.7" calcext:value-type="float">
            <text:p>3.7</text:p>
          </table:table-cell>
          <table:table-cell office:value-type="float" office:value="4744863808" calcext:value-type="float">
            <text:p>4744863808</text:p>
          </table:table-cell>
          <table:table-cell office:value-type="float" office:value="3.15" calcext:value-type="float">
            <text:p>3.15</text:p>
          </table:table-cell>
          <table:table-cell office:value-type="float" office:value="6371521670" calcext:value-type="float">
            <text:p>6371521670</text:p>
          </table:table-cell>
          <table:table-cell office:value-type="float" office:value="2.75" calcext:value-type="float">
            <text:p>2.75</text:p>
          </table:table-cell>
          <table:table-cell office:value-type="float" office:value="7023141829" calcext:value-type="float">
            <text:p>7023141829</text:p>
          </table:table-cell>
          <table:table-cell office:value-type="float" office:value="3.14" calcext:value-type="float">
            <text:p>3.14</text:p>
          </table:table-cell>
          <table:table-cell office:value-type="float" office:value="7102625513" calcext:value-type="float">
            <text:p>7102625513</text:p>
          </table:table-cell>
          <table:table-cell office:value-type="float" office:value="3.08" calcext:value-type="float">
            <text:p>3.08</text:p>
          </table:table-cell>
          <table:table-cell office:value-type="float" office:value="7020200181" calcext:value-type="float">
            <text:p>7020200181</text:p>
          </table:table-cell>
          <table:table-cell office:value-type="float" office:value="3.05" calcext:value-type="float">
            <text:p>3.05</text:p>
          </table:table-cell>
          <table:table-cell office:value-type="float" office:value="6737200704" calcext:value-type="float">
            <text:p>6737200704</text:p>
          </table:table-cell>
          <table:table-cell office:value-type="float" office:value="3.06" calcext:value-type="float">
            <text:p>3.06</text:p>
          </table:table-cell>
          <table:table-cell office:value-type="float" office:value="6439878375" calcext:value-type="float">
            <text:p>6439878375</text:p>
          </table:table-cell>
          <table:table-cell office:value-type="float" office:value="3.09" calcext:value-type="float">
            <text:p>3.09</text:p>
          </table:table-cell>
          <table:table-cell office:value-type="float" office:value="4622745717" calcext:value-type="float">
            <text:p>4622745717</text:p>
          </table:table-cell>
          <table:table-cell office:value-type="float" office:value="3.07" calcext:value-type="float">
            <text:p>3.07</text:p>
          </table:table-cell>
          <table:table-cell office:value-type="float" office:value="4402572116" calcext:value-type="float">
            <text:p>4402572116</text:p>
          </table:table-cell>
          <table:table-cell office:value-type="float" office:value="3.07" calcext:value-type="float">
            <text:p>3.07</text:p>
          </table:table-cell>
          <table:table-cell office:value-type="float" office:value="4647831329" calcext:value-type="float">
            <text:p>4647831329</text:p>
          </table:table-cell>
          <table:table-cell office:value-type="float" office:value="3.06" calcext:value-type="float">
            <text:p>3.06</text:p>
          </table:table-cell>
          <table:table-cell office:value-type="float" office:value="4569668451" calcext:value-type="float">
            <text:p>4569668451</text:p>
          </table:table-cell>
          <table:table-cell office:value-type="float" office:value="3" calcext:value-type="float">
            <text:p>3</text:p>
          </table:table-cell>
          <table:table-cell office:value-type="float" office:value="4779825104" calcext:value-type="float">
            <text:p>4779825104</text:p>
          </table:table-cell>
          <table:table-cell office:value-type="float" office:value="3.07" calcext:value-type="float">
            <text:p>3.07</text:p>
          </table:table-cell>
          <table:table-cell office:value-type="float" office:value="4336824040" calcext:value-type="float">
            <text:p>4336824040</text:p>
          </table:table-cell>
          <table:table-cell office:value-type="float" office:value="3.07" calcext:value-type="float">
            <text:p>3.07</text:p>
          </table:table-cell>
          <table:table-cell office:value-type="float" office:value="4629219352" calcext:value-type="float">
            <text:p>4629219352</text:p>
          </table:table-cell>
          <table:table-cell office:value-type="float" office:value="3.06" calcext:value-type="float">
            <text:p>3.06</text:p>
          </table:table-cell>
          <table:table-cell office:value-type="float" office:value="4505524133" calcext:value-type="float">
            <text:p>4505524133</text:p>
          </table:table-cell>
          <table:table-cell office:value-type="float" office:value="3.07" calcext:value-type="float">
            <text:p>3.07</text:p>
          </table:table-cell>
          <table:table-cell office:value-type="float" office:value="4484843293" calcext:value-type="float">
            <text:p>4484843293</text:p>
          </table:table-cell>
          <table:table-cell office:value-type="float" office:value="3.06" calcext:value-type="float">
            <text:p>3.06</text:p>
          </table:table-cell>
          <table:table-cell office:value-type="float" office:value="4565454022" calcext:value-type="float">
            <text:p>4565454022</text:p>
          </table:table-cell>
          <table:table-cell office:value-type="float" office:value="3.06" calcext:value-type="float">
            <text:p>3.06</text:p>
          </table:table-cell>
          <table:table-cell office:value-type="float" office:value="4516163706" calcext:value-type="float">
            <text:p>4516163706</text:p>
          </table:table-cell>
          <table:table-cell office:value-type="float" office:value="3.06" calcext:value-type="float">
            <text:p>3.06</text:p>
          </table:table-cell>
          <table:table-cell table:number-columns-repeated="3"/>
        </table:table-row>
        <table:table-row table:style-name="ro1">
          <table:table-cell office:value-type="float" office:value="18982464876" calcext:value-type="float">
            <text:p>18982464876</text:p>
          </table:table-cell>
          <table:table-cell office:value-type="float" office:value="5.92" calcext:value-type="float">
            <text:p>5.92</text:p>
          </table:table-cell>
          <table:table-cell office:value-type="float" office:value="20215912445" calcext:value-type="float">
            <text:p>20215912445</text:p>
          </table:table-cell>
          <table:table-cell office:value-type="float" office:value="6.47" calcext:value-type="float">
            <text:p>6.47</text:p>
          </table:table-cell>
          <table:table-cell office:value-type="float" office:value="15375434498" calcext:value-type="float">
            <text:p>15375434498</text:p>
          </table:table-cell>
          <table:table-cell office:value-type="float" office:value="5.02" calcext:value-type="float">
            <text:p>5.02</text:p>
          </table:table-cell>
          <table:table-cell office:value-type="float" office:value="14155214267" calcext:value-type="float">
            <text:p>14155214267</text:p>
          </table:table-cell>
          <table:table-cell office:value-type="float" office:value="4.63" calcext:value-type="float">
            <text:p>4.63</text:p>
          </table:table-cell>
          <table:table-cell office:value-type="float" office:value="11015869535" calcext:value-type="float">
            <text:p>11015869535</text:p>
          </table:table-cell>
          <table:table-cell office:value-type="float" office:value="3.57" calcext:value-type="float">
            <text:p>3.57</text:p>
          </table:table-cell>
          <table:table-cell office:value-type="float" office:value="10728005407" calcext:value-type="float">
            <text:p>10728005407</text:p>
          </table:table-cell>
          <table:table-cell office:value-type="float" office:value="3.66" calcext:value-type="float">
            <text:p>3.66</text:p>
          </table:table-cell>
          <table:table-cell office:value-type="float" office:value="7305226300" calcext:value-type="float">
            <text:p>7305226300</text:p>
          </table:table-cell>
          <table:table-cell office:value-type="float" office:value="3.27" calcext:value-type="float">
            <text:p>3.27</text:p>
          </table:table-cell>
          <table:table-cell office:value-type="float" office:value="8954808288" calcext:value-type="float">
            <text:p>8954808288</text:p>
          </table:table-cell>
          <table:table-cell office:value-type="float" office:value="3.89" calcext:value-type="float">
            <text:p>3.89</text:p>
          </table:table-cell>
          <table:table-cell office:value-type="float" office:value="8824816400" calcext:value-type="float">
            <text:p>8824816400</text:p>
          </table:table-cell>
          <table:table-cell office:value-type="float" office:value="3.94" calcext:value-type="float">
            <text:p>3.94</text:p>
          </table:table-cell>
          <table:table-cell office:value-type="float" office:value="6323751561" calcext:value-type="float">
            <text:p>6323751561</text:p>
          </table:table-cell>
          <table:table-cell office:value-type="float" office:value="2.95" calcext:value-type="float">
            <text:p>2.95</text:p>
          </table:table-cell>
          <table:table-cell office:value-type="float" office:value="4510570981" calcext:value-type="float">
            <text:p>4510570981</text:p>
          </table:table-cell>
          <table:table-cell office:value-type="float" office:value="2.96" calcext:value-type="float">
            <text:p>2.96</text:p>
          </table:table-cell>
          <table:table-cell office:value-type="float" office:value="5186534381" calcext:value-type="float">
            <text:p>5186534381</text:p>
          </table:table-cell>
          <table:table-cell office:value-type="float" office:value="3.43" calcext:value-type="float">
            <text:p>3.43</text:p>
          </table:table-cell>
          <table:table-cell office:value-type="float" office:value="4565890598" calcext:value-type="float">
            <text:p>4565890598</text:p>
          </table:table-cell>
          <table:table-cell office:value-type="float" office:value="3.16" calcext:value-type="float">
            <text:p>3.16</text:p>
          </table:table-cell>
          <table:table-cell office:value-type="float" office:value="6192111728" calcext:value-type="float">
            <text:p>6192111728</text:p>
          </table:table-cell>
          <table:table-cell office:value-type="float" office:value="2.74" calcext:value-type="float">
            <text:p>2.74</text:p>
          </table:table-cell>
          <table:table-cell office:value-type="float" office:value="7009903524" calcext:value-type="float">
            <text:p>7009903524</text:p>
          </table:table-cell>
          <table:table-cell office:value-type="float" office:value="3.15" calcext:value-type="float">
            <text:p>3.15</text:p>
          </table:table-cell>
          <table:table-cell office:value-type="float" office:value="6573539167" calcext:value-type="float">
            <text:p>6573539167</text:p>
          </table:table-cell>
          <table:table-cell office:value-type="float" office:value="3.07" calcext:value-type="float">
            <text:p>3.07</text:p>
          </table:table-cell>
          <table:table-cell office:value-type="float" office:value="6716677485" calcext:value-type="float">
            <text:p>6716677485</text:p>
          </table:table-cell>
          <table:table-cell office:value-type="float" office:value="3.04" calcext:value-type="float">
            <text:p>3.04</text:p>
          </table:table-cell>
          <table:table-cell office:value-type="float" office:value="7246318296" calcext:value-type="float">
            <text:p>7246318296</text:p>
          </table:table-cell>
          <table:table-cell office:value-type="float" office:value="3.01" calcext:value-type="float">
            <text:p>3.01</text:p>
          </table:table-cell>
          <table:table-cell office:value-type="float" office:value="7425715229" calcext:value-type="float">
            <text:p>7425715229</text:p>
          </table:table-cell>
          <table:table-cell office:value-type="float" office:value="3.07" calcext:value-type="float">
            <text:p>3.07</text:p>
          </table:table-cell>
          <table:table-cell office:value-type="float" office:value="4842374114" calcext:value-type="float">
            <text:p>4842374114</text:p>
          </table:table-cell>
          <table:table-cell office:value-type="float" office:value="3.06" calcext:value-type="float">
            <text:p>3.06</text:p>
          </table:table-cell>
          <table:table-cell office:value-type="float" office:value="4574310122" calcext:value-type="float">
            <text:p>4574310122</text:p>
          </table:table-cell>
          <table:table-cell office:value-type="float" office:value="3.07" calcext:value-type="float">
            <text:p>3.07</text:p>
          </table:table-cell>
          <table:table-cell office:value-type="float" office:value="4496540052" calcext:value-type="float">
            <text:p>4496540052</text:p>
          </table:table-cell>
          <table:table-cell office:value-type="float" office:value="3.07" calcext:value-type="float">
            <text:p>3.07</text:p>
          </table:table-cell>
          <table:table-cell office:value-type="float" office:value="4470366295" calcext:value-type="float">
            <text:p>4470366295</text:p>
          </table:table-cell>
          <table:table-cell office:value-type="float" office:value="2.96" calcext:value-type="float">
            <text:p>2.96</text:p>
          </table:table-cell>
          <table:table-cell office:value-type="float" office:value="4435722399" calcext:value-type="float">
            <text:p>4435722399</text:p>
          </table:table-cell>
          <table:table-cell office:value-type="float" office:value="3.06" calcext:value-type="float">
            <text:p>3.06</text:p>
          </table:table-cell>
          <table:table-cell office:value-type="float" office:value="4528229686" calcext:value-type="float">
            <text:p>4528229686</text:p>
          </table:table-cell>
          <table:table-cell office:value-type="float" office:value="3.07" calcext:value-type="float">
            <text:p>3.07</text:p>
          </table:table-cell>
          <table:table-cell office:value-type="float" office:value="4701461515" calcext:value-type="float">
            <text:p>4701461515</text:p>
          </table:table-cell>
          <table:table-cell office:value-type="float" office:value="3.03" calcext:value-type="float">
            <text:p>3.03</text:p>
          </table:table-cell>
          <table:table-cell office:value-type="float" office:value="4561321686" calcext:value-type="float">
            <text:p>4561321686</text:p>
          </table:table-cell>
          <table:table-cell office:value-type="float" office:value="3.07" calcext:value-type="float">
            <text:p>3.07</text:p>
          </table:table-cell>
          <table:table-cell office:value-type="float" office:value="4488975832" calcext:value-type="float">
            <text:p>4488975832</text:p>
          </table:table-cell>
          <table:table-cell office:value-type="float" office:value="3.08" calcext:value-type="float">
            <text:p>3.08</text:p>
          </table:table-cell>
          <table:table-cell office:value-type="float" office:value="4556651450" calcext:value-type="float">
            <text:p>4556651450</text:p>
          </table:table-cell>
          <table:table-cell office:value-type="float" office:value="3.07" calcext:value-type="float">
            <text:p>3.07</text:p>
          </table:table-cell>
          <table:table-cell office:value-type="float" office:value="4274992139" calcext:value-type="float">
            <text:p>4274992139</text:p>
          </table:table-cell>
          <table:table-cell office:value-type="float" office:value="3.04" calcext:value-type="float">
            <text:p>3.04</text:p>
          </table:table-cell>
          <table:table-cell table:number-columns-repeated="3"/>
        </table:table-row>
        <table:table-row table:style-name="ro1">
          <table:table-cell office:value-type="float" office:value="19273033956" calcext:value-type="float">
            <text:p>19273033956</text:p>
          </table:table-cell>
          <table:table-cell office:value-type="float" office:value="5.91" calcext:value-type="float">
            <text:p>5.91</text:p>
          </table:table-cell>
          <table:table-cell office:value-type="float" office:value="16602308027" calcext:value-type="float">
            <text:p>16602308027</text:p>
          </table:table-cell>
          <table:table-cell office:value-type="float" office:value="5.21" calcext:value-type="float">
            <text:p>5.21</text:p>
          </table:table-cell>
          <table:table-cell office:value-type="float" office:value="15684976916" calcext:value-type="float">
            <text:p>15684976916</text:p>
          </table:table-cell>
          <table:table-cell office:value-type="float" office:value="5.1" calcext:value-type="float">
            <text:p>5.1</text:p>
          </table:table-cell>
          <table:table-cell office:value-type="float" office:value="13933847041" calcext:value-type="float">
            <text:p>13933847041</text:p>
          </table:table-cell>
          <table:table-cell office:value-type="float" office:value="4.6" calcext:value-type="float">
            <text:p>4.6</text:p>
          </table:table-cell>
          <table:table-cell office:value-type="float" office:value="11472825009" calcext:value-type="float">
            <text:p>11472825009</text:p>
          </table:table-cell>
          <table:table-cell office:value-type="float" office:value="3.89" calcext:value-type="float">
            <text:p>3.89</text:p>
          </table:table-cell>
          <table:table-cell office:value-type="float" office:value="12003602497" calcext:value-type="float">
            <text:p>12003602497</text:p>
          </table:table-cell>
          <table:table-cell office:value-type="float" office:value="3.78" calcext:value-type="float">
            <text:p>3.78</text:p>
          </table:table-cell>
          <table:table-cell office:value-type="float" office:value="7021719269" calcext:value-type="float">
            <text:p>7021719269</text:p>
          </table:table-cell>
          <table:table-cell office:value-type="float" office:value="3.12" calcext:value-type="float">
            <text:p>3.12</text:p>
          </table:table-cell>
          <table:table-cell office:value-type="float" office:value="8427778514" calcext:value-type="float">
            <text:p>8427778514</text:p>
          </table:table-cell>
          <table:table-cell office:value-type="float" office:value="3.83" calcext:value-type="float">
            <text:p>3.83</text:p>
          </table:table-cell>
          <table:table-cell office:value-type="float" office:value="8775064731" calcext:value-type="float">
            <text:p>8775064731</text:p>
          </table:table-cell>
          <table:table-cell office:value-type="float" office:value="4" calcext:value-type="float">
            <text:p>4</text:p>
          </table:table-cell>
          <table:table-cell office:value-type="float" office:value="6263825196" calcext:value-type="float">
            <text:p>6263825196</text:p>
          </table:table-cell>
          <table:table-cell office:value-type="float" office:value="2.95" calcext:value-type="float">
            <text:p>2.95</text:p>
          </table:table-cell>
          <table:table-cell office:value-type="float" office:value="4384791284" calcext:value-type="float">
            <text:p>4384791284</text:p>
          </table:table-cell>
          <table:table-cell office:value-type="float" office:value="2.96" calcext:value-type="float">
            <text:p>2.96</text:p>
          </table:table-cell>
          <table:table-cell office:value-type="float" office:value="5364114416" calcext:value-type="float">
            <text:p>5364114416</text:p>
          </table:table-cell>
          <table:table-cell office:value-type="float" office:value="3.69" calcext:value-type="float">
            <text:p>3.69</text:p>
          </table:table-cell>
          <table:table-cell office:value-type="float" office:value="4620305394" calcext:value-type="float">
            <text:p>4620305394</text:p>
          </table:table-cell>
          <table:table-cell office:value-type="float" office:value="3.14" calcext:value-type="float">
            <text:p>3.14</text:p>
          </table:table-cell>
          <table:table-cell office:value-type="float" office:value="6193564654" calcext:value-type="float">
            <text:p>6193564654</text:p>
          </table:table-cell>
          <table:table-cell office:value-type="float" office:value="2.76" calcext:value-type="float">
            <text:p>2.76</text:p>
          </table:table-cell>
          <table:table-cell office:value-type="float" office:value="6956546526" calcext:value-type="float">
            <text:p>6956546526</text:p>
          </table:table-cell>
          <table:table-cell office:value-type="float" office:value="3.15" calcext:value-type="float">
            <text:p>3.15</text:p>
          </table:table-cell>
          <table:table-cell table:number-columns-repeated="33"/>
        </table:table-row>
        <table:table-row table:style-name="ro1">
          <table:table-cell office:value-type="float" office:value="16465261305" calcext:value-type="float">
            <text:p>16465261305</text:p>
          </table:table-cell>
          <table:table-cell office:value-type="float" office:value="5.7" calcext:value-type="float">
            <text:p>5.7</text:p>
          </table:table-cell>
          <table:table-cell office:value-type="float" office:value="16716026141" calcext:value-type="float">
            <text:p>16716026141</text:p>
          </table:table-cell>
          <table:table-cell office:value-type="float" office:value="5.42" calcext:value-type="float">
            <text:p>5.42</text:p>
          </table:table-cell>
          <table:table-cell office:value-type="float" office:value="15682719549" calcext:value-type="float">
            <text:p>15682719549</text:p>
          </table:table-cell>
          <table:table-cell office:value-type="float" office:value="5.17" calcext:value-type="float">
            <text:p>5.17</text:p>
          </table:table-cell>
          <table:table-cell office:value-type="float" office:value="11917555614" calcext:value-type="float">
            <text:p>11917555614</text:p>
          </table:table-cell>
          <table:table-cell office:value-type="float" office:value="3.83" calcext:value-type="float">
            <text:p>3.83</text:p>
          </table:table-cell>
          <table:table-cell office:value-type="float" office:value="10845270402" calcext:value-type="float">
            <text:p>10845270402</text:p>
          </table:table-cell>
          <table:table-cell office:value-type="float" office:value="3.57" calcext:value-type="float">
            <text:p>3.57</text:p>
          </table:table-cell>
          <table:table-cell office:value-type="float" office:value="11004947721" calcext:value-type="float">
            <text:p>11004947721</text:p>
          </table:table-cell>
          <table:table-cell office:value-type="float" office:value="3.76" calcext:value-type="float">
            <text:p>3.76</text:p>
          </table:table-cell>
          <table:table-cell office:value-type="float" office:value="6993848135" calcext:value-type="float">
            <text:p>6993848135</text:p>
          </table:table-cell>
          <table:table-cell office:value-type="float" office:value="3.14" calcext:value-type="float">
            <text:p>3.14</text:p>
          </table:table-cell>
          <table:table-cell office:value-type="float" office:value="8589407595" calcext:value-type="float">
            <text:p>8589407595</text:p>
          </table:table-cell>
          <table:table-cell office:value-type="float" office:value="3.73" calcext:value-type="float">
            <text:p>3.73</text:p>
          </table:table-cell>
          <table:table-cell office:value-type="float" office:value="8940546895" calcext:value-type="float">
            <text:p>8940546895</text:p>
          </table:table-cell>
          <table:table-cell office:value-type="float" office:value="4.02" calcext:value-type="float">
            <text:p>4.02</text:p>
          </table:table-cell>
          <table:table-cell office:value-type="float" office:value="6453095670" calcext:value-type="float">
            <text:p>6453095670</text:p>
          </table:table-cell>
          <table:table-cell office:value-type="float" office:value="2.96" calcext:value-type="float">
            <text:p>2.96</text:p>
          </table:table-cell>
          <table:table-cell office:value-type="float" office:value="4509814402" calcext:value-type="float">
            <text:p>4509814402</text:p>
          </table:table-cell>
          <table:table-cell office:value-type="float" office:value="2.95" calcext:value-type="float">
            <text:p>2.95</text:p>
          </table:table-cell>
          <table:table-cell office:value-type="float" office:value="4874149511" calcext:value-type="float">
            <text:p>4874149511</text:p>
          </table:table-cell>
          <table:table-cell office:value-type="float" office:value="3.39" calcext:value-type="float">
            <text:p>3.39</text:p>
          </table:table-cell>
          <table:table-cell office:value-type="float" office:value="4638165801" calcext:value-type="float">
            <text:p>4638165801</text:p>
          </table:table-cell>
          <table:table-cell office:value-type="float" office:value="3.14" calcext:value-type="float">
            <text:p>3.14</text:p>
          </table:table-cell>
          <table:table-cell office:value-type="float" office:value="6265986542" calcext:value-type="float">
            <text:p>6265986542</text:p>
          </table:table-cell>
          <table:table-cell office:value-type="float" office:value="2.73" calcext:value-type="float">
            <text:p>2.73</text:p>
          </table:table-cell>
          <table:table-cell office:value-type="float" office:value="7065359856" calcext:value-type="float">
            <text:p>7065359856</text:p>
          </table:table-cell>
          <table:table-cell office:value-type="float" office:value="3.16" calcext:value-type="float">
            <text:p>3.16</text:p>
          </table:table-cell>
          <table:table-cell table:number-columns-repeated="33"/>
        </table:table-row>
        <table:table-row table:style-name="ro1">
          <table:table-cell office:value-type="float" office:value="19657984787" calcext:value-type="float">
            <text:p>19657984787</text:p>
          </table:table-cell>
          <table:table-cell office:value-type="float" office:value="6.76" calcext:value-type="float">
            <text:p>6.76</text:p>
          </table:table-cell>
          <table:table-cell office:value-type="float" office:value="17435431222" calcext:value-type="float">
            <text:p>17435431222</text:p>
          </table:table-cell>
          <table:table-cell office:value-type="float" office:value="5.56" calcext:value-type="float">
            <text:p>5.56</text:p>
          </table:table-cell>
          <table:table-cell office:value-type="float" office:value="17231094351" calcext:value-type="float">
            <text:p>17231094351</text:p>
          </table:table-cell>
          <table:table-cell office:value-type="float" office:value="5.64" calcext:value-type="float">
            <text:p>5.64</text:p>
          </table:table-cell>
          <table:table-cell office:value-type="float" office:value="13138904785" calcext:value-type="float">
            <text:p>13138904785</text:p>
          </table:table-cell>
          <table:table-cell office:value-type="float" office:value="4.45" calcext:value-type="float">
            <text:p>4.45</text:p>
          </table:table-cell>
          <table:table-cell office:value-type="float" office:value="9821737687" calcext:value-type="float">
            <text:p>9821737687</text:p>
          </table:table-cell>
          <table:table-cell office:value-type="float" office:value="3.33" calcext:value-type="float">
            <text:p>3.33</text:p>
          </table:table-cell>
          <table:table-cell office:value-type="float" office:value="11398927605" calcext:value-type="float">
            <text:p>11398927605</text:p>
          </table:table-cell>
          <table:table-cell office:value-type="float" office:value="3.88" calcext:value-type="float">
            <text:p>3.88</text:p>
          </table:table-cell>
          <table:table-cell office:value-type="float" office:value="7504423038" calcext:value-type="float">
            <text:p>7504423038</text:p>
          </table:table-cell>
          <table:table-cell office:value-type="float" office:value="3.29" calcext:value-type="float">
            <text:p>3.29</text:p>
          </table:table-cell>
          <table:table-cell office:value-type="float" office:value="8756907775" calcext:value-type="float">
            <text:p>8756907775</text:p>
          </table:table-cell>
          <table:table-cell office:value-type="float" office:value="3.79" calcext:value-type="float">
            <text:p>3.79</text:p>
          </table:table-cell>
          <table:table-cell office:value-type="float" office:value="9097202537" calcext:value-type="float">
            <text:p>9097202537</text:p>
          </table:table-cell>
          <table:table-cell office:value-type="float" office:value="4.01" calcext:value-type="float">
            <text:p>4.01</text:p>
          </table:table-cell>
          <table:table-cell office:value-type="float" office:value="6295786898" calcext:value-type="float">
            <text:p>6295786898</text:p>
          </table:table-cell>
          <table:table-cell office:value-type="float" office:value="2.95" calcext:value-type="float">
            <text:p>2.95</text:p>
          </table:table-cell>
          <table:table-cell office:value-type="float" office:value="4513041316" calcext:value-type="float">
            <text:p>4513041316</text:p>
          </table:table-cell>
          <table:table-cell office:value-type="float" office:value="2.96" calcext:value-type="float">
            <text:p>2.96</text:p>
          </table:table-cell>
          <table:table-cell office:value-type="float" office:value="5671973603" calcext:value-type="float">
            <text:p>5671973603</text:p>
          </table:table-cell>
          <table:table-cell office:value-type="float" office:value="3.72" calcext:value-type="float">
            <text:p>3.72</text:p>
          </table:table-cell>
          <table:table-cell office:value-type="float" office:value="4508168254" calcext:value-type="float">
            <text:p>4508168254</text:p>
          </table:table-cell>
          <table:table-cell office:value-type="float" office:value="3.15" calcext:value-type="float">
            <text:p>3.15</text:p>
          </table:table-cell>
          <table:table-cell office:value-type="float" office:value="6132962265" calcext:value-type="float">
            <text:p>6132962265</text:p>
          </table:table-cell>
          <table:table-cell office:value-type="float" office:value="2.82" calcext:value-type="float">
            <text:p>2.82</text:p>
          </table:table-cell>
          <table:table-cell office:value-type="float" office:value="7065659866" calcext:value-type="float">
            <text:p>7065659866</text:p>
          </table:table-cell>
          <table:table-cell office:value-type="float" office:value="3.15" calcext:value-type="float">
            <text:p>3.15</text:p>
          </table:table-cell>
          <table:table-cell table:number-columns-repeated="33"/>
        </table:table-row>
        <table:table-row table:style-name="ro1">
          <table:table-cell office:value-type="float" office:value="20634674592" calcext:value-type="float">
            <text:p>20634674592</text:p>
          </table:table-cell>
          <table:table-cell office:value-type="float" office:value="6.28" calcext:value-type="float">
            <text:p>6.28</text:p>
          </table:table-cell>
          <table:table-cell office:value-type="float" office:value="16108514031" calcext:value-type="float">
            <text:p>16108514031</text:p>
          </table:table-cell>
          <table:table-cell office:value-type="float" office:value="5.12" calcext:value-type="float">
            <text:p>5.12</text:p>
          </table:table-cell>
          <table:table-cell office:value-type="float" office:value="16459715470" calcext:value-type="float">
            <text:p>16459715470</text:p>
          </table:table-cell>
          <table:table-cell office:value-type="float" office:value="5.39" calcext:value-type="float">
            <text:p>5.39</text:p>
          </table:table-cell>
          <table:table-cell office:value-type="float" office:value="15101559388" calcext:value-type="float">
            <text:p>15101559388</text:p>
          </table:table-cell>
          <table:table-cell office:value-type="float" office:value="4.97" calcext:value-type="float">
            <text:p>4.97</text:p>
          </table:table-cell>
          <table:table-cell office:value-type="float" office:value="9858725300" calcext:value-type="float">
            <text:p>9858725300</text:p>
          </table:table-cell>
          <table:table-cell office:value-type="float" office:value="3.29" calcext:value-type="float">
            <text:p>3.29</text:p>
          </table:table-cell>
          <table:table-cell office:value-type="float" office:value="10710890325" calcext:value-type="float">
            <text:p>10710890325</text:p>
          </table:table-cell>
          <table:table-cell office:value-type="float" office:value="3.64" calcext:value-type="float">
            <text:p>3.64</text:p>
          </table:table-cell>
          <table:table-cell office:value-type="float" office:value="7376663829" calcext:value-type="float">
            <text:p>7376663829</text:p>
          </table:table-cell>
          <table:table-cell office:value-type="float" office:value="3.29" calcext:value-type="float">
            <text:p>3.29</text:p>
          </table:table-cell>
          <table:table-cell office:value-type="float" office:value="8463962136" calcext:value-type="float">
            <text:p>8463962136</text:p>
          </table:table-cell>
          <table:table-cell office:value-type="float" office:value="3.89" calcext:value-type="float">
            <text:p>3.89</text:p>
          </table:table-cell>
          <table:table-cell office:value-type="float" office:value="8831277359" calcext:value-type="float">
            <text:p>8831277359</text:p>
          </table:table-cell>
          <table:table-cell office:value-type="float" office:value="4.01" calcext:value-type="float">
            <text:p>4.01</text:p>
          </table:table-cell>
          <table:table-cell office:value-type="float" office:value="6296009719" calcext:value-type="float">
            <text:p>6296009719</text:p>
          </table:table-cell>
          <table:table-cell office:value-type="float" office:value="2.95" calcext:value-type="float">
            <text:p>2.95</text:p>
          </table:table-cell>
          <table:table-cell office:value-type="float" office:value="4277989724" calcext:value-type="float">
            <text:p>4277989724</text:p>
          </table:table-cell>
          <table:table-cell office:value-type="float" office:value="2.95" calcext:value-type="float">
            <text:p>2.95</text:p>
          </table:table-cell>
          <table:table-cell office:value-type="float" office:value="5422377758" calcext:value-type="float">
            <text:p>5422377758</text:p>
          </table:table-cell>
          <table:table-cell office:value-type="float" office:value="3.71" calcext:value-type="float">
            <text:p>3.71</text:p>
          </table:table-cell>
          <table:table-cell office:value-type="float" office:value="4741438558" calcext:value-type="float">
            <text:p>4741438558</text:p>
          </table:table-cell>
          <table:table-cell office:value-type="float" office:value="3.15" calcext:value-type="float">
            <text:p>3.15</text:p>
          </table:table-cell>
          <table:table-cell office:value-type="float" office:value="6132653269" calcext:value-type="float">
            <text:p>6132653269</text:p>
          </table:table-cell>
          <table:table-cell office:value-type="float" office:value="2.77" calcext:value-type="float">
            <text:p>2.77</text:p>
          </table:table-cell>
          <table:table-cell office:value-type="float" office:value="7065116593" calcext:value-type="float">
            <text:p>7065116593</text:p>
          </table:table-cell>
          <table:table-cell office:value-type="float" office:value="3.14" calcext:value-type="float">
            <text:p>3.14</text:p>
          </table:table-cell>
          <table:table-cell table:number-columns-repeated="33"/>
        </table:table-row>
        <table:table-row table:style-name="ro1">
          <table:table-cell office:value-type="float" office:value="12933840260" calcext:value-type="float">
            <text:p>12933840260</text:p>
          </table:table-cell>
          <table:table-cell office:value-type="float" office:value="4.93" calcext:value-type="float">
            <text:p>4.93</text:p>
          </table:table-cell>
          <table:table-cell office:value-type="float" office:value="18820337597" calcext:value-type="float">
            <text:p>18820337597</text:p>
          </table:table-cell>
          <table:table-cell office:value-type="float" office:value="5.94" calcext:value-type="float">
            <text:p>5.94</text:p>
          </table:table-cell>
          <table:table-cell office:value-type="float" office:value="17297077609" calcext:value-type="float">
            <text:p>17297077609</text:p>
          </table:table-cell>
          <table:table-cell office:value-type="float" office:value="5.56" calcext:value-type="float">
            <text:p>5.56</text:p>
          </table:table-cell>
          <table:table-cell office:value-type="float" office:value="13530356545" calcext:value-type="float">
            <text:p>13530356545</text:p>
          </table:table-cell>
          <table:table-cell office:value-type="float" office:value="4.47" calcext:value-type="float">
            <text:p>4.47</text:p>
          </table:table-cell>
          <table:table-cell office:value-type="float" office:value="10123385773" calcext:value-type="float">
            <text:p>10123385773</text:p>
          </table:table-cell>
          <table:table-cell office:value-type="float" office:value="3.48" calcext:value-type="float">
            <text:p>3.48</text:p>
          </table:table-cell>
          <table:table-cell office:value-type="float" office:value="10945916944" calcext:value-type="float">
            <text:p>10945916944</text:p>
          </table:table-cell>
          <table:table-cell office:value-type="float" office:value="3.57" calcext:value-type="float">
            <text:p>3.57</text:p>
          </table:table-cell>
          <table:table-cell office:value-type="float" office:value="7021410040" calcext:value-type="float">
            <text:p>7021410040</text:p>
          </table:table-cell>
          <table:table-cell office:value-type="float" office:value="3.13" calcext:value-type="float">
            <text:p>3.13</text:p>
          </table:table-cell>
          <table:table-cell office:value-type="float" office:value="8567819775" calcext:value-type="float">
            <text:p>8567819775</text:p>
          </table:table-cell>
          <table:table-cell office:value-type="float" office:value="3.86" calcext:value-type="float">
            <text:p>3.86</text:p>
          </table:table-cell>
          <table:table-cell office:value-type="float" office:value="8820472811" calcext:value-type="float">
            <text:p>8820472811</text:p>
          </table:table-cell>
          <table:table-cell office:value-type="float" office:value="3.98" calcext:value-type="float">
            <text:p>3.98</text:p>
          </table:table-cell>
          <table:table-cell office:value-type="float" office:value="6615035123" calcext:value-type="float">
            <text:p>6615035123</text:p>
          </table:table-cell>
          <table:table-cell office:value-type="float" office:value="2.99" calcext:value-type="float">
            <text:p>2.99</text:p>
          </table:table-cell>
          <table:table-cell office:value-type="float" office:value="4400599419" calcext:value-type="float">
            <text:p>4400599419</text:p>
          </table:table-cell>
          <table:table-cell office:value-type="float" office:value="2.96" calcext:value-type="float">
            <text:p>2.96</text:p>
          </table:table-cell>
          <table:table-cell office:value-type="float" office:value="5019749979" calcext:value-type="float">
            <text:p>5019749979</text:p>
          </table:table-cell>
          <table:table-cell office:value-type="float" office:value="3.4" calcext:value-type="float">
            <text:p>3.4</text:p>
          </table:table-cell>
          <table:table-cell office:value-type="float" office:value="4529466349" calcext:value-type="float">
            <text:p>4529466349</text:p>
          </table:table-cell>
          <table:table-cell office:value-type="float" office:value="3.17" calcext:value-type="float">
            <text:p>3.17</text:p>
          </table:table-cell>
          <table:table-cell office:value-type="float" office:value="6198566656" calcext:value-type="float">
            <text:p>6198566656</text:p>
          </table:table-cell>
          <table:table-cell office:value-type="float" office:value="2.79" calcext:value-type="float">
            <text:p>2.79</text:p>
          </table:table-cell>
          <table:table-cell office:value-type="float" office:value="7016535968" calcext:value-type="float">
            <text:p>7016535968</text:p>
          </table:table-cell>
          <table:table-cell office:value-type="float" office:value="3.13" calcext:value-type="float">
            <text:p>3.13</text:p>
          </table:table-cell>
          <table:table-cell table:number-columns-repeated="33"/>
        </table:table-row>
        <table:table-row table:style-name="ro1">
          <table:table-cell office:value-type="float" office:value="18128335136" calcext:value-type="float">
            <text:p>18128335136</text:p>
          </table:table-cell>
          <table:table-cell office:value-type="float" office:value="6.67" calcext:value-type="float">
            <text:p>6.67</text:p>
          </table:table-cell>
          <table:table-cell office:value-type="float" office:value="22073555592" calcext:value-type="float">
            <text:p>22073555592</text:p>
          </table:table-cell>
          <table:table-cell office:value-type="float" office:value="6.93" calcext:value-type="float">
            <text:p>6.93</text:p>
          </table:table-cell>
          <table:table-cell office:value-type="float" office:value="15363835014" calcext:value-type="float">
            <text:p>15363835014</text:p>
          </table:table-cell>
          <table:table-cell office:value-type="float" office:value="5.07" calcext:value-type="float">
            <text:p>5.07</text:p>
          </table:table-cell>
          <table:table-cell office:value-type="float" office:value="12452950507" calcext:value-type="float">
            <text:p>12452950507</text:p>
          </table:table-cell>
          <table:table-cell office:value-type="float" office:value="4.07" calcext:value-type="float">
            <text:p>4.07</text:p>
          </table:table-cell>
          <table:table-cell office:value-type="float" office:value="10108022884" calcext:value-type="float">
            <text:p>10108022884</text:p>
          </table:table-cell>
          <table:table-cell office:value-type="float" office:value="3.39" calcext:value-type="float">
            <text:p>3.39</text:p>
          </table:table-cell>
          <table:table-cell office:value-type="float" office:value="10532218879" calcext:value-type="float">
            <text:p>10532218879</text:p>
          </table:table-cell>
          <table:table-cell office:value-type="float" office:value="3.55" calcext:value-type="float">
            <text:p>3.55</text:p>
          </table:table-cell>
          <table:table-cell office:value-type="float" office:value="7362262684" calcext:value-type="float">
            <text:p>7362262684</text:p>
          </table:table-cell>
          <table:table-cell office:value-type="float" office:value="3.33" calcext:value-type="float">
            <text:p>3.33</text:p>
          </table:table-cell>
          <table:table-cell office:value-type="float" office:value="8538944964" calcext:value-type="float">
            <text:p>8538944964</text:p>
          </table:table-cell>
          <table:table-cell office:value-type="float" office:value="3.83" calcext:value-type="float">
            <text:p>3.83</text:p>
          </table:table-cell>
          <table:table-cell office:value-type="float" office:value="8730040028" calcext:value-type="float">
            <text:p>8730040028</text:p>
          </table:table-cell>
          <table:table-cell office:value-type="float" office:value="3.88" calcext:value-type="float">
            <text:p>3.88</text:p>
          </table:table-cell>
          <table:table-cell office:value-type="float" office:value="6821218200" calcext:value-type="float">
            <text:p>6821218200</text:p>
          </table:table-cell>
          <table:table-cell office:value-type="float" office:value="2.96" calcext:value-type="float">
            <text:p>2.96</text:p>
          </table:table-cell>
          <table:table-cell office:value-type="float" office:value="4496183916" calcext:value-type="float">
            <text:p>4496183916</text:p>
          </table:table-cell>
          <table:table-cell office:value-type="float" office:value="2.95" calcext:value-type="float">
            <text:p>2.95</text:p>
          </table:table-cell>
          <table:table-cell office:value-type="float" office:value="5104361820" calcext:value-type="float">
            <text:p>5104361820</text:p>
          </table:table-cell>
          <table:table-cell office:value-type="float" office:value="3.38" calcext:value-type="float">
            <text:p>3.38</text:p>
          </table:table-cell>
          <table:table-cell office:value-type="float" office:value="4660304256" calcext:value-type="float">
            <text:p>4660304256</text:p>
          </table:table-cell>
          <table:table-cell office:value-type="float" office:value="3.14" calcext:value-type="float">
            <text:p>3.14</text:p>
          </table:table-cell>
          <table:table-cell office:value-type="float" office:value="6132652165" calcext:value-type="float">
            <text:p>6132652165</text:p>
          </table:table-cell>
          <table:table-cell office:value-type="float" office:value="2.74" calcext:value-type="float">
            <text:p>2.74</text:p>
          </table:table-cell>
          <table:table-cell office:value-type="float" office:value="7013256663" calcext:value-type="float">
            <text:p>7013256663</text:p>
          </table:table-cell>
          <table:table-cell office:value-type="float" office:value="3.13" calcext:value-type="float">
            <text:p>3.13</text:p>
          </table:table-cell>
          <table:table-cell table:number-columns-repeated="33"/>
        </table:table-row>
        <table:table-row table:style-name="ro1">
          <table:table-cell office:value-type="float" office:value="14502105093" calcext:value-type="float">
            <text:p>14502105093</text:p>
          </table:table-cell>
          <table:table-cell office:value-type="float" office:value="4.93" calcext:value-type="float">
            <text:p>4.93</text:p>
          </table:table-cell>
          <table:table-cell office:value-type="float" office:value="19399309056" calcext:value-type="float">
            <text:p>19399309056</text:p>
          </table:table-cell>
          <table:table-cell office:value-type="float" office:value="6.08" calcext:value-type="float">
            <text:p>6.08</text:p>
          </table:table-cell>
          <table:table-cell office:value-type="float" office:value="14163045822" calcext:value-type="float">
            <text:p>14163045822</text:p>
          </table:table-cell>
          <table:table-cell office:value-type="float" office:value="4.54" calcext:value-type="float">
            <text:p>4.54</text:p>
          </table:table-cell>
          <table:table-cell office:value-type="float" office:value="13631068691" calcext:value-type="float">
            <text:p>13631068691</text:p>
          </table:table-cell>
          <table:table-cell office:value-type="float" office:value="4.47" calcext:value-type="float">
            <text:p>4.47</text:p>
          </table:table-cell>
          <table:table-cell office:value-type="float" office:value="9860459558" calcext:value-type="float">
            <text:p>9860459558</text:p>
          </table:table-cell>
          <table:table-cell office:value-type="float" office:value="3.37" calcext:value-type="float">
            <text:p>3.37</text:p>
          </table:table-cell>
          <table:table-cell office:value-type="float" office:value="10805207996" calcext:value-type="float">
            <text:p>10805207996</text:p>
          </table:table-cell>
          <table:table-cell office:value-type="float" office:value="3.64" calcext:value-type="float">
            <text:p>3.64</text:p>
          </table:table-cell>
          <table:table-cell office:value-type="float" office:value="6956770230" calcext:value-type="float">
            <text:p>6956770230</text:p>
          </table:table-cell>
          <table:table-cell office:value-type="float" office:value="3.15" calcext:value-type="float">
            <text:p>3.15</text:p>
          </table:table-cell>
          <table:table-cell office:value-type="float" office:value="9003282122" calcext:value-type="float">
            <text:p>9003282122</text:p>
          </table:table-cell>
          <table:table-cell office:value-type="float" office:value="3.96" calcext:value-type="float">
            <text:p>3.96</text:p>
          </table:table-cell>
          <table:table-cell office:value-type="float" office:value="8931200197" calcext:value-type="float">
            <text:p>8931200197</text:p>
          </table:table-cell>
          <table:table-cell office:value-type="float" office:value="3.95" calcext:value-type="float">
            <text:p>3.95</text:p>
          </table:table-cell>
          <table:table-cell office:value-type="float" office:value="6365763574" calcext:value-type="float">
            <text:p>6365763574</text:p>
          </table:table-cell>
          <table:table-cell office:value-type="float" office:value="2.95" calcext:value-type="float">
            <text:p>2.95</text:p>
          </table:table-cell>
          <table:table-cell office:value-type="float" office:value="4488422276" calcext:value-type="float">
            <text:p>4488422276</text:p>
          </table:table-cell>
          <table:table-cell office:value-type="float" office:value="2.96" calcext:value-type="float">
            <text:p>2.96</text:p>
          </table:table-cell>
          <table:table-cell office:value-type="float" office:value="5184146465" calcext:value-type="float">
            <text:p>5184146465</text:p>
          </table:table-cell>
          <table:table-cell office:value-type="float" office:value="3.41" calcext:value-type="float">
            <text:p>3.41</text:p>
          </table:table-cell>
          <table:table-cell office:value-type="float" office:value="4598760704" calcext:value-type="float">
            <text:p>4598760704</text:p>
          </table:table-cell>
          <table:table-cell office:value-type="float" office:value="3.15" calcext:value-type="float">
            <text:p>3.15</text:p>
          </table:table-cell>
          <table:table-cell office:value-type="float" office:value="6326514003" calcext:value-type="float">
            <text:p>6326514003</text:p>
          </table:table-cell>
          <table:table-cell office:value-type="float" office:value="2.76" calcext:value-type="float">
            <text:p>2.76</text:p>
          </table:table-cell>
          <table:table-cell office:value-type="float" office:value="7021652666" calcext:value-type="float">
            <text:p>7021652666</text:p>
          </table:table-cell>
          <table:table-cell office:value-type="float" office:value="3.13" calcext:value-type="float">
            <text:p>3.13</text:p>
          </table:table-cell>
          <table:table-cell table:number-columns-repeated="33"/>
        </table:table-row>
        <table:table-row table:style-name="ro1">
          <table:table-cell office:value-type="float" office:value="19759928196" calcext:value-type="float">
            <text:p>19759928196</text:p>
          </table:table-cell>
          <table:table-cell office:value-type="float" office:value="6.15" calcext:value-type="float">
            <text:p>6.15</text:p>
          </table:table-cell>
          <table:table-cell office:value-type="float" office:value="18925716206" calcext:value-type="float">
            <text:p>18925716206</text:p>
          </table:table-cell>
          <table:table-cell office:value-type="float" office:value="5.86" calcext:value-type="float">
            <text:p>5.86</text:p>
          </table:table-cell>
          <table:table-cell office:value-type="float" office:value="17110130838" calcext:value-type="float">
            <text:p>17110130838</text:p>
          </table:table-cell>
          <table:table-cell office:value-type="float" office:value="5.63" calcext:value-type="float">
            <text:p>5.63</text:p>
          </table:table-cell>
          <table:table-cell office:value-type="float" office:value="13056939388" calcext:value-type="float">
            <text:p>13056939388</text:p>
          </table:table-cell>
          <table:table-cell office:value-type="float" office:value="4.33" calcext:value-type="float">
            <text:p>4.33</text:p>
          </table:table-cell>
          <table:table-cell office:value-type="float" office:value="10238204849" calcext:value-type="float">
            <text:p>10238204849</text:p>
          </table:table-cell>
          <table:table-cell office:value-type="float" office:value="3.48" calcext:value-type="float">
            <text:p>3.48</text:p>
          </table:table-cell>
          <table:table-cell office:value-type="float" office:value="10457610792" calcext:value-type="float">
            <text:p>10457610792</text:p>
          </table:table-cell>
          <table:table-cell office:value-type="float" office:value="3.59" calcext:value-type="float">
            <text:p>3.59</text:p>
          </table:table-cell>
          <table:table-cell office:value-type="float" office:value="7280578176" calcext:value-type="float">
            <text:p>7280578176</text:p>
          </table:table-cell>
          <table:table-cell office:value-type="float" office:value="3.14" calcext:value-type="float">
            <text:p>3.14</text:p>
          </table:table-cell>
          <table:table-cell office:value-type="float" office:value="8749544078" calcext:value-type="float">
            <text:p>8749544078</text:p>
          </table:table-cell>
          <table:table-cell office:value-type="float" office:value="3.94" calcext:value-type="float">
            <text:p>3.94</text:p>
          </table:table-cell>
          <table:table-cell office:value-type="float" office:value="9378988224" calcext:value-type="float">
            <text:p>9378988224</text:p>
          </table:table-cell>
          <table:table-cell office:value-type="float" office:value="4.01" calcext:value-type="float">
            <text:p>4.01</text:p>
          </table:table-cell>
          <table:table-cell office:value-type="float" office:value="6688960380" calcext:value-type="float">
            <text:p>6688960380</text:p>
          </table:table-cell>
          <table:table-cell office:value-type="float" office:value="2.95" calcext:value-type="float">
            <text:p>2.95</text:p>
          </table:table-cell>
          <table:table-cell office:value-type="float" office:value="4435297337" calcext:value-type="float">
            <text:p>4435297337</text:p>
          </table:table-cell>
          <table:table-cell office:value-type="float" office:value="2.96" calcext:value-type="float">
            <text:p>2.96</text:p>
          </table:table-cell>
          <table:table-cell office:value-type="float" office:value="5049635158" calcext:value-type="float">
            <text:p>5049635158</text:p>
          </table:table-cell>
          <table:table-cell office:value-type="float" office:value="3.37" calcext:value-type="float">
            <text:p>3.37</text:p>
          </table:table-cell>
          <table:table-cell office:value-type="float" office:value="4778251896" calcext:value-type="float">
            <text:p>4778251896</text:p>
          </table:table-cell>
          <table:table-cell office:value-type="float" office:value="3.15" calcext:value-type="float">
            <text:p>3.15</text:p>
          </table:table-cell>
          <table:table-cell office:value-type="float" office:value="6198556646" calcext:value-type="float">
            <text:p>6198556646</text:p>
          </table:table-cell>
          <table:table-cell office:value-type="float" office:value="2.8" calcext:value-type="float">
            <text:p>2.8</text:p>
          </table:table-cell>
          <table:table-cell office:value-type="float" office:value="7016529666" calcext:value-type="float">
            <text:p>7016529666</text:p>
          </table:table-cell>
          <table:table-cell office:value-type="float" office:value="3.13" calcext:value-type="float">
            <text:p>3.13</text:p>
          </table:table-cell>
          <table:table-cell table:number-columns-repeated="33"/>
        </table:table-row>
        <table:table-row table:style-name="ro1">
          <table:table-cell office:value-type="float" office:value="17377792655" calcext:value-type="float">
            <text:p>17377792655</text:p>
          </table:table-cell>
          <table:table-cell office:value-type="float" office:value="5.53" calcext:value-type="float">
            <text:p>5.53</text:p>
          </table:table-cell>
          <table:table-cell office:value-type="float" office:value="16298716637" calcext:value-type="float">
            <text:p>16298716637</text:p>
          </table:table-cell>
          <table:table-cell office:value-type="float" office:value="5.25" calcext:value-type="float">
            <text:p>5.25</text:p>
          </table:table-cell>
          <table:table-cell office:value-type="float" office:value="15339245533" calcext:value-type="float">
            <text:p>15339245533</text:p>
          </table:table-cell>
          <table:table-cell office:value-type="float" office:value="4.97" calcext:value-type="float">
            <text:p>4.97</text:p>
          </table:table-cell>
          <table:table-cell office:value-type="float" office:value="12627302922" calcext:value-type="float">
            <text:p>12627302922</text:p>
          </table:table-cell>
          <table:table-cell office:value-type="float" office:value="4.1" calcext:value-type="float">
            <text:p>4.1</text:p>
          </table:table-cell>
          <table:table-cell office:value-type="float" office:value="10679396242" calcext:value-type="float">
            <text:p>10679396242</text:p>
          </table:table-cell>
          <table:table-cell office:value-type="float" office:value="3.62" calcext:value-type="float">
            <text:p>3.62</text:p>
          </table:table-cell>
          <table:table-cell office:value-type="float" office:value="11423525040" calcext:value-type="float">
            <text:p>11423525040</text:p>
          </table:table-cell>
          <table:table-cell office:value-type="float" office:value="3.87" calcext:value-type="float">
            <text:p>3.87</text:p>
          </table:table-cell>
          <table:table-cell office:value-type="float" office:value="7015728150" calcext:value-type="float">
            <text:p>7015728150</text:p>
          </table:table-cell>
          <table:table-cell office:value-type="float" office:value="3.15" calcext:value-type="float">
            <text:p>3.15</text:p>
          </table:table-cell>
          <table:table-cell office:value-type="float" office:value="8845306841" calcext:value-type="float">
            <text:p>8845306841</text:p>
          </table:table-cell>
          <table:table-cell office:value-type="float" office:value="3.74" calcext:value-type="float">
            <text:p>3.74</text:p>
          </table:table-cell>
          <table:table-cell office:value-type="float" office:value="9263503753" calcext:value-type="float">
            <text:p>9263503753</text:p>
          </table:table-cell>
          <table:table-cell office:value-type="float" office:value="3.9" calcext:value-type="float">
            <text:p>3.9</text:p>
          </table:table-cell>
          <table:table-cell office:value-type="float" office:value="6514984233" calcext:value-type="float">
            <text:p>6514984233</text:p>
          </table:table-cell>
          <table:table-cell office:value-type="float" office:value="2.95" calcext:value-type="float">
            <text:p>2.95</text:p>
          </table:table-cell>
          <table:table-cell office:value-type="float" office:value="4432120209" calcext:value-type="float">
            <text:p>4432120209</text:p>
          </table:table-cell>
          <table:table-cell office:value-type="float" office:value="2.96" calcext:value-type="float">
            <text:p>2.96</text:p>
          </table:table-cell>
          <table:table-cell office:value-type="float" office:value="5184849850" calcext:value-type="float">
            <text:p>5184849850</text:p>
          </table:table-cell>
          <table:table-cell office:value-type="float" office:value="3.41" calcext:value-type="float">
            <text:p>3.41</text:p>
          </table:table-cell>
          <table:table-cell office:value-type="float" office:value="4761921151" calcext:value-type="float">
            <text:p>4761921151</text:p>
          </table:table-cell>
          <table:table-cell office:value-type="float" office:value="3.15" calcext:value-type="float">
            <text:p>3.15</text:p>
          </table:table-cell>
          <table:table-cell office:value-type="float" office:value="6132666363" calcext:value-type="float">
            <text:p>6132666363</text:p>
          </table:table-cell>
          <table:table-cell office:value-type="float" office:value="2.88" calcext:value-type="float">
            <text:p>2.88</text:p>
          </table:table-cell>
          <table:table-cell office:value-type="float" office:value="6986546653" calcext:value-type="float">
            <text:p>6986546653</text:p>
          </table:table-cell>
          <table:table-cell office:value-type="float" office:value="3.12" calcext:value-type="float">
            <text:p>3.12</text:p>
          </table:table-cell>
          <table:table-cell table:number-columns-repeated="33"/>
        </table:table-row>
        <table:table-row table:style-name="ro1">
          <table:table-cell office:value-type="float" office:value="14744760727" calcext:value-type="float">
            <text:p>14744760727</text:p>
          </table:table-cell>
          <table:table-cell office:value-type="float" office:value="5.63" calcext:value-type="float">
            <text:p>5.63</text:p>
          </table:table-cell>
          <table:table-cell office:value-type="float" office:value="18251321160" calcext:value-type="float">
            <text:p>18251321160</text:p>
          </table:table-cell>
          <table:table-cell office:value-type="float" office:value="5.78" calcext:value-type="float">
            <text:p>5.78</text:p>
          </table:table-cell>
          <table:table-cell office:value-type="float" office:value="15775451452" calcext:value-type="float">
            <text:p>15775451452</text:p>
          </table:table-cell>
          <table:table-cell office:value-type="float" office:value="5.04" calcext:value-type="float">
            <text:p>5.04</text:p>
          </table:table-cell>
          <table:table-cell office:value-type="float" office:value="13663055975" calcext:value-type="float">
            <text:p>13663055975</text:p>
          </table:table-cell>
          <table:table-cell office:value-type="float" office:value="4.57" calcext:value-type="float">
            <text:p>4.57</text:p>
          </table:table-cell>
          <table:table-cell office:value-type="float" office:value="10210593779" calcext:value-type="float">
            <text:p>10210593779</text:p>
          </table:table-cell>
          <table:table-cell office:value-type="float" office:value="3.45" calcext:value-type="float">
            <text:p>3.45</text:p>
          </table:table-cell>
          <table:table-cell office:value-type="float" office:value="10692716736" calcext:value-type="float">
            <text:p>10692716736</text:p>
          </table:table-cell>
          <table:table-cell office:value-type="float" office:value="3.57" calcext:value-type="float">
            <text:p>3.57</text:p>
          </table:table-cell>
          <table:table-cell office:value-type="float" office:value="7015920064" calcext:value-type="float">
            <text:p>7015920064</text:p>
          </table:table-cell>
          <table:table-cell office:value-type="float" office:value="3.13" calcext:value-type="float">
            <text:p>3.13</text:p>
          </table:table-cell>
          <table:table-cell office:value-type="float" office:value="9182308610" calcext:value-type="float">
            <text:p>9182308610</text:p>
          </table:table-cell>
          <table:table-cell office:value-type="float" office:value="4.21" calcext:value-type="float">
            <text:p>4.21</text:p>
          </table:table-cell>
          <table:table-cell office:value-type="float" office:value="8871708471" calcext:value-type="float">
            <text:p>8871708471</text:p>
          </table:table-cell>
          <table:table-cell office:value-type="float" office:value="3.95" calcext:value-type="float">
            <text:p>3.95</text:p>
          </table:table-cell>
          <table:table-cell office:value-type="float" office:value="6527267719" calcext:value-type="float">
            <text:p>6527267719</text:p>
          </table:table-cell>
          <table:table-cell office:value-type="float" office:value="2.95" calcext:value-type="float">
            <text:p>2.95</text:p>
          </table:table-cell>
          <table:table-cell office:value-type="float" office:value="4425987193" calcext:value-type="float">
            <text:p>4425987193</text:p>
          </table:table-cell>
          <table:table-cell office:value-type="float" office:value="2.95" calcext:value-type="float">
            <text:p>2.95</text:p>
          </table:table-cell>
          <table:table-cell office:value-type="float" office:value="5003386788" calcext:value-type="float">
            <text:p>5003386788</text:p>
          </table:table-cell>
          <table:table-cell office:value-type="float" office:value="3.39" calcext:value-type="float">
            <text:p>3.39</text:p>
          </table:table-cell>
          <table:table-cell office:value-type="float" office:value="4819083650" calcext:value-type="float">
            <text:p>4819083650</text:p>
          </table:table-cell>
          <table:table-cell office:value-type="float" office:value="3.15" calcext:value-type="float">
            <text:p>3.15</text:p>
          </table:table-cell>
          <table:table-cell office:value-type="float" office:value="6132996596" calcext:value-type="float">
            <text:p>6132996596</text:p>
          </table:table-cell>
          <table:table-cell office:value-type="float" office:value="2.81" calcext:value-type="float">
            <text:p>2.81</text:p>
          </table:table-cell>
          <table:table-cell office:value-type="float" office:value="6941542133" calcext:value-type="float">
            <text:p>6941542133</text:p>
          </table:table-cell>
          <table:table-cell office:value-type="float" office:value="3.15" calcext:value-type="float">
            <text:p>3.15</text:p>
          </table:table-cell>
          <table:table-cell table:number-columns-repeated="33"/>
        </table:table-row>
        <table:table-row table:style-name="ro1">
          <table:table-cell office:value-type="float" office:value="12758074124" calcext:value-type="float">
            <text:p>12758074124</text:p>
          </table:table-cell>
          <table:table-cell office:value-type="float" office:value="4.85" calcext:value-type="float">
            <text:p>4.85</text:p>
          </table:table-cell>
          <table:table-cell office:value-type="float" office:value="17543292422" calcext:value-type="float">
            <text:p>17543292422</text:p>
          </table:table-cell>
          <table:table-cell office:value-type="float" office:value="5.57" calcext:value-type="float">
            <text:p>5.57</text:p>
          </table:table-cell>
          <table:table-cell office:value-type="float" office:value="18316216356" calcext:value-type="float">
            <text:p>18316216356</text:p>
          </table:table-cell>
          <table:table-cell office:value-type="float" office:value="6.04" calcext:value-type="float">
            <text:p>6.04</text:p>
          </table:table-cell>
          <table:table-cell office:value-type="float" office:value="15956939057" calcext:value-type="float">
            <text:p>15956939057</text:p>
          </table:table-cell>
          <table:table-cell office:value-type="float" office:value="5.25" calcext:value-type="float">
            <text:p>5.25</text:p>
          </table:table-cell>
          <table:table-cell office:value-type="float" office:value="10507526627" calcext:value-type="float">
            <text:p>10507526627</text:p>
          </table:table-cell>
          <table:table-cell office:value-type="float" office:value="3.5" calcext:value-type="float">
            <text:p>3.5</text:p>
          </table:table-cell>
          <table:table-cell office:value-type="float" office:value="11558640322" calcext:value-type="float">
            <text:p>11558640322</text:p>
          </table:table-cell>
          <table:table-cell office:value-type="float" office:value="3.91" calcext:value-type="float">
            <text:p>3.91</text:p>
          </table:table-cell>
          <table:table-cell office:value-type="float" office:value="7140556891" calcext:value-type="float">
            <text:p>7140556891</text:p>
          </table:table-cell>
          <table:table-cell office:value-type="float" office:value="3.18" calcext:value-type="float">
            <text:p>3.18</text:p>
          </table:table-cell>
          <table:table-cell office:value-type="float" office:value="8687007195" calcext:value-type="float">
            <text:p>8687007195</text:p>
          </table:table-cell>
          <table:table-cell office:value-type="float" office:value="3.81" calcext:value-type="float">
            <text:p>3.81</text:p>
          </table:table-cell>
          <table:table-cell office:value-type="float" office:value="9075759980" calcext:value-type="float">
            <text:p>9075759980</text:p>
          </table:table-cell>
          <table:table-cell office:value-type="float" office:value="4.01" calcext:value-type="float">
            <text:p>4.01</text:p>
          </table:table-cell>
          <table:table-cell office:value-type="float" office:value="6386161582" calcext:value-type="float">
            <text:p>6386161582</text:p>
          </table:table-cell>
          <table:table-cell office:value-type="float" office:value="3" calcext:value-type="float">
            <text:p>3</text:p>
          </table:table-cell>
          <table:table-cell office:value-type="float" office:value="4421448203" calcext:value-type="float">
            <text:p>4421448203</text:p>
          </table:table-cell>
          <table:table-cell office:value-type="float" office:value="2.96" calcext:value-type="float">
            <text:p>2.96</text:p>
          </table:table-cell>
          <table:table-cell office:value-type="float" office:value="5581557999" calcext:value-type="float">
            <text:p>5581557999</text:p>
          </table:table-cell>
          <table:table-cell office:value-type="float" office:value="3.72" calcext:value-type="float">
            <text:p>3.72</text:p>
          </table:table-cell>
          <table:table-cell office:value-type="float" office:value="4533020495" calcext:value-type="float">
            <text:p>4533020495</text:p>
          </table:table-cell>
          <table:table-cell office:value-type="float" office:value="3.13" calcext:value-type="float">
            <text:p>3.13</text:p>
          </table:table-cell>
          <table:table-cell office:value-type="float" office:value="6195653365" calcext:value-type="float">
            <text:p>6195653365</text:p>
          </table:table-cell>
          <table:table-cell office:value-type="float" office:value="2.71" calcext:value-type="float">
            <text:p>2.71</text:p>
          </table:table-cell>
          <table:table-cell office:value-type="float" office:value="6955453236" calcext:value-type="float">
            <text:p>6955453236</text:p>
          </table:table-cell>
          <table:table-cell office:value-type="float" office:value="3.15" calcext:value-type="float">
            <text:p>3.15</text:p>
          </table:table-cell>
          <table:table-cell table:number-columns-repeated="33"/>
        </table:table-row>
        <table:table-row table:style-name="ro1">
          <table:table-cell office:value-type="float" office:value="14744760727" calcext:value-type="float">
            <text:p>14744760727</text:p>
          </table:table-cell>
          <table:table-cell office:value-type="float" office:value="5.63" calcext:value-type="float">
            <text:p>5.63</text:p>
          </table:table-cell>
          <table:table-cell office:value-type="float" office:value="17102306387" calcext:value-type="float">
            <text:p>17102306387</text:p>
          </table:table-cell>
          <table:table-cell office:value-type="float" office:value="5.57" calcext:value-type="float">
            <text:p>5.57</text:p>
          </table:table-cell>
          <table:table-cell office:value-type="float" office:value="16815415781" calcext:value-type="float">
            <text:p>16815415781</text:p>
          </table:table-cell>
          <table:table-cell office:value-type="float" office:value="5.51" calcext:value-type="float">
            <text:p>5.51</text:p>
          </table:table-cell>
          <table:table-cell office:value-type="float" office:value="13246757414" calcext:value-type="float">
            <text:p>13246757414</text:p>
          </table:table-cell>
          <table:table-cell office:value-type="float" office:value="4.32" calcext:value-type="float">
            <text:p>4.32</text:p>
          </table:table-cell>
          <table:table-cell office:value-type="float" office:value="10288405547" calcext:value-type="float">
            <text:p>10288405547</text:p>
          </table:table-cell>
          <table:table-cell office:value-type="float" office:value="3.5" calcext:value-type="float">
            <text:p>3.5</text:p>
          </table:table-cell>
          <table:table-cell office:value-type="float" office:value="10950976491" calcext:value-type="float">
            <text:p>10950976491</text:p>
          </table:table-cell>
          <table:table-cell office:value-type="float" office:value="3.7" calcext:value-type="float">
            <text:p>3.7</text:p>
          </table:table-cell>
          <table:table-cell office:value-type="float" office:value="7175888338" calcext:value-type="float">
            <text:p>7175888338</text:p>
          </table:table-cell>
          <table:table-cell office:value-type="float" office:value="3.27" calcext:value-type="float">
            <text:p>3.27</text:p>
          </table:table-cell>
          <table:table-cell office:value-type="float" office:value="8789994521" calcext:value-type="float">
            <text:p>8789994521</text:p>
          </table:table-cell>
          <table:table-cell office:value-type="float" office:value="3.97" calcext:value-type="float">
            <text:p>3.97</text:p>
          </table:table-cell>
          <table:table-cell office:value-type="float" office:value="8574943635" calcext:value-type="float">
            <text:p>8574943635</text:p>
          </table:table-cell>
          <table:table-cell office:value-type="float" office:value="3.93" calcext:value-type="float">
            <text:p>3.93</text:p>
          </table:table-cell>
          <table:table-cell office:value-type="float" office:value="6647750832" calcext:value-type="float">
            <text:p>6647750832</text:p>
          </table:table-cell>
          <table:table-cell office:value-type="float" office:value="2.95" calcext:value-type="float">
            <text:p>2.95</text:p>
          </table:table-cell>
          <table:table-cell office:value-type="float" office:value="4332958641" calcext:value-type="float">
            <text:p>4332958641</text:p>
          </table:table-cell>
          <table:table-cell office:value-type="float" office:value="2.95" calcext:value-type="float">
            <text:p>2.95</text:p>
          </table:table-cell>
          <table:table-cell office:value-type="float" office:value="5099454714" calcext:value-type="float">
            <text:p>5099454714</text:p>
          </table:table-cell>
          <table:table-cell office:value-type="float" office:value="3.49" calcext:value-type="float">
            <text:p>3.49</text:p>
          </table:table-cell>
          <table:table-cell office:value-type="float" office:value="4686387038" calcext:value-type="float">
            <text:p>4686387038</text:p>
          </table:table-cell>
          <table:table-cell office:value-type="float" office:value="3.16" calcext:value-type="float">
            <text:p>3.16</text:p>
          </table:table-cell>
          <table:table-cell office:value-type="float" office:value="6132696653" calcext:value-type="float">
            <text:p>6132696653</text:p>
          </table:table-cell>
          <table:table-cell office:value-type="float" office:value="2.76" calcext:value-type="float">
            <text:p>2.76</text:p>
          </table:table-cell>
          <table:table-cell office:value-type="float" office:value="6998454652" calcext:value-type="float">
            <text:p>6998454652</text:p>
          </table:table-cell>
          <table:table-cell office:value-type="float" office:value="3.16" calcext:value-type="float">
            <text:p>3.16</text:p>
          </table:table-cell>
          <table:table-cell table:number-columns-repeated="33"/>
        </table:table-row>
        <table:table-row table:style-name="ro1">
          <table:table-cell office:value-type="float" office:value="19015598847" calcext:value-type="float">
            <text:p>19015598847</text:p>
          </table:table-cell>
          <table:table-cell office:value-type="float" office:value="6.6" calcext:value-type="float">
            <text:p>6.6</text:p>
          </table:table-cell>
          <table:table-cell office:value-type="float" office:value="17480865356" calcext:value-type="float">
            <text:p>17480865356</text:p>
          </table:table-cell>
          <table:table-cell office:value-type="float" office:value="5.38" calcext:value-type="float">
            <text:p>5.38</text:p>
          </table:table-cell>
          <table:table-cell office:value-type="float" office:value="15327546529" calcext:value-type="float">
            <text:p>15327546529</text:p>
          </table:table-cell>
          <table:table-cell office:value-type="float" office:value="4.84" calcext:value-type="float">
            <text:p>4.84</text:p>
          </table:table-cell>
          <table:table-cell office:value-type="float" office:value="14797702472" calcext:value-type="float">
            <text:p>14797702472</text:p>
          </table:table-cell>
          <table:table-cell office:value-type="float" office:value="4.87" calcext:value-type="float">
            <text:p>4.87</text:p>
          </table:table-cell>
          <table:table-cell office:value-type="float" office:value="10320828545" calcext:value-type="float">
            <text:p>10320828545</text:p>
          </table:table-cell>
          <table:table-cell office:value-type="float" office:value="3.44" calcext:value-type="float">
            <text:p>3.44</text:p>
          </table:table-cell>
          <table:table-cell office:value-type="float" office:value="11332273123" calcext:value-type="float">
            <text:p>11332273123</text:p>
          </table:table-cell>
          <table:table-cell office:value-type="float" office:value="3.79" calcext:value-type="float">
            <text:p>3.79</text:p>
          </table:table-cell>
          <table:table-cell office:value-type="float" office:value="7302947889" calcext:value-type="float">
            <text:p>7302947889</text:p>
          </table:table-cell>
          <table:table-cell office:value-type="float" office:value="3.32" calcext:value-type="float">
            <text:p>3.32</text:p>
          </table:table-cell>
          <table:table-cell office:value-type="float" office:value="8980816832" calcext:value-type="float">
            <text:p>8980816832</text:p>
          </table:table-cell>
          <table:table-cell office:value-type="float" office:value="4.02" calcext:value-type="float">
            <text:p>4.02</text:p>
          </table:table-cell>
          <table:table-cell office:value-type="float" office:value="8979939371" calcext:value-type="float">
            <text:p>8979939371</text:p>
          </table:table-cell>
          <table:table-cell office:value-type="float" office:value="4.01" calcext:value-type="float">
            <text:p>4.01</text:p>
          </table:table-cell>
          <table:table-cell office:value-type="float" office:value="6810653882" calcext:value-type="float">
            <text:p>6810653882</text:p>
          </table:table-cell>
          <table:table-cell office:value-type="float" office:value="2.95" calcext:value-type="float">
            <text:p>2.95</text:p>
          </table:table-cell>
          <table:table-cell office:value-type="float" office:value="4375637444" calcext:value-type="float">
            <text:p>4375637444</text:p>
          </table:table-cell>
          <table:table-cell office:value-type="float" office:value="2.94" calcext:value-type="float">
            <text:p>2.94</text:p>
          </table:table-cell>
          <table:table-cell office:value-type="float" office:value="4932135350" calcext:value-type="float">
            <text:p>4932135350</text:p>
          </table:table-cell>
          <table:table-cell office:value-type="float" office:value="3.42" calcext:value-type="float">
            <text:p>3.42</text:p>
          </table:table-cell>
          <table:table-cell office:value-type="float" office:value="4547283777" calcext:value-type="float">
            <text:p>4547283777</text:p>
          </table:table-cell>
          <table:table-cell office:value-type="float" office:value="3.16" calcext:value-type="float">
            <text:p>3.16</text:p>
          </table:table-cell>
          <table:table-cell office:value-type="float" office:value="6189546664" calcext:value-type="float">
            <text:p>6189546664</text:p>
          </table:table-cell>
          <table:table-cell office:value-type="float" office:value="2.7" calcext:value-type="float">
            <text:p>2.7</text:p>
          </table:table-cell>
          <table:table-cell office:value-type="float" office:value="7032165223" calcext:value-type="float">
            <text:p>7032165223</text:p>
          </table:table-cell>
          <table:table-cell office:value-type="float" office:value="3.14" calcext:value-type="float">
            <text:p>3.14</text:p>
          </table:table-cell>
          <table:table-cell table:number-columns-repeated="33"/>
        </table:table-row>
        <table:table-row table:style-name="ro1">
          <table:table-cell office:value-type="float" office:value="22176453581" calcext:value-type="float">
            <text:p>22176453581</text:p>
          </table:table-cell>
          <table:table-cell office:value-type="float" office:value="6.95" calcext:value-type="float">
            <text:p>6.95</text:p>
          </table:table-cell>
          <table:table-cell office:value-type="float" office:value="18562835923" calcext:value-type="float">
            <text:p>18562835923</text:p>
          </table:table-cell>
          <table:table-cell office:value-type="float" office:value="5.81" calcext:value-type="float">
            <text:p>5.81</text:p>
          </table:table-cell>
          <table:table-cell office:value-type="float" office:value="14929603135" calcext:value-type="float">
            <text:p>14929603135</text:p>
          </table:table-cell>
          <table:table-cell office:value-type="float" office:value="4.9" calcext:value-type="float">
            <text:p>4.9</text:p>
          </table:table-cell>
          <table:table-cell office:value-type="float" office:value="11611875399" calcext:value-type="float">
            <text:p>11611875399</text:p>
          </table:table-cell>
          <table:table-cell office:value-type="float" office:value="3.75" calcext:value-type="float">
            <text:p>3.75</text:p>
          </table:table-cell>
          <table:table-cell office:value-type="float" office:value="10016863981" calcext:value-type="float">
            <text:p>10016863981</text:p>
          </table:table-cell>
          <table:table-cell office:value-type="float" office:value="3.36" calcext:value-type="float">
            <text:p>3.36</text:p>
          </table:table-cell>
          <table:table-cell office:value-type="float" office:value="10477981429" calcext:value-type="float">
            <text:p>10477981429</text:p>
          </table:table-cell>
          <table:table-cell office:value-type="float" office:value="3.57" calcext:value-type="float">
            <text:p>3.57</text:p>
          </table:table-cell>
          <table:table-cell office:value-type="float" office:value="7265064603" calcext:value-type="float">
            <text:p>7265064603</text:p>
          </table:table-cell>
          <table:table-cell office:value-type="float" office:value="3.27" calcext:value-type="float">
            <text:p>3.27</text:p>
          </table:table-cell>
          <table:table-cell office:value-type="float" office:value="8758718229" calcext:value-type="float">
            <text:p>8758718229</text:p>
          </table:table-cell>
          <table:table-cell office:value-type="float" office:value="4.02" calcext:value-type="float">
            <text:p>4.02</text:p>
          </table:table-cell>
          <table:table-cell office:value-type="float" office:value="8801118591" calcext:value-type="float">
            <text:p>8801118591</text:p>
          </table:table-cell>
          <table:table-cell office:value-type="float" office:value="3.97" calcext:value-type="float">
            <text:p>3.97</text:p>
          </table:table-cell>
          <table:table-cell office:value-type="float" office:value="6459808237" calcext:value-type="float">
            <text:p>6459808237</text:p>
          </table:table-cell>
          <table:table-cell office:value-type="float" office:value="2.96" calcext:value-type="float">
            <text:p>2.96</text:p>
          </table:table-cell>
          <table:table-cell office:value-type="float" office:value="4400927503" calcext:value-type="float">
            <text:p>4400927503</text:p>
          </table:table-cell>
          <table:table-cell office:value-type="float" office:value="2.97" calcext:value-type="float">
            <text:p>2.97</text:p>
          </table:table-cell>
          <table:table-cell office:value-type="float" office:value="5572369796" calcext:value-type="float">
            <text:p>5572369796</text:p>
          </table:table-cell>
          <table:table-cell office:value-type="float" office:value="3.66" calcext:value-type="float">
            <text:p>3.66</text:p>
          </table:table-cell>
          <table:table-cell office:value-type="float" office:value="4611490783" calcext:value-type="float">
            <text:p>4611490783</text:p>
          </table:table-cell>
          <table:table-cell office:value-type="float" office:value="3.17" calcext:value-type="float">
            <text:p>3.17</text:p>
          </table:table-cell>
          <table:table-cell office:value-type="float" office:value="6195650023" calcext:value-type="float">
            <text:p>6195650023</text:p>
          </table:table-cell>
          <table:table-cell office:value-type="float" office:value="2.79" calcext:value-type="float">
            <text:p>2.79</text:p>
          </table:table-cell>
          <table:table-cell office:value-type="float" office:value="7012653566" calcext:value-type="float">
            <text:p>7012653566</text:p>
          </table:table-cell>
          <table:table-cell office:value-type="float" office:value="3.13" calcext:value-type="float">
            <text:p>3.13</text:p>
          </table:table-cell>
          <table:table-cell table:number-columns-repeated="33"/>
        </table:table-row>
        <table:table-row table:style-name="ro1">
          <table:table-cell office:value-type="float" office:value="21683818340" calcext:value-type="float">
            <text:p>21683818340</text:p>
          </table:table-cell>
          <table:table-cell office:value-type="float" office:value="6.71" calcext:value-type="float">
            <text:p>6.71</text:p>
          </table:table-cell>
          <table:table-cell office:value-type="float" office:value="18425661036" calcext:value-type="float">
            <text:p>18425661036</text:p>
          </table:table-cell>
          <table:table-cell office:value-type="float" office:value="5.66" calcext:value-type="float">
            <text:p>5.66</text:p>
          </table:table-cell>
          <table:table-cell office:value-type="float" office:value="15443738375" calcext:value-type="float">
            <text:p>15443738375</text:p>
          </table:table-cell>
          <table:table-cell office:value-type="float" office:value="5.07" calcext:value-type="float">
            <text:p>5.07</text:p>
          </table:table-cell>
          <table:table-cell office:value-type="float" office:value="14321022025" calcext:value-type="float">
            <text:p>14321022025</text:p>
          </table:table-cell>
          <table:table-cell office:value-type="float" office:value="4.83" calcext:value-type="float">
            <text:p>4.83</text:p>
          </table:table-cell>
          <table:table-cell office:value-type="float" office:value="10128746540" calcext:value-type="float">
            <text:p>10128746540</text:p>
          </table:table-cell>
          <table:table-cell office:value-type="float" office:value="3.31" calcext:value-type="float">
            <text:p>3.31</text:p>
          </table:table-cell>
          <table:table-cell office:value-type="float" office:value="10484920751" calcext:value-type="float">
            <text:p>10484920751</text:p>
          </table:table-cell>
          <table:table-cell office:value-type="float" office:value="3.58" calcext:value-type="float">
            <text:p>3.58</text:p>
          </table:table-cell>
          <table:table-cell office:value-type="float" office:value="7662603812" calcext:value-type="float">
            <text:p>7662603812</text:p>
          </table:table-cell>
          <table:table-cell office:value-type="float" office:value="3.45" calcext:value-type="float">
            <text:p>3.45</text:p>
          </table:table-cell>
          <table:table-cell office:value-type="float" office:value="9559303394" calcext:value-type="float">
            <text:p>9559303394</text:p>
          </table:table-cell>
          <table:table-cell office:value-type="float" office:value="4.17" calcext:value-type="float">
            <text:p>4.17</text:p>
          </table:table-cell>
          <table:table-cell office:value-type="float" office:value="9010423963" calcext:value-type="float">
            <text:p>9010423963</text:p>
          </table:table-cell>
          <table:table-cell office:value-type="float" office:value="4.02" calcext:value-type="float">
            <text:p>4.02</text:p>
          </table:table-cell>
          <table:table-cell office:value-type="float" office:value="6225973281" calcext:value-type="float">
            <text:p>6225973281</text:p>
          </table:table-cell>
          <table:table-cell office:value-type="float" office:value="2.95" calcext:value-type="float">
            <text:p>2.95</text:p>
          </table:table-cell>
          <table:table-cell office:value-type="float" office:value="4247759130" calcext:value-type="float">
            <text:p>4247759130</text:p>
          </table:table-cell>
          <table:table-cell office:value-type="float" office:value="2.97" calcext:value-type="float">
            <text:p>2.97</text:p>
          </table:table-cell>
          <table:table-cell office:value-type="float" office:value="5076983462" calcext:value-type="float">
            <text:p>5076983462</text:p>
          </table:table-cell>
          <table:table-cell office:value-type="float" office:value="3.41" calcext:value-type="float">
            <text:p>3.41</text:p>
          </table:table-cell>
          <table:table-cell office:value-type="float" office:value="4605038443" calcext:value-type="float">
            <text:p>4605038443</text:p>
          </table:table-cell>
          <table:table-cell office:value-type="float" office:value="3.15" calcext:value-type="float">
            <text:p>3.15</text:p>
          </table:table-cell>
          <table:table-cell office:value-type="float" office:value="6265986566" calcext:value-type="float">
            <text:p>6265986566</text:p>
          </table:table-cell>
          <table:table-cell office:value-type="float" office:value="2.74" calcext:value-type="float">
            <text:p>2.74</text:p>
          </table:table-cell>
          <table:table-cell office:value-type="float" office:value="7012663985" calcext:value-type="float">
            <text:p>7012663985</text:p>
          </table:table-cell>
          <table:table-cell office:value-type="float" office:value="3.12" calcext:value-type="float">
            <text:p>3.12</text:p>
          </table:table-cell>
          <table:table-cell table:number-columns-repeated="33"/>
        </table:table-row>
        <table:table-row table:style-name="ro1">
          <table:table-cell office:value-type="float" office:value="13299654459" calcext:value-type="float">
            <text:p>13299654459</text:p>
          </table:table-cell>
          <table:table-cell office:value-type="float" office:value="4.79" calcext:value-type="float">
            <text:p>4.79</text:p>
          </table:table-cell>
          <table:table-cell office:value-type="float" office:value="16296658062" calcext:value-type="float">
            <text:p>16296658062</text:p>
          </table:table-cell>
          <table:table-cell office:value-type="float" office:value="5.13" calcext:value-type="float">
            <text:p>5.13</text:p>
          </table:table-cell>
          <table:table-cell office:value-type="float" office:value="15680186524" calcext:value-type="float">
            <text:p>15680186524</text:p>
          </table:table-cell>
          <table:table-cell office:value-type="float" office:value="5.2" calcext:value-type="float">
            <text:p>5.2</text:p>
          </table:table-cell>
          <table:table-cell office:value-type="float" office:value="12392907007" calcext:value-type="float">
            <text:p>12392907007</text:p>
          </table:table-cell>
          <table:table-cell office:value-type="float" office:value="4.07" calcext:value-type="float">
            <text:p>4.07</text:p>
          </table:table-cell>
          <table:table-cell office:value-type="float" office:value="9889004686" calcext:value-type="float">
            <text:p>9889004686</text:p>
          </table:table-cell>
          <table:table-cell office:value-type="float" office:value="3.32" calcext:value-type="float">
            <text:p>3.32</text:p>
          </table:table-cell>
          <table:table-cell office:value-type="float" office:value="10642717924" calcext:value-type="float">
            <text:p>10642717924</text:p>
          </table:table-cell>
          <table:table-cell office:value-type="float" office:value="3.58" calcext:value-type="float">
            <text:p>3.58</text:p>
          </table:table-cell>
          <table:table-cell office:value-type="float" office:value="7141678442" calcext:value-type="float">
            <text:p>7141678442</text:p>
          </table:table-cell>
          <table:table-cell office:value-type="float" office:value="3.23" calcext:value-type="float">
            <text:p>3.23</text:p>
          </table:table-cell>
          <table:table-cell office:value-type="float" office:value="8277925953" calcext:value-type="float">
            <text:p>8277925953</text:p>
          </table:table-cell>
          <table:table-cell office:value-type="float" office:value="3.75" calcext:value-type="float">
            <text:p>3.75</text:p>
          </table:table-cell>
          <table:table-cell office:value-type="float" office:value="8991806760" calcext:value-type="float">
            <text:p>8991806760</text:p>
          </table:table-cell>
          <table:table-cell office:value-type="float" office:value="4" calcext:value-type="float">
            <text:p>4</text:p>
          </table:table-cell>
          <table:table-cell office:value-type="float" office:value="6547151459" calcext:value-type="float">
            <text:p>6547151459</text:p>
          </table:table-cell>
          <table:table-cell office:value-type="float" office:value="2.95" calcext:value-type="float">
            <text:p>2.95</text:p>
          </table:table-cell>
          <table:table-cell office:value-type="float" office:value="4334858361" calcext:value-type="float">
            <text:p>4334858361</text:p>
          </table:table-cell>
          <table:table-cell office:value-type="float" office:value="2.94" calcext:value-type="float">
            <text:p>2.94</text:p>
          </table:table-cell>
          <table:table-cell office:value-type="float" office:value="4923418972" calcext:value-type="float">
            <text:p>4923418972</text:p>
          </table:table-cell>
          <table:table-cell office:value-type="float" office:value="3.42" calcext:value-type="float">
            <text:p>3.42</text:p>
          </table:table-cell>
          <table:table-cell office:value-type="float" office:value="4643791642" calcext:value-type="float">
            <text:p>4643791642</text:p>
          </table:table-cell>
          <table:table-cell office:value-type="float" office:value="3.16" calcext:value-type="float">
            <text:p>3.16</text:p>
          </table:table-cell>
          <table:table-cell office:value-type="float" office:value="6298565465" calcext:value-type="float">
            <text:p>6298565465</text:p>
          </table:table-cell>
          <table:table-cell office:value-type="float" office:value="2.77" calcext:value-type="float">
            <text:p>2.77</text:p>
          </table:table-cell>
          <table:table-cell office:value-type="float" office:value="7032566596" calcext:value-type="float">
            <text:p>7032566596</text:p>
          </table:table-cell>
          <table:table-cell office:value-type="float" office:value="3.12" calcext:value-type="float">
            <text:p>3.12</text:p>
          </table:table-cell>
          <table:table-cell table:number-columns-repeated="33"/>
        </table:table-row>
        <table:table-row table:style-name="ro1">
          <table:table-cell office:value-type="float" office:value="18859230931" calcext:value-type="float">
            <text:p>18859230931</text:p>
          </table:table-cell>
          <table:table-cell office:value-type="float" office:value="6.59" calcext:value-type="float">
            <text:p>6.59</text:p>
          </table:table-cell>
          <table:table-cell office:value-type="float" office:value="18384795778" calcext:value-type="float">
            <text:p>18384795778</text:p>
          </table:table-cell>
          <table:table-cell office:value-type="float" office:value="5.73" calcext:value-type="float">
            <text:p>5.73</text:p>
          </table:table-cell>
          <table:table-cell office:value-type="float" office:value="13994196692" calcext:value-type="float">
            <text:p>13994196692</text:p>
          </table:table-cell>
          <table:table-cell office:value-type="float" office:value="4.58" calcext:value-type="float">
            <text:p>4.58</text:p>
          </table:table-cell>
          <table:table-cell office:value-type="float" office:value="13496011822" calcext:value-type="float">
            <text:p>13496011822</text:p>
          </table:table-cell>
          <table:table-cell office:value-type="float" office:value="4.65" calcext:value-type="float">
            <text:p>4.65</text:p>
          </table:table-cell>
          <table:table-cell office:value-type="float" office:value="10884249331" calcext:value-type="float">
            <text:p>10884249331</text:p>
          </table:table-cell>
          <table:table-cell office:value-type="float" office:value="3.62" calcext:value-type="float">
            <text:p>3.62</text:p>
          </table:table-cell>
          <table:table-cell office:value-type="float" office:value="9873055536" calcext:value-type="float">
            <text:p>9873055536</text:p>
          </table:table-cell>
          <table:table-cell office:value-type="float" office:value="3.36" calcext:value-type="float">
            <text:p>3.36</text:p>
          </table:table-cell>
          <table:table-cell office:value-type="float" office:value="6891643378" calcext:value-type="float">
            <text:p>6891643378</text:p>
          </table:table-cell>
          <table:table-cell office:value-type="float" office:value="3.14" calcext:value-type="float">
            <text:p>3.14</text:p>
          </table:table-cell>
          <table:table-cell office:value-type="float" office:value="8673517252" calcext:value-type="float">
            <text:p>8673517252</text:p>
          </table:table-cell>
          <table:table-cell office:value-type="float" office:value="3.8" calcext:value-type="float">
            <text:p>3.8</text:p>
          </table:table-cell>
          <table:table-cell office:value-type="float" office:value="8596297465" calcext:value-type="float">
            <text:p>8596297465</text:p>
          </table:table-cell>
          <table:table-cell office:value-type="float" office:value="3.97" calcext:value-type="float">
            <text:p>3.97</text:p>
          </table:table-cell>
          <table:table-cell office:value-type="float" office:value="6270353771" calcext:value-type="float">
            <text:p>6270353771</text:p>
          </table:table-cell>
          <table:table-cell office:value-type="float" office:value="2.97" calcext:value-type="float">
            <text:p>2.97</text:p>
          </table:table-cell>
          <table:table-cell office:value-type="float" office:value="4395742719" calcext:value-type="float">
            <text:p>4395742719</text:p>
          </table:table-cell>
          <table:table-cell office:value-type="float" office:value="2.94" calcext:value-type="float">
            <text:p>2.94</text:p>
          </table:table-cell>
          <table:table-cell office:value-type="float" office:value="5157844203" calcext:value-type="float">
            <text:p>5157844203</text:p>
          </table:table-cell>
          <table:table-cell office:value-type="float" office:value="3.41" calcext:value-type="float">
            <text:p>3.41</text:p>
          </table:table-cell>
          <table:table-cell office:value-type="float" office:value="4650535006" calcext:value-type="float">
            <text:p>4650535006</text:p>
          </table:table-cell>
          <table:table-cell office:value-type="float" office:value="3.15" calcext:value-type="float">
            <text:p>3.15</text:p>
          </table:table-cell>
          <table:table-cell office:value-type="float" office:value="6216956596" calcext:value-type="float">
            <text:p>6216956596</text:p>
          </table:table-cell>
          <table:table-cell office:value-type="float" office:value="2.89" calcext:value-type="float">
            <text:p>2.89</text:p>
          </table:table-cell>
          <table:table-cell office:value-type="float" office:value="7065999836" calcext:value-type="float">
            <text:p>7065999836</text:p>
          </table:table-cell>
          <table:table-cell office:value-type="float" office:value="3.13" calcext:value-type="float">
            <text:p>3.13</text:p>
          </table:table-cell>
          <table:table-cell table:number-columns-repeated="33"/>
        </table:table-row>
        <table:table-row table:style-name="ro1">
          <table:table-cell office:value-type="float" office:value="17065135445" calcext:value-type="float">
            <text:p>17065135445</text:p>
          </table:table-cell>
          <table:table-cell office:value-type="float" office:value="6.83" calcext:value-type="float">
            <text:p>6.83</text:p>
          </table:table-cell>
          <table:table-cell office:value-type="float" office:value="17754273006" calcext:value-type="float">
            <text:p>17754273006</text:p>
          </table:table-cell>
          <table:table-cell office:value-type="float" office:value="5.48" calcext:value-type="float">
            <text:p>5.48</text:p>
          </table:table-cell>
          <table:table-cell office:value-type="float" office:value="17362640542" calcext:value-type="float">
            <text:p>17362640542</text:p>
          </table:table-cell>
          <table:table-cell office:value-type="float" office:value="5.63" calcext:value-type="float">
            <text:p>5.63</text:p>
          </table:table-cell>
          <table:table-cell office:value-type="float" office:value="12195305424" calcext:value-type="float">
            <text:p>12195305424</text:p>
          </table:table-cell>
          <table:table-cell office:value-type="float" office:value="4.04" calcext:value-type="float">
            <text:p>4.04</text:p>
          </table:table-cell>
          <table:table-cell office:value-type="float" office:value="10234592774" calcext:value-type="float">
            <text:p>10234592774</text:p>
          </table:table-cell>
          <table:table-cell office:value-type="float" office:value="3.47" calcext:value-type="float">
            <text:p>3.47</text:p>
          </table:table-cell>
          <table:table-cell office:value-type="float" office:value="11034079819" calcext:value-type="float">
            <text:p>11034079819</text:p>
          </table:table-cell>
          <table:table-cell office:value-type="float" office:value="3.75" calcext:value-type="float">
            <text:p>3.75</text:p>
          </table:table-cell>
          <table:table-cell office:value-type="float" office:value="7025785209" calcext:value-type="float">
            <text:p>7025785209</text:p>
          </table:table-cell>
          <table:table-cell office:value-type="float" office:value="3.12" calcext:value-type="float">
            <text:p>3.12</text:p>
          </table:table-cell>
          <table:table-cell office:value-type="float" office:value="8708905824" calcext:value-type="float">
            <text:p>8708905824</text:p>
          </table:table-cell>
          <table:table-cell office:value-type="float" office:value="3.77" calcext:value-type="float">
            <text:p>3.77</text:p>
          </table:table-cell>
          <table:table-cell office:value-type="float" office:value="9039311630" calcext:value-type="float">
            <text:p>9039311630</text:p>
          </table:table-cell>
          <table:table-cell office:value-type="float" office:value="3.94" calcext:value-type="float">
            <text:p>3.94</text:p>
          </table:table-cell>
          <table:table-cell office:value-type="float" office:value="6407221620" calcext:value-type="float">
            <text:p>6407221620</text:p>
          </table:table-cell>
          <table:table-cell office:value-type="float" office:value="2.95" calcext:value-type="float">
            <text:p>2.95</text:p>
          </table:table-cell>
          <table:table-cell office:value-type="float" office:value="4716249496" calcext:value-type="float">
            <text:p>4716249496</text:p>
          </table:table-cell>
          <table:table-cell office:value-type="float" office:value="2.95" calcext:value-type="float">
            <text:p>2.95</text:p>
          </table:table-cell>
          <table:table-cell office:value-type="float" office:value="5107650138" calcext:value-type="float">
            <text:p>5107650138</text:p>
          </table:table-cell>
          <table:table-cell office:value-type="float" office:value="3.47" calcext:value-type="float">
            <text:p>3.47</text:p>
          </table:table-cell>
          <table:table-cell office:value-type="float" office:value="4613414972" calcext:value-type="float">
            <text:p>4613414972</text:p>
          </table:table-cell>
          <table:table-cell office:value-type="float" office:value="3.15" calcext:value-type="float">
            <text:p>3.15</text:p>
          </table:table-cell>
          <table:table-cell office:value-type="float" office:value="6204196535" calcext:value-type="float">
            <text:p>6204196535</text:p>
          </table:table-cell>
          <table:table-cell office:value-type="float" office:value="2.85" calcext:value-type="float">
            <text:p>2.85</text:p>
          </table:table-cell>
          <table:table-cell office:value-type="float" office:value="7065899696" calcext:value-type="float">
            <text:p>7065899696</text:p>
          </table:table-cell>
          <table:table-cell office:value-type="float" office:value="3.12" calcext:value-type="float">
            <text:p>3.12</text:p>
          </table:table-cell>
          <table:table-cell table:number-columns-repeated="33"/>
        </table:table-row>
        <table:table-row table:style-name="ro1">
          <table:table-cell office:value-type="float" office:value="15122677033" calcext:value-type="float">
            <text:p>15122677033</text:p>
          </table:table-cell>
          <table:table-cell office:value-type="float" office:value="5.4" calcext:value-type="float">
            <text:p>5.4</text:p>
          </table:table-cell>
          <table:table-cell office:value-type="float" office:value="17560405706" calcext:value-type="float">
            <text:p>17560405706</text:p>
          </table:table-cell>
          <table:table-cell office:value-type="float" office:value="5.46" calcext:value-type="float">
            <text:p>5.46</text:p>
          </table:table-cell>
          <table:table-cell office:value-type="float" office:value="13811972819" calcext:value-type="float">
            <text:p>13811972819</text:p>
          </table:table-cell>
          <table:table-cell office:value-type="float" office:value="4.44" calcext:value-type="float">
            <text:p>4.44</text:p>
          </table:table-cell>
          <table:table-cell office:value-type="float" office:value="12486539712" calcext:value-type="float">
            <text:p>12486539712</text:p>
          </table:table-cell>
          <table:table-cell office:value-type="float" office:value="4.09" calcext:value-type="float">
            <text:p>4.09</text:p>
          </table:table-cell>
          <table:table-cell office:value-type="float" office:value="10264159875" calcext:value-type="float">
            <text:p>10264159875</text:p>
          </table:table-cell>
          <table:table-cell office:value-type="float" office:value="3.45" calcext:value-type="float">
            <text:p>3.45</text:p>
          </table:table-cell>
          <table:table-cell office:value-type="float" office:value="10744441457" calcext:value-type="float">
            <text:p>10744441457</text:p>
          </table:table-cell>
          <table:table-cell office:value-type="float" office:value="3.59" calcext:value-type="float">
            <text:p>3.59</text:p>
          </table:table-cell>
          <table:table-cell office:value-type="float" office:value="6953368973" calcext:value-type="float">
            <text:p>6953368973</text:p>
          </table:table-cell>
          <table:table-cell office:value-type="float" office:value="3.13" calcext:value-type="float">
            <text:p>3.13</text:p>
          </table:table-cell>
          <table:table-cell office:value-type="float" office:value="8677672901" calcext:value-type="float">
            <text:p>8677672901</text:p>
          </table:table-cell>
          <table:table-cell office:value-type="float" office:value="3.96" calcext:value-type="float">
            <text:p>3.96</text:p>
          </table:table-cell>
          <table:table-cell office:value-type="float" office:value="8887441267" calcext:value-type="float">
            <text:p>8887441267</text:p>
          </table:table-cell>
          <table:table-cell office:value-type="float" office:value="4.01" calcext:value-type="float">
            <text:p>4.01</text:p>
          </table:table-cell>
          <table:table-cell office:value-type="float" office:value="6399764059" calcext:value-type="float">
            <text:p>6399764059</text:p>
          </table:table-cell>
          <table:table-cell office:value-type="float" office:value="2.95" calcext:value-type="float">
            <text:p>2.95</text:p>
          </table:table-cell>
          <table:table-cell office:value-type="float" office:value="4507657401" calcext:value-type="float">
            <text:p>4507657401</text:p>
          </table:table-cell>
          <table:table-cell office:value-type="float" office:value="2.96" calcext:value-type="float">
            <text:p>2.96</text:p>
          </table:table-cell>
          <table:table-cell office:value-type="float" office:value="5093967482" calcext:value-type="float">
            <text:p>5093967482</text:p>
          </table:table-cell>
          <table:table-cell office:value-type="float" office:value="3.41" calcext:value-type="float">
            <text:p>3.41</text:p>
          </table:table-cell>
          <table:table-cell office:value-type="float" office:value="4459305642" calcext:value-type="float">
            <text:p>4459305642</text:p>
          </table:table-cell>
          <table:table-cell office:value-type="float" office:value="3.14" calcext:value-type="float">
            <text:p>3.14</text:p>
          </table:table-cell>
          <table:table-cell office:value-type="float" office:value="6206565964" calcext:value-type="float">
            <text:p>6206565964</text:p>
          </table:table-cell>
          <table:table-cell office:value-type="float" office:value="2.84" calcext:value-type="float">
            <text:p>2.84</text:p>
          </table:table-cell>
          <table:table-cell office:value-type="float" office:value="7032656596" calcext:value-type="float">
            <text:p>7032656596</text:p>
          </table:table-cell>
          <table:table-cell office:value-type="float" office:value="3.12" calcext:value-type="float">
            <text:p>3.12</text:p>
          </table:table-cell>
          <table:table-cell table:number-columns-repeated="33"/>
        </table:table-row>
        <table:table-row table:style-name="ro1">
          <table:table-cell office:value-type="float" office:value="14048692778" calcext:value-type="float">
            <text:p>14048692778</text:p>
          </table:table-cell>
          <table:table-cell office:value-type="float" office:value="4.84" calcext:value-type="float">
            <text:p>4.84</text:p>
          </table:table-cell>
          <table:table-cell office:value-type="float" office:value="16987720768" calcext:value-type="float">
            <text:p>16987720768</text:p>
          </table:table-cell>
          <table:table-cell office:value-type="float" office:value="5.22" calcext:value-type="float">
            <text:p>5.22</text:p>
          </table:table-cell>
          <table:table-cell office:value-type="float" office:value="15792187570" calcext:value-type="float">
            <text:p>15792187570</text:p>
          </table:table-cell>
          <table:table-cell office:value-type="float" office:value="5.14" calcext:value-type="float">
            <text:p>5.14</text:p>
          </table:table-cell>
          <table:table-cell office:value-type="float" office:value="12563036669" calcext:value-type="float">
            <text:p>12563036669</text:p>
          </table:table-cell>
          <table:table-cell office:value-type="float" office:value="4.18" calcext:value-type="float">
            <text:p>4.18</text:p>
          </table:table-cell>
          <table:table-cell office:value-type="float" office:value="10886569284" calcext:value-type="float">
            <text:p>10886569284</text:p>
          </table:table-cell>
          <table:table-cell office:value-type="float" office:value="3.62" calcext:value-type="float">
            <text:p>3.62</text:p>
          </table:table-cell>
          <table:table-cell office:value-type="float" office:value="9907550729" calcext:value-type="float">
            <text:p>9907550729</text:p>
          </table:table-cell>
          <table:table-cell office:value-type="float" office:value="3.44" calcext:value-type="float">
            <text:p>3.44</text:p>
          </table:table-cell>
          <table:table-cell office:value-type="float" office:value="6944038061" calcext:value-type="float">
            <text:p>6944038061</text:p>
          </table:table-cell>
          <table:table-cell office:value-type="float" office:value="3.14" calcext:value-type="float">
            <text:p>3.14</text:p>
          </table:table-cell>
          <table:table-cell office:value-type="float" office:value="8922056842" calcext:value-type="float">
            <text:p>8922056842</text:p>
          </table:table-cell>
          <table:table-cell office:value-type="float" office:value="3.9" calcext:value-type="float">
            <text:p>3.9</text:p>
          </table:table-cell>
          <table:table-cell office:value-type="float" office:value="8811046491" calcext:value-type="float">
            <text:p>8811046491</text:p>
          </table:table-cell>
          <table:table-cell office:value-type="float" office:value="3.97" calcext:value-type="float">
            <text:p>3.97</text:p>
          </table:table-cell>
          <table:table-cell office:value-type="float" office:value="6526017625" calcext:value-type="float">
            <text:p>6526017625</text:p>
          </table:table-cell>
          <table:table-cell office:value-type="float" office:value="3" calcext:value-type="float">
            <text:p>3</text:p>
          </table:table-cell>
          <table:table-cell office:value-type="float" office:value="4388176676" calcext:value-type="float">
            <text:p>4388176676</text:p>
          </table:table-cell>
          <table:table-cell office:value-type="float" office:value="2.95" calcext:value-type="float">
            <text:p>2.95</text:p>
          </table:table-cell>
          <table:table-cell office:value-type="float" office:value="5223338040" calcext:value-type="float">
            <text:p>5223338040</text:p>
          </table:table-cell>
          <table:table-cell office:value-type="float" office:value="3.42" calcext:value-type="float">
            <text:p>3.42</text:p>
          </table:table-cell>
          <table:table-cell office:value-type="float" office:value="4719576994" calcext:value-type="float">
            <text:p>4719576994</text:p>
          </table:table-cell>
          <table:table-cell office:value-type="float" office:value="3.13" calcext:value-type="float">
            <text:p>3.13</text:p>
          </table:table-cell>
          <table:table-cell office:value-type="float" office:value="6198565646" calcext:value-type="float">
            <text:p>6198565646</text:p>
          </table:table-cell>
          <table:table-cell office:value-type="float" office:value="2.77" calcext:value-type="float">
            <text:p>2.77</text:p>
          </table:table-cell>
          <table:table-cell office:value-type="float" office:value="6998545365" calcext:value-type="float">
            <text:p>6998545365</text:p>
          </table:table-cell>
          <table:table-cell office:value-type="float" office:value="3.11" calcext:value-type="float">
            <text:p>3.11</text:p>
          </table:table-cell>
          <table:table-cell table:number-columns-repeated="33"/>
        </table:table-row>
        <table:table-row table:style-name="ro1">
          <table:table-cell office:value-type="float" office:value="14327644913" calcext:value-type="float">
            <text:p>14327644913</text:p>
          </table:table-cell>
          <table:table-cell office:value-type="float" office:value="5.8" calcext:value-type="float">
            <text:p>5.8</text:p>
          </table:table-cell>
          <table:table-cell office:value-type="float" office:value="17101991579" calcext:value-type="float">
            <text:p>17101991579</text:p>
          </table:table-cell>
          <table:table-cell office:value-type="float" office:value="5.33" calcext:value-type="float">
            <text:p>5.33</text:p>
          </table:table-cell>
          <table:table-cell office:value-type="float" office:value="16647049199" calcext:value-type="float">
            <text:p>16647049199</text:p>
          </table:table-cell>
          <table:table-cell office:value-type="float" office:value="5.32" calcext:value-type="float">
            <text:p>5.32</text:p>
          </table:table-cell>
          <table:table-cell office:value-type="float" office:value="15201058029" calcext:value-type="float">
            <text:p>15201058029</text:p>
          </table:table-cell>
          <table:table-cell office:value-type="float" office:value="4.95" calcext:value-type="float">
            <text:p>4.95</text:p>
          </table:table-cell>
          <table:table-cell office:value-type="float" office:value="10261671506" calcext:value-type="float">
            <text:p>10261671506</text:p>
          </table:table-cell>
          <table:table-cell office:value-type="float" office:value="3.3" calcext:value-type="float">
            <text:p>3.3</text:p>
          </table:table-cell>
          <table:table-cell office:value-type="float" office:value="10740827679" calcext:value-type="float">
            <text:p>10740827679</text:p>
          </table:table-cell>
          <table:table-cell office:value-type="float" office:value="3.66" calcext:value-type="float">
            <text:p>3.66</text:p>
          </table:table-cell>
          <table:table-cell office:value-type="float" office:value="6889147776" calcext:value-type="float">
            <text:p>6889147776</text:p>
          </table:table-cell>
          <table:table-cell office:value-type="float" office:value="3.16" calcext:value-type="float">
            <text:p>3.16</text:p>
          </table:table-cell>
          <table:table-cell office:value-type="float" office:value="8380558718" calcext:value-type="float">
            <text:p>8380558718</text:p>
          </table:table-cell>
          <table:table-cell office:value-type="float" office:value="3.75" calcext:value-type="float">
            <text:p>3.75</text:p>
          </table:table-cell>
          <table:table-cell office:value-type="float" office:value="8752972514" calcext:value-type="float">
            <text:p>8752972514</text:p>
          </table:table-cell>
          <table:table-cell office:value-type="float" office:value="4.01" calcext:value-type="float">
            <text:p>4.01</text:p>
          </table:table-cell>
          <table:table-cell office:value-type="float" office:value="6629891274" calcext:value-type="float">
            <text:p>6629891274</text:p>
          </table:table-cell>
          <table:table-cell office:value-type="float" office:value="2.95" calcext:value-type="float">
            <text:p>2.95</text:p>
          </table:table-cell>
          <table:table-cell office:value-type="float" office:value="4403391770" calcext:value-type="float">
            <text:p>4403391770</text:p>
          </table:table-cell>
          <table:table-cell office:value-type="float" office:value="2.95" calcext:value-type="float">
            <text:p>2.95</text:p>
          </table:table-cell>
          <table:table-cell office:value-type="float" office:value="5113263157" calcext:value-type="float">
            <text:p>5113263157</text:p>
          </table:table-cell>
          <table:table-cell office:value-type="float" office:value="3.44" calcext:value-type="float">
            <text:p>3.44</text:p>
          </table:table-cell>
          <table:table-cell office:value-type="float" office:value="4763593347" calcext:value-type="float">
            <text:p>4763593347</text:p>
          </table:table-cell>
          <table:table-cell office:value-type="float" office:value="3.16" calcext:value-type="float">
            <text:p>3.16</text:p>
          </table:table-cell>
          <table:table-cell office:value-type="float" office:value="6198565666" calcext:value-type="float">
            <text:p>6198565666</text:p>
          </table:table-cell>
          <table:table-cell office:value-type="float" office:value="2.73" calcext:value-type="float">
            <text:p>2.73</text:p>
          </table:table-cell>
          <table:table-cell office:value-type="float" office:value="6985454712" calcext:value-type="float">
            <text:p>6985454712</text:p>
          </table:table-cell>
          <table:table-cell office:value-type="float" office:value="3.15" calcext:value-type="float">
            <text:p>3.15</text:p>
          </table:table-cell>
          <table:table-cell table:number-columns-repeated="33"/>
        </table:table-row>
        <table:table-row table:style-name="ro1">
          <table:table-cell office:value-type="float" office:value="15598204369" calcext:value-type="float">
            <text:p>15598204369</text:p>
          </table:table-cell>
          <table:table-cell office:value-type="float" office:value="5.83" calcext:value-type="float">
            <text:p>5.83</text:p>
          </table:table-cell>
          <table:table-cell office:value-type="float" office:value="16726341691" calcext:value-type="float">
            <text:p>16726341691</text:p>
          </table:table-cell>
          <table:table-cell office:value-type="float" office:value="5.23" calcext:value-type="float">
            <text:p>5.23</text:p>
          </table:table-cell>
          <table:table-cell office:value-type="float" office:value="15470050369" calcext:value-type="float">
            <text:p>15470050369</text:p>
          </table:table-cell>
          <table:table-cell office:value-type="float" office:value="5.06" calcext:value-type="float">
            <text:p>5.06</text:p>
          </table:table-cell>
          <table:table-cell office:value-type="float" office:value="12517660633" calcext:value-type="float">
            <text:p>12517660633</text:p>
          </table:table-cell>
          <table:table-cell office:value-type="float" office:value="4.14" calcext:value-type="float">
            <text:p>4.14</text:p>
          </table:table-cell>
          <table:table-cell office:value-type="float" office:value="10448868995" calcext:value-type="float">
            <text:p>10448868995</text:p>
          </table:table-cell>
          <table:table-cell office:value-type="float" office:value="3.41" calcext:value-type="float">
            <text:p>3.41</text:p>
          </table:table-cell>
          <table:table-cell office:value-type="float" office:value="10976188292" calcext:value-type="float">
            <text:p>10976188292</text:p>
          </table:table-cell>
          <table:table-cell office:value-type="float" office:value="3.71" calcext:value-type="float">
            <text:p>3.71</text:p>
          </table:table-cell>
          <table:table-cell office:value-type="float" office:value="7065098613" calcext:value-type="float">
            <text:p>7065098613</text:p>
          </table:table-cell>
          <table:table-cell office:value-type="float" office:value="3.18" calcext:value-type="float">
            <text:p>3.18</text:p>
          </table:table-cell>
          <table:table-cell office:value-type="float" office:value="8485951689" calcext:value-type="float">
            <text:p>8485951689</text:p>
          </table:table-cell>
          <table:table-cell office:value-type="float" office:value="3.83" calcext:value-type="float">
            <text:p>3.83</text:p>
          </table:table-cell>
          <table:table-cell office:value-type="float" office:value="8743865608" calcext:value-type="float">
            <text:p>8743865608</text:p>
          </table:table-cell>
          <table:table-cell office:value-type="float" office:value="3.88" calcext:value-type="float">
            <text:p>3.88</text:p>
          </table:table-cell>
          <table:table-cell office:value-type="float" office:value="6770166373" calcext:value-type="float">
            <text:p>6770166373</text:p>
          </table:table-cell>
          <table:table-cell office:value-type="float" office:value="3.01" calcext:value-type="float">
            <text:p>3.01</text:p>
          </table:table-cell>
          <table:table-cell office:value-type="float" office:value="4475326451" calcext:value-type="float">
            <text:p>4475326451</text:p>
          </table:table-cell>
          <table:table-cell office:value-type="float" office:value="2.96" calcext:value-type="float">
            <text:p>2.96</text:p>
          </table:table-cell>
          <table:table-cell office:value-type="float" office:value="5002620416" calcext:value-type="float">
            <text:p>5002620416</text:p>
          </table:table-cell>
          <table:table-cell office:value-type="float" office:value="3.44" calcext:value-type="float">
            <text:p>3.44</text:p>
          </table:table-cell>
          <table:table-cell office:value-type="float" office:value="4771421687" calcext:value-type="float">
            <text:p>4771421687</text:p>
          </table:table-cell>
          <table:table-cell office:value-type="float" office:value="3.16" calcext:value-type="float">
            <text:p>3.16</text:p>
          </table:table-cell>
          <table:table-cell office:value-type="float" office:value="6198566232" calcext:value-type="float">
            <text:p>6198566232</text:p>
          </table:table-cell>
          <table:table-cell office:value-type="float" office:value="2.74" calcext:value-type="float">
            <text:p>2.74</text:p>
          </table:table-cell>
          <table:table-cell office:value-type="float" office:value="6985485415" calcext:value-type="float">
            <text:p>6985485415</text:p>
          </table:table-cell>
          <table:table-cell office:value-type="float" office:value="3.16" calcext:value-type="float">
            <text:p>3.16</text:p>
          </table:table-cell>
          <table:table-cell table:number-columns-repeated="33"/>
        </table:table-row>
        <table:table-row table:style-name="ro1">
          <table:table-cell office:value-type="float" office:value="15175856808" calcext:value-type="float">
            <text:p>15175856808</text:p>
          </table:table-cell>
          <table:table-cell office:value-type="float" office:value="5.83" calcext:value-type="float">
            <text:p>5.83</text:p>
          </table:table-cell>
          <table:table-cell office:value-type="float" office:value="18945200543" calcext:value-type="float">
            <text:p>18945200543</text:p>
          </table:table-cell>
          <table:table-cell office:value-type="float" office:value="5.92" calcext:value-type="float">
            <text:p>5.92</text:p>
          </table:table-cell>
          <table:table-cell office:value-type="float" office:value="15901653786" calcext:value-type="float">
            <text:p>15901653786</text:p>
          </table:table-cell>
          <table:table-cell office:value-type="float" office:value="5.22" calcext:value-type="float">
            <text:p>5.22</text:p>
          </table:table-cell>
          <table:table-cell office:value-type="float" office:value="14290078359" calcext:value-type="float">
            <text:p>14290078359</text:p>
          </table:table-cell>
          <table:table-cell office:value-type="float" office:value="4.73" calcext:value-type="float">
            <text:p>4.73</text:p>
          </table:table-cell>
          <table:table-cell office:value-type="float" office:value="10233226427" calcext:value-type="float">
            <text:p>10233226427</text:p>
          </table:table-cell>
          <table:table-cell office:value-type="float" office:value="3.38" calcext:value-type="float">
            <text:p>3.38</text:p>
          </table:table-cell>
          <table:table-cell office:value-type="float" office:value="11687274125" calcext:value-type="float">
            <text:p>11687274125</text:p>
          </table:table-cell>
          <table:table-cell office:value-type="float" office:value="3.8" calcext:value-type="float">
            <text:p>3.8</text:p>
          </table:table-cell>
          <table:table-cell office:value-type="float" office:value="7904192789" calcext:value-type="float">
            <text:p>7904192789</text:p>
          </table:table-cell>
          <table:table-cell office:value-type="float" office:value="3.34" calcext:value-type="float">
            <text:p>3.34</text:p>
          </table:table-cell>
          <table:table-cell office:value-type="float" office:value="8798580074" calcext:value-type="float">
            <text:p>8798580074</text:p>
          </table:table-cell>
          <table:table-cell office:value-type="float" office:value="3.87" calcext:value-type="float">
            <text:p>3.87</text:p>
          </table:table-cell>
          <table:table-cell office:value-type="float" office:value="8853972157" calcext:value-type="float">
            <text:p>8853972157</text:p>
          </table:table-cell>
          <table:table-cell office:value-type="float" office:value="3.99" calcext:value-type="float">
            <text:p>3.99</text:p>
          </table:table-cell>
          <table:table-cell office:value-type="float" office:value="6325835198" calcext:value-type="float">
            <text:p>6325835198</text:p>
          </table:table-cell>
          <table:table-cell office:value-type="float" office:value="2.95" calcext:value-type="float">
            <text:p>2.95</text:p>
          </table:table-cell>
          <table:table-cell office:value-type="float" office:value="4312415086" calcext:value-type="float">
            <text:p>4312415086</text:p>
          </table:table-cell>
          <table:table-cell office:value-type="float" office:value="2.95" calcext:value-type="float">
            <text:p>2.95</text:p>
          </table:table-cell>
          <table:table-cell office:value-type="float" office:value="4964775485" calcext:value-type="float">
            <text:p>4964775485</text:p>
          </table:table-cell>
          <table:table-cell office:value-type="float" office:value="3.42" calcext:value-type="float">
            <text:p>3.42</text:p>
          </table:table-cell>
          <table:table-cell office:value-type="float" office:value="4759121530" calcext:value-type="float">
            <text:p>4759121530</text:p>
          </table:table-cell>
          <table:table-cell office:value-type="float" office:value="3.14" calcext:value-type="float">
            <text:p>3.14</text:p>
          </table:table-cell>
          <table:table-cell office:value-type="float" office:value="6132663630" calcext:value-type="float">
            <text:p>6132663630</text:p>
          </table:table-cell>
          <table:table-cell office:value-type="float" office:value="2.76" calcext:value-type="float">
            <text:p>2.76</text:p>
          </table:table-cell>
          <table:table-cell office:value-type="float" office:value="6945424158" calcext:value-type="float">
            <text:p>6945424158</text:p>
          </table:table-cell>
          <table:table-cell office:value-type="float" office:value="3.16" calcext:value-type="float">
            <text:p>3.16</text:p>
          </table:table-cell>
          <table:table-cell table:number-columns-repeated="33"/>
        </table:table-row>
        <table:table-row table:style-name="ro1">
          <table:table-cell table:number-columns-repeated="63"/>
        </table:table-row>
        <table:table-row table:style-name="ro1">
          <table:table-cell table:formula="of:=AVERAGE([.A2:.A31])" office:value-type="float" office:value="17105127713.6667" calcext:value-type="float">
            <text:p>17105127713.6667</text:p>
          </table:table-cell>
          <table:table-cell table:formula="of:=AVERAGE([.B2:.B31])" office:value-type="float" office:value="5.88433333333334" calcext:value-type="float">
            <text:p>5.8843333333</text:p>
          </table:table-cell>
          <table:table-cell table:formula="of:=AVERAGE([.C2:.C31])" office:value-type="float" office:value="18013095824" calcext:value-type="float">
            <text:p>18013095824</text:p>
          </table:table-cell>
          <table:table-cell table:formula="of:=AVERAGE([.D2:.D31])" office:value-type="float" office:value="5.66066666666667" calcext:value-type="float">
            <text:p>5.6606666667</text:p>
          </table:table-cell>
          <table:table-cell table:formula="of:=AVERAGE([.E2:.E31])" office:value-type="float" office:value="15956489756.7" calcext:value-type="float">
            <text:p>15956489756.7</text:p>
          </table:table-cell>
          <table:table-cell table:formula="of:=AVERAGE([.F2:.F31])" office:value-type="float" office:value="5.19533333333333" calcext:value-type="float">
            <text:p>5.1953333333</text:p>
          </table:table-cell>
          <table:table-cell table:formula="of:=AVERAGE([.G2:.G31])" office:value-type="float" office:value="13529903252.1" calcext:value-type="float">
            <text:p>13529903252.1</text:p>
          </table:table-cell>
          <table:table-cell table:formula="of:=AVERAGE([.H2:.H31])" office:value-type="float" office:value="4.476" calcext:value-type="float">
            <text:p>4.476</text:p>
          </table:table-cell>
          <table:table-cell table:formula="of:=AVERAGE([.I2:.I31])" office:value-type="float" office:value="10296177054.5333" calcext:value-type="float">
            <text:p>10296177054.5333</text:p>
          </table:table-cell>
          <table:table-cell table:formula="of:=AVERAGE([.J2:.J31])" office:value-type="float" office:value="3.44433333333333" calcext:value-type="float">
            <text:p>3.4443333333</text:p>
          </table:table-cell>
          <table:table-cell table:formula="of:=AVERAGE([.K2:.K31])" office:value-type="float" office:value="10925568407.3333" calcext:value-type="float">
            <text:p>10925568407.3333</text:p>
          </table:table-cell>
          <table:table-cell table:formula="of:=AVERAGE([.L2:.L31])" office:value-type="float" office:value="3.685" calcext:value-type="float">
            <text:p>3.685</text:p>
          </table:table-cell>
          <table:table-cell table:formula="of:=AVERAGE([.M2:.M31])" office:value-type="float" office:value="7180942016.3" calcext:value-type="float">
            <text:p>7180942016.3</text:p>
          </table:table-cell>
          <table:table-cell table:formula="of:=AVERAGE([.N2:.N31])" office:value-type="float" office:value="3.21166666666667" calcext:value-type="float">
            <text:p>3.2116666667</text:p>
          </table:table-cell>
          <table:table-cell table:formula="of:=AVERAGE([.O2:.O31])" office:value-type="float" office:value="8719476639.1" calcext:value-type="float">
            <text:p>8719476639.1</text:p>
          </table:table-cell>
          <table:table-cell table:formula="of:=AVERAGE([.P2:.P31])" office:value-type="float" office:value="3.874" calcext:value-type="float">
            <text:p>3.874</text:p>
          </table:table-cell>
          <table:table-cell table:formula="of:=AVERAGE([.Q2:.Q31])" office:value-type="float" office:value="8902698237.5" calcext:value-type="float">
            <text:p>8902698237.5</text:p>
          </table:table-cell>
          <table:table-cell table:formula="of:=AVERAGE([.R2:.R31])" office:value-type="float" office:value="3.97266666666667" calcext:value-type="float">
            <text:p>3.9726666667</text:p>
          </table:table-cell>
          <table:table-cell table:formula="of:=AVERAGE([.S2:.S31])" office:value-type="float" office:value="6477423397.96667" calcext:value-type="float">
            <text:p>6477423397.96667</text:p>
          </table:table-cell>
          <table:table-cell table:formula="of:=AVERAGE([.T2:.T31])" office:value-type="float" office:value="2.96066666666667" calcext:value-type="float">
            <text:p>2.9606666667</text:p>
          </table:table-cell>
          <table:table-cell table:formula="of:=AVERAGE([.U2:.U31])" office:value-type="float" office:value="4413161429.36667" calcext:value-type="float">
            <text:p>4413161429.36667</text:p>
          </table:table-cell>
          <table:table-cell table:formula="of:=AVERAGE([.V2:.V31])" office:value-type="float" office:value="2.95333333333333" calcext:value-type="float">
            <text:p>2.9533333333</text:p>
          </table:table-cell>
          <table:table-cell table:formula="of:=AVERAGE([.W2:.W31])" office:value-type="float" office:value="5146086539.9" calcext:value-type="float">
            <text:p>5146086539.9</text:p>
          </table:table-cell>
          <table:table-cell table:formula="of:=AVERAGE([.X2:.X31])" office:value-type="float" office:value="3.46966666666667" calcext:value-type="float">
            <text:p>3.4696666667</text:p>
          </table:table-cell>
          <table:table-cell table:formula="of:=AVERAGE([.Y2:.Y31])" office:value-type="float" office:value="4662532893.13333" calcext:value-type="float">
            <text:p>4662532893.13333</text:p>
          </table:table-cell>
          <table:table-cell table:formula="of:=AVERAGE([.Z2:.Z31])" office:value-type="float" office:value="3.149" calcext:value-type="float">
            <text:p>3.149</text:p>
          </table:table-cell>
          <table:table-cell table:formula="of:=AVERAGE([.AA2:.AA31])" office:value-type="float" office:value="6193780549.06667" calcext:value-type="float">
            <text:p>6193780549.06667</text:p>
          </table:table-cell>
          <table:table-cell table:formula="of:=AVERAGE([.AB2:.AB31])" office:value-type="float" office:value="2.775" calcext:value-type="float">
            <text:p>2.775</text:p>
          </table:table-cell>
          <table:table-cell table:formula="of:=AVERAGE([.AC2:.AC31])" office:value-type="float" office:value="7007747246.83333" calcext:value-type="float">
            <text:p>7007747246.83333</text:p>
          </table:table-cell>
          <table:table-cell table:formula="of:=AVERAGE([.AD2:.AD31])" office:value-type="float" office:value="3.14133333333333" calcext:value-type="float">
            <text:p>3.1413333333</text:p>
          </table:table-cell>
          <table:table-cell table:number-columns-repeated="33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./dt.A.21.10835.1.mpiP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./dt.A.21.11613.1.mpiP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./dt.A.21.11993.1.mpiP</text:p>
          </table:table-cell>
          <table:covered-table-cell/>
          <table:table-cell table:style-name="ce8" office:value-type="string" calcext:value-type="string" table:number-columns-spanned="2" table:number-rows-spanned="1">
            <text:p>./dt.A.21.13571.1.mpiP</text:p>
          </table:table-cell>
          <table:covered-table-cell/>
          <table:table-cell table:style-name="ce8" office:value-type="string" calcext:value-type="string" table:number-columns-spanned="2" table:number-rows-spanned="1">
            <text:p>./dt.A.21.13599.1.mpiP</text:p>
          </table:table-cell>
          <table:covered-table-cell/>
          <table:table-cell office:value-type="string" calcext:value-type="string">
            <text:p>./dt.A.21.15124.1.mpiP</text:p>
          </table:table-cell>
          <table:table-cell/>
          <table:table-cell office:value-type="string" calcext:value-type="string">
            <text:p>./dt.A.21.15918.1.mpiP</text:p>
          </table:table-cell>
          <table:table-cell/>
          <table:table-cell office:value-type="string" calcext:value-type="string">
            <text:p>./dt.A.21.16328.1.mpiP</text:p>
          </table:table-cell>
          <table:table-cell/>
          <table:table-cell office:value-type="string" calcext:value-type="string">
            <text:p>./dt.A.21.17603.1.mpiP</text:p>
          </table:table-cell>
          <table:table-cell/>
          <table:table-cell office:value-type="string" calcext:value-type="string">
            <text:p>./dt.A.21.17676.1.mpiP</text:p>
          </table:table-cell>
          <table:table-cell/>
          <table:table-cell office:value-type="string" calcext:value-type="string">
            <text:p>./dt.A.21.19928.1.mpiP</text:p>
          </table:table-cell>
          <table:table-cell/>
          <table:table-cell office:value-type="string" calcext:value-type="string">
            <text:p>./dt.A.21.20931.1.mpiP</text:p>
          </table:table-cell>
          <table:table-cell table:number-columns-repeated="38"/>
        </table:table-row>
        <table:table-row table:style-name="ro1">
          <table:table-cell table:number-columns-repeated="10"/>
          <table:table-cell office:value-type="string" calcext:value-type="string">
            <text:p>./dt.A.21.14327.1.mpiP</text:p>
          </table:table-cell>
          <table:table-cell/>
          <table:table-cell office:value-type="string" calcext:value-type="string">
            <text:p>./dt.A.21.15099.1.mpiP</text:p>
          </table:table-cell>
          <table:table-cell/>
          <table:table-cell office:value-type="string" calcext:value-type="string">
            <text:p>./dt.A.21.15892.1.mpiP</text:p>
          </table:table-cell>
          <table:table-cell/>
          <table:table-cell office:value-type="string" calcext:value-type="string">
            <text:p>./dt.A.21.16301.1.mpiP</text:p>
          </table:table-cell>
          <table:table-cell/>
          <table:table-cell office:value-type="string" calcext:value-type="string">
            <text:p>./dt.A.21.17575.1.mpiP</text:p>
          </table:table-cell>
          <table:table-cell/>
          <table:table-cell office:value-type="string" calcext:value-type="string">
            <text:p>./dt.A.21.18098.1.mpiP</text:p>
          </table:table-cell>
          <table:table-cell/>
          <table:table-cell office:value-type="string" calcext:value-type="string">
            <text:p>./dt.A.21.20379.1.mpiP</text:p>
          </table:table-cell>
          <table:table-cell/>
          <table:table-cell office:value-type="string" calcext:value-type="string">
            <text:p>./dt.A.21.20901.1.mpiP</text:p>
          </table:table-cell>
          <table:table-cell table:number-columns-repeated="38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9766080620" calcext:value-type="float">
            <text:p>49766080620</text:p>
          </table:table-cell>
          <table:table-cell office:value-type="float" office:value="16.7" calcext:value-type="float">
            <text:p>16.7</text:p>
          </table:table-cell>
          <table:table-cell table:number-columns-repeated="2"/>
          <table:table-cell office:value-type="string" calcext:value-type="string">
            <text:p>./dt.A.21.14748.1.mpiP</text:p>
          </table:table-cell>
          <table:table-cell table:number-columns-repeated="50"/>
        </table:table-row>
        <table:table-row table:style-name="ro1">
          <table:table-cell table:number-columns-repeated="8"/>
          <table:table-cell office:value-type="float" office:value="50152643574" calcext:value-type="float">
            <text:p>50152643574</text:p>
          </table:table-cell>
          <table:table-cell office:value-type="float" office:value="16.81" calcext:value-type="float">
            <text:p>16.8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table:number-columns-repeated="6"/>
          <table:table-cell office:value-type="float" office:value="96382455712" calcext:value-type="float">
            <text:p>96382455712</text:p>
          </table:table-cell>
          <table:table-cell office:value-type="float" office:value="30.34" calcext:value-type="float">
            <text:p>30.34</text:p>
          </table:table-cell>
          <table:table-cell table:number-columns-repeated="5"/>
          <table:table-cell table:style-name="ce5" office:value-type="string" calcext:value-type="string">
            <text:p>Actual</text:p>
          </table:table-cell>
          <table:table-cell table:style-name="ce5" office:value-type="string" calcext:value-type="string">
            <text:p>CloudSim</text:p>
          </table:table-cell>
          <table:table-cell table:style-name="ce5" office:value-type="string" calcext:value-type="string">
            <text:p>Absolute Error</text:p>
          </table:table-cell>
          <table:table-cell table:style-name="ce5" office:value-type="string" calcext:value-type="string">
            <text:p>Relative Error (%)</text:p>
          </table:table-cell>
          <table:table-cell table:style-name="ce5" office:value-type="string" calcext:value-type="string">
            <text:p>Absolute Er^2</text:p>
          </table:table-cell>
          <table:table-cell office:value-type="string" calcext:value-type="string">
            <text:p><text:span text:style-name="T1">RelativeEr</text:span>^2</text:p>
          </table:table-cell>
          <table:table-cell table:number-columns-repeated="4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6" calcext:value-type="float">
            <text:p>5.6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8.02" calcext:value-type="float">
            <text:p>8.02</text:p>
          </table:table-cell>
          <table:table-cell table:style-name="ce16" table:formula="of:=[.P40]-[.Q40]" office:value-type="float" office:value="-2.14" calcext:value-type="float">
            <text:p>-2.14</text:p>
          </table:table-cell>
          <table:table-cell table:style-name="ce16" table:formula="of:=[.R40]/[.P40]*100" office:value-type="float" office:value="-36.3945578231292" calcext:value-type="float">
            <text:p>-36.3945578231</text:p>
          </table:table-cell>
          <table:table-cell table:formula="of:=[.R40]^2" office:value-type="float" office:value="4.5796" calcext:value-type="float">
            <text:p>4.5796</text:p>
          </table:table-cell>
          <table:table-cell table:formula="of:=[.S40]^2" office:value-type="float" office:value="1324.5638391411" calcext:value-type="float">
            <text:p>1324.5638391411</text:p>
          </table:table-cell>
          <table:table-cell table:number-columns-repeated="4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5.66" calcext:value-type="float">
            <text:p>5.66</text:p>
          </table:table-cell>
          <table:table-cell office:value-type="float" office:value="8.44" calcext:value-type="float">
            <text:p>8.44</text:p>
          </table:table-cell>
          <table:table-cell table:style-name="ce16" table:formula="of:=[.P41]-[.Q41]" office:value-type="float" office:value="-2.78" calcext:value-type="float">
            <text:p>-2.78</text:p>
          </table:table-cell>
          <table:table-cell table:style-name="ce16" table:formula="of:=[.R41]/[.P41]*100" office:value-type="float" office:value="-49.1166077738516" calcext:value-type="float">
            <text:p>-49.1166077739</text:p>
          </table:table-cell>
          <table:table-cell table:formula="of:=[.R41]^2" office:value-type="float" office:value="7.7284" calcext:value-type="float">
            <text:p>7.7284</text:p>
          </table:table-cell>
          <table:table-cell table:formula="of:=[.S41]^2" office:value-type="float" office:value="2412.44115921038" calcext:value-type="float">
            <text:p>2412.4411592104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48" calcext:value-type="float">
            <text:p>4.48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7.48" calcext:value-type="float">
            <text:p>7.48</text:p>
          </table:table-cell>
          <table:table-cell table:style-name="ce16" table:formula="of:=[.P42]-[.Q42]" office:value-type="float" office:value="-2.28" calcext:value-type="float">
            <text:p>-2.28</text:p>
          </table:table-cell>
          <table:table-cell table:style-name="ce16" table:formula="of:=[.R42]/[.P42]*100" office:value-type="float" office:value="-43.8461538461539" calcext:value-type="float">
            <text:p>-43.8461538462</text:p>
          </table:table-cell>
          <table:table-cell table:formula="of:=[.R42]^2" office:value-type="float" office:value="5.1984" calcext:value-type="float">
            <text:p>5.1984</text:p>
          </table:table-cell>
          <table:table-cell table:formula="of:=[.S42]^2" office:value-type="float" office:value="1922.48520710059" calcext:value-type="float">
            <text:p>1922.4852071006</text:p>
          </table:table-cell>
          <table:table-cell table:number-columns-repeated="4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4" calcext:value-type="float">
            <text:p>3.44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4.48" calcext:value-type="float">
            <text:p>4.48</text:p>
          </table:table-cell>
          <table:table-cell office:value-type="float" office:value="6.34" calcext:value-type="float">
            <text:p>6.34</text:p>
          </table:table-cell>
          <table:table-cell table:style-name="ce16" table:formula="of:=[.P43]-[.Q43]" office:value-type="float" office:value="-1.86" calcext:value-type="float">
            <text:p>-1.86</text:p>
          </table:table-cell>
          <table:table-cell table:style-name="ce16" table:formula="of:=[.R43]/[.P43]*100" office:value-type="float" office:value="-41.5178571428571" calcext:value-type="float">
            <text:p>-41.5178571429</text:p>
          </table:table-cell>
          <table:table-cell table:formula="of:=[.R43]^2" office:value-type="float" office:value="3.4596" calcext:value-type="float">
            <text:p>3.4596</text:p>
          </table:table-cell>
          <table:table-cell table:formula="of:=[.S43]^2" office:value-type="float" office:value="1723.73246173469" calcext:value-type="float">
            <text:p>1723.7324617347</text:p>
          </table:table-cell>
          <table:table-cell table:number-columns-repeated="4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69" calcext:value-type="float">
            <text:p>3.69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3.44" calcext:value-type="float">
            <text:p>3.44</text:p>
          </table:table-cell>
          <table:table-cell office:value-type="float" office:value="4.82" calcext:value-type="float">
            <text:p>4.82</text:p>
          </table:table-cell>
          <table:table-cell table:style-name="ce16" table:formula="of:=[.P44]-[.Q44]" office:value-type="float" office:value="-1.38" calcext:value-type="float">
            <text:p>-1.38</text:p>
          </table:table-cell>
          <table:table-cell table:style-name="ce16" table:formula="of:=[.R44]/[.P44]*100" office:value-type="float" office:value="-40.1162790697675" calcext:value-type="float">
            <text:p>-40.1162790698</text:p>
          </table:table-cell>
          <table:table-cell table:formula="of:=[.R44]^2" office:value-type="float" office:value="1.9044" calcext:value-type="float">
            <text:p>1.9044</text:p>
          </table:table-cell>
          <table:table-cell table:formula="of:=[.S44]^2" office:value-type="float" office:value="1609.31584640346" calcext:value-type="float">
            <text:p>1609.3158464035</text:p>
          </table:table-cell>
          <table:table-cell table:number-columns-repeated="4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3.69" calcext:value-type="float">
            <text:p>3.69</text:p>
          </table:table-cell>
          <table:table-cell office:value-type="float" office:value="5.12" calcext:value-type="float">
            <text:p>5.12</text:p>
          </table:table-cell>
          <table:table-cell table:style-name="ce16" table:formula="of:=[.P45]-[.Q45]" office:value-type="float" office:value="-1.43" calcext:value-type="float">
            <text:p>-1.43</text:p>
          </table:table-cell>
          <table:table-cell table:style-name="ce16" table:formula="of:=[.R45]/[.P45]*100" office:value-type="float" office:value="-38.7533875338753" calcext:value-type="float">
            <text:p>-38.7533875339</text:p>
          </table:table-cell>
          <table:table-cell table:formula="of:=[.R45]^2" office:value-type="float" office:value="2.0449" calcext:value-type="float">
            <text:p>2.0449</text:p>
          </table:table-cell>
          <table:table-cell table:formula="of:=[.S45]^2" office:value-type="float" office:value="1501.82504535073" calcext:value-type="float">
            <text:p>1501.8250453507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3.21" calcext:value-type="float">
            <text:p>3.21</text:p>
          </table:table-cell>
          <table:table-cell office:value-type="float" office:value="3.36" calcext:value-type="float">
            <text:p>3.36</text:p>
          </table:table-cell>
          <table:table-cell table:style-name="ce16" table:formula="of:=[.P46]-[.Q46]" office:value-type="float" office:value="-0.15" calcext:value-type="float">
            <text:p>-0.15</text:p>
          </table:table-cell>
          <table:table-cell table:style-name="ce16" table:formula="of:=[.R46]/[.P46]*100" office:value-type="float" office:value="-4.67289719626168" calcext:value-type="float">
            <text:p>-4.6728971963</text:p>
          </table:table-cell>
          <table:table-cell table:formula="of:=[.R46]^2" office:value-type="float" office:value="0.0225" calcext:value-type="float">
            <text:p>0.0225</text:p>
          </table:table-cell>
          <table:table-cell table:formula="of:=[.S46]^2" office:value-type="float" office:value="21.8359682068303" calcext:value-type="float">
            <text:p>21.8359682068</text:p>
          </table:table-cell>
          <table:table-cell table:number-columns-repeated="4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3.87" calcext:value-type="float">
            <text:p>3.87</text:p>
          </table:table-cell>
          <table:table-cell office:value-type="float" office:value="4.09" calcext:value-type="float">
            <text:p>4.09</text:p>
          </table:table-cell>
          <table:table-cell table:style-name="ce16" table:formula="of:=[.P47]-[.Q47]" office:value-type="float" office:value="-0.22" calcext:value-type="float">
            <text:p>-0.22</text:p>
          </table:table-cell>
          <table:table-cell table:style-name="ce16" table:formula="of:=[.R47]/[.P47]*100" office:value-type="float" office:value="-5.68475452196382" calcext:value-type="float">
            <text:p>-5.684754522</text:p>
          </table:table-cell>
          <table:table-cell table:formula="of:=[.R47]^2" office:value-type="float" office:value="0.0483999999999999" calcext:value-type="float">
            <text:p>0.0484</text:p>
          </table:table-cell>
          <table:table-cell table:formula="of:=[.S47]^2" office:value-type="float" office:value="32.3164339749881" calcext:value-type="float">
            <text:p>32.316433975</text:p>
          </table:table-cell>
          <table:table-cell table:number-columns-repeated="4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3.97" calcext:value-type="float">
            <text:p>3.97</text:p>
          </table:table-cell>
          <table:table-cell office:value-type="float" office:value="4.17" calcext:value-type="float">
            <text:p>4.17</text:p>
          </table:table-cell>
          <table:table-cell table:style-name="ce16" table:formula="of:=[.P48]-[.Q48]" office:value-type="float" office:value="-0.2" calcext:value-type="float">
            <text:p>-0.2</text:p>
          </table:table-cell>
          <table:table-cell table:style-name="ce16" table:formula="of:=[.R48]/[.P48]*100" office:value-type="float" office:value="-5.03778337531487" calcext:value-type="float">
            <text:p>-5.0377833753</text:p>
          </table:table-cell>
          <table:table-cell table:formula="of:=[.R48]^2" office:value-type="float" office:value="0.0400000000000001" calcext:value-type="float">
            <text:p>0.04</text:p>
          </table:table-cell>
          <table:table-cell table:formula="of:=[.S48]^2" office:value-type="float" office:value="25.3792613365988" calcext:value-type="float">
            <text:p>25.3792613366</text:p>
          </table:table-cell>
          <table:table-cell table:number-columns-repeated="4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2.96" calcext:value-type="float">
            <text:p>2.96</text:p>
          </table:table-cell>
          <table:table-cell office:value-type="float" office:value="3.04" calcext:value-type="float">
            <text:p>3.04</text:p>
          </table:table-cell>
          <table:table-cell table:style-name="ce16" table:formula="of:=[.P49]-[.Q49]" office:value-type="float" office:value="-0.0800000000000001" calcext:value-type="float">
            <text:p>-0.08</text:p>
          </table:table-cell>
          <table:table-cell table:style-name="ce16" table:formula="of:=[.R49]/[.P49]*100" office:value-type="float" office:value="-2.70270270270271" calcext:value-type="float">
            <text:p>-2.7027027027</text:p>
          </table:table-cell>
          <table:table-cell table:formula="of:=[.R49]^2" office:value-type="float" office:value="0.00640000000000001" calcext:value-type="float">
            <text:p>0.0064</text:p>
          </table:table-cell>
          <table:table-cell table:formula="of:=[.S49]^2" office:value-type="float" office:value="7.30460189919651" calcext:value-type="float">
            <text:p>7.3046018992</text:p>
          </table:table-cell>
          <table:table-cell table:number-columns-repeated="42"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2.95" calcext:value-type="float">
            <text:p>2.95</text:p>
          </table:table-cell>
          <table:table-cell office:value-type="float" office:value="2.07" calcext:value-type="float">
            <text:p>2.07</text:p>
          </table:table-cell>
          <table:table-cell table:style-name="ce16" table:formula="of:=[.P50]-[.Q50]" office:value-type="float" office:value="0.88" calcext:value-type="float">
            <text:p>0.88</text:p>
          </table:table-cell>
          <table:table-cell table:style-name="ce16" table:formula="of:=[.R50]/[.P50]*100" office:value-type="float" office:value="29.8305084745763" calcext:value-type="float">
            <text:p>29.8305084746</text:p>
          </table:table-cell>
          <table:table-cell table:formula="of:=[.R50]^2" office:value-type="float" office:value="0.774400000000001" calcext:value-type="float">
            <text:p>0.7744</text:p>
          </table:table-cell>
          <table:table-cell table:formula="of:=[.S50]^2" office:value-type="float" office:value="889.859235851767" calcext:value-type="float">
            <text:p>889.8592358518</text:p>
          </table:table-cell>
          <table:table-cell table:number-columns-repeated="42"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3.46" calcext:value-type="float">
            <text:p>3.46</text:p>
          </table:table-cell>
          <table:table-cell office:value-type="float" office:value="2.41" calcext:value-type="float">
            <text:p>2.41</text:p>
          </table:table-cell>
          <table:table-cell table:style-name="ce16" table:formula="of:=[.P51]-[.Q51]" office:value-type="float" office:value="1.05" calcext:value-type="float">
            <text:p>1.05</text:p>
          </table:table-cell>
          <table:table-cell table:style-name="ce16" table:formula="of:=[.R51]/[.P51]*100" office:value-type="float" office:value="30.3468208092485" calcext:value-type="float">
            <text:p>30.3468208092</text:p>
          </table:table-cell>
          <table:table-cell table:formula="of:=[.R51]^2" office:value-type="float" office:value="1.1025" calcext:value-type="float">
            <text:p>1.1025</text:p>
          </table:table-cell>
          <table:table-cell table:formula="of:=[.S51]^2" office:value-type="float" office:value="920.929533228641" calcext:value-type="float">
            <text:p>920.9295332286</text:p>
          </table:table-cell>
          <table:table-cell table:number-columns-repeated="42"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3.15" calcext:value-type="float">
            <text:p>3.15</text:p>
          </table:table-cell>
          <table:table-cell office:value-type="float" office:value="2.18" calcext:value-type="float">
            <text:p>2.18</text:p>
          </table:table-cell>
          <table:table-cell table:style-name="ce16" table:formula="of:=[.P52]-[.Q52]" office:value-type="float" office:value="0.97" calcext:value-type="float">
            <text:p>0.97</text:p>
          </table:table-cell>
          <table:table-cell table:style-name="ce16" table:formula="of:=[.R52]/[.P52]*100" office:value-type="float" office:value="30.7936507936508" calcext:value-type="float">
            <text:p>30.7936507937</text:p>
          </table:table-cell>
          <table:table-cell table:formula="of:=[.R52]^2" office:value-type="float" office:value="0.9409" calcext:value-type="float">
            <text:p>0.9409</text:p>
          </table:table-cell>
          <table:table-cell table:formula="of:=[.S52]^2" office:value-type="float" office:value="948.24892920131" calcext:value-type="float">
            <text:p>948.2489292013</text:p>
          </table:table-cell>
          <table:table-cell table:number-columns-repeated="42"/>
        </table:table-row>
        <table:table-row table:style-name="ro1">
          <table:table-cell table:number-columns-repeated="14"/>
          <table:table-cell office:value-type="string" calcext:value-type="string">
            <text:p>Ava</text:p>
          </table:table-cell>
          <table:table-cell table:number-columns-repeated="2"/>
          <table:table-cell table:style-name="ce18" table:formula="of:=AVERAGE([.R40:.R52])" office:value-type="float" office:value="-0.74" calcext:value-type="float">
            <text:p>-0.74</text:p>
          </table:table-cell>
          <table:table-cell table:style-name="ce18" table:formula="of:=AVERAGE([.S40:.S52])" office:value-type="float" office:value="-13.6055385314155" calcext:value-type="float">
            <text:p>-13.6055385314</text:p>
          </table:table-cell>
          <table:table-cell table:style-name="ce18" table:formula="of:=AVERAGE([.T40:.T52])" office:value-type="float" office:value="2.14233846153846" calcext:value-type="float">
            <text:p>2.1423384615</text:p>
          </table:table-cell>
          <table:table-cell table:style-name="ce18" table:formula="of:=AVERAGE([.U40:.U52])" office:value-type="float" office:value="1026.17211712618" calcext:value-type="float">
            <text:p>1026.1721171262</text:p>
          </table:table-cell>
          <table:table-cell table:number-columns-repeated="42"/>
        </table:table-row>
        <table:table-row table:style-name="ro1">
          <table:table-cell table:number-columns-repeated="19"/>
          <table:table-cell table:style-name="ce8" table:formula="of:=SQRT([.T53])" office:value-type="float" office:value="1.46367293530299" calcext:value-type="float">
            <text:p>1.4636729353</text:p>
          </table:table-cell>
          <table:table-cell table:style-name="ce8" table:formula="of:=SQRT([.U53])" office:value-type="float" office:value="32.0339213510643" calcext:value-type="float">
            <text:p>32.0339213511</text:p>
          </table:table-cell>
          <table:table-cell table:number-columns-repeated="42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number-columns-repeated="17"/>
          <table:table-cell table:formula="of:=[.Q40]-[.P40]" office:value-type="float" office:value="2.14" calcext:value-type="float">
            <text:p>2.14</text:p>
          </table:table-cell>
          <table:table-cell table:formula="of:=[.R57]/[.P40]*100" office:value-type="float" office:value="36.3945578231292" calcext:value-type="float">
            <text:p>36.3945578231</text:p>
          </table:table-cell>
          <table:table-cell table:formula="of:=[.R57]^2" office:value-type="float" office:value="4.5796" calcext:value-type="float">
            <text:p>4.5796</text:p>
          </table:table-cell>
          <table:table-cell table:formula="of:=[.S57]^2" office:value-type="float" office:value="1324.5638391411" calcext:value-type="float">
            <text:p>1324.5638391411</text:p>
          </table:table-cell>
          <table:table-cell table:number-columns-repeated="42"/>
        </table:table-row>
        <table:table-row table:style-name="ro1">
          <table:table-cell table:number-columns-repeated="17"/>
          <table:table-cell table:formula="of:=[.Q41]-[.P41]" office:value-type="float" office:value="2.78" calcext:value-type="float">
            <text:p>2.78</text:p>
          </table:table-cell>
          <table:table-cell table:formula="of:=[.R58]/[.P41]*100" office:value-type="float" office:value="49.1166077738516" calcext:value-type="float">
            <text:p>49.1166077739</text:p>
          </table:table-cell>
          <table:table-cell table:formula="of:=[.R58]^2" office:value-type="float" office:value="7.7284" calcext:value-type="float">
            <text:p>7.7284</text:p>
          </table:table-cell>
          <table:table-cell table:formula="of:=[.S58]^2" office:value-type="float" office:value="2412.44115921038" calcext:value-type="float">
            <text:p>2412.4411592104</text:p>
          </table:table-cell>
          <table:table-cell table:number-columns-repeated="42"/>
        </table:table-row>
        <table:table-row table:style-name="ro1">
          <table:table-cell table:number-columns-repeated="17"/>
          <table:table-cell table:formula="of:=[.Q42]-[.P42]" office:value-type="float" office:value="2.28" calcext:value-type="float">
            <text:p>2.28</text:p>
          </table:table-cell>
          <table:table-cell table:formula="of:=[.R59]/[.P42]*100" office:value-type="float" office:value="43.8461538461539" calcext:value-type="float">
            <text:p>43.8461538462</text:p>
          </table:table-cell>
          <table:table-cell table:formula="of:=[.R59]^2" office:value-type="float" office:value="5.1984" calcext:value-type="float">
            <text:p>5.1984</text:p>
          </table:table-cell>
          <table:table-cell table:formula="of:=[.S59]^2" office:value-type="float" office:value="1922.48520710059" calcext:value-type="float">
            <text:p>1922.4852071006</text:p>
          </table:table-cell>
          <table:table-cell table:number-columns-repeated="42"/>
        </table:table-row>
        <table:table-row table:style-name="ro1">
          <table:table-cell table:number-columns-repeated="17"/>
          <table:table-cell table:formula="of:=[.Q43]-[.P43]" office:value-type="float" office:value="1.86" calcext:value-type="float">
            <text:p>1.86</text:p>
          </table:table-cell>
          <table:table-cell table:formula="of:=[.R60]/[.P43]*100" office:value-type="float" office:value="41.5178571428571" calcext:value-type="float">
            <text:p>41.5178571429</text:p>
          </table:table-cell>
          <table:table-cell table:formula="of:=[.R60]^2" office:value-type="float" office:value="3.4596" calcext:value-type="float">
            <text:p>3.4596</text:p>
          </table:table-cell>
          <table:table-cell table:formula="of:=[.S60]^2" office:value-type="float" office:value="1723.73246173469" calcext:value-type="float">
            <text:p>1723.7324617347</text:p>
          </table:table-cell>
          <table:table-cell table:number-columns-repeated="42"/>
        </table:table-row>
        <table:table-row table:style-name="ro1">
          <table:table-cell table:number-columns-repeated="17"/>
          <table:table-cell table:formula="of:=[.Q44]-[.P44]" office:value-type="float" office:value="1.38" calcext:value-type="float">
            <text:p>1.38</text:p>
          </table:table-cell>
          <table:table-cell table:formula="of:=[.R61]/[.P44]*100" office:value-type="float" office:value="40.1162790697675" calcext:value-type="float">
            <text:p>40.1162790698</text:p>
          </table:table-cell>
          <table:table-cell table:formula="of:=[.R61]^2" office:value-type="float" office:value="1.9044" calcext:value-type="float">
            <text:p>1.9044</text:p>
          </table:table-cell>
          <table:table-cell table:formula="of:=[.S61]^2" office:value-type="float" office:value="1609.31584640346" calcext:value-type="float">
            <text:p>1609.3158464035</text:p>
          </table:table-cell>
          <table:table-cell table:number-columns-repeated="42"/>
        </table:table-row>
        <table:table-row table:style-name="ro1">
          <table:table-cell table:number-columns-repeated="7"/>
          <table:table-cell table:style-name="ce16" office:value-type="string" calcext:value-type="string">
            <text:p>Rpi 3</text:p>
          </table:table-cell>
          <table:table-cell table:style-name="ce16" office:value-type="string" calcext:value-type="string">
            <text:p>Rpi 2</text:p>
          </table:table-cell>
          <table:table-cell table:style-name="ce16" office:value-type="string" calcext:value-type="string">
            <text:p>Rpi 1</text:p>
          </table:table-cell>
          <table:table-cell table:number-columns-repeated="2"/>
          <table:table-cell table:style-name="ce8" office:value-type="string" calcext:value-type="string">
            <text:p>Rpi3 – DiffTopo</text:p>
          </table:table-cell>
          <table:table-cell table:number-columns-repeated="4"/>
          <table:table-cell table:formula="of:=[.Q45]-[.P45]" office:value-type="float" office:value="1.43" calcext:value-type="float">
            <text:p>1.43</text:p>
          </table:table-cell>
          <table:table-cell table:formula="of:=[.R62]/[.P45]*100" office:value-type="float" office:value="38.7533875338753" calcext:value-type="float">
            <text:p>38.7533875339</text:p>
          </table:table-cell>
          <table:table-cell table:formula="of:=[.R62]^2" office:value-type="float" office:value="2.0449" calcext:value-type="float">
            <text:p>2.0449</text:p>
          </table:table-cell>
          <table:table-cell table:formula="of:=[.S62]^2" office:value-type="float" office:value="1501.82504535073" calcext:value-type="float">
            <text:p>1501.8250453507</text:p>
          </table:table-cell>
          <table:table-cell table:number-columns-repeated="42"/>
        </table:table-row>
        <table:table-row table:style-name="ro1">
          <table:table-cell table:number-columns-repeated="6"/>
          <table:table-cell table:style-name="ce8" office:value-type="string" calcext:value-type="string">
            <text:p>Mean of absolute Error:</text:p>
          </table:table-cell>
          <table:table-cell table:style-name="ce16" office:value-type="float" office:value="0.74" calcext:value-type="float">
            <text:p>0.74</text:p>
          </table:table-cell>
          <table:table-cell table:style-name="ce16" office:value-type="float" office:value="0.77" calcext:value-type="float">
            <text:p>0.77</text:p>
          </table:table-cell>
          <table:table-cell table:style-name="ce16" office:value-type="float" office:value="-9.28" calcext:value-type="float">
            <text:p>-9.28</text:p>
          </table:table-cell>
          <table:table-cell table:number-columns-repeated="2"/>
          <table:table-cell table:style-name="ce8" office:value-type="float" office:value="0.025" calcext:value-type="float">
            <text:p>0.025</text:p>
          </table:table-cell>
          <table:table-cell table:number-columns-repeated="4"/>
          <table:table-cell table:formula="of:=[.Q46]-[.P46]" office:value-type="float" office:value="0.15" calcext:value-type="float">
            <text:p>0.15</text:p>
          </table:table-cell>
          <table:table-cell table:formula="of:=[.R63]/[.P46]*100" office:value-type="float" office:value="4.67289719626168" calcext:value-type="float">
            <text:p>4.6728971963</text:p>
          </table:table-cell>
          <table:table-cell table:formula="of:=[.R63]^2" office:value-type="float" office:value="0.0225" calcext:value-type="float">
            <text:p>0.0225</text:p>
          </table:table-cell>
          <table:table-cell table:formula="of:=[.S63]^2" office:value-type="float" office:value="21.8359682068303" calcext:value-type="float">
            <text:p>21.8359682068</text:p>
          </table:table-cell>
          <table:table-cell table:number-columns-repeated="42"/>
        </table:table-row>
        <table:table-row table:style-name="ro1">
          <table:table-cell table:number-columns-repeated="6"/>
          <table:table-cell table:style-name="ce8" office:value-type="string" calcext:value-type="string">
            <text:p>Mean of relative Error:</text:p>
          </table:table-cell>
          <table:table-cell table:style-name="ce16" office:value-type="float" office:value="13.6" calcext:value-type="float">
            <text:p>13.6</text:p>
          </table:table-cell>
          <table:table-cell table:style-name="ce16" office:value-type="float" office:value="12.51" calcext:value-type="float">
            <text:p>12.51</text:p>
          </table:table-cell>
          <table:table-cell table:style-name="ce16" office:value-type="float" office:value="41.34" calcext:value-type="float">
            <text:p>41.34</text:p>
          </table:table-cell>
          <table:table-cell table:number-columns-repeated="2"/>
          <table:table-cell table:style-name="ce8" office:value-type="float" office:value="0.85" calcext:value-type="float">
            <text:p>0.85</text:p>
          </table:table-cell>
          <table:table-cell table:number-columns-repeated="4"/>
          <table:table-cell table:formula="of:=[.Q47]-[.P47]" office:value-type="float" office:value="0.22" calcext:value-type="float">
            <text:p>0.22</text:p>
          </table:table-cell>
          <table:table-cell table:formula="of:=[.R64]/[.P47]*100" office:value-type="float" office:value="5.68475452196382" calcext:value-type="float">
            <text:p>5.684754522</text:p>
          </table:table-cell>
          <table:table-cell table:formula="of:=[.R64]^2" office:value-type="float" office:value="0.0483999999999999" calcext:value-type="float">
            <text:p>0.0484</text:p>
          </table:table-cell>
          <table:table-cell table:formula="of:=[.S64]^2" office:value-type="float" office:value="32.3164339749881" calcext:value-type="float">
            <text:p>32.316433975</text:p>
          </table:table-cell>
          <table:table-cell table:number-columns-repeated="42"/>
        </table:table-row>
        <table:table-row table:style-name="ro1">
          <table:table-cell table:number-columns-repeated="6"/>
          <table:table-cell table:style-name="ce8" office:value-type="string" calcext:value-type="string">
            <text:p>RMS for Absolute Error: <text:s/></text:p>
          </table:table-cell>
          <table:table-cell table:style-name="ce16" office:value-type="float" office:value="1.46" calcext:value-type="float">
            <text:p>1.46</text:p>
          </table:table-cell>
          <table:table-cell table:style-name="ce16" office:value-type="float" office:value="1.36" calcext:value-type="float">
            <text:p>1.36</text:p>
          </table:table-cell>
          <table:table-cell table:style-name="ce16" office:value-type="float" office:value="13.64" calcext:value-type="float">
            <text:p>13.64</text:p>
          </table:table-cell>
          <table:table-cell table:number-columns-repeated="2"/>
          <table:table-cell table:style-name="ce8" office:value-type="float" office:value="0.32" calcext:value-type="float">
            <text:p>0.32</text:p>
          </table:table-cell>
          <table:table-cell table:number-columns-repeated="4"/>
          <table:table-cell table:formula="of:=[.Q48]-[.P48]" office:value-type="float" office:value="0.2" calcext:value-type="float">
            <text:p>0.2</text:p>
          </table:table-cell>
          <table:table-cell table:formula="of:=[.R65]/[.P48]*100" office:value-type="float" office:value="5.03778337531487" calcext:value-type="float">
            <text:p>5.0377833753</text:p>
          </table:table-cell>
          <table:table-cell table:formula="of:=[.R65]^2" office:value-type="float" office:value="0.0400000000000001" calcext:value-type="float">
            <text:p>0.04</text:p>
          </table:table-cell>
          <table:table-cell table:formula="of:=[.S65]^2" office:value-type="float" office:value="25.3792613365988" calcext:value-type="float">
            <text:p>25.3792613366</text:p>
          </table:table-cell>
          <table:table-cell table:number-columns-repeated="42"/>
        </table:table-row>
        <table:table-row table:style-name="ro1">
          <table:table-cell table:number-columns-repeated="6"/>
          <table:table-cell table:style-name="ce8" office:value-type="string" calcext:value-type="string">
            <text:p>RMS for Relative Error: </text:p>
          </table:table-cell>
          <table:table-cell table:style-name="ce16" office:value-type="float" office:value="32.03" calcext:value-type="float">
            <text:p>32.03</text:p>
          </table:table-cell>
          <table:table-cell table:style-name="ce16" office:value-type="float" office:value="17.95" calcext:value-type="float">
            <text:p>17.95</text:p>
          </table:table-cell>
          <table:table-cell table:style-name="ce16" office:value-type="float" office:value="468.575" calcext:value-type="float">
            <text:p>468.575</text:p>
          </table:table-cell>
          <table:table-cell table:number-columns-repeated="2"/>
          <table:table-cell table:style-name="ce8" office:value-type="float" office:value="0.17" calcext:value-type="float">
            <text:p>0.17</text:p>
          </table:table-cell>
          <table:table-cell table:number-columns-repeated="4"/>
          <table:table-cell table:formula="of:=[.Q49]-[.P49]" office:value-type="float" office:value="0.0800000000000001" calcext:value-type="float">
            <text:p>0.08</text:p>
          </table:table-cell>
          <table:table-cell table:formula="of:=[.R66]/[.P49]*100" office:value-type="float" office:value="2.70270270270271" calcext:value-type="float">
            <text:p>2.7027027027</text:p>
          </table:table-cell>
          <table:table-cell table:formula="of:=[.R66]^2" office:value-type="float" office:value="0.00640000000000001" calcext:value-type="float">
            <text:p>0.0064</text:p>
          </table:table-cell>
          <table:table-cell table:formula="of:=[.S66]^2" office:value-type="float" office:value="7.30460189919651" calcext:value-type="float">
            <text:p>7.3046018992</text:p>
          </table:table-cell>
          <table:table-cell table:number-columns-repeated="42"/>
        </table:table-row>
        <table:table-row table:style-name="ro1">
          <table:table-cell table:number-columns-repeated="17"/>
          <table:table-cell table:formula="of:=[.Q50]-[.P50]" office:value-type="float" office:value="-0.88" calcext:value-type="float">
            <text:p>-0.88</text:p>
          </table:table-cell>
          <table:table-cell table:formula="of:=[.R67]/[.P50]*100" office:value-type="float" office:value="-29.8305084745763" calcext:value-type="float">
            <text:p>-29.8305084746</text:p>
          </table:table-cell>
          <table:table-cell table:formula="of:=[.R67]^2" office:value-type="float" office:value="0.774400000000001" calcext:value-type="float">
            <text:p>0.7744</text:p>
          </table:table-cell>
          <table:table-cell table:formula="of:=[.S67]^2" office:value-type="float" office:value="889.859235851767" calcext:value-type="float">
            <text:p>889.8592358518</text:p>
          </table:table-cell>
          <table:table-cell table:number-columns-repeated="42"/>
        </table:table-row>
        <table:table-row table:style-name="ro1">
          <table:table-cell table:number-columns-repeated="17"/>
          <table:table-cell table:formula="of:=[.Q51]-[.P51]" office:value-type="float" office:value="-1.05" calcext:value-type="float">
            <text:p>-1.05</text:p>
          </table:table-cell>
          <table:table-cell table:formula="of:=[.R68]/[.P51]*100" office:value-type="float" office:value="-30.3468208092485" calcext:value-type="float">
            <text:p>-30.3468208092</text:p>
          </table:table-cell>
          <table:table-cell table:formula="of:=[.R68]^2" office:value-type="float" office:value="1.1025" calcext:value-type="float">
            <text:p>1.1025</text:p>
          </table:table-cell>
          <table:table-cell table:formula="of:=[.S68]^2" office:value-type="float" office:value="920.929533228641" calcext:value-type="float">
            <text:p>920.9295332286</text:p>
          </table:table-cell>
          <table:table-cell table:number-columns-repeated="42"/>
        </table:table-row>
        <table:table-row table:style-name="ro1">
          <table:table-cell table:number-columns-repeated="17"/>
          <table:table-cell table:formula="of:=[.Q52]-[.P52]" office:value-type="float" office:value="-0.97" calcext:value-type="float">
            <text:p>-0.97</text:p>
          </table:table-cell>
          <table:table-cell table:formula="of:=[.R69]/[.P52]*100" office:value-type="float" office:value="-30.7936507936508" calcext:value-type="float">
            <text:p>-30.7936507937</text:p>
          </table:table-cell>
          <table:table-cell table:formula="of:=[.R69]^2" office:value-type="float" office:value="0.9409" calcext:value-type="float">
            <text:p>0.9409</text:p>
          </table:table-cell>
          <table:table-cell table:formula="of:=[.S69]^2" office:value-type="float" office:value="948.24892920131" calcext:value-type="float">
            <text:p>948.2489292013</text:p>
          </table:table-cell>
          <table:table-cell table:number-columns-repeated="42"/>
        </table:table-row>
        <table:table-row table:style-name="ro1">
          <table:table-cell table:number-columns-repeated="17"/>
          <table:table-cell table:formula="of:=AVERAGE([.R57:.R69])" office:value-type="float" office:value="0.74" calcext:value-type="float">
            <text:p>0.74</text:p>
          </table:table-cell>
          <table:table-cell table:formula="of:=AVERAGE([.S57:.S69])" office:value-type="float" office:value="13.6055385314155" calcext:value-type="float">
            <text:p>13.6055385314</text:p>
          </table:table-cell>
          <table:table-cell table:formula="of:=AVERAGE([.T57:.T69])" office:value-type="float" office:value="2.14233846153846" calcext:value-type="float">
            <text:p>2.1423384615</text:p>
          </table:table-cell>
          <table:table-cell table:formula="of:=AVERAGE([.U57:.U69])" office:value-type="float" office:value="1026.17211712618" calcext:value-type="float">
            <text:p>1026.1721171262</text:p>
          </table:table-cell>
          <table:table-cell table:number-columns-repeated="42"/>
        </table:table-row>
        <table:table-row table:style-name="ro1">
          <table:table-cell table:number-columns-repeated="19"/>
          <table:table-cell table:style-name="ce8" table:formula="of:=SQRT([.T70])" office:value-type="float" office:value="1.46367293530299" calcext:value-type="float">
            <text:p>1.4636729353</text:p>
          </table:table-cell>
          <table:table-cell table:style-name="ce8" table:formula="of:=SQRT([.U70])" office:value-type="float" office:value="32.0339213510643" calcext:value-type="float">
            <text:p>32.0339213511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8" office:value-type="string" calcext:value-type="string">
            <text:p>RPi3- Different topology</text:p>
          </table:table-cell>
          <table:table-cell table:number-columns-repeated="44"/>
        </table:table-row>
        <table:table-row table:style-name="ro1">
          <table:table-cell table:number-columns-repeated="15"/>
          <table:table-cell office:value-type="float" office:value="5.88" calcext:value-type="float">
            <text:p>5.88</text:p>
          </table:table-cell>
          <table:table-cell office:value-type="float" office:value="6.31" calcext:value-type="float">
            <text:p>6.31</text:p>
          </table:table-cell>
          <table:table-cell table:formula="of:=[.Q73]-[.P73]" office:value-type="float" office:value="0.43" calcext:value-type="float">
            <text:p>0.43</text:p>
          </table:table-cell>
          <table:table-cell table:formula="of:=[.R73]/[.P73]*100" office:value-type="float" office:value="7.31292517006802" calcext:value-type="float">
            <text:p>7.3129251701</text:p>
          </table:table-cell>
          <table:table-cell table:formula="of:=[.R73]^2" office:value-type="float" office:value="0.1849" calcext:value-type="float">
            <text:p>0.1849</text:p>
          </table:table-cell>
          <table:table-cell table:formula="of:=[.T73]^2" office:value-type="float" office:value="0.0341880099999999" calcext:value-type="float">
            <text:p>0.03418801</text:p>
          </table:table-cell>
          <table:table-cell table:number-columns-repeated="42"/>
        </table:table-row>
        <table:table-row table:style-name="ro1">
          <table:table-cell table:number-columns-repeated="15"/>
          <table:table-cell office:value-type="float" office:value="5.66" calcext:value-type="float">
            <text:p>5.66</text:p>
          </table:table-cell>
          <table:table-cell office:value-type="float" office:value="5.49" calcext:value-type="float">
            <text:p>5.49</text:p>
          </table:table-cell>
          <table:table-cell table:formula="of:=[.Q74]-[.P74]" office:value-type="float" office:value="-0.17" calcext:value-type="float">
            <text:p>-0.17</text:p>
          </table:table-cell>
          <table:table-cell table:formula="of:=[.R74]/[.P74]*100" office:value-type="float" office:value="-3.00353356890459" calcext:value-type="float">
            <text:p>-3.0035335689</text:p>
          </table:table-cell>
          <table:table-cell table:formula="of:=[.R74]^2" office:value-type="float" office:value="0.0289" calcext:value-type="float">
            <text:p>0.0289</text:p>
          </table:table-cell>
          <table:table-cell table:formula="of:=[.T74]^2" office:value-type="float" office:value="0.000835209999999999" calcext:value-type="float">
            <text:p>0.00083521</text:p>
          </table:table-cell>
          <table:table-cell table:number-columns-repeated="42"/>
        </table:table-row>
        <table:table-row table:style-name="ro1">
          <table:table-cell table:number-columns-repeated="15"/>
          <table:table-cell office:value-type="float" office:value="5.2" calcext:value-type="float">
            <text:p>5.2</text:p>
          </table:table-cell>
          <table:table-cell office:value-type="float" office:value="5.15" calcext:value-type="float">
            <text:p>5.15</text:p>
          </table:table-cell>
          <table:table-cell table:formula="of:=[.Q75]-[.P75]" office:value-type="float" office:value="-0.0499999999999998" calcext:value-type="float">
            <text:p>-0.05</text:p>
          </table:table-cell>
          <table:table-cell table:formula="of:=[.R75]/[.P75]*100" office:value-type="float" office:value="-0.961538461538458" calcext:value-type="float">
            <text:p>-0.9615384615</text:p>
          </table:table-cell>
          <table:table-cell table:formula="of:=[.R75]^2" office:value-type="float" office:value="0.00249999999999998" calcext:value-type="float">
            <text:p>0.0025</text:p>
          </table:table-cell>
          <table:table-cell table:formula="of:=[.T75]^2" office:value-type="float" office:value="0.00000624999999999991" calcext:value-type="float">
            <text:p>0.00000625</text:p>
          </table:table-cell>
          <table:table-cell table:number-columns-repeated="42"/>
        </table:table-row>
        <table:table-row table:style-name="ro1">
          <table:table-cell table:number-columns-repeated="15"/>
          <table:table-cell office:value-type="float" office:value="4.48" calcext:value-type="float">
            <text:p>4.48</text:p>
          </table:table-cell>
          <table:table-cell office:value-type="float" office:value="4.59" calcext:value-type="float">
            <text:p>4.59</text:p>
          </table:table-cell>
          <table:table-cell table:formula="of:=[.Q76]-[.P76]" office:value-type="float" office:value="0.109999999999999" calcext:value-type="float">
            <text:p>0.11</text:p>
          </table:table-cell>
          <table:table-cell table:formula="of:=[.R76]/[.P76]*100" office:value-type="float" office:value="2.45535714285713" calcext:value-type="float">
            <text:p>2.4553571429</text:p>
          </table:table-cell>
          <table:table-cell table:formula="of:=[.R76]^2" office:value-type="float" office:value="0.0120999999999999" calcext:value-type="float">
            <text:p>0.0121</text:p>
          </table:table-cell>
          <table:table-cell table:formula="of:=[.T76]^2" office:value-type="float" office:value="0.000146409999999997" calcext:value-type="float">
            <text:p>0.00014641</text:p>
          </table:table-cell>
          <table:table-cell table:number-columns-repeated="42"/>
        </table:table-row>
        <table:table-row table:style-name="ro1">
          <table:table-cell table:number-columns-repeated="15"/>
          <table:table-cell office:value-type="float" office:value="3.44" calcext:value-type="float">
            <text:p>3.44</text:p>
          </table:table-cell>
          <table:table-cell office:value-type="float" office:value="3.52" calcext:value-type="float">
            <text:p>3.52</text:p>
          </table:table-cell>
          <table:table-cell table:formula="of:=[.Q77]-[.P77]" office:value-type="float" office:value="0.0800000000000001" calcext:value-type="float">
            <text:p>0.08</text:p>
          </table:table-cell>
          <table:table-cell table:formula="of:=[.R77]/[.P77]*100" office:value-type="float" office:value="2.32558139534884" calcext:value-type="float">
            <text:p>2.3255813953</text:p>
          </table:table-cell>
          <table:table-cell table:formula="of:=[.R77]^2" office:value-type="float" office:value="0.00640000000000001" calcext:value-type="float">
            <text:p>0.0064</text:p>
          </table:table-cell>
          <table:table-cell table:formula="of:=[.T77]^2" office:value-type="float" office:value="0.0000409600000000001" calcext:value-type="float">
            <text:p>0.00004096</text:p>
          </table:table-cell>
          <table:table-cell table:number-columns-repeated="42"/>
        </table:table-row>
        <table:table-row table:style-name="ro1">
          <table:table-cell table:number-columns-repeated="15"/>
          <table:table-cell office:value-type="float" office:value="3.69" calcext:value-type="float">
            <text:p>3.69</text:p>
          </table:table-cell>
          <table:table-cell office:value-type="float" office:value="3.97" calcext:value-type="float">
            <text:p>3.97</text:p>
          </table:table-cell>
          <table:table-cell table:formula="of:=[.Q78]-[.P78]" office:value-type="float" office:value="0.28" calcext:value-type="float">
            <text:p>0.28</text:p>
          </table:table-cell>
          <table:table-cell table:formula="of:=[.R78]/[.P78]*100" office:value-type="float" office:value="7.5880758807588" calcext:value-type="float">
            <text:p>7.5880758808</text:p>
          </table:table-cell>
          <table:table-cell table:formula="of:=[.R78]^2" office:value-type="float" office:value="0.0783999999999999" calcext:value-type="float">
            <text:p>0.0784</text:p>
          </table:table-cell>
          <table:table-cell table:formula="of:=[.T78]^2" office:value-type="float" office:value="0.00614655999999998" calcext:value-type="float">
            <text:p>0.00614656</text:p>
          </table:table-cell>
          <table:table-cell table:number-columns-repeated="42"/>
        </table:table-row>
        <table:table-row table:style-name="ro1">
          <table:table-cell table:number-columns-repeated="15"/>
          <table:table-cell office:value-type="float" office:value="3.21" calcext:value-type="float">
            <text:p>3.21</text:p>
          </table:table-cell>
          <table:table-cell office:value-type="float" office:value="3.57" calcext:value-type="float">
            <text:p>3.57</text:p>
          </table:table-cell>
          <table:table-cell table:formula="of:=[.Q79]-[.P79]" office:value-type="float" office:value="0.36" calcext:value-type="float">
            <text:p>0.36</text:p>
          </table:table-cell>
          <table:table-cell table:formula="of:=[.R79]/[.P79]*100" office:value-type="float" office:value="11.214953271028" calcext:value-type="float">
            <text:p>11.214953271</text:p>
          </table:table-cell>
          <table:table-cell table:formula="of:=[.R79]^2" office:value-type="float" office:value="0.1296" calcext:value-type="float">
            <text:p>0.1296</text:p>
          </table:table-cell>
          <table:table-cell table:formula="of:=[.T79]^2" office:value-type="float" office:value="0.0167961600000001" calcext:value-type="float">
            <text:p>0.01679616</text:p>
          </table:table-cell>
          <table:table-cell table:number-columns-repeated="42"/>
        </table:table-row>
        <table:table-row table:style-name="ro1">
          <table:table-cell table:number-columns-repeated="15"/>
          <table:table-cell office:value-type="float" office:value="3.87" calcext:value-type="float">
            <text:p>3.87</text:p>
          </table:table-cell>
          <table:table-cell office:value-type="float" office:value="3.31" calcext:value-type="float">
            <text:p>3.31</text:p>
          </table:table-cell>
          <table:table-cell table:formula="of:=[.Q80]-[.P80]" office:value-type="float" office:value="-0.56" calcext:value-type="float">
            <text:p>-0.56</text:p>
          </table:table-cell>
          <table:table-cell table:formula="of:=[.R80]/[.P80]*100" office:value-type="float" office:value="-14.4702842377261" calcext:value-type="float">
            <text:p>-14.4702842377</text:p>
          </table:table-cell>
          <table:table-cell table:formula="of:=[.R80]^2" office:value-type="float" office:value="0.3136" calcext:value-type="float">
            <text:p>0.3136</text:p>
          </table:table-cell>
          <table:table-cell table:formula="of:=[.T80]^2" office:value-type="float" office:value="0.09834496" calcext:value-type="float">
            <text:p>0.09834496</text:p>
          </table:table-cell>
          <table:table-cell table:number-columns-repeated="42"/>
        </table:table-row>
        <table:table-row table:style-name="ro1">
          <table:table-cell table:number-columns-repeated="15"/>
          <table:table-cell office:value-type="float" office:value="3.97" calcext:value-type="float">
            <text:p>3.97</text:p>
          </table:table-cell>
          <table:table-cell office:value-type="float" office:value="3.28" calcext:value-type="float">
            <text:p>3.28</text:p>
          </table:table-cell>
          <table:table-cell table:formula="of:=[.Q81]-[.P81]" office:value-type="float" office:value="-0.69" calcext:value-type="float">
            <text:p>-0.69</text:p>
          </table:table-cell>
          <table:table-cell table:formula="of:=[.R81]/[.P81]*100" office:value-type="float" office:value="-17.3803526448363" calcext:value-type="float">
            <text:p>-17.3803526448</text:p>
          </table:table-cell>
          <table:table-cell table:formula="of:=[.R81]^2" office:value-type="float" office:value="0.476099999999999" calcext:value-type="float">
            <text:p>0.4761</text:p>
          </table:table-cell>
          <table:table-cell table:formula="of:=[.T81]^2" office:value-type="float" office:value="0.226671209999999" calcext:value-type="float">
            <text:p>0.22667121</text:p>
          </table:table-cell>
          <table:table-cell table:number-columns-repeated="42"/>
        </table:table-row>
        <table:table-row table:style-name="ro1">
          <table:table-cell table:number-columns-repeated="15"/>
          <table:table-cell office:value-type="float" office:value="2.96" calcext:value-type="float">
            <text:p>2.96</text:p>
          </table:table-cell>
          <table:table-cell office:value-type="float" office:value="2.95" calcext:value-type="float">
            <text:p>2.95</text:p>
          </table:table-cell>
          <table:table-cell table:formula="of:=[.Q82]-[.P82]" office:value-type="float" office:value="-0.00999999999999979" calcext:value-type="float">
            <text:p>-0.01</text:p>
          </table:table-cell>
          <table:table-cell table:formula="of:=[.R82]/[.P82]*100" office:value-type="float" office:value="-0.337837837837831" calcext:value-type="float">
            <text:p>-0.3378378378</text:p>
          </table:table-cell>
          <table:table-cell table:formula="of:=[.R82]^2" office:value-type="float" office:value="0.0000999999999999957" calcext:value-type="float">
            <text:p>0.0001</text:p>
          </table:table-cell>
          <table:table-cell table:formula="of:=[.T82]^2" office:value-type="float" office:value="0.00000000999999999999915" calcext:value-type="float">
            <text:p>0.00000001</text:p>
          </table:table-cell>
          <table:table-cell table:number-columns-repeated="42"/>
        </table:table-row>
        <table:table-row table:style-name="ro1">
          <table:table-cell table:number-columns-repeated="15"/>
          <table:table-cell office:value-type="float" office:value="2.95" calcext:value-type="float">
            <text:p>2.95</text:p>
          </table:table-cell>
          <table:table-cell office:value-type="float" office:value="3.08" calcext:value-type="float">
            <text:p>3.08</text:p>
          </table:table-cell>
          <table:table-cell table:formula="of:=[.Q83]-[.P83]" office:value-type="float" office:value="0.13" calcext:value-type="float">
            <text:p>0.13</text:p>
          </table:table-cell>
          <table:table-cell table:formula="of:=[.R83]/[.P83]*100" office:value-type="float" office:value="4.40677966101695" calcext:value-type="float">
            <text:p>4.406779661</text:p>
          </table:table-cell>
          <table:table-cell table:formula="of:=[.R83]^2" office:value-type="float" office:value="0.0169" calcext:value-type="float">
            <text:p>0.0169</text:p>
          </table:table-cell>
          <table:table-cell table:formula="of:=[.T83]^2" office:value-type="float" office:value="0.000285609999999999" calcext:value-type="float">
            <text:p>0.00028561</text:p>
          </table:table-cell>
          <table:table-cell table:number-columns-repeated="42"/>
        </table:table-row>
        <table:table-row table:style-name="ro1">
          <table:table-cell table:number-columns-repeated="15"/>
          <table:table-cell office:value-type="float" office:value="3.46" calcext:value-type="float">
            <text:p>3.46</text:p>
          </table:table-cell>
          <table:table-cell office:value-type="float" office:value="3.86" calcext:value-type="float">
            <text:p>3.86</text:p>
          </table:table-cell>
          <table:table-cell table:formula="of:=[.Q84]-[.P84]" office:value-type="float" office:value="0.4" calcext:value-type="float">
            <text:p>0.4</text:p>
          </table:table-cell>
          <table:table-cell table:formula="of:=[.R84]/[.P84]*100" office:value-type="float" office:value="11.5606936416185" calcext:value-type="float">
            <text:p>11.5606936416</text:p>
          </table:table-cell>
          <table:table-cell table:formula="of:=[.R84]^2" office:value-type="float" office:value="0.16" calcext:value-type="float">
            <text:p>0.16</text:p>
          </table:table-cell>
          <table:table-cell table:formula="of:=[.T84]^2" office:value-type="float" office:value="0.0256" calcext:value-type="float">
            <text:p>0.0256</text:p>
          </table:table-cell>
          <table:table-cell table:number-columns-repeated="42"/>
        </table:table-row>
        <table:table-row table:style-name="ro1">
          <table:table-cell table:number-columns-repeated="15"/>
          <table:table-cell office:value-type="float" office:value="3.15" calcext:value-type="float">
            <text:p>3.15</text:p>
          </table:table-cell>
          <table:table-cell office:value-type="float" office:value="3.16" calcext:value-type="float">
            <text:p>3.16</text:p>
          </table:table-cell>
          <table:table-cell table:formula="of:=[.Q85]-[.P85]" office:value-type="float" office:value="0.0100000000000002" calcext:value-type="float">
            <text:p>0.01</text:p>
          </table:table-cell>
          <table:table-cell table:formula="of:=[.R85]/[.P85]*100" office:value-type="float" office:value="0.317460317460325" calcext:value-type="float">
            <text:p>0.3174603175</text:p>
          </table:table-cell>
          <table:table-cell table:formula="of:=[.R85]^2" office:value-type="float" office:value="0.000100000000000005" calcext:value-type="float">
            <text:p>0.0001</text:p>
          </table:table-cell>
          <table:table-cell table:formula="of:=[.T85]^2" office:value-type="float" office:value="0.0000000100000000000009" calcext:value-type="float">
            <text:p>0.00000001</text:p>
          </table:table-cell>
          <table:table-cell table:number-columns-repeated="42"/>
        </table:table-row>
        <table:table-row table:style-name="ro1">
          <table:table-cell table:number-columns-repeated="17"/>
          <table:table-cell table:formula="of:=AVERAGE([.R73:.R85])" office:value-type="float" office:value="0.0246153846153846" calcext:value-type="float">
            <text:p>0.0246153846</text:p>
          </table:table-cell>
          <table:table-cell table:formula="of:=AVERAGE([.S73:.S85])" office:value-type="float" office:value="0.848329209947182" calcext:value-type="float">
            <text:p>0.8483292099</text:p>
          </table:table-cell>
          <table:table-cell table:formula="of:=AVERAGE([.T73:.T85])" office:value-type="float" office:value="0.108430769230769" calcext:value-type="float">
            <text:p>0.1084307692</text:p>
          </table:table-cell>
          <table:table-cell table:formula="of:=AVERAGE([.U73:.U85])" office:value-type="float" office:value="0.0314662584615384" calcext:value-type="float">
            <text:p>0.0314662585</text:p>
          </table:table-cell>
          <table:table-cell table:number-columns-repeated="42"/>
        </table:table-row>
        <table:table-row table:style-name="ro1">
          <table:table-cell table:number-columns-repeated="19"/>
          <table:table-cell table:formula="of:=SQRT([.T86])" office:value-type="float" office:value="0.329288276789152" calcext:value-type="float">
            <text:p>0.3292882768</text:p>
          </table:table-cell>
          <table:table-cell table:formula="of:=SQRT([.U86])" office:value-type="float" office:value="0.177387312008324" calcext:value-type="float">
            <text:p>0.177387312</text:p>
          </table:table-cell>
          <table:table-cell table:number-columns-repeated="42"/>
        </table:table-row>
        <table:table-row table:style-name="ro1" table:number-rows-repeated="7">
          <table:table-cell table:number-columns-repeated="63"/>
        </table:table-row>
        <table:table-row table:style-name="ro1">
          <table:table-cell table:number-columns-repeated="15"/>
          <table:table-cell office:value-type="string" calcext:value-type="string">
            <text:p>RPI1-Actual</text:p>
          </table:table-cell>
          <table:table-cell office:value-type="string" calcext:value-type="string">
            <text:p>Rpi1_CloudSim</text:p>
          </table:table-cell>
          <table:table-cell office:value-type="string" calcext:value-type="string">
            <text:p>Absolute Error</text:p>
          </table:table-cell>
          <table:table-cell office:value-type="string" calcext:value-type="string">
            <text:p>Relative Error (%)</text:p>
          </table:table-cell>
          <table:table-cell office:value-type="string" calcext:value-type="string">
            <text:p>RMS</text:p>
          </table:table-cell>
          <table:table-cell table:number-columns-repeated="43"/>
        </table:table-row>
        <table:table-row table:style-name="ro1">
          <table:table-cell table:number-columns-repeated="15"/>
          <table:table-cell office:value-type="float" office:value="65.18" calcext:value-type="float">
            <text:p>65.18</text:p>
          </table:table-cell>
          <table:table-cell office:value-type="float" office:value="24.59" calcext:value-type="float">
            <text:p>24.59</text:p>
          </table:table-cell>
          <table:table-cell table:formula="of:=[.Q96]-[.P96]" office:value-type="float" office:value="-40.59" calcext:value-type="float">
            <text:p>-40.59</text:p>
          </table:table-cell>
          <table:table-cell table:formula="of:=[.R96]/[.P96]*100" office:value-type="float" office:value="-62.2737035900583" calcext:value-type="float">
            <text:p>-62.2737035901</text:p>
          </table:table-cell>
          <table:table-cell table:formula="of:=[.R96]^2" office:value-type="float" office:value="1647.5481" calcext:value-type="float">
            <text:p>1647.5481</text:p>
          </table:table-cell>
          <table:table-cell table:formula="of:=[.T96]^2" office:value-type="float" office:value="2714414.74181361" calcext:value-type="float">
            <text:p>2714414.74181361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37.09" calcext:value-type="float">
            <text:p>37.09</text:p>
          </table:table-cell>
          <table:table-cell office:value-type="float" office:value="19.54" calcext:value-type="float">
            <text:p>19.54</text:p>
          </table:table-cell>
          <table:table-cell table:formula="of:=[.J97]-[.I97]" office:value-type="float" office:value="-17.55" calcext:value-type="float">
            <text:p>-17.55</text:p>
          </table:table-cell>
          <table:table-cell table:formula="of:=[.K97]/[.I97]*100" office:value-type="float" office:value="-47.3173362092208" calcext:value-type="float">
            <text:p>-47.3173362092</text:p>
          </table:table-cell>
          <table:table-cell table:number-columns-repeated="3"/>
          <table:table-cell office:value-type="float" office:value="37.09" calcext:value-type="float">
            <text:p>37.09</text:p>
          </table:table-cell>
          <table:table-cell office:value-type="float" office:value="19.54" calcext:value-type="float">
            <text:p>19.54</text:p>
          </table:table-cell>
          <table:table-cell table:formula="of:=[.Q97]-[.P97]" office:value-type="float" office:value="-17.55" calcext:value-type="float">
            <text:p>-17.55</text:p>
          </table:table-cell>
          <table:table-cell table:formula="of:=[.R97]/[.P97]*100" office:value-type="float" office:value="-47.3173362092208" calcext:value-type="float">
            <text:p>-47.3173362092</text:p>
          </table:table-cell>
          <table:table-cell table:formula="of:=[.R97]^2" office:value-type="float" office:value="308.0025" calcext:value-type="float">
            <text:p>308.0025</text:p>
          </table:table-cell>
          <table:table-cell table:formula="of:=[.T97]^2" office:value-type="float" office:value="94865.5400062501" calcext:value-type="float">
            <text:p>94865.5400062501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26.81" calcext:value-type="float">
            <text:p>26.81</text:p>
          </table:table-cell>
          <table:table-cell office:value-type="float" office:value="14" calcext:value-type="float">
            <text:p>14</text:p>
          </table:table-cell>
          <table:table-cell table:formula="of:=[.J98]-[.I98]" office:value-type="float" office:value="-12.81" calcext:value-type="float">
            <text:p>-12.81</text:p>
          </table:table-cell>
          <table:table-cell table:formula="of:=[.K98]/[.I98]*100" office:value-type="float" office:value="-47.7806788511749" calcext:value-type="float">
            <text:p>-47.7806788512</text:p>
          </table:table-cell>
          <table:table-cell table:number-columns-repeated="3"/>
          <table:table-cell office:value-type="float" office:value="26.81" calcext:value-type="float">
            <text:p>26.81</text:p>
          </table:table-cell>
          <table:table-cell office:value-type="float" office:value="14" calcext:value-type="float">
            <text:p>14</text:p>
          </table:table-cell>
          <table:table-cell table:formula="of:=[.Q98]-[.P98]" office:value-type="float" office:value="-12.81" calcext:value-type="float">
            <text:p>-12.81</text:p>
          </table:table-cell>
          <table:table-cell table:formula="of:=[.R98]/[.P98]*100" office:value-type="float" office:value="-47.7806788511749" calcext:value-type="float">
            <text:p>-47.7806788512</text:p>
          </table:table-cell>
          <table:table-cell table:formula="of:=[.R98]^2" office:value-type="float" office:value="164.0961" calcext:value-type="float">
            <text:p>164.0961</text:p>
          </table:table-cell>
          <table:table-cell table:formula="of:=[.T98]^2" office:value-type="float" office:value="26927.53003521" calcext:value-type="float">
            <text:p>26927.53003521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22.17" calcext:value-type="float">
            <text:p>22.17</text:p>
          </table:table-cell>
          <table:table-cell office:value-type="float" office:value="11.66" calcext:value-type="float">
            <text:p>11.66</text:p>
          </table:table-cell>
          <table:table-cell table:formula="of:=[.J99]-[.I99]" office:value-type="float" office:value="-10.51" calcext:value-type="float">
            <text:p>-10.51</text:p>
          </table:table-cell>
          <table:table-cell table:formula="of:=[.K99]/[.I99]*100" office:value-type="float" office:value="-47.4064050518719" calcext:value-type="float">
            <text:p>-47.4064050519</text:p>
          </table:table-cell>
          <table:table-cell table:number-columns-repeated="3"/>
          <table:table-cell office:value-type="float" office:value="22.17" calcext:value-type="float">
            <text:p>22.17</text:p>
          </table:table-cell>
          <table:table-cell office:value-type="float" office:value="11.66" calcext:value-type="float">
            <text:p>11.66</text:p>
          </table:table-cell>
          <table:table-cell table:formula="of:=[.Q99]-[.P99]" office:value-type="float" office:value="-10.51" calcext:value-type="float">
            <text:p>-10.51</text:p>
          </table:table-cell>
          <table:table-cell table:formula="of:=[.R99]/[.P99]*100" office:value-type="float" office:value="-47.4064050518719" calcext:value-type="float">
            <text:p>-47.4064050519</text:p>
          </table:table-cell>
          <table:table-cell table:formula="of:=[.R99]^2" office:value-type="float" office:value="110.4601" calcext:value-type="float">
            <text:p>110.4601</text:p>
          </table:table-cell>
          <table:table-cell table:formula="of:=[.T99]^2" office:value-type="float" office:value="12201.43369201" calcext:value-type="float">
            <text:p>12201.43369201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16.98" calcext:value-type="float">
            <text:p>16.98</text:p>
          </table:table-cell>
          <table:table-cell office:value-type="float" office:value="9.7" calcext:value-type="float">
            <text:p>9.7</text:p>
          </table:table-cell>
          <table:table-cell table:formula="of:=[.J100]-[.I100]" office:value-type="float" office:value="-7.28" calcext:value-type="float">
            <text:p>-7.28</text:p>
          </table:table-cell>
          <table:table-cell table:formula="of:=[.K100]/[.I100]*100" office:value-type="float" office:value="-42.8739693757362" calcext:value-type="float">
            <text:p>-42.8739693757</text:p>
          </table:table-cell>
          <table:table-cell table:number-columns-repeated="3"/>
          <table:table-cell office:value-type="float" office:value="16.98" calcext:value-type="float">
            <text:p>16.98</text:p>
          </table:table-cell>
          <table:table-cell office:value-type="float" office:value="9.7" calcext:value-type="float">
            <text:p>9.7</text:p>
          </table:table-cell>
          <table:table-cell table:formula="of:=[.Q100]-[.P100]" office:value-type="float" office:value="-7.28" calcext:value-type="float">
            <text:p>-7.28</text:p>
          </table:table-cell>
          <table:table-cell table:formula="of:=[.R100]/[.P100]*100" office:value-type="float" office:value="-42.8739693757362" calcext:value-type="float">
            <text:p>-42.8739693757</text:p>
          </table:table-cell>
          <table:table-cell table:formula="of:=[.R100]^2" office:value-type="float" office:value="52.9984" calcext:value-type="float">
            <text:p>52.9984</text:p>
          </table:table-cell>
          <table:table-cell table:formula="of:=[.T100]^2" office:value-type="float" office:value="2808.83040256" calcext:value-type="float">
            <text:p>2808.83040256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14.46" calcext:value-type="float">
            <text:p>14.46</text:p>
          </table:table-cell>
          <table:table-cell office:value-type="float" office:value="8.46" calcext:value-type="float">
            <text:p>8.46</text:p>
          </table:table-cell>
          <table:table-cell table:formula="of:=[.J101]-[.I101]" office:value-type="float" office:value="-6" calcext:value-type="float">
            <text:p>-6</text:p>
          </table:table-cell>
          <table:table-cell table:formula="of:=[.K101]/[.I101]*100" office:value-type="float" office:value="-41.49377593361" calcext:value-type="float">
            <text:p>-41.4937759336</text:p>
          </table:table-cell>
          <table:table-cell table:number-columns-repeated="3"/>
          <table:table-cell office:value-type="float" office:value="14.46" calcext:value-type="float">
            <text:p>14.46</text:p>
          </table:table-cell>
          <table:table-cell office:value-type="float" office:value="8.46" calcext:value-type="float">
            <text:p>8.46</text:p>
          </table:table-cell>
          <table:table-cell table:formula="of:=[.Q101]-[.P101]" office:value-type="float" office:value="-6" calcext:value-type="float">
            <text:p>-6</text:p>
          </table:table-cell>
          <table:table-cell table:formula="of:=[.R101]/[.P101]*100" office:value-type="float" office:value="-41.49377593361" calcext:value-type="float">
            <text:p>-41.4937759336</text:p>
          </table:table-cell>
          <table:table-cell table:formula="of:=[.R101]^2" office:value-type="float" office:value="36" calcext:value-type="float">
            <text:p>36</text:p>
          </table:table-cell>
          <table:table-cell table:formula="of:=[.T101]^2" office:value-type="float" office:value="1296" calcext:value-type="float">
            <text:p>1296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12.31" calcext:value-type="float">
            <text:p>12.31</text:p>
          </table:table-cell>
          <table:table-cell office:value-type="float" office:value="7.2" calcext:value-type="float">
            <text:p>7.2</text:p>
          </table:table-cell>
          <table:table-cell table:formula="of:=[.J102]-[.I102]" office:value-type="float" office:value="-5.11" calcext:value-type="float">
            <text:p>-5.11</text:p>
          </table:table-cell>
          <table:table-cell table:formula="of:=[.K102]/[.I102]*100" office:value-type="float" office:value="-41.5109666937449" calcext:value-type="float">
            <text:p>-41.5109666937</text:p>
          </table:table-cell>
          <table:table-cell table:number-columns-repeated="3"/>
          <table:table-cell office:value-type="float" office:value="12.31" calcext:value-type="float">
            <text:p>12.31</text:p>
          </table:table-cell>
          <table:table-cell office:value-type="float" office:value="7.2" calcext:value-type="float">
            <text:p>7.2</text:p>
          </table:table-cell>
          <table:table-cell table:formula="of:=[.Q102]-[.P102]" office:value-type="float" office:value="-5.11" calcext:value-type="float">
            <text:p>-5.11</text:p>
          </table:table-cell>
          <table:table-cell table:formula="of:=[.R102]/[.P102]*100" office:value-type="float" office:value="-41.5109666937449" calcext:value-type="float">
            <text:p>-41.5109666937</text:p>
          </table:table-cell>
          <table:table-cell table:formula="of:=[.R102]^2" office:value-type="float" office:value="26.1121" calcext:value-type="float">
            <text:p>26.1121</text:p>
          </table:table-cell>
          <table:table-cell table:formula="of:=[.T102]^2" office:value-type="float" office:value="681.84176641" calcext:value-type="float">
            <text:p>681.84176641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12.62" calcext:value-type="float">
            <text:p>12.62</text:p>
          </table:table-cell>
          <table:table-cell office:value-type="float" office:value="7.81" calcext:value-type="float">
            <text:p>7.81</text:p>
          </table:table-cell>
          <table:table-cell table:formula="of:=[.J103]-[.I103]" office:value-type="float" office:value="-4.81" calcext:value-type="float">
            <text:p>-4.81</text:p>
          </table:table-cell>
          <table:table-cell table:formula="of:=[.K103]/[.I103]*100" office:value-type="float" office:value="-38.1141045958796" calcext:value-type="float">
            <text:p>-38.1141045959</text:p>
          </table:table-cell>
          <table:table-cell table:number-columns-repeated="3"/>
          <table:table-cell office:value-type="float" office:value="12.62" calcext:value-type="float">
            <text:p>12.62</text:p>
          </table:table-cell>
          <table:table-cell office:value-type="float" office:value="7.81" calcext:value-type="float">
            <text:p>7.81</text:p>
          </table:table-cell>
          <table:table-cell table:formula="of:=[.Q103]-[.P103]" office:value-type="float" office:value="-4.81" calcext:value-type="float">
            <text:p>-4.81</text:p>
          </table:table-cell>
          <table:table-cell table:formula="of:=[.R103]/[.P103]*100" office:value-type="float" office:value="-38.1141045958796" calcext:value-type="float">
            <text:p>-38.1141045959</text:p>
          </table:table-cell>
          <table:table-cell table:formula="of:=[.R103]^2" office:value-type="float" office:value="23.1361" calcext:value-type="float">
            <text:p>23.1361</text:p>
          </table:table-cell>
          <table:table-cell table:formula="of:=[.T103]^2" office:value-type="float" office:value="535.27912321" calcext:value-type="float">
            <text:p>535.27912321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10.58" calcext:value-type="float">
            <text:p>10.58</text:p>
          </table:table-cell>
          <table:table-cell office:value-type="float" office:value="7.74" calcext:value-type="float">
            <text:p>7.74</text:p>
          </table:table-cell>
          <table:table-cell table:formula="of:=[.J104]-[.I104]" office:value-type="float" office:value="-2.84" calcext:value-type="float">
            <text:p>-2.84</text:p>
          </table:table-cell>
          <table:table-cell table:formula="of:=[.K104]/[.I104]*100" office:value-type="float" office:value="-26.8431001890359" calcext:value-type="float">
            <text:p>-26.843100189</text:p>
          </table:table-cell>
          <table:table-cell table:number-columns-repeated="3"/>
          <table:table-cell office:value-type="float" office:value="10.58" calcext:value-type="float">
            <text:p>10.58</text:p>
          </table:table-cell>
          <table:table-cell office:value-type="float" office:value="7.74" calcext:value-type="float">
            <text:p>7.74</text:p>
          </table:table-cell>
          <table:table-cell table:formula="of:=[.Q104]-[.P104]" office:value-type="float" office:value="-2.84" calcext:value-type="float">
            <text:p>-2.84</text:p>
          </table:table-cell>
          <table:table-cell table:formula="of:=[.R104]/[.P104]*100" office:value-type="float" office:value="-26.8431001890359" calcext:value-type="float">
            <text:p>-26.843100189</text:p>
          </table:table-cell>
          <table:table-cell table:formula="of:=[.R104]^2" office:value-type="float" office:value="8.0656" calcext:value-type="float">
            <text:p>8.0656</text:p>
          </table:table-cell>
          <table:table-cell table:formula="of:=[.T104]^2" office:value-type="float" office:value="65.05390336" calcext:value-type="float">
            <text:p>65.05390336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9.87" calcext:value-type="float">
            <text:p>9.87</text:p>
          </table:table-cell>
          <table:table-cell office:value-type="float" office:value="6.1" calcext:value-type="float">
            <text:p>6.1</text:p>
          </table:table-cell>
          <table:table-cell table:formula="of:=[.J105]-[.I105]" office:value-type="float" office:value="-3.77" calcext:value-type="float">
            <text:p>-3.77</text:p>
          </table:table-cell>
          <table:table-cell table:formula="of:=[.K105]/[.I105]*100" office:value-type="float" office:value="-38.1965552178318" calcext:value-type="float">
            <text:p>-38.1965552178</text:p>
          </table:table-cell>
          <table:table-cell table:number-columns-repeated="3"/>
          <table:table-cell office:value-type="float" office:value="9.87" calcext:value-type="float">
            <text:p>9.87</text:p>
          </table:table-cell>
          <table:table-cell office:value-type="float" office:value="6.1" calcext:value-type="float">
            <text:p>6.1</text:p>
          </table:table-cell>
          <table:table-cell table:formula="of:=[.Q105]-[.P105]" office:value-type="float" office:value="-3.77" calcext:value-type="float">
            <text:p>-3.77</text:p>
          </table:table-cell>
          <table:table-cell table:formula="of:=[.R105]/[.P105]*100" office:value-type="float" office:value="-38.1965552178318" calcext:value-type="float">
            <text:p>-38.1965552178</text:p>
          </table:table-cell>
          <table:table-cell table:formula="of:=[.R105]^2" office:value-type="float" office:value="14.2129" calcext:value-type="float">
            <text:p>14.2129</text:p>
          </table:table-cell>
          <table:table-cell table:formula="of:=[.T105]^2" office:value-type="float" office:value="202.00652641" calcext:value-type="float">
            <text:p>202.00652641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8.99" calcext:value-type="float">
            <text:p>8.99</text:p>
          </table:table-cell>
          <table:table-cell office:value-type="float" office:value="5.99" calcext:value-type="float">
            <text:p>5.99</text:p>
          </table:table-cell>
          <table:table-cell table:formula="of:=[.J106]-[.I106]" office:value-type="float" office:value="-3" calcext:value-type="float">
            <text:p>-3</text:p>
          </table:table-cell>
          <table:table-cell table:formula="of:=[.K106]/[.I106]*100" office:value-type="float" office:value="-33.3704115684093" calcext:value-type="float">
            <text:p>-33.3704115684</text:p>
          </table:table-cell>
          <table:table-cell table:number-columns-repeated="3"/>
          <table:table-cell office:value-type="float" office:value="8.99" calcext:value-type="float">
            <text:p>8.99</text:p>
          </table:table-cell>
          <table:table-cell office:value-type="float" office:value="5.99" calcext:value-type="float">
            <text:p>5.99</text:p>
          </table:table-cell>
          <table:table-cell table:formula="of:=[.Q106]-[.P106]" office:value-type="float" office:value="-3" calcext:value-type="float">
            <text:p>-3</text:p>
          </table:table-cell>
          <table:table-cell table:formula="of:=[.R106]/[.P106]*100" office:value-type="float" office:value="-33.3704115684093" calcext:value-type="float">
            <text:p>-33.3704115684</text:p>
          </table:table-cell>
          <table:table-cell table:formula="of:=[.R106]^2" office:value-type="float" office:value="9" calcext:value-type="float">
            <text:p>9</text:p>
          </table:table-cell>
          <table:table-cell table:formula="of:=[.T106]^2" office:value-type="float" office:value="81" calcext:value-type="float">
            <text:p>81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9.31" calcext:value-type="float">
            <text:p>9.31</text:p>
          </table:table-cell>
          <table:table-cell office:value-type="float" office:value="6.73" calcext:value-type="float">
            <text:p>6.73</text:p>
          </table:table-cell>
          <table:table-cell table:formula="of:=[.J107]-[.I107]" office:value-type="float" office:value="-2.58" calcext:value-type="float">
            <text:p>-2.58</text:p>
          </table:table-cell>
          <table:table-cell table:formula="of:=[.K107]/[.I107]*100" office:value-type="float" office:value="-27.7121374865736" calcext:value-type="float">
            <text:p>-27.7121374866</text:p>
          </table:table-cell>
          <table:table-cell table:number-columns-repeated="3"/>
          <table:table-cell office:value-type="float" office:value="9.31" calcext:value-type="float">
            <text:p>9.31</text:p>
          </table:table-cell>
          <table:table-cell office:value-type="float" office:value="6.73" calcext:value-type="float">
            <text:p>6.73</text:p>
          </table:table-cell>
          <table:table-cell table:formula="of:=[.Q107]-[.P107]" office:value-type="float" office:value="-2.58" calcext:value-type="float">
            <text:p>-2.58</text:p>
          </table:table-cell>
          <table:table-cell table:formula="of:=[.R107]/[.P107]*100" office:value-type="float" office:value="-27.7121374865736" calcext:value-type="float">
            <text:p>-27.7121374866</text:p>
          </table:table-cell>
          <table:table-cell table:formula="of:=[.R107]^2" office:value-type="float" office:value="6.6564" calcext:value-type="float">
            <text:p>6.6564</text:p>
          </table:table-cell>
          <table:table-cell table:formula="of:=[.T107]^2" office:value-type="float" office:value="44.30766096" calcext:value-type="float">
            <text:p>44.30766096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8.79" calcext:value-type="float">
            <text:p>8.79</text:p>
          </table:table-cell>
          <table:table-cell office:value-type="float" office:value="5.05" calcext:value-type="float">
            <text:p>5.05</text:p>
          </table:table-cell>
          <table:table-cell table:formula="of:=[.J108]-[.I108]" office:value-type="float" office:value="-3.74" calcext:value-type="float">
            <text:p>-3.74</text:p>
          </table:table-cell>
          <table:table-cell table:formula="of:=[.K108]/[.I108]*100" office:value-type="float" office:value="-42.5483503981797" calcext:value-type="float">
            <text:p>-42.5483503982</text:p>
          </table:table-cell>
          <table:table-cell table:number-columns-repeated="3"/>
          <table:table-cell office:value-type="float" office:value="8.79" calcext:value-type="float">
            <text:p>8.79</text:p>
          </table:table-cell>
          <table:table-cell office:value-type="float" office:value="5.05" calcext:value-type="float">
            <text:p>5.05</text:p>
          </table:table-cell>
          <table:table-cell table:formula="of:=[.Q108]-[.P108]" office:value-type="float" office:value="-3.74" calcext:value-type="float">
            <text:p>-3.74</text:p>
          </table:table-cell>
          <table:table-cell table:formula="of:=[.R108]/[.P108]*100" office:value-type="float" office:value="-42.5483503981797" calcext:value-type="float">
            <text:p>-42.5483503982</text:p>
          </table:table-cell>
          <table:table-cell table:formula="of:=[.R108]^2" office:value-type="float" office:value="13.9876" calcext:value-type="float">
            <text:p>13.9876</text:p>
          </table:table-cell>
          <table:table-cell table:formula="of:=[.T108]^2" office:value-type="float" office:value="195.65295376" calcext:value-type="float">
            <text:p>195.65295376</text:p>
          </table:table-cell>
          <table:table-cell table:number-columns-repeated="42"/>
        </table:table-row>
        <table:table-row table:style-name="ro1">
          <table:table-cell table:number-columns-repeated="8"/>
          <table:table-cell table:formula="of:=AVERAGE([.I97:.I108])" office:value-type="float" office:value="15.8316666666667" calcext:value-type="float">
            <text:p>15.8316666667</text:p>
          </table:table-cell>
          <table:table-cell table:formula="of:=AVERAGE([.J97:.J108])" office:value-type="float" office:value="9.165" calcext:value-type="float">
            <text:p>9.165</text:p>
          </table:table-cell>
          <table:table-cell table:formula="of:=AVERAGE([.K97:.K108])" office:value-type="float" office:value="-6.66666666666667" calcext:value-type="float">
            <text:p>-6.6666666667</text:p>
          </table:table-cell>
          <table:table-cell table:formula="of:=AVERAGE([.L97:.L108])" office:value-type="float" office:value="-39.5973159642724" calcext:value-type="float">
            <text:p>-39.5973159643</text:p>
          </table:table-cell>
          <table:table-cell table:number-columns-repeated="3"/>
          <table:table-cell table:formula="of:=AVERAGE([.P96:.P108])" office:value-type="float" office:value="19.6276923076923" calcext:value-type="float">
            <text:p>19.6276923077</text:p>
          </table:table-cell>
          <table:table-cell table:formula="of:=AVERAGE([.Q96:.Q108])" office:value-type="float" office:value="10.3515384615385" calcext:value-type="float">
            <text:p>10.3515384615</text:p>
          </table:table-cell>
          <table:table-cell table:formula="of:=AVERAGE([.R96:.R108])" office:value-type="float" office:value="-9.27615384615385" calcext:value-type="float">
            <text:p>-9.2761538462</text:p>
          </table:table-cell>
          <table:table-cell table:formula="of:=AVERAGE([.S96:.S108])" office:value-type="float" office:value="-41.3416534739482" calcext:value-type="float">
            <text:p>-41.3416534739</text:p>
          </table:table-cell>
          <table:table-cell table:formula="of:=AVERAGE([.T96:.T108])" office:value-type="float" office:value="186.175069230769" calcext:value-type="float">
            <text:p>186.1750692308</text:p>
          </table:table-cell>
          <table:table-cell table:formula="of:=AVERAGE([.U96:.U108])" office:value-type="float" office:value="219563.016760289" calcext:value-type="float">
            <text:p>219563.016760289</text:p>
          </table:table-cell>
          <table:table-cell table:number-columns-repeated="42"/>
        </table:table-row>
        <table:table-row table:style-name="ro1">
          <table:table-cell table:number-columns-repeated="19"/>
          <table:table-cell table:formula="of:=SQRT([.T109])" office:value-type="float" office:value="13.6445985368119" calcext:value-type="float">
            <text:p>13.6445985368</text:p>
          </table:table-cell>
          <table:table-cell table:formula="of:=SQRT([.U109])" office:value-type="float" office:value="468.575518737683" calcext:value-type="float">
            <text:p>468.5755187377</text:p>
          </table:table-cell>
          <table:table-cell table:number-columns-repeated="42"/>
        </table:table-row>
      </table:table>
      <table:table table:name="NumInstr(Both2-3)" table:style-name="ta1">
        <table:table-column table:style-name="co3" table:number-columns-repeated="26" table:default-cell-style-name="Default"/>
        <table:table-row table:style-name="ro1">
          <table:table-cell office:value-type="string" calcext:value-type="string">
            <text:p>1-v2</text:p>
          </table:table-cell>
          <table:table-cell office:value-type="string" calcext:value-type="string">
            <text:p>1-v3</text:p>
          </table:table-cell>
          <table:table-cell office:value-type="string" calcext:value-type="string">
            <text:p>2-v1</text:p>
          </table:table-cell>
          <table:table-cell office:value-type="string" calcext:value-type="string">
            <text:p>2-v3</text:p>
          </table:table-cell>
          <table:table-cell office:value-type="string" calcext:value-type="string">
            <text:p>3-v2</text:p>
          </table:table-cell>
          <table:table-cell office:value-type="string" calcext:value-type="string">
            <text:p>3-v3</text:p>
          </table:table-cell>
          <table:table-cell office:value-type="string" calcext:value-type="string">
            <text:p>4-v2</text:p>
          </table:table-cell>
          <table:table-cell office:value-type="string" calcext:value-type="string">
            <text:p>4-v3</text:p>
          </table:table-cell>
          <table:table-cell office:value-type="string" calcext:value-type="string">
            <text:p>5-v2</text:p>
          </table:table-cell>
          <table:table-cell office:value-type="string" calcext:value-type="string">
            <text:p>5-v3</text:p>
          </table:table-cell>
          <table:table-cell office:value-type="string" calcext:value-type="string">
            <text:p>6-v2</text:p>
          </table:table-cell>
          <table:table-cell office:value-type="string" calcext:value-type="string">
            <text:p>6-v3</text:p>
          </table:table-cell>
          <table:table-cell office:value-type="string" calcext:value-type="string">
            <text:p>7-v2</text:p>
          </table:table-cell>
          <table:table-cell office:value-type="string" calcext:value-type="string">
            <text:p>7-v3</text:p>
          </table:table-cell>
          <table:table-cell office:value-type="string" calcext:value-type="string">
            <text:p>8-v2</text:p>
          </table:table-cell>
          <table:table-cell office:value-type="string" calcext:value-type="string">
            <text:p>8-v3</text:p>
          </table:table-cell>
          <table:table-cell office:value-type="string" calcext:value-type="string">
            <text:p>9-v2</text:p>
          </table:table-cell>
          <table:table-cell office:value-type="string" calcext:value-type="string">
            <text:p>9-v3</text:p>
          </table:table-cell>
          <table:table-cell office:value-type="string" calcext:value-type="string">
            <text:p>10-v2</text:p>
          </table:table-cell>
          <table:table-cell office:value-type="string" calcext:value-type="string">
            <text:p>10-v3</text:p>
          </table:table-cell>
          <table:table-cell office:value-type="string" calcext:value-type="string">
            <text:p>11-v2</text:p>
          </table:table-cell>
          <table:table-cell office:value-type="string" calcext:value-type="string">
            <text:p>11-v3</text:p>
          </table:table-cell>
          <table:table-cell office:value-type="string" calcext:value-type="string">
            <text:p>12-v2</text:p>
          </table:table-cell>
          <table:table-cell office:value-type="string" calcext:value-type="string">
            <text:p>12-v3</text:p>
          </table:table-cell>
          <table:table-cell office:value-type="string" calcext:value-type="string">
            <text:p>13-v2</text:p>
          </table:table-cell>
          <table:table-cell office:value-type="string" calcext:value-type="string">
            <text:p>13-v3</text:p>
          </table:table-cell>
        </table:table-row>
        <table:table-row table:style-name="ro1">
          <table:table-cell office:value-type="float" office:value="15671857781" calcext:value-type="float">
            <text:p>15671857781</text:p>
          </table:table-cell>
          <table:table-cell office:value-type="float" office:value="19939588194" calcext:value-type="float">
            <text:p>19939588194</text:p>
          </table:table-cell>
          <table:table-cell office:value-type="float" office:value="11119278484" calcext:value-type="float">
            <text:p>11119278484</text:p>
          </table:table-cell>
          <table:table-cell office:value-type="float" office:value="18059680506" calcext:value-type="float">
            <text:p>18059680506</text:p>
          </table:table-cell>
          <table:table-cell office:value-type="float" office:value="9960310296" calcext:value-type="float">
            <text:p>9960310296</text:p>
          </table:table-cell>
          <table:table-cell office:value-type="float" office:value="14606971564" calcext:value-type="float">
            <text:p>14606971564</text:p>
          </table:table-cell>
          <table:table-cell office:value-type="float" office:value="6730265770" calcext:value-type="float">
            <text:p>6730265770</text:p>
          </table:table-cell>
          <table:table-cell office:value-type="float" office:value="13017954820" calcext:value-type="float">
            <text:p>13017954820</text:p>
          </table:table-cell>
          <table:table-cell office:value-type="float" office:value="5069161020" calcext:value-type="float">
            <text:p>5069161020</text:p>
          </table:table-cell>
          <table:table-cell office:value-type="float" office:value="10164235307" calcext:value-type="float">
            <text:p>10164235307</text:p>
          </table:table-cell>
          <table:table-cell office:value-type="float" office:value="4878597771" calcext:value-type="float">
            <text:p>4878597771</text:p>
          </table:table-cell>
          <table:table-cell office:value-type="float" office:value="10781229674" calcext:value-type="float">
            <text:p>10781229674</text:p>
          </table:table-cell>
          <table:table-cell office:value-type="float" office:value="4667221039" calcext:value-type="float">
            <text:p>4667221039</text:p>
          </table:table-cell>
          <table:table-cell office:value-type="float" office:value="7171327658" calcext:value-type="float">
            <text:p>7171327658</text:p>
          </table:table-cell>
          <table:table-cell office:value-type="float" office:value="4456921254" calcext:value-type="float">
            <text:p>4456921254</text:p>
          </table:table-cell>
          <table:table-cell office:value-type="float" office:value="8770156213" calcext:value-type="float">
            <text:p>8770156213</text:p>
          </table:table-cell>
          <table:table-cell office:value-type="float" office:value="4490678000" calcext:value-type="float">
            <text:p>4490678000</text:p>
          </table:table-cell>
          <table:table-cell office:value-type="float" office:value="8880531538" calcext:value-type="float">
            <text:p>8880531538</text:p>
          </table:table-cell>
          <table:table-cell office:value-type="float" office:value="3171653965" calcext:value-type="float">
            <text:p>3171653965</text:p>
          </table:table-cell>
          <table:table-cell office:value-type="float" office:value="6346277508" calcext:value-type="float">
            <text:p>6346277508</text:p>
          </table:table-cell>
          <table:table-cell office:value-type="float" office:value="3615688432" calcext:value-type="float">
            <text:p>3615688432</text:p>
          </table:table-cell>
          <table:table-cell office:value-type="float" office:value="4321373132" calcext:value-type="float">
            <text:p>4321373132</text:p>
          </table:table-cell>
          <table:table-cell office:value-type="float" office:value="3891440993" calcext:value-type="float">
            <text:p>3891440993</text:p>
          </table:table-cell>
          <table:table-cell office:value-type="float" office:value="4919293820" calcext:value-type="float">
            <text:p>4919293820</text:p>
          </table:table-cell>
          <table:table-cell office:value-type="float" office:value="3134546918" calcext:value-type="float">
            <text:p>3134546918</text:p>
          </table:table-cell>
          <table:table-cell office:value-type="float" office:value="4641583538" calcext:value-type="float">
            <text:p>4641583538</text:p>
          </table:table-cell>
        </table:table-row>
        <table:table-row table:style-name="ro1">
          <table:table-cell office:value-type="float" office:value="10997382986" calcext:value-type="float">
            <text:p>10997382986</text:p>
          </table:table-cell>
          <table:table-cell office:value-type="float" office:value="14493958040" calcext:value-type="float">
            <text:p>14493958040</text:p>
          </table:table-cell>
          <table:table-cell office:value-type="float" office:value="12738814548" calcext:value-type="float">
            <text:p>12738814548</text:p>
          </table:table-cell>
          <table:table-cell office:value-type="float" office:value="19342553131" calcext:value-type="float">
            <text:p>19342553131</text:p>
          </table:table-cell>
          <table:table-cell office:value-type="float" office:value="9645960097" calcext:value-type="float">
            <text:p>9645960097</text:p>
          </table:table-cell>
          <table:table-cell office:value-type="float" office:value="17153594062" calcext:value-type="float">
            <text:p>17153594062</text:p>
          </table:table-cell>
          <table:table-cell office:value-type="float" office:value="8165170703" calcext:value-type="float">
            <text:p>8165170703</text:p>
          </table:table-cell>
          <table:table-cell office:value-type="float" office:value="16096652935" calcext:value-type="float">
            <text:p>16096652935</text:p>
          </table:table-cell>
          <table:table-cell office:value-type="float" office:value="5697553857" calcext:value-type="float">
            <text:p>5697553857</text:p>
          </table:table-cell>
          <table:table-cell office:value-type="float" office:value="9682977587" calcext:value-type="float">
            <text:p>9682977587</text:p>
          </table:table-cell>
          <table:table-cell office:value-type="float" office:value="5194162836" calcext:value-type="float">
            <text:p>5194162836</text:p>
          </table:table-cell>
          <table:table-cell office:value-type="float" office:value="11031400379" calcext:value-type="float">
            <text:p>11031400379</text:p>
          </table:table-cell>
          <table:table-cell office:value-type="float" office:value="4769960813" calcext:value-type="float">
            <text:p>4769960813</text:p>
          </table:table-cell>
          <table:table-cell office:value-type="float" office:value="6969383337" calcext:value-type="float">
            <text:p>6969383337</text:p>
          </table:table-cell>
          <table:table-cell office:value-type="float" office:value="4424577636" calcext:value-type="float">
            <text:p>4424577636</text:p>
          </table:table-cell>
          <table:table-cell office:value-type="float" office:value="8487888923" calcext:value-type="float">
            <text:p>8487888923</text:p>
          </table:table-cell>
          <table:table-cell office:value-type="float" office:value="4369888906" calcext:value-type="float">
            <text:p>4369888906</text:p>
          </table:table-cell>
          <table:table-cell office:value-type="float" office:value="9020051690" calcext:value-type="float">
            <text:p>9020051690</text:p>
          </table:table-cell>
          <table:table-cell office:value-type="float" office:value="3171776868" calcext:value-type="float">
            <text:p>3171776868</text:p>
          </table:table-cell>
          <table:table-cell office:value-type="float" office:value="6504028645" calcext:value-type="float">
            <text:p>6504028645</text:p>
          </table:table-cell>
          <table:table-cell office:value-type="float" office:value="3510503877" calcext:value-type="float">
            <text:p>3510503877</text:p>
          </table:table-cell>
          <table:table-cell office:value-type="float" office:value="4244466350" calcext:value-type="float">
            <text:p>4244466350</text:p>
          </table:table-cell>
          <table:table-cell office:value-type="float" office:value="4040118885" calcext:value-type="float">
            <text:p>4040118885</text:p>
          </table:table-cell>
          <table:table-cell office:value-type="float" office:value="5087494321" calcext:value-type="float">
            <text:p>5087494321</text:p>
          </table:table-cell>
          <table:table-cell office:value-type="float" office:value="3119989069" calcext:value-type="float">
            <text:p>3119989069</text:p>
          </table:table-cell>
          <table:table-cell office:value-type="float" office:value="4633601925" calcext:value-type="float">
            <text:p>4633601925</text:p>
          </table:table-cell>
        </table:table-row>
        <table:table-row table:style-name="ro1">
          <table:table-cell office:value-type="float" office:value="17337562105" calcext:value-type="float">
            <text:p>17337562105</text:p>
          </table:table-cell>
          <table:table-cell office:value-type="float" office:value="20925597275" calcext:value-type="float">
            <text:p>20925597275</text:p>
          </table:table-cell>
          <table:table-cell office:value-type="float" office:value="11937856861" calcext:value-type="float">
            <text:p>11937856861</text:p>
          </table:table-cell>
          <table:table-cell office:value-type="float" office:value="20519671898" calcext:value-type="float">
            <text:p>20519671898</text:p>
          </table:table-cell>
          <table:table-cell office:value-type="float" office:value="8374653619" calcext:value-type="float">
            <text:p>8374653619</text:p>
          </table:table-cell>
          <table:table-cell office:value-type="float" office:value="18824547353" calcext:value-type="float">
            <text:p>18824547353</text:p>
          </table:table-cell>
          <table:table-cell office:value-type="float" office:value="8103586790" calcext:value-type="float">
            <text:p>8103586790</text:p>
          </table:table-cell>
          <table:table-cell office:value-type="float" office:value="13122381633" calcext:value-type="float">
            <text:p>13122381633</text:p>
          </table:table-cell>
          <table:table-cell office:value-type="float" office:value="5690189162" calcext:value-type="float">
            <text:p>5690189162</text:p>
          </table:table-cell>
          <table:table-cell office:value-type="float" office:value="9983016364" calcext:value-type="float">
            <text:p>9983016364</text:p>
          </table:table-cell>
          <table:table-cell office:value-type="float" office:value="5949425546" calcext:value-type="float">
            <text:p>5949425546</text:p>
          </table:table-cell>
          <table:table-cell office:value-type="float" office:value="10733944223" calcext:value-type="float">
            <text:p>10733944223</text:p>
          </table:table-cell>
          <table:table-cell office:value-type="float" office:value="4205975661" calcext:value-type="float">
            <text:p>4205975661</text:p>
          </table:table-cell>
          <table:table-cell office:value-type="float" office:value="7589753708" calcext:value-type="float">
            <text:p>7589753708</text:p>
          </table:table-cell>
          <table:table-cell office:value-type="float" office:value="4528765730" calcext:value-type="float">
            <text:p>4528765730</text:p>
          </table:table-cell>
          <table:table-cell office:value-type="float" office:value="8569101151" calcext:value-type="float">
            <text:p>8569101151</text:p>
          </table:table-cell>
          <table:table-cell office:value-type="float" office:value="4849073087" calcext:value-type="float">
            <text:p>4849073087</text:p>
          </table:table-cell>
          <table:table-cell office:value-type="float" office:value="9016894829" calcext:value-type="float">
            <text:p>9016894829</text:p>
          </table:table-cell>
          <table:table-cell office:value-type="float" office:value="3107540930" calcext:value-type="float">
            <text:p>3107540930</text:p>
          </table:table-cell>
          <table:table-cell office:value-type="float" office:value="6730896504" calcext:value-type="float">
            <text:p>6730896504</text:p>
          </table:table-cell>
          <table:table-cell office:value-type="float" office:value="3495273575" calcext:value-type="float">
            <text:p>3495273575</text:p>
          </table:table-cell>
          <table:table-cell office:value-type="float" office:value="4441783427" calcext:value-type="float">
            <text:p>4441783427</text:p>
          </table:table-cell>
          <table:table-cell office:value-type="float" office:value="3790810822" calcext:value-type="float">
            <text:p>3790810822</text:p>
          </table:table-cell>
          <table:table-cell office:value-type="float" office:value="4938115401" calcext:value-type="float">
            <text:p>4938115401</text:p>
          </table:table-cell>
          <table:table-cell office:value-type="float" office:value="3668293745" calcext:value-type="float">
            <text:p>3668293745</text:p>
          </table:table-cell>
          <table:table-cell office:value-type="float" office:value="4788950255" calcext:value-type="float">
            <text:p>4788950255</text:p>
          </table:table-cell>
        </table:table-row>
        <table:table-row table:style-name="ro1">
          <table:table-cell office:value-type="float" office:value="13914693775" calcext:value-type="float">
            <text:p>13914693775</text:p>
          </table:table-cell>
          <table:table-cell office:value-type="float" office:value="17623302521" calcext:value-type="float">
            <text:p>17623302521</text:p>
          </table:table-cell>
          <table:table-cell office:value-type="float" office:value="13618841305" calcext:value-type="float">
            <text:p>13618841305</text:p>
          </table:table-cell>
          <table:table-cell office:value-type="float" office:value="17948286924" calcext:value-type="float">
            <text:p>17948286924</text:p>
          </table:table-cell>
          <table:table-cell office:value-type="float" office:value="8142858041" calcext:value-type="float">
            <text:p>8142858041</text:p>
          </table:table-cell>
          <table:table-cell office:value-type="float" office:value="14683291292" calcext:value-type="float">
            <text:p>14683291292</text:p>
          </table:table-cell>
          <table:table-cell office:value-type="float" office:value="5822220317" calcext:value-type="float">
            <text:p>5822220317</text:p>
          </table:table-cell>
          <table:table-cell office:value-type="float" office:value="15251844114" calcext:value-type="float">
            <text:p>15251844114</text:p>
          </table:table-cell>
          <table:table-cell office:value-type="float" office:value="6262965331" calcext:value-type="float">
            <text:p>6262965331</text:p>
          </table:table-cell>
          <table:table-cell office:value-type="float" office:value="10750168519" calcext:value-type="float">
            <text:p>10750168519</text:p>
          </table:table-cell>
          <table:table-cell office:value-type="float" office:value="4842846487" calcext:value-type="float">
            <text:p>4842846487</text:p>
          </table:table-cell>
          <table:table-cell office:value-type="float" office:value="11649335546" calcext:value-type="float">
            <text:p>11649335546</text:p>
          </table:table-cell>
          <table:table-cell office:value-type="float" office:value="4002902051" calcext:value-type="float">
            <text:p>4002902051</text:p>
          </table:table-cell>
          <table:table-cell office:value-type="float" office:value="7010055209" calcext:value-type="float">
            <text:p>7010055209</text:p>
          </table:table-cell>
          <table:table-cell office:value-type="float" office:value="5182631197" calcext:value-type="float">
            <text:p>5182631197</text:p>
          </table:table-cell>
          <table:table-cell office:value-type="float" office:value="8848101961" calcext:value-type="float">
            <text:p>8848101961</text:p>
          </table:table-cell>
          <table:table-cell office:value-type="float" office:value="4058662912" calcext:value-type="float">
            <text:p>4058662912</text:p>
          </table:table-cell>
          <table:table-cell office:value-type="float" office:value="8935403133" calcext:value-type="float">
            <text:p>8935403133</text:p>
          </table:table-cell>
          <table:table-cell office:value-type="float" office:value="3377366208" calcext:value-type="float">
            <text:p>3377366208</text:p>
          </table:table-cell>
          <table:table-cell office:value-type="float" office:value="6344171335" calcext:value-type="float">
            <text:p>6344171335</text:p>
          </table:table-cell>
          <table:table-cell office:value-type="float" office:value="3337479412" calcext:value-type="float">
            <text:p>3337479412</text:p>
          </table:table-cell>
          <table:table-cell office:value-type="float" office:value="4336226845" calcext:value-type="float">
            <text:p>4336226845</text:p>
          </table:table-cell>
          <table:table-cell office:value-type="float" office:value="3436591123" calcext:value-type="float">
            <text:p>3436591123</text:p>
          </table:table-cell>
          <table:table-cell office:value-type="float" office:value="4899997355" calcext:value-type="float">
            <text:p>4899997355</text:p>
          </table:table-cell>
          <table:table-cell office:value-type="float" office:value="3208886679" calcext:value-type="float">
            <text:p>3208886679</text:p>
          </table:table-cell>
          <table:table-cell office:value-type="float" office:value="4690204924" calcext:value-type="float">
            <text:p>4690204924</text:p>
          </table:table-cell>
        </table:table-row>
        <table:table-row table:style-name="ro1">
          <table:table-cell office:value-type="float" office:value="15689645523" calcext:value-type="float">
            <text:p>15689645523</text:p>
          </table:table-cell>
          <table:table-cell office:value-type="float" office:value="16716937792" calcext:value-type="float">
            <text:p>16716937792</text:p>
          </table:table-cell>
          <table:table-cell table:formula="of:=AVERAGEA([.C2:.C5])" office:value-type="float" office:value="12353697799.5" calcext:value-type="float">
            <text:p>12353697799.5</text:p>
          </table:table-cell>
          <table:table-cell office:value-type="float" office:value="18813844412" calcext:value-type="float">
            <text:p>18813844412</text:p>
          </table:table-cell>
          <table:table-cell office:value-type="float" office:value="9548511448" calcext:value-type="float">
            <text:p>9548511448</text:p>
          </table:table-cell>
          <table:table-cell office:value-type="float" office:value="16831678622" calcext:value-type="float">
            <text:p>16831678622</text:p>
          </table:table-cell>
          <table:table-cell office:value-type="float" office:value="6807079859" calcext:value-type="float">
            <text:p>6807079859</text:p>
          </table:table-cell>
          <table:table-cell office:value-type="float" office:value="12120651771" calcext:value-type="float">
            <text:p>12120651771</text:p>
          </table:table-cell>
          <table:table-cell office:value-type="float" office:value="5713906999" calcext:value-type="float">
            <text:p>5713906999</text:p>
          </table:table-cell>
          <table:table-cell office:value-type="float" office:value="9983577739" calcext:value-type="float">
            <text:p>9983577739</text:p>
          </table:table-cell>
          <table:table-cell office:value-type="float" office:value="5752404838" calcext:value-type="float">
            <text:p>5752404838</text:p>
          </table:table-cell>
          <table:table-cell office:value-type="float" office:value="11164371469" calcext:value-type="float">
            <text:p>11164371469</text:p>
          </table:table-cell>
          <table:table-cell table:formula="of:=AVERAGEA([.M2:.M5])" office:value-type="float" office:value="4411514891" calcext:value-type="float">
            <text:p>4411514891</text:p>
          </table:table-cell>
          <table:table-cell office:value-type="float" office:value="7592666684" calcext:value-type="float">
            <text:p>7592666684</text:p>
          </table:table-cell>
          <table:table-cell office:value-type="float" office:value="5267165116" calcext:value-type="float">
            <text:p>5267165116</text:p>
          </table:table-cell>
          <table:table-cell office:value-type="float" office:value="8753701948" calcext:value-type="float">
            <text:p>8753701948</text:p>
          </table:table-cell>
          <table:table-cell office:value-type="float" office:value="4080441259" calcext:value-type="float">
            <text:p>4080441259</text:p>
          </table:table-cell>
          <table:table-cell office:value-type="float" office:value="8657003931" calcext:value-type="float">
            <text:p>8657003931</text:p>
          </table:table-cell>
          <table:table-cell office:value-type="float" office:value="3188124885" calcext:value-type="float">
            <text:p>3188124885</text:p>
          </table:table-cell>
          <table:table-cell office:value-type="float" office:value="6392960211" calcext:value-type="float">
            <text:p>6392960211</text:p>
          </table:table-cell>
          <table:table-cell office:value-type="float" office:value="3385722794" calcext:value-type="float">
            <text:p>3385722794</text:p>
          </table:table-cell>
          <table:table-cell office:value-type="float" office:value="4394329355" calcext:value-type="float">
            <text:p>4394329355</text:p>
          </table:table-cell>
          <table:table-cell office:value-type="float" office:value="3933047636" calcext:value-type="float">
            <text:p>3933047636</text:p>
          </table:table-cell>
          <table:table-cell office:value-type="float" office:value="5096808855" calcext:value-type="float">
            <text:p>5096808855</text:p>
          </table:table-cell>
          <table:table-cell office:value-type="float" office:value="2588799614" calcext:value-type="float">
            <text:p>2588799614</text:p>
          </table:table-cell>
          <table:table-cell office:value-type="float" office:value="4791044377" calcext:value-type="float">
            <text:p>4791044377</text:p>
          </table:table-cell>
        </table:table-row>
        <table:table-row table:style-name="ro1">
          <table:table-cell office:value-type="float" office:value="13457259595" calcext:value-type="float">
            <text:p>13457259595</text:p>
          </table:table-cell>
          <table:table-cell office:value-type="float" office:value="17118463650" calcext:value-type="float">
            <text:p>17118463650</text:p>
          </table:table-cell>
          <table:table-cell office:value-type="float" office:value="8019801354" calcext:value-type="float">
            <text:p>8019801354</text:p>
          </table:table-cell>
          <table:table-cell office:value-type="float" office:value="15989341478" calcext:value-type="float">
            <text:p>15989341478</text:p>
          </table:table-cell>
          <table:table-cell office:value-type="float" office:value="738076467" calcext:value-type="float">
            <text:p>738076467</text:p>
          </table:table-cell>
          <table:table-cell office:value-type="float" office:value="15619425079" calcext:value-type="float">
            <text:p>15619425079</text:p>
          </table:table-cell>
          <table:table-cell office:value-type="float" office:value="7095283762" calcext:value-type="float">
            <text:p>7095283762</text:p>
          </table:table-cell>
          <table:table-cell office:value-type="float" office:value="14001963145" calcext:value-type="float">
            <text:p>14001963145</text:p>
          </table:table-cell>
          <table:table-cell office:value-type="float" office:value="5782394285" calcext:value-type="float">
            <text:p>5782394285</text:p>
          </table:table-cell>
          <table:table-cell office:value-type="float" office:value="9722130984" calcext:value-type="float">
            <text:p>9722130984</text:p>
          </table:table-cell>
          <table:table-cell office:value-type="float" office:value="3214381497" calcext:value-type="float">
            <text:p>3214381497</text:p>
          </table:table-cell>
          <table:table-cell office:value-type="float" office:value="11292273310" calcext:value-type="float">
            <text:p>11292273310</text:p>
          </table:table-cell>
          <table:table-cell office:value-type="float" office:value="3890432436" calcext:value-type="float">
            <text:p>3890432436</text:p>
          </table:table-cell>
          <table:table-cell office:value-type="float" office:value="6878509204" calcext:value-type="float">
            <text:p>6878509204</text:p>
          </table:table-cell>
          <table:table-cell office:value-type="float" office:value="4982067200" calcext:value-type="float">
            <text:p>4982067200</text:p>
          </table:table-cell>
          <table:table-cell office:value-type="float" office:value="8374268855" calcext:value-type="float">
            <text:p>8374268855</text:p>
          </table:table-cell>
          <table:table-cell office:value-type="float" office:value="4432424920" calcext:value-type="float">
            <text:p>4432424920</text:p>
          </table:table-cell>
          <table:table-cell office:value-type="float" office:value="8987341166" calcext:value-type="float">
            <text:p>8987341166</text:p>
          </table:table-cell>
          <table:table-cell office:value-type="float" office:value="3062589763" calcext:value-type="float">
            <text:p>3062589763</text:p>
          </table:table-cell>
          <table:table-cell office:value-type="float" office:value="6431920270" calcext:value-type="float">
            <text:p>6431920270</text:p>
          </table:table-cell>
          <table:table-cell office:value-type="float" office:value="3396486088" calcext:value-type="float">
            <text:p>3396486088</text:p>
          </table:table-cell>
          <table:table-cell office:value-type="float" office:value="4469296834" calcext:value-type="float">
            <text:p>4469296834</text:p>
          </table:table-cell>
          <table:table-cell office:value-type="float" office:value="3764274446" calcext:value-type="float">
            <text:p>3764274446</text:p>
          </table:table-cell>
          <table:table-cell office:value-type="float" office:value="5526227502" calcext:value-type="float">
            <text:p>5526227502</text:p>
          </table:table-cell>
          <table:table-cell office:value-type="float" office:value="3102516463" calcext:value-type="float">
            <text:p>3102516463</text:p>
          </table:table-cell>
          <table:table-cell office:value-type="float" office:value="4744863808" calcext:value-type="float">
            <text:p>4744863808</text:p>
          </table:table-cell>
        </table:table-row>
        <table:table-row table:style-name="ro1">
          <table:table-cell office:value-type="float" office:value="16146435603" calcext:value-type="float">
            <text:p>16146435603</text:p>
          </table:table-cell>
          <table:table-cell office:value-type="float" office:value="18982464876" calcext:value-type="float">
            <text:p>18982464876</text:p>
          </table:table-cell>
          <table:table-cell office:value-type="float" office:value="14116695036" calcext:value-type="float">
            <text:p>14116695036</text:p>
          </table:table-cell>
          <table:table-cell office:value-type="float" office:value="20215912445" calcext:value-type="float">
            <text:p>20215912445</text:p>
          </table:table-cell>
          <table:table-cell office:value-type="float" office:value="8418402849" calcext:value-type="float">
            <text:p>8418402849</text:p>
          </table:table-cell>
          <table:table-cell office:value-type="float" office:value="15375434498" calcext:value-type="float">
            <text:p>15375434498</text:p>
          </table:table-cell>
          <table:table-cell office:value-type="float" office:value="7312444859" calcext:value-type="float">
            <text:p>7312444859</text:p>
          </table:table-cell>
          <table:table-cell office:value-type="float" office:value="14155214267" calcext:value-type="float">
            <text:p>14155214267</text:p>
          </table:table-cell>
          <table:table-cell office:value-type="float" office:value="6144873946" calcext:value-type="float">
            <text:p>6144873946</text:p>
          </table:table-cell>
          <table:table-cell office:value-type="float" office:value="11015869535" calcext:value-type="float">
            <text:p>11015869535</text:p>
          </table:table-cell>
          <table:table-cell office:value-type="float" office:value="5269399988" calcext:value-type="float">
            <text:p>5269399988</text:p>
          </table:table-cell>
          <table:table-cell office:value-type="float" office:value="10728005407" calcext:value-type="float">
            <text:p>10728005407</text:p>
          </table:table-cell>
          <table:table-cell office:value-type="float" office:value="3935307841" calcext:value-type="float">
            <text:p>3935307841</text:p>
          </table:table-cell>
          <table:table-cell office:value-type="float" office:value="7305226300" calcext:value-type="float">
            <text:p>7305226300</text:p>
          </table:table-cell>
          <table:table-cell office:value-type="float" office:value="4425195356" calcext:value-type="float">
            <text:p>4425195356</text:p>
          </table:table-cell>
          <table:table-cell office:value-type="float" office:value="8954808288" calcext:value-type="float">
            <text:p>8954808288</text:p>
          </table:table-cell>
          <table:table-cell office:value-type="float" office:value="4324408717" calcext:value-type="float">
            <text:p>4324408717</text:p>
          </table:table-cell>
          <table:table-cell office:value-type="float" office:value="8824816400" calcext:value-type="float">
            <text:p>8824816400</text:p>
          </table:table-cell>
          <table:table-cell office:value-type="float" office:value="3550919302" calcext:value-type="float">
            <text:p>3550919302</text:p>
          </table:table-cell>
          <table:table-cell office:value-type="float" office:value="6323751561" calcext:value-type="float">
            <text:p>6323751561</text:p>
          </table:table-cell>
          <table:table-cell office:value-type="float" office:value="3492681480" calcext:value-type="float">
            <text:p>3492681480</text:p>
          </table:table-cell>
          <table:table-cell office:value-type="float" office:value="4510570981" calcext:value-type="float">
            <text:p>4510570981</text:p>
          </table:table-cell>
          <table:table-cell office:value-type="float" office:value="3436270535" calcext:value-type="float">
            <text:p>3436270535</text:p>
          </table:table-cell>
          <table:table-cell office:value-type="float" office:value="5186534381" calcext:value-type="float">
            <text:p>5186534381</text:p>
          </table:table-cell>
          <table:table-cell office:value-type="float" office:value="3072406741" calcext:value-type="float">
            <text:p>3072406741</text:p>
          </table:table-cell>
          <table:table-cell office:value-type="float" office:value="4565890598" calcext:value-type="float">
            <text:p>4565890598</text:p>
          </table:table-cell>
        </table:table-row>
        <table:table-row table:style-name="ro1">
          <table:table-cell office:value-type="float" office:value="11706545778" calcext:value-type="float">
            <text:p>11706545778</text:p>
          </table:table-cell>
          <table:table-cell office:value-type="float" office:value="19273033956" calcext:value-type="float">
            <text:p>19273033956</text:p>
          </table:table-cell>
          <table:table-cell office:value-type="float" office:value="12039909636" calcext:value-type="float">
            <text:p>12039909636</text:p>
          </table:table-cell>
          <table:table-cell office:value-type="float" office:value="16602308027" calcext:value-type="float">
            <text:p>16602308027</text:p>
          </table:table-cell>
          <table:table-cell office:value-type="float" office:value="5507367093" calcext:value-type="float">
            <text:p>5507367093</text:p>
          </table:table-cell>
          <table:table-cell office:value-type="float" office:value="15684976916" calcext:value-type="float">
            <text:p>15684976916</text:p>
          </table:table-cell>
          <table:table-cell office:value-type="float" office:value="6388708798" calcext:value-type="float">
            <text:p>6388708798</text:p>
          </table:table-cell>
          <table:table-cell office:value-type="float" office:value="13933847041" calcext:value-type="float">
            <text:p>13933847041</text:p>
          </table:table-cell>
          <table:table-cell office:value-type="float" office:value="4698333778" calcext:value-type="float">
            <text:p>4698333778</text:p>
          </table:table-cell>
          <table:table-cell office:value-type="float" office:value="11472825009" calcext:value-type="float">
            <text:p>11472825009</text:p>
          </table:table-cell>
          <table:table-cell office:value-type="float" office:value="6549438672" calcext:value-type="float">
            <text:p>6549438672</text:p>
          </table:table-cell>
          <table:table-cell office:value-type="float" office:value="12003602497" calcext:value-type="float">
            <text:p>12003602497</text:p>
          </table:table-cell>
          <table:table-cell office:value-type="float" office:value="4430483143" calcext:value-type="float">
            <text:p>4430483143</text:p>
          </table:table-cell>
          <table:table-cell office:value-type="float" office:value="7021719269" calcext:value-type="float">
            <text:p>7021719269</text:p>
          </table:table-cell>
          <table:table-cell office:value-type="float" office:value="4777575421" calcext:value-type="float">
            <text:p>4777575421</text:p>
          </table:table-cell>
          <table:table-cell office:value-type="float" office:value="8427778514" calcext:value-type="float">
            <text:p>8427778514</text:p>
          </table:table-cell>
          <table:table-cell office:value-type="float" office:value="4551032925" calcext:value-type="float">
            <text:p>4551032925</text:p>
          </table:table-cell>
          <table:table-cell office:value-type="float" office:value="8775064731" calcext:value-type="float">
            <text:p>8775064731</text:p>
          </table:table-cell>
          <table:table-cell office:value-type="float" office:value="3336408694" calcext:value-type="float">
            <text:p>3336408694</text:p>
          </table:table-cell>
          <table:table-cell office:value-type="float" office:value="6263825196" calcext:value-type="float">
            <text:p>6263825196</text:p>
          </table:table-cell>
          <table:table-cell office:value-type="float" office:value="3359855968" calcext:value-type="float">
            <text:p>3359855968</text:p>
          </table:table-cell>
          <table:table-cell office:value-type="float" office:value="4384791284" calcext:value-type="float">
            <text:p>4384791284</text:p>
          </table:table-cell>
          <table:table-cell office:value-type="float" office:value="3972457416" calcext:value-type="float">
            <text:p>3972457416</text:p>
          </table:table-cell>
          <table:table-cell office:value-type="float" office:value="5364114416" calcext:value-type="float">
            <text:p>5364114416</text:p>
          </table:table-cell>
          <table:table-cell office:value-type="float" office:value="2513178333" calcext:value-type="float">
            <text:p>2513178333</text:p>
          </table:table-cell>
          <table:table-cell office:value-type="float" office:value="4620305394" calcext:value-type="float">
            <text:p>4620305394</text:p>
          </table:table-cell>
        </table:table-row>
        <table:table-row table:style-name="ro1">
          <table:table-cell office:value-type="float" office:value="12870970865" calcext:value-type="float">
            <text:p>12870970865</text:p>
          </table:table-cell>
          <table:table-cell office:value-type="float" office:value="16465261305" calcext:value-type="float">
            <text:p>16465261305</text:p>
          </table:table-cell>
          <table:table-cell office:value-type="float" office:value="11260975177" calcext:value-type="float">
            <text:p>11260975177</text:p>
          </table:table-cell>
          <table:table-cell office:value-type="float" office:value="16716026141" calcext:value-type="float">
            <text:p>16716026141</text:p>
          </table:table-cell>
          <table:table-cell office:value-type="float" office:value="7449887557" calcext:value-type="float">
            <text:p>7449887557</text:p>
          </table:table-cell>
          <table:table-cell office:value-type="float" office:value="15682719549" calcext:value-type="float">
            <text:p>15682719549</text:p>
          </table:table-cell>
          <table:table-cell office:value-type="float" office:value="6933431407" calcext:value-type="float">
            <text:p>6933431407</text:p>
          </table:table-cell>
          <table:table-cell office:value-type="float" office:value="11917555614" calcext:value-type="float">
            <text:p>11917555614</text:p>
          </table:table-cell>
          <table:table-cell office:value-type="float" office:value="6169143781" calcext:value-type="float">
            <text:p>6169143781</text:p>
          </table:table-cell>
          <table:table-cell office:value-type="float" office:value="10845270402" calcext:value-type="float">
            <text:p>10845270402</text:p>
          </table:table-cell>
          <table:table-cell office:value-type="float" office:value="3930753829" calcext:value-type="float">
            <text:p>3930753829</text:p>
          </table:table-cell>
          <table:table-cell office:value-type="float" office:value="11004947721" calcext:value-type="float">
            <text:p>11004947721</text:p>
          </table:table-cell>
          <table:table-cell office:value-type="float" office:value="4538095467" calcext:value-type="float">
            <text:p>4538095467</text:p>
          </table:table-cell>
          <table:table-cell office:value-type="float" office:value="6993848135" calcext:value-type="float">
            <text:p>6993848135</text:p>
          </table:table-cell>
          <table:table-cell office:value-type="float" office:value="3681755061" calcext:value-type="float">
            <text:p>3681755061</text:p>
          </table:table-cell>
          <table:table-cell office:value-type="float" office:value="8589407595" calcext:value-type="float">
            <text:p>8589407595</text:p>
          </table:table-cell>
          <table:table-cell office:value-type="float" office:value="4614789247" calcext:value-type="float">
            <text:p>4614789247</text:p>
          </table:table-cell>
          <table:table-cell office:value-type="float" office:value="8940546895" calcext:value-type="float">
            <text:p>8940546895</text:p>
          </table:table-cell>
          <table:table-cell office:value-type="float" office:value="3112467727" calcext:value-type="float">
            <text:p>3112467727</text:p>
          </table:table-cell>
          <table:table-cell office:value-type="float" office:value="6453095670" calcext:value-type="float">
            <text:p>6453095670</text:p>
          </table:table-cell>
          <table:table-cell office:value-type="float" office:value="3443264184" calcext:value-type="float">
            <text:p>3443264184</text:p>
          </table:table-cell>
          <table:table-cell office:value-type="float" office:value="4509814402" calcext:value-type="float">
            <text:p>4509814402</text:p>
          </table:table-cell>
          <table:table-cell office:value-type="float" office:value="3246799559" calcext:value-type="float">
            <text:p>3246799559</text:p>
          </table:table-cell>
          <table:table-cell office:value-type="float" office:value="4874149511" calcext:value-type="float">
            <text:p>4874149511</text:p>
          </table:table-cell>
          <table:table-cell office:value-type="float" office:value="3113163499" calcext:value-type="float">
            <text:p>3113163499</text:p>
          </table:table-cell>
          <table:table-cell office:value-type="float" office:value="4638165801" calcext:value-type="float">
            <text:p>4638165801</text:p>
          </table:table-cell>
        </table:table-row>
        <table:table-row table:style-name="ro1">
          <table:table-cell office:value-type="float" office:value="16788588175" calcext:value-type="float">
            <text:p>16788588175</text:p>
          </table:table-cell>
          <table:table-cell office:value-type="float" office:value="19657984787" calcext:value-type="float">
            <text:p>19657984787</text:p>
          </table:table-cell>
          <table:table-cell office:value-type="float" office:value="11762994891" calcext:value-type="float">
            <text:p>11762994891</text:p>
          </table:table-cell>
          <table:table-cell office:value-type="float" office:value="17435431222" calcext:value-type="float">
            <text:p>17435431222</text:p>
          </table:table-cell>
          <table:table-cell office:value-type="float" office:value="7881732432" calcext:value-type="float">
            <text:p>7881732432</text:p>
          </table:table-cell>
          <table:table-cell office:value-type="float" office:value="17231094351" calcext:value-type="float">
            <text:p>17231094351</text:p>
          </table:table-cell>
          <table:table-cell office:value-type="float" office:value="6906884547" calcext:value-type="float">
            <text:p>6906884547</text:p>
          </table:table-cell>
          <table:table-cell office:value-type="float" office:value="13138904785" calcext:value-type="float">
            <text:p>13138904785</text:p>
          </table:table-cell>
          <table:table-cell office:value-type="float" office:value="4996278883" calcext:value-type="float">
            <text:p>4996278883</text:p>
          </table:table-cell>
          <table:table-cell office:value-type="float" office:value="9821737687" calcext:value-type="float">
            <text:p>9821737687</text:p>
          </table:table-cell>
          <table:table-cell office:value-type="float" office:value="5047865507" calcext:value-type="float">
            <text:p>5047865507</text:p>
          </table:table-cell>
          <table:table-cell office:value-type="float" office:value="11398927605" calcext:value-type="float">
            <text:p>11398927605</text:p>
          </table:table-cell>
          <table:table-cell office:value-type="float" office:value="4089788114" calcext:value-type="float">
            <text:p>4089788114</text:p>
          </table:table-cell>
          <table:table-cell office:value-type="float" office:value="7504423038" calcext:value-type="float">
            <text:p>7504423038</text:p>
          </table:table-cell>
          <table:table-cell office:value-type="float" office:value="4237818008" calcext:value-type="float">
            <text:p>4237818008</text:p>
          </table:table-cell>
          <table:table-cell office:value-type="float" office:value="8756907775" calcext:value-type="float">
            <text:p>8756907775</text:p>
          </table:table-cell>
          <table:table-cell office:value-type="float" office:value="4062359976" calcext:value-type="float">
            <text:p>4062359976</text:p>
          </table:table-cell>
          <table:table-cell office:value-type="float" office:value="9097202537" calcext:value-type="float">
            <text:p>9097202537</text:p>
          </table:table-cell>
          <table:table-cell office:value-type="float" office:value="3354827712" calcext:value-type="float">
            <text:p>3354827712</text:p>
          </table:table-cell>
          <table:table-cell office:value-type="float" office:value="6295786898" calcext:value-type="float">
            <text:p>6295786898</text:p>
          </table:table-cell>
          <table:table-cell office:value-type="float" office:value="3600715450" calcext:value-type="float">
            <text:p>3600715450</text:p>
          </table:table-cell>
          <table:table-cell office:value-type="float" office:value="4513041316" calcext:value-type="float">
            <text:p>4513041316</text:p>
          </table:table-cell>
          <table:table-cell office:value-type="float" office:value="3438628731" calcext:value-type="float">
            <text:p>3438628731</text:p>
          </table:table-cell>
          <table:table-cell office:value-type="float" office:value="5671973603" calcext:value-type="float">
            <text:p>5671973603</text:p>
          </table:table-cell>
          <table:table-cell office:value-type="float" office:value="2857628783" calcext:value-type="float">
            <text:p>2857628783</text:p>
          </table:table-cell>
          <table:table-cell office:value-type="float" office:value="4508168254" calcext:value-type="float">
            <text:p>4508168254</text:p>
          </table:table-cell>
        </table:table-row>
        <table:table-row table:style-name="ro1">
          <table:table-cell office:value-type="float" office:value="14648111000" calcext:value-type="float">
            <text:p>14648111000</text:p>
          </table:table-cell>
          <table:table-cell office:value-type="float" office:value="20634674592" calcext:value-type="float">
            <text:p>20634674592</text:p>
          </table:table-cell>
          <table:table-cell office:value-type="float" office:value="12641173408" calcext:value-type="float">
            <text:p>12641173408</text:p>
          </table:table-cell>
          <table:table-cell office:value-type="float" office:value="16108514031" calcext:value-type="float">
            <text:p>16108514031</text:p>
          </table:table-cell>
          <table:table-cell office:value-type="float" office:value="6527370279" calcext:value-type="float">
            <text:p>6527370279</text:p>
          </table:table-cell>
          <table:table-cell office:value-type="float" office:value="16459715470" calcext:value-type="float">
            <text:p>16459715470</text:p>
          </table:table-cell>
          <table:table-cell office:value-type="float" office:value="6571372074" calcext:value-type="float">
            <text:p>6571372074</text:p>
          </table:table-cell>
          <table:table-cell office:value-type="float" office:value="15101559388" calcext:value-type="float">
            <text:p>15101559388</text:p>
          </table:table-cell>
          <table:table-cell office:value-type="float" office:value="6753748017" calcext:value-type="float">
            <text:p>6753748017</text:p>
          </table:table-cell>
          <table:table-cell office:value-type="float" office:value="9858725300" calcext:value-type="float">
            <text:p>9858725300</text:p>
          </table:table-cell>
          <table:table-cell office:value-type="float" office:value="4353067404" calcext:value-type="float">
            <text:p>4353067404</text:p>
          </table:table-cell>
          <table:table-cell office:value-type="float" office:value="10710890325" calcext:value-type="float">
            <text:p>10710890325</text:p>
          </table:table-cell>
          <table:table-cell office:value-type="float" office:value="4401380859" calcext:value-type="float">
            <text:p>4401380859</text:p>
          </table:table-cell>
          <table:table-cell office:value-type="float" office:value="7376663829" calcext:value-type="float">
            <text:p>7376663829</text:p>
          </table:table-cell>
          <table:table-cell office:value-type="float" office:value="3420408714" calcext:value-type="float">
            <text:p>3420408714</text:p>
          </table:table-cell>
          <table:table-cell office:value-type="float" office:value="8463962136" calcext:value-type="float">
            <text:p>8463962136</text:p>
          </table:table-cell>
          <table:table-cell office:value-type="float" office:value="4561217367" calcext:value-type="float">
            <text:p>4561217367</text:p>
          </table:table-cell>
          <table:table-cell office:value-type="float" office:value="8831277359" calcext:value-type="float">
            <text:p>8831277359</text:p>
          </table:table-cell>
          <table:table-cell office:value-type="float" office:value="3236051711" calcext:value-type="float">
            <text:p>3236051711</text:p>
          </table:table-cell>
          <table:table-cell office:value-type="float" office:value="6296009719" calcext:value-type="float">
            <text:p>6296009719</text:p>
          </table:table-cell>
          <table:table-cell office:value-type="float" office:value="3488916137" calcext:value-type="float">
            <text:p>3488916137</text:p>
          </table:table-cell>
          <table:table-cell office:value-type="float" office:value="4277989724" calcext:value-type="float">
            <text:p>4277989724</text:p>
          </table:table-cell>
          <table:table-cell office:value-type="float" office:value="3357351414" calcext:value-type="float">
            <text:p>3357351414</text:p>
          </table:table-cell>
          <table:table-cell office:value-type="float" office:value="5422377758" calcext:value-type="float">
            <text:p>5422377758</text:p>
          </table:table-cell>
          <table:table-cell office:value-type="float" office:value="3100716451" calcext:value-type="float">
            <text:p>3100716451</text:p>
          </table:table-cell>
          <table:table-cell office:value-type="float" office:value="4741438558" calcext:value-type="float">
            <text:p>4741438558</text:p>
          </table:table-cell>
        </table:table-row>
        <table:table-row table:style-name="ro1">
          <table:table-cell office:value-type="float" office:value="15572109882" calcext:value-type="float">
            <text:p>15572109882</text:p>
          </table:table-cell>
          <table:table-cell office:value-type="float" office:value="12933840260" calcext:value-type="float">
            <text:p>12933840260</text:p>
          </table:table-cell>
          <table:table-cell office:value-type="float" office:value="10848015436" calcext:value-type="float">
            <text:p>10848015436</text:p>
          </table:table-cell>
          <table:table-cell office:value-type="float" office:value="18820337597" calcext:value-type="float">
            <text:p>18820337597</text:p>
          </table:table-cell>
          <table:table-cell office:value-type="float" office:value="7815652210" calcext:value-type="float">
            <text:p>7815652210</text:p>
          </table:table-cell>
          <table:table-cell office:value-type="float" office:value="17297077609" calcext:value-type="float">
            <text:p>17297077609</text:p>
          </table:table-cell>
          <table:table-cell office:value-type="float" office:value="7727801664" calcext:value-type="float">
            <text:p>7727801664</text:p>
          </table:table-cell>
          <table:table-cell office:value-type="float" office:value="13530356545" calcext:value-type="float">
            <text:p>13530356545</text:p>
          </table:table-cell>
          <table:table-cell office:value-type="float" office:value="6206097446" calcext:value-type="float">
            <text:p>6206097446</text:p>
          </table:table-cell>
          <table:table-cell office:value-type="float" office:value="10123385773" calcext:value-type="float">
            <text:p>10123385773</text:p>
          </table:table-cell>
          <table:table-cell office:value-type="float" office:value="5359657801" calcext:value-type="float">
            <text:p>5359657801</text:p>
          </table:table-cell>
          <table:table-cell office:value-type="float" office:value="10945916944" calcext:value-type="float">
            <text:p>10945916944</text:p>
          </table:table-cell>
          <table:table-cell office:value-type="float" office:value="4028114985" calcext:value-type="float">
            <text:p>4028114985</text:p>
          </table:table-cell>
          <table:table-cell office:value-type="float" office:value="7021410040" calcext:value-type="float">
            <text:p>7021410040</text:p>
          </table:table-cell>
          <table:table-cell office:value-type="float" office:value="4412289087" calcext:value-type="float">
            <text:p>4412289087</text:p>
          </table:table-cell>
          <table:table-cell office:value-type="float" office:value="8567819775" calcext:value-type="float">
            <text:p>8567819775</text:p>
          </table:table-cell>
          <table:table-cell office:value-type="float" office:value="4573605116" calcext:value-type="float">
            <text:p>4573605116</text:p>
          </table:table-cell>
          <table:table-cell office:value-type="float" office:value="8820472811" calcext:value-type="float">
            <text:p>8820472811</text:p>
          </table:table-cell>
          <table:table-cell office:value-type="float" office:value="3176874706" calcext:value-type="float">
            <text:p>3176874706</text:p>
          </table:table-cell>
          <table:table-cell office:value-type="float" office:value="6615035123" calcext:value-type="float">
            <text:p>6615035123</text:p>
          </table:table-cell>
          <table:table-cell office:value-type="float" office:value="3472519642" calcext:value-type="float">
            <text:p>3472519642</text:p>
          </table:table-cell>
          <table:table-cell office:value-type="float" office:value="4400599419" calcext:value-type="float">
            <text:p>4400599419</text:p>
          </table:table-cell>
          <table:table-cell office:value-type="float" office:value="3631670887" calcext:value-type="float">
            <text:p>3631670887</text:p>
          </table:table-cell>
          <table:table-cell office:value-type="float" office:value="5019749979" calcext:value-type="float">
            <text:p>5019749979</text:p>
          </table:table-cell>
          <table:table-cell office:value-type="float" office:value="3037521283" calcext:value-type="float">
            <text:p>3037521283</text:p>
          </table:table-cell>
          <table:table-cell office:value-type="float" office:value="4529466349" calcext:value-type="float">
            <text:p>4529466349</text:p>
          </table:table-cell>
        </table:table-row>
        <table:table-row table:style-name="ro1">
          <table:table-cell office:value-type="float" office:value="11157869309" calcext:value-type="float">
            <text:p>11157869309</text:p>
          </table:table-cell>
          <table:table-cell office:value-type="float" office:value="18128335136" calcext:value-type="float">
            <text:p>18128335136</text:p>
          </table:table-cell>
          <table:table-cell office:value-type="float" office:value="9717437598" calcext:value-type="float">
            <text:p>9717437598</text:p>
          </table:table-cell>
          <table:table-cell office:value-type="float" office:value="22073555592" calcext:value-type="float">
            <text:p>22073555592</text:p>
          </table:table-cell>
          <table:table-cell office:value-type="float" office:value="8971950142" calcext:value-type="float">
            <text:p>8971950142</text:p>
          </table:table-cell>
          <table:table-cell office:value-type="float" office:value="15363835014" calcext:value-type="float">
            <text:p>15363835014</text:p>
          </table:table-cell>
          <table:table-cell office:value-type="float" office:value="7226393211" calcext:value-type="float">
            <text:p>7226393211</text:p>
          </table:table-cell>
          <table:table-cell office:value-type="float" office:value="12452950507" calcext:value-type="float">
            <text:p>12452950507</text:p>
          </table:table-cell>
          <table:table-cell office:value-type="float" office:value="6500010326" calcext:value-type="float">
            <text:p>6500010326</text:p>
          </table:table-cell>
          <table:table-cell office:value-type="float" office:value="10108022884" calcext:value-type="float">
            <text:p>10108022884</text:p>
          </table:table-cell>
          <table:table-cell office:value-type="float" office:value="3122150792" calcext:value-type="float">
            <text:p>3122150792</text:p>
          </table:table-cell>
          <table:table-cell office:value-type="float" office:value="10532218879" calcext:value-type="float">
            <text:p>10532218879</text:p>
          </table:table-cell>
          <table:table-cell office:value-type="float" office:value="3898332085" calcext:value-type="float">
            <text:p>3898332085</text:p>
          </table:table-cell>
          <table:table-cell office:value-type="float" office:value="7362262684" calcext:value-type="float">
            <text:p>7362262684</text:p>
          </table:table-cell>
          <table:table-cell office:value-type="float" office:value="6406800346" calcext:value-type="float">
            <text:p>6406800346</text:p>
          </table:table-cell>
          <table:table-cell office:value-type="float" office:value="8538944964" calcext:value-type="float">
            <text:p>8538944964</text:p>
          </table:table-cell>
          <table:table-cell office:value-type="float" office:value="4118690717" calcext:value-type="float">
            <text:p>4118690717</text:p>
          </table:table-cell>
          <table:table-cell office:value-type="float" office:value="8730040028" calcext:value-type="float">
            <text:p>8730040028</text:p>
          </table:table-cell>
          <table:table-cell office:value-type="float" office:value="3173108102" calcext:value-type="float">
            <text:p>3173108102</text:p>
          </table:table-cell>
          <table:table-cell office:value-type="float" office:value="6821218200" calcext:value-type="float">
            <text:p>6821218200</text:p>
          </table:table-cell>
          <table:table-cell office:value-type="float" office:value="3520671760" calcext:value-type="float">
            <text:p>3520671760</text:p>
          </table:table-cell>
          <table:table-cell office:value-type="float" office:value="4496183916" calcext:value-type="float">
            <text:p>4496183916</text:p>
          </table:table-cell>
          <table:table-cell office:value-type="float" office:value="5827797262" calcext:value-type="float">
            <text:p>5827797262</text:p>
          </table:table-cell>
          <table:table-cell office:value-type="float" office:value="5104361820" calcext:value-type="float">
            <text:p>5104361820</text:p>
          </table:table-cell>
          <table:table-cell office:value-type="float" office:value="2727583138" calcext:value-type="float">
            <text:p>2727583138</text:p>
          </table:table-cell>
          <table:table-cell office:value-type="float" office:value="4660304256" calcext:value-type="float">
            <text:p>4660304256</text:p>
          </table:table-cell>
        </table:table-row>
        <table:table-row table:style-name="ro1">
          <table:table-cell office:value-type="float" office:value="12765539278" calcext:value-type="float">
            <text:p>12765539278</text:p>
          </table:table-cell>
          <table:table-cell office:value-type="float" office:value="14502105093" calcext:value-type="float">
            <text:p>14502105093</text:p>
          </table:table-cell>
          <table:table-cell office:value-type="float" office:value="10056504235" calcext:value-type="float">
            <text:p>10056504235</text:p>
          </table:table-cell>
          <table:table-cell office:value-type="float" office:value="19399309056" calcext:value-type="float">
            <text:p>19399309056</text:p>
          </table:table-cell>
          <table:table-cell office:value-type="float" office:value="6836000605" calcext:value-type="float">
            <text:p>6836000605</text:p>
          </table:table-cell>
          <table:table-cell office:value-type="float" office:value="14163045822" calcext:value-type="float">
            <text:p>14163045822</text:p>
          </table:table-cell>
          <table:table-cell office:value-type="float" office:value="6671276849" calcext:value-type="float">
            <text:p>6671276849</text:p>
          </table:table-cell>
          <table:table-cell office:value-type="float" office:value="13631068691" calcext:value-type="float">
            <text:p>13631068691</text:p>
          </table:table-cell>
          <table:table-cell office:value-type="float" office:value="4131120109" calcext:value-type="float">
            <text:p>4131120109</text:p>
          </table:table-cell>
          <table:table-cell office:value-type="float" office:value="9860459558" calcext:value-type="float">
            <text:p>9860459558</text:p>
          </table:table-cell>
          <table:table-cell office:value-type="float" office:value="5608204280" calcext:value-type="float">
            <text:p>5608204280</text:p>
          </table:table-cell>
          <table:table-cell office:value-type="float" office:value="10805207996" calcext:value-type="float">
            <text:p>10805207996</text:p>
          </table:table-cell>
          <table:table-cell office:value-type="float" office:value="4684490842" calcext:value-type="float">
            <text:p>4684490842</text:p>
          </table:table-cell>
          <table:table-cell office:value-type="float" office:value="6956770230" calcext:value-type="float">
            <text:p>6956770230</text:p>
          </table:table-cell>
          <table:table-cell office:value-type="float" office:value="4973346370" calcext:value-type="float">
            <text:p>4973346370</text:p>
          </table:table-cell>
          <table:table-cell office:value-type="float" office:value="9003282122" calcext:value-type="float">
            <text:p>9003282122</text:p>
          </table:table-cell>
          <table:table-cell office:value-type="float" office:value="4541986360" calcext:value-type="float">
            <text:p>4541986360</text:p>
          </table:table-cell>
          <table:table-cell office:value-type="float" office:value="8931200197" calcext:value-type="float">
            <text:p>8931200197</text:p>
          </table:table-cell>
          <table:table-cell office:value-type="float" office:value="3267589343" calcext:value-type="float">
            <text:p>3267589343</text:p>
          </table:table-cell>
          <table:table-cell office:value-type="float" office:value="6365763574" calcext:value-type="float">
            <text:p>6365763574</text:p>
          </table:table-cell>
          <table:table-cell office:value-type="float" office:value="3498986401" calcext:value-type="float">
            <text:p>3498986401</text:p>
          </table:table-cell>
          <table:table-cell office:value-type="float" office:value="4488422276" calcext:value-type="float">
            <text:p>4488422276</text:p>
          </table:table-cell>
          <table:table-cell office:value-type="float" office:value="3953895136" calcext:value-type="float">
            <text:p>3953895136</text:p>
          </table:table-cell>
          <table:table-cell office:value-type="float" office:value="5184146465" calcext:value-type="float">
            <text:p>5184146465</text:p>
          </table:table-cell>
          <table:table-cell office:value-type="float" office:value="3175024224" calcext:value-type="float">
            <text:p>3175024224</text:p>
          </table:table-cell>
          <table:table-cell office:value-type="float" office:value="4598760704" calcext:value-type="float">
            <text:p>4598760704</text:p>
          </table:table-cell>
        </table:table-row>
        <table:table-row table:style-name="ro1">
          <table:table-cell office:value-type="float" office:value="16356083675" calcext:value-type="float">
            <text:p>16356083675</text:p>
          </table:table-cell>
          <table:table-cell office:value-type="float" office:value="19759928196" calcext:value-type="float">
            <text:p>19759928196</text:p>
          </table:table-cell>
          <table:table-cell office:value-type="float" office:value="11814277557" calcext:value-type="float">
            <text:p>11814277557</text:p>
          </table:table-cell>
          <table:table-cell office:value-type="float" office:value="18925716206" calcext:value-type="float">
            <text:p>18925716206</text:p>
          </table:table-cell>
          <table:table-cell office:value-type="float" office:value="9589881090" calcext:value-type="float">
            <text:p>9589881090</text:p>
          </table:table-cell>
          <table:table-cell office:value-type="float" office:value="17110130838" calcext:value-type="float">
            <text:p>17110130838</text:p>
          </table:table-cell>
          <table:table-cell office:value-type="float" office:value="7118847216" calcext:value-type="float">
            <text:p>7118847216</text:p>
          </table:table-cell>
          <table:table-cell office:value-type="float" office:value="13056939388" calcext:value-type="float">
            <text:p>13056939388</text:p>
          </table:table-cell>
          <table:table-cell office:value-type="float" office:value="5239030155" calcext:value-type="float">
            <text:p>5239030155</text:p>
          </table:table-cell>
          <table:table-cell office:value-type="float" office:value="10238204849" calcext:value-type="float">
            <text:p>10238204849</text:p>
          </table:table-cell>
          <table:table-cell office:value-type="float" office:value="3193243671" calcext:value-type="float">
            <text:p>3193243671</text:p>
          </table:table-cell>
          <table:table-cell office:value-type="float" office:value="10457610792" calcext:value-type="float">
            <text:p>10457610792</text:p>
          </table:table-cell>
          <table:table-cell office:value-type="float" office:value="4401519310" calcext:value-type="float">
            <text:p>4401519310</text:p>
          </table:table-cell>
          <table:table-cell office:value-type="float" office:value="7280578176" calcext:value-type="float">
            <text:p>7280578176</text:p>
          </table:table-cell>
          <table:table-cell office:value-type="float" office:value="4552265436" calcext:value-type="float">
            <text:p>4552265436</text:p>
          </table:table-cell>
          <table:table-cell office:value-type="float" office:value="8749544078" calcext:value-type="float">
            <text:p>8749544078</text:p>
          </table:table-cell>
          <table:table-cell office:value-type="float" office:value="4611085046" calcext:value-type="float">
            <text:p>4611085046</text:p>
          </table:table-cell>
          <table:table-cell office:value-type="float" office:value="9378988224" calcext:value-type="float">
            <text:p>9378988224</text:p>
          </table:table-cell>
          <table:table-cell office:value-type="float" office:value="3238101692" calcext:value-type="float">
            <text:p>3238101692</text:p>
          </table:table-cell>
          <table:table-cell office:value-type="float" office:value="6688960380" calcext:value-type="float">
            <text:p>6688960380</text:p>
          </table:table-cell>
          <table:table-cell office:value-type="float" office:value="3378276366" calcext:value-type="float">
            <text:p>3378276366</text:p>
          </table:table-cell>
          <table:table-cell office:value-type="float" office:value="4435297337" calcext:value-type="float">
            <text:p>4435297337</text:p>
          </table:table-cell>
          <table:table-cell office:value-type="float" office:value="4060590954" calcext:value-type="float">
            <text:p>4060590954</text:p>
          </table:table-cell>
          <table:table-cell office:value-type="float" office:value="5049635158" calcext:value-type="float">
            <text:p>5049635158</text:p>
          </table:table-cell>
          <table:table-cell office:value-type="float" office:value="2553246661" calcext:value-type="float">
            <text:p>2553246661</text:p>
          </table:table-cell>
          <table:table-cell office:value-type="float" office:value="4778251896" calcext:value-type="float">
            <text:p>4778251896</text:p>
          </table:table-cell>
        </table:table-row>
        <table:table-row table:style-name="ro1">
          <table:table-cell office:value-type="float" office:value="15336653142" calcext:value-type="float">
            <text:p>15336653142</text:p>
          </table:table-cell>
          <table:table-cell office:value-type="float" office:value="17377792655" calcext:value-type="float">
            <text:p>17377792655</text:p>
          </table:table-cell>
          <table:table-cell office:value-type="float" office:value="7866532413" calcext:value-type="float">
            <text:p>7866532413</text:p>
          </table:table-cell>
          <table:table-cell office:value-type="float" office:value="16298716637" calcext:value-type="float">
            <text:p>16298716637</text:p>
          </table:table-cell>
          <table:table-cell office:value-type="float" office:value="6539166589" calcext:value-type="float">
            <text:p>6539166589</text:p>
          </table:table-cell>
          <table:table-cell office:value-type="float" office:value="15339245533" calcext:value-type="float">
            <text:p>15339245533</text:p>
          </table:table-cell>
          <table:table-cell office:value-type="float" office:value="5504418582" calcext:value-type="float">
            <text:p>5504418582</text:p>
          </table:table-cell>
          <table:table-cell office:value-type="float" office:value="12627302922" calcext:value-type="float">
            <text:p>12627302922</text:p>
          </table:table-cell>
          <table:table-cell office:value-type="float" office:value="5203430084" calcext:value-type="float">
            <text:p>5203430084</text:p>
          </table:table-cell>
          <table:table-cell office:value-type="float" office:value="10679396242" calcext:value-type="float">
            <text:p>10679396242</text:p>
          </table:table-cell>
          <table:table-cell office:value-type="float" office:value="3059766837" calcext:value-type="float">
            <text:p>3059766837</text:p>
          </table:table-cell>
          <table:table-cell office:value-type="float" office:value="11423525040" calcext:value-type="float">
            <text:p>11423525040</text:p>
          </table:table-cell>
          <table:table-cell office:value-type="float" office:value="4321204844" calcext:value-type="float">
            <text:p>4321204844</text:p>
          </table:table-cell>
          <table:table-cell office:value-type="float" office:value="7015728150" calcext:value-type="float">
            <text:p>7015728150</text:p>
          </table:table-cell>
          <table:table-cell office:value-type="float" office:value="5061347202" calcext:value-type="float">
            <text:p>5061347202</text:p>
          </table:table-cell>
          <table:table-cell office:value-type="float" office:value="8845306841" calcext:value-type="float">
            <text:p>8845306841</text:p>
          </table:table-cell>
          <table:table-cell office:value-type="float" office:value="4621470000" calcext:value-type="float">
            <text:p>4621470000</text:p>
          </table:table-cell>
          <table:table-cell office:value-type="float" office:value="9263503753" calcext:value-type="float">
            <text:p>9263503753</text:p>
          </table:table-cell>
          <table:table-cell office:value-type="float" office:value="3134693104" calcext:value-type="float">
            <text:p>3134693104</text:p>
          </table:table-cell>
          <table:table-cell office:value-type="float" office:value="6514984233" calcext:value-type="float">
            <text:p>6514984233</text:p>
          </table:table-cell>
          <table:table-cell office:value-type="float" office:value="3486894154" calcext:value-type="float">
            <text:p>3486894154</text:p>
          </table:table-cell>
          <table:table-cell office:value-type="float" office:value="4432120209" calcext:value-type="float">
            <text:p>4432120209</text:p>
          </table:table-cell>
          <table:table-cell office:value-type="float" office:value="4007262128" calcext:value-type="float">
            <text:p>4007262128</text:p>
          </table:table-cell>
          <table:table-cell office:value-type="float" office:value="5184849850" calcext:value-type="float">
            <text:p>5184849850</text:p>
          </table:table-cell>
          <table:table-cell office:value-type="float" office:value="2578345403" calcext:value-type="float">
            <text:p>2578345403</text:p>
          </table:table-cell>
          <table:table-cell office:value-type="float" office:value="4761921151" calcext:value-type="float">
            <text:p>4761921151</text:p>
          </table:table-cell>
        </table:table-row>
        <table:table-row table:style-name="ro1">
          <table:table-cell office:value-type="float" office:value="15420820366" calcext:value-type="float">
            <text:p>15420820366</text:p>
          </table:table-cell>
          <table:table-cell office:value-type="float" office:value="14744760727" calcext:value-type="float">
            <text:p>14744760727</text:p>
          </table:table-cell>
          <table:table-cell office:value-type="float" office:value="9639210114" calcext:value-type="float">
            <text:p>9639210114</text:p>
          </table:table-cell>
          <table:table-cell office:value-type="float" office:value="18251321160" calcext:value-type="float">
            <text:p>18251321160</text:p>
          </table:table-cell>
          <table:table-cell office:value-type="float" office:value="10556796020" calcext:value-type="float">
            <text:p>10556796020</text:p>
          </table:table-cell>
          <table:table-cell office:value-type="float" office:value="15775451452" calcext:value-type="float">
            <text:p>15775451452</text:p>
          </table:table-cell>
          <table:table-cell office:value-type="float" office:value="5967849767" calcext:value-type="float">
            <text:p>5967849767</text:p>
          </table:table-cell>
          <table:table-cell office:value-type="float" office:value="13663055975" calcext:value-type="float">
            <text:p>13663055975</text:p>
          </table:table-cell>
          <table:table-cell office:value-type="float" office:value="8353040597" calcext:value-type="float">
            <text:p>8353040597</text:p>
          </table:table-cell>
          <table:table-cell office:value-type="float" office:value="10210593779" calcext:value-type="float">
            <text:p>10210593779</text:p>
          </table:table-cell>
          <table:table-cell office:value-type="float" office:value="3362083981" calcext:value-type="float">
            <text:p>3362083981</text:p>
          </table:table-cell>
          <table:table-cell office:value-type="float" office:value="10692716736" calcext:value-type="float">
            <text:p>10692716736</text:p>
          </table:table-cell>
          <table:table-cell office:value-type="float" office:value="4759527003" calcext:value-type="float">
            <text:p>4759527003</text:p>
          </table:table-cell>
          <table:table-cell office:value-type="float" office:value="7015920064" calcext:value-type="float">
            <text:p>7015920064</text:p>
          </table:table-cell>
          <table:table-cell office:value-type="float" office:value="4738713688" calcext:value-type="float">
            <text:p>4738713688</text:p>
          </table:table-cell>
          <table:table-cell office:value-type="float" office:value="9182308610" calcext:value-type="float">
            <text:p>9182308610</text:p>
          </table:table-cell>
          <table:table-cell office:value-type="float" office:value="4523486861" calcext:value-type="float">
            <text:p>4523486861</text:p>
          </table:table-cell>
          <table:table-cell office:value-type="float" office:value="8871708471" calcext:value-type="float">
            <text:p>8871708471</text:p>
          </table:table-cell>
          <table:table-cell office:value-type="float" office:value="3244707469" calcext:value-type="float">
            <text:p>3244707469</text:p>
          </table:table-cell>
          <table:table-cell office:value-type="float" office:value="6527267719" calcext:value-type="float">
            <text:p>6527267719</text:p>
          </table:table-cell>
          <table:table-cell office:value-type="float" office:value="3732941399" calcext:value-type="float">
            <text:p>3732941399</text:p>
          </table:table-cell>
          <table:table-cell office:value-type="float" office:value="4425987193" calcext:value-type="float">
            <text:p>4425987193</text:p>
          </table:table-cell>
          <table:table-cell office:value-type="float" office:value="3844459962" calcext:value-type="float">
            <text:p>3844459962</text:p>
          </table:table-cell>
          <table:table-cell office:value-type="float" office:value="5003386788" calcext:value-type="float">
            <text:p>5003386788</text:p>
          </table:table-cell>
          <table:table-cell office:value-type="float" office:value="2397802744" calcext:value-type="float">
            <text:p>2397802744</text:p>
          </table:table-cell>
          <table:table-cell office:value-type="float" office:value="4819083650" calcext:value-type="float">
            <text:p>4819083650</text:p>
          </table:table-cell>
        </table:table-row>
        <table:table-row table:style-name="ro1">
          <table:table-cell office:value-type="float" office:value="11598125857" calcext:value-type="float">
            <text:p>11598125857</text:p>
          </table:table-cell>
          <table:table-cell office:value-type="float" office:value="12758074124" calcext:value-type="float">
            <text:p>12758074124</text:p>
          </table:table-cell>
          <table:table-cell office:value-type="float" office:value="11339692956" calcext:value-type="float">
            <text:p>11339692956</text:p>
          </table:table-cell>
          <table:table-cell office:value-type="float" office:value="17543292422" calcext:value-type="float">
            <text:p>17543292422</text:p>
          </table:table-cell>
          <table:table-cell office:value-type="float" office:value="8569165802" calcext:value-type="float">
            <text:p>8569165802</text:p>
          </table:table-cell>
          <table:table-cell office:value-type="float" office:value="18316216356" calcext:value-type="float">
            <text:p>18316216356</text:p>
          </table:table-cell>
          <table:table-cell office:value-type="float" office:value="6428670809" calcext:value-type="float">
            <text:p>6428670809</text:p>
          </table:table-cell>
          <table:table-cell office:value-type="float" office:value="15956939057" calcext:value-type="float">
            <text:p>15956939057</text:p>
          </table:table-cell>
          <table:table-cell office:value-type="float" office:value="6426814719" calcext:value-type="float">
            <text:p>6426814719</text:p>
          </table:table-cell>
          <table:table-cell office:value-type="float" office:value="10507526627" calcext:value-type="float">
            <text:p>10507526627</text:p>
          </table:table-cell>
          <table:table-cell office:value-type="float" office:value="5244692403" calcext:value-type="float">
            <text:p>5244692403</text:p>
          </table:table-cell>
          <table:table-cell office:value-type="float" office:value="11558640322" calcext:value-type="float">
            <text:p>11558640322</text:p>
          </table:table-cell>
          <table:table-cell office:value-type="float" office:value="4011779970" calcext:value-type="float">
            <text:p>4011779970</text:p>
          </table:table-cell>
          <table:table-cell office:value-type="float" office:value="7140556891" calcext:value-type="float">
            <text:p>7140556891</text:p>
          </table:table-cell>
          <table:table-cell office:value-type="float" office:value="4938497630" calcext:value-type="float">
            <text:p>4938497630</text:p>
          </table:table-cell>
          <table:table-cell office:value-type="float" office:value="8687007195" calcext:value-type="float">
            <text:p>8687007195</text:p>
          </table:table-cell>
          <table:table-cell office:value-type="float" office:value="4581768943" calcext:value-type="float">
            <text:p>4581768943</text:p>
          </table:table-cell>
          <table:table-cell office:value-type="float" office:value="9075759980" calcext:value-type="float">
            <text:p>9075759980</text:p>
          </table:table-cell>
          <table:table-cell office:value-type="float" office:value="3492028988" calcext:value-type="float">
            <text:p>3492028988</text:p>
          </table:table-cell>
          <table:table-cell office:value-type="float" office:value="6386161582" calcext:value-type="float">
            <text:p>6386161582</text:p>
          </table:table-cell>
          <table:table-cell office:value-type="float" office:value="3364526941" calcext:value-type="float">
            <text:p>3364526941</text:p>
          </table:table-cell>
          <table:table-cell office:value-type="float" office:value="4421448203" calcext:value-type="float">
            <text:p>4421448203</text:p>
          </table:table-cell>
          <table:table-cell office:value-type="float" office:value="4168270325" calcext:value-type="float">
            <text:p>4168270325</text:p>
          </table:table-cell>
          <table:table-cell office:value-type="float" office:value="5581557999" calcext:value-type="float">
            <text:p>5581557999</text:p>
          </table:table-cell>
          <table:table-cell office:value-type="float" office:value="2448020471" calcext:value-type="float">
            <text:p>2448020471</text:p>
          </table:table-cell>
          <table:table-cell office:value-type="float" office:value="4533020495" calcext:value-type="float">
            <text:p>4533020495</text:p>
          </table:table-cell>
        </table:table-row>
        <table:table-row table:style-name="ro1">
          <table:table-cell office:value-type="float" office:value="9841323011" calcext:value-type="float">
            <text:p>9841323011</text:p>
          </table:table-cell>
          <table:table-cell office:value-type="float" office:value="14744760727" calcext:value-type="float">
            <text:p>14744760727</text:p>
          </table:table-cell>
          <table:table-cell office:value-type="float" office:value="9468963906" calcext:value-type="float">
            <text:p>9468963906</text:p>
          </table:table-cell>
          <table:table-cell office:value-type="float" office:value="17102306387" calcext:value-type="float">
            <text:p>17102306387</text:p>
          </table:table-cell>
          <table:table-cell office:value-type="float" office:value="7791449198" calcext:value-type="float">
            <text:p>7791449198</text:p>
          </table:table-cell>
          <table:table-cell office:value-type="float" office:value="16815415781" calcext:value-type="float">
            <text:p>16815415781</text:p>
          </table:table-cell>
          <table:table-cell office:value-type="float" office:value="5650391465" calcext:value-type="float">
            <text:p>5650391465</text:p>
          </table:table-cell>
          <table:table-cell office:value-type="float" office:value="13246757414" calcext:value-type="float">
            <text:p>13246757414</text:p>
          </table:table-cell>
          <table:table-cell office:value-type="float" office:value="5743308256" calcext:value-type="float">
            <text:p>5743308256</text:p>
          </table:table-cell>
          <table:table-cell office:value-type="float" office:value="10288405547" calcext:value-type="float">
            <text:p>10288405547</text:p>
          </table:table-cell>
          <table:table-cell office:value-type="float" office:value="5757426458" calcext:value-type="float">
            <text:p>5757426458</text:p>
          </table:table-cell>
          <table:table-cell office:value-type="float" office:value="10950976491" calcext:value-type="float">
            <text:p>10950976491</text:p>
          </table:table-cell>
          <table:table-cell office:value-type="float" office:value="4327142948" calcext:value-type="float">
            <text:p>4327142948</text:p>
          </table:table-cell>
          <table:table-cell office:value-type="float" office:value="7175888338" calcext:value-type="float">
            <text:p>7175888338</text:p>
          </table:table-cell>
          <table:table-cell office:value-type="float" office:value="4581918917" calcext:value-type="float">
            <text:p>4581918917</text:p>
          </table:table-cell>
          <table:table-cell office:value-type="float" office:value="8789994521" calcext:value-type="float">
            <text:p>8789994521</text:p>
          </table:table-cell>
          <table:table-cell office:value-type="float" office:value="4784012493" calcext:value-type="float">
            <text:p>4784012493</text:p>
          </table:table-cell>
          <table:table-cell office:value-type="float" office:value="8574943635" calcext:value-type="float">
            <text:p>8574943635</text:p>
          </table:table-cell>
          <table:table-cell office:value-type="float" office:value="3116810360" calcext:value-type="float">
            <text:p>3116810360</text:p>
          </table:table-cell>
          <table:table-cell office:value-type="float" office:value="6647750832" calcext:value-type="float">
            <text:p>6647750832</text:p>
          </table:table-cell>
          <table:table-cell office:value-type="float" office:value="3489154122" calcext:value-type="float">
            <text:p>3489154122</text:p>
          </table:table-cell>
          <table:table-cell office:value-type="float" office:value="4332958641" calcext:value-type="float">
            <text:p>4332958641</text:p>
          </table:table-cell>
          <table:table-cell office:value-type="float" office:value="3929560900" calcext:value-type="float">
            <text:p>3929560900</text:p>
          </table:table-cell>
          <table:table-cell office:value-type="float" office:value="5099454714" calcext:value-type="float">
            <text:p>5099454714</text:p>
          </table:table-cell>
          <table:table-cell office:value-type="float" office:value="3144185184" calcext:value-type="float">
            <text:p>3144185184</text:p>
          </table:table-cell>
          <table:table-cell office:value-type="float" office:value="4686387038" calcext:value-type="float">
            <text:p>4686387038</text:p>
          </table:table-cell>
        </table:table-row>
        <table:table-row table:style-name="ro1">
          <table:table-cell office:value-type="float" office:value="14843075393" calcext:value-type="float">
            <text:p>14843075393</text:p>
          </table:table-cell>
          <table:table-cell office:value-type="float" office:value="19015598847" calcext:value-type="float">
            <text:p>19015598847</text:p>
          </table:table-cell>
          <table:table-cell office:value-type="float" office:value="11992361001" calcext:value-type="float">
            <text:p>11992361001</text:p>
          </table:table-cell>
          <table:table-cell office:value-type="float" office:value="17480865356" calcext:value-type="float">
            <text:p>17480865356</text:p>
          </table:table-cell>
          <table:table-cell office:value-type="float" office:value="8929146360" calcext:value-type="float">
            <text:p>8929146360</text:p>
          </table:table-cell>
          <table:table-cell office:value-type="float" office:value="15327546529" calcext:value-type="float">
            <text:p>15327546529</text:p>
          </table:table-cell>
          <table:table-cell office:value-type="float" office:value="6658848604" calcext:value-type="float">
            <text:p>6658848604</text:p>
          </table:table-cell>
          <table:table-cell office:value-type="float" office:value="14797702472" calcext:value-type="float">
            <text:p>14797702472</text:p>
          </table:table-cell>
          <table:table-cell office:value-type="float" office:value="5970007231" calcext:value-type="float">
            <text:p>5970007231</text:p>
          </table:table-cell>
          <table:table-cell office:value-type="float" office:value="10320828545" calcext:value-type="float">
            <text:p>10320828545</text:p>
          </table:table-cell>
          <table:table-cell office:value-type="float" office:value="5777308269" calcext:value-type="float">
            <text:p>5777308269</text:p>
          </table:table-cell>
          <table:table-cell office:value-type="float" office:value="11332273123" calcext:value-type="float">
            <text:p>11332273123</text:p>
          </table:table-cell>
          <table:table-cell office:value-type="float" office:value="4272380112" calcext:value-type="float">
            <text:p>4272380112</text:p>
          </table:table-cell>
          <table:table-cell office:value-type="float" office:value="7302947889" calcext:value-type="float">
            <text:p>7302947889</text:p>
          </table:table-cell>
          <table:table-cell office:value-type="float" office:value="4842603963" calcext:value-type="float">
            <text:p>4842603963</text:p>
          </table:table-cell>
          <table:table-cell office:value-type="float" office:value="8980816832" calcext:value-type="float">
            <text:p>8980816832</text:p>
          </table:table-cell>
          <table:table-cell office:value-type="float" office:value="4727502143" calcext:value-type="float">
            <text:p>4727502143</text:p>
          </table:table-cell>
          <table:table-cell office:value-type="float" office:value="8979939371" calcext:value-type="float">
            <text:p>8979939371</text:p>
          </table:table-cell>
          <table:table-cell office:value-type="float" office:value="4899668210" calcext:value-type="float">
            <text:p>4899668210</text:p>
          </table:table-cell>
          <table:table-cell office:value-type="float" office:value="6810653882" calcext:value-type="float">
            <text:p>6810653882</text:p>
          </table:table-cell>
          <table:table-cell office:value-type="float" office:value="3614405740" calcext:value-type="float">
            <text:p>3614405740</text:p>
          </table:table-cell>
          <table:table-cell office:value-type="float" office:value="4375637444" calcext:value-type="float">
            <text:p>4375637444</text:p>
          </table:table-cell>
          <table:table-cell office:value-type="float" office:value="4471667572" calcext:value-type="float">
            <text:p>4471667572</text:p>
          </table:table-cell>
          <table:table-cell office:value-type="float" office:value="4932135350" calcext:value-type="float">
            <text:p>4932135350</text:p>
          </table:table-cell>
          <table:table-cell office:value-type="float" office:value="3064166559" calcext:value-type="float">
            <text:p>3064166559</text:p>
          </table:table-cell>
          <table:table-cell office:value-type="float" office:value="4547283777" calcext:value-type="float">
            <text:p>4547283777</text:p>
          </table:table-cell>
        </table:table-row>
        <table:table-row table:style-name="ro1">
          <table:table-cell office:value-type="float" office:value="12531097606" calcext:value-type="float">
            <text:p>12531097606</text:p>
          </table:table-cell>
          <table:table-cell office:value-type="float" office:value="22176453581" calcext:value-type="float">
            <text:p>22176453581</text:p>
          </table:table-cell>
          <table:table-cell office:value-type="float" office:value="11655360096" calcext:value-type="float">
            <text:p>11655360096</text:p>
          </table:table-cell>
          <table:table-cell office:value-type="float" office:value="18562835923" calcext:value-type="float">
            <text:p>18562835923</text:p>
          </table:table-cell>
          <table:table-cell office:value-type="float" office:value="9207764164" calcext:value-type="float">
            <text:p>9207764164</text:p>
          </table:table-cell>
          <table:table-cell office:value-type="float" office:value="14929603135" calcext:value-type="float">
            <text:p>14929603135</text:p>
          </table:table-cell>
          <table:table-cell office:value-type="float" office:value="5845117909" calcext:value-type="float">
            <text:p>5845117909</text:p>
          </table:table-cell>
          <table:table-cell office:value-type="float" office:value="11611875399" calcext:value-type="float">
            <text:p>11611875399</text:p>
          </table:table-cell>
          <table:table-cell office:value-type="float" office:value="4988547143" calcext:value-type="float">
            <text:p>4988547143</text:p>
          </table:table-cell>
          <table:table-cell office:value-type="float" office:value="10016863981" calcext:value-type="float">
            <text:p>10016863981</text:p>
          </table:table-cell>
          <table:table-cell office:value-type="float" office:value="6219826383" calcext:value-type="float">
            <text:p>6219826383</text:p>
          </table:table-cell>
          <table:table-cell office:value-type="float" office:value="10477981429" calcext:value-type="float">
            <text:p>10477981429</text:p>
          </table:table-cell>
          <table:table-cell office:value-type="float" office:value="4218104713" calcext:value-type="float">
            <text:p>4218104713</text:p>
          </table:table-cell>
          <table:table-cell office:value-type="float" office:value="7265064603" calcext:value-type="float">
            <text:p>7265064603</text:p>
          </table:table-cell>
          <table:table-cell office:value-type="float" office:value="4972722204" calcext:value-type="float">
            <text:p>4972722204</text:p>
          </table:table-cell>
          <table:table-cell office:value-type="float" office:value="8758718229" calcext:value-type="float">
            <text:p>8758718229</text:p>
          </table:table-cell>
          <table:table-cell office:value-type="float" office:value="4691613637" calcext:value-type="float">
            <text:p>4691613637</text:p>
          </table:table-cell>
          <table:table-cell office:value-type="float" office:value="8801118591" calcext:value-type="float">
            <text:p>8801118591</text:p>
          </table:table-cell>
          <table:table-cell office:value-type="float" office:value="5098683657" calcext:value-type="float">
            <text:p>5098683657</text:p>
          </table:table-cell>
          <table:table-cell office:value-type="float" office:value="6459808237" calcext:value-type="float">
            <text:p>6459808237</text:p>
          </table:table-cell>
          <table:table-cell office:value-type="float" office:value="3554074988" calcext:value-type="float">
            <text:p>3554074988</text:p>
          </table:table-cell>
          <table:table-cell office:value-type="float" office:value="4400927503" calcext:value-type="float">
            <text:p>4400927503</text:p>
          </table:table-cell>
          <table:table-cell office:value-type="float" office:value="3964459150" calcext:value-type="float">
            <text:p>3964459150</text:p>
          </table:table-cell>
          <table:table-cell office:value-type="float" office:value="5572369796" calcext:value-type="float">
            <text:p>5572369796</text:p>
          </table:table-cell>
          <table:table-cell office:value-type="float" office:value="3103533881" calcext:value-type="float">
            <text:p>3103533881</text:p>
          </table:table-cell>
          <table:table-cell office:value-type="float" office:value="4611490783" calcext:value-type="float">
            <text:p>4611490783</text:p>
          </table:table-cell>
        </table:table-row>
        <table:table-row table:style-name="ro1">
          <table:table-cell office:value-type="float" office:value="15495541545" calcext:value-type="float">
            <text:p>15495541545</text:p>
          </table:table-cell>
          <table:table-cell office:value-type="float" office:value="21683818340" calcext:value-type="float">
            <text:p>21683818340</text:p>
          </table:table-cell>
          <table:table-cell office:value-type="float" office:value="13049304586" calcext:value-type="float">
            <text:p>13049304586</text:p>
          </table:table-cell>
          <table:table-cell office:value-type="float" office:value="18425661036" calcext:value-type="float">
            <text:p>18425661036</text:p>
          </table:table-cell>
          <table:table-cell office:value-type="float" office:value="10420727196" calcext:value-type="float">
            <text:p>10420727196</text:p>
          </table:table-cell>
          <table:table-cell office:value-type="float" office:value="15443738375" calcext:value-type="float">
            <text:p>15443738375</text:p>
          </table:table-cell>
          <table:table-cell office:value-type="float" office:value="7501417934" calcext:value-type="float">
            <text:p>7501417934</text:p>
          </table:table-cell>
          <table:table-cell office:value-type="float" office:value="14321022025" calcext:value-type="float">
            <text:p>14321022025</text:p>
          </table:table-cell>
          <table:table-cell office:value-type="float" office:value="5635322351" calcext:value-type="float">
            <text:p>5635322351</text:p>
          </table:table-cell>
          <table:table-cell office:value-type="float" office:value="10128746540" calcext:value-type="float">
            <text:p>10128746540</text:p>
          </table:table-cell>
          <table:table-cell office:value-type="float" office:value="5759390606" calcext:value-type="float">
            <text:p>5759390606</text:p>
          </table:table-cell>
          <table:table-cell office:value-type="float" office:value="10484920751" calcext:value-type="float">
            <text:p>10484920751</text:p>
          </table:table-cell>
          <table:table-cell office:value-type="float" office:value="4507917076" calcext:value-type="float">
            <text:p>4507917076</text:p>
          </table:table-cell>
          <table:table-cell office:value-type="float" office:value="7662603812" calcext:value-type="float">
            <text:p>7662603812</text:p>
          </table:table-cell>
          <table:table-cell office:value-type="float" office:value="4307093822" calcext:value-type="float">
            <text:p>4307093822</text:p>
          </table:table-cell>
          <table:table-cell office:value-type="float" office:value="9559303394" calcext:value-type="float">
            <text:p>9559303394</text:p>
          </table:table-cell>
          <table:table-cell office:value-type="float" office:value="4768771903" calcext:value-type="float">
            <text:p>4768771903</text:p>
          </table:table-cell>
          <table:table-cell office:value-type="float" office:value="9010423963" calcext:value-type="float">
            <text:p>9010423963</text:p>
          </table:table-cell>
          <table:table-cell office:value-type="float" office:value="5173878177" calcext:value-type="float">
            <text:p>5173878177</text:p>
          </table:table-cell>
          <table:table-cell office:value-type="float" office:value="6225973281" calcext:value-type="float">
            <text:p>6225973281</text:p>
          </table:table-cell>
          <table:table-cell office:value-type="float" office:value="3456856699" calcext:value-type="float">
            <text:p>3456856699</text:p>
          </table:table-cell>
          <table:table-cell office:value-type="float" office:value="4247759130" calcext:value-type="float">
            <text:p>4247759130</text:p>
          </table:table-cell>
          <table:table-cell office:value-type="float" office:value="3803602762" calcext:value-type="float">
            <text:p>3803602762</text:p>
          </table:table-cell>
          <table:table-cell office:value-type="float" office:value="5076983462" calcext:value-type="float">
            <text:p>5076983462</text:p>
          </table:table-cell>
          <table:table-cell office:value-type="float" office:value="3066380453" calcext:value-type="float">
            <text:p>3066380453</text:p>
          </table:table-cell>
          <table:table-cell office:value-type="float" office:value="4605038443" calcext:value-type="float">
            <text:p>4605038443</text:p>
          </table:table-cell>
        </table:table-row>
        <table:table-row table:style-name="ro1">
          <table:table-cell office:value-type="float" office:value="14508694603" calcext:value-type="float">
            <text:p>14508694603</text:p>
          </table:table-cell>
          <table:table-cell office:value-type="float" office:value="13299654459" calcext:value-type="float">
            <text:p>13299654459</text:p>
          </table:table-cell>
          <table:table-cell office:value-type="float" office:value="10731868720" calcext:value-type="float">
            <text:p>10731868720</text:p>
          </table:table-cell>
          <table:table-cell office:value-type="float" office:value="16296658062" calcext:value-type="float">
            <text:p>16296658062</text:p>
          </table:table-cell>
          <table:table-cell office:value-type="float" office:value="8335451412" calcext:value-type="float">
            <text:p>8335451412</text:p>
          </table:table-cell>
          <table:table-cell office:value-type="float" office:value="15680186524" calcext:value-type="float">
            <text:p>15680186524</text:p>
          </table:table-cell>
          <table:table-cell office:value-type="float" office:value="7748445814" calcext:value-type="float">
            <text:p>7748445814</text:p>
          </table:table-cell>
          <table:table-cell office:value-type="float" office:value="12392907007" calcext:value-type="float">
            <text:p>12392907007</text:p>
          </table:table-cell>
          <table:table-cell office:value-type="float" office:value="5321080698" calcext:value-type="float">
            <text:p>5321080698</text:p>
          </table:table-cell>
          <table:table-cell office:value-type="float" office:value="9889004686" calcext:value-type="float">
            <text:p>9889004686</text:p>
          </table:table-cell>
          <table:table-cell office:value-type="float" office:value="5577761575" calcext:value-type="float">
            <text:p>5577761575</text:p>
          </table:table-cell>
          <table:table-cell office:value-type="float" office:value="10642717924" calcext:value-type="float">
            <text:p>10642717924</text:p>
          </table:table-cell>
          <table:table-cell office:value-type="float" office:value="3623053261" calcext:value-type="float">
            <text:p>3623053261</text:p>
          </table:table-cell>
          <table:table-cell office:value-type="float" office:value="7141678442" calcext:value-type="float">
            <text:p>7141678442</text:p>
          </table:table-cell>
          <table:table-cell office:value-type="float" office:value="4733309297" calcext:value-type="float">
            <text:p>4733309297</text:p>
          </table:table-cell>
          <table:table-cell office:value-type="float" office:value="8277925953" calcext:value-type="float">
            <text:p>8277925953</text:p>
          </table:table-cell>
          <table:table-cell office:value-type="float" office:value="4685429743" calcext:value-type="float">
            <text:p>4685429743</text:p>
          </table:table-cell>
          <table:table-cell office:value-type="float" office:value="8991806760" calcext:value-type="float">
            <text:p>8991806760</text:p>
          </table:table-cell>
          <table:table-cell office:value-type="float" office:value="3235089486" calcext:value-type="float">
            <text:p>3235089486</text:p>
          </table:table-cell>
          <table:table-cell office:value-type="float" office:value="6547151459" calcext:value-type="float">
            <text:p>6547151459</text:p>
          </table:table-cell>
          <table:table-cell office:value-type="float" office:value="3407237012" calcext:value-type="float">
            <text:p>3407237012</text:p>
          </table:table-cell>
          <table:table-cell office:value-type="float" office:value="4334858361" calcext:value-type="float">
            <text:p>4334858361</text:p>
          </table:table-cell>
          <table:table-cell office:value-type="float" office:value="3839939016" calcext:value-type="float">
            <text:p>3839939016</text:p>
          </table:table-cell>
          <table:table-cell office:value-type="float" office:value="4923418972" calcext:value-type="float">
            <text:p>4923418972</text:p>
          </table:table-cell>
          <table:table-cell office:value-type="float" office:value="3013550566" calcext:value-type="float">
            <text:p>3013550566</text:p>
          </table:table-cell>
          <table:table-cell office:value-type="float" office:value="4643791642" calcext:value-type="float">
            <text:p>4643791642</text:p>
          </table:table-cell>
        </table:table-row>
        <table:table-row table:style-name="ro1">
          <table:table-cell office:value-type="float" office:value="15268418275" calcext:value-type="float">
            <text:p>15268418275</text:p>
          </table:table-cell>
          <table:table-cell office:value-type="float" office:value="18859230931" calcext:value-type="float">
            <text:p>18859230931</text:p>
          </table:table-cell>
          <table:table-cell office:value-type="float" office:value="12082843134" calcext:value-type="float">
            <text:p>12082843134</text:p>
          </table:table-cell>
          <table:table-cell office:value-type="float" office:value="18384795778" calcext:value-type="float">
            <text:p>18384795778</text:p>
          </table:table-cell>
          <table:table-cell office:value-type="float" office:value="7883280951" calcext:value-type="float">
            <text:p>7883280951</text:p>
          </table:table-cell>
          <table:table-cell office:value-type="float" office:value="13994196692" calcext:value-type="float">
            <text:p>13994196692</text:p>
          </table:table-cell>
          <table:table-cell office:value-type="float" office:value="6496004809" calcext:value-type="float">
            <text:p>6496004809</text:p>
          </table:table-cell>
          <table:table-cell office:value-type="float" office:value="13496011822" calcext:value-type="float">
            <text:p>13496011822</text:p>
          </table:table-cell>
          <table:table-cell office:value-type="float" office:value="5396589602" calcext:value-type="float">
            <text:p>5396589602</text:p>
          </table:table-cell>
          <table:table-cell office:value-type="float" office:value="10884249331" calcext:value-type="float">
            <text:p>10884249331</text:p>
          </table:table-cell>
          <table:table-cell office:value-type="float" office:value="4106699924" calcext:value-type="float">
            <text:p>4106699924</text:p>
          </table:table-cell>
          <table:table-cell office:value-type="float" office:value="9873055536" calcext:value-type="float">
            <text:p>9873055536</text:p>
          </table:table-cell>
          <table:table-cell office:value-type="float" office:value="4502719025" calcext:value-type="float">
            <text:p>4502719025</text:p>
          </table:table-cell>
          <table:table-cell office:value-type="float" office:value="6891643378" calcext:value-type="float">
            <text:p>6891643378</text:p>
          </table:table-cell>
          <table:table-cell office:value-type="float" office:value="4334374825" calcext:value-type="float">
            <text:p>4334374825</text:p>
          </table:table-cell>
          <table:table-cell office:value-type="float" office:value="8673517252" calcext:value-type="float">
            <text:p>8673517252</text:p>
          </table:table-cell>
          <table:table-cell office:value-type="float" office:value="4586604426" calcext:value-type="float">
            <text:p>4586604426</text:p>
          </table:table-cell>
          <table:table-cell office:value-type="float" office:value="8596297465" calcext:value-type="float">
            <text:p>8596297465</text:p>
          </table:table-cell>
          <table:table-cell office:value-type="float" office:value="4822920224" calcext:value-type="float">
            <text:p>4822920224</text:p>
          </table:table-cell>
          <table:table-cell office:value-type="float" office:value="6270353771" calcext:value-type="float">
            <text:p>6270353771</text:p>
          </table:table-cell>
          <table:table-cell office:value-type="float" office:value="2295617229" calcext:value-type="float">
            <text:p>2295617229</text:p>
          </table:table-cell>
          <table:table-cell office:value-type="float" office:value="4395742719" calcext:value-type="float">
            <text:p>4395742719</text:p>
          </table:table-cell>
          <table:table-cell office:value-type="float" office:value="4050573164" calcext:value-type="float">
            <text:p>4050573164</text:p>
          </table:table-cell>
          <table:table-cell office:value-type="float" office:value="5157844203" calcext:value-type="float">
            <text:p>5157844203</text:p>
          </table:table-cell>
          <table:table-cell office:value-type="float" office:value="2972661553" calcext:value-type="float">
            <text:p>2972661553</text:p>
          </table:table-cell>
          <table:table-cell office:value-type="float" office:value="4650535006" calcext:value-type="float">
            <text:p>4650535006</text:p>
          </table:table-cell>
        </table:table-row>
        <table:table-row table:style-name="ro1">
          <table:table-cell office:value-type="float" office:value="12392126805" calcext:value-type="float">
            <text:p>12392126805</text:p>
          </table:table-cell>
          <table:table-cell office:value-type="float" office:value="17065135445" calcext:value-type="float">
            <text:p>17065135445</text:p>
          </table:table-cell>
          <table:table-cell office:value-type="float" office:value="9646531190" calcext:value-type="float">
            <text:p>9646531190</text:p>
          </table:table-cell>
          <table:table-cell office:value-type="float" office:value="17754273006" calcext:value-type="float">
            <text:p>17754273006</text:p>
          </table:table-cell>
          <table:table-cell office:value-type="float" office:value="8371770873" calcext:value-type="float">
            <text:p>8371770873</text:p>
          </table:table-cell>
          <table:table-cell office:value-type="float" office:value="17362640542" calcext:value-type="float">
            <text:p>17362640542</text:p>
          </table:table-cell>
          <table:table-cell office:value-type="float" office:value="6135580676" calcext:value-type="float">
            <text:p>6135580676</text:p>
          </table:table-cell>
          <table:table-cell office:value-type="float" office:value="12195305424" calcext:value-type="float">
            <text:p>12195305424</text:p>
          </table:table-cell>
          <table:table-cell office:value-type="float" office:value="6065758237" calcext:value-type="float">
            <text:p>6065758237</text:p>
          </table:table-cell>
          <table:table-cell office:value-type="float" office:value="10234592774" calcext:value-type="float">
            <text:p>10234592774</text:p>
          </table:table-cell>
          <table:table-cell office:value-type="float" office:value="5276144227" calcext:value-type="float">
            <text:p>5276144227</text:p>
          </table:table-cell>
          <table:table-cell office:value-type="float" office:value="11034079819" calcext:value-type="float">
            <text:p>11034079819</text:p>
          </table:table-cell>
          <table:table-cell office:value-type="float" office:value="4180503389" calcext:value-type="float">
            <text:p>4180503389</text:p>
          </table:table-cell>
          <table:table-cell office:value-type="float" office:value="7025785209" calcext:value-type="float">
            <text:p>7025785209</text:p>
          </table:table-cell>
          <table:table-cell office:value-type="float" office:value="4730605935" calcext:value-type="float">
            <text:p>4730605935</text:p>
          </table:table-cell>
          <table:table-cell office:value-type="float" office:value="8708905824" calcext:value-type="float">
            <text:p>8708905824</text:p>
          </table:table-cell>
          <table:table-cell office:value-type="float" office:value="4942725580" calcext:value-type="float">
            <text:p>4942725580</text:p>
          </table:table-cell>
          <table:table-cell office:value-type="float" office:value="9039311630" calcext:value-type="float">
            <text:p>9039311630</text:p>
          </table:table-cell>
          <table:table-cell office:value-type="float" office:value="4314480605" calcext:value-type="float">
            <text:p>4314480605</text:p>
          </table:table-cell>
          <table:table-cell office:value-type="float" office:value="6407221620" calcext:value-type="float">
            <text:p>6407221620</text:p>
          </table:table-cell>
          <table:table-cell office:value-type="float" office:value="3595209427" calcext:value-type="float">
            <text:p>3595209427</text:p>
          </table:table-cell>
          <table:table-cell office:value-type="float" office:value="4716249496" calcext:value-type="float">
            <text:p>4716249496</text:p>
          </table:table-cell>
          <table:table-cell office:value-type="float" office:value="3825202030" calcext:value-type="float">
            <text:p>3825202030</text:p>
          </table:table-cell>
          <table:table-cell office:value-type="float" office:value="5107650138" calcext:value-type="float">
            <text:p>5107650138</text:p>
          </table:table-cell>
          <table:table-cell office:value-type="float" office:value="2638704886" calcext:value-type="float">
            <text:p>2638704886</text:p>
          </table:table-cell>
          <table:table-cell office:value-type="float" office:value="4613414972" calcext:value-type="float">
            <text:p>4613414972</text:p>
          </table:table-cell>
        </table:table-row>
        <table:table-row table:style-name="ro1">
          <table:table-cell office:value-type="float" office:value="15643615600" calcext:value-type="float">
            <text:p>15643615600</text:p>
          </table:table-cell>
          <table:table-cell office:value-type="float" office:value="15122677033" calcext:value-type="float">
            <text:p>15122677033</text:p>
          </table:table-cell>
          <table:table-cell office:value-type="float" office:value="12800950084" calcext:value-type="float">
            <text:p>12800950084</text:p>
          </table:table-cell>
          <table:table-cell office:value-type="float" office:value="17560405706" calcext:value-type="float">
            <text:p>17560405706</text:p>
          </table:table-cell>
          <table:table-cell office:value-type="float" office:value="8989381659" calcext:value-type="float">
            <text:p>8989381659</text:p>
          </table:table-cell>
          <table:table-cell office:value-type="float" office:value="13811972819" calcext:value-type="float">
            <text:p>13811972819</text:p>
          </table:table-cell>
          <table:table-cell office:value-type="float" office:value="8223487316" calcext:value-type="float">
            <text:p>8223487316</text:p>
          </table:table-cell>
          <table:table-cell office:value-type="float" office:value="12486539712" calcext:value-type="float">
            <text:p>12486539712</text:p>
          </table:table-cell>
          <table:table-cell office:value-type="float" office:value="6156161503" calcext:value-type="float">
            <text:p>6156161503</text:p>
          </table:table-cell>
          <table:table-cell office:value-type="float" office:value="10264159875" calcext:value-type="float">
            <text:p>10264159875</text:p>
          </table:table-cell>
          <table:table-cell office:value-type="float" office:value="4840128962" calcext:value-type="float">
            <text:p>4840128962</text:p>
          </table:table-cell>
          <table:table-cell office:value-type="float" office:value="10744441457" calcext:value-type="float">
            <text:p>10744441457</text:p>
          </table:table-cell>
          <table:table-cell office:value-type="float" office:value="4648046955" calcext:value-type="float">
            <text:p>4648046955</text:p>
          </table:table-cell>
          <table:table-cell office:value-type="float" office:value="6953368973" calcext:value-type="float">
            <text:p>6953368973</text:p>
          </table:table-cell>
          <table:table-cell office:value-type="float" office:value="4651318775" calcext:value-type="float">
            <text:p>4651318775</text:p>
          </table:table-cell>
          <table:table-cell office:value-type="float" office:value="8677672901" calcext:value-type="float">
            <text:p>8677672901</text:p>
          </table:table-cell>
          <table:table-cell office:value-type="float" office:value="4984585784" calcext:value-type="float">
            <text:p>4984585784</text:p>
          </table:table-cell>
          <table:table-cell office:value-type="float" office:value="8887441267" calcext:value-type="float">
            <text:p>8887441267</text:p>
          </table:table-cell>
          <table:table-cell office:value-type="float" office:value="3534062897" calcext:value-type="float">
            <text:p>3534062897</text:p>
          </table:table-cell>
          <table:table-cell office:value-type="float" office:value="6399764059" calcext:value-type="float">
            <text:p>6399764059</text:p>
          </table:table-cell>
          <table:table-cell office:value-type="float" office:value="3465425867" calcext:value-type="float">
            <text:p>3465425867</text:p>
          </table:table-cell>
          <table:table-cell office:value-type="float" office:value="4507657401" calcext:value-type="float">
            <text:p>4507657401</text:p>
          </table:table-cell>
          <table:table-cell office:value-type="float" office:value="3890022442" calcext:value-type="float">
            <text:p>3890022442</text:p>
          </table:table-cell>
          <table:table-cell office:value-type="float" office:value="5093967482" calcext:value-type="float">
            <text:p>5093967482</text:p>
          </table:table-cell>
          <table:table-cell office:value-type="float" office:value="2406599082" calcext:value-type="float">
            <text:p>2406599082</text:p>
          </table:table-cell>
          <table:table-cell office:value-type="float" office:value="4459305642" calcext:value-type="float">
            <text:p>4459305642</text:p>
          </table:table-cell>
        </table:table-row>
        <table:table-row table:style-name="ro1">
          <table:table-cell office:value-type="float" office:value="15937727029" calcext:value-type="float">
            <text:p>15937727029</text:p>
          </table:table-cell>
          <table:table-cell office:value-type="float" office:value="14048692778" calcext:value-type="float">
            <text:p>14048692778</text:p>
          </table:table-cell>
          <table:table-cell office:value-type="float" office:value="12550193817" calcext:value-type="float">
            <text:p>12550193817</text:p>
          </table:table-cell>
          <table:table-cell office:value-type="float" office:value="16987720768" calcext:value-type="float">
            <text:p>16987720768</text:p>
          </table:table-cell>
          <table:table-cell office:value-type="float" office:value="8500731196" calcext:value-type="float">
            <text:p>8500731196</text:p>
          </table:table-cell>
          <table:table-cell office:value-type="float" office:value="15792187570" calcext:value-type="float">
            <text:p>15792187570</text:p>
          </table:table-cell>
          <table:table-cell office:value-type="float" office:value="6723963696" calcext:value-type="float">
            <text:p>6723963696</text:p>
          </table:table-cell>
          <table:table-cell office:value-type="float" office:value="12563036669" calcext:value-type="float">
            <text:p>12563036669</text:p>
          </table:table-cell>
          <table:table-cell office:value-type="float" office:value="5836313431" calcext:value-type="float">
            <text:p>5836313431</text:p>
          </table:table-cell>
          <table:table-cell office:value-type="float" office:value="10886569284" calcext:value-type="float">
            <text:p>10886569284</text:p>
          </table:table-cell>
          <table:table-cell office:value-type="float" office:value="5250302258" calcext:value-type="float">
            <text:p>5250302258</text:p>
          </table:table-cell>
          <table:table-cell office:value-type="float" office:value="9907550729" calcext:value-type="float">
            <text:p>9907550729</text:p>
          </table:table-cell>
          <table:table-cell office:value-type="float" office:value="2216190236" calcext:value-type="float">
            <text:p>2216190236</text:p>
          </table:table-cell>
          <table:table-cell office:value-type="float" office:value="6944038061" calcext:value-type="float">
            <text:p>6944038061</text:p>
          </table:table-cell>
          <table:table-cell office:value-type="float" office:value="3675674664" calcext:value-type="float">
            <text:p>3675674664</text:p>
          </table:table-cell>
          <table:table-cell office:value-type="float" office:value="8922056842" calcext:value-type="float">
            <text:p>8922056842</text:p>
          </table:table-cell>
          <table:table-cell office:value-type="float" office:value="4211772307" calcext:value-type="float">
            <text:p>4211772307</text:p>
          </table:table-cell>
          <table:table-cell office:value-type="float" office:value="8811046491" calcext:value-type="float">
            <text:p>8811046491</text:p>
          </table:table-cell>
          <table:table-cell office:value-type="float" office:value="3310089570" calcext:value-type="float">
            <text:p>3310089570</text:p>
          </table:table-cell>
          <table:table-cell office:value-type="float" office:value="6526017625" calcext:value-type="float">
            <text:p>6526017625</text:p>
          </table:table-cell>
          <table:table-cell office:value-type="float" office:value="3537058117" calcext:value-type="float">
            <text:p>3537058117</text:p>
          </table:table-cell>
          <table:table-cell office:value-type="float" office:value="4388176676" calcext:value-type="float">
            <text:p>4388176676</text:p>
          </table:table-cell>
          <table:table-cell office:value-type="float" office:value="3584643156" calcext:value-type="float">
            <text:p>3584643156</text:p>
          </table:table-cell>
          <table:table-cell office:value-type="float" office:value="5223338040" calcext:value-type="float">
            <text:p>5223338040</text:p>
          </table:table-cell>
          <table:table-cell office:value-type="float" office:value="2966521182" calcext:value-type="float">
            <text:p>2966521182</text:p>
          </table:table-cell>
          <table:table-cell office:value-type="float" office:value="4719576994" calcext:value-type="float">
            <text:p>4719576994</text:p>
          </table:table-cell>
        </table:table-row>
        <table:table-row table:style-name="ro1">
          <table:table-cell office:value-type="float" office:value="15766950588" calcext:value-type="float">
            <text:p>15766950588</text:p>
          </table:table-cell>
          <table:table-cell office:value-type="float" office:value="14327644913" calcext:value-type="float">
            <text:p>14327644913</text:p>
          </table:table-cell>
          <table:table-cell office:value-type="float" office:value="11822939835" calcext:value-type="float">
            <text:p>11822939835</text:p>
          </table:table-cell>
          <table:table-cell office:value-type="float" office:value="17101991579" calcext:value-type="float">
            <text:p>17101991579</text:p>
          </table:table-cell>
          <table:table-cell office:value-type="float" office:value="8458926760" calcext:value-type="float">
            <text:p>8458926760</text:p>
          </table:table-cell>
          <table:table-cell office:value-type="float" office:value="16647049199" calcext:value-type="float">
            <text:p>16647049199</text:p>
          </table:table-cell>
          <table:table-cell office:value-type="float" office:value="7024623098" calcext:value-type="float">
            <text:p>7024623098</text:p>
          </table:table-cell>
          <table:table-cell office:value-type="float" office:value="15201058029" calcext:value-type="float">
            <text:p>15201058029</text:p>
          </table:table-cell>
          <table:table-cell office:value-type="float" office:value="5596630912" calcext:value-type="float">
            <text:p>5596630912</text:p>
          </table:table-cell>
          <table:table-cell office:value-type="float" office:value="10261671506" calcext:value-type="float">
            <text:p>10261671506</text:p>
          </table:table-cell>
          <table:table-cell office:value-type="float" office:value="4799807083" calcext:value-type="float">
            <text:p>4799807083</text:p>
          </table:table-cell>
          <table:table-cell office:value-type="float" office:value="10740827679" calcext:value-type="float">
            <text:p>10740827679</text:p>
          </table:table-cell>
          <table:table-cell office:value-type="float" office:value="4381815035" calcext:value-type="float">
            <text:p>4381815035</text:p>
          </table:table-cell>
          <table:table-cell office:value-type="float" office:value="6889147776" calcext:value-type="float">
            <text:p>6889147776</text:p>
          </table:table-cell>
          <table:table-cell office:value-type="float" office:value="6275279332" calcext:value-type="float">
            <text:p>6275279332</text:p>
          </table:table-cell>
          <table:table-cell office:value-type="float" office:value="8380558718" calcext:value-type="float">
            <text:p>8380558718</text:p>
          </table:table-cell>
          <table:table-cell office:value-type="float" office:value="4512565160" calcext:value-type="float">
            <text:p>4512565160</text:p>
          </table:table-cell>
          <table:table-cell office:value-type="float" office:value="8752972514" calcext:value-type="float">
            <text:p>8752972514</text:p>
          </table:table-cell>
          <table:table-cell office:value-type="float" office:value="3582572637" calcext:value-type="float">
            <text:p>3582572637</text:p>
          </table:table-cell>
          <table:table-cell office:value-type="float" office:value="6629891274" calcext:value-type="float">
            <text:p>6629891274</text:p>
          </table:table-cell>
          <table:table-cell office:value-type="float" office:value="3621749826" calcext:value-type="float">
            <text:p>3621749826</text:p>
          </table:table-cell>
          <table:table-cell office:value-type="float" office:value="4403391770" calcext:value-type="float">
            <text:p>4403391770</text:p>
          </table:table-cell>
          <table:table-cell office:value-type="float" office:value="4009542347" calcext:value-type="float">
            <text:p>4009542347</text:p>
          </table:table-cell>
          <table:table-cell office:value-type="float" office:value="5113263157" calcext:value-type="float">
            <text:p>5113263157</text:p>
          </table:table-cell>
          <table:table-cell office:value-type="float" office:value="2909662438" calcext:value-type="float">
            <text:p>2909662438</text:p>
          </table:table-cell>
          <table:table-cell office:value-type="float" office:value="4763593347" calcext:value-type="float">
            <text:p>4763593347</text:p>
          </table:table-cell>
        </table:table-row>
        <table:table-row table:style-name="ro1">
          <table:table-cell table:style-name="ce2" office:value-type="float" office:value="13305919791" calcext:value-type="float">
            <text:p>13305919791</text:p>
          </table:table-cell>
          <table:table-cell office:value-type="float" office:value="15598204369" calcext:value-type="float">
            <text:p>15598204369</text:p>
          </table:table-cell>
          <table:table-cell table:style-name="ce2" office:value-type="float" office:value="10469604922" calcext:value-type="float">
            <text:p>10469604922</text:p>
          </table:table-cell>
          <table:table-cell office:value-type="float" office:value="16726341691" calcext:value-type="float">
            <text:p>16726341691</text:p>
          </table:table-cell>
          <table:table-cell table:style-name="ce2" office:value-type="float" office:value="8103842851" calcext:value-type="float">
            <text:p>8103842851</text:p>
          </table:table-cell>
          <table:table-cell office:value-type="float" office:value="15470050369" calcext:value-type="float">
            <text:p>15470050369</text:p>
          </table:table-cell>
          <table:table-cell table:style-name="ce2" office:value-type="float" office:value="6961871783" calcext:value-type="float">
            <text:p>6961871783</text:p>
          </table:table-cell>
          <table:table-cell office:value-type="float" office:value="12517660633" calcext:value-type="float">
            <text:p>12517660633</text:p>
          </table:table-cell>
          <table:table-cell table:style-name="ce2" office:value-type="float" office:value="5487556107" calcext:value-type="float">
            <text:p>5487556107</text:p>
          </table:table-cell>
          <table:table-cell office:value-type="float" office:value="10448868995" calcext:value-type="float">
            <text:p>10448868995</text:p>
          </table:table-cell>
          <table:table-cell table:style-name="ce2" office:value-type="float" office:value="4980442148" calcext:value-type="float">
            <text:p>4980442148</text:p>
          </table:table-cell>
          <table:table-cell office:value-type="float" office:value="10976188292" calcext:value-type="float">
            <text:p>10976188292</text:p>
          </table:table-cell>
          <table:table-cell table:style-name="ce2" office:value-type="float" office:value="4418480827" calcext:value-type="float">
            <text:p>4418480827</text:p>
          </table:table-cell>
          <table:table-cell office:value-type="float" office:value="7065098613" calcext:value-type="float">
            <text:p>7065098613</text:p>
          </table:table-cell>
          <table:table-cell table:style-name="ce2" office:value-type="float" office:value="2398529262" calcext:value-type="float">
            <text:p>2398529262</text:p>
          </table:table-cell>
          <table:table-cell office:value-type="float" office:value="8485951689" calcext:value-type="float">
            <text:p>8485951689</text:p>
          </table:table-cell>
          <table:table-cell table:style-name="ce2" office:value-type="float" office:value="4236868008" calcext:value-type="float">
            <text:p>4236868008</text:p>
          </table:table-cell>
          <table:table-cell office:value-type="float" office:value="8743865608" calcext:value-type="float">
            <text:p>8743865608</text:p>
          </table:table-cell>
          <table:table-cell table:style-name="ce2" office:value-type="float" office:value="3197325336" calcext:value-type="float">
            <text:p>3197325336</text:p>
          </table:table-cell>
          <table:table-cell office:value-type="float" office:value="6770166373" calcext:value-type="float">
            <text:p>6770166373</text:p>
          </table:table-cell>
          <table:table-cell table:style-name="ce2" office:value-type="float" office:value="3316340417" calcext:value-type="float">
            <text:p>3316340417</text:p>
          </table:table-cell>
          <table:table-cell office:value-type="float" office:value="4475326451" calcext:value-type="float">
            <text:p>4475326451</text:p>
          </table:table-cell>
          <table:table-cell table:style-name="ce2" office:value-type="float" office:value="3846170246" calcext:value-type="float">
            <text:p>3846170246</text:p>
          </table:table-cell>
          <table:table-cell office:value-type="float" office:value="5002620416" calcext:value-type="float">
            <text:p>5002620416</text:p>
          </table:table-cell>
          <table:table-cell table:style-name="ce2" office:value-type="float" office:value="3103114508" calcext:value-type="float">
            <text:p>3103114508</text:p>
          </table:table-cell>
          <table:table-cell office:value-type="float" office:value="4771421687" calcext:value-type="float">
            <text:p>4771421687</text:p>
          </table:table-cell>
        </table:table-row>
        <table:table-row table:style-name="ro1">
          <table:table-cell table:style-name="ce2" office:value-type="float" office:value="14740147872" calcext:value-type="float">
            <text:p>14740147872</text:p>
          </table:table-cell>
          <table:table-cell office:value-type="float" office:value="15175856808" calcext:value-type="float">
            <text:p>15175856808</text:p>
          </table:table-cell>
          <table:table-cell table:style-name="ce2" office:value-type="float" office:value="11283563921" calcext:value-type="float">
            <text:p>11283563921</text:p>
          </table:table-cell>
          <table:table-cell office:value-type="float" office:value="18945200543" calcext:value-type="float">
            <text:p>18945200543</text:p>
          </table:table-cell>
          <table:table-cell table:style-name="ce2" office:value-type="float" office:value="8081204849" calcext:value-type="float">
            <text:p>8081204849</text:p>
          </table:table-cell>
          <table:table-cell office:value-type="float" office:value="15901653786" calcext:value-type="float">
            <text:p>15901653786</text:p>
          </table:table-cell>
          <table:table-cell table:style-name="ce2" office:value-type="float" office:value="5015955886" calcext:value-type="float">
            <text:p>5015955886</text:p>
          </table:table-cell>
          <table:table-cell office:value-type="float" office:value="14290078359" calcext:value-type="float">
            <text:p>14290078359</text:p>
          </table:table-cell>
          <table:table-cell table:style-name="ce2" office:value-type="float" office:value="3626320944" calcext:value-type="float">
            <text:p>3626320944</text:p>
          </table:table-cell>
          <table:table-cell office:value-type="float" office:value="10233226427" calcext:value-type="float">
            <text:p>10233226427</text:p>
          </table:table-cell>
          <table:table-cell table:style-name="ce2" office:value-type="float" office:value="4976194291" calcext:value-type="float">
            <text:p>4976194291</text:p>
          </table:table-cell>
          <table:table-cell office:value-type="float" office:value="11687274125" calcext:value-type="float">
            <text:p>11687274125</text:p>
          </table:table-cell>
          <table:table-cell table:style-name="ce2" office:value-type="float" office:value="4541925293" calcext:value-type="float">
            <text:p>4541925293</text:p>
          </table:table-cell>
          <table:table-cell office:value-type="float" office:value="7904192789" calcext:value-type="float">
            <text:p>7904192789</text:p>
          </table:table-cell>
          <table:table-cell table:style-name="ce2" office:value-type="float" office:value="4288859438" calcext:value-type="float">
            <text:p>4288859438</text:p>
          </table:table-cell>
          <table:table-cell office:value-type="float" office:value="8798580074" calcext:value-type="float">
            <text:p>8798580074</text:p>
          </table:table-cell>
          <table:table-cell table:style-name="ce2" office:value-type="float" office:value="4074048590" calcext:value-type="float">
            <text:p>4074048590</text:p>
          </table:table-cell>
          <table:table-cell office:value-type="float" office:value="8853972157" calcext:value-type="float">
            <text:p>8853972157</text:p>
          </table:table-cell>
          <table:table-cell table:style-name="ce2" office:value-type="float" office:value="3089391214" calcext:value-type="float">
            <text:p>3089391214</text:p>
          </table:table-cell>
          <table:table-cell office:value-type="float" office:value="6325835198" calcext:value-type="float">
            <text:p>6325835198</text:p>
          </table:table-cell>
          <table:table-cell table:style-name="ce2" office:value-type="float" office:value="3424419342" calcext:value-type="float">
            <text:p>3424419342</text:p>
          </table:table-cell>
          <table:table-cell office:value-type="float" office:value="4312415086" calcext:value-type="float">
            <text:p>4312415086</text:p>
          </table:table-cell>
          <table:table-cell table:style-name="ce2" office:value-type="float" office:value="4025941370" calcext:value-type="float">
            <text:p>4025941370</text:p>
          </table:table-cell>
          <table:table-cell office:value-type="float" office:value="4964775485" calcext:value-type="float">
            <text:p>4964775485</text:p>
          </table:table-cell>
          <table:table-cell table:style-name="ce2" office:value-type="float" office:value="3160982334" calcext:value-type="float">
            <text:p>3160982334</text:p>
          </table:table-cell>
          <table:table-cell office:value-type="float" office:value="4759121530" calcext:value-type="float">
            <text:p>4759121530</text:p>
          </table:table-cell>
        </table:table-row>
      </table:table>
      <table:table table:name="Rpi3-TwoSwitches" table:style-name="ta1">
        <table:shapes>
          <draw:frame draw:z-index="0" draw:style-name="gr1" draw:text-style-name="P1" svg:width="22.504cm" svg:height="10.763cm" svg:x="22.458cm" svg:y="18.72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number-columns-repeated="2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5405454709" calcext:value-type="float">
            <text:p>15405454709</text:p>
          </table:table-cell>
          <table:table-cell office:value-type="float" office:value="5.88" calcext:value-type="float">
            <text:p>5.88</text:p>
          </table:table-cell>
          <table:table-cell office:value-type="float" office:value="19377234707" calcext:value-type="float">
            <text:p>19377234707</text:p>
          </table:table-cell>
          <table:table-cell office:value-type="float" office:value="5.92" calcext:value-type="float">
            <text:p>5.92</text:p>
          </table:table-cell>
          <table:table-cell office:value-type="float" office:value="16484749524" calcext:value-type="float">
            <text:p>16484749524</text:p>
          </table:table-cell>
          <table:table-cell office:value-type="float" office:value="5.27" calcext:value-type="float">
            <text:p>5.27</text:p>
          </table:table-cell>
          <table:table-cell office:value-type="float" office:value="14769775815" calcext:value-type="float">
            <text:p>14769775815</text:p>
          </table:table-cell>
          <table:table-cell office:value-type="float" office:value="4.71" calcext:value-type="float">
            <text:p>4.71</text:p>
          </table:table-cell>
          <table:table-cell office:value-type="float" office:value="10343740860" calcext:value-type="float">
            <text:p>10343740860</text:p>
          </table:table-cell>
          <table:table-cell office:value-type="float" office:value="3.47" calcext:value-type="float">
            <text:p>3.47</text:p>
          </table:table-cell>
          <table:table-cell office:value-type="float" office:value="12159383061" calcext:value-type="float">
            <text:p>12159383061</text:p>
          </table:table-cell>
          <table:table-cell office:value-type="float" office:value="4.06" calcext:value-type="float">
            <text:p>4.06</text:p>
          </table:table-cell>
          <table:table-cell office:value-type="float" office:value="8787223399" calcext:value-type="float">
            <text:p>8787223399</text:p>
          </table:table-cell>
          <table:table-cell office:value-type="float" office:value="4.04" calcext:value-type="float">
            <text:p>4.04</text:p>
          </table:table-cell>
          <table:table-cell office:value-type="float" office:value="7385003960" calcext:value-type="float">
            <text:p>7385003960</text:p>
          </table:table-cell>
          <table:table-cell office:value-type="float" office:value="3.3" calcext:value-type="float">
            <text:p>3.3</text:p>
          </table:table-cell>
          <table:table-cell office:value-type="float" office:value="7403245362" calcext:value-type="float">
            <text:p>7403245362</text:p>
          </table:table-cell>
          <table:table-cell office:value-type="float" office:value="3.32" calcext:value-type="float">
            <text:p>3.32</text:p>
          </table:table-cell>
          <table:table-cell office:value-type="float" office:value="6377776548" calcext:value-type="float">
            <text:p>6377776548</text:p>
          </table:table-cell>
          <table:table-cell office:value-type="float" office:value="2.95" calcext:value-type="float">
            <text:p>2.95</text:p>
          </table:table-cell>
          <table:table-cell office:value-type="float" office:value="4680617258" calcext:value-type="float">
            <text:p>4680617258</text:p>
          </table:table-cell>
          <table:table-cell office:value-type="float" office:value="3.06" calcext:value-type="float">
            <text:p>3.06</text:p>
          </table:table-cell>
          <table:table-cell office:value-type="float" office:value="5752000040" calcext:value-type="float">
            <text:p>5752000040</text:p>
          </table:table-cell>
          <table:table-cell office:value-type="float" office:value="3.9" calcext:value-type="float">
            <text:p>3.9</text:p>
          </table:table-cell>
          <table:table-cell office:value-type="float" office:value="4636350896" calcext:value-type="float">
            <text:p>4636350896</text:p>
          </table:table-cell>
          <table:table-cell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 office:value-type="float" office:value="18735154051" calcext:value-type="float">
            <text:p>18735154051</text:p>
          </table:table-cell>
          <table:table-cell office:value-type="float" office:value="6.13" calcext:value-type="float">
            <text:p>6.13</text:p>
          </table:table-cell>
          <table:table-cell office:value-type="float" office:value="17884172869" calcext:value-type="float">
            <text:p>17884172869</text:p>
          </table:table-cell>
          <table:table-cell office:value-type="float" office:value="5.49" calcext:value-type="float">
            <text:p>5.49</text:p>
          </table:table-cell>
          <table:table-cell office:value-type="float" office:value="17186703360" calcext:value-type="float">
            <text:p>17186703360</text:p>
          </table:table-cell>
          <table:table-cell office:value-type="float" office:value="5.5" calcext:value-type="float">
            <text:p>5.5</text:p>
          </table:table-cell>
          <table:table-cell office:value-type="float" office:value="14724382866" calcext:value-type="float">
            <text:p>14724382866</text:p>
          </table:table-cell>
          <table:table-cell office:value-type="float" office:value="4.8" calcext:value-type="float">
            <text:p>4.8</text:p>
          </table:table-cell>
          <table:table-cell office:value-type="float" office:value="10107281994" calcext:value-type="float">
            <text:p>10107281994</text:p>
          </table:table-cell>
          <table:table-cell office:value-type="float" office:value="3.26" calcext:value-type="float">
            <text:p>3.26</text:p>
          </table:table-cell>
          <table:table-cell office:value-type="float" office:value="11364804241" calcext:value-type="float">
            <text:p>11364804241</text:p>
          </table:table-cell>
          <table:table-cell office:value-type="float" office:value="3.83" calcext:value-type="float">
            <text:p>3.83</text:p>
          </table:table-cell>
          <table:table-cell office:value-type="float" office:value="8381632859" calcext:value-type="float">
            <text:p>8381632859</text:p>
          </table:table-cell>
          <table:table-cell office:value-type="float" office:value="3.81" calcext:value-type="float">
            <text:p>3.81</text:p>
          </table:table-cell>
          <table:table-cell office:value-type="float" office:value="6952465107" calcext:value-type="float">
            <text:p>6952465107</text:p>
          </table:table-cell>
          <table:table-cell office:value-type="float" office:value="3.27" calcext:value-type="float">
            <text:p>3.27</text:p>
          </table:table-cell>
          <table:table-cell office:value-type="float" office:value="7219980878" calcext:value-type="float">
            <text:p>7219980878</text:p>
          </table:table-cell>
          <table:table-cell office:value-type="float" office:value="3.21" calcext:value-type="float">
            <text:p>3.21</text:p>
          </table:table-cell>
          <table:table-cell office:value-type="float" office:value="6372750691" calcext:value-type="float">
            <text:p>6372750691</text:p>
          </table:table-cell>
          <table:table-cell office:value-type="float" office:value="2.95" calcext:value-type="float">
            <text:p>2.95</text:p>
          </table:table-cell>
          <table:table-cell office:value-type="float" office:value="4544971389" calcext:value-type="float">
            <text:p>4544971389</text:p>
          </table:table-cell>
          <table:table-cell office:value-type="float" office:value="3.04" calcext:value-type="float">
            <text:p>3.04</text:p>
          </table:table-cell>
          <table:table-cell office:value-type="float" office:value="5744688907" calcext:value-type="float">
            <text:p>5744688907</text:p>
          </table:table-cell>
          <table:table-cell office:value-type="float" office:value="3.84" calcext:value-type="float">
            <text:p>3.84</text:p>
          </table:table-cell>
          <table:table-cell office:value-type="float" office:value="4740711086" calcext:value-type="float">
            <text:p>4740711086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float" office:value="17920746427" calcext:value-type="float">
            <text:p>17920746427</text:p>
          </table:table-cell>
          <table:table-cell office:value-type="float" office:value="6.38" calcext:value-type="float">
            <text:p>6.38</text:p>
          </table:table-cell>
          <table:table-cell office:value-type="float" office:value="17249038803" calcext:value-type="float">
            <text:p>17249038803</text:p>
          </table:table-cell>
          <table:table-cell office:value-type="float" office:value="5.25" calcext:value-type="float">
            <text:p>5.25</text:p>
          </table:table-cell>
          <table:table-cell office:value-type="float" office:value="16909924495" calcext:value-type="float">
            <text:p>16909924495</text:p>
          </table:table-cell>
          <table:table-cell office:value-type="float" office:value="5.34" calcext:value-type="float">
            <text:p>5.34</text:p>
          </table:table-cell>
          <table:table-cell office:value-type="float" office:value="13666019820" calcext:value-type="float">
            <text:p>13666019820</text:p>
          </table:table-cell>
          <table:table-cell office:value-type="float" office:value="4.47" calcext:value-type="float">
            <text:p>4.47</text:p>
          </table:table-cell>
          <table:table-cell office:value-type="float" office:value="10390730763" calcext:value-type="float">
            <text:p>10390730763</text:p>
          </table:table-cell>
          <table:table-cell office:value-type="float" office:value="3.49" calcext:value-type="float">
            <text:p>3.49</text:p>
          </table:table-cell>
          <table:table-cell office:value-type="float" office:value="12132618159" calcext:value-type="float">
            <text:p>12132618159</text:p>
          </table:table-cell>
          <table:table-cell office:value-type="float" office:value="4.1" calcext:value-type="float">
            <text:p>4.1</text:p>
          </table:table-cell>
          <table:table-cell office:value-type="float" office:value="8778410795" calcext:value-type="float">
            <text:p>8778410795</text:p>
          </table:table-cell>
          <table:table-cell office:value-type="float" office:value="3.99" calcext:value-type="float">
            <text:p>3.99</text:p>
          </table:table-cell>
          <table:table-cell office:value-type="float" office:value="7241438316" calcext:value-type="float">
            <text:p>7241438316</text:p>
          </table:table-cell>
          <table:table-cell office:value-type="float" office:value="3.35" calcext:value-type="float">
            <text:p>3.35</text:p>
          </table:table-cell>
          <table:table-cell office:value-type="float" office:value="7303356180" calcext:value-type="float">
            <text:p>7303356180</text:p>
          </table:table-cell>
          <table:table-cell office:value-type="float" office:value="3.22" calcext:value-type="float">
            <text:p>3.22</text:p>
          </table:table-cell>
          <table:table-cell office:value-type="float" office:value="6627774600" calcext:value-type="float">
            <text:p>6627774600</text:p>
          </table:table-cell>
          <table:table-cell office:value-type="float" office:value="2.95" calcext:value-type="float">
            <text:p>2.95</text:p>
          </table:table-cell>
          <table:table-cell office:value-type="float" office:value="4717698166" calcext:value-type="float">
            <text:p>4717698166</text:p>
          </table:table-cell>
          <table:table-cell office:value-type="float" office:value="3.08" calcext:value-type="float">
            <text:p>3.08</text:p>
          </table:table-cell>
          <table:table-cell office:value-type="float" office:value="5620029591" calcext:value-type="float">
            <text:p>5620029591</text:p>
          </table:table-cell>
          <table:table-cell office:value-type="float" office:value="3.83" calcext:value-type="float">
            <text:p>3.83</text:p>
          </table:table-cell>
          <table:table-cell office:value-type="float" office:value="4630004979" calcext:value-type="float">
            <text:p>4630004979</text:p>
          </table:table-cell>
          <table:table-cell office:value-type="float" office:value="3.15" calcext:value-type="float">
            <text:p>3.15</text:p>
          </table:table-cell>
          <table:table-cell table:number-columns-repeated="2"/>
        </table:table-row>
        <table:table-row table:style-name="ro1">
          <table:table-cell office:value-type="float" office:value="19234102579" calcext:value-type="float">
            <text:p>19234102579</text:p>
          </table:table-cell>
          <table:table-cell office:value-type="float" office:value="5.93" calcext:value-type="float">
            <text:p>5.93</text:p>
          </table:table-cell>
          <table:table-cell office:value-type="float" office:value="16332049506" calcext:value-type="float">
            <text:p>16332049506</text:p>
          </table:table-cell>
          <table:table-cell office:value-type="float" office:value="4.94" calcext:value-type="float">
            <text:p>4.94</text:p>
          </table:table-cell>
          <table:table-cell office:value-type="float" office:value="15660050303" calcext:value-type="float">
            <text:p>15660050303</text:p>
          </table:table-cell>
          <table:table-cell office:value-type="float" office:value="5.15" calcext:value-type="float">
            <text:p>5.15</text:p>
          </table:table-cell>
          <table:table-cell office:value-type="float" office:value="14570319350" calcext:value-type="float">
            <text:p>14570319350</text:p>
          </table:table-cell>
          <table:table-cell office:value-type="float" office:value="4.72" calcext:value-type="float">
            <text:p>4.72</text:p>
          </table:table-cell>
          <table:table-cell office:value-type="float" office:value="9599255656" calcext:value-type="float">
            <text:p>9599255656</text:p>
          </table:table-cell>
          <table:table-cell office:value-type="float" office:value="3.22" calcext:value-type="float">
            <text:p>3.22</text:p>
          </table:table-cell>
          <table:table-cell office:value-type="float" office:value="12315435745" calcext:value-type="float">
            <text:p>12315435745</text:p>
          </table:table-cell>
          <table:table-cell office:value-type="float" office:value="4.14" calcext:value-type="float">
            <text:p>4.14</text:p>
          </table:table-cell>
          <table:table-cell office:value-type="float" office:value="7402183636" calcext:value-type="float">
            <text:p>7402183636</text:p>
          </table:table-cell>
          <table:table-cell office:value-type="float" office:value="3.37" calcext:value-type="float">
            <text:p>3.37</text:p>
          </table:table-cell>
          <table:table-cell office:value-type="float" office:value="7566094062" calcext:value-type="float">
            <text:p>7566094062</text:p>
          </table:table-cell>
          <table:table-cell office:value-type="float" office:value="3.38" calcext:value-type="float">
            <text:p>3.38</text:p>
          </table:table-cell>
          <table:table-cell office:value-type="float" office:value="7414325213" calcext:value-type="float">
            <text:p>7414325213</text:p>
          </table:table-cell>
          <table:table-cell office:value-type="float" office:value="3.28" calcext:value-type="float">
            <text:p>3.28</text:p>
          </table:table-cell>
          <table:table-cell office:value-type="float" office:value="6581758216" calcext:value-type="float">
            <text:p>6581758216</text:p>
          </table:table-cell>
          <table:table-cell office:value-type="float" office:value="2.86" calcext:value-type="float">
            <text:p>2.86</text:p>
          </table:table-cell>
          <table:table-cell office:value-type="float" office:value="4556818248" calcext:value-type="float">
            <text:p>4556818248</text:p>
          </table:table-cell>
          <table:table-cell office:value-type="float" office:value="3.07" calcext:value-type="float">
            <text:p>3.07</text:p>
          </table:table-cell>
          <table:table-cell office:value-type="float" office:value="5632109490" calcext:value-type="float">
            <text:p>5632109490</text:p>
          </table:table-cell>
          <table:table-cell office:value-type="float" office:value="3.93" calcext:value-type="float">
            <text:p>3.93</text:p>
          </table:table-cell>
          <table:table-cell office:value-type="float" office:value="4747310341" calcext:value-type="float">
            <text:p>4747310341</text:p>
          </table:table-cell>
          <table:table-cell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 office:value-type="float" office:value="19630297799" calcext:value-type="float">
            <text:p>19630297799</text:p>
          </table:table-cell>
          <table:table-cell office:value-type="float" office:value="6.09" calcext:value-type="float">
            <text:p>6.09</text:p>
          </table:table-cell>
          <table:table-cell office:value-type="float" office:value="18031181488" calcext:value-type="float">
            <text:p>18031181488</text:p>
          </table:table-cell>
          <table:table-cell office:value-type="float" office:value="5.52" calcext:value-type="float">
            <text:p>5.52</text:p>
          </table:table-cell>
          <table:table-cell office:value-type="float" office:value="16539257571" calcext:value-type="float">
            <text:p>16539257571</text:p>
          </table:table-cell>
          <table:table-cell office:value-type="float" office:value="5.35" calcext:value-type="float">
            <text:p>5.35</text:p>
          </table:table-cell>
          <table:table-cell office:value-type="float" office:value="12971560511" calcext:value-type="float">
            <text:p>12971560511</text:p>
          </table:table-cell>
          <table:table-cell office:value-type="float" office:value="4.18" calcext:value-type="float">
            <text:p>4.18</text:p>
          </table:table-cell>
          <table:table-cell office:value-type="float" office:value="11199196398" calcext:value-type="float">
            <text:p>11199196398</text:p>
          </table:table-cell>
          <table:table-cell office:value-type="float" office:value="3.69" calcext:value-type="float">
            <text:p>3.69</text:p>
          </table:table-cell>
          <table:table-cell office:value-type="float" office:value="12317554959" calcext:value-type="float">
            <text:p>12317554959</text:p>
          </table:table-cell>
          <table:table-cell office:value-type="float" office:value="4.12" calcext:value-type="float">
            <text:p>4.12</text:p>
          </table:table-cell>
          <table:table-cell office:value-type="float" office:value="7407514531" calcext:value-type="float">
            <text:p>7407514531</text:p>
          </table:table-cell>
          <table:table-cell office:value-type="float" office:value="3.69" calcext:value-type="float">
            <text:p>3.69</text:p>
          </table:table-cell>
          <table:table-cell office:value-type="float" office:value="6884539200" calcext:value-type="float">
            <text:p>6884539200</text:p>
          </table:table-cell>
          <table:table-cell office:value-type="float" office:value="3.23" calcext:value-type="float">
            <text:p>3.23</text:p>
          </table:table-cell>
          <table:table-cell office:value-type="float" office:value="7357424779" calcext:value-type="float">
            <text:p>7357424779</text:p>
          </table:table-cell>
          <table:table-cell office:value-type="float" office:value="3.28" calcext:value-type="float">
            <text:p>3.28</text:p>
          </table:table-cell>
          <table:table-cell office:value-type="float" office:value="6496376286" calcext:value-type="float">
            <text:p>6496376286</text:p>
          </table:table-cell>
          <table:table-cell office:value-type="float" office:value="2.95" calcext:value-type="float">
            <text:p>2.95</text:p>
          </table:table-cell>
          <table:table-cell office:value-type="float" office:value="4744044507" calcext:value-type="float">
            <text:p>4744044507</text:p>
          </table:table-cell>
          <table:table-cell office:value-type="float" office:value="3.09" calcext:value-type="float">
            <text:p>3.09</text:p>
          </table:table-cell>
          <table:table-cell office:value-type="float" office:value="6046943902" calcext:value-type="float">
            <text:p>6046943902</text:p>
          </table:table-cell>
          <table:table-cell office:value-type="float" office:value="4.04" calcext:value-type="float">
            <text:p>4.04</text:p>
          </table:table-cell>
          <table:table-cell office:value-type="float" office:value="4799501612" calcext:value-type="float">
            <text:p>4799501612</text:p>
          </table:table-cell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float" office:value="14922710348" calcext:value-type="float">
            <text:p>14922710348</text:p>
          </table:table-cell>
          <table:table-cell office:value-type="float" office:value="5.73" calcext:value-type="float">
            <text:p>5.73</text:p>
          </table:table-cell>
          <table:table-cell office:value-type="float" office:value="21772378643" calcext:value-type="float">
            <text:p>21772378643</text:p>
          </table:table-cell>
          <table:table-cell office:value-type="float" office:value="6.87" calcext:value-type="float">
            <text:p>6.87</text:p>
          </table:table-cell>
          <table:table-cell office:value-type="float" office:value="15945053055" calcext:value-type="float">
            <text:p>15945053055</text:p>
          </table:table-cell>
          <table:table-cell office:value-type="float" office:value="5.12" calcext:value-type="float">
            <text:p>5.12</text:p>
          </table:table-cell>
          <table:table-cell office:value-type="float" office:value="13428501005" calcext:value-type="float">
            <text:p>13428501005</text:p>
          </table:table-cell>
          <table:table-cell office:value-type="float" office:value="4.49" calcext:value-type="float">
            <text:p>4.49</text:p>
          </table:table-cell>
          <table:table-cell office:value-type="float" office:value="9817668109" calcext:value-type="float">
            <text:p>9817668109</text:p>
          </table:table-cell>
          <table:table-cell office:value-type="float" office:value="3.27" calcext:value-type="float">
            <text:p>3.27</text:p>
          </table:table-cell>
          <table:table-cell office:value-type="float" office:value="11602504355" calcext:value-type="float">
            <text:p>11602504355</text:p>
          </table:table-cell>
          <table:table-cell office:value-type="float" office:value="3.93" calcext:value-type="float">
            <text:p>3.93</text:p>
          </table:table-cell>
          <table:table-cell office:value-type="float" office:value="8275141153" calcext:value-type="float">
            <text:p>8275141153</text:p>
          </table:table-cell>
          <table:table-cell office:value-type="float" office:value="3.46" calcext:value-type="float">
            <text:p>3.46</text:p>
          </table:table-cell>
          <table:table-cell office:value-type="float" office:value="7617489685" calcext:value-type="float">
            <text:p>7617489685</text:p>
          </table:table-cell>
          <table:table-cell office:value-type="float" office:value="3.37" calcext:value-type="float">
            <text:p>3.37</text:p>
          </table:table-cell>
          <table:table-cell office:value-type="float" office:value="7879573881" calcext:value-type="float">
            <text:p>7879573881</text:p>
          </table:table-cell>
          <table:table-cell office:value-type="float" office:value="3.41" calcext:value-type="float">
            <text:p>3.41</text:p>
          </table:table-cell>
          <table:table-cell office:value-type="float" office:value="6728257945" calcext:value-type="float">
            <text:p>6728257945</text:p>
          </table:table-cell>
          <table:table-cell office:value-type="float" office:value="2.96" calcext:value-type="float">
            <text:p>2.96</text:p>
          </table:table-cell>
          <table:table-cell office:value-type="float" office:value="4518366485" calcext:value-type="float">
            <text:p>4518366485</text:p>
          </table:table-cell>
          <table:table-cell office:value-type="float" office:value="3.1" calcext:value-type="float">
            <text:p>3.1</text:p>
          </table:table-cell>
          <table:table-cell office:value-type="float" office:value="5490570135" calcext:value-type="float">
            <text:p>5490570135</text:p>
          </table:table-cell>
          <table:table-cell office:value-type="float" office:value="3.79" calcext:value-type="float">
            <text:p>3.79</text:p>
          </table:table-cell>
          <table:table-cell office:value-type="float" office:value="4763933119" calcext:value-type="float">
            <text:p>4763933119</text:p>
          </table:table-cell>
          <table:table-cell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 office:value-type="float" office:value="21460189992" calcext:value-type="float">
            <text:p>21460189992</text:p>
          </table:table-cell>
          <table:table-cell office:value-type="float" office:value="6.83" calcext:value-type="float">
            <text:p>6.83</text:p>
          </table:table-cell>
          <table:table-cell office:value-type="float" office:value="16515131120" calcext:value-type="float">
            <text:p>16515131120</text:p>
          </table:table-cell>
          <table:table-cell office:value-type="float" office:value="5.16" calcext:value-type="float">
            <text:p>5.16</text:p>
          </table:table-cell>
          <table:table-cell office:value-type="float" office:value="15771021737" calcext:value-type="float">
            <text:p>15771021737</text:p>
          </table:table-cell>
          <table:table-cell office:value-type="float" office:value="4.99" calcext:value-type="float">
            <text:p>4.99</text:p>
          </table:table-cell>
          <table:table-cell office:value-type="float" office:value="13772919885" calcext:value-type="float">
            <text:p>13772919885</text:p>
          </table:table-cell>
          <table:table-cell office:value-type="float" office:value="4.49" calcext:value-type="float">
            <text:p>4.49</text:p>
          </table:table-cell>
          <table:table-cell office:value-type="float" office:value="10965727278" calcext:value-type="float">
            <text:p>10965727278</text:p>
          </table:table-cell>
          <table:table-cell office:value-type="float" office:value="3.62" calcext:value-type="float">
            <text:p>3.62</text:p>
          </table:table-cell>
          <table:table-cell office:value-type="float" office:value="11719647805" calcext:value-type="float">
            <text:p>11719647805</text:p>
          </table:table-cell>
          <table:table-cell office:value-type="float" office:value="3.94" calcext:value-type="float">
            <text:p>3.94</text:p>
          </table:table-cell>
          <table:table-cell office:value-type="float" office:value="7636908527" calcext:value-type="float">
            <text:p>7636908527</text:p>
          </table:table-cell>
          <table:table-cell office:value-type="float" office:value="3.55" calcext:value-type="float">
            <text:p>3.55</text:p>
          </table:table-cell>
          <table:table-cell office:value-type="float" office:value="7198778635" calcext:value-type="float">
            <text:p>7198778635</text:p>
          </table:table-cell>
          <table:table-cell office:value-type="float" office:value="3.3" calcext:value-type="float">
            <text:p>3.3</text:p>
          </table:table-cell>
          <table:table-cell office:value-type="float" office:value="7207773737" calcext:value-type="float">
            <text:p>7207773737</text:p>
          </table:table-cell>
          <table:table-cell office:value-type="float" office:value="3.25" calcext:value-type="float">
            <text:p>3.25</text:p>
          </table:table-cell>
          <table:table-cell office:value-type="float" office:value="6285441737" calcext:value-type="float">
            <text:p>6285441737</text:p>
          </table:table-cell>
          <table:table-cell office:value-type="float" office:value="2.95" calcext:value-type="float">
            <text:p>2.95</text:p>
          </table:table-cell>
          <table:table-cell office:value-type="float" office:value="4477058628" calcext:value-type="float">
            <text:p>4477058628</text:p>
          </table:table-cell>
          <table:table-cell office:value-type="float" office:value="3.08" calcext:value-type="float">
            <text:p>3.08</text:p>
          </table:table-cell>
          <table:table-cell office:value-type="float" office:value="5626779116" calcext:value-type="float">
            <text:p>5626779116</text:p>
          </table:table-cell>
          <table:table-cell office:value-type="float" office:value="3.82" calcext:value-type="float">
            <text:p>3.82</text:p>
          </table:table-cell>
          <table:table-cell office:value-type="float" office:value="4531792705" calcext:value-type="float">
            <text:p>4531792705</text:p>
          </table:table-cell>
          <table:table-cell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 office:value-type="float" office:value="19452667405" calcext:value-type="float">
            <text:p>19452667405</text:p>
          </table:table-cell>
          <table:table-cell office:value-type="float" office:value="6.33" calcext:value-type="float">
            <text:p>6.33</text:p>
          </table:table-cell>
          <table:table-cell office:value-type="float" office:value="16864650085" calcext:value-type="float">
            <text:p>16864650085</text:p>
          </table:table-cell>
          <table:table-cell office:value-type="float" office:value="5.34" calcext:value-type="float">
            <text:p>5.34</text:p>
          </table:table-cell>
          <table:table-cell office:value-type="float" office:value="16180989658" calcext:value-type="float">
            <text:p>16180989658</text:p>
          </table:table-cell>
          <table:table-cell office:value-type="float" office:value="5.25" calcext:value-type="float">
            <text:p>5.25</text:p>
          </table:table-cell>
          <table:table-cell office:value-type="float" office:value="13799441423" calcext:value-type="float">
            <text:p>13799441423</text:p>
          </table:table-cell>
          <table:table-cell office:value-type="float" office:value="4.51" calcext:value-type="float">
            <text:p>4.51</text:p>
          </table:table-cell>
          <table:table-cell office:value-type="float" office:value="9464879211" calcext:value-type="float">
            <text:p>9464879211</text:p>
          </table:table-cell>
          <table:table-cell office:value-type="float" office:value="3.16" calcext:value-type="float">
            <text:p>3.16</text:p>
          </table:table-cell>
          <table:table-cell office:value-type="float" office:value="12340973085" calcext:value-type="float">
            <text:p>12340973085</text:p>
          </table:table-cell>
          <table:table-cell office:value-type="float" office:value="4.13" calcext:value-type="float">
            <text:p>4.13</text:p>
          </table:table-cell>
          <table:table-cell office:value-type="float" office:value="7177423236" calcext:value-type="float">
            <text:p>7177423236</text:p>
          </table:table-cell>
          <table:table-cell office:value-type="float" office:value="3.32" calcext:value-type="float">
            <text:p>3.32</text:p>
          </table:table-cell>
          <table:table-cell office:value-type="float" office:value="7545263521" calcext:value-type="float">
            <text:p>7545263521</text:p>
          </table:table-cell>
          <table:table-cell office:value-type="float" office:value="3.45" calcext:value-type="float">
            <text:p>3.45</text:p>
          </table:table-cell>
          <table:table-cell office:value-type="float" office:value="7466653124" calcext:value-type="float">
            <text:p>7466653124</text:p>
          </table:table-cell>
          <table:table-cell office:value-type="float" office:value="3.31" calcext:value-type="float">
            <text:p>3.31</text:p>
          </table:table-cell>
          <table:table-cell office:value-type="float" office:value="6617281243" calcext:value-type="float">
            <text:p>6617281243</text:p>
          </table:table-cell>
          <table:table-cell office:value-type="float" office:value="3" calcext:value-type="float">
            <text:p>3</text:p>
          </table:table-cell>
          <table:table-cell office:value-type="float" office:value="4664510107" calcext:value-type="float">
            <text:p>4664510107</text:p>
          </table:table-cell>
          <table:table-cell office:value-type="float" office:value="3.11" calcext:value-type="float">
            <text:p>3.11</text:p>
          </table:table-cell>
          <table:table-cell office:value-type="float" office:value="5753892505" calcext:value-type="float">
            <text:p>5753892505</text:p>
          </table:table-cell>
          <table:table-cell office:value-type="float" office:value="3.82" calcext:value-type="float">
            <text:p>3.82</text:p>
          </table:table-cell>
          <table:table-cell office:value-type="float" office:value="4783010348" calcext:value-type="float">
            <text:p>4783010348</text:p>
          </table:table-cell>
          <table:table-cell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 office:value-type="float" office:value="18811673488" calcext:value-type="float">
            <text:p>18811673488</text:p>
          </table:table-cell>
          <table:table-cell office:value-type="float" office:value="6.87" calcext:value-type="float">
            <text:p>6.87</text:p>
          </table:table-cell>
          <table:table-cell office:value-type="float" office:value="19652137032" calcext:value-type="float">
            <text:p>19652137032</text:p>
          </table:table-cell>
          <table:table-cell office:value-type="float" office:value="6.24" calcext:value-type="float">
            <text:p>6.24</text:p>
          </table:table-cell>
          <table:table-cell office:value-type="float" office:value="14103902725" calcext:value-type="float">
            <text:p>14103902725</text:p>
          </table:table-cell>
          <table:table-cell office:value-type="float" office:value="4.63" calcext:value-type="float">
            <text:p>4.63</text:p>
          </table:table-cell>
          <table:table-cell office:value-type="float" office:value="13119145419" calcext:value-type="float">
            <text:p>13119145419</text:p>
          </table:table-cell>
          <table:table-cell office:value-type="float" office:value="4.32" calcext:value-type="float">
            <text:p>4.32</text:p>
          </table:table-cell>
          <table:table-cell office:value-type="float" office:value="11481821049" calcext:value-type="float">
            <text:p>11481821049</text:p>
          </table:table-cell>
          <table:table-cell office:value-type="float" office:value="3.87" calcext:value-type="float">
            <text:p>3.87</text:p>
          </table:table-cell>
          <table:table-cell office:value-type="float" office:value="12043251928" calcext:value-type="float">
            <text:p>12043251928</text:p>
          </table:table-cell>
          <table:table-cell office:value-type="float" office:value="4.05" calcext:value-type="float">
            <text:p>4.05</text:p>
          </table:table-cell>
          <table:table-cell office:value-type="float" office:value="7571674832" calcext:value-type="float">
            <text:p>7571674832</text:p>
          </table:table-cell>
          <table:table-cell office:value-type="float" office:value="3.47" calcext:value-type="float">
            <text:p>3.47</text:p>
          </table:table-cell>
          <table:table-cell office:value-type="float" office:value="7600842599" calcext:value-type="float">
            <text:p>7600842599</text:p>
          </table:table-cell>
          <table:table-cell office:value-type="float" office:value="3.44" calcext:value-type="float">
            <text:p>3.44</text:p>
          </table:table-cell>
          <table:table-cell office:value-type="float" office:value="7321128639" calcext:value-type="float">
            <text:p>7321128639</text:p>
          </table:table-cell>
          <table:table-cell office:value-type="float" office:value="3.28" calcext:value-type="float">
            <text:p>3.28</text:p>
          </table:table-cell>
          <table:table-cell office:value-type="float" office:value="6261367150" calcext:value-type="float">
            <text:p>6261367150</text:p>
          </table:table-cell>
          <table:table-cell office:value-type="float" office:value="2.95" calcext:value-type="float">
            <text:p>2.95</text:p>
          </table:table-cell>
          <table:table-cell office:value-type="float" office:value="4568177486" calcext:value-type="float">
            <text:p>4568177486</text:p>
          </table:table-cell>
          <table:table-cell office:value-type="float" office:value="3.1" calcext:value-type="float">
            <text:p>3.1</text:p>
          </table:table-cell>
          <table:table-cell office:value-type="float" office:value="5741270572" calcext:value-type="float">
            <text:p>5741270572</text:p>
          </table:table-cell>
          <table:table-cell office:value-type="float" office:value="3.92" calcext:value-type="float">
            <text:p>3.92</text:p>
          </table:table-cell>
          <table:table-cell office:value-type="float" office:value="4714144679" calcext:value-type="float">
            <text:p>4714144679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float" office:value="18986200039" calcext:value-type="float">
            <text:p>18986200039</text:p>
          </table:table-cell>
          <table:table-cell office:value-type="float" office:value="5.98" calcext:value-type="float">
            <text:p>5.98</text:p>
          </table:table-cell>
          <table:table-cell office:value-type="float" office:value="19990779352" calcext:value-type="float">
            <text:p>19990779352</text:p>
          </table:table-cell>
          <table:table-cell office:value-type="float" office:value="6.3" calcext:value-type="float">
            <text:p>6.3</text:p>
          </table:table-cell>
          <table:table-cell office:value-type="float" office:value="15354120120" calcext:value-type="float">
            <text:p>15354120120</text:p>
          </table:table-cell>
          <table:table-cell office:value-type="float" office:value="5" calcext:value-type="float">
            <text:p>5</text:p>
          </table:table-cell>
          <table:table-cell office:value-type="float" office:value="11945625350" calcext:value-type="float">
            <text:p>11945625350</text:p>
          </table:table-cell>
          <table:table-cell office:value-type="float" office:value="4.03" calcext:value-type="float">
            <text:p>4.03</text:p>
          </table:table-cell>
          <table:table-cell office:value-type="float" office:value="10136126076" calcext:value-type="float">
            <text:p>10136126076</text:p>
          </table:table-cell>
          <table:table-cell office:value-type="float" office:value="3.37" calcext:value-type="float">
            <text:p>3.37</text:p>
          </table:table-cell>
          <table:table-cell office:value-type="float" office:value="12006053569" calcext:value-type="float">
            <text:p>12006053569</text:p>
          </table:table-cell>
          <table:table-cell office:value-type="float" office:value="4.07" calcext:value-type="float">
            <text:p>4.07</text:p>
          </table:table-cell>
          <table:table-cell office:value-type="float" office:value="8888291969" calcext:value-type="float">
            <text:p>8888291969</text:p>
          </table:table-cell>
          <table:table-cell office:value-type="float" office:value="3.8" calcext:value-type="float">
            <text:p>3.8</text:p>
          </table:table-cell>
          <table:table-cell office:value-type="float" office:value="7409290133" calcext:value-type="float">
            <text:p>7409290133</text:p>
          </table:table-cell>
          <table:table-cell office:value-type="float" office:value="3.35" calcext:value-type="float">
            <text:p>3.35</text:p>
          </table:table-cell>
          <table:table-cell office:value-type="float" office:value="7393224033" calcext:value-type="float">
            <text:p>7393224033</text:p>
          </table:table-cell>
          <table:table-cell office:value-type="float" office:value="3.23" calcext:value-type="float">
            <text:p>3.23</text:p>
          </table:table-cell>
          <table:table-cell office:value-type="float" office:value="6512256761" calcext:value-type="float">
            <text:p>6512256761</text:p>
          </table:table-cell>
          <table:table-cell office:value-type="float" office:value="2.95" calcext:value-type="float">
            <text:p>2.95</text:p>
          </table:table-cell>
          <table:table-cell office:value-type="float" office:value="4443603861" calcext:value-type="float">
            <text:p>4443603861</text:p>
          </table:table-cell>
          <table:table-cell office:value-type="float" office:value="3.07" calcext:value-type="float">
            <text:p>3.07</text:p>
          </table:table-cell>
          <table:table-cell office:value-type="float" office:value="5570434294" calcext:value-type="float">
            <text:p>5570434294</text:p>
          </table:table-cell>
          <table:table-cell office:value-type="float" office:value="3.84" calcext:value-type="float">
            <text:p>3.84</text:p>
          </table:table-cell>
          <table:table-cell office:value-type="float" office:value="4805041782" calcext:value-type="float">
            <text:p>4805041782</text:p>
          </table:table-cell>
          <table:table-cell office:value-type="float" office:value="3.18" calcext:value-type="float">
            <text:p>3.18</text:p>
          </table:table-cell>
          <table:table-cell table:number-columns-repeated="2"/>
        </table:table-row>
        <table:table-row table:style-name="ro1">
          <table:table-cell office:value-type="float" office:value="18101084518" calcext:value-type="float">
            <text:p>18101084518</text:p>
          </table:table-cell>
          <table:table-cell office:value-type="float" office:value="5.36" calcext:value-type="float">
            <text:p>5.36</text:p>
          </table:table-cell>
          <table:table-cell office:value-type="float" office:value="17956015115" calcext:value-type="float">
            <text:p>17956015115</text:p>
          </table:table-cell>
          <table:table-cell office:value-type="float" office:value="5.52" calcext:value-type="float">
            <text:p>5.52</text:p>
          </table:table-cell>
          <table:table-cell office:value-type="float" office:value="16149854132" calcext:value-type="float">
            <text:p>16149854132</text:p>
          </table:table-cell>
          <table:table-cell office:value-type="float" office:value="5.32" calcext:value-type="float">
            <text:p>5.32</text:p>
          </table:table-cell>
          <table:table-cell office:value-type="float" office:value="12542389225" calcext:value-type="float">
            <text:p>12542389225</text:p>
          </table:table-cell>
          <table:table-cell office:value-type="float" office:value="4.11" calcext:value-type="float">
            <text:p>4.11</text:p>
          </table:table-cell>
          <table:table-cell office:value-type="float" office:value="10336240309" calcext:value-type="float">
            <text:p>10336240309</text:p>
          </table:table-cell>
          <table:table-cell office:value-type="float" office:value="3.46" calcext:value-type="float">
            <text:p>3.46</text:p>
          </table:table-cell>
          <table:table-cell office:value-type="float" office:value="11762359075" calcext:value-type="float">
            <text:p>11762359075</text:p>
          </table:table-cell>
          <table:table-cell office:value-type="float" office:value="3.94" calcext:value-type="float">
            <text:p>3.94</text:p>
          </table:table-cell>
          <table:table-cell office:value-type="float" office:value="9924223654" calcext:value-type="float">
            <text:p>9924223654</text:p>
          </table:table-cell>
          <table:table-cell office:value-type="float" office:value="3.37" calcext:value-type="float">
            <text:p>3.37</text:p>
          </table:table-cell>
          <table:table-cell office:value-type="float" office:value="7141306361" calcext:value-type="float">
            <text:p>7141306361</text:p>
          </table:table-cell>
          <table:table-cell office:value-type="float" office:value="3.22" calcext:value-type="float">
            <text:p>3.22</text:p>
          </table:table-cell>
          <table:table-cell office:value-type="float" office:value="7418366516" calcext:value-type="float">
            <text:p>7418366516</text:p>
          </table:table-cell>
          <table:table-cell office:value-type="float" office:value="3.41" calcext:value-type="float">
            <text:p>3.41</text:p>
          </table:table-cell>
          <table:table-cell office:value-type="float" office:value="6186750407" calcext:value-type="float">
            <text:p>6186750407</text:p>
          </table:table-cell>
          <table:table-cell office:value-type="float" office:value="2.95" calcext:value-type="float">
            <text:p>2.95</text:p>
          </table:table-cell>
          <table:table-cell office:value-type="float" office:value="4454393875" calcext:value-type="float">
            <text:p>4454393875</text:p>
          </table:table-cell>
          <table:table-cell office:value-type="float" office:value="3.1" calcext:value-type="float">
            <text:p>3.1</text:p>
          </table:table-cell>
          <table:table-cell office:value-type="float" office:value="5524269378" calcext:value-type="float">
            <text:p>5524269378</text:p>
          </table:table-cell>
          <table:table-cell office:value-type="float" office:value="3.83" calcext:value-type="float">
            <text:p>3.83</text:p>
          </table:table-cell>
          <table:table-cell office:value-type="float" office:value="4784631121" calcext:value-type="float">
            <text:p>4784631121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float" office:value="15817706535" calcext:value-type="float">
            <text:p>15817706535</text:p>
          </table:table-cell>
          <table:table-cell office:value-type="float" office:value="5.7" calcext:value-type="float">
            <text:p>5.7</text:p>
          </table:table-cell>
          <table:table-cell office:value-type="float" office:value="15730073449" calcext:value-type="float">
            <text:p>15730073449</text:p>
          </table:table-cell>
          <table:table-cell office:value-type="float" office:value="4.9" calcext:value-type="float">
            <text:p>4.9</text:p>
          </table:table-cell>
          <table:table-cell office:value-type="float" office:value="13955425805" calcext:value-type="float">
            <text:p>13955425805</text:p>
          </table:table-cell>
          <table:table-cell office:value-type="float" office:value="4.57" calcext:value-type="float">
            <text:p>4.57</text:p>
          </table:table-cell>
          <table:table-cell office:value-type="float" office:value="13643006680" calcext:value-type="float">
            <text:p>13643006680</text:p>
          </table:table-cell>
          <table:table-cell office:value-type="float" office:value="4.53" calcext:value-type="float">
            <text:p>4.53</text:p>
          </table:table-cell>
          <table:table-cell office:value-type="float" office:value="11494444854" calcext:value-type="float">
            <text:p>11494444854</text:p>
          </table:table-cell>
          <table:table-cell office:value-type="float" office:value="3.85" calcext:value-type="float">
            <text:p>3.85</text:p>
          </table:table-cell>
          <table:table-cell office:value-type="float" office:value="12308999571" calcext:value-type="float">
            <text:p>12308999571</text:p>
          </table:table-cell>
          <table:table-cell office:value-type="float" office:value="4.15" calcext:value-type="float">
            <text:p>4.15</text:p>
          </table:table-cell>
          <table:table-cell office:value-type="float" office:value="7260017298" calcext:value-type="float">
            <text:p>7260017298</text:p>
          </table:table-cell>
          <table:table-cell office:value-type="float" office:value="3.36" calcext:value-type="float">
            <text:p>3.36</text:p>
          </table:table-cell>
          <table:table-cell office:value-type="float" office:value="7359197662" calcext:value-type="float">
            <text:p>7359197662</text:p>
          </table:table-cell>
          <table:table-cell office:value-type="float" office:value="3.35" calcext:value-type="float">
            <text:p>3.35</text:p>
          </table:table-cell>
          <table:table-cell office:value-type="float" office:value="7372533943" calcext:value-type="float">
            <text:p>7372533943</text:p>
          </table:table-cell>
          <table:table-cell office:value-type="float" office:value="3.23" calcext:value-type="float">
            <text:p>3.23</text:p>
          </table:table-cell>
          <table:table-cell office:value-type="float" office:value="6518229383" calcext:value-type="float">
            <text:p>6518229383</text:p>
          </table:table-cell>
          <table:table-cell office:value-type="float" office:value="2.95" calcext:value-type="float">
            <text:p>2.95</text:p>
          </table:table-cell>
          <table:table-cell office:value-type="float" office:value="4705701470" calcext:value-type="float">
            <text:p>4705701470</text:p>
          </table:table-cell>
          <table:table-cell office:value-type="float" office:value="3.1" calcext:value-type="float">
            <text:p>3.1</text:p>
          </table:table-cell>
          <table:table-cell office:value-type="float" office:value="5823792003" calcext:value-type="float">
            <text:p>5823792003</text:p>
          </table:table-cell>
          <table:table-cell office:value-type="float" office:value="3.81" calcext:value-type="float">
            <text:p>3.81</text:p>
          </table:table-cell>
          <table:table-cell office:value-type="float" office:value="4709426131" calcext:value-type="float">
            <text:p>4709426131</text:p>
          </table:table-cell>
          <table:table-cell office:value-type="float" office:value="3.15" calcext:value-type="float">
            <text:p>3.15</text:p>
          </table:table-cell>
          <table:table-cell table:number-columns-repeated="2"/>
        </table:table-row>
        <table:table-row table:style-name="ro1">
          <table:table-cell office:value-type="float" office:value="16861648337" calcext:value-type="float">
            <text:p>16861648337</text:p>
          </table:table-cell>
          <table:table-cell office:value-type="float" office:value="6.46" calcext:value-type="float">
            <text:p>6.46</text:p>
          </table:table-cell>
          <table:table-cell office:value-type="float" office:value="18203334767" calcext:value-type="float">
            <text:p>18203334767</text:p>
          </table:table-cell>
          <table:table-cell office:value-type="float" office:value="5.74" calcext:value-type="float">
            <text:p>5.74</text:p>
          </table:table-cell>
          <table:table-cell office:value-type="float" office:value="15317858177" calcext:value-type="float">
            <text:p>15317858177</text:p>
          </table:table-cell>
          <table:table-cell office:value-type="float" office:value="4.95" calcext:value-type="float">
            <text:p>4.95</text:p>
          </table:table-cell>
          <table:table-cell office:value-type="float" office:value="13982619035" calcext:value-type="float">
            <text:p>13982619035</text:p>
          </table:table-cell>
          <table:table-cell office:value-type="float" office:value="4.63" calcext:value-type="float">
            <text:p>4.63</text:p>
          </table:table-cell>
          <table:table-cell office:value-type="float" office:value="10899326566" calcext:value-type="float">
            <text:p>10899326566</text:p>
          </table:table-cell>
          <table:table-cell office:value-type="float" office:value="3.62" calcext:value-type="float">
            <text:p>3.62</text:p>
          </table:table-cell>
          <table:table-cell office:value-type="float" office:value="11845576659" calcext:value-type="float">
            <text:p>11845576659</text:p>
          </table:table-cell>
          <table:table-cell office:value-type="float" office:value="3.85" calcext:value-type="float">
            <text:p>3.85</text:p>
          </table:table-cell>
          <table:table-cell office:value-type="float" office:value="10045104780" calcext:value-type="float">
            <text:p>10045104780</text:p>
          </table:table-cell>
          <table:table-cell office:value-type="float" office:value="3.41" calcext:value-type="float">
            <text:p>3.41</text:p>
          </table:table-cell>
          <table:table-cell office:value-type="float" office:value="7404608633" calcext:value-type="float">
            <text:p>7404608633</text:p>
          </table:table-cell>
          <table:table-cell office:value-type="float" office:value="3.24" calcext:value-type="float">
            <text:p>3.24</text:p>
          </table:table-cell>
          <table:table-cell office:value-type="float" office:value="7236094554" calcext:value-type="float">
            <text:p>7236094554</text:p>
          </table:table-cell>
          <table:table-cell office:value-type="float" office:value="3.22" calcext:value-type="float">
            <text:p>3.22</text:p>
          </table:table-cell>
          <table:table-cell office:value-type="float" office:value="6744698405" calcext:value-type="float">
            <text:p>6744698405</text:p>
          </table:table-cell>
          <table:table-cell office:value-type="float" office:value="2.95" calcext:value-type="float">
            <text:p>2.95</text:p>
          </table:table-cell>
          <table:table-cell office:value-type="float" office:value="4668412800" calcext:value-type="float">
            <text:p>4668412800</text:p>
          </table:table-cell>
          <table:table-cell office:value-type="float" office:value="3.08" calcext:value-type="float">
            <text:p>3.08</text:p>
          </table:table-cell>
          <table:table-cell office:value-type="float" office:value="5649357693" calcext:value-type="float">
            <text:p>5649357693</text:p>
          </table:table-cell>
          <table:table-cell office:value-type="float" office:value="3.81" calcext:value-type="float">
            <text:p>3.81</text:p>
          </table:table-cell>
          <table:table-cell office:value-type="float" office:value="4706186813" calcext:value-type="float">
            <text:p>4706186813</text:p>
          </table:table-cell>
          <table:table-cell office:value-type="float" office:value="3.15" calcext:value-type="float">
            <text:p>3.15</text:p>
          </table:table-cell>
          <table:table-cell table:number-columns-repeated="2"/>
        </table:table-row>
        <table:table-row table:style-name="ro1">
          <table:table-cell office:value-type="float" office:value="17665074578" calcext:value-type="float">
            <text:p>17665074578</text:p>
          </table:table-cell>
          <table:table-cell office:value-type="float" office:value="6.53" calcext:value-type="float">
            <text:p>6.53</text:p>
          </table:table-cell>
          <table:table-cell office:value-type="float" office:value="16223238741" calcext:value-type="float">
            <text:p>16223238741</text:p>
          </table:table-cell>
          <table:table-cell office:value-type="float" office:value="4.93" calcext:value-type="float">
            <text:p>4.93</text:p>
          </table:table-cell>
          <table:table-cell office:value-type="float" office:value="17119234794" calcext:value-type="float">
            <text:p>17119234794</text:p>
          </table:table-cell>
          <table:table-cell office:value-type="float" office:value="5.55" calcext:value-type="float">
            <text:p>5.55</text:p>
          </table:table-cell>
          <table:table-cell office:value-type="float" office:value="14305039081" calcext:value-type="float">
            <text:p>14305039081</text:p>
          </table:table-cell>
          <table:table-cell office:value-type="float" office:value="4.68" calcext:value-type="float">
            <text:p>4.68</text:p>
          </table:table-cell>
          <table:table-cell office:value-type="float" office:value="10506676317" calcext:value-type="float">
            <text:p>10506676317</text:p>
          </table:table-cell>
          <table:table-cell office:value-type="float" office:value="3.54" calcext:value-type="float">
            <text:p>3.54</text:p>
          </table:table-cell>
          <table:table-cell office:value-type="float" office:value="11374297602" calcext:value-type="float">
            <text:p>11374297602</text:p>
          </table:table-cell>
          <table:table-cell office:value-type="float" office:value="3.89" calcext:value-type="float">
            <text:p>3.89</text:p>
          </table:table-cell>
          <table:table-cell office:value-type="float" office:value="8628578728" calcext:value-type="float">
            <text:p>8628578728</text:p>
          </table:table-cell>
          <table:table-cell office:value-type="float" office:value="3.31" calcext:value-type="float">
            <text:p>3.31</text:p>
          </table:table-cell>
          <table:table-cell office:value-type="float" office:value="7435086433" calcext:value-type="float">
            <text:p>7435086433</text:p>
          </table:table-cell>
          <table:table-cell office:value-type="float" office:value="3.42" calcext:value-type="float">
            <text:p>3.42</text:p>
          </table:table-cell>
          <table:table-cell office:value-type="float" office:value="7729754528" calcext:value-type="float">
            <text:p>7729754528</text:p>
          </table:table-cell>
          <table:table-cell office:value-type="float" office:value="3.34" calcext:value-type="float">
            <text:p>3.34</text:p>
          </table:table-cell>
          <table:table-cell office:value-type="float" office:value="6700824641" calcext:value-type="float">
            <text:p>6700824641</text:p>
          </table:table-cell>
          <table:table-cell office:value-type="float" office:value="3.01" calcext:value-type="float">
            <text:p>3.01</text:p>
          </table:table-cell>
          <table:table-cell office:value-type="float" office:value="4700649237" calcext:value-type="float">
            <text:p>4700649237</text:p>
          </table:table-cell>
          <table:table-cell office:value-type="float" office:value="3.08" calcext:value-type="float">
            <text:p>3.08</text:p>
          </table:table-cell>
          <table:table-cell office:value-type="float" office:value="5836479348" calcext:value-type="float">
            <text:p>5836479348</text:p>
          </table:table-cell>
          <table:table-cell office:value-type="float" office:value="3.86" calcext:value-type="float">
            <text:p>3.86</text:p>
          </table:table-cell>
          <table:table-cell office:value-type="float" office:value="4768185382" calcext:value-type="float">
            <text:p>4768185382</text:p>
          </table:table-cell>
          <table:table-cell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 office:value-type="float" office:value="19316999249" calcext:value-type="float">
            <text:p>19316999249</text:p>
          </table:table-cell>
          <table:table-cell office:value-type="float" office:value="7.09" calcext:value-type="float">
            <text:p>7.09</text:p>
          </table:table-cell>
          <table:table-cell office:value-type="float" office:value="17677596837" calcext:value-type="float">
            <text:p>17677596837</text:p>
          </table:table-cell>
          <table:table-cell office:value-type="float" office:value="5.62" calcext:value-type="float">
            <text:p>5.62</text:p>
          </table:table-cell>
          <table:table-cell office:value-type="float" office:value="15468334442" calcext:value-type="float">
            <text:p>15468334442</text:p>
          </table:table-cell>
          <table:table-cell office:value-type="float" office:value="4.92" calcext:value-type="float">
            <text:p>4.92</text:p>
          </table:table-cell>
          <table:table-cell office:value-type="float" office:value="12649572715" calcext:value-type="float">
            <text:p>12649572715</text:p>
          </table:table-cell>
          <table:table-cell office:value-type="float" office:value="4.12" calcext:value-type="float">
            <text:p>4.12</text:p>
          </table:table-cell>
          <table:table-cell office:value-type="float" office:value="9521050083" calcext:value-type="float">
            <text:p>9521050083</text:p>
          </table:table-cell>
          <table:table-cell office:value-type="float" office:value="3.28" calcext:value-type="float">
            <text:p>3.28</text:p>
          </table:table-cell>
          <table:table-cell office:value-type="float" office:value="11530126993" calcext:value-type="float">
            <text:p>11530126993</text:p>
          </table:table-cell>
          <table:table-cell office:value-type="float" office:value="3.86" calcext:value-type="float">
            <text:p>3.86</text:p>
          </table:table-cell>
          <table:table-cell office:value-type="float" office:value="8285622043" calcext:value-type="float">
            <text:p>8285622043</text:p>
          </table:table-cell>
          <table:table-cell office:value-type="float" office:value="3.52" calcext:value-type="float">
            <text:p>3.52</text:p>
          </table:table-cell>
          <table:table-cell office:value-type="float" office:value="7284677353" calcext:value-type="float">
            <text:p>7284677353</text:p>
          </table:table-cell>
          <table:table-cell office:value-type="float" office:value="3.27" calcext:value-type="float">
            <text:p>3.27</text:p>
          </table:table-cell>
          <table:table-cell office:value-type="float" office:value="7236601662" calcext:value-type="float">
            <text:p>7236601662</text:p>
          </table:table-cell>
          <table:table-cell office:value-type="float" office:value="3.24" calcext:value-type="float">
            <text:p>3.24</text:p>
          </table:table-cell>
          <table:table-cell office:value-type="float" office:value="6387146816" calcext:value-type="float">
            <text:p>6387146816</text:p>
          </table:table-cell>
          <table:table-cell office:value-type="float" office:value="2.96" calcext:value-type="float">
            <text:p>2.96</text:p>
          </table:table-cell>
          <table:table-cell office:value-type="float" office:value="4545843881" calcext:value-type="float">
            <text:p>4545843881</text:p>
          </table:table-cell>
          <table:table-cell office:value-type="float" office:value="3.08" calcext:value-type="float">
            <text:p>3.08</text:p>
          </table:table-cell>
          <table:table-cell office:value-type="float" office:value="5714358247" calcext:value-type="float">
            <text:p>5714358247</text:p>
          </table:table-cell>
          <table:table-cell office:value-type="float" office:value="3.88" calcext:value-type="float">
            <text:p>3.88</text:p>
          </table:table-cell>
          <table:table-cell office:value-type="float" office:value="4712243252" calcext:value-type="float">
            <text:p>4712243252</text:p>
          </table:table-cell>
          <table:table-cell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 office:value-type="float" office:value="20648783767" calcext:value-type="float">
            <text:p>20648783767</text:p>
          </table:table-cell>
          <table:table-cell office:value-type="float" office:value="6.86" calcext:value-type="float">
            <text:p>6.86</text:p>
          </table:table-cell>
          <table:table-cell office:value-type="float" office:value="18554275095" calcext:value-type="float">
            <text:p>18554275095</text:p>
          </table:table-cell>
          <table:table-cell office:value-type="float" office:value="5.6" calcext:value-type="float">
            <text:p>5.6</text:p>
          </table:table-cell>
          <table:table-cell office:value-type="float" office:value="16188369938" calcext:value-type="float">
            <text:p>16188369938</text:p>
          </table:table-cell>
          <table:table-cell office:value-type="float" office:value="5.08" calcext:value-type="float">
            <text:p>5.08</text:p>
          </table:table-cell>
          <table:table-cell office:value-type="float" office:value="17203243605" calcext:value-type="float">
            <text:p>17203243605</text:p>
          </table:table-cell>
          <table:table-cell office:value-type="float" office:value="5.49" calcext:value-type="float">
            <text:p>5.49</text:p>
          </table:table-cell>
          <table:table-cell office:value-type="float" office:value="10432435907" calcext:value-type="float">
            <text:p>10432435907</text:p>
          </table:table-cell>
          <table:table-cell office:value-type="float" office:value="3.3" calcext:value-type="float">
            <text:p>3.3</text:p>
          </table:table-cell>
          <table:table-cell office:value-type="float" office:value="11526753591" calcext:value-type="float">
            <text:p>11526753591</text:p>
          </table:table-cell>
          <table:table-cell office:value-type="float" office:value="3.85" calcext:value-type="float">
            <text:p>3.85</text:p>
          </table:table-cell>
          <table:table-cell office:value-type="float" office:value="6965548129" calcext:value-type="float">
            <text:p>6965548129</text:p>
          </table:table-cell>
          <table:table-cell office:value-type="float" office:value="3.28" calcext:value-type="float">
            <text:p>3.28</text:p>
          </table:table-cell>
          <table:table-cell office:value-type="float" office:value="7243458777" calcext:value-type="float">
            <text:p>7243458777</text:p>
          </table:table-cell>
          <table:table-cell office:value-type="float" office:value="3.38" calcext:value-type="float">
            <text:p>3.38</text:p>
          </table:table-cell>
          <table:table-cell office:value-type="float" office:value="7346866708" calcext:value-type="float">
            <text:p>7346866708</text:p>
          </table:table-cell>
          <table:table-cell office:value-type="float" office:value="3.29" calcext:value-type="float">
            <text:p>3.29</text:p>
          </table:table-cell>
          <table:table-cell office:value-type="float" office:value="6561790621" calcext:value-type="float">
            <text:p>6561790621</text:p>
          </table:table-cell>
          <table:table-cell office:value-type="float" office:value="2.95" calcext:value-type="float">
            <text:p>2.95</text:p>
          </table:table-cell>
          <table:table-cell office:value-type="float" office:value="4637963839" calcext:value-type="float">
            <text:p>4637963839</text:p>
          </table:table-cell>
          <table:table-cell office:value-type="float" office:value="3.08" calcext:value-type="float">
            <text:p>3.08</text:p>
          </table:table-cell>
          <table:table-cell office:value-type="float" office:value="5792206258" calcext:value-type="float">
            <text:p>5792206258</text:p>
          </table:table-cell>
          <table:table-cell office:value-type="float" office:value="3.89" calcext:value-type="float">
            <text:p>3.89</text:p>
          </table:table-cell>
          <table:table-cell office:value-type="float" office:value="4739661147" calcext:value-type="float">
            <text:p>4739661147</text:p>
          </table:table-cell>
          <table:table-cell office:value-type="float" office:value="3.15" calcext:value-type="float">
            <text:p>3.15</text:p>
          </table:table-cell>
          <table:table-cell table:number-columns-repeated="2"/>
        </table:table-row>
        <table:table-row table:style-name="ro1">
          <table:table-cell office:value-type="float" office:value="15776020555" calcext:value-type="float">
            <text:p>15776020555</text:p>
          </table:table-cell>
          <table:table-cell office:value-type="float" office:value="6.07" calcext:value-type="float">
            <text:p>6.07</text:p>
          </table:table-cell>
          <table:table-cell office:value-type="float" office:value="19778499474" calcext:value-type="float">
            <text:p>19778499474</text:p>
          </table:table-cell>
          <table:table-cell office:value-type="float" office:value="6.11" calcext:value-type="float">
            <text:p>6.11</text:p>
          </table:table-cell>
          <table:table-cell office:value-type="float" office:value="14837223988" calcext:value-type="float">
            <text:p>14837223988</text:p>
          </table:table-cell>
          <table:table-cell office:value-type="float" office:value="4.76" calcext:value-type="float">
            <text:p>4.76</text:p>
          </table:table-cell>
          <table:table-cell office:value-type="float" office:value="13227390893" calcext:value-type="float">
            <text:p>13227390893</text:p>
          </table:table-cell>
          <table:table-cell office:value-type="float" office:value="4.3" calcext:value-type="float">
            <text:p>4.3</text:p>
          </table:table-cell>
          <table:table-cell office:value-type="float" office:value="9731381015" calcext:value-type="float">
            <text:p>9731381015</text:p>
          </table:table-cell>
          <table:table-cell office:value-type="float" office:value="3.29" calcext:value-type="float">
            <text:p>3.29</text:p>
          </table:table-cell>
          <table:table-cell office:value-type="float" office:value="11572266266" calcext:value-type="float">
            <text:p>11572266266</text:p>
          </table:table-cell>
          <table:table-cell office:value-type="float" office:value="3.88" calcext:value-type="float">
            <text:p>3.88</text:p>
          </table:table-cell>
          <table:table-cell office:value-type="float" office:value="8213413043" calcext:value-type="float">
            <text:p>8213413043</text:p>
          </table:table-cell>
          <table:table-cell office:value-type="float" office:value="3.7" calcext:value-type="float">
            <text:p>3.7</text:p>
          </table:table-cell>
          <table:table-cell office:value-type="float" office:value="7314681807" calcext:value-type="float">
            <text:p>7314681807</text:p>
          </table:table-cell>
          <table:table-cell office:value-type="float" office:value="3.32" calcext:value-type="float">
            <text:p>3.32</text:p>
          </table:table-cell>
          <table:table-cell office:value-type="float" office:value="7284728389" calcext:value-type="float">
            <text:p>7284728389</text:p>
          </table:table-cell>
          <table:table-cell office:value-type="float" office:value="3.25" calcext:value-type="float">
            <text:p>3.25</text:p>
          </table:table-cell>
          <table:table-cell office:value-type="float" office:value="6553075637" calcext:value-type="float">
            <text:p>6553075637</text:p>
          </table:table-cell>
          <table:table-cell office:value-type="float" office:value="2.96" calcext:value-type="float">
            <text:p>2.96</text:p>
          </table:table-cell>
          <table:table-cell office:value-type="float" office:value="4571754426" calcext:value-type="float">
            <text:p>4571754426</text:p>
          </table:table-cell>
          <table:table-cell office:value-type="float" office:value="3.08" calcext:value-type="float">
            <text:p>3.08</text:p>
          </table:table-cell>
          <table:table-cell office:value-type="float" office:value="5573148321" calcext:value-type="float">
            <text:p>5573148321</text:p>
          </table:table-cell>
          <table:table-cell office:value-type="float" office:value="3.84" calcext:value-type="float">
            <text:p>3.84</text:p>
          </table:table-cell>
          <table:table-cell office:value-type="float" office:value="4661652161" calcext:value-type="float">
            <text:p>4661652161</text:p>
          </table:table-cell>
          <table:table-cell office:value-type="float" office:value="3.15" calcext:value-type="float">
            <text:p>3.15</text:p>
          </table:table-cell>
          <table:table-cell table:number-columns-repeated="2"/>
        </table:table-row>
        <table:table-row table:style-name="ro1">
          <table:table-cell office:value-type="float" office:value="18867323786" calcext:value-type="float">
            <text:p>18867323786</text:p>
          </table:table-cell>
          <table:table-cell office:value-type="float" office:value="5.71" calcext:value-type="float">
            <text:p>5.71</text:p>
          </table:table-cell>
          <table:table-cell office:value-type="float" office:value="17325648520" calcext:value-type="float">
            <text:p>17325648520</text:p>
          </table:table-cell>
          <table:table-cell office:value-type="float" office:value="5.23" calcext:value-type="float">
            <text:p>5.23</text:p>
          </table:table-cell>
          <table:table-cell office:value-type="float" office:value="17332400110" calcext:value-type="float">
            <text:p>17332400110</text:p>
          </table:table-cell>
          <table:table-cell office:value-type="float" office:value="5.73" calcext:value-type="float">
            <text:p>5.73</text:p>
          </table:table-cell>
          <table:table-cell office:value-type="float" office:value="14760736216" calcext:value-type="float">
            <text:p>14760736216</text:p>
          </table:table-cell>
          <table:table-cell office:value-type="float" office:value="4.81" calcext:value-type="float">
            <text:p>4.81</text:p>
          </table:table-cell>
          <table:table-cell office:value-type="float" office:value="11770751134" calcext:value-type="float">
            <text:p>11770751134</text:p>
          </table:table-cell>
          <table:table-cell office:value-type="float" office:value="3.89" calcext:value-type="float">
            <text:p>3.89</text:p>
          </table:table-cell>
          <table:table-cell office:value-type="float" office:value="11731431712" calcext:value-type="float">
            <text:p>11731431712</text:p>
          </table:table-cell>
          <table:table-cell office:value-type="float" office:value="3.89" calcext:value-type="float">
            <text:p>3.89</text:p>
          </table:table-cell>
          <table:table-cell office:value-type="float" office:value="9399172831" calcext:value-type="float">
            <text:p>9399172831</text:p>
          </table:table-cell>
          <table:table-cell office:value-type="float" office:value="3.68" calcext:value-type="float">
            <text:p>3.68</text:p>
          </table:table-cell>
          <table:table-cell office:value-type="float" office:value="7517484550" calcext:value-type="float">
            <text:p>7517484550</text:p>
          </table:table-cell>
          <table:table-cell office:value-type="float" office:value="3.37" calcext:value-type="float">
            <text:p>3.37</text:p>
          </table:table-cell>
          <table:table-cell office:value-type="float" office:value="7732325752" calcext:value-type="float">
            <text:p>7732325752</text:p>
          </table:table-cell>
          <table:table-cell office:value-type="float" office:value="3.32" calcext:value-type="float">
            <text:p>3.32</text:p>
          </table:table-cell>
          <table:table-cell office:value-type="float" office:value="6432883686" calcext:value-type="float">
            <text:p>6432883686</text:p>
          </table:table-cell>
          <table:table-cell office:value-type="float" office:value="2.96" calcext:value-type="float">
            <text:p>2.96</text:p>
          </table:table-cell>
          <table:table-cell office:value-type="float" office:value="4621823319" calcext:value-type="float">
            <text:p>4621823319</text:p>
          </table:table-cell>
          <table:table-cell office:value-type="float" office:value="3.21" calcext:value-type="float">
            <text:p>3.21</text:p>
          </table:table-cell>
          <table:table-cell office:value-type="float" office:value="5805865527" calcext:value-type="float">
            <text:p>5805865527</text:p>
          </table:table-cell>
          <table:table-cell office:value-type="float" office:value="3.83" calcext:value-type="float">
            <text:p>3.83</text:p>
          </table:table-cell>
          <table:table-cell office:value-type="float" office:value="4891409105" calcext:value-type="float">
            <text:p>4891409105</text:p>
          </table:table-cell>
          <table:table-cell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 office:value-type="float" office:value="19095713049" calcext:value-type="float">
            <text:p>19095713049</text:p>
          </table:table-cell>
          <table:table-cell office:value-type="float" office:value="6.25" calcext:value-type="float">
            <text:p>6.25</text:p>
          </table:table-cell>
          <table:table-cell office:value-type="float" office:value="16575691685" calcext:value-type="float">
            <text:p>16575691685</text:p>
          </table:table-cell>
          <table:table-cell office:value-type="float" office:value="5.09" calcext:value-type="float">
            <text:p>5.09</text:p>
          </table:table-cell>
          <table:table-cell office:value-type="float" office:value="15699591672" calcext:value-type="float">
            <text:p>15699591672</text:p>
          </table:table-cell>
          <table:table-cell office:value-type="float" office:value="5" calcext:value-type="float">
            <text:p>5</text:p>
          </table:table-cell>
          <table:table-cell office:value-type="float" office:value="17284600714" calcext:value-type="float">
            <text:p>17284600714</text:p>
          </table:table-cell>
          <table:table-cell office:value-type="float" office:value="5.7" calcext:value-type="float">
            <text:p>5.7</text:p>
          </table:table-cell>
          <table:table-cell office:value-type="float" office:value="11012601574" calcext:value-type="float">
            <text:p>11012601574</text:p>
          </table:table-cell>
          <table:table-cell office:value-type="float" office:value="3.7" calcext:value-type="float">
            <text:p>3.7</text:p>
          </table:table-cell>
          <table:table-cell office:value-type="float" office:value="11185007716" calcext:value-type="float">
            <text:p>11185007716</text:p>
          </table:table-cell>
          <table:table-cell office:value-type="float" office:value="3.83" calcext:value-type="float">
            <text:p>3.83</text:p>
          </table:table-cell>
          <table:table-cell office:value-type="float" office:value="8031167084" calcext:value-type="float">
            <text:p>8031167084</text:p>
          </table:table-cell>
          <table:table-cell office:value-type="float" office:value="3.48" calcext:value-type="float">
            <text:p>3.48</text:p>
          </table:table-cell>
          <table:table-cell office:value-type="float" office:value="7269238001" calcext:value-type="float">
            <text:p>7269238001</text:p>
          </table:table-cell>
          <table:table-cell office:value-type="float" office:value="3.28" calcext:value-type="float">
            <text:p>3.28</text:p>
          </table:table-cell>
          <table:table-cell office:value-type="float" office:value="6964847192" calcext:value-type="float">
            <text:p>6964847192</text:p>
          </table:table-cell>
          <table:table-cell office:value-type="float" office:value="3.26" calcext:value-type="float">
            <text:p>3.26</text:p>
          </table:table-cell>
          <table:table-cell office:value-type="float" office:value="6264439834" calcext:value-type="float">
            <text:p>6264439834</text:p>
          </table:table-cell>
          <table:table-cell office:value-type="float" office:value="2.95" calcext:value-type="float">
            <text:p>2.95</text:p>
          </table:table-cell>
          <table:table-cell office:value-type="float" office:value="4444051606" calcext:value-type="float">
            <text:p>4444051606</text:p>
          </table:table-cell>
          <table:table-cell office:value-type="float" office:value="3.07" calcext:value-type="float">
            <text:p>3.07</text:p>
          </table:table-cell>
          <table:table-cell office:value-type="float" office:value="5746301796" calcext:value-type="float">
            <text:p>5746301796</text:p>
          </table:table-cell>
          <table:table-cell office:value-type="float" office:value="3.79" calcext:value-type="float">
            <text:p>3.79</text:p>
          </table:table-cell>
          <table:table-cell office:value-type="float" office:value="4877134373" calcext:value-type="float">
            <text:p>4877134373</text:p>
          </table:table-cell>
          <table:table-cell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 office:value-type="float" office:value="19044430676" calcext:value-type="float">
            <text:p>19044430676</text:p>
          </table:table-cell>
          <table:table-cell office:value-type="float" office:value="6.28" calcext:value-type="float">
            <text:p>6.28</text:p>
          </table:table-cell>
          <table:table-cell office:value-type="float" office:value="15322734676" calcext:value-type="float">
            <text:p>15322734676</text:p>
          </table:table-cell>
          <table:table-cell office:value-type="float" office:value="4.91" calcext:value-type="float">
            <text:p>4.91</text:p>
          </table:table-cell>
          <table:table-cell office:value-type="float" office:value="15543685853" calcext:value-type="float">
            <text:p>15543685853</text:p>
          </table:table-cell>
          <table:table-cell office:value-type="float" office:value="4.99" calcext:value-type="float">
            <text:p>4.99</text:p>
          </table:table-cell>
          <table:table-cell office:value-type="float" office:value="13133539137" calcext:value-type="float">
            <text:p>13133539137</text:p>
          </table:table-cell>
          <table:table-cell office:value-type="float" office:value="4.34" calcext:value-type="float">
            <text:p>4.34</text:p>
          </table:table-cell>
          <table:table-cell office:value-type="float" office:value="10439415768" calcext:value-type="float">
            <text:p>10439415768</text:p>
          </table:table-cell>
          <table:table-cell office:value-type="float" office:value="3.46" calcext:value-type="float">
            <text:p>3.46</text:p>
          </table:table-cell>
          <table:table-cell office:value-type="float" office:value="11438558678" calcext:value-type="float">
            <text:p>11438558678</text:p>
          </table:table-cell>
          <table:table-cell office:value-type="float" office:value="3.87" calcext:value-type="float">
            <text:p>3.87</text:p>
          </table:table-cell>
          <table:table-cell office:value-type="float" office:value="8427691658" calcext:value-type="float">
            <text:p>8427691658</text:p>
          </table:table-cell>
          <table:table-cell office:value-type="float" office:value="3.51" calcext:value-type="float">
            <text:p>3.51</text:p>
          </table:table-cell>
          <table:table-cell office:value-type="float" office:value="7232437417" calcext:value-type="float">
            <text:p>7232437417</text:p>
          </table:table-cell>
          <table:table-cell office:value-type="float" office:value="3.3" calcext:value-type="float">
            <text:p>3.3</text:p>
          </table:table-cell>
          <table:table-cell office:value-type="float" office:value="7316099967" calcext:value-type="float">
            <text:p>7316099967</text:p>
          </table:table-cell>
          <table:table-cell office:value-type="float" office:value="3.25" calcext:value-type="float">
            <text:p>3.25</text:p>
          </table:table-cell>
          <table:table-cell office:value-type="float" office:value="6387478266" calcext:value-type="float">
            <text:p>6387478266</text:p>
          </table:table-cell>
          <table:table-cell office:value-type="float" office:value="2.95" calcext:value-type="float">
            <text:p>2.95</text:p>
          </table:table-cell>
          <table:table-cell office:value-type="float" office:value="4568908238" calcext:value-type="float">
            <text:p>4568908238</text:p>
          </table:table-cell>
          <table:table-cell office:value-type="float" office:value="3.02" calcext:value-type="float">
            <text:p>3.02</text:p>
          </table:table-cell>
          <table:table-cell office:value-type="float" office:value="6145219694" calcext:value-type="float">
            <text:p>6145219694</text:p>
          </table:table-cell>
          <table:table-cell office:value-type="float" office:value="4.04" calcext:value-type="float">
            <text:p>4.04</text:p>
          </table:table-cell>
          <table:table-cell office:value-type="float" office:value="4572732851" calcext:value-type="float">
            <text:p>4572732851</text:p>
          </table:table-cell>
          <table:table-cell office:value-type="float" office:value="3.15" calcext:value-type="float">
            <text:p>3.15</text:p>
          </table:table-cell>
          <table:table-cell table:number-columns-repeated="2"/>
        </table:table-row>
        <table:table-row table:style-name="ro1">
          <table:table-cell office:value-type="float" office:value="22540914393" calcext:value-type="float">
            <text:p>22540914393</text:p>
          </table:table-cell>
          <table:table-cell office:value-type="float" office:value="6.81" calcext:value-type="float">
            <text:p>6.81</text:p>
          </table:table-cell>
          <table:table-cell office:value-type="float" office:value="18518289356" calcext:value-type="float">
            <text:p>18518289356</text:p>
          </table:table-cell>
          <table:table-cell office:value-type="float" office:value="5.8" calcext:value-type="float">
            <text:p>5.8</text:p>
          </table:table-cell>
          <table:table-cell office:value-type="float" office:value="15196410894" calcext:value-type="float">
            <text:p>15196410894</text:p>
          </table:table-cell>
          <table:table-cell office:value-type="float" office:value="5.01" calcext:value-type="float">
            <text:p>5.01</text:p>
          </table:table-cell>
          <table:table-cell office:value-type="float" office:value="11640107780" calcext:value-type="float">
            <text:p>11640107780</text:p>
          </table:table-cell>
          <table:table-cell office:value-type="float" office:value="3.86" calcext:value-type="float">
            <text:p>3.86</text:p>
          </table:table-cell>
          <table:table-cell office:value-type="float" office:value="11285861822" calcext:value-type="float">
            <text:p>11285861822</text:p>
          </table:table-cell>
          <table:table-cell office:value-type="float" office:value="3.76" calcext:value-type="float">
            <text:p>3.76</text:p>
          </table:table-cell>
          <table:table-cell office:value-type="float" office:value="12610016457" calcext:value-type="float">
            <text:p>12610016457</text:p>
          </table:table-cell>
          <table:table-cell office:value-type="float" office:value="4.23" calcext:value-type="float">
            <text:p>4.23</text:p>
          </table:table-cell>
          <table:table-cell office:value-type="float" office:value="7424432817" calcext:value-type="float">
            <text:p>7424432817</text:p>
          </table:table-cell>
          <table:table-cell office:value-type="float" office:value="3.5" calcext:value-type="float">
            <text:p>3.5</text:p>
          </table:table-cell>
          <table:table-cell office:value-type="float" office:value="7038447346" calcext:value-type="float">
            <text:p>7038447346</text:p>
          </table:table-cell>
          <table:table-cell office:value-type="float" office:value="3.22" calcext:value-type="float">
            <text:p>3.22</text:p>
          </table:table-cell>
          <table:table-cell office:value-type="float" office:value="7174278776" calcext:value-type="float">
            <text:p>7174278776</text:p>
          </table:table-cell>
          <table:table-cell office:value-type="float" office:value="3.23" calcext:value-type="float">
            <text:p>3.23</text:p>
          </table:table-cell>
          <table:table-cell office:value-type="float" office:value="6365022929" calcext:value-type="float">
            <text:p>6365022929</text:p>
          </table:table-cell>
          <table:table-cell office:value-type="float" office:value="2.95" calcext:value-type="float">
            <text:p>2.95</text:p>
          </table:table-cell>
          <table:table-cell office:value-type="float" office:value="4772666219" calcext:value-type="float">
            <text:p>4772666219</text:p>
          </table:table-cell>
          <table:table-cell office:value-type="float" office:value="3.1" calcext:value-type="float">
            <text:p>3.1</text:p>
          </table:table-cell>
          <table:table-cell office:value-type="float" office:value="5729592534" calcext:value-type="float">
            <text:p>5729592534</text:p>
          </table:table-cell>
          <table:table-cell office:value-type="float" office:value="3.79" calcext:value-type="float">
            <text:p>3.79</text:p>
          </table:table-cell>
          <table:table-cell office:value-type="float" office:value="4529891391" calcext:value-type="float">
            <text:p>4529891391</text:p>
          </table:table-cell>
          <table:table-cell office:value-type="float" office:value="3.15" calcext:value-type="float">
            <text:p>3.15</text:p>
          </table:table-cell>
          <table:table-cell table:number-columns-repeated="2"/>
        </table:table-row>
        <table:table-row table:style-name="ro1">
          <table:table-cell office:value-type="float" office:value="19186353715" calcext:value-type="float">
            <text:p>19186353715</text:p>
          </table:table-cell>
          <table:table-cell office:value-type="float" office:value="6.31" calcext:value-type="float">
            <text:p>6.31</text:p>
          </table:table-cell>
          <table:table-cell office:value-type="float" office:value="18017631434" calcext:value-type="float">
            <text:p>18017631434</text:p>
          </table:table-cell>
          <table:table-cell office:value-type="float" office:value="5.68" calcext:value-type="float">
            <text:p>5.68</text:p>
          </table:table-cell>
          <table:table-cell office:value-type="float" office:value="15963988195" calcext:value-type="float">
            <text:p>15963988195</text:p>
          </table:table-cell>
          <table:table-cell office:value-type="float" office:value="5.25" calcext:value-type="float">
            <text:p>5.25</text:p>
          </table:table-cell>
          <table:table-cell office:value-type="float" office:value="16719240636" calcext:value-type="float">
            <text:p>16719240636</text:p>
          </table:table-cell>
          <table:table-cell office:value-type="float" office:value="5.5" calcext:value-type="float">
            <text:p>5.5</text:p>
          </table:table-cell>
          <table:table-cell office:value-type="float" office:value="9730052878" calcext:value-type="float">
            <text:p>9730052878</text:p>
          </table:table-cell>
          <table:table-cell office:value-type="float" office:value="3.27" calcext:value-type="float">
            <text:p>3.27</text:p>
          </table:table-cell>
          <table:table-cell office:value-type="float" office:value="11634182602" calcext:value-type="float">
            <text:p>11634182602</text:p>
          </table:table-cell>
          <table:table-cell office:value-type="float" office:value="3.89" calcext:value-type="float">
            <text:p>3.89</text:p>
          </table:table-cell>
          <table:table-cell office:value-type="float" office:value="8433359931" calcext:value-type="float">
            <text:p>8433359931</text:p>
          </table:table-cell>
          <table:table-cell office:value-type="float" office:value="3.3" calcext:value-type="float">
            <text:p>3.3</text:p>
          </table:table-cell>
          <table:table-cell office:value-type="float" office:value="7038035162" calcext:value-type="float">
            <text:p>7038035162</text:p>
          </table:table-cell>
          <table:table-cell office:value-type="float" office:value="3.25" calcext:value-type="float">
            <text:p>3.25</text:p>
          </table:table-cell>
          <table:table-cell office:value-type="float" office:value="7261851983" calcext:value-type="float">
            <text:p>7261851983</text:p>
          </table:table-cell>
          <table:table-cell office:value-type="float" office:value="3.34" calcext:value-type="float">
            <text:p>3.34</text:p>
          </table:table-cell>
          <table:table-cell office:value-type="float" office:value="6234848208" calcext:value-type="float">
            <text:p>6234848208</text:p>
          </table:table-cell>
          <table:table-cell office:value-type="float" office:value="2.97" calcext:value-type="float">
            <text:p>2.97</text:p>
          </table:table-cell>
          <table:table-cell office:value-type="float" office:value="4548841619" calcext:value-type="float">
            <text:p>4548841619</text:p>
          </table:table-cell>
          <table:table-cell office:value-type="float" office:value="3.09" calcext:value-type="float">
            <text:p>3.09</text:p>
          </table:table-cell>
          <table:table-cell office:value-type="float" office:value="5695077484" calcext:value-type="float">
            <text:p>5695077484</text:p>
          </table:table-cell>
          <table:table-cell office:value-type="float" office:value="3.84" calcext:value-type="float">
            <text:p>3.84</text:p>
          </table:table-cell>
          <table:table-cell office:value-type="float" office:value="4860378358" calcext:value-type="float">
            <text:p>4860378358</text:p>
          </table:table-cell>
          <table:table-cell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 office:value-type="float" office:value="16037078125" calcext:value-type="float">
            <text:p>16037078125</text:p>
          </table:table-cell>
          <table:table-cell office:value-type="float" office:value="5.85" calcext:value-type="float">
            <text:p>5.85</text:p>
          </table:table-cell>
          <table:table-cell office:value-type="float" office:value="18993760629" calcext:value-type="float">
            <text:p>18993760629</text:p>
          </table:table-cell>
          <table:table-cell office:value-type="float" office:value="5.96" calcext:value-type="float">
            <text:p>5.96</text:p>
          </table:table-cell>
          <table:table-cell office:value-type="float" office:value="16382565820" calcext:value-type="float">
            <text:p>16382565820</text:p>
          </table:table-cell>
          <table:table-cell office:value-type="float" office:value="5.29" calcext:value-type="float">
            <text:p>5.29</text:p>
          </table:table-cell>
          <table:table-cell office:value-type="float" office:value="13645972961" calcext:value-type="float">
            <text:p>13645972961</text:p>
          </table:table-cell>
          <table:table-cell office:value-type="float" office:value="4.42" calcext:value-type="float">
            <text:p>4.42</text:p>
          </table:table-cell>
          <table:table-cell office:value-type="float" office:value="10599081999" calcext:value-type="float">
            <text:p>10599081999</text:p>
          </table:table-cell>
          <table:table-cell office:value-type="float" office:value="3.54" calcext:value-type="float">
            <text:p>3.54</text:p>
          </table:table-cell>
          <table:table-cell office:value-type="float" office:value="12427177451" calcext:value-type="float">
            <text:p>12427177451</text:p>
          </table:table-cell>
          <table:table-cell office:value-type="float" office:value="4.12" calcext:value-type="float">
            <text:p>4.12</text:p>
          </table:table-cell>
          <table:table-cell office:value-type="float" office:value="8330144215" calcext:value-type="float">
            <text:p>8330144215</text:p>
          </table:table-cell>
          <table:table-cell office:value-type="float" office:value="3.88" calcext:value-type="float">
            <text:p>3.88</text:p>
          </table:table-cell>
          <table:table-cell office:value-type="float" office:value="7093670186" calcext:value-type="float">
            <text:p>7093670186</text:p>
          </table:table-cell>
          <table:table-cell office:value-type="float" office:value="3.28" calcext:value-type="float">
            <text:p>3.28</text:p>
          </table:table-cell>
          <table:table-cell office:value-type="float" office:value="7240350185" calcext:value-type="float">
            <text:p>7240350185</text:p>
          </table:table-cell>
          <table:table-cell office:value-type="float" office:value="3.28" calcext:value-type="float">
            <text:p>3.28</text:p>
          </table:table-cell>
          <table:table-cell office:value-type="float" office:value="6626489182" calcext:value-type="float">
            <text:p>6626489182</text:p>
          </table:table-cell>
          <table:table-cell office:value-type="float" office:value="2.81" calcext:value-type="float">
            <text:p>2.81</text:p>
          </table:table-cell>
          <table:table-cell office:value-type="float" office:value="4578276694" calcext:value-type="float">
            <text:p>4578276694</text:p>
          </table:table-cell>
          <table:table-cell office:value-type="float" office:value="3.05" calcext:value-type="float">
            <text:p>3.05</text:p>
          </table:table-cell>
          <table:table-cell office:value-type="float" office:value="5965086076" calcext:value-type="float">
            <text:p>5965086076</text:p>
          </table:table-cell>
          <table:table-cell office:value-type="float" office:value="4.03" calcext:value-type="float">
            <text:p>4.03</text:p>
          </table:table-cell>
          <table:table-cell office:value-type="float" office:value="4609953389" calcext:value-type="float">
            <text:p>4609953389</text:p>
          </table:table-cell>
          <table:table-cell office:value-type="float" office:value="3.15" calcext:value-type="float">
            <text:p>3.15</text:p>
          </table:table-cell>
          <table:table-cell table:number-columns-repeated="2"/>
        </table:table-row>
        <table:table-row table:style-name="ro1">
          <table:table-cell office:value-type="float" office:value="19462159146" calcext:value-type="float">
            <text:p>19462159146</text:p>
          </table:table-cell>
          <table:table-cell office:value-type="float" office:value="5.92" calcext:value-type="float">
            <text:p>5.92</text:p>
          </table:table-cell>
          <table:table-cell office:value-type="float" office:value="17923793505" calcext:value-type="float">
            <text:p>17923793505</text:p>
          </table:table-cell>
          <table:table-cell office:value-type="float" office:value="5.67" calcext:value-type="float">
            <text:p>5.67</text:p>
          </table:table-cell>
          <table:table-cell office:value-type="float" office:value="15420440219" calcext:value-type="float">
            <text:p>15420440219</text:p>
          </table:table-cell>
          <table:table-cell office:value-type="float" office:value="5.09" calcext:value-type="float">
            <text:p>5.09</text:p>
          </table:table-cell>
          <table:table-cell office:value-type="float" office:value="13914044239" calcext:value-type="float">
            <text:p>13914044239</text:p>
          </table:table-cell>
          <table:table-cell office:value-type="float" office:value="4.86" calcext:value-type="float">
            <text:p>4.86</text:p>
          </table:table-cell>
          <table:table-cell office:value-type="float" office:value="11311565165" calcext:value-type="float">
            <text:p>11311565165</text:p>
          </table:table-cell>
          <table:table-cell office:value-type="float" office:value="3.83" calcext:value-type="float">
            <text:p>3.83</text:p>
          </table:table-cell>
          <table:table-cell office:value-type="float" office:value="12140995957" calcext:value-type="float">
            <text:p>12140995957</text:p>
          </table:table-cell>
          <table:table-cell office:value-type="float" office:value="4.12" calcext:value-type="float">
            <text:p>4.12</text:p>
          </table:table-cell>
          <table:table-cell office:value-type="float" office:value="7606418823" calcext:value-type="float">
            <text:p>7606418823</text:p>
          </table:table-cell>
          <table:table-cell office:value-type="float" office:value="3.46" calcext:value-type="float">
            <text:p>3.46</text:p>
          </table:table-cell>
          <table:table-cell office:value-type="float" office:value="7168238565" calcext:value-type="float">
            <text:p>7168238565</text:p>
          </table:table-cell>
          <table:table-cell office:value-type="float" office:value="3.24" calcext:value-type="float">
            <text:p>3.24</text:p>
          </table:table-cell>
          <table:table-cell office:value-type="float" office:value="7261833573" calcext:value-type="float">
            <text:p>7261833573</text:p>
          </table:table-cell>
          <table:table-cell office:value-type="float" office:value="3.27" calcext:value-type="float">
            <text:p>3.27</text:p>
          </table:table-cell>
          <table:table-cell office:value-type="float" office:value="6458633758" calcext:value-type="float">
            <text:p>6458633758</text:p>
          </table:table-cell>
          <table:table-cell office:value-type="float" office:value="2.95" calcext:value-type="float">
            <text:p>2.95</text:p>
          </table:table-cell>
          <table:table-cell office:value-type="float" office:value="4527102720" calcext:value-type="float">
            <text:p>4527102720</text:p>
          </table:table-cell>
          <table:table-cell office:value-type="float" office:value="3.04" calcext:value-type="float">
            <text:p>3.04</text:p>
          </table:table-cell>
          <table:table-cell office:value-type="float" office:value="5672466618" calcext:value-type="float">
            <text:p>5672466618</text:p>
          </table:table-cell>
          <table:table-cell office:value-type="float" office:value="3.8" calcext:value-type="float">
            <text:p>3.8</text:p>
          </table:table-cell>
          <table:table-cell office:value-type="float" office:value="4647562528" calcext:value-type="float">
            <text:p>4647562528</text:p>
          </table:table-cell>
          <table:table-cell office:value-type="float" office:value="3.14" calcext:value-type="float">
            <text:p>3.14</text:p>
          </table:table-cell>
          <table:table-cell table:number-columns-repeated="2"/>
        </table:table-row>
        <table:table-row table:style-name="ro1">
          <table:table-cell office:value-type="float" office:value="19110242611" calcext:value-type="float">
            <text:p>19110242611</text:p>
          </table:table-cell>
          <table:table-cell office:value-type="float" office:value="6.5" calcext:value-type="float">
            <text:p>6.5</text:p>
          </table:table-cell>
          <table:table-cell office:value-type="float" office:value="15576738216" calcext:value-type="float">
            <text:p>15576738216</text:p>
          </table:table-cell>
          <table:table-cell office:value-type="float" office:value="4.9" calcext:value-type="float">
            <text:p>4.9</text:p>
          </table:table-cell>
          <table:table-cell office:value-type="float" office:value="14893792140" calcext:value-type="float">
            <text:p>14893792140</text:p>
          </table:table-cell>
          <table:table-cell office:value-type="float" office:value="4.83" calcext:value-type="float">
            <text:p>4.83</text:p>
          </table:table-cell>
          <table:table-cell office:value-type="float" office:value="12935359157" calcext:value-type="float">
            <text:p>12935359157</text:p>
          </table:table-cell>
          <table:table-cell office:value-type="float" office:value="4.23" calcext:value-type="float">
            <text:p>4.23</text:p>
          </table:table-cell>
          <table:table-cell office:value-type="float" office:value="10998537099" calcext:value-type="float">
            <text:p>10998537099</text:p>
          </table:table-cell>
          <table:table-cell office:value-type="float" office:value="3.65" calcext:value-type="float">
            <text:p>3.65</text:p>
          </table:table-cell>
          <table:table-cell office:value-type="float" office:value="11742624280" calcext:value-type="float">
            <text:p>11742624280</text:p>
          </table:table-cell>
          <table:table-cell office:value-type="float" office:value="3.91" calcext:value-type="float">
            <text:p>3.91</text:p>
          </table:table-cell>
          <table:table-cell office:value-type="float" office:value="8176241851" calcext:value-type="float">
            <text:p>8176241851</text:p>
          </table:table-cell>
          <table:table-cell office:value-type="float" office:value="3.38" calcext:value-type="float">
            <text:p>3.38</text:p>
          </table:table-cell>
          <table:table-cell office:value-type="float" office:value="6944775254" calcext:value-type="float">
            <text:p>6944775254</text:p>
          </table:table-cell>
          <table:table-cell office:value-type="float" office:value="3.22" calcext:value-type="float">
            <text:p>3.22</text:p>
          </table:table-cell>
          <table:table-cell office:value-type="float" office:value="7893615629" calcext:value-type="float">
            <text:p>7893615629</text:p>
          </table:table-cell>
          <table:table-cell office:value-type="float" office:value="3.37" calcext:value-type="float">
            <text:p>3.37</text:p>
          </table:table-cell>
          <table:table-cell office:value-type="float" office:value="6523135891" calcext:value-type="float">
            <text:p>6523135891</text:p>
          </table:table-cell>
          <table:table-cell office:value-type="float" office:value="2.95" calcext:value-type="float">
            <text:p>2.95</text:p>
          </table:table-cell>
          <table:table-cell office:value-type="float" office:value="4698529897" calcext:value-type="float">
            <text:p>4698529897</text:p>
          </table:table-cell>
          <table:table-cell office:value-type="float" office:value="3.09" calcext:value-type="float">
            <text:p>3.09</text:p>
          </table:table-cell>
          <table:table-cell office:value-type="float" office:value="5737255378" calcext:value-type="float">
            <text:p>5737255378</text:p>
          </table:table-cell>
          <table:table-cell office:value-type="float" office:value="3.84" calcext:value-type="float">
            <text:p>3.84</text:p>
          </table:table-cell>
          <table:table-cell office:value-type="float" office:value="4419552538" calcext:value-type="float">
            <text:p>4419552538</text:p>
          </table:table-cell>
          <table:table-cell office:value-type="float" office:value="3.14" calcext:value-type="float">
            <text:p>3.14</text:p>
          </table:table-cell>
          <table:table-cell table:number-columns-repeated="2"/>
        </table:table-row>
        <table:table-row table:style-name="ro1">
          <table:table-cell office:value-type="float" office:value="21315900239" calcext:value-type="float">
            <text:p>21315900239</text:p>
          </table:table-cell>
          <table:table-cell office:value-type="float" office:value="6.71" calcext:value-type="float">
            <text:p>6.71</text:p>
          </table:table-cell>
          <table:table-cell office:value-type="float" office:value="18925054029" calcext:value-type="float">
            <text:p>18925054029</text:p>
          </table:table-cell>
          <table:table-cell office:value-type="float" office:value="5.63" calcext:value-type="float">
            <text:p>5.63</text:p>
          </table:table-cell>
          <table:table-cell office:value-type="float" office:value="14168121755" calcext:value-type="float">
            <text:p>14168121755</text:p>
          </table:table-cell>
          <table:table-cell office:value-type="float" office:value="4.67" calcext:value-type="float">
            <text:p>4.67</text:p>
          </table:table-cell>
          <table:table-cell office:value-type="float" office:value="14691762282" calcext:value-type="float">
            <text:p>14691762282</text:p>
          </table:table-cell>
          <table:table-cell office:value-type="float" office:value="4.77" calcext:value-type="float">
            <text:p>4.77</text:p>
          </table:table-cell>
          <table:table-cell office:value-type="float" office:value="10534848898" calcext:value-type="float">
            <text:p>10534848898</text:p>
          </table:table-cell>
          <table:table-cell office:value-type="float" office:value="3.52" calcext:value-type="float">
            <text:p>3.52</text:p>
          </table:table-cell>
          <table:table-cell office:value-type="float" office:value="11433558139" calcext:value-type="float">
            <text:p>11433558139</text:p>
          </table:table-cell>
          <table:table-cell office:value-type="float" office:value="3.88" calcext:value-type="float">
            <text:p>3.88</text:p>
          </table:table-cell>
          <table:table-cell office:value-type="float" office:value="7721386992" calcext:value-type="float">
            <text:p>7721386992</text:p>
          </table:table-cell>
          <table:table-cell office:value-type="float" office:value="3.35" calcext:value-type="float">
            <text:p>3.35</text:p>
          </table:table-cell>
          <table:table-cell office:value-type="float" office:value="7352910363" calcext:value-type="float">
            <text:p>7352910363</text:p>
          </table:table-cell>
          <table:table-cell office:value-type="float" office:value="3.36" calcext:value-type="float">
            <text:p>3.36</text:p>
          </table:table-cell>
          <table:table-cell office:value-type="float" office:value="7223394565" calcext:value-type="float">
            <text:p>7223394565</text:p>
          </table:table-cell>
          <table:table-cell office:value-type="float" office:value="3.27" calcext:value-type="float">
            <text:p>3.27</text:p>
          </table:table-cell>
          <table:table-cell office:value-type="float" office:value="6533625783" calcext:value-type="float">
            <text:p>6533625783</text:p>
          </table:table-cell>
          <table:table-cell office:value-type="float" office:value="2.95" calcext:value-type="float">
            <text:p>2.95</text:p>
          </table:table-cell>
          <table:table-cell office:value-type="float" office:value="4571946329" calcext:value-type="float">
            <text:p>4571946329</text:p>
          </table:table-cell>
          <table:table-cell office:value-type="float" office:value="3.04" calcext:value-type="float">
            <text:p>3.04</text:p>
          </table:table-cell>
          <table:table-cell office:value-type="float" office:value="5725619583" calcext:value-type="float">
            <text:p>5725619583</text:p>
          </table:table-cell>
          <table:table-cell office:value-type="float" office:value="3.84" calcext:value-type="float">
            <text:p>3.84</text:p>
          </table:table-cell>
          <table:table-cell office:value-type="float" office:value="4576551742" calcext:value-type="float">
            <text:p>4576551742</text:p>
          </table:table-cell>
          <table:table-cell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 office:value-type="float" office:value="17557505470" calcext:value-type="float">
            <text:p>17557505470</text:p>
          </table:table-cell>
          <table:table-cell office:value-type="float" office:value="6.3" calcext:value-type="float">
            <text:p>6.3</text:p>
          </table:table-cell>
          <table:table-cell office:value-type="float" office:value="17305923652" calcext:value-type="float">
            <text:p>17305923652</text:p>
          </table:table-cell>
          <table:table-cell office:value-type="float" office:value="5.22" calcext:value-type="float">
            <text:p>5.22</text:p>
          </table:table-cell>
          <table:table-cell office:value-type="float" office:value="17219795927" calcext:value-type="float">
            <text:p>17219795927</text:p>
          </table:table-cell>
          <table:table-cell office:value-type="float" office:value="5.55" calcext:value-type="float">
            <text:p>5.55</text:p>
          </table:table-cell>
          <table:table-cell office:value-type="float" office:value="13232890666" calcext:value-type="float">
            <text:p>13232890666</text:p>
          </table:table-cell>
          <table:table-cell office:value-type="float" office:value="4.25" calcext:value-type="float">
            <text:p>4.25</text:p>
          </table:table-cell>
          <table:table-cell office:value-type="float" office:value="10527496098" calcext:value-type="float">
            <text:p>10527496098</text:p>
          </table:table-cell>
          <table:table-cell office:value-type="float" office:value="3.53" calcext:value-type="float">
            <text:p>3.53</text:p>
          </table:table-cell>
          <table:table-cell office:value-type="float" office:value="11608158777" calcext:value-type="float">
            <text:p>11608158777</text:p>
          </table:table-cell>
          <table:table-cell office:value-type="float" office:value="3.9" calcext:value-type="float">
            <text:p>3.9</text:p>
          </table:table-cell>
          <table:table-cell office:value-type="float" office:value="9150580851" calcext:value-type="float">
            <text:p>9150580851</text:p>
          </table:table-cell>
          <table:table-cell office:value-type="float" office:value="4.19" calcext:value-type="float">
            <text:p>4.19</text:p>
          </table:table-cell>
          <table:table-cell office:value-type="float" office:value="7023220415" calcext:value-type="float">
            <text:p>7023220415</text:p>
          </table:table-cell>
          <table:table-cell office:value-type="float" office:value="3.22" calcext:value-type="float">
            <text:p>3.22</text:p>
          </table:table-cell>
          <table:table-cell office:value-type="float" office:value="7555338669" calcext:value-type="float">
            <text:p>7555338669</text:p>
          </table:table-cell>
          <table:table-cell office:value-type="float" office:value="3.28" calcext:value-type="float">
            <text:p>3.28</text:p>
          </table:table-cell>
          <table:table-cell office:value-type="float" office:value="6399464242" calcext:value-type="float">
            <text:p>6399464242</text:p>
          </table:table-cell>
          <table:table-cell office:value-type="float" office:value="2.95" calcext:value-type="float">
            <text:p>2.95</text:p>
          </table:table-cell>
          <table:table-cell office:value-type="float" office:value="4525942288" calcext:value-type="float">
            <text:p>4525942288</text:p>
          </table:table-cell>
          <table:table-cell office:value-type="float" office:value="3.08" calcext:value-type="float">
            <text:p>3.08</text:p>
          </table:table-cell>
          <table:table-cell office:value-type="float" office:value="5685256640" calcext:value-type="float">
            <text:p>5685256640</text:p>
          </table:table-cell>
          <table:table-cell office:value-type="float" office:value="3.84" calcext:value-type="float">
            <text:p>3.84</text:p>
          </table:table-cell>
          <table:table-cell office:value-type="float" office:value="4703064454" calcext:value-type="float">
            <text:p>4703064454</text:p>
          </table:table-cell>
          <table:table-cell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 office:value-type="float" office:value="17240724363" calcext:value-type="float">
            <text:p>17240724363</text:p>
          </table:table-cell>
          <table:table-cell office:value-type="float" office:value="7.01" calcext:value-type="float">
            <text:p>7.01</text:p>
          </table:table-cell>
          <table:table-cell office:value-type="float" office:value="15591354432" calcext:value-type="float">
            <text:p>15591354432</text:p>
          </table:table-cell>
          <table:table-cell office:value-type="float" office:value="4.7" calcext:value-type="float">
            <text:p>4.7</text:p>
          </table:table-cell>
          <table:table-cell office:value-type="float" office:value="17328294576" calcext:value-type="float">
            <text:p>17328294576</text:p>
          </table:table-cell>
          <table:table-cell office:value-type="float" office:value="5.65" calcext:value-type="float">
            <text:p>5.65</text:p>
          </table:table-cell>
          <table:table-cell office:value-type="float" office:value="14548970506" calcext:value-type="float">
            <text:p>14548970506</text:p>
          </table:table-cell>
          <table:table-cell office:value-type="float" office:value="4.72" calcext:value-type="float">
            <text:p>4.72</text:p>
          </table:table-cell>
          <table:table-cell office:value-type="float" office:value="9762076152" calcext:value-type="float">
            <text:p>9762076152</text:p>
          </table:table-cell>
          <table:table-cell office:value-type="float" office:value="3.27" calcext:value-type="float">
            <text:p>3.27</text:p>
          </table:table-cell>
          <table:table-cell office:value-type="float" office:value="11955859398" calcext:value-type="float">
            <text:p>11955859398</text:p>
          </table:table-cell>
          <table:table-cell office:value-type="float" office:value="3.86" calcext:value-type="float">
            <text:p>3.86</text:p>
          </table:table-cell>
          <table:table-cell office:value-type="float" office:value="9550140827" calcext:value-type="float">
            <text:p>9550140827</text:p>
          </table:table-cell>
          <table:table-cell office:value-type="float" office:value="4.23" calcext:value-type="float">
            <text:p>4.23</text:p>
          </table:table-cell>
          <table:table-cell office:value-type="float" office:value="7011183576" calcext:value-type="float">
            <text:p>7011183576</text:p>
          </table:table-cell>
          <table:table-cell office:value-type="float" office:value="3.25" calcext:value-type="float">
            <text:p>3.25</text:p>
          </table:table-cell>
          <table:table-cell office:value-type="float" office:value="7813345583" calcext:value-type="float">
            <text:p>7813345583</text:p>
          </table:table-cell>
          <table:table-cell office:value-type="float" office:value="3.34" calcext:value-type="float">
            <text:p>3.34</text:p>
          </table:table-cell>
          <table:table-cell office:value-type="float" office:value="6315045622" calcext:value-type="float">
            <text:p>6315045622</text:p>
          </table:table-cell>
          <table:table-cell office:value-type="float" office:value="3" calcext:value-type="float">
            <text:p>3</text:p>
          </table:table-cell>
          <table:table-cell office:value-type="float" office:value="4532743937" calcext:value-type="float">
            <text:p>4532743937</text:p>
          </table:table-cell>
          <table:table-cell office:value-type="float" office:value="3.1" calcext:value-type="float">
            <text:p>3.1</text:p>
          </table:table-cell>
          <table:table-cell office:value-type="float" office:value="5647963524" calcext:value-type="float">
            <text:p>5647963524</text:p>
          </table:table-cell>
          <table:table-cell office:value-type="float" office:value="3.84" calcext:value-type="float">
            <text:p>3.84</text:p>
          </table:table-cell>
          <table:table-cell office:value-type="float" office:value="4902819029" calcext:value-type="float">
            <text:p>4902819029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float" office:value="20168247310" calcext:value-type="float">
            <text:p>20168247310</text:p>
          </table:table-cell>
          <table:table-cell office:value-type="float" office:value="6.52" calcext:value-type="float">
            <text:p>6.52</text:p>
          </table:table-cell>
          <table:table-cell office:value-type="float" office:value="15936951310" calcext:value-type="float">
            <text:p>15936951310</text:p>
          </table:table-cell>
          <table:table-cell office:value-type="float" office:value="4.91" calcext:value-type="float">
            <text:p>4.91</text:p>
          </table:table-cell>
          <table:table-cell office:value-type="float" office:value="16188129329" calcext:value-type="float">
            <text:p>16188129329</text:p>
          </table:table-cell>
          <table:table-cell office:value-type="float" office:value="5.34" calcext:value-type="float">
            <text:p>5.34</text:p>
          </table:table-cell>
          <table:table-cell office:value-type="float" office:value="14408435691" calcext:value-type="float">
            <text:p>14408435691</text:p>
          </table:table-cell>
          <table:table-cell office:value-type="float" office:value="4.78" calcext:value-type="float">
            <text:p>4.78</text:p>
          </table:table-cell>
          <table:table-cell office:value-type="float" office:value="11361868063" calcext:value-type="float">
            <text:p>11361868063</text:p>
          </table:table-cell>
          <table:table-cell office:value-type="float" office:value="3.76" calcext:value-type="float">
            <text:p>3.76</text:p>
          </table:table-cell>
          <table:table-cell office:value-type="float" office:value="12003401914" calcext:value-type="float">
            <text:p>12003401914</text:p>
          </table:table-cell>
          <table:table-cell office:value-type="float" office:value="4.02" calcext:value-type="float">
            <text:p>4.02</text:p>
          </table:table-cell>
          <table:table-cell office:value-type="float" office:value="7477720085" calcext:value-type="float">
            <text:p>7477720085</text:p>
          </table:table-cell>
          <table:table-cell office:value-type="float" office:value="3.39" calcext:value-type="float">
            <text:p>3.39</text:p>
          </table:table-cell>
          <table:table-cell office:value-type="float" office:value="6894206323" calcext:value-type="float">
            <text:p>6894206323</text:p>
          </table:table-cell>
          <table:table-cell office:value-type="float" office:value="3.25" calcext:value-type="float">
            <text:p>3.25</text:p>
          </table:table-cell>
          <table:table-cell office:value-type="float" office:value="7195817885" calcext:value-type="float">
            <text:p>7195817885</text:p>
          </table:table-cell>
          <table:table-cell office:value-type="float" office:value="3.24" calcext:value-type="float">
            <text:p>3.24</text:p>
          </table:table-cell>
          <table:table-cell office:value-type="float" office:value="6810000847" calcext:value-type="float">
            <text:p>6810000847</text:p>
          </table:table-cell>
          <table:table-cell office:value-type="float" office:value="2.95" calcext:value-type="float">
            <text:p>2.95</text:p>
          </table:table-cell>
          <table:table-cell office:value-type="float" office:value="4699050899" calcext:value-type="float">
            <text:p>4699050899</text:p>
          </table:table-cell>
          <table:table-cell office:value-type="float" office:value="3.08" calcext:value-type="float">
            <text:p>3.08</text:p>
          </table:table-cell>
          <table:table-cell office:value-type="float" office:value="5668901744" calcext:value-type="float">
            <text:p>5668901744</text:p>
          </table:table-cell>
          <table:table-cell office:value-type="float" office:value="3.86" calcext:value-type="float">
            <text:p>3.86</text:p>
          </table:table-cell>
          <table:table-cell office:value-type="float" office:value="4862354936" calcext:value-type="float">
            <text:p>4862354936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float" office:value="18630277178" calcext:value-type="float">
            <text:p>18630277178</text:p>
          </table:table-cell>
          <table:table-cell office:value-type="float" office:value="7.02" calcext:value-type="float">
            <text:p>7.02</text:p>
          </table:table-cell>
          <table:table-cell office:value-type="float" office:value="18684841882" calcext:value-type="float">
            <text:p>18684841882</text:p>
          </table:table-cell>
          <table:table-cell office:value-type="float" office:value="5.66" calcext:value-type="float">
            <text:p>5.66</text:p>
          </table:table-cell>
          <table:table-cell office:value-type="float" office:value="16333967877" calcext:value-type="float">
            <text:p>16333967877</text:p>
          </table:table-cell>
          <table:table-cell office:value-type="float" office:value="5.39" calcext:value-type="float">
            <text:p>5.39</text:p>
          </table:table-cell>
          <table:table-cell office:value-type="float" office:value="14922264701" calcext:value-type="float">
            <text:p>14922264701</text:p>
          </table:table-cell>
          <table:table-cell office:value-type="float" office:value="4.83" calcext:value-type="float">
            <text:p>4.83</text:p>
          </table:table-cell>
          <table:table-cell office:value-type="float" office:value="10504990979" calcext:value-type="float">
            <text:p>10504990979</text:p>
          </table:table-cell>
          <table:table-cell office:value-type="float" office:value="3.52" calcext:value-type="float">
            <text:p>3.52</text:p>
          </table:table-cell>
          <table:table-cell office:value-type="float" office:value="11950580409" calcext:value-type="float">
            <text:p>11950580409</text:p>
          </table:table-cell>
          <table:table-cell office:value-type="float" office:value="3.93" calcext:value-type="float">
            <text:p>3.93</text:p>
          </table:table-cell>
          <table:table-cell office:value-type="float" office:value="7352997785" calcext:value-type="float">
            <text:p>7352997785</text:p>
          </table:table-cell>
          <table:table-cell office:value-type="float" office:value="3.33" calcext:value-type="float">
            <text:p>3.33</text:p>
          </table:table-cell>
          <table:table-cell office:value-type="float" office:value="7596513352" calcext:value-type="float">
            <text:p>7596513352</text:p>
          </table:table-cell>
          <table:table-cell office:value-type="float" office:value="3.28" calcext:value-type="float">
            <text:p>3.28</text:p>
          </table:table-cell>
          <table:table-cell office:value-type="float" office:value="7254084561" calcext:value-type="float">
            <text:p>7254084561</text:p>
          </table:table-cell>
          <table:table-cell office:value-type="float" office:value="3.28" calcext:value-type="float">
            <text:p>3.28</text:p>
          </table:table-cell>
          <table:table-cell office:value-type="float" office:value="6292969053" calcext:value-type="float">
            <text:p>6292969053</text:p>
          </table:table-cell>
          <table:table-cell office:value-type="float" office:value="2.95" calcext:value-type="float">
            <text:p>2.95</text:p>
          </table:table-cell>
          <table:table-cell office:value-type="float" office:value="4469127048" calcext:value-type="float">
            <text:p>4469127048</text:p>
          </table:table-cell>
          <table:table-cell office:value-type="float" office:value="3.08" calcext:value-type="float">
            <text:p>3.08</text:p>
          </table:table-cell>
          <table:table-cell office:value-type="float" office:value="5979428796" calcext:value-type="float">
            <text:p>5979428796</text:p>
          </table:table-cell>
          <table:table-cell office:value-type="float" office:value="3.92" calcext:value-type="float">
            <text:p>3.92</text:p>
          </table:table-cell>
          <table:table-cell office:value-type="float" office:value="4755418271" calcext:value-type="float">
            <text:p>4755418271</text:p>
          </table:table-cell>
          <table:table-cell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table:formula="of:=AVERAGE([.A2:.A31])" office:value-type="float" office:value="18566779481.2333" calcext:value-type="float">
            <text:p>18566779481.2333</text:p>
          </table:table-cell>
          <table:table-cell table:formula="of:=AVERAGE([.B2:.B31])" office:value-type="float" office:value="6.31366666666667" calcext:value-type="float">
            <text:p>6.3136666667</text:p>
          </table:table-cell>
          <table:table-cell table:formula="of:=AVERAGE([.C2:.C31])" office:value-type="float" office:value="17749673346.9667" calcext:value-type="float">
            <text:p>17749673346.9667</text:p>
          </table:table-cell>
          <table:table-cell table:formula="of:=AVERAGE([.D2:.D31])" office:value-type="float" office:value="5.49366666666667" calcext:value-type="float">
            <text:p>5.4936666667</text:p>
          </table:table-cell>
          <table:table-cell table:formula="of:=AVERAGE([.E2:.E31])" office:value-type="float" office:value="15894775273.0333" calcext:value-type="float">
            <text:p>15894775273.0333</text:p>
          </table:table-cell>
          <table:table-cell table:formula="of:=AVERAGE([.F2:.F31])" office:value-type="float" office:value="5.15133333333334" calcext:value-type="float">
            <text:p>5.1513333333</text:p>
          </table:table-cell>
          <table:table-cell table:formula="of:=AVERAGE([.G2:.G31])" office:value-type="float" office:value="14005295912.1333" calcext:value-type="float">
            <text:p>14005295912.1333</text:p>
          </table:table-cell>
          <table:table-cell table:formula="of:=AVERAGE([.H2:.H31])" office:value-type="float" office:value="4.58833333333333" calcext:value-type="float">
            <text:p>4.5883333333</text:p>
          </table:table-cell>
          <table:table-cell table:formula="of:=AVERAGE([.I2:.I31])" office:value-type="float" office:value="10542237669.1333" calcext:value-type="float">
            <text:p>10542237669.1333</text:p>
          </table:table-cell>
          <table:table-cell table:formula="of:=AVERAGE([.J2:.J31])" office:value-type="float" office:value="3.51533333333333" calcext:value-type="float">
            <text:p>3.5153333333</text:p>
          </table:table-cell>
          <table:table-cell table:formula="of:=AVERAGE([.K2:.K31])" office:value-type="float" office:value="11859472005.1333" calcext:value-type="float">
            <text:p>11859472005.1333</text:p>
          </table:table-cell>
          <table:table-cell table:formula="of:=AVERAGE([.L2:.L31])" office:value-type="float" office:value="3.97466666666667" calcext:value-type="float">
            <text:p>3.9746666667</text:p>
          </table:table-cell>
          <table:table-cell table:formula="of:=AVERAGE([.M2:.M31])" office:value-type="float" office:value="8223678945.4" calcext:value-type="float">
            <text:p>8223678945.4</text:p>
          </table:table-cell>
          <table:table-cell table:formula="of:=AVERAGE([.N2:.N31])" office:value-type="float" office:value="3.571" calcext:value-type="float">
            <text:p>3.571</text:p>
          </table:table-cell>
          <table:table-cell table:formula="of:=AVERAGE([.O2:.O31])" office:value-type="float" office:value="7258819425.13333" calcext:value-type="float">
            <text:p>7258819425.13333</text:p>
          </table:table-cell>
          <table:table-cell table:formula="of:=AVERAGE([.P2:.P31])" office:value-type="float" office:value="3.30533333333333" calcext:value-type="float">
            <text:p>3.3053333333</text:p>
          </table:table-cell>
          <table:table-cell table:formula="of:=AVERAGE([.Q2:.Q31])" office:value-type="float" office:value="7382627214.86667" calcext:value-type="float">
            <text:p>7382627214.86667</text:p>
          </table:table-cell>
          <table:table-cell table:formula="of:=AVERAGE([.R2:.R31])" office:value-type="float" office:value="3.28333333333333" calcext:value-type="float">
            <text:p>3.2833333333</text:p>
          </table:table-cell>
          <table:table-cell table:formula="of:=AVERAGE([.S2:.S31])" office:value-type="float" office:value="6471919812.93333" calcext:value-type="float">
            <text:p>6471919812.93333</text:p>
          </table:table-cell>
          <table:table-cell table:formula="of:=AVERAGE([.T2:.T31])" office:value-type="float" office:value="2.94966666666667" calcext:value-type="float">
            <text:p>2.9496666667</text:p>
          </table:table-cell>
          <table:table-cell table:formula="of:=AVERAGE([.U2:.U31])" office:value-type="float" office:value="4591986549.2" calcext:value-type="float">
            <text:p>4591986549.2</text:p>
          </table:table-cell>
          <table:table-cell table:formula="of:=AVERAGE([.V2:.V31])" office:value-type="float" office:value="3.08166666666667" calcext:value-type="float">
            <text:p>3.0816666667</text:p>
          </table:table-cell>
          <table:table-cell table:formula="of:=AVERAGE([.W2:.W31])" office:value-type="float" office:value="5736545506.46667" calcext:value-type="float">
            <text:p>5736545506.46667</text:p>
          </table:table-cell>
          <table:table-cell table:formula="of:=AVERAGE([.X2:.X31])" office:value-type="float" office:value="3.86366666666667" calcext:value-type="float">
            <text:p>3.8636666667</text:p>
          </table:table-cell>
          <table:table-cell table:formula="of:=AVERAGE([.Y2:.Y31])" office:value-type="float" office:value="4714753683.96667" calcext:value-type="float">
            <text:p>4714753683.96667</text:p>
          </table:table-cell>
          <table:table-cell table:formula="of:=AVERAGE([.Z2:.Z31])" office:value-type="float" office:value="3.158" calcext:value-type="float">
            <text:p>3.158</text:p>
          </table:table-cell>
          <table:table-cell table:number-columns-repeated="2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./dt.A.21.7350.1.mpiP</text:p>
          </table:table-cell>
          <table:table-cell/>
          <table:table-cell office:value-type="string" calcext:value-type="string">
            <text:p>./dt.A.21.5843.1.mpiP</text:p>
          </table:table-cell>
          <table:table-cell/>
          <table:table-cell office:value-type="string" calcext:value-type="string">
            <text:p>./dt.A.21.5031.1.mpiP</text:p>
          </table:table-cell>
          <table:table-cell/>
          <table:table-cell office:value-type="string" calcext:value-type="string">
            <text:p>./dt.A.21.4265.1.mpiP</text:p>
          </table:table-cell>
          <table:table-cell/>
          <table:table-cell office:value-type="string" calcext:value-type="string">
            <text:p>./dt.A.21.3658.1.mpiP</text:p>
          </table:table-cell>
          <table:table-cell/>
          <table:table-cell office:value-type="string" calcext:value-type="string">
            <text:p>./dt.A.21.2663.1.mpiP</text:p>
          </table:table-cell>
          <table:table-cell/>
          <table:table-cell office:value-type="string" calcext:value-type="string">
            <text:p>./dt.A.21.16347.1.mpiP</text:p>
          </table:table-cell>
          <table:table-cell/>
          <table:table-cell office:value-type="string" calcext:value-type="string">
            <text:p>./dt.A.21.14763.1.mpiP</text:p>
          </table:table-cell>
          <table:table-cell/>
          <table:table-cell office:value-type="string" calcext:value-type="string">
            <text:p>./dt.A.21.6853.1.mpiP</text:p>
          </table:table-cell>
          <table:table-cell/>
          <table:table-cell office:value-type="string" calcext:value-type="string">
            <text:p>./dt.A.21.6392.1.mpiP</text:p>
          </table:table-cell>
          <table:table-cell/>
          <table:table-cell office:value-type="string" calcext:value-type="string">
            <text:p>./dt.A.21.5153.1.mpiP</text:p>
          </table:table-cell>
          <table:table-cell/>
          <table:table-cell office:value-type="string" calcext:value-type="string">
            <text:p>./dt.A.21.4279.1.mpiP</text:p>
          </table:table-cell>
          <table:table-cell/>
          <table:table-cell office:value-type="string" calcext:value-type="string">
            <text:p>./dt.A.21.2908.1.mp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dt.A.21.7462.1.mpiP</text:p>
          </table:table-cell>
          <table:table-cell/>
          <table:table-cell office:value-type="string" calcext:value-type="string">
            <text:p>./dt.A.21.5871.1.mpiP</text:p>
          </table:table-cell>
          <table:table-cell/>
          <table:table-cell office:value-type="string" calcext:value-type="string">
            <text:p>./dt.A.21.5156.1.mpiP</text:p>
          </table:table-cell>
          <table:table-cell/>
          <table:table-cell office:value-type="string" calcext:value-type="string">
            <text:p>./dt.A.21.4565.1.mpiP</text:p>
          </table:table-cell>
          <table:table-cell/>
          <table:table-cell office:value-type="string" calcext:value-type="string">
            <text:p>./dt.A.21.3683.1.mpiP</text:p>
          </table:table-cell>
          <table:table-cell/>
          <table:table-cell office:value-type="string" calcext:value-type="string">
            <text:p>./dt.A.21.3287.1.mpiP</text:p>
          </table:table-cell>
          <table:table-cell/>
          <table:table-cell office:value-type="string" calcext:value-type="string">
            <text:p>./dt.A.21.16396.1.mpiP</text:p>
          </table:table-cell>
          <table:table-cell/>
          <table:table-cell office:value-type="string" calcext:value-type="string">
            <text:p>./dt.A.21.14829.1.mpiP</text:p>
          </table:table-cell>
          <table:table-cell/>
          <table:table-cell office:value-type="string" calcext:value-type="string">
            <text:p>./dt.A.21.6825.1.mpiP</text:p>
          </table:table-cell>
          <table:table-cell/>
          <table:table-cell office:value-type="string" calcext:value-type="string">
            <text:p>./dt.A.21.6364.1.mpiP</text:p>
          </table:table-cell>
          <table:table-cell table:number-columns-repeated="9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table:number-columns-repeated="25"/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6.31" calcext:value-type="float">
            <text:p>6.31</text:p>
          </table:table-cell>
        </table:table-row>
        <table:table-row table:style-name="ro1">
          <table:table-cell table:number-columns-repeated="25"/>
          <table:table-cell office:value-type="float" office:value="2" calcext:value-type="float">
            <text:p>2</text:p>
          </table:table-cell>
          <table:table-cell office:value-type="float" office:value="5.66" calcext:value-type="float">
            <text:p>5.66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table:number-columns-repeated="25"/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table:number-columns-repeated="25"/>
          <table:table-cell office:value-type="float" office:value="4" calcext:value-type="float">
            <text:p>4</text:p>
          </table:table-cell>
          <table:table-cell office:value-type="float" office:value="4.48" calcext:value-type="float">
            <text:p>4.48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table:number-columns-repeated="25"/>
          <table:table-cell office:value-type="float" office:value="5" calcext:value-type="float">
            <text:p>5</text:p>
          </table:table-cell>
          <table:table-cell office:value-type="float" office:value="3.44" calcext:value-type="float">
            <text:p>3.44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table:number-columns-repeated="25"/>
          <table:table-cell office:value-type="float" office:value="6" calcext:value-type="float">
            <text:p>6</text:p>
          </table:table-cell>
          <table:table-cell office:value-type="float" office:value="3.69" calcext:value-type="float">
            <text:p>3.69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table:number-columns-repeated="25"/>
          <table:table-cell office:value-type="float" office:value="7" calcext:value-type="float">
            <text:p>7</text:p>
          </table:table-cell>
          <table:table-cell office:value-type="float" office:value="3.21" calcext:value-type="float">
            <text:p>3.21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table:number-columns-repeated="25"/>
          <table:table-cell office:value-type="float" office:value="8" calcext:value-type="float">
            <text:p>8</text:p>
          </table:table-cell>
          <table:table-cell office:value-type="float" office:value="3.87" calcext:value-type="float">
            <text:p>3.87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table:number-columns-repeated="25"/>
          <table:table-cell office:value-type="float" office:value="9" calcext:value-type="float">
            <text:p>9</text:p>
          </table:table-cell>
          <table:table-cell office:value-type="float" office:value="3.97" calcext:value-type="float">
            <text:p>3.97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table:number-columns-repeated="25"/>
          <table:table-cell office:value-type="float" office:value="10" calcext:value-type="float">
            <text:p>10</text:p>
          </table:table-cell>
          <table:table-cell office:value-type="float" office:value="2.96" calcext:value-type="float">
            <text:p>2.96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table:number-columns-repeated="25"/>
          <table:table-cell office:value-type="float" office:value="11" calcext:value-type="float">
            <text:p>11</text:p>
          </table:table-cell>
          <table:table-cell office:value-type="float" office:value="2.95" calcext:value-type="float">
            <text:p>2.95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table:number-columns-repeated="25"/>
          <table:table-cell office:value-type="float" office:value="12" calcext:value-type="float">
            <text:p>12</text:p>
          </table:table-cell>
          <table:table-cell office:value-type="float" office:value="3.46" calcext:value-type="float">
            <text:p>3.46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table:number-columns-repeated="25"/>
          <table:table-cell office:value-type="float" office:value="13" calcext:value-type="float">
            <text:p>13</text:p>
          </table:table-cell>
          <table:table-cell office:value-type="float" office:value="3.15" calcext:value-type="float">
            <text:p>3.15</text:p>
          </table:table-cell>
          <table:table-cell office:value-type="float" office:value="3.16" calcext:value-type="float">
            <text:p>3.16</text:p>
          </table:table-cell>
        </table:table-row>
      </table:table>
      <table:table table:name="Rp1" table:style-name="ta1">
        <table:table-column table:style-name="co3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.67" calcext:value-type="float">
            <text:p>64.67</text:p>
          </table:table-cell>
          <table:table-cell office:value-type="float" office:value="36.85" calcext:value-type="float">
            <text:p>36.85</text:p>
          </table:table-cell>
          <table:table-cell office:value-type="float" office:value="26.83" calcext:value-type="float">
            <text:p>26.83</text:p>
          </table:table-cell>
          <table:table-cell office:value-type="float" office:value="22.39" calcext:value-type="float">
            <text:p>22.39</text:p>
          </table:table-cell>
          <table:table-cell office:value-type="float" office:value="16.84" calcext:value-type="float">
            <text:p>16.84</text:p>
          </table:table-cell>
          <table:table-cell office:value-type="float" office:value="14.72" calcext:value-type="float">
            <text:p>14.72</text:p>
          </table:table-cell>
          <table:table-cell office:value-type="float" office:value="12.25" calcext:value-type="float">
            <text:p>12.25</text:p>
          </table:table-cell>
          <table:table-cell office:value-type="float" office:value="12.39" calcext:value-type="float">
            <text:p>12.39</text:p>
          </table:table-cell>
          <table:table-cell office:value-type="float" office:value="10.73" calcext:value-type="float">
            <text:p>10.73</text:p>
          </table:table-cell>
          <table:table-cell office:value-type="float" office:value="9.8" calcext:value-type="float">
            <text:p>9.8</text:p>
          </table:table-cell>
          <table:table-cell office:value-type="float" office:value="8.99" calcext:value-type="float">
            <text:p>8.99</text:p>
          </table:table-cell>
          <table:table-cell table:number-columns-repeated="2"/>
        </table:table-row>
        <table:table-row table:style-name="ro1">
          <table:table-cell office:value-type="float" office:value="65.07" calcext:value-type="float">
            <text:p>65.07</text:p>
          </table:table-cell>
          <table:table-cell office:value-type="float" office:value="37.57" calcext:value-type="float">
            <text:p>37.57</text:p>
          </table:table-cell>
          <table:table-cell office:value-type="float" office:value="27.25" calcext:value-type="float">
            <text:p>27.25</text:p>
          </table:table-cell>
          <table:table-cell office:value-type="float" office:value="22.05" calcext:value-type="float">
            <text:p>22.05</text:p>
          </table:table-cell>
          <table:table-cell office:value-type="float" office:value="17.09" calcext:value-type="float">
            <text:p>17.09</text:p>
          </table:table-cell>
          <table:table-cell office:value-type="float" office:value="14.46" calcext:value-type="float">
            <text:p>14.46</text:p>
          </table:table-cell>
          <table:table-cell office:value-type="float" office:value="12.26" calcext:value-type="float">
            <text:p>12.26</text:p>
          </table:table-cell>
          <table:table-cell office:value-type="float" office:value="12.48" calcext:value-type="float">
            <text:p>12.48</text:p>
          </table:table-cell>
          <table:table-cell office:value-type="float" office:value="10.62" calcext:value-type="float">
            <text:p>10.62</text:p>
          </table:table-cell>
          <table:table-cell office:value-type="float" office:value="9.84" calcext:value-type="float">
            <text:p>9.84</text:p>
          </table:table-cell>
          <table:table-cell office:value-type="float" office:value="8.99" calcext:value-type="float">
            <text:p>8.99</text:p>
          </table:table-cell>
          <table:table-cell table:number-columns-repeated="2"/>
        </table:table-row>
        <table:table-row table:style-name="ro1">
          <table:table-cell office:value-type="float" office:value="64.83" calcext:value-type="float">
            <text:p>64.83</text:p>
          </table:table-cell>
          <table:table-cell office:value-type="float" office:value="37.68" calcext:value-type="float">
            <text:p>37.68</text:p>
          </table:table-cell>
          <table:table-cell office:value-type="float" office:value="26.64" calcext:value-type="float">
            <text:p>26.64</text:p>
          </table:table-cell>
          <table:table-cell office:value-type="float" office:value="22.11" calcext:value-type="float">
            <text:p>22.11</text:p>
          </table:table-cell>
          <table:table-cell office:value-type="float" office:value="17.07" calcext:value-type="float">
            <text:p>17.07</text:p>
          </table:table-cell>
          <table:table-cell office:value-type="float" office:value="14.52" calcext:value-type="float">
            <text:p>14.52</text:p>
          </table:table-cell>
          <table:table-cell office:value-type="float" office:value="12.66" calcext:value-type="float">
            <text:p>12.66</text:p>
          </table:table-cell>
          <table:table-cell office:value-type="float" office:value="12.67" calcext:value-type="float">
            <text:p>12.67</text:p>
          </table:table-cell>
          <table:table-cell office:value-type="float" office:value="10.48" calcext:value-type="float">
            <text:p>10.48</text:p>
          </table:table-cell>
          <table:table-cell office:value-type="float" office:value="9.8" calcext:value-type="float">
            <text:p>9.8</text:p>
          </table:table-cell>
          <table:table-cell office:value-type="float" office:value="9.01" calcext:value-type="float">
            <text:p>9.01</text:p>
          </table:table-cell>
          <table:table-cell table:number-columns-repeated="2"/>
        </table:table-row>
        <table:table-row table:style-name="ro1">
          <table:table-cell office:value-type="float" office:value="65.77" calcext:value-type="float">
            <text:p>65.77</text:p>
          </table:table-cell>
          <table:table-cell office:value-type="float" office:value="37.52" calcext:value-type="float">
            <text:p>37.52</text:p>
          </table:table-cell>
          <table:table-cell office:value-type="float" office:value="26.99" calcext:value-type="float">
            <text:p>26.99</text:p>
          </table:table-cell>
          <table:table-cell office:value-type="float" office:value="22.08" calcext:value-type="float">
            <text:p>22.08</text:p>
          </table:table-cell>
          <table:table-cell office:value-type="float" office:value="17.2" calcext:value-type="float">
            <text:p>17.2</text:p>
          </table:table-cell>
          <table:table-cell office:value-type="float" office:value="14.54" calcext:value-type="float">
            <text:p>14.54</text:p>
          </table:table-cell>
          <table:table-cell office:value-type="float" office:value="12.28" calcext:value-type="float">
            <text:p>12.28</text:p>
          </table:table-cell>
          <table:table-cell office:value-type="float" office:value="12.79" calcext:value-type="float">
            <text:p>12.79</text:p>
          </table:table-cell>
          <table:table-cell office:value-type="float" office:value="10.4" calcext:value-type="float">
            <text:p>10.4</text:p>
          </table:table-cell>
          <table:table-cell office:value-type="float" office:value="9.94" calcext:value-type="float">
            <text:p>9.94</text:p>
          </table:table-cell>
          <table:table-cell office:value-type="float" office:value="9.04" calcext:value-type="float">
            <text:p>9.04</text:p>
          </table:table-cell>
          <table:table-cell table:number-columns-repeated="2"/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36.75" calcext:value-type="float">
            <text:p>36.75</text:p>
          </table:table-cell>
          <table:table-cell office:value-type="float" office:value="26.68" calcext:value-type="float">
            <text:p>26.68</text:p>
          </table:table-cell>
          <table:table-cell office:value-type="float" office:value="22.05" calcext:value-type="float">
            <text:p>22.05</text:p>
          </table:table-cell>
          <table:table-cell office:value-type="float" office:value="16.82" calcext:value-type="float">
            <text:p>16.82</text:p>
          </table:table-cell>
          <table:table-cell office:value-type="float" office:value="14.48" calcext:value-type="float">
            <text:p>14.48</text:p>
          </table:table-cell>
          <table:table-cell office:value-type="float" office:value="12.49" calcext:value-type="float">
            <text:p>12.49</text:p>
          </table:table-cell>
          <table:table-cell office:value-type="float" office:value="12.48" calcext:value-type="float">
            <text:p>12.48</text:p>
          </table:table-cell>
          <table:table-cell office:value-type="float" office:value="10.63" calcext:value-type="float">
            <text:p>10.63</text:p>
          </table:table-cell>
          <table:table-cell office:value-type="float" office:value="9.83" calcext:value-type="float">
            <text:p>9.83</text:p>
          </table:table-cell>
          <table:table-cell office:value-type="float" office:value="9.08" calcext:value-type="float">
            <text:p>9.08</text:p>
          </table:table-cell>
          <table:table-cell table:number-columns-repeated="2"/>
        </table:table-row>
        <table:table-row table:style-name="ro1">
          <table:table-cell office:value-type="float" office:value="65.33" calcext:value-type="float">
            <text:p>65.33</text:p>
          </table:table-cell>
          <table:table-cell office:value-type="float" office:value="37.08" calcext:value-type="float">
            <text:p>37.08</text:p>
          </table:table-cell>
          <table:table-cell office:value-type="float" office:value="26.97" calcext:value-type="float">
            <text:p>26.97</text:p>
          </table:table-cell>
          <table:table-cell office:value-type="float" office:value="21.73" calcext:value-type="float">
            <text:p>21.73</text:p>
          </table:table-cell>
          <table:table-cell office:value-type="float" office:value="17.02" calcext:value-type="float">
            <text:p>17.02</text:p>
          </table:table-cell>
          <table:table-cell office:value-type="float" office:value="14.61" calcext:value-type="float">
            <text:p>14.61</text:p>
          </table:table-cell>
          <table:table-cell office:value-type="float" office:value="12.25" calcext:value-type="float">
            <text:p>12.25</text:p>
          </table:table-cell>
          <table:table-cell office:value-type="float" office:value="12.5" calcext:value-type="float">
            <text:p>12.5</text:p>
          </table:table-cell>
          <table:table-cell office:value-type="float" office:value="10.52" calcext:value-type="float">
            <text:p>10.52</text:p>
          </table:table-cell>
          <table:table-cell office:value-type="float" office:value="9.88" calcext:value-type="float">
            <text:p>9.88</text:p>
          </table:table-cell>
          <table:table-cell office:value-type="float" office:value="9.19" calcext:value-type="float">
            <text:p>9.19</text:p>
          </table:table-cell>
          <table:table-cell table:number-columns-repeated="2"/>
        </table:table-row>
        <table:table-row table:style-name="ro1">
          <table:table-cell office:value-type="float" office:value="64.38" calcext:value-type="float">
            <text:p>64.38</text:p>
          </table:table-cell>
          <table:table-cell office:value-type="float" office:value="36.75" calcext:value-type="float">
            <text:p>36.75</text:p>
          </table:table-cell>
          <table:table-cell office:value-type="float" office:value="26.91" calcext:value-type="float">
            <text:p>26.91</text:p>
          </table:table-cell>
          <table:table-cell office:value-type="float" office:value="21.85" calcext:value-type="float">
            <text:p>21.85</text:p>
          </table:table-cell>
          <table:table-cell office:value-type="float" office:value="17.12" calcext:value-type="float">
            <text:p>17.12</text:p>
          </table:table-cell>
          <table:table-cell office:value-type="float" office:value="14.63" calcext:value-type="float">
            <text:p>14.63</text:p>
          </table:table-cell>
          <table:table-cell office:value-type="float" office:value="12.63" calcext:value-type="float">
            <text:p>12.63</text:p>
          </table:table-cell>
          <table:table-cell office:value-type="float" office:value="12.61" calcext:value-type="float">
            <text:p>12.61</text:p>
          </table:table-cell>
          <table:table-cell office:value-type="float" office:value="10.62" calcext:value-type="float">
            <text:p>10.62</text:p>
          </table:table-cell>
          <table:table-cell office:value-type="float" office:value="9.8" calcext:value-type="float">
            <text:p>9.8</text:p>
          </table:table-cell>
          <table:table-cell office:value-type="float" office:value="8.97" calcext:value-type="float">
            <text:p>8.97</text:p>
          </table:table-cell>
          <table:table-cell table:number-columns-repeated="2"/>
        </table:table-row>
        <table:table-row table:style-name="ro1">
          <table:table-cell office:value-type="float" office:value="64.86" calcext:value-type="float">
            <text:p>64.86</text:p>
          </table:table-cell>
          <table:table-cell office:value-type="float" office:value="37.02" calcext:value-type="float">
            <text:p>37.02</text:p>
          </table:table-cell>
          <table:table-cell office:value-type="float" office:value="27.06" calcext:value-type="float">
            <text:p>27.06</text:p>
          </table:table-cell>
          <table:table-cell office:value-type="float" office:value="22.27" calcext:value-type="float">
            <text:p>22.27</text:p>
          </table:table-cell>
          <table:table-cell office:value-type="float" office:value="17.24" calcext:value-type="float">
            <text:p>17.24</text:p>
          </table:table-cell>
          <table:table-cell office:value-type="float" office:value="14.53" calcext:value-type="float">
            <text:p>14.53</text:p>
          </table:table-cell>
          <table:table-cell office:value-type="float" office:value="12.23" calcext:value-type="float">
            <text:p>12.23</text:p>
          </table:table-cell>
          <table:table-cell office:value-type="float" office:value="12.62" calcext:value-type="float">
            <text:p>12.62</text:p>
          </table:table-cell>
          <table:table-cell office:value-type="float" office:value="10.45" calcext:value-type="float">
            <text:p>10.45</text:p>
          </table:table-cell>
          <table:table-cell office:value-type="float" office:value="9.88" calcext:value-type="float">
            <text:p>9.88</text:p>
          </table:table-cell>
          <table:table-cell office:value-type="float" office:value="8.91" calcext:value-type="float">
            <text:p>8.91</text:p>
          </table:table-cell>
          <table:table-cell table:number-columns-repeated="2"/>
        </table:table-row>
        <table:table-row table:style-name="ro1">
          <table:table-cell office:value-type="float" office:value="65.21" calcext:value-type="float">
            <text:p>65.21</text:p>
          </table:table-cell>
          <table:table-cell office:value-type="float" office:value="36.87" calcext:value-type="float">
            <text:p>36.87</text:p>
          </table:table-cell>
          <table:table-cell office:value-type="float" office:value="26.82" calcext:value-type="float">
            <text:p>26.82</text:p>
          </table:table-cell>
          <table:table-cell office:value-type="float" office:value="21.95" calcext:value-type="float">
            <text:p>21.95</text:p>
          </table:table-cell>
          <table:table-cell office:value-type="float" office:value="17.06" calcext:value-type="float">
            <text:p>17.06</text:p>
          </table:table-cell>
          <table:table-cell office:value-type="float" office:value="14.6" calcext:value-type="float">
            <text:p>14.6</text:p>
          </table:table-cell>
          <table:table-cell office:value-type="float" office:value="12.19" calcext:value-type="float">
            <text:p>12.19</text:p>
          </table:table-cell>
          <table:table-cell office:value-type="float" office:value="12.51" calcext:value-type="float">
            <text:p>12.51</text:p>
          </table:table-cell>
          <table:table-cell office:value-type="float" office:value="10.57" calcext:value-type="float">
            <text:p>10.57</text:p>
          </table:table-cell>
          <table:table-cell office:value-type="float" office:value="9.93" calcext:value-type="float">
            <text:p>9.93</text:p>
          </table:table-cell>
          <table:table-cell office:value-type="float" office:value="8.95" calcext:value-type="float">
            <text:p>8.95</text:p>
          </table:table-cell>
          <table:table-cell table:number-columns-repeated="2"/>
        </table:table-row>
        <table:table-row table:style-name="ro1">
          <table:table-cell office:value-type="float" office:value="65.39" calcext:value-type="float">
            <text:p>65.39</text:p>
          </table:table-cell>
          <table:table-cell office:value-type="float" office:value="36.53" calcext:value-type="float">
            <text:p>36.53</text:p>
          </table:table-cell>
          <table:table-cell office:value-type="float" office:value="26.87" calcext:value-type="float">
            <text:p>26.87</text:p>
          </table:table-cell>
          <table:table-cell office:value-type="float" office:value="21.89" calcext:value-type="float">
            <text:p>21.89</text:p>
          </table:table-cell>
          <table:table-cell office:value-type="float" office:value="17.16" calcext:value-type="float">
            <text:p>17.16</text:p>
          </table:table-cell>
          <table:table-cell office:value-type="float" office:value="14.5" calcext:value-type="float">
            <text:p>14.5</text:p>
          </table:table-cell>
          <table:table-cell office:value-type="float" office:value="12.27" calcext:value-type="float">
            <text:p>12.27</text:p>
          </table:table-cell>
          <table:table-cell office:value-type="float" office:value="12.8" calcext:value-type="float">
            <text:p>12.8</text:p>
          </table:table-cell>
          <table:table-cell office:value-type="float" office:value="10.6" calcext:value-type="float">
            <text:p>10.6</text:p>
          </table:table-cell>
          <table:table-cell office:value-type="float" office:value="9.93" calcext:value-type="float">
            <text:p>9.93</text:p>
          </table:table-cell>
          <table:table-cell office:value-type="float" office:value="8.97" calcext:value-type="float">
            <text:p>8.97</text:p>
          </table:table-cell>
          <table:table-cell table:number-columns-repeated="2"/>
        </table:table-row>
        <table:table-row table:style-name="ro1">
          <table:table-cell office:value-type="float" office:value="65.38" calcext:value-type="float">
            <text:p>65.38</text:p>
          </table:table-cell>
          <table:table-cell office:value-type="float" office:value="37.4" calcext:value-type="float">
            <text:p>37.4</text:p>
          </table:table-cell>
          <table:table-cell office:value-type="float" office:value="27.05" calcext:value-type="float">
            <text:p>27.05</text:p>
          </table:table-cell>
          <table:table-cell office:value-type="float" office:value="22.03" calcext:value-type="float">
            <text:p>22.03</text:p>
          </table:table-cell>
          <table:table-cell office:value-type="float" office:value="17.1" calcext:value-type="float">
            <text:p>17.1</text:p>
          </table:table-cell>
          <table:table-cell office:value-type="float" office:value="14.25" calcext:value-type="float">
            <text:p>14.25</text:p>
          </table:table-cell>
          <table:table-cell office:value-type="float" office:value="12.15" calcext:value-type="float">
            <text:p>12.15</text:p>
          </table:table-cell>
          <table:table-cell office:value-type="float" office:value="12.68" calcext:value-type="float">
            <text:p>12.68</text:p>
          </table:table-cell>
          <table:table-cell office:value-type="float" office:value="10.5" calcext:value-type="float">
            <text:p>10.5</text:p>
          </table:table-cell>
          <table:table-cell office:value-type="float" office:value="9.93" calcext:value-type="float">
            <text:p>9.93</text:p>
          </table:table-cell>
          <table:table-cell office:value-type="float" office:value="8.92" calcext:value-type="float">
            <text:p>8.92</text:p>
          </table:table-cell>
          <table:table-cell table:number-columns-repeated="2"/>
        </table:table-row>
        <table:table-row table:style-name="ro1">
          <table:table-cell office:value-type="float" office:value="65.06" calcext:value-type="float">
            <text:p>65.06</text:p>
          </table:table-cell>
          <table:table-cell office:value-type="float" office:value="37.71" calcext:value-type="float">
            <text:p>37.71</text:p>
          </table:table-cell>
          <table:table-cell office:value-type="float" office:value="26.47" calcext:value-type="float">
            <text:p>26.47</text:p>
          </table:table-cell>
          <table:table-cell office:value-type="float" office:value="22.39" calcext:value-type="float">
            <text:p>22.39</text:p>
          </table:table-cell>
          <table:table-cell office:value-type="float" office:value="17.01" calcext:value-type="float">
            <text:p>17.01</text:p>
          </table:table-cell>
          <table:table-cell office:value-type="float" office:value="14.64" calcext:value-type="float">
            <text:p>14.64</text:p>
          </table:table-cell>
          <table:table-cell office:value-type="float" office:value="12.33" calcext:value-type="float">
            <text:p>12.33</text:p>
          </table:table-cell>
          <table:table-cell office:value-type="float" office:value="12.52" calcext:value-type="float">
            <text:p>12.52</text:p>
          </table:table-cell>
          <table:table-cell office:value-type="float" office:value="10.64" calcext:value-type="float">
            <text:p>10.64</text:p>
          </table:table-cell>
          <table:table-cell office:value-type="float" office:value="9.91" calcext:value-type="float">
            <text:p>9.91</text:p>
          </table:table-cell>
          <table:table-cell office:value-type="float" office:value="9.08" calcext:value-type="float">
            <text:p>9.08</text:p>
          </table:table-cell>
          <table:table-cell table:number-columns-repeated="2"/>
        </table:table-row>
        <table:table-row table:style-name="ro1">
          <table:table-cell office:value-type="float" office:value="65.23" calcext:value-type="float">
            <text:p>65.23</text:p>
          </table:table-cell>
          <table:table-cell office:value-type="float" office:value="37.65" calcext:value-type="float">
            <text:p>37.65</text:p>
          </table:table-cell>
          <table:table-cell office:value-type="float" office:value="27.18" calcext:value-type="float">
            <text:p>27.18</text:p>
          </table:table-cell>
          <table:table-cell office:value-type="float" office:value="22.25" calcext:value-type="float">
            <text:p>22.25</text:p>
          </table:table-cell>
          <table:table-cell office:value-type="float" office:value="17.17" calcext:value-type="float">
            <text:p>17.17</text:p>
          </table:table-cell>
          <table:table-cell office:value-type="float" office:value="14.46" calcext:value-type="float">
            <text:p>14.46</text:p>
          </table:table-cell>
          <table:table-cell office:value-type="float" office:value="12.4" calcext:value-type="float">
            <text:p>12.4</text:p>
          </table:table-cell>
          <table:table-cell office:value-type="float" office:value="12.44" calcext:value-type="float">
            <text:p>12.44</text:p>
          </table:table-cell>
          <table:table-cell office:value-type="float" office:value="10.57" calcext:value-type="float">
            <text:p>10.57</text:p>
          </table:table-cell>
          <table:table-cell office:value-type="float" office:value="9.91" calcext:value-type="float">
            <text:p>9.91</text:p>
          </table:table-cell>
          <table:table-cell office:value-type="float" office:value="8.86" calcext:value-type="float">
            <text:p>8.86</text:p>
          </table:table-cell>
          <table:table-cell table:number-columns-repeated="2"/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37.04" calcext:value-type="float">
            <text:p>37.04</text:p>
          </table:table-cell>
          <table:table-cell office:value-type="float" office:value="26.61" calcext:value-type="float">
            <text:p>26.61</text:p>
          </table:table-cell>
          <table:table-cell office:value-type="float" office:value="22.15" calcext:value-type="float">
            <text:p>22.15</text:p>
          </table:table-cell>
          <table:table-cell office:value-type="float" office:value="16.99" calcext:value-type="float">
            <text:p>16.99</text:p>
          </table:table-cell>
          <table:table-cell office:value-type="float" office:value="14.39" calcext:value-type="float">
            <text:p>14.39</text:p>
          </table:table-cell>
          <table:table-cell office:value-type="float" office:value="12.23" calcext:value-type="float">
            <text:p>12.23</text:p>
          </table:table-cell>
          <table:table-cell office:value-type="float" office:value="12.89" calcext:value-type="float">
            <text:p>12.89</text:p>
          </table:table-cell>
          <table:table-cell office:value-type="float" office:value="10.38" calcext:value-type="float">
            <text:p>10.38</text:p>
          </table:table-cell>
          <table:table-cell office:value-type="float" office:value="9.93" calcext:value-type="float">
            <text:p>9.93</text:p>
          </table:table-cell>
          <table:table-cell office:value-type="float" office:value="8.88" calcext:value-type="float">
            <text:p>8.88</text:p>
          </table:table-cell>
          <table:table-cell table:number-columns-repeated="2"/>
        </table:table-row>
        <table:table-row table:style-name="ro1">
          <table:table-cell office:value-type="float" office:value="65.91" calcext:value-type="float">
            <text:p>65.91</text:p>
          </table:table-cell>
          <table:table-cell office:value-type="float" office:value="37.72" calcext:value-type="float">
            <text:p>37.72</text:p>
          </table:table-cell>
          <table:table-cell office:value-type="float" office:value="26.6" calcext:value-type="float">
            <text:p>26.6</text:p>
          </table:table-cell>
          <table:table-cell office:value-type="float" office:value="22.08" calcext:value-type="float">
            <text:p>22.08</text:p>
          </table:table-cell>
          <table:table-cell office:value-type="float" office:value="17.13" calcext:value-type="float">
            <text:p>17.13</text:p>
          </table:table-cell>
          <table:table-cell office:value-type="float" office:value="14.48" calcext:value-type="float">
            <text:p>14.48</text:p>
          </table:table-cell>
          <table:table-cell office:value-type="float" office:value="12.26" calcext:value-type="float">
            <text:p>12.26</text:p>
          </table:table-cell>
          <table:table-cell office:value-type="float" office:value="12.78" calcext:value-type="float">
            <text:p>12.78</text:p>
          </table:table-cell>
          <table:table-cell office:value-type="float" office:value="10.66" calcext:value-type="float">
            <text:p>10.66</text:p>
          </table:table-cell>
          <table:table-cell office:value-type="float" office:value="9.83" calcext:value-type="float">
            <text:p>9.8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5.44" calcext:value-type="float">
            <text:p>65.44</text:p>
          </table:table-cell>
          <table:table-cell office:value-type="float" office:value="37.47" calcext:value-type="float">
            <text:p>37.47</text:p>
          </table:table-cell>
          <table:table-cell office:value-type="float" office:value="27.33" calcext:value-type="float">
            <text:p>27.33</text:p>
          </table:table-cell>
          <table:table-cell office:value-type="float" office:value="22.23" calcext:value-type="float">
            <text:p>22.23</text:p>
          </table:table-cell>
          <table:table-cell office:value-type="float" office:value="16.86" calcext:value-type="float">
            <text:p>16.86</text:p>
          </table:table-cell>
          <table:table-cell office:value-type="float" office:value="14.3" calcext:value-type="float">
            <text:p>14.3</text:p>
          </table:table-cell>
          <table:table-cell office:value-type="float" office:value="12.58" calcext:value-type="float">
            <text:p>12.58</text:p>
          </table:table-cell>
          <table:table-cell office:value-type="float" office:value="12.63" calcext:value-type="float">
            <text:p>12.63</text:p>
          </table:table-cell>
          <table:table-cell office:value-type="float" office:value="10.64" calcext:value-type="float">
            <text:p>10.64</text:p>
          </table:table-cell>
          <table:table-cell office:value-type="float" office:value="9.85" calcext:value-type="float">
            <text:p>9.85</text:p>
          </table:table-cell>
          <table:table-cell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office:value-type="float" office:value="66.58" calcext:value-type="float">
            <text:p>66.58</text:p>
          </table:table-cell>
          <table:table-cell office:value-type="float" office:value="37.06" calcext:value-type="float">
            <text:p>37.06</text:p>
          </table:table-cell>
          <table:table-cell office:value-type="float" office:value="26.25" calcext:value-type="float">
            <text:p>26.25</text:p>
          </table:table-cell>
          <table:table-cell office:value-type="float" office:value="22.22" calcext:value-type="float">
            <text:p>22.22</text:p>
          </table:table-cell>
          <table:table-cell office:value-type="float" office:value="16.79" calcext:value-type="float">
            <text:p>16.79</text:p>
          </table:table-cell>
          <table:table-cell office:value-type="float" office:value="14.68" calcext:value-type="float">
            <text:p>14.68</text:p>
          </table:table-cell>
          <table:table-cell office:value-type="float" office:value="12.48" calcext:value-type="float">
            <text:p>12.48</text:p>
          </table:table-cell>
          <table:table-cell office:value-type="float" office:value="12.59" calcext:value-type="float">
            <text:p>12.59</text:p>
          </table:table-cell>
          <table:table-cell office:value-type="float" office:value="10.71" calcext:value-type="float">
            <text:p>10.71</text:p>
          </table:table-cell>
          <table:table-cell office:value-type="float" office:value="9.76" calcext:value-type="float">
            <text:p>9.76</text:p>
          </table:table-cell>
          <table:table-cell office:value-type="float" office:value="9.12" calcext:value-type="float">
            <text:p>9.12</text:p>
          </table:table-cell>
          <table:table-cell table:number-columns-repeated="2"/>
        </table:table-row>
        <table:table-row table:style-name="ro1">
          <table:table-cell office:value-type="float" office:value="64.72" calcext:value-type="float">
            <text:p>64.72</text:p>
          </table:table-cell>
          <table:table-cell office:value-type="float" office:value="37.04" calcext:value-type="float">
            <text:p>37.04</text:p>
          </table:table-cell>
          <table:table-cell office:value-type="float" office:value="26.95" calcext:value-type="float">
            <text:p>26.95</text:p>
          </table:table-cell>
          <table:table-cell office:value-type="float" office:value="22.12" calcext:value-type="float">
            <text:p>22.12</text:p>
          </table:table-cell>
          <table:table-cell office:value-type="float" office:value="16.71" calcext:value-type="float">
            <text:p>16.71</text:p>
          </table:table-cell>
          <table:table-cell office:value-type="float" office:value="14.36" calcext:value-type="float">
            <text:p>14.36</text:p>
          </table:table-cell>
          <table:table-cell office:value-type="float" office:value="12.22" calcext:value-type="float">
            <text:p>12.22</text:p>
          </table:table-cell>
          <table:table-cell office:value-type="float" office:value="12.44" calcext:value-type="float">
            <text:p>12.44</text:p>
          </table:table-cell>
          <table:table-cell office:value-type="float" office:value="10.45" calcext:value-type="float">
            <text:p>10.45</text:p>
          </table:table-cell>
          <table:table-cell office:value-type="float" office:value="9.8" calcext:value-type="float">
            <text:p>9.8</text:p>
          </table:table-cell>
          <table:table-cell office:value-type="float" office:value="8.95" calcext:value-type="float">
            <text:p>8.95</text:p>
          </table:table-cell>
          <table:table-cell table:number-columns-repeated="2"/>
        </table:table-row>
        <table:table-row table:style-name="ro1">
          <table:table-cell office:value-type="float" office:value="65.17" calcext:value-type="float">
            <text:p>65.17</text:p>
          </table:table-cell>
          <table:table-cell office:value-type="float" office:value="37.94" calcext:value-type="float">
            <text:p>37.94</text:p>
          </table:table-cell>
          <table:table-cell office:value-type="float" office:value="27.1" calcext:value-type="float">
            <text:p>27.1</text:p>
          </table:table-cell>
          <table:table-cell office:value-type="float" office:value="22.31" calcext:value-type="float">
            <text:p>22.31</text:p>
          </table:table-cell>
          <table:table-cell office:value-type="float" office:value="16.85" calcext:value-type="float">
            <text:p>16.85</text:p>
          </table:table-cell>
          <table:table-cell office:value-type="float" office:value="14.54" calcext:value-type="float">
            <text:p>14.54</text:p>
          </table:table-cell>
          <table:table-cell office:value-type="float" office:value="12.23" calcext:value-type="float">
            <text:p>12.23</text:p>
          </table:table-cell>
          <table:table-cell office:value-type="float" office:value="12.57" calcext:value-type="float">
            <text:p>12.57</text:p>
          </table:table-cell>
          <table:table-cell office:value-type="float" office:value="10.58" calcext:value-type="float">
            <text:p>10.58</text:p>
          </table:table-cell>
          <table:table-cell office:value-type="float" office:value="9.88" calcext:value-type="float">
            <text:p>9.88</text:p>
          </table:table-cell>
          <table:table-cell office:value-type="float" office:value="9.01" calcext:value-type="float">
            <text:p>9.01</text:p>
          </table:table-cell>
          <table:table-cell table:number-columns-repeated="2"/>
        </table:table-row>
        <table:table-row table:style-name="ro1">
          <table:table-cell office:value-type="float" office:value="65.19" calcext:value-type="float">
            <text:p>65.19</text:p>
          </table:table-cell>
          <table:table-cell office:value-type="float" office:value="37.62" calcext:value-type="float">
            <text:p>37.62</text:p>
          </table:table-cell>
          <table:table-cell office:value-type="float" office:value="26.34" calcext:value-type="float">
            <text:p>26.34</text:p>
          </table:table-cell>
          <table:table-cell office:value-type="float" office:value="22.29" calcext:value-type="float">
            <text:p>22.29</text:p>
          </table:table-cell>
          <table:table-cell office:value-type="float" office:value="17.11" calcext:value-type="float">
            <text:p>17.11</text:p>
          </table:table-cell>
          <table:table-cell office:value-type="float" office:value="14.29" calcext:value-type="float">
            <text:p>14.29</text:p>
          </table:table-cell>
          <table:table-cell office:value-type="float" office:value="12.32" calcext:value-type="float">
            <text:p>12.32</text:p>
          </table:table-cell>
          <table:table-cell office:value-type="float" office:value="12.59" calcext:value-type="float">
            <text:p>12.59</text:p>
          </table:table-cell>
          <table:table-cell office:value-type="float" office:value="10.47" calcext:value-type="float">
            <text:p>10.47</text:p>
          </table:table-cell>
          <table:table-cell office:value-type="float" office:value="9.83" calcext:value-type="float">
            <text:p>9.8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4.99" calcext:value-type="float">
            <text:p>64.99</text:p>
          </table:table-cell>
          <table:table-cell office:value-type="float" office:value="37.65" calcext:value-type="float">
            <text:p>37.65</text:p>
          </table:table-cell>
          <table:table-cell office:value-type="float" office:value="26.87" calcext:value-type="float">
            <text:p>26.87</text:p>
          </table:table-cell>
          <table:table-cell office:value-type="float" office:value="22.37" calcext:value-type="float">
            <text:p>22.37</text:p>
          </table:table-cell>
          <table:table-cell office:value-type="float" office:value="17.08" calcext:value-type="float">
            <text:p>17.08</text:p>
          </table:table-cell>
          <table:table-cell office:value-type="float" office:value="14.5" calcext:value-type="float">
            <text:p>14.5</text:p>
          </table:table-cell>
          <table:table-cell office:value-type="float" office:value="12.35" calcext:value-type="float">
            <text:p>12.35</text:p>
          </table:table-cell>
          <table:table-cell office:value-type="float" office:value="12.78" calcext:value-type="float">
            <text:p>12.78</text:p>
          </table:table-cell>
          <table:table-cell office:value-type="float" office:value="10.56" calcext:value-type="float">
            <text:p>10.56</text:p>
          </table:table-cell>
          <table:table-cell office:value-type="float" office:value="9.96" calcext:value-type="float">
            <text:p>9.96</text:p>
          </table:table-cell>
          <table:table-cell office:value-type="float" office:value="9.01" calcext:value-type="float">
            <text:p>9.01</text:p>
          </table:table-cell>
          <table:table-cell table:number-columns-repeated="2"/>
        </table:table-row>
        <table:table-row table:style-name="ro1">
          <table:table-cell office:value-type="float" office:value="65.99" calcext:value-type="float">
            <text:p>65.99</text:p>
          </table:table-cell>
          <table:table-cell office:value-type="float" office:value="36.99" calcext:value-type="float">
            <text:p>36.99</text:p>
          </table:table-cell>
          <table:table-cell office:value-type="float" office:value="26.57" calcext:value-type="float">
            <text:p>26.57</text:p>
          </table:table-cell>
          <table:table-cell office:value-type="float" office:value="21.89" calcext:value-type="float">
            <text:p>21.89</text:p>
          </table:table-cell>
          <table:table-cell office:value-type="float" office:value="16.84" calcext:value-type="float">
            <text:p>16.84</text:p>
          </table:table-cell>
          <table:table-cell office:value-type="float" office:value="14.4" calcext:value-type="float">
            <text:p>14.4</text:p>
          </table:table-cell>
          <table:table-cell office:value-type="float" office:value="12.24" calcext:value-type="float">
            <text:p>12.24</text:p>
          </table:table-cell>
          <table:table-cell office:value-type="float" office:value="12.64" calcext:value-type="float">
            <text:p>12.64</text:p>
          </table:table-cell>
          <table:table-cell office:value-type="float" office:value="10.52" calcext:value-type="float">
            <text:p>10.52</text:p>
          </table:table-cell>
          <table:table-cell office:value-type="float" office:value="9.92" calcext:value-type="float">
            <text:p>9.92</text:p>
          </table:table-cell>
          <table:table-cell office:value-type="float" office:value="9.18" calcext:value-type="float">
            <text:p>9.18</text:p>
          </table:table-cell>
          <table:table-cell table:number-columns-repeated="2"/>
        </table:table-row>
        <table:table-row table:style-name="ro1">
          <table:table-cell office:value-type="float" office:value="65.03" calcext:value-type="float">
            <text:p>65.03</text:p>
          </table:table-cell>
          <table:table-cell office:value-type="float" office:value="37.26" calcext:value-type="float">
            <text:p>37.26</text:p>
          </table:table-cell>
          <table:table-cell office:value-type="float" office:value="26.12" calcext:value-type="float">
            <text:p>26.12</text:p>
          </table:table-cell>
          <table:table-cell office:value-type="float" office:value="22.05" calcext:value-type="float">
            <text:p>22.05</text:p>
          </table:table-cell>
          <table:table-cell office:value-type="float" office:value="17.1" calcext:value-type="float">
            <text:p>17.1</text:p>
          </table:table-cell>
          <table:table-cell office:value-type="float" office:value="14.44" calcext:value-type="float">
            <text:p>14.44</text:p>
          </table:table-cell>
          <table:table-cell office:value-type="float" office:value="12.3" calcext:value-type="float">
            <text:p>12.3</text:p>
          </table:table-cell>
          <table:table-cell office:value-type="float" office:value="12.76" calcext:value-type="float">
            <text:p>12.76</text:p>
          </table:table-cell>
          <table:table-cell office:value-type="float" office:value="10.76" calcext:value-type="float">
            <text:p>10.76</text:p>
          </table:table-cell>
          <table:table-cell office:value-type="float" office:value="9.85" calcext:value-type="float">
            <text:p>9.85</text:p>
          </table:table-cell>
          <table:table-cell office:value-type="float" office:value="8.99" calcext:value-type="float">
            <text:p>8.99</text:p>
          </table:table-cell>
          <table:table-cell table:number-columns-repeated="2"/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37.15" calcext:value-type="float">
            <text:p>37.15</text:p>
          </table:table-cell>
          <table:table-cell office:value-type="float" office:value="26.24" calcext:value-type="float">
            <text:p>26.24</text:p>
          </table:table-cell>
          <table:table-cell office:value-type="float" office:value="22.65" calcext:value-type="float">
            <text:p>22.65</text:p>
          </table:table-cell>
          <table:table-cell office:value-type="float" office:value="16.96" calcext:value-type="float">
            <text:p>16.96</text:p>
          </table:table-cell>
          <table:table-cell office:value-type="float" office:value="14.37" calcext:value-type="float">
            <text:p>14.37</text:p>
          </table:table-cell>
          <table:table-cell office:value-type="float" office:value="12.17" calcext:value-type="float">
            <text:p>12.17</text:p>
          </table:table-cell>
          <table:table-cell office:value-type="float" office:value="12.42" calcext:value-type="float">
            <text:p>12.42</text:p>
          </table:table-cell>
          <table:table-cell office:value-type="float" office:value="10.6" calcext:value-type="float">
            <text:p>10.6</text:p>
          </table:table-cell>
          <table:table-cell office:value-type="float" office:value="9.81" calcext:value-type="float">
            <text:p>9.81</text:p>
          </table:table-cell>
          <table:table-cell office:value-type="float" office:value="8.97" calcext:value-type="float">
            <text:p>8.97</text:p>
          </table:table-cell>
          <table:table-cell table:number-columns-repeated="2"/>
        </table:table-row>
        <table:table-row table:style-name="ro1">
          <table:table-cell office:value-type="float" office:value="65.95" calcext:value-type="float">
            <text:p>65.95</text:p>
          </table:table-cell>
          <table:table-cell office:value-type="float" office:value="37.17" calcext:value-type="float">
            <text:p>37.17</text:p>
          </table:table-cell>
          <table:table-cell office:value-type="float" office:value="27.13" calcext:value-type="float">
            <text:p>27.13</text:p>
          </table:table-cell>
          <table:table-cell office:value-type="float" office:value="22.13" calcext:value-type="float">
            <text:p>22.13</text:p>
          </table:table-cell>
          <table:table-cell office:value-type="float" office:value="16.98" calcext:value-type="float">
            <text:p>16.98</text:p>
          </table:table-cell>
          <table:table-cell office:value-type="float" office:value="14.53" calcext:value-type="float">
            <text:p>14.53</text:p>
          </table:table-cell>
          <table:table-cell office:value-type="float" office:value="12.14" calcext:value-type="float">
            <text:p>12.14</text:p>
          </table:table-cell>
          <table:table-cell office:value-type="float" office:value="12.69" calcext:value-type="float">
            <text:p>12.69</text:p>
          </table:table-cell>
          <table:table-cell office:value-type="float" office:value="10.53" calcext:value-type="float">
            <text:p>10.53</text:p>
          </table:table-cell>
          <table:table-cell office:value-type="float" office:value="9.93" calcext:value-type="float">
            <text:p>9.93</text:p>
          </table:table-cell>
          <table:table-cell office:value-type="float" office:value="9.02" calcext:value-type="float">
            <text:p>9.02</text:p>
          </table:table-cell>
          <table:table-cell table:number-columns-repeated="2"/>
        </table:table-row>
        <table:table-row table:style-name="ro1">
          <table:table-cell office:value-type="float" office:value="64.18" calcext:value-type="float">
            <text:p>64.18</text:p>
          </table:table-cell>
          <table:table-cell office:value-type="float" office:value="36.55" calcext:value-type="float">
            <text:p>36.55</text:p>
          </table:table-cell>
          <table:table-cell office:value-type="float" office:value="26.45" calcext:value-type="float">
            <text:p>26.45</text:p>
          </table:table-cell>
          <table:table-cell office:value-type="float" office:value="21.74" calcext:value-type="float">
            <text:p>21.74</text:p>
          </table:table-cell>
          <table:table-cell office:value-type="float" office:value="16.84" calcext:value-type="float">
            <text:p>16.84</text:p>
          </table:table-cell>
          <table:table-cell office:value-type="float" office:value="14.23" calcext:value-type="float">
            <text:p>14.23</text:p>
          </table:table-cell>
          <table:table-cell office:value-type="float" office:value="12.26" calcext:value-type="float">
            <text:p>12.26</text:p>
          </table:table-cell>
          <table:table-cell office:value-type="float" office:value="12.37" calcext:value-type="float">
            <text:p>12.37</text:p>
          </table:table-cell>
          <table:table-cell office:value-type="float" office:value="10.56" calcext:value-type="float">
            <text:p>10.56</text:p>
          </table:table-cell>
          <table:table-cell office:value-type="float" office:value="9.87" calcext:value-type="float">
            <text:p>9.87</text:p>
          </table:table-cell>
          <table:table-cell office:value-type="float" office:value="9.01" calcext:value-type="float">
            <text:p>9.01</text:p>
          </table:table-cell>
          <table:table-cell table:number-columns-repeated="2"/>
        </table:table-row>
        <table:table-row table:style-name="ro1">
          <table:table-cell office:value-type="float" office:value="65.33" calcext:value-type="float">
            <text:p>65.33</text:p>
          </table:table-cell>
          <table:table-cell office:value-type="float" office:value="37.21" calcext:value-type="float">
            <text:p>37.21</text:p>
          </table:table-cell>
          <table:table-cell office:value-type="float" office:value="26.91" calcext:value-type="float">
            <text:p>26.91</text:p>
          </table:table-cell>
          <table:table-cell office:value-type="float" office:value="22.1" calcext:value-type="float">
            <text:p>22.1</text:p>
          </table:table-cell>
          <table:table-cell office:value-type="float" office:value="16.25" calcext:value-type="float">
            <text:p>16.25</text:p>
          </table:table-cell>
          <table:table-cell office:value-type="float" office:value="14.56" calcext:value-type="float">
            <text:p>14.56</text:p>
          </table:table-cell>
          <table:table-cell office:value-type="float" office:value="12.19" calcext:value-type="float">
            <text:p>12.19</text:p>
          </table:table-cell>
          <table:table-cell office:value-type="float" office:value="12.58" calcext:value-type="float">
            <text:p>12.58</text:p>
          </table:table-cell>
          <table:table-cell office:value-type="float" office:value="10.34" calcext:value-type="float">
            <text:p>10.34</text:p>
          </table:table-cell>
          <table:table-cell office:value-type="float" office:value="9.82" calcext:value-type="float">
            <text:p>9.82</text:p>
          </table:table-cell>
          <table:table-cell office:value-type="float" office:value="8.95" calcext:value-type="float">
            <text:p>8.95</text:p>
          </table:table-cell>
          <table:table-cell table:number-columns-repeated="2"/>
        </table:table-row>
        <table:table-row table:style-name="ro1">
          <table:table-cell office:value-type="float" office:value="66.19" calcext:value-type="float">
            <text:p>66.19</text:p>
          </table:table-cell>
          <table:table-cell office:value-type="float" office:value="36.12" calcext:value-type="float">
            <text:p>36.12</text:p>
          </table:table-cell>
          <table:table-cell office:value-type="float" office:value="27.18" calcext:value-type="float">
            <text:p>27.18</text:p>
          </table:table-cell>
          <table:table-cell office:value-type="float" office:value="22.53" calcext:value-type="float">
            <text:p>22.53</text:p>
          </table:table-cell>
          <table:table-cell office:value-type="float" office:value="17.14" calcext:value-type="float">
            <text:p>17.14</text:p>
          </table:table-cell>
          <table:table-cell office:value-type="float" office:value="14.1" calcext:value-type="float">
            <text:p>14.1</text:p>
          </table:table-cell>
          <table:table-cell office:value-type="float" office:value="12.34" calcext:value-type="float">
            <text:p>12.34</text:p>
          </table:table-cell>
          <table:table-cell office:value-type="float" office:value="12.64" calcext:value-type="float">
            <text:p>12.64</text:p>
          </table:table-cell>
          <table:table-cell office:value-type="float" office:value="10.84" calcext:value-type="float">
            <text:p>10.84</text:p>
          </table:table-cell>
          <table:table-cell office:value-type="float" office:value="9.91" calcext:value-type="float">
            <text:p>9.91</text:p>
          </table:table-cell>
          <table:table-cell office:value-type="float" office:value="8.84" calcext:value-type="float">
            <text:p>8.84</text:p>
          </table:table-cell>
          <table:table-cell table:number-columns-repeated="2"/>
        </table:table-row>
        <table:table-row table:style-name="ro1">
          <table:table-cell office:value-type="float" office:value="64.44" calcext:value-type="float">
            <text:p>64.44</text:p>
          </table:table-cell>
          <table:table-cell office:value-type="float" office:value="35.98" calcext:value-type="float">
            <text:p>35.98</text:p>
          </table:table-cell>
          <table:table-cell office:value-type="float" office:value="27.22" calcext:value-type="float">
            <text:p>27.22</text:p>
          </table:table-cell>
          <table:table-cell office:value-type="float" office:value="22.49" calcext:value-type="float">
            <text:p>22.49</text:p>
          </table:table-cell>
          <table:table-cell office:value-type="float" office:value="16.63" calcext:value-type="float">
            <text:p>16.63</text:p>
          </table:table-cell>
          <table:table-cell office:value-type="float" office:value="14.34" calcext:value-type="float">
            <text:p>14.34</text:p>
          </table:table-cell>
          <table:table-cell office:value-type="float" office:value="12.11" calcext:value-type="float">
            <text:p>12.11</text:p>
          </table:table-cell>
          <table:table-cell office:value-type="float" office:value="12.89" calcext:value-type="float">
            <text:p>12.89</text:p>
          </table:table-cell>
          <table:table-cell office:value-type="float" office:value="10.62" calcext:value-type="float">
            <text:p>10.62</text:p>
          </table:table-cell>
          <table:table-cell office:value-type="float" office:value="9.88" calcext:value-type="float">
            <text:p>9.88</text:p>
          </table:table-cell>
          <table:table-cell office:value-type="float" office:value="9.02" calcext:value-type="float">
            <text:p>9.02</text:p>
          </table:table-cell>
          <table:table-cell table:number-columns-repeated="2"/>
        </table:table-row>
        <table:table-row table:style-name="ro1">
          <table:table-cell office:value-type="float" office:value="64.15" calcext:value-type="float">
            <text:p>64.15</text:p>
          </table:table-cell>
          <table:table-cell office:value-type="float" office:value="35.44" calcext:value-type="float">
            <text:p>35.44</text:p>
          </table:table-cell>
          <table:table-cell office:value-type="float" office:value="26.73" calcext:value-type="float">
            <text:p>26.73</text:p>
          </table:table-cell>
          <table:table-cell office:value-type="float" office:value="22.84" calcext:value-type="float">
            <text:p>22.84</text:p>
          </table:table-cell>
          <table:table-cell office:value-type="float" office:value="17.11" calcext:value-type="float">
            <text:p>17.11</text:p>
          </table:table-cell>
          <table:table-cell office:value-type="float" office:value="14.26" calcext:value-type="float">
            <text:p>14.26</text:p>
          </table:table-cell>
          <table:table-cell office:value-type="float" office:value="12.56" calcext:value-type="float">
            <text:p>12.56</text:p>
          </table:table-cell>
          <table:table-cell office:value-type="float" office:value="12.76" calcext:value-type="float">
            <text:p>12.76</text:p>
          </table:table-cell>
          <table:table-cell office:value-type="float" office:value="10.73" calcext:value-type="float">
            <text:p>10.73</text:p>
          </table:table-cell>
          <table:table-cell office:value-type="float" office:value="9.83" calcext:value-type="float">
            <text:p>9.8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formula="of:=AVERAGE([.A2:.A31])" office:value-type="float" office:value="65.1846666666667" calcext:value-type="float">
            <text:p>65.1846666667</text:p>
          </table:table-cell>
          <table:table-cell table:formula="of:=AVERAGE([.B2:.B31])" office:value-type="float" office:value="37.093" calcext:value-type="float">
            <text:p>37.093</text:p>
          </table:table-cell>
          <table:table-cell table:formula="of:=AVERAGE([.C2:.C31])" office:value-type="float" office:value="26.8106666666667" calcext:value-type="float">
            <text:p>26.8106666667</text:p>
          </table:table-cell>
          <table:table-cell table:formula="of:=AVERAGE([.D2:.D31])" office:value-type="float" office:value="22.1743333333333" calcext:value-type="float">
            <text:p>22.1743333333</text:p>
          </table:table-cell>
          <table:table-cell table:formula="of:=AVERAGE([.E2:.E31])" office:value-type="float" office:value="16.9756666666667" calcext:value-type="float">
            <text:p>16.9756666667</text:p>
          </table:table-cell>
          <table:table-cell table:formula="of:=AVERAGE([.F2:.F31])" office:value-type="float" office:value="14.457" calcext:value-type="float">
            <text:p>14.457</text:p>
          </table:table-cell>
          <table:table-cell table:formula="of:=AVERAGE([.G2:.G31])" office:value-type="float" office:value="12.3123333333333" calcext:value-type="float">
            <text:p>12.3123333333</text:p>
          </table:table-cell>
          <table:table-cell table:formula="of:=AVERAGE([.H2:.H31])" office:value-type="float" office:value="12.617" calcext:value-type="float">
            <text:p>12.617</text:p>
          </table:table-cell>
          <table:table-cell table:formula="of:=AVERAGE([.I2:.I31])" office:value-type="float" office:value="10.576" calcext:value-type="float">
            <text:p>10.576</text:p>
          </table:table-cell>
          <table:table-cell table:formula="of:=AVERAGE([.J2:.J31])" office:value-type="float" office:value="9.868" calcext:value-type="float">
            <text:p>9.868</text:p>
          </table:table-cell>
          <table:table-cell table:formula="of:=AVERAGE([.K2:.K31])" office:value-type="float" office:value="8.99366666666667" calcext:value-type="float">
            <text:p>8.9936666667</text:p>
          </table:table-cell>
          <table:table-cell table:number-columns-repeated="2"/>
        </table:table-row>
      </table:table>
      <table:table table:name="PowerConsumption" table:style-name="ta1">
        <table:table-column table:style-name="co3" table:default-cell-style-name="Default"/>
        <table:table-row table:style-name="ro1">
          <table:table-cell/>
        </table:table-row>
      </table:table>
      <table:table table:name="Predicted-Result" table:style-name="ta1">
        <table:shapes>
          <draw:frame draw:z-index="0" draw:style-name="gr1" draw:text-style-name="P1" svg:width="15.999cm" svg:height="8.999cm" svg:x="19.101cm" svg:y="0.392cm">
            <draw:object draw:notify-on-update-of-ranges="'Predicted-Result'.A1:'Predicted-Result'.A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name="Image 1" draw:style-name="gr2" draw:text-style-name="P1" svg:width="11.096cm" svg:height="1.523cm" svg:x="22.55cm" svg:y="5.897cm">
            <draw:image xlink:href="Pictures/2000003800001B64000002892568A51A.svm" xlink:type="simple" xlink:show="embed" xlink:actuate="onLoad">
              <text:p/>
            </draw:image>
          </draw:frame>
          <draw:frame draw:z-index="2" draw:style-name="gr1" draw:text-style-name="P1" svg:width="15.999cm" svg:height="8.999cm" svg:x="51.226cm" svg:y="2.544cm">
            <draw:object draw:notify-on-update-of-ranges="'Predicted-Result'.A1:'Predicted-Result'.A4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draw:text-style-name="P1" svg:width="15.999cm" svg:height="8.999cm" svg:x="17.712cm" svg:y="9.955cm">
            <draw:object draw:notify-on-update-of-ranges="'Predicted-Result'.A1:'Predicted-Result'.A5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4" draw:style-name="gr1" draw:text-style-name="P1" svg:width="15.999cm" svg:height="8.999cm" svg:x="33.965cm" svg:y="0.269cm">
            <draw:object draw:notify-on-update-of-ranges="'Predicted-Result'.A1:'Predicted-Result'.A6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5" draw:style-name="gr1" draw:text-style-name="P1" svg:width="15.999cm" svg:height="8.999cm" svg:x="34.187cm" svg:y="9.795cm">
            <draw:object draw:notify-on-update-of-ranges="'Predicted-Result'.A1:'Predicted-Result'.A7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6" draw:style-name="gr1" draw:text-style-name="P1" svg:width="39.218cm" svg:height="20.399cm" svg:x="4.538cm" svg:y="20.359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3" table:number-columns-repeated="10" table:default-cell-style-name="Default"/>
        <table:table-column table:style-name="co49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14225318280" calcext:value-type="float">
            <text:p>14225318280</text:p>
          </table:table-cell>
          <table:table-cell table:number-columns-repeated="15"/>
        </table:table-row>
        <table:table-row table:style-name="ro1">
          <table:table-cell office:value-type="float" office:value="11335127596" calcext:value-type="float">
            <text:p>11335127596</text:p>
          </table:table-cell>
          <table:table-cell table:number-columns-repeated="15"/>
        </table:table-row>
        <table:table-row table:style-name="ro1">
          <table:table-cell office:value-type="float" office:value="8120443262" calcext:value-type="float">
            <text:p>8120443262</text:p>
          </table:table-cell>
          <table:table-cell table:number-columns-repeated="15"/>
        </table:table-row>
        <table:table-row table:style-name="ro1">
          <table:table-cell office:value-type="float" office:value="6764985849" calcext:value-type="float">
            <text:p>6764985849</text:p>
          </table:table-cell>
          <table:table-cell table:formula="of:=14665216166.9232*4^-0.4906465998" office:value-type="float" office:value="7428305925.16544" calcext:value-type="float">
            <text:p>7428305925.16544</text:p>
          </table:table-cell>
          <table:table-cell table:number-columns-repeated="14"/>
        </table:table-row>
        <table:table-row table:style-name="ro1">
          <table:table-cell office:value-type="float" office:value="5625661192" calcext:value-type="float">
            <text:p>5625661192</text:p>
          </table:table-cell>
          <table:table-cell table:formula="of:=14665216166.9232*5^-0.4906465998" office:value-type="float" office:value="6657960479.37337" calcext:value-type="float">
            <text:p>6657960479.37337</text:p>
          </table:table-cell>
          <table:table-cell table:formula="of:=14919328835.3472*5^-0.5417012182" office:value-type="float" office:value="6239020081.04161" calcext:value-type="float">
            <text:p>6239020081.04161</text:p>
          </table:table-cell>
          <table:table-cell table:number-columns-repeated="13"/>
        </table:table-row>
        <table:table-row table:style-name="ro1">
          <table:table-cell office:value-type="float" office:value="4907786695" calcext:value-type="float">
            <text:p>4907786695</text:p>
          </table:table-cell>
          <table:table-cell table:formula="of:=14665216166.9232*6^-0.4906465998" office:value-type="float" office:value="6088232145.06559" calcext:value-type="float">
            <text:p>6088232145.06559</text:p>
          </table:table-cell>
          <table:table-cell table:formula="of:=14919328835.3472*6^-0.5417012182" office:value-type="float" office:value="5652281801.68969" calcext:value-type="float">
            <text:p>5652281801.68969</text:p>
          </table:table-cell>
          <table:table-cell table:formula="of:=15209915320.2633*6^-0.5834630223" office:value-type="float" office:value="5346927750.57347" calcext:value-type="float">
            <text:p>5346927750.57347</text:p>
          </table:table-cell>
          <table:table-cell table:number-columns-repeated="12"/>
        </table:table-row>
        <table:table-row table:style-name="ro1">
          <table:table-cell office:value-type="float" office:value="4176141504" calcext:value-type="float">
            <text:p>4176141504</text:p>
          </table:table-cell>
          <table:table-cell table:formula="of:=14665216166.9232*7^-0.4906465998" office:value-type="float" office:value="5644740600.6979" calcext:value-type="float">
            <text:p>5644740600.6979</text:p>
          </table:table-cell>
          <table:table-cell table:formula="of:=14919328835.3472*7^-0.5417012182" office:value-type="float" office:value="5199464873.17318" calcext:value-type="float">
            <text:p>5199464873.17318</text:p>
          </table:table-cell>
          <table:table-cell table:formula="of:=15209915320.2633*7^-0.5834630223" office:value-type="float" office:value="4887011259.18725" calcext:value-type="float">
            <text:p>4887011259.18725</text:p>
          </table:table-cell>
          <table:table-cell table:formula="of:=15447104453.4822*7^-0.6106003469" office:value-type="float" office:value="4707929240.78899" calcext:value-type="float">
            <text:p>4707929240.78899</text:p>
          </table:table-cell>
          <table:table-cell table:number-columns-repeated="11"/>
        </table:table-row>
        <table:table-row table:style-name="ro1">
          <table:table-cell office:value-type="float" office:value="4532602179" calcext:value-type="float">
            <text:p>4532602179</text:p>
          </table:table-cell>
          <table:table-cell table:formula="of:=14665216166.9232*8^-0.4906465998" office:value-type="float" office:value="5286770250.4146" calcext:value-type="float">
            <text:p>5286770250.4146</text:p>
          </table:table-cell>
          <table:table-cell table:formula="of:=14919328835.3472*8^-0.5417012182" office:value-type="float" office:value="4836646425.2885" calcext:value-type="float">
            <text:p>4836646425.2885</text:p>
          </table:table-cell>
          <table:table-cell table:formula="of:=15209915320.2633*8^-0.5834630223" office:value-type="float" office:value="4520715565.55805" calcext:value-type="float">
            <text:p>4520715565.55805</text:p>
          </table:table-cell>
          <table:table-cell table:formula="of:=15447104453.4822*8^-0.6106003469" office:value-type="float" office:value="4339303472.64089" calcext:value-type="float">
            <text:p>4339303472.64089</text:p>
          </table:table-cell>
          <table:table-cell table:formula="of:=15769332855.7162*8^-0.6416119699" office:value-type="float" office:value="4153172548.00683" calcext:value-type="float">
            <text:p>4153172548.00683</text:p>
          </table:table-cell>
          <table:table-cell table:number-columns-repeated="10"/>
        </table:table-row>
        <table:table-row table:style-name="ro1">
          <table:table-cell office:value-type="float" office:value="4492360338" calcext:value-type="float">
            <text:p>4492360338</text:p>
          </table:table-cell>
          <table:table-cell table:formula="of:=14665216166.9232*9^-0.4906465998" office:value-type="float" office:value="4989909008.27559" calcext:value-type="float">
            <text:p>4989909008.27559</text:p>
          </table:table-cell>
          <table:table-cell table:formula="of:=14919328835.3472*9^-0.5417012182" office:value-type="float" office:value="4537691394.62829" calcext:value-type="float">
            <text:p>4537691394.62829</text:p>
          </table:table-cell>
          <table:table-cell table:formula="of:=15209915320.2633*9^-0.5834630223" office:value-type="float" office:value="4220477386.10276" calcext:value-type="float">
            <text:p>4220477386.10276</text:p>
          </table:table-cell>
          <table:table-cell table:formula="of:=15447104453.4822*9^-0.6106003469" office:value-type="float" office:value="4038185601.79376" calcext:value-type="float">
            <text:p>4038185601.79376</text:p>
          </table:table-cell>
          <table:table-cell table:formula="of:=15769332855.7162*9^-0.6416119699" office:value-type="float" office:value="3850879277.75158" calcext:value-type="float">
            <text:p>3850879277.75158</text:p>
          </table:table-cell>
          <table:table-cell table:number-columns-repeated="10"/>
        </table:table-row>
        <table:table-row table:style-name="ro1">
          <table:table-cell office:value-type="float" office:value="3539620146" calcext:value-type="float">
            <text:p>3539620146</text:p>
          </table:table-cell>
          <table:table-cell table:formula="of:=14665216166.9232*10^-0.4906465998" office:value-type="float" office:value="4738510737.89793" calcext:value-type="float">
            <text:p>4738510737.89793</text:p>
          </table:table-cell>
          <table:table-cell table:formula="of:=14919328835.3472*10^-0.5417012182" office:value-type="float" office:value="4285959551.50439" calcext:value-type="float">
            <text:p>4285959551.50439</text:p>
          </table:table-cell>
          <table:table-cell table:formula="of:=15209915320.2633*10^-0.5834630223" office:value-type="float" office:value="3968841670.30576" calcext:value-type="float">
            <text:p>3968841670.30576</text:p>
          </table:table-cell>
          <table:table-cell table:formula="of:=15447104453.4822*10^-0.6106003469" office:value-type="float" office:value="3786576509.44693" calcext:value-type="float">
            <text:p>3786576509.44693</text:p>
          </table:table-cell>
          <table:table-cell table:formula="of:=15769332855.7162*10^-0.6416119699" office:value-type="float" office:value="3599161630.96866" calcext:value-type="float">
            <text:p>3599161630.96866</text:p>
          </table:table-cell>
          <table:table-cell table:number-columns-repeated="10"/>
        </table:table-row>
        <table:table-row table:style-name="ro1">
          <table:table-cell office:value-type="float" office:value="3448547004" calcext:value-type="float">
            <text:p>3448547004</text:p>
          </table:table-cell>
          <table:table-cell table:formula="of:=14665216166.9232*11^-0.4906465998" office:value-type="float" office:value="4522022187.33279" calcext:value-type="float">
            <text:p>4522022187.33279</text:p>
          </table:table-cell>
          <table:table-cell table:formula="of:=14919328835.3472*11^-0.5417012182" office:value-type="float" office:value="4070292316.64472" calcext:value-type="float">
            <text:p>4070292316.64472</text:p>
          </table:table-cell>
          <table:table-cell table:formula="of:=15209915320.2633*11^-0.5834630223" office:value-type="float" office:value="3754159089.23042" calcext:value-type="float">
            <text:p>3754159089.23042</text:p>
          </table:table-cell>
          <table:table-cell table:formula="of:=15447104453.4822*11^-0.6106003469" office:value-type="float" office:value="3572500912.92754" calcext:value-type="float">
            <text:p>3572500912.92754</text:p>
          </table:table-cell>
          <table:table-cell table:formula="of:=15769332855.7162*11^-0.6416119699" office:value-type="float" office:value="3385659731.30396" calcext:value-type="float">
            <text:p>3385659731.30396</text:p>
          </table:table-cell>
          <table:table-cell table:number-columns-repeated="10"/>
        </table:table-row>
        <table:table-row table:style-name="ro1">
          <table:table-cell office:value-type="float" office:value="3903339600" calcext:value-type="float">
            <text:p>3903339600</text:p>
          </table:table-cell>
          <table:table-cell table:formula="of:=14665216166.9232*12^-0.4906465998" office:value-type="float" office:value="4333031636.87806" calcext:value-type="float">
            <text:p>4333031636.87806</text:p>
          </table:table-cell>
          <table:table-cell table:formula="of:=14919328835.3472*12^-0.5417012182" office:value-type="float" office:value="3882893605.25698" calcext:value-type="float">
            <text:p>3882893605.25698</text:p>
          </table:table-cell>
          <table:table-cell table:formula="of:=15209915320.2633*12^-0.5834630223" office:value-type="float" office:value="3568325345.59574" calcext:value-type="float">
            <text:p>3568325345.59574</text:p>
          </table:table-cell>
          <table:table-cell table:formula="of:=15447104453.4822*12^-0.6106003469" office:value-type="float" office:value="3387650825.64667" calcext:value-type="float">
            <text:p>3387650825.64667</text:p>
          </table:table-cell>
          <table:table-cell table:formula="of:=15769332855.7162*12^-0.6416119699" office:value-type="float" office:value="3201825912.8585" calcext:value-type="float">
            <text:p>3201825912.8585</text:p>
          </table:table-cell>
          <table:table-cell table:number-columns-repeated="10"/>
        </table:table-row>
        <table:table-row table:style-name="ro1">
          <table:table-cell office:value-type="float" office:value="2931624931" calcext:value-type="float">
            <text:p>2931624931</text:p>
          </table:table-cell>
          <table:table-cell table:formula="of:=14665216166.9232*13^-0.4906465998" office:value-type="float" office:value="4166160056.26693" calcext:value-type="float">
            <text:p>4166160056.26693</text:p>
          </table:table-cell>
          <table:table-cell table:formula="of:=14919328835.3472*13^-0.5417012182" office:value-type="float" office:value="3718132097.97983" calcext:value-type="float">
            <text:p>3718132097.97983</text:p>
          </table:table-cell>
          <table:table-cell table:formula="of:=15209915320.2633*13^-0.5834630223" office:value-type="float" office:value="3405509068.97079" calcext:value-type="float">
            <text:p>3405509068.97079</text:p>
          </table:table-cell>
          <table:table-cell table:formula="of:=15447104453.4822*13^-0.6106003469" office:value-type="float" office:value="3226063309.63079" calcext:value-type="float">
            <text:p>3226063309.63079</text:p>
          </table:table-cell>
          <table:table-cell table:formula="of:=15769332855.7162*13^-0.6416119699" office:value-type="float" office:value="3041542796.39531" calcext:value-type="float">
            <text:p>3041542796.39531</text:p>
          </table:table-cell>
          <table:table-cell table:number-columns-repeated="10"/>
        </table:table-row>
        <table:table-row table:style-name="ro1">
          <table:table-cell office:value-type="float" office:value="2365268013" calcext:value-type="float">
            <text:p>2365268013</text:p>
          </table:table-cell>
          <table:table-cell table:formula="of:=14665216166.9232*14^-0.4906465998" office:value-type="float" office:value="4017396022.68905" calcext:value-type="float">
            <text:p>4017396022.68905</text:p>
          </table:table-cell>
          <table:table-cell table:formula="of:=14919328835.3472*14^-0.5417012182" office:value-type="float" office:value="3571826319.90626" calcext:value-type="float">
            <text:p>3571826319.90626</text:p>
          </table:table-cell>
          <table:table-cell table:formula="of:=15209915320.2633*14^-0.5834630223" office:value-type="float" office:value="3261395506.69996" calcext:value-type="float">
            <text:p>3261395506.69996</text:p>
          </table:table-cell>
          <table:table-cell table:formula="of:=15447104453.4822*14^-0.6106003469" office:value-type="float" office:value="3083336379.53611" calcext:value-type="float">
            <text:p>3083336379.53611</text:p>
          </table:table-cell>
          <table:table-cell table:formula="of:=15769332855.7162*14^-0.6416119699" office:value-type="float" office:value="2900306217.0366" calcext:value-type="float">
            <text:p>2900306217.0366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6764985849" calcext:value-type="float">
            <text:p>6764985849</text:p>
          </table:table-cell>
          <table:table-cell table:style-name="ce20" table:formula="of:=[.A4]-[.B4]" office:value-type="float" office:value="-663320076.165441" calcext:value-type="float">
            <text:p>-663320076.165441</text:p>
          </table:table-cell>
          <table:table-cell table:number-columns-repeated="14"/>
        </table:table-row>
        <table:table-row table:style-name="ro1">
          <table:table-cell office:value-type="float" office:value="5625661192" calcext:value-type="float">
            <text:p>5625661192</text:p>
          </table:table-cell>
          <table:table-cell table:style-name="ce20" table:formula="of:=[.A5]-[.B5]" office:value-type="float" office:value="-1032299287.37337" calcext:value-type="float">
            <text:p>-1032299287.37337</text:p>
          </table:table-cell>
          <table:table-cell table:style-name="ce19" table:formula="of:=[.A5]-[.C5]" office:value-type="float" office:value="-613358889.041607" calcext:value-type="float">
            <text:p>-613358889.041607</text:p>
          </table:table-cell>
          <table:table-cell table:number-columns-repeated="13"/>
        </table:table-row>
        <table:table-row table:style-name="ro1">
          <table:table-cell office:value-type="float" office:value="4907786695" calcext:value-type="float">
            <text:p>4907786695</text:p>
          </table:table-cell>
          <table:table-cell table:style-name="ce20" table:formula="of:=[.A6]-[.B6]" office:value-type="float" office:value="-1180445450.06559" calcext:value-type="float">
            <text:p>-1180445450.06559</text:p>
          </table:table-cell>
          <table:table-cell table:style-name="ce19" table:formula="of:=[.A6]-[.C6]" office:value-type="float" office:value="-744495106.689691" calcext:value-type="float">
            <text:p>-744495106.689691</text:p>
          </table:table-cell>
          <table:table-cell table:formula="of:=[.D6]-[.A6]" office:value-type="float" office:value="439141055.573464" calcext:value-type="float">
            <text:p>439141055.573464</text:p>
          </table:table-cell>
          <table:table-cell table:number-columns-repeated="12"/>
        </table:table-row>
        <table:table-row table:style-name="ro1">
          <table:table-cell office:value-type="float" office:value="4176141504" calcext:value-type="float">
            <text:p>4176141504</text:p>
          </table:table-cell>
          <table:table-cell table:style-name="ce20" table:formula="of:=[.A7]-[.B7]" office:value-type="float" office:value="-1468599096.6979" calcext:value-type="float">
            <text:p>-1468599096.6979</text:p>
          </table:table-cell>
          <table:table-cell table:style-name="ce19" table:formula="of:=[.A7]-[.C7]" office:value-type="float" office:value="-1023323369.17318" calcext:value-type="float">
            <text:p>-1023323369.17318</text:p>
          </table:table-cell>
          <table:table-cell table:formula="of:=[.D7]-[.A7]" office:value-type="float" office:value="710869755.187249" calcext:value-type="float">
            <text:p>710869755.187249</text:p>
          </table:table-cell>
          <table:table-cell table:formula="of:=[.E7]-[.A7]" office:value-type="float" office:value="531787736.788989" calcext:value-type="float">
            <text:p>531787736.788989</text:p>
          </table:table-cell>
          <table:table-cell table:number-columns-repeated="11"/>
        </table:table-row>
        <table:table-row table:style-name="ro1">
          <table:table-cell office:value-type="float" office:value="4532602179" calcext:value-type="float">
            <text:p>4532602179</text:p>
          </table:table-cell>
          <table:table-cell table:style-name="ce20" table:formula="of:=[.A8]-[.B8]" office:value-type="float" office:value="-754168071.414598" calcext:value-type="float">
            <text:p>-754168071.414598</text:p>
          </table:table-cell>
          <table:table-cell table:style-name="ce19" table:formula="of:=[.A8]-[.C8]" office:value-type="float" office:value="-304044246.288502" calcext:value-type="float">
            <text:p>-304044246.288502</text:p>
          </table:table-cell>
          <table:table-cell table:formula="of:=[.D8]-[.A8]" office:value-type="float" office:value="-11886613.4419546" calcext:value-type="float">
            <text:p>-11886613.4419546</text:p>
          </table:table-cell>
          <table:table-cell table:formula="of:=[.E8]-[.A8]" office:value-type="float" office:value="-193298706.359107" calcext:value-type="float">
            <text:p>-193298706.359107</text:p>
          </table:table-cell>
          <table:table-cell table:formula="of:=[.F8]-[.A8]" office:value-type="float" office:value="-379429630.993168" calcext:value-type="float">
            <text:p>-379429630.993168</text:p>
          </table:table-cell>
          <table:table-cell table:number-columns-repeated="10"/>
        </table:table-row>
        <table:table-row table:style-name="ro1">
          <table:table-cell office:value-type="float" office:value="4492360338" calcext:value-type="float">
            <text:p>4492360338</text:p>
          </table:table-cell>
          <table:table-cell table:style-name="ce20" table:formula="of:=[.A9]-[.B9]" office:value-type="float" office:value="-497548670.275593" calcext:value-type="float">
            <text:p>-497548670.275593</text:p>
          </table:table-cell>
          <table:table-cell table:style-name="ce19" table:formula="of:=[.A9]-[.C9]" office:value-type="float" office:value="-45331056.6282892" calcext:value-type="float">
            <text:p>-45331056.6282892</text:p>
          </table:table-cell>
          <table:table-cell table:formula="of:=[.D9]-[.A9]" office:value-type="float" office:value="-271882951.897237" calcext:value-type="float">
            <text:p>-271882951.897237</text:p>
          </table:table-cell>
          <table:table-cell table:formula="of:=[.E9]-[.A9]" office:value-type="float" office:value="-454174736.20624" calcext:value-type="float">
            <text:p>-454174736.20624</text:p>
          </table:table-cell>
          <table:table-cell table:formula="of:=[.F9]-[.A9]" office:value-type="float" office:value="-641481060.24842" calcext:value-type="float">
            <text:p>-641481060.24842</text:p>
          </table:table-cell>
          <table:table-cell table:number-columns-repeated="10"/>
        </table:table-row>
        <table:table-row table:style-name="ro1">
          <table:table-cell office:value-type="float" office:value="3539620146" calcext:value-type="float">
            <text:p>3539620146</text:p>
          </table:table-cell>
          <table:table-cell table:style-name="ce20" table:formula="of:=[.A10]-[.B10]" office:value-type="float" office:value="-1198890591.89793" calcext:value-type="float">
            <text:p>-1198890591.89793</text:p>
          </table:table-cell>
          <table:table-cell table:style-name="ce19" table:formula="of:=[.A10]-[.C10]" office:value-type="float" office:value="-746339405.504387" calcext:value-type="float">
            <text:p>-746339405.504387</text:p>
          </table:table-cell>
          <table:table-cell table:formula="of:=[.D10]-[.A10]" office:value-type="float" office:value="429221524.305759" calcext:value-type="float">
            <text:p>429221524.305759</text:p>
          </table:table-cell>
          <table:table-cell table:formula="of:=[.E10]-[.A10]" office:value-type="float" office:value="246956363.44693" calcext:value-type="float">
            <text:p>246956363.44693</text:p>
          </table:table-cell>
          <table:table-cell table:formula="of:=[.F10]-[.A10]" office:value-type="float" office:value="59541484.9686627" calcext:value-type="float">
            <text:p>59541484.9686627</text:p>
          </table:table-cell>
          <table:table-cell table:number-columns-repeated="10"/>
        </table:table-row>
        <table:table-row table:style-name="ro1">
          <table:table-cell office:value-type="float" office:value="3448547004" calcext:value-type="float">
            <text:p>3448547004</text:p>
          </table:table-cell>
          <table:table-cell table:style-name="ce20" table:formula="of:=[.A11]-[.B11]" office:value-type="float" office:value="-1073475183.33279" calcext:value-type="float">
            <text:p>-1073475183.33279</text:p>
          </table:table-cell>
          <table:table-cell table:style-name="ce19" table:formula="of:=[.A11]-[.C11]" office:value-type="float" office:value="-621745312.644715" calcext:value-type="float">
            <text:p>-621745312.644715</text:p>
          </table:table-cell>
          <table:table-cell table:formula="of:=[.D11]-[.A11]" office:value-type="float" office:value="305612085.230423" calcext:value-type="float">
            <text:p>305612085.230423</text:p>
          </table:table-cell>
          <table:table-cell table:formula="of:=[.E11]-[.A11]" office:value-type="float" office:value="123953908.927541" calcext:value-type="float">
            <text:p>123953908.927541</text:p>
          </table:table-cell>
          <table:table-cell table:formula="of:=[.F11]-[.A11]" office:value-type="float" office:value="-62887272.6960387" calcext:value-type="float">
            <text:p>-62887272.6960387</text:p>
          </table:table-cell>
          <table:table-cell table:number-columns-repeated="10"/>
        </table:table-row>
        <table:table-row table:style-name="ro1">
          <table:table-cell office:value-type="float" office:value="3903339600" calcext:value-type="float">
            <text:p>3903339600</text:p>
          </table:table-cell>
          <table:table-cell table:style-name="ce20" table:formula="of:=[.A12]-[.B12]" office:value-type="float" office:value="-429692036.878064" calcext:value-type="float">
            <text:p>-429692036.878064</text:p>
          </table:table-cell>
          <table:table-cell table:style-name="ce19" table:formula="of:=[.A12]-[.C12]" office:value-type="float" office:value="20445994.7430186" calcext:value-type="float">
            <text:p>20445994.7430186</text:p>
          </table:table-cell>
          <table:table-cell table:formula="of:=[.D12]-[.A12]" office:value-type="float" office:value="-335014254.404263" calcext:value-type="float">
            <text:p>-335014254.404263</text:p>
          </table:table-cell>
          <table:table-cell table:formula="of:=[.E12]-[.A12]" office:value-type="float" office:value="-515688774.353329" calcext:value-type="float">
            <text:p>-515688774.353329</text:p>
          </table:table-cell>
          <table:table-cell table:formula="of:=[.F12]-[.A12]" office:value-type="float" office:value="-701513687.141504" calcext:value-type="float">
            <text:p>-701513687.141504</text:p>
          </table:table-cell>
          <table:table-cell table:number-columns-repeated="10"/>
        </table:table-row>
        <table:table-row table:style-name="ro1">
          <table:table-cell office:value-type="float" office:value="2931624931" calcext:value-type="float">
            <text:p>2931624931</text:p>
          </table:table-cell>
          <table:table-cell table:style-name="ce20" table:formula="of:=[.A13]-[.B13]" office:value-type="float" office:value="-1234535125.26693" calcext:value-type="float">
            <text:p>-1234535125.26693</text:p>
          </table:table-cell>
          <table:table-cell table:style-name="ce19" table:formula="of:=[.A13]-[.C13]" office:value-type="float" office:value="-786507166.97983" calcext:value-type="float">
            <text:p>-786507166.97983</text:p>
          </table:table-cell>
          <table:table-cell table:formula="of:=[.D13]-[.A13]" office:value-type="float" office:value="473884137.970794" calcext:value-type="float">
            <text:p>473884137.970794</text:p>
          </table:table-cell>
          <table:table-cell table:formula="of:=[.E13]-[.A13]" office:value-type="float" office:value="294438378.630792" calcext:value-type="float">
            <text:p>294438378.630792</text:p>
          </table:table-cell>
          <table:table-cell table:formula="of:=[.F13]-[.A13]" office:value-type="float" office:value="109917865.395306" calcext:value-type="float">
            <text:p>109917865.395306</text:p>
          </table:table-cell>
          <table:table-cell table:number-columns-repeated="10"/>
        </table:table-row>
        <table:table-row table:style-name="ro1">
          <table:table-cell office:value-type="float" office:value="2365268013" calcext:value-type="float">
            <text:p>2365268013</text:p>
          </table:table-cell>
          <table:table-cell table:style-name="ce20" table:formula="of:=[.A14]-[.B14]" office:value-type="float" office:value="-1652128009.68905" calcext:value-type="float">
            <text:p>-1652128009.68905</text:p>
          </table:table-cell>
          <table:table-cell table:style-name="ce19" table:formula="of:=[.A14]-[.C14]" office:value-type="float" office:value="-1206558306.90626" calcext:value-type="float">
            <text:p>-1206558306.90626</text:p>
          </table:table-cell>
          <table:table-cell table:formula="of:=[.D14]-[.A14]" office:value-type="float" office:value="896127493.699956" calcext:value-type="float">
            <text:p>896127493.699956</text:p>
          </table:table-cell>
          <table:table-cell table:formula="of:=[.E14]-[.A14]" office:value-type="float" office:value="718068366.536106" calcext:value-type="float">
            <text:p>718068366.536106</text:p>
          </table:table-cell>
          <table:table-cell table:formula="of:=[.F14]-[.A14]" office:value-type="float" office:value="535038204.036596" calcext:value-type="float">
            <text:p>535038204.036596</text:p>
          </table:table-cell>
          <table:table-cell table:number-columns-repeated="10"/>
        </table:table-row>
        <table:table-row table:style-name="ro1">
          <table:table-cell table:style-name="ce19"/>
          <table:table-cell table:style-name="ce20"/>
          <table:table-cell table:style-name="ce19"/>
          <table:table-cell table:number-columns-repeated="13"/>
        </table:table-row>
        <table:table-row table:style-name="ro1">
          <table:table-cell/>
          <table:table-cell table:style-name="ce21" table:formula="of:=[.B16]/[.A16]*100" office:value-type="float" office:value="-9.80519532444392" calcext:value-type="float">
            <text:p>-9.8051953244</text:p>
          </table:table-cell>
          <table:table-cell table:formula="of:=[.C17]/[.A17]*100" office:value-type="float" office:value="-10.9028764461293" calcext:value-type="float">
            <text:p>-10.9028764461</text:p>
          </table:table-cell>
          <table:table-cell table:formula="of:=[.D18]/[.A18]*100" office:value-type="float" office:value="8.947843149354" calcext:value-type="float">
            <text:p>8.9478431494</text:p>
          </table:table-cell>
          <table:table-cell table:number-columns-repeated="12"/>
        </table:table-row>
        <table:table-row table:style-name="ro1">
          <table:table-cell/>
          <table:table-cell table:style-name="ce21" table:formula="of:=[.B17]/[.A17]*100" office:value-type="float" office:value="-18.3498303957827" calcext:value-type="float">
            <text:p>-18.3498303958</text:p>
          </table:table-cell>
          <table:table-cell table:formula="of:=[.C18]/[.A18]*100" office:value-type="float" office:value="-15.1696712379161" calcext:value-type="float">
            <text:p>-15.1696712379</text:p>
          </table:table-cell>
          <table:table-cell table:formula="of:=[.D19]/[.A19]*100" office:value-type="float" office:value="17.0221663826851" calcext:value-type="float">
            <text:p>17.0221663827</text:p>
          </table:table-cell>
          <table:table-cell table:formula="of:=[.E19]/[.A19]*100" office:value-type="float" office:value="12.7339491796346" calcext:value-type="float">
            <text:p>12.7339491796</text:p>
          </table:table-cell>
          <table:table-cell table:number-columns-repeated="11"/>
        </table:table-row>
        <table:table-row table:style-name="ro1">
          <table:table-cell/>
          <table:table-cell table:style-name="ce21" table:formula="of:=[.B18]/[.A18]*100" office:value-type="float" office:value="-24.0525011257767" calcext:value-type="float">
            <text:p>-24.0525011258</text:p>
          </table:table-cell>
          <table:table-cell table:formula="of:=[.C19]/[.A19]*100" office:value-type="float" office:value="-24.5040396306738" calcext:value-type="float">
            <text:p>-24.5040396307</text:p>
          </table:table-cell>
          <table:table-cell table:formula="of:=[.D20]/[.A20]*100" office:value-type="float" office:value="-0.26224700453586" calcext:value-type="float">
            <text:p>-0.2622470045</text:p>
          </table:table-cell>
          <table:table-cell table:formula="of:=[.E20]/[.A20]*100" office:value-type="float" office:value="-4.26462986879103" calcext:value-type="float">
            <text:p>-4.2646298688</text:p>
          </table:table-cell>
          <table:table-cell table:formula="of:=[.F20]/[.A20]*100" office:value-type="float" office:value="-8.37112140022135" calcext:value-type="float">
            <text:p>-8.3711214002</text:p>
          </table:table-cell>
          <table:table-cell table:number-columns-repeated="10"/>
        </table:table-row>
        <table:table-row table:style-name="ro1">
          <table:table-cell/>
          <table:table-cell table:style-name="ce21" table:formula="of:=[.B19]/[.A19]*100" office:value-type="float" office:value="-35.1664112744084" calcext:value-type="float">
            <text:p>-35.1664112744</text:p>
          </table:table-cell>
          <table:table-cell table:formula="of:=[.C20]/[.A20]*100" office:value-type="float" office:value="-6.70794025774354" calcext:value-type="float">
            <text:p>-6.7079402577</text:p>
          </table:table-cell>
          <table:table-cell table:formula="of:=[.D21]/[.A21]*100" office:value-type="float" office:value="-6.05211807248479" calcext:value-type="float">
            <text:p>-6.0521180725</text:p>
          </table:table-cell>
          <table:table-cell table:formula="of:=[.E21]/[.A21]*100" office:value-type="float" office:value="-10.1099355802887" calcext:value-type="float">
            <text:p>-10.1099355803</text:p>
          </table:table-cell>
          <table:table-cell table:formula="of:=[.F21]/[.A21]*100" office:value-type="float" office:value="-14.2793768082729" calcext:value-type="float">
            <text:p>-14.2793768083</text:p>
          </table:table-cell>
          <table:table-cell table:number-columns-repeated="10"/>
        </table:table-row>
        <table:table-row table:style-name="ro1">
          <table:table-cell/>
          <table:table-cell table:style-name="ce21" table:formula="of:=[.B20]/[.A20]*100" office:value-type="float" office:value="-16.6387439627668" calcext:value-type="float">
            <text:p>-16.6387439628</text:p>
          </table:table-cell>
          <table:table-cell table:formula="of:=[.C21]/[.A21]*100" office:value-type="float" office:value="-1.00906991464693" calcext:value-type="float">
            <text:p>-1.0090699146</text:p>
          </table:table-cell>
          <table:table-cell table:formula="of:=[.D22]/[.A22]*100" office:value-type="float" office:value="12.1262029992345" calcext:value-type="float">
            <text:p>12.1262029992</text:p>
          </table:table-cell>
          <table:table-cell table:formula="of:=[.E22]/[.A22]*100" office:value-type="float" office:value="6.97691710580886" calcext:value-type="float">
            <text:p>6.9769171058</text:p>
          </table:table-cell>
          <table:table-cell table:formula="of:=[.F22]/[.A22]*100" office:value-type="float" office:value="1.68214335190595" calcext:value-type="float">
            <text:p>1.6821433519</text:p>
          </table:table-cell>
          <table:table-cell table:number-columns-repeated="10"/>
        </table:table-row>
        <table:table-row table:style-name="ro1">
          <table:table-cell/>
          <table:table-cell table:style-name="ce21" table:formula="of:=[.B21]/[.A21]*100" office:value-type="float" office:value="-11.075439921124" calcext:value-type="float">
            <text:p>-11.0754399211</text:p>
          </table:table-cell>
          <table:table-cell table:formula="of:=[.C22]/[.A22]*100" office:value-type="float" office:value="-21.0852965775946" calcext:value-type="float">
            <text:p>-21.0852965776</text:p>
          </table:table-cell>
          <table:table-cell table:formula="of:=[.D23]/[.A23]*100" office:value-type="float" office:value="8.86205363812473" calcext:value-type="float">
            <text:p>8.8620536381</text:p>
          </table:table-cell>
          <table:table-cell table:formula="of:=[.E23]/[.A23]*100" office:value-type="float" office:value="3.59438072857253" calcext:value-type="float">
            <text:p>3.5943807286</text:p>
          </table:table-cell>
          <table:table-cell table:formula="of:=[.F23]/[.A23]*100" office:value-type="float" office:value="-1.82358751738327" calcext:value-type="float">
            <text:p>-1.8235875174</text:p>
          </table:table-cell>
          <table:table-cell table:number-columns-repeated="10"/>
        </table:table-row>
        <table:table-row table:style-name="ro1">
          <table:table-cell/>
          <table:table-cell table:style-name="ce21" table:formula="of:=[.B22]/[.A22]*100" office:value-type="float" office:value="-33.8706003030509" calcext:value-type="float">
            <text:p>-33.8706003031</text:p>
          </table:table-cell>
          <table:table-cell table:formula="of:=[.C23]/[.A23]*100" office:value-type="float" office:value="-18.0291964100691" calcext:value-type="float">
            <text:p>-18.0291964101</text:p>
          </table:table-cell>
          <table:table-cell table:formula="of:=[.D24]/[.A24]*100" office:value-type="float" office:value="-8.58275960421846" calcext:value-type="float">
            <text:p>-8.5827596042</text:p>
          </table:table-cell>
          <table:table-cell table:formula="of:=[.E24]/[.A24]*100" office:value-type="float" office:value="-13.2114759974594" calcext:value-type="float">
            <text:p>-13.2114759975</text:p>
          </table:table-cell>
          <table:table-cell table:formula="of:=[.F24]/[.A24]*100" office:value-type="float" office:value="-17.9721407571482" calcext:value-type="float">
            <text:p>-17.9721407571</text:p>
          </table:table-cell>
          <table:table-cell table:number-columns-repeated="10"/>
        </table:table-row>
        <table:table-row table:style-name="ro1">
          <table:table-cell/>
          <table:table-cell table:style-name="ce21" table:formula="of:=[.B23]/[.A23]*100" office:value-type="float" office:value="-31.128332659745" calcext:value-type="float">
            <text:p>-31.1283326597</text:p>
          </table:table-cell>
          <table:table-cell table:formula="of:=[.C24]/[.A24]*100" office:value-type="float" office:value="0.523807734869357" calcext:value-type="float">
            <text:p>0.5238077349</text:p>
          </table:table-cell>
          <table:table-cell table:formula="of:=[.D25]/[.A25]*100" office:value-type="float" office:value="16.1645554640971" calcext:value-type="float">
            <text:p>16.1645554641</text:p>
          </table:table-cell>
          <table:table-cell table:formula="of:=[.E25]/[.A25]*100" office:value-type="float" office:value="10.0435214449604" calcext:value-type="float">
            <text:p>10.043521445</text:p>
          </table:table-cell>
          <table:table-cell table:formula="of:=[.F25]/[.A25]*100" office:value-type="float" office:value="3.74938363475481" calcext:value-type="float">
            <text:p>3.7493836348</text:p>
          </table:table-cell>
          <table:table-cell table:number-columns-repeated="10"/>
        </table:table-row>
        <table:table-row table:style-name="ro1">
          <table:table-cell/>
          <table:table-cell table:style-name="ce21" table:formula="of:=[.B24]/[.A24]*100" office:value-type="float" office:value="-11.0083180279283" calcext:value-type="float">
            <text:p>-11.0083180279</text:p>
          </table:table-cell>
          <table:table-cell table:formula="of:=[.C25]/[.A25]*100" office:value-type="float" office:value="-26.8283694364527" calcext:value-type="float">
            <text:p>-26.8283694365</text:p>
          </table:table-cell>
          <table:table-cell table:formula="of:=[.D26]/[.A26]*100" office:value-type="float" office:value="37.8869324226538" calcext:value-type="float">
            <text:p>37.8869324227</text:p>
          </table:table-cell>
          <table:table-cell table:formula="of:=[.E26]/[.A26]*100" office:value-type="float" office:value="30.3588583868489" calcext:value-type="float">
            <text:p>30.3588583868</text:p>
          </table:table-cell>
          <table:table-cell table:formula="of:=[.F26]/[.A26]*100" office:value-type="float" office:value="22.620616399322" calcext:value-type="float">
            <text:p>22.6206163993</text:p>
          </table:table-cell>
          <table:table-cell table:number-columns-repeated="10"/>
        </table:table-row>
        <table:table-row table:style-name="ro1">
          <table:table-cell/>
          <table:table-cell table:style-name="ce21" table:formula="of:=[.B25]/[.A25]*100" office:value-type="float" office:value="-42.1109505589386" calcext:value-type="float">
            <text:p>-42.1109505589</text:p>
          </table:table-cell>
          <table:table-cell table:formula="of:=[.C26]/[.A26]*100" office:value-type="float" office:value="-51.0114836997233" calcext:value-type="float">
            <text:p>-51.0114836997</text:p>
          </table:table-cell>
          <table:table-cell table:number-columns-repeated="13"/>
        </table:table-row>
        <table:table-row table:style-name="ro1">
          <table:table-cell/>
          <table:table-cell table:style-name="ce21" table:formula="of:=[.B26]/[.A26]*100" office:value-type="float" office:value="-69.8495054517548" calcext:value-type="float">
            <text:p>-69.8495054518</text:p>
          </table:table-cell>
          <table:table-cell table:number-columns-repeated="14"/>
        </table:table-row>
        <table:table-row table:style-name="ro1">
          <table:table-cell/>
          <table:table-cell table:formula="of:=AVERAGEA([.B28:.B38])" office:value-type="float" office:value="-27.5505299096109" calcext:value-type="float">
            <text:p>-27.5505299096</text:p>
          </table:table-cell>
          <table:table-cell table:formula="of:=AVERAGEA([.C28:.C37])" office:value-type="float" office:value="-17.472413587608" calcext:value-type="float">
            <text:p>-17.4724135876</text:p>
          </table:table-cell>
          <table:table-cell table:formula="of:=AVERAGEA([.D28:.D36])" office:value-type="float" office:value="9.56806993054557" calcext:value-type="float">
            <text:p>9.5680699305</text:p>
          </table:table-cell>
          <table:table-cell table:formula="of:=AVERAGEA([.E29:.E36])" office:value-type="float" office:value="4.51519817491078" calcext:value-type="float">
            <text:p>4.5151981749</text:p>
          </table:table-cell>
          <table:table-cell table:formula="of:=AVERAGEA([.F30:.F36])" office:value-type="float" office:value="-2.05629758529184" calcext:value-type="float">
            <text:p>-2.0562975853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SQRT([.F39])" office:value-type="string" office:string-value="" calcext:value-type="error">
            <text:p>Err:502</text:p>
          </table:table-cell>
          <table:table-cell table:number-columns-repeated="10"/>
        </table:table-row>
        <table:table-row table:style-name="ro1" table:number-rows-repeated="57">
          <table:table-cell table:number-columns-repeated="16"/>
        </table:table-row>
        <table:table-row table:style-name="ro1">
          <table:table-cell table:number-columns-repeated="10"/>
          <table:table-cell table:style-name="ce8" office:value-type="string" calcext:value-type="string">
            <text:p>Size of the Data set bas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verage Error Relative (%) : </text:p>
          </table:table-cell>
          <table:table-cell table:style-name="ce22" office:value-type="percentage" office:value="0.2755" calcext:value-type="percentage">
            <text:p>27.55%</text:p>
          </table:table-cell>
          <table:table-cell table:style-name="ce22" office:value-type="percentage" office:value="0.1747" calcext:value-type="percentage">
            <text:p>17.47%</text:p>
          </table:table-cell>
          <table:table-cell table:style-name="ce22" office:value-type="percentage" office:value="0.0957" calcext:value-type="percentage">
            <text:p>9.57%</text:p>
          </table:table-cell>
          <table:table-cell table:style-name="ce22" office:value-type="percentage" office:value="0.0452" calcext:value-type="percentage">
            <text:p>4.52%</text:p>
          </table:table-cell>
          <table:table-cell table:style-name="ce22" office:value-type="percentage" office:value="0.0206" calcext:value-type="percentage">
            <text:p>2.06%</text:p>
          </table:table-cell>
        </table:table-row>
      </table:table>
      <table:table table:name="AB-RaspberryPi2" table:style-name="ta1">
        <table:shapes>
          <draw:frame draw:z-index="0" draw:style-name="gr1" draw:text-style-name="P1" svg:width="22.482cm" svg:height="11.68cm" svg:x="26.454cm" svg:y="20.29cm">
            <draw:object draw:notify-on-update-of-ranges="'AB-RaspberryPi2'.F48:'AB-RaspberryPi2'.F48 'AB-RaspberryPi2'.F49:'AB-RaspberryPi2'.F65 'AB-RaspberryPi2'.G48:'AB-RaspberryPi2'.G48 'AB-RaspberryPi2'.G49:'AB-RaspberryPi2'.G65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6" table:default-cell-style-name="Default"/>
        <table:table-column table:style-name="co55" table:default-cell-style-name="Default"/>
        <table:table-column table:style-name="co2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" table:number-columns-repeated="1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17</text:p>
          </table:table-cell>
        </table:table-row>
        <table:table-row table:style-name="ro1">
          <table:table-cell office:value-type="float" office:value="78485101477" calcext:value-type="float">
            <text:p>78485101477</text:p>
          </table:table-cell>
          <table:table-cell office:value-type="float" office:value="96.858" calcext:value-type="float">
            <text:p>96.858</text:p>
          </table:table-cell>
          <table:table-cell office:value-type="float" office:value="39337334123" calcext:value-type="float">
            <text:p>39337334123</text:p>
          </table:table-cell>
          <table:table-cell office:value-type="float" office:value="58.946" calcext:value-type="float">
            <text:p>58.946</text:p>
          </table:table-cell>
          <table:table-cell office:value-type="float" office:value="26018181091" calcext:value-type="float">
            <text:p>26018181091</text:p>
          </table:table-cell>
          <table:table-cell office:value-type="float" office:value="48.107" calcext:value-type="float">
            <text:p>48.107</text:p>
          </table:table-cell>
          <table:table-cell office:value-type="float" office:value="19581196060" calcext:value-type="float">
            <text:p>19581196060</text:p>
          </table:table-cell>
          <table:table-cell office:value-type="float" office:value="46.414" calcext:value-type="float">
            <text:p>46.414</text:p>
          </table:table-cell>
          <table:table-cell office:value-type="float" office:value="15804856450" calcext:value-type="float">
            <text:p>15804856450</text:p>
          </table:table-cell>
          <table:table-cell office:value-type="float" office:value="41.051" calcext:value-type="float">
            <text:p>41.051</text:p>
          </table:table-cell>
          <table:table-cell office:value-type="float" office:value="11415090838" calcext:value-type="float">
            <text:p>11415090838</text:p>
          </table:table-cell>
          <table:table-cell office:value-type="float" office:value="39.685" calcext:value-type="float">
            <text:p>39.685</text:p>
          </table:table-cell>
          <table:table-cell office:value-type="float" office:value="11538102526" calcext:value-type="float">
            <text:p>11538102526</text:p>
          </table:table-cell>
          <table:table-cell office:value-type="float" office:value="40.552" calcext:value-type="float">
            <text:p>40.552</text:p>
          </table:table-cell>
          <table:table-cell office:value-type="float" office:value="10043330793" calcext:value-type="float">
            <text:p>10043330793</text:p>
          </table:table-cell>
          <table:table-cell office:value-type="float" office:value="35.406" calcext:value-type="float">
            <text:p>35.406</text:p>
          </table:table-cell>
          <table:table-cell office:value-type="float" office:value="9068687192" calcext:value-type="float">
            <text:p>9068687192</text:p>
          </table:table-cell>
          <table:table-cell office:value-type="float" office:value="32.137" calcext:value-type="float">
            <text:p>32.137</text:p>
          </table:table-cell>
          <table:table-cell office:value-type="float" office:value="8040408208" calcext:value-type="float">
            <text:p>8040408208</text:p>
          </table:table-cell>
          <table:table-cell office:value-type="float" office:value="28.995" calcext:value-type="float">
            <text:p>28.995</text:p>
          </table:table-cell>
          <table:table-cell office:value-type="float" office:value="8038128193" calcext:value-type="float">
            <text:p>8038128193</text:p>
          </table:table-cell>
          <table:table-cell office:value-type="float" office:value="28.964" calcext:value-type="float">
            <text:p>28.964</text:p>
          </table:table-cell>
          <table:table-cell office:value-type="float" office:value="7334846635" calcext:value-type="float">
            <text:p>7334846635</text:p>
          </table:table-cell>
          <table:table-cell office:value-type="float" office:value="26.689" calcext:value-type="float">
            <text:p>26.689</text:p>
          </table:table-cell>
          <table:table-cell office:value-type="float" office:value="6742076372" calcext:value-type="float">
            <text:p>6742076372</text:p>
          </table:table-cell>
          <table:table-cell office:value-type="float" office:value="25.101" calcext:value-type="float">
            <text:p>25.101</text:p>
          </table:table-cell>
          <table:table-cell office:value-type="float" office:value="6292283082" calcext:value-type="float">
            <text:p>6292283082</text:p>
          </table:table-cell>
          <table:table-cell office:value-type="float" office:value="23.817" calcext:value-type="float">
            <text:p>23.817</text:p>
          </table:table-cell>
          <table:table-cell office:value-type="float" office:value="5796334854" calcext:value-type="float">
            <text:p>5796334854</text:p>
          </table:table-cell>
          <table:table-cell office:value-type="float" office:value="21.978" calcext:value-type="float">
            <text:p>21.978</text:p>
          </table:table-cell>
          <table:table-cell office:value-type="float" office:value="5400719013" calcext:value-type="float">
            <text:p>5400719013</text:p>
          </table:table-cell>
          <table:table-cell office:value-type="float" office:value="20.731" calcext:value-type="float">
            <text:p>20.731</text:p>
          </table:table-cell>
          <table:table-cell office:value-type="float" office:value="5144180628" calcext:value-type="float">
            <text:p>5144180628</text:p>
          </table:table-cell>
          <table:table-cell office:value-type="float" office:value="19.618" calcext:value-type="float">
            <text:p>19.618</text:p>
          </table:table-cell>
        </table:table-row>
        <table:table-row table:style-name="ro1">
          <table:table-cell office:value-type="float" office:value="78473363679" calcext:value-type="float">
            <text:p>78473363679</text:p>
          </table:table-cell>
          <table:table-cell office:value-type="float" office:value="93.3" calcext:value-type="float">
            <text:p>93.3</text:p>
          </table:table-cell>
          <table:table-cell office:value-type="float" office:value="39471043431" calcext:value-type="float">
            <text:p>39471043431</text:p>
          </table:table-cell>
          <table:table-cell office:value-type="float" office:value="62.219" calcext:value-type="float">
            <text:p>62.219</text:p>
          </table:table-cell>
          <table:table-cell office:value-type="float" office:value="26178343630" calcext:value-type="float">
            <text:p>26178343630</text:p>
          </table:table-cell>
          <table:table-cell office:value-type="float" office:value="45.563" calcext:value-type="float">
            <text:p>45.563</text:p>
          </table:table-cell>
          <table:table-cell office:value-type="float" office:value="20005313747" calcext:value-type="float">
            <text:p>20005313747</text:p>
          </table:table-cell>
          <table:table-cell office:value-type="float" office:value="44.052" calcext:value-type="float">
            <text:p>44.052</text:p>
          </table:table-cell>
          <table:table-cell office:value-type="float" office:value="16033530944" calcext:value-type="float">
            <text:p>16033530944</text:p>
          </table:table-cell>
          <table:table-cell office:value-type="float" office:value="41.142" calcext:value-type="float">
            <text:p>41.142</text:p>
          </table:table-cell>
          <table:table-cell office:value-type="float" office:value="11540354994" calcext:value-type="float">
            <text:p>11540354994</text:p>
          </table:table-cell>
          <table:table-cell office:value-type="float" office:value="39.763" calcext:value-type="float">
            <text:p>39.763</text:p>
          </table:table-cell>
          <table:table-cell office:value-type="float" office:value="11758029523" calcext:value-type="float">
            <text:p>11758029523</text:p>
          </table:table-cell>
          <table:table-cell office:value-type="float" office:value="40.2" calcext:value-type="float">
            <text:p>40.2</text:p>
          </table:table-cell>
          <table:table-cell office:value-type="float" office:value="9927011091" calcext:value-type="float">
            <text:p>9927011091</text:p>
          </table:table-cell>
          <table:table-cell office:value-type="float" office:value="35.045" calcext:value-type="float">
            <text:p>35.045</text:p>
          </table:table-cell>
          <table:table-cell office:value-type="float" office:value="9047821658" calcext:value-type="float">
            <text:p>9047821658</text:p>
          </table:table-cell>
          <table:table-cell office:value-type="float" office:value="31.728" calcext:value-type="float">
            <text:p>31.728</text:p>
          </table:table-cell>
          <table:table-cell office:value-type="float" office:value="8158638821" calcext:value-type="float">
            <text:p>8158638821</text:p>
          </table:table-cell>
          <table:table-cell office:value-type="float" office:value="29.162" calcext:value-type="float">
            <text:p>29.162</text:p>
          </table:table-cell>
          <table:table-cell office:value-type="float" office:value="8090159124" calcext:value-type="float">
            <text:p>8090159124</text:p>
          </table:table-cell>
          <table:table-cell office:value-type="float" office:value="28.932" calcext:value-type="float">
            <text:p>28.932</text:p>
          </table:table-cell>
          <table:table-cell office:value-type="float" office:value="7368073663" calcext:value-type="float">
            <text:p>7368073663</text:p>
          </table:table-cell>
          <table:table-cell office:value-type="float" office:value="27.873" calcext:value-type="float">
            <text:p>27.873</text:p>
          </table:table-cell>
          <table:table-cell office:value-type="float" office:value="6730632235" calcext:value-type="float">
            <text:p>6730632235</text:p>
          </table:table-cell>
          <table:table-cell office:value-type="float" office:value="24.665" calcext:value-type="float">
            <text:p>24.665</text:p>
          </table:table-cell>
          <table:table-cell office:value-type="float" office:value="6210057726" calcext:value-type="float">
            <text:p>6210057726</text:p>
          </table:table-cell>
          <table:table-cell office:value-type="float" office:value="23.385" calcext:value-type="float">
            <text:p>23.385</text:p>
          </table:table-cell>
          <table:table-cell office:value-type="float" office:value="5790658833" calcext:value-type="float">
            <text:p>5790658833</text:p>
          </table:table-cell>
          <table:table-cell office:value-type="float" office:value="21.93" calcext:value-type="float">
            <text:p>21.93</text:p>
          </table:table-cell>
          <table:table-cell office:value-type="float" office:value="5459912098" calcext:value-type="float">
            <text:p>5459912098</text:p>
          </table:table-cell>
          <table:table-cell office:value-type="float" office:value="21.268" calcext:value-type="float">
            <text:p>21.268</text:p>
          </table:table-cell>
          <table:table-cell office:value-type="float" office:value="4867739244" calcext:value-type="float">
            <text:p>4867739244</text:p>
          </table:table-cell>
          <table:table-cell office:value-type="float" office:value="19.705" calcext:value-type="float">
            <text:p>19.705</text:p>
          </table:table-cell>
        </table:table-row>
        <table:table-row table:style-name="ro1">
          <table:table-cell office:value-type="float" office:value="78429919512" calcext:value-type="float">
            <text:p>78429919512</text:p>
          </table:table-cell>
          <table:table-cell office:value-type="float" office:value="93.256" calcext:value-type="float">
            <text:p>93.256</text:p>
          </table:table-cell>
          <table:table-cell office:value-type="float" office:value="39481672053" calcext:value-type="float">
            <text:p>39481672053</text:p>
          </table:table-cell>
          <table:table-cell office:value-type="float" office:value="59.376" calcext:value-type="float">
            <text:p>59.376</text:p>
          </table:table-cell>
          <table:table-cell office:value-type="float" office:value="26568156666" calcext:value-type="float">
            <text:p>26568156666</text:p>
          </table:table-cell>
          <table:table-cell office:value-type="float" office:value="46.177" calcext:value-type="float">
            <text:p>46.177</text:p>
          </table:table-cell>
          <table:table-cell office:value-type="float" office:value="20082121038" calcext:value-type="float">
            <text:p>20082121038</text:p>
          </table:table-cell>
          <table:table-cell office:value-type="float" office:value="43.413" calcext:value-type="float">
            <text:p>43.413</text:p>
          </table:table-cell>
          <table:table-cell office:value-type="float" office:value="16076563860" calcext:value-type="float">
            <text:p>16076563860</text:p>
          </table:table-cell>
          <table:table-cell office:value-type="float" office:value="42.674" calcext:value-type="float">
            <text:p>42.674</text:p>
          </table:table-cell>
          <table:table-cell office:value-type="float" office:value="11561306594" calcext:value-type="float">
            <text:p>11561306594</text:p>
          </table:table-cell>
          <table:table-cell office:value-type="float" office:value="39.701" calcext:value-type="float">
            <text:p>39.701</text:p>
          </table:table-cell>
          <table:table-cell office:value-type="float" office:value="11742577144" calcext:value-type="float">
            <text:p>11742577144</text:p>
          </table:table-cell>
          <table:table-cell office:value-type="float" office:value="39.734" calcext:value-type="float">
            <text:p>39.734</text:p>
          </table:table-cell>
          <table:table-cell office:value-type="float" office:value="10179550876" calcext:value-type="float">
            <text:p>10179550876</text:p>
          </table:table-cell>
          <table:table-cell office:value-type="float" office:value="35.942" calcext:value-type="float">
            <text:p>35.942</text:p>
          </table:table-cell>
          <table:table-cell office:value-type="float" office:value="8991378200" calcext:value-type="float">
            <text:p>8991378200</text:p>
          </table:table-cell>
          <table:table-cell office:value-type="float" office:value="32.214" calcext:value-type="float">
            <text:p>32.214</text:p>
          </table:table-cell>
          <table:table-cell office:value-type="float" office:value="8223481516" calcext:value-type="float">
            <text:p>8223481516</text:p>
          </table:table-cell>
          <table:table-cell office:value-type="float" office:value="29.53" calcext:value-type="float">
            <text:p>29.53</text:p>
          </table:table-cell>
          <table:table-cell office:value-type="float" office:value="7993646906" calcext:value-type="float">
            <text:p>7993646906</text:p>
          </table:table-cell>
          <table:table-cell office:value-type="float" office:value="28.918" calcext:value-type="float">
            <text:p>28.918</text:p>
          </table:table-cell>
          <table:table-cell office:value-type="float" office:value="7406023139" calcext:value-type="float">
            <text:p>7406023139</text:p>
          </table:table-cell>
          <table:table-cell office:value-type="float" office:value="27.264" calcext:value-type="float">
            <text:p>27.264</text:p>
          </table:table-cell>
          <table:table-cell office:value-type="float" office:value="6710262126" calcext:value-type="float">
            <text:p>6710262126</text:p>
          </table:table-cell>
          <table:table-cell office:value-type="float" office:value="25.164" calcext:value-type="float">
            <text:p>25.164</text:p>
          </table:table-cell>
          <table:table-cell office:value-type="float" office:value="6216751160" calcext:value-type="float">
            <text:p>6216751160</text:p>
          </table:table-cell>
          <table:table-cell office:value-type="float" office:value="23.701" calcext:value-type="float">
            <text:p>23.701</text:p>
          </table:table-cell>
          <table:table-cell office:value-type="float" office:value="5914499977" calcext:value-type="float">
            <text:p>5914499977</text:p>
          </table:table-cell>
          <table:table-cell office:value-type="float" office:value="22.126" calcext:value-type="float">
            <text:p>22.126</text:p>
          </table:table-cell>
          <table:table-cell office:value-type="float" office:value="5457972999" calcext:value-type="float">
            <text:p>5457972999</text:p>
          </table:table-cell>
          <table:table-cell office:value-type="float" office:value="20.872" calcext:value-type="float">
            <text:p>20.872</text:p>
          </table:table-cell>
          <table:table-cell office:value-type="float" office:value="5123802129" calcext:value-type="float">
            <text:p>5123802129</text:p>
          </table:table-cell>
          <table:table-cell office:value-type="float" office:value="19.69" calcext:value-type="float">
            <text:p>19.69</text:p>
          </table:table-cell>
        </table:table-row>
        <table:table-row table:style-name="ro1">
          <table:table-cell office:value-type="float" office:value="78489488746" calcext:value-type="float">
            <text:p>78489488746</text:p>
          </table:table-cell>
          <table:table-cell office:value-type="float" office:value="93.264" calcext:value-type="float">
            <text:p>93.264</text:p>
          </table:table-cell>
          <table:table-cell office:value-type="float" office:value="39421309222" calcext:value-type="float">
            <text:p>39421309222</text:p>
          </table:table-cell>
          <table:table-cell office:value-type="float" office:value="61.519" calcext:value-type="float">
            <text:p>61.519</text:p>
          </table:table-cell>
          <table:table-cell office:value-type="float" office:value="26499441137" calcext:value-type="float">
            <text:p>26499441137</text:p>
          </table:table-cell>
          <table:table-cell office:value-type="float" office:value="46.992" calcext:value-type="float">
            <text:p>46.992</text:p>
          </table:table-cell>
          <table:table-cell office:value-type="float" office:value="19995376582" calcext:value-type="float">
            <text:p>19995376582</text:p>
          </table:table-cell>
          <table:table-cell office:value-type="float" office:value="43.72" calcext:value-type="float">
            <text:p>43.72</text:p>
          </table:table-cell>
          <table:table-cell office:value-type="float" office:value="15789349817" calcext:value-type="float">
            <text:p>15789349817</text:p>
          </table:table-cell>
          <table:table-cell office:value-type="float" office:value="40.539" calcext:value-type="float">
            <text:p>40.539</text:p>
          </table:table-cell>
          <table:table-cell office:value-type="float" office:value="11634513758" calcext:value-type="float">
            <text:p>11634513758</text:p>
          </table:table-cell>
          <table:table-cell office:value-type="float" office:value="39.576" calcext:value-type="float">
            <text:p>39.576</text:p>
          </table:table-cell>
          <table:table-cell office:value-type="float" office:value="11652529331" calcext:value-type="float">
            <text:p>11652529331</text:p>
          </table:table-cell>
          <table:table-cell office:value-type="float" office:value="39.641" calcext:value-type="float">
            <text:p>39.641</text:p>
          </table:table-cell>
          <table:table-cell office:value-type="float" office:value="10165276081" calcext:value-type="float">
            <text:p>10165276081</text:p>
          </table:table-cell>
          <table:table-cell office:value-type="float" office:value="35.317" calcext:value-type="float">
            <text:p>35.317</text:p>
          </table:table-cell>
          <table:table-cell office:value-type="float" office:value="9038944941" calcext:value-type="float">
            <text:p>9038944941</text:p>
          </table:table-cell>
          <table:table-cell office:value-type="float" office:value="31.675" calcext:value-type="float">
            <text:p>31.675</text:p>
          </table:table-cell>
          <table:table-cell office:value-type="float" office:value="8081583510" calcext:value-type="float">
            <text:p>8081583510</text:p>
          </table:table-cell>
          <table:table-cell office:value-type="float" office:value="28.984" calcext:value-type="float">
            <text:p>28.984</text:p>
          </table:table-cell>
          <table:table-cell office:value-type="float" office:value="8128614373" calcext:value-type="float">
            <text:p>8128614373</text:p>
          </table:table-cell>
          <table:table-cell office:value-type="float" office:value="28.94" calcext:value-type="float">
            <text:p>28.94</text:p>
          </table:table-cell>
          <table:table-cell office:value-type="float" office:value="7358547091" calcext:value-type="float">
            <text:p>7358547091</text:p>
          </table:table-cell>
          <table:table-cell office:value-type="float" office:value="27.01" calcext:value-type="float">
            <text:p>27.01</text:p>
          </table:table-cell>
          <table:table-cell office:value-type="float" office:value="6735410722" calcext:value-type="float">
            <text:p>6735410722</text:p>
          </table:table-cell>
          <table:table-cell office:value-type="float" office:value="26.025" calcext:value-type="float">
            <text:p>26.025</text:p>
          </table:table-cell>
          <table:table-cell office:value-type="float" office:value="6278068324" calcext:value-type="float">
            <text:p>6278068324</text:p>
          </table:table-cell>
          <table:table-cell office:value-type="float" office:value="23.997" calcext:value-type="float">
            <text:p>23.997</text:p>
          </table:table-cell>
          <table:table-cell office:value-type="float" office:value="5806299640" calcext:value-type="float">
            <text:p>5806299640</text:p>
          </table:table-cell>
          <table:table-cell office:value-type="float" office:value="21.864" calcext:value-type="float">
            <text:p>21.864</text:p>
          </table:table-cell>
          <table:table-cell office:value-type="float" office:value="5486660494" calcext:value-type="float">
            <text:p>5486660494</text:p>
          </table:table-cell>
          <table:table-cell office:value-type="float" office:value="21.019" calcext:value-type="float">
            <text:p>21.019</text:p>
          </table:table-cell>
          <table:table-cell office:value-type="float" office:value="5148107658" calcext:value-type="float">
            <text:p>5148107658</text:p>
          </table:table-cell>
          <table:table-cell office:value-type="float" office:value="20.329" calcext:value-type="float">
            <text:p>20.329</text:p>
          </table:table-cell>
        </table:table-row>
        <table:table-row table:style-name="ro1">
          <table:table-cell office:value-type="float" office:value="78619833809" calcext:value-type="float">
            <text:p>78619833809</text:p>
          </table:table-cell>
          <table:table-cell office:value-type="float" office:value="93.159" calcext:value-type="float">
            <text:p>93.159</text:p>
          </table:table-cell>
          <table:table-cell office:value-type="float" office:value="39557356325" calcext:value-type="float">
            <text:p>39557356325</text:p>
          </table:table-cell>
          <table:table-cell office:value-type="float" office:value="58.689" calcext:value-type="float">
            <text:p>58.689</text:p>
          </table:table-cell>
          <table:table-cell office:value-type="float" office:value="26265016722" calcext:value-type="float">
            <text:p>26265016722</text:p>
          </table:table-cell>
          <table:table-cell office:value-type="float" office:value="45.828" calcext:value-type="float">
            <text:p>45.828</text:p>
          </table:table-cell>
          <table:table-cell office:value-type="float" office:value="20057584433" calcext:value-type="float">
            <text:p>20057584433</text:p>
          </table:table-cell>
          <table:table-cell office:value-type="float" office:value="43.583" calcext:value-type="float">
            <text:p>43.583</text:p>
          </table:table-cell>
          <table:table-cell office:value-type="float" office:value="15965167411" calcext:value-type="float">
            <text:p>15965167411</text:p>
          </table:table-cell>
          <table:table-cell office:value-type="float" office:value="40.848" calcext:value-type="float">
            <text:p>40.848</text:p>
          </table:table-cell>
          <table:table-cell office:value-type="float" office:value="11625096633" calcext:value-type="float">
            <text:p>11625096633</text:p>
          </table:table-cell>
          <table:table-cell office:value-type="float" office:value="39.655" calcext:value-type="float">
            <text:p>39.655</text:p>
          </table:table-cell>
          <table:table-cell office:value-type="float" office:value="11558322686" calcext:value-type="float">
            <text:p>11558322686</text:p>
          </table:table-cell>
          <table:table-cell office:value-type="float" office:value="39.612" calcext:value-type="float">
            <text:p>39.612</text:p>
          </table:table-cell>
          <table:table-cell office:value-type="float" office:value="10079062555" calcext:value-type="float">
            <text:p>10079062555</text:p>
          </table:table-cell>
          <table:table-cell office:value-type="float" office:value="34.986" calcext:value-type="float">
            <text:p>34.986</text:p>
          </table:table-cell>
          <table:table-cell office:value-type="float" office:value="9053118730" calcext:value-type="float">
            <text:p>9053118730</text:p>
          </table:table-cell>
          <table:table-cell office:value-type="float" office:value="31.738" calcext:value-type="float">
            <text:p>31.738</text:p>
          </table:table-cell>
          <table:table-cell office:value-type="float" office:value="8108921855" calcext:value-type="float">
            <text:p>8108921855</text:p>
          </table:table-cell>
          <table:table-cell office:value-type="float" office:value="29.469" calcext:value-type="float">
            <text:p>29.469</text:p>
          </table:table-cell>
          <table:table-cell office:value-type="float" office:value="8198971349" calcext:value-type="float">
            <text:p>8198971349</text:p>
          </table:table-cell>
          <table:table-cell office:value-type="float" office:value="28.96" calcext:value-type="float">
            <text:p>28.96</text:p>
          </table:table-cell>
          <table:table-cell office:value-type="float" office:value="7358732324" calcext:value-type="float">
            <text:p>7358732324</text:p>
          </table:table-cell>
          <table:table-cell office:value-type="float" office:value="27.109" calcext:value-type="float">
            <text:p>27.109</text:p>
          </table:table-cell>
          <table:table-cell office:value-type="float" office:value="6727599149" calcext:value-type="float">
            <text:p>6727599149</text:p>
          </table:table-cell>
          <table:table-cell office:value-type="float" office:value="25.618" calcext:value-type="float">
            <text:p>25.618</text:p>
          </table:table-cell>
          <table:table-cell office:value-type="float" office:value="6206899000" calcext:value-type="float">
            <text:p>6206899000</text:p>
          </table:table-cell>
          <table:table-cell office:value-type="float" office:value="23.513" calcext:value-type="float">
            <text:p>23.513</text:p>
          </table:table-cell>
          <table:table-cell office:value-type="float" office:value="5829507593" calcext:value-type="float">
            <text:p>5829507593</text:p>
          </table:table-cell>
          <table:table-cell office:value-type="float" office:value="21.902" calcext:value-type="float">
            <text:p>21.902</text:p>
          </table:table-cell>
          <table:table-cell office:value-type="float" office:value="5378144036" calcext:value-type="float">
            <text:p>5378144036</text:p>
          </table:table-cell>
          <table:table-cell office:value-type="float" office:value="20.774" calcext:value-type="float">
            <text:p>20.774</text:p>
          </table:table-cell>
          <table:table-cell office:value-type="float" office:value="5222690793" calcext:value-type="float">
            <text:p>5222690793</text:p>
          </table:table-cell>
          <table:table-cell office:value-type="float" office:value="20.556" calcext:value-type="float">
            <text:p>20.556</text:p>
          </table:table-cell>
        </table:table-row>
        <table:table-row table:style-name="ro1">
          <table:table-cell office:value-type="float" office:value="78443873689" calcext:value-type="float">
            <text:p>78443873689</text:p>
          </table:table-cell>
          <table:table-cell office:value-type="float" office:value="93.062" calcext:value-type="float">
            <text:p>93.062</text:p>
          </table:table-cell>
          <table:table-cell office:value-type="float" office:value="39515697775" calcext:value-type="float">
            <text:p>39515697775</text:p>
          </table:table-cell>
          <table:table-cell office:value-type="float" office:value="59.081" calcext:value-type="float">
            <text:p>59.081</text:p>
          </table:table-cell>
          <table:table-cell office:value-type="float" office:value="26406141153" calcext:value-type="float">
            <text:p>26406141153</text:p>
          </table:table-cell>
          <table:table-cell office:value-type="float" office:value="46.192" calcext:value-type="float">
            <text:p>46.192</text:p>
          </table:table-cell>
          <table:table-cell office:value-type="float" office:value="20040763303" calcext:value-type="float">
            <text:p>20040763303</text:p>
          </table:table-cell>
          <table:table-cell office:value-type="float" office:value="44.216" calcext:value-type="float">
            <text:p>44.216</text:p>
          </table:table-cell>
          <table:table-cell office:value-type="float" office:value="16129545971" calcext:value-type="float">
            <text:p>16129545971</text:p>
          </table:table-cell>
          <table:table-cell office:value-type="float" office:value="40.873" calcext:value-type="float">
            <text:p>40.873</text:p>
          </table:table-cell>
          <table:table-cell office:value-type="float" office:value="11679855149" calcext:value-type="float">
            <text:p>11679855149</text:p>
          </table:table-cell>
          <table:table-cell office:value-type="float" office:value="39.632" calcext:value-type="float">
            <text:p>39.632</text:p>
          </table:table-cell>
          <table:table-cell office:value-type="float" office:value="11713329215" calcext:value-type="float">
            <text:p>11713329215</text:p>
          </table:table-cell>
          <table:table-cell office:value-type="float" office:value="39.634" calcext:value-type="float">
            <text:p>39.634</text:p>
          </table:table-cell>
          <table:table-cell office:value-type="float" office:value="9947351373" calcext:value-type="float">
            <text:p>9947351373</text:p>
          </table:table-cell>
          <table:table-cell office:value-type="float" office:value="35.836" calcext:value-type="float">
            <text:p>35.836</text:p>
          </table:table-cell>
          <table:table-cell office:value-type="float" office:value="9080222192" calcext:value-type="float">
            <text:p>9080222192</text:p>
          </table:table-cell>
          <table:table-cell office:value-type="float" office:value="31.764" calcext:value-type="float">
            <text:p>31.764</text:p>
          </table:table-cell>
          <table:table-cell office:value-type="float" office:value="8359795639" calcext:value-type="float">
            <text:p>8359795639</text:p>
          </table:table-cell>
          <table:table-cell office:value-type="float" office:value="30.078" calcext:value-type="float">
            <text:p>30.078</text:p>
          </table:table-cell>
          <table:table-cell office:value-type="float" office:value="8218904645" calcext:value-type="float">
            <text:p>8218904645</text:p>
          </table:table-cell>
          <table:table-cell office:value-type="float" office:value="28.84" calcext:value-type="float">
            <text:p>28.84</text:p>
          </table:table-cell>
          <table:table-cell office:value-type="float" office:value="7355942756" calcext:value-type="float">
            <text:p>7355942756</text:p>
          </table:table-cell>
          <table:table-cell office:value-type="float" office:value="26.713" calcext:value-type="float">
            <text:p>26.713</text:p>
          </table:table-cell>
          <table:table-cell office:value-type="float" office:value="6754853004" calcext:value-type="float">
            <text:p>6754853004</text:p>
          </table:table-cell>
          <table:table-cell office:value-type="float" office:value="24.693" calcext:value-type="float">
            <text:p>24.693</text:p>
          </table:table-cell>
          <table:table-cell office:value-type="float" office:value="6297906088" calcext:value-type="float">
            <text:p>6297906088</text:p>
          </table:table-cell>
          <table:table-cell office:value-type="float" office:value="24.155" calcext:value-type="float">
            <text:p>24.155</text:p>
          </table:table-cell>
          <table:table-cell office:value-type="float" office:value="5762405766" calcext:value-type="float">
            <text:p>5762405766</text:p>
          </table:table-cell>
          <table:table-cell office:value-type="float" office:value="22.924" calcext:value-type="float">
            <text:p>22.924</text:p>
          </table:table-cell>
          <table:table-cell office:value-type="float" office:value="5470078599" calcext:value-type="float">
            <text:p>5470078599</text:p>
          </table:table-cell>
          <table:table-cell office:value-type="float" office:value="23.134" calcext:value-type="float">
            <text:p>23.134</text:p>
          </table:table-cell>
          <table:table-cell office:value-type="float" office:value="5091474438" calcext:value-type="float">
            <text:p>5091474438</text:p>
          </table:table-cell>
          <table:table-cell office:value-type="float" office:value="20.138" calcext:value-type="float">
            <text:p>20.138</text:p>
          </table:table-cell>
        </table:table-row>
        <table:table-row table:style-name="ro1">
          <table:table-cell office:value-type="float" office:value="78492696214" calcext:value-type="float">
            <text:p>78492696214</text:p>
          </table:table-cell>
          <table:table-cell office:value-type="float" office:value="95.014" calcext:value-type="float">
            <text:p>95.014</text:p>
          </table:table-cell>
          <table:table-cell office:value-type="float" office:value="39356176880" calcext:value-type="float">
            <text:p>39356176880</text:p>
          </table:table-cell>
          <table:table-cell office:value-type="float" office:value="58.906" calcext:value-type="float">
            <text:p>58.906</text:p>
          </table:table-cell>
          <table:table-cell office:value-type="float" office:value="26424660893" calcext:value-type="float">
            <text:p>26424660893</text:p>
          </table:table-cell>
          <table:table-cell office:value-type="float" office:value="45.479" calcext:value-type="float">
            <text:p>45.479</text:p>
          </table:table-cell>
          <table:table-cell office:value-type="float" office:value="20007407458" calcext:value-type="float">
            <text:p>20007407458</text:p>
          </table:table-cell>
          <table:table-cell office:value-type="float" office:value="44.523" calcext:value-type="float">
            <text:p>44.523</text:p>
          </table:table-cell>
          <table:table-cell office:value-type="float" office:value="16098784002" calcext:value-type="float">
            <text:p>16098784002</text:p>
          </table:table-cell>
          <table:table-cell office:value-type="float" office:value="41.475" calcext:value-type="float">
            <text:p>41.475</text:p>
          </table:table-cell>
          <table:table-cell office:value-type="float" office:value="11646540742" calcext:value-type="float">
            <text:p>11646540742</text:p>
          </table:table-cell>
          <table:table-cell office:value-type="float" office:value="39.666" calcext:value-type="float">
            <text:p>39.666</text:p>
          </table:table-cell>
          <table:table-cell office:value-type="float" office:value="11702882911" calcext:value-type="float">
            <text:p>11702882911</text:p>
          </table:table-cell>
          <table:table-cell office:value-type="float" office:value="39.657" calcext:value-type="float">
            <text:p>39.657</text:p>
          </table:table-cell>
          <table:table-cell office:value-type="float" office:value="10233872378" calcext:value-type="float">
            <text:p>10233872378</text:p>
          </table:table-cell>
          <table:table-cell office:value-type="float" office:value="35.195" calcext:value-type="float">
            <text:p>35.195</text:p>
          </table:table-cell>
          <table:table-cell office:value-type="float" office:value="9064483566" calcext:value-type="float">
            <text:p>9064483566</text:p>
          </table:table-cell>
          <table:table-cell office:value-type="float" office:value="31.76" calcext:value-type="float">
            <text:p>31.76</text:p>
          </table:table-cell>
          <table:table-cell office:value-type="float" office:value="8195322898" calcext:value-type="float">
            <text:p>8195322898</text:p>
          </table:table-cell>
          <table:table-cell office:value-type="float" office:value="28.702" calcext:value-type="float">
            <text:p>28.702</text:p>
          </table:table-cell>
          <table:table-cell office:value-type="float" office:value="8158174029" calcext:value-type="float">
            <text:p>8158174029</text:p>
          </table:table-cell>
          <table:table-cell office:value-type="float" office:value="29.058" calcext:value-type="float">
            <text:p>29.058</text:p>
          </table:table-cell>
          <table:table-cell office:value-type="float" office:value="7340741834" calcext:value-type="float">
            <text:p>7340741834</text:p>
          </table:table-cell>
          <table:table-cell office:value-type="float" office:value="26.821" calcext:value-type="float">
            <text:p>26.821</text:p>
          </table:table-cell>
          <table:table-cell office:value-type="float" office:value="6829994156" calcext:value-type="float">
            <text:p>6829994156</text:p>
          </table:table-cell>
          <table:table-cell office:value-type="float" office:value="24.767" calcext:value-type="float">
            <text:p>24.767</text:p>
          </table:table-cell>
          <table:table-cell office:value-type="float" office:value="6261052409" calcext:value-type="float">
            <text:p>6261052409</text:p>
          </table:table-cell>
          <table:table-cell office:value-type="float" office:value="23.825" calcext:value-type="float">
            <text:p>23.825</text:p>
          </table:table-cell>
          <table:table-cell office:value-type="float" office:value="5701312670" calcext:value-type="float">
            <text:p>5701312670</text:p>
          </table:table-cell>
          <table:table-cell office:value-type="float" office:value="22.031" calcext:value-type="float">
            <text:p>22.031</text:p>
          </table:table-cell>
          <table:table-cell office:value-type="float" office:value="5412009817" calcext:value-type="float">
            <text:p>5412009817</text:p>
          </table:table-cell>
          <table:table-cell office:value-type="float" office:value="20.866" calcext:value-type="float">
            <text:p>20.866</text:p>
          </table:table-cell>
          <table:table-cell office:value-type="float" office:value="5174385740" calcext:value-type="float">
            <text:p>5174385740</text:p>
          </table:table-cell>
          <table:table-cell office:value-type="float" office:value="19.99" calcext:value-type="float">
            <text:p>19.99</text:p>
          </table:table-cell>
        </table:table-row>
        <table:table-row table:style-name="ro1">
          <table:table-cell office:value-type="float" office:value="78424041558" calcext:value-type="float">
            <text:p>78424041558</text:p>
          </table:table-cell>
          <table:table-cell office:value-type="float" office:value="93.534" calcext:value-type="float">
            <text:p>93.534</text:p>
          </table:table-cell>
          <table:table-cell office:value-type="float" office:value="39428894399" calcext:value-type="float">
            <text:p>39428894399</text:p>
          </table:table-cell>
          <table:table-cell office:value-type="float" office:value="59.106" calcext:value-type="float">
            <text:p>59.106</text:p>
          </table:table-cell>
          <table:table-cell office:value-type="float" office:value="26482107917" calcext:value-type="float">
            <text:p>26482107917</text:p>
          </table:table-cell>
          <table:table-cell office:value-type="float" office:value="46.672" calcext:value-type="float">
            <text:p>46.672</text:p>
          </table:table-cell>
          <table:table-cell office:value-type="float" office:value="20011536378" calcext:value-type="float">
            <text:p>20011536378</text:p>
          </table:table-cell>
          <table:table-cell office:value-type="float" office:value="44.242" calcext:value-type="float">
            <text:p>44.242</text:p>
          </table:table-cell>
          <table:table-cell office:value-type="float" office:value="16066618923" calcext:value-type="float">
            <text:p>16066618923</text:p>
          </table:table-cell>
          <table:table-cell office:value-type="float" office:value="41.852" calcext:value-type="float">
            <text:p>41.852</text:p>
          </table:table-cell>
          <table:table-cell office:value-type="float" office:value="11677888280" calcext:value-type="float">
            <text:p>11677888280</text:p>
          </table:table-cell>
          <table:table-cell office:value-type="float" office:value="40.177" calcext:value-type="float">
            <text:p>40.177</text:p>
          </table:table-cell>
          <table:table-cell office:value-type="float" office:value="11694975938" calcext:value-type="float">
            <text:p>11694975938</text:p>
          </table:table-cell>
          <table:table-cell office:value-type="float" office:value="39.651" calcext:value-type="float">
            <text:p>39.651</text:p>
          </table:table-cell>
          <table:table-cell office:value-type="float" office:value="10024000960" calcext:value-type="float">
            <text:p>10024000960</text:p>
          </table:table-cell>
          <table:table-cell office:value-type="float" office:value="35.026" calcext:value-type="float">
            <text:p>35.026</text:p>
          </table:table-cell>
          <table:table-cell office:value-type="float" office:value="9040573738" calcext:value-type="float">
            <text:p>9040573738</text:p>
          </table:table-cell>
          <table:table-cell office:value-type="float" office:value="31.9" calcext:value-type="float">
            <text:p>31.9</text:p>
          </table:table-cell>
          <table:table-cell office:value-type="float" office:value="8134354168" calcext:value-type="float">
            <text:p>8134354168</text:p>
          </table:table-cell>
          <table:table-cell office:value-type="float" office:value="28.993" calcext:value-type="float">
            <text:p>28.993</text:p>
          </table:table-cell>
          <table:table-cell office:value-type="float" office:value="8215247041" calcext:value-type="float">
            <text:p>8215247041</text:p>
          </table:table-cell>
          <table:table-cell office:value-type="float" office:value="28.955" calcext:value-type="float">
            <text:p>28.955</text:p>
          </table:table-cell>
          <table:table-cell office:value-type="float" office:value="7416084162" calcext:value-type="float">
            <text:p>7416084162</text:p>
          </table:table-cell>
          <table:table-cell office:value-type="float" office:value="26.723" calcext:value-type="float">
            <text:p>26.723</text:p>
          </table:table-cell>
          <table:table-cell office:value-type="float" office:value="6858979130" calcext:value-type="float">
            <text:p>6858979130</text:p>
          </table:table-cell>
          <table:table-cell office:value-type="float" office:value="24.826" calcext:value-type="float">
            <text:p>24.826</text:p>
          </table:table-cell>
          <table:table-cell office:value-type="float" office:value="6353037404" calcext:value-type="float">
            <text:p>6353037404</text:p>
          </table:table-cell>
          <table:table-cell office:value-type="float" office:value="23.285" calcext:value-type="float">
            <text:p>23.285</text:p>
          </table:table-cell>
          <table:table-cell office:value-type="float" office:value="5789244258" calcext:value-type="float">
            <text:p>5789244258</text:p>
          </table:table-cell>
          <table:table-cell office:value-type="float" office:value="21.858" calcext:value-type="float">
            <text:p>21.858</text:p>
          </table:table-cell>
          <table:table-cell office:value-type="float" office:value="5388058765" calcext:value-type="float">
            <text:p>5388058765</text:p>
          </table:table-cell>
          <table:table-cell office:value-type="float" office:value="21.053" calcext:value-type="float">
            <text:p>21.053</text:p>
          </table:table-cell>
          <table:table-cell office:value-type="float" office:value="5117178317" calcext:value-type="float">
            <text:p>5117178317</text:p>
          </table:table-cell>
          <table:table-cell office:value-type="float" office:value="20.15" calcext:value-type="float">
            <text:p>20.15</text:p>
          </table:table-cell>
        </table:table-row>
        <table:table-row table:style-name="ro1">
          <table:table-cell office:value-type="float" office:value="78376808437" calcext:value-type="float">
            <text:p>78376808437</text:p>
          </table:table-cell>
          <table:table-cell office:value-type="float" office:value="93.473" calcext:value-type="float">
            <text:p>93.473</text:p>
          </table:table-cell>
          <table:table-cell office:value-type="float" office:value="39292038846" calcext:value-type="float">
            <text:p>39292038846</text:p>
          </table:table-cell>
          <table:table-cell office:value-type="float" office:value="58.532" calcext:value-type="float">
            <text:p>58.532</text:p>
          </table:table-cell>
          <table:table-cell office:value-type="float" office:value="26250051041" calcext:value-type="float">
            <text:p>26250051041</text:p>
          </table:table-cell>
          <table:table-cell office:value-type="float" office:value="47.59" calcext:value-type="float">
            <text:p>47.59</text:p>
          </table:table-cell>
          <table:table-cell office:value-type="float" office:value="19955153067" calcext:value-type="float">
            <text:p>19955153067</text:p>
          </table:table-cell>
          <table:table-cell office:value-type="float" office:value="43.517" calcext:value-type="float">
            <text:p>43.517</text:p>
          </table:table-cell>
          <table:table-cell office:value-type="float" office:value="15963741916" calcext:value-type="float">
            <text:p>15963741916</text:p>
          </table:table-cell>
          <table:table-cell office:value-type="float" office:value="40.761" calcext:value-type="float">
            <text:p>40.761</text:p>
          </table:table-cell>
          <table:table-cell office:value-type="float" office:value="11578074542" calcext:value-type="float">
            <text:p>11578074542</text:p>
          </table:table-cell>
          <table:table-cell office:value-type="float" office:value="39.641" calcext:value-type="float">
            <text:p>39.641</text:p>
          </table:table-cell>
          <table:table-cell office:value-type="float" office:value="11711359044" calcext:value-type="float">
            <text:p>11711359044</text:p>
          </table:table-cell>
          <table:table-cell office:value-type="float" office:value="39.526" calcext:value-type="float">
            <text:p>39.526</text:p>
          </table:table-cell>
          <table:table-cell office:value-type="float" office:value="10236955215" calcext:value-type="float">
            <text:p>10236955215</text:p>
          </table:table-cell>
          <table:table-cell office:value-type="float" office:value="35.041" calcext:value-type="float">
            <text:p>35.041</text:p>
          </table:table-cell>
          <table:table-cell office:value-type="float" office:value="9036597354" calcext:value-type="float">
            <text:p>9036597354</text:p>
          </table:table-cell>
          <table:table-cell office:value-type="float" office:value="31.709" calcext:value-type="float">
            <text:p>31.709</text:p>
          </table:table-cell>
          <table:table-cell office:value-type="float" office:value="8117881791" calcext:value-type="float">
            <text:p>8117881791</text:p>
          </table:table-cell>
          <table:table-cell office:value-type="float" office:value="29.23" calcext:value-type="float">
            <text:p>29.23</text:p>
          </table:table-cell>
          <table:table-cell office:value-type="float" office:value="8034900375" calcext:value-type="float">
            <text:p>8034900375</text:p>
          </table:table-cell>
          <table:table-cell office:value-type="float" office:value="28.891" calcext:value-type="float">
            <text:p>28.891</text:p>
          </table:table-cell>
          <table:table-cell office:value-type="float" office:value="7387994238" calcext:value-type="float">
            <text:p>7387994238</text:p>
          </table:table-cell>
          <table:table-cell office:value-type="float" office:value="26.633" calcext:value-type="float">
            <text:p>26.633</text:p>
          </table:table-cell>
          <table:table-cell office:value-type="float" office:value="6806708036" calcext:value-type="float">
            <text:p>6806708036</text:p>
          </table:table-cell>
          <table:table-cell office:value-type="float" office:value="24.894" calcext:value-type="float">
            <text:p>24.894</text:p>
          </table:table-cell>
          <table:table-cell office:value-type="float" office:value="6292298649" calcext:value-type="float">
            <text:p>6292298649</text:p>
          </table:table-cell>
          <table:table-cell office:value-type="float" office:value="24.219" calcext:value-type="float">
            <text:p>24.219</text:p>
          </table:table-cell>
          <table:table-cell office:value-type="float" office:value="5760483839" calcext:value-type="float">
            <text:p>5760483839</text:p>
          </table:table-cell>
          <table:table-cell office:value-type="float" office:value="21.683" calcext:value-type="float">
            <text:p>21.683</text:p>
          </table:table-cell>
          <table:table-cell office:value-type="float" office:value="5406463594" calcext:value-type="float">
            <text:p>5406463594</text:p>
          </table:table-cell>
          <table:table-cell office:value-type="float" office:value="20.823" calcext:value-type="float">
            <text:p>20.823</text:p>
          </table:table-cell>
          <table:table-cell office:value-type="float" office:value="5085843665" calcext:value-type="float">
            <text:p>5085843665</text:p>
          </table:table-cell>
          <table:table-cell office:value-type="float" office:value="19.839" calcext:value-type="float">
            <text:p>19.839</text:p>
          </table:table-cell>
        </table:table-row>
        <table:table-row table:style-name="ro1">
          <table:table-cell office:value-type="float" office:value="78421856003" calcext:value-type="float">
            <text:p>78421856003</text:p>
          </table:table-cell>
          <table:table-cell office:value-type="float" office:value="93.057" calcext:value-type="float">
            <text:p>93.057</text:p>
          </table:table-cell>
          <table:table-cell office:value-type="float" office:value="39309444961" calcext:value-type="float">
            <text:p>39309444961</text:p>
          </table:table-cell>
          <table:table-cell office:value-type="float" office:value="58.454" calcext:value-type="float">
            <text:p>58.454</text:p>
          </table:table-cell>
          <table:table-cell office:value-type="float" office:value="26304816663" calcext:value-type="float">
            <text:p>26304816663</text:p>
          </table:table-cell>
          <table:table-cell office:value-type="float" office:value="46.795" calcext:value-type="float">
            <text:p>46.795</text:p>
          </table:table-cell>
          <table:table-cell office:value-type="float" office:value="20040843890" calcext:value-type="float">
            <text:p>20040843890</text:p>
          </table:table-cell>
          <table:table-cell office:value-type="float" office:value="43.397" calcext:value-type="float">
            <text:p>43.397</text:p>
          </table:table-cell>
          <table:table-cell office:value-type="float" office:value="16150800886" calcext:value-type="float">
            <text:p>16150800886</text:p>
          </table:table-cell>
          <table:table-cell office:value-type="float" office:value="41.114" calcext:value-type="float">
            <text:p>41.114</text:p>
          </table:table-cell>
          <table:table-cell office:value-type="float" office:value="11515194056" calcext:value-type="float">
            <text:p>11515194056</text:p>
          </table:table-cell>
          <table:table-cell office:value-type="float" office:value="39.594" calcext:value-type="float">
            <text:p>39.594</text:p>
          </table:table-cell>
          <table:table-cell office:value-type="float" office:value="11628694236" calcext:value-type="float">
            <text:p>11628694236</text:p>
          </table:table-cell>
          <table:table-cell office:value-type="float" office:value="39.692" calcext:value-type="float">
            <text:p>39.692</text:p>
          </table:table-cell>
          <table:table-cell office:value-type="float" office:value="10187184891" calcext:value-type="float">
            <text:p>10187184891</text:p>
          </table:table-cell>
          <table:table-cell office:value-type="float" office:value="35.068" calcext:value-type="float">
            <text:p>35.068</text:p>
          </table:table-cell>
          <table:table-cell office:value-type="float" office:value="9008779287" calcext:value-type="float">
            <text:p>9008779287</text:p>
          </table:table-cell>
          <table:table-cell office:value-type="float" office:value="31.667" calcext:value-type="float">
            <text:p>31.667</text:p>
          </table:table-cell>
          <table:table-cell office:value-type="float" office:value="8146656077" calcext:value-type="float">
            <text:p>8146656077</text:p>
          </table:table-cell>
          <table:table-cell office:value-type="float" office:value="28.97" calcext:value-type="float">
            <text:p>28.97</text:p>
          </table:table-cell>
          <table:table-cell office:value-type="float" office:value="8178854560" calcext:value-type="float">
            <text:p>8178854560</text:p>
          </table:table-cell>
          <table:table-cell office:value-type="float" office:value="29.929" calcext:value-type="float">
            <text:p>29.929</text:p>
          </table:table-cell>
          <table:table-cell office:value-type="float" office:value="7391900220" calcext:value-type="float">
            <text:p>7391900220</text:p>
          </table:table-cell>
          <table:table-cell office:value-type="float" office:value="27.098" calcext:value-type="float">
            <text:p>27.098</text:p>
          </table:table-cell>
          <table:table-cell office:value-type="float" office:value="6634451819" calcext:value-type="float">
            <text:p>6634451819</text:p>
          </table:table-cell>
          <table:table-cell office:value-type="float" office:value="24.89" calcext:value-type="float">
            <text:p>24.89</text:p>
          </table:table-cell>
          <table:table-cell office:value-type="float" office:value="6292727512" calcext:value-type="float">
            <text:p>6292727512</text:p>
          </table:table-cell>
          <table:table-cell office:value-type="float" office:value="24.287" calcext:value-type="float">
            <text:p>24.287</text:p>
          </table:table-cell>
          <table:table-cell office:value-type="float" office:value="5865527861" calcext:value-type="float">
            <text:p>5865527861</text:p>
          </table:table-cell>
          <table:table-cell office:value-type="float" office:value="21.847" calcext:value-type="float">
            <text:p>21.847</text:p>
          </table:table-cell>
          <table:table-cell office:value-type="float" office:value="5438125291" calcext:value-type="float">
            <text:p>5438125291</text:p>
          </table:table-cell>
          <table:table-cell office:value-type="float" office:value="21.615" calcext:value-type="float">
            <text:p>21.615</text:p>
          </table:table-cell>
          <table:table-cell office:value-type="float" office:value="5125432710" calcext:value-type="float">
            <text:p>5125432710</text:p>
          </table:table-cell>
          <table:table-cell office:value-type="float" office:value="20.189" calcext:value-type="float">
            <text:p>20.189</text:p>
          </table:table-cell>
        </table:table-row>
        <table:table-row table:style-name="ro1">
          <table:table-cell office:value-type="float" office:value="78463810972" calcext:value-type="float">
            <text:p>78463810972</text:p>
          </table:table-cell>
          <table:table-cell office:value-type="float" office:value="93.291" calcext:value-type="float">
            <text:p>93.291</text:p>
          </table:table-cell>
          <table:table-cell office:value-type="float" office:value="39314064531" calcext:value-type="float">
            <text:p>39314064531</text:p>
          </table:table-cell>
          <table:table-cell office:value-type="float" office:value="59.543" calcext:value-type="float">
            <text:p>59.543</text:p>
          </table:table-cell>
          <table:table-cell office:value-type="float" office:value="26396191899" calcext:value-type="float">
            <text:p>26396191899</text:p>
          </table:table-cell>
          <table:table-cell office:value-type="float" office:value="46.556" calcext:value-type="float">
            <text:p>46.556</text:p>
          </table:table-cell>
          <table:table-cell office:value-type="float" office:value="20094215069" calcext:value-type="float">
            <text:p>20094215069</text:p>
          </table:table-cell>
          <table:table-cell office:value-type="float" office:value="44.764" calcext:value-type="float">
            <text:p>44.764</text:p>
          </table:table-cell>
          <table:table-cell office:value-type="float" office:value="16104027563" calcext:value-type="float">
            <text:p>16104027563</text:p>
          </table:table-cell>
          <table:table-cell office:value-type="float" office:value="40.606" calcext:value-type="float">
            <text:p>40.606</text:p>
          </table:table-cell>
          <table:table-cell office:value-type="float" office:value="11484004781" calcext:value-type="float">
            <text:p>11484004781</text:p>
          </table:table-cell>
          <table:table-cell office:value-type="float" office:value="39.936" calcext:value-type="float">
            <text:p>39.936</text:p>
          </table:table-cell>
          <table:table-cell office:value-type="float" office:value="11612598712" calcext:value-type="float">
            <text:p>11612598712</text:p>
          </table:table-cell>
          <table:table-cell office:value-type="float" office:value="39.605" calcext:value-type="float">
            <text:p>39.605</text:p>
          </table:table-cell>
          <table:table-cell office:value-type="float" office:value="10226052906" calcext:value-type="float">
            <text:p>10226052906</text:p>
          </table:table-cell>
          <table:table-cell office:value-type="float" office:value="35.138" calcext:value-type="float">
            <text:p>35.138</text:p>
          </table:table-cell>
          <table:table-cell office:value-type="float" office:value="9021537382" calcext:value-type="float">
            <text:p>9021537382</text:p>
          </table:table-cell>
          <table:table-cell office:value-type="float" office:value="31.632" calcext:value-type="float">
            <text:p>31.632</text:p>
          </table:table-cell>
          <table:table-cell office:value-type="float" office:value="8136964007" calcext:value-type="float">
            <text:p>8136964007</text:p>
          </table:table-cell>
          <table:table-cell office:value-type="float" office:value="29.609" calcext:value-type="float">
            <text:p>29.609</text:p>
          </table:table-cell>
          <table:table-cell office:value-type="float" office:value="8060103371" calcext:value-type="float">
            <text:p>8060103371</text:p>
          </table:table-cell>
          <table:table-cell office:value-type="float" office:value="28.886" calcext:value-type="float">
            <text:p>28.886</text:p>
          </table:table-cell>
          <table:table-cell office:value-type="float" office:value="7418674402" calcext:value-type="float">
            <text:p>7418674402</text:p>
          </table:table-cell>
          <table:table-cell office:value-type="float" office:value="26.797" calcext:value-type="float">
            <text:p>26.797</text:p>
          </table:table-cell>
          <table:table-cell office:value-type="float" office:value="6784641303" calcext:value-type="float">
            <text:p>6784641303</text:p>
          </table:table-cell>
          <table:table-cell office:value-type="float" office:value="26.162" calcext:value-type="float">
            <text:p>26.162</text:p>
          </table:table-cell>
          <table:table-cell office:value-type="float" office:value="6251072708" calcext:value-type="float">
            <text:p>6251072708</text:p>
          </table:table-cell>
          <table:table-cell office:value-type="float" office:value="24.211" calcext:value-type="float">
            <text:p>24.211</text:p>
          </table:table-cell>
          <table:table-cell office:value-type="float" office:value="5811377730" calcext:value-type="float">
            <text:p>5811377730</text:p>
          </table:table-cell>
          <table:table-cell office:value-type="float" office:value="22.143" calcext:value-type="float">
            <text:p>22.143</text:p>
          </table:table-cell>
          <table:table-cell office:value-type="float" office:value="5390271424" calcext:value-type="float">
            <text:p>5390271424</text:p>
          </table:table-cell>
          <table:table-cell office:value-type="float" office:value="21.556" calcext:value-type="float">
            <text:p>21.556</text:p>
          </table:table-cell>
          <table:table-cell office:value-type="float" office:value="5127213983" calcext:value-type="float">
            <text:p>5127213983</text:p>
          </table:table-cell>
          <table:table-cell office:value-type="float" office:value="19.591" calcext:value-type="float">
            <text:p>19.591</text:p>
          </table:table-cell>
        </table:table-row>
        <table:table-row table:style-name="ro1">
          <table:table-cell office:value-type="float" office:value="78346246681" calcext:value-type="float">
            <text:p>78346246681</text:p>
          </table:table-cell>
          <table:table-cell office:value-type="float" office:value="94.04" calcext:value-type="float">
            <text:p>94.04</text:p>
          </table:table-cell>
          <table:table-cell office:value-type="float" office:value="39357868574" calcext:value-type="float">
            <text:p>39357868574</text:p>
          </table:table-cell>
          <table:table-cell office:value-type="float" office:value="58.645" calcext:value-type="float">
            <text:p>58.645</text:p>
          </table:table-cell>
          <table:table-cell office:value-type="float" office:value="26515706652" calcext:value-type="float">
            <text:p>26515706652</text:p>
          </table:table-cell>
          <table:table-cell office:value-type="float" office:value="46.992" calcext:value-type="float">
            <text:p>46.992</text:p>
          </table:table-cell>
          <table:table-cell office:value-type="float" office:value="20032442941" calcext:value-type="float">
            <text:p>20032442941</text:p>
          </table:table-cell>
          <table:table-cell office:value-type="float" office:value="44.492" calcext:value-type="float">
            <text:p>44.492</text:p>
          </table:table-cell>
          <table:table-cell office:value-type="float" office:value="16001275944" calcext:value-type="float">
            <text:p>16001275944</text:p>
          </table:table-cell>
          <table:table-cell office:value-type="float" office:value="40.909" calcext:value-type="float">
            <text:p>40.909</text:p>
          </table:table-cell>
          <table:table-cell office:value-type="float" office:value="11587465335" calcext:value-type="float">
            <text:p>11587465335</text:p>
          </table:table-cell>
          <table:table-cell office:value-type="float" office:value="39.879" calcext:value-type="float">
            <text:p>39.879</text:p>
          </table:table-cell>
          <table:table-cell office:value-type="float" office:value="11616448802" calcext:value-type="float">
            <text:p>11616448802</text:p>
          </table:table-cell>
          <table:table-cell office:value-type="float" office:value="39.445" calcext:value-type="float">
            <text:p>39.445</text:p>
          </table:table-cell>
          <table:table-cell office:value-type="float" office:value="10252364027" calcext:value-type="float">
            <text:p>10252364027</text:p>
          </table:table-cell>
          <table:table-cell office:value-type="float" office:value="35.116" calcext:value-type="float">
            <text:p>35.116</text:p>
          </table:table-cell>
          <table:table-cell office:value-type="float" office:value="9002096561" calcext:value-type="float">
            <text:p>9002096561</text:p>
          </table:table-cell>
          <table:table-cell office:value-type="float" office:value="32.392" calcext:value-type="float">
            <text:p>32.392</text:p>
          </table:table-cell>
          <table:table-cell office:value-type="float" office:value="8139704019" calcext:value-type="float">
            <text:p>8139704019</text:p>
          </table:table-cell>
          <table:table-cell office:value-type="float" office:value="28.825" calcext:value-type="float">
            <text:p>28.825</text:p>
          </table:table-cell>
          <table:table-cell office:value-type="float" office:value="8095700001" calcext:value-type="float">
            <text:p>8095700001</text:p>
          </table:table-cell>
          <table:table-cell office:value-type="float" office:value="29.636" calcext:value-type="float">
            <text:p>29.636</text:p>
          </table:table-cell>
          <table:table-cell office:value-type="float" office:value="7435536597" calcext:value-type="float">
            <text:p>7435536597</text:p>
          </table:table-cell>
          <table:table-cell office:value-type="float" office:value="26.66" calcext:value-type="float">
            <text:p>26.66</text:p>
          </table:table-cell>
          <table:table-cell office:value-type="float" office:value="6820633694" calcext:value-type="float">
            <text:p>6820633694</text:p>
          </table:table-cell>
          <table:table-cell office:value-type="float" office:value="26.02" calcext:value-type="float">
            <text:p>26.02</text:p>
          </table:table-cell>
          <table:table-cell office:value-type="float" office:value="6265685207" calcext:value-type="float">
            <text:p>6265685207</text:p>
          </table:table-cell>
          <table:table-cell office:value-type="float" office:value="23.469" calcext:value-type="float">
            <text:p>23.469</text:p>
          </table:table-cell>
          <table:table-cell office:value-type="float" office:value="5857887359" calcext:value-type="float">
            <text:p>5857887359</text:p>
          </table:table-cell>
          <table:table-cell office:value-type="float" office:value="21.882" calcext:value-type="float">
            <text:p>21.882</text:p>
          </table:table-cell>
          <table:table-cell office:value-type="float" office:value="5408694966" calcext:value-type="float">
            <text:p>5408694966</text:p>
          </table:table-cell>
          <table:table-cell office:value-type="float" office:value="22.252" calcext:value-type="float">
            <text:p>22.252</text:p>
          </table:table-cell>
          <table:table-cell office:value-type="float" office:value="5104788280" calcext:value-type="float">
            <text:p>5104788280</text:p>
          </table:table-cell>
          <table:table-cell office:value-type="float" office:value="20.286" calcext:value-type="float">
            <text:p>20.286</text:p>
          </table:table-cell>
        </table:table-row>
        <table:table-row table:style-name="ro1">
          <table:table-cell office:value-type="float" office:value="78512509745" calcext:value-type="float">
            <text:p>78512509745</text:p>
          </table:table-cell>
          <table:table-cell office:value-type="float" office:value="93.736" calcext:value-type="float">
            <text:p>93.736</text:p>
          </table:table-cell>
          <table:table-cell office:value-type="float" office:value="39435845759" calcext:value-type="float">
            <text:p>39435845759</text:p>
          </table:table-cell>
          <table:table-cell office:value-type="float" office:value="58.561" calcext:value-type="float">
            <text:p>58.561</text:p>
          </table:table-cell>
          <table:table-cell office:value-type="float" office:value="26454853499" calcext:value-type="float">
            <text:p>26454853499</text:p>
          </table:table-cell>
          <table:table-cell office:value-type="float" office:value="46.234" calcext:value-type="float">
            <text:p>46.234</text:p>
          </table:table-cell>
          <table:table-cell office:value-type="float" office:value="19965872309" calcext:value-type="float">
            <text:p>19965872309</text:p>
          </table:table-cell>
          <table:table-cell office:value-type="float" office:value="44.099" calcext:value-type="float">
            <text:p>44.099</text:p>
          </table:table-cell>
          <table:table-cell office:value-type="float" office:value="16149220939" calcext:value-type="float">
            <text:p>16149220939</text:p>
          </table:table-cell>
          <table:table-cell office:value-type="float" office:value="40.78" calcext:value-type="float">
            <text:p>40.78</text:p>
          </table:table-cell>
          <table:table-cell office:value-type="float" office:value="11725803099" calcext:value-type="float">
            <text:p>11725803099</text:p>
          </table:table-cell>
          <table:table-cell office:value-type="float" office:value="39.569" calcext:value-type="float">
            <text:p>39.569</text:p>
          </table:table-cell>
          <table:table-cell office:value-type="float" office:value="11531314658" calcext:value-type="float">
            <text:p>11531314658</text:p>
          </table:table-cell>
          <table:table-cell office:value-type="float" office:value="39.526" calcext:value-type="float">
            <text:p>39.526</text:p>
          </table:table-cell>
          <table:table-cell office:value-type="float" office:value="10098076745" calcext:value-type="float">
            <text:p>10098076745</text:p>
          </table:table-cell>
          <table:table-cell office:value-type="float" office:value="35.083" calcext:value-type="float">
            <text:p>35.083</text:p>
          </table:table-cell>
          <table:table-cell office:value-type="float" office:value="9035108038" calcext:value-type="float">
            <text:p>9035108038</text:p>
          </table:table-cell>
          <table:table-cell office:value-type="float" office:value="32.09" calcext:value-type="float">
            <text:p>32.09</text:p>
          </table:table-cell>
          <table:table-cell office:value-type="float" office:value="8148890872" calcext:value-type="float">
            <text:p>8148890872</text:p>
          </table:table-cell>
          <table:table-cell office:value-type="float" office:value="29.127" calcext:value-type="float">
            <text:p>29.127</text:p>
          </table:table-cell>
          <table:table-cell office:value-type="float" office:value="8062573659" calcext:value-type="float">
            <text:p>8062573659</text:p>
          </table:table-cell>
          <table:table-cell office:value-type="float" office:value="29.283" calcext:value-type="float">
            <text:p>29.283</text:p>
          </table:table-cell>
          <table:table-cell office:value-type="float" office:value="7437594398" calcext:value-type="float">
            <text:p>7437594398</text:p>
          </table:table-cell>
          <table:table-cell office:value-type="float" office:value="26.717" calcext:value-type="float">
            <text:p>26.717</text:p>
          </table:table-cell>
          <table:table-cell office:value-type="float" office:value="6740339850" calcext:value-type="float">
            <text:p>6740339850</text:p>
          </table:table-cell>
          <table:table-cell office:value-type="float" office:value="24.997" calcext:value-type="float">
            <text:p>24.997</text:p>
          </table:table-cell>
          <table:table-cell office:value-type="float" office:value="6315290685" calcext:value-type="float">
            <text:p>6315290685</text:p>
          </table:table-cell>
          <table:table-cell office:value-type="float" office:value="23.319" calcext:value-type="float">
            <text:p>23.319</text:p>
          </table:table-cell>
          <table:table-cell office:value-type="float" office:value="5757303438" calcext:value-type="float">
            <text:p>5757303438</text:p>
          </table:table-cell>
          <table:table-cell office:value-type="float" office:value="21.694" calcext:value-type="float">
            <text:p>21.694</text:p>
          </table:table-cell>
          <table:table-cell office:value-type="float" office:value="5418724840" calcext:value-type="float">
            <text:p>5418724840</text:p>
          </table:table-cell>
          <table:table-cell office:value-type="float" office:value="20.687" calcext:value-type="float">
            <text:p>20.687</text:p>
          </table:table-cell>
          <table:table-cell office:value-type="float" office:value="5093713736" calcext:value-type="float">
            <text:p>5093713736</text:p>
          </table:table-cell>
          <table:table-cell office:value-type="float" office:value="19.516" calcext:value-type="float">
            <text:p>19.516</text:p>
          </table:table-cell>
        </table:table-row>
        <table:table-row table:style-name="ro1">
          <table:table-cell office:value-type="float" office:value="78428529373" calcext:value-type="float">
            <text:p>78428529373</text:p>
          </table:table-cell>
          <table:table-cell office:value-type="float" office:value="96.191" calcext:value-type="float">
            <text:p>96.191</text:p>
          </table:table-cell>
          <table:table-cell office:value-type="float" office:value="39387012676" calcext:value-type="float">
            <text:p>39387012676</text:p>
          </table:table-cell>
          <table:table-cell office:value-type="float" office:value="58.564" calcext:value-type="float">
            <text:p>58.564</text:p>
          </table:table-cell>
          <table:table-cell office:value-type="float" office:value="26205910282" calcext:value-type="float">
            <text:p>26205910282</text:p>
          </table:table-cell>
          <table:table-cell office:value-type="float" office:value="45.599" calcext:value-type="float">
            <text:p>45.599</text:p>
          </table:table-cell>
          <table:table-cell office:value-type="float" office:value="19779831023" calcext:value-type="float">
            <text:p>19779831023</text:p>
          </table:table-cell>
          <table:table-cell office:value-type="float" office:value="43.335" calcext:value-type="float">
            <text:p>43.335</text:p>
          </table:table-cell>
          <table:table-cell office:value-type="float" office:value="16160827508" calcext:value-type="float">
            <text:p>16160827508</text:p>
          </table:table-cell>
          <table:table-cell office:value-type="float" office:value="40.707" calcext:value-type="float">
            <text:p>40.707</text:p>
          </table:table-cell>
          <table:table-cell office:value-type="float" office:value="11630238953" calcext:value-type="float">
            <text:p>11630238953</text:p>
          </table:table-cell>
          <table:table-cell office:value-type="float" office:value="39.537" calcext:value-type="float">
            <text:p>39.537</text:p>
          </table:table-cell>
          <table:table-cell office:value-type="float" office:value="11584009170" calcext:value-type="float">
            <text:p>11584009170</text:p>
          </table:table-cell>
          <table:table-cell office:value-type="float" office:value="40.543" calcext:value-type="float">
            <text:p>40.543</text:p>
          </table:table-cell>
          <table:table-cell office:value-type="float" office:value="10163428062" calcext:value-type="float">
            <text:p>10163428062</text:p>
          </table:table-cell>
          <table:table-cell office:value-type="float" office:value="35.071" calcext:value-type="float">
            <text:p>35.071</text:p>
          </table:table-cell>
          <table:table-cell office:value-type="float" office:value="9000969294" calcext:value-type="float">
            <text:p>9000969294</text:p>
          </table:table-cell>
          <table:table-cell office:value-type="float" office:value="31.61" calcext:value-type="float">
            <text:p>31.61</text:p>
          </table:table-cell>
          <table:table-cell office:value-type="float" office:value="8059966076" calcext:value-type="float">
            <text:p>8059966076</text:p>
          </table:table-cell>
          <table:table-cell office:value-type="float" office:value="28.858" calcext:value-type="float">
            <text:p>28.858</text:p>
          </table:table-cell>
          <table:table-cell office:value-type="float" office:value="8179460367" calcext:value-type="float">
            <text:p>8179460367</text:p>
          </table:table-cell>
          <table:table-cell office:value-type="float" office:value="28.971" calcext:value-type="float">
            <text:p>28.971</text:p>
          </table:table-cell>
          <table:table-cell office:value-type="float" office:value="7399993455" calcext:value-type="float">
            <text:p>7399993455</text:p>
          </table:table-cell>
          <table:table-cell office:value-type="float" office:value="27.442" calcext:value-type="float">
            <text:p>27.442</text:p>
          </table:table-cell>
          <table:table-cell office:value-type="float" office:value="6728681104" calcext:value-type="float">
            <text:p>6728681104</text:p>
          </table:table-cell>
          <table:table-cell office:value-type="float" office:value="24.708" calcext:value-type="float">
            <text:p>24.708</text:p>
          </table:table-cell>
          <table:table-cell office:value-type="float" office:value="6304538903" calcext:value-type="float">
            <text:p>6304538903</text:p>
          </table:table-cell>
          <table:table-cell office:value-type="float" office:value="24.366" calcext:value-type="float">
            <text:p>24.366</text:p>
          </table:table-cell>
          <table:table-cell office:value-type="float" office:value="5813776717" calcext:value-type="float">
            <text:p>5813776717</text:p>
          </table:table-cell>
          <table:table-cell office:value-type="float" office:value="21.892" calcext:value-type="float">
            <text:p>21.892</text:p>
          </table:table-cell>
          <table:table-cell office:value-type="float" office:value="5477274976" calcext:value-type="float">
            <text:p>5477274976</text:p>
          </table:table-cell>
          <table:table-cell office:value-type="float" office:value="21.163" calcext:value-type="float">
            <text:p>21.163</text:p>
          </table:table-cell>
          <table:table-cell office:value-type="float" office:value="5161511964" calcext:value-type="float">
            <text:p>5161511964</text:p>
          </table:table-cell>
          <table:table-cell office:value-type="float" office:value="19.999" calcext:value-type="float">
            <text:p>19.999</text:p>
          </table:table-cell>
        </table:table-row>
        <table:table-row table:style-name="ro1">
          <table:table-cell office:value-type="float" office:value="78453867863" calcext:value-type="float">
            <text:p>78453867863</text:p>
          </table:table-cell>
          <table:table-cell office:value-type="float" office:value="93.192" calcext:value-type="float">
            <text:p>93.192</text:p>
          </table:table-cell>
          <table:table-cell office:value-type="float" office:value="39620910361" calcext:value-type="float">
            <text:p>39620910361</text:p>
          </table:table-cell>
          <table:table-cell office:value-type="float" office:value="59.106" calcext:value-type="float">
            <text:p>59.106</text:p>
          </table:table-cell>
          <table:table-cell office:value-type="float" office:value="26575255609" calcext:value-type="float">
            <text:p>26575255609</text:p>
          </table:table-cell>
          <table:table-cell office:value-type="float" office:value="46.314" calcext:value-type="float">
            <text:p>46.314</text:p>
          </table:table-cell>
          <table:table-cell office:value-type="float" office:value="19936568783" calcext:value-type="float">
            <text:p>19936568783</text:p>
          </table:table-cell>
          <table:table-cell office:value-type="float" office:value="43.997" calcext:value-type="float">
            <text:p>43.997</text:p>
          </table:table-cell>
          <table:table-cell office:value-type="float" office:value="15986798185" calcext:value-type="float">
            <text:p>15986798185</text:p>
          </table:table-cell>
          <table:table-cell office:value-type="float" office:value="40.779" calcext:value-type="float">
            <text:p>40.779</text:p>
          </table:table-cell>
          <table:table-cell office:value-type="float" office:value="11677633868" calcext:value-type="float">
            <text:p>11677633868</text:p>
          </table:table-cell>
          <table:table-cell office:value-type="float" office:value="39.88" calcext:value-type="float">
            <text:p>39.88</text:p>
          </table:table-cell>
          <table:table-cell office:value-type="float" office:value="11582760292" calcext:value-type="float">
            <text:p>11582760292</text:p>
          </table:table-cell>
          <table:table-cell office:value-type="float" office:value="39.564" calcext:value-type="float">
            <text:p>39.564</text:p>
          </table:table-cell>
          <table:table-cell office:value-type="float" office:value="10121007147" calcext:value-type="float">
            <text:p>10121007147</text:p>
          </table:table-cell>
          <table:table-cell office:value-type="float" office:value="34.999" calcext:value-type="float">
            <text:p>34.999</text:p>
          </table:table-cell>
          <table:table-cell office:value-type="float" office:value="9184987604" calcext:value-type="float">
            <text:p>9184987604</text:p>
          </table:table-cell>
          <table:table-cell office:value-type="float" office:value="31.9" calcext:value-type="float">
            <text:p>31.9</text:p>
          </table:table-cell>
          <table:table-cell office:value-type="float" office:value="8099489998" calcext:value-type="float">
            <text:p>8099489998</text:p>
          </table:table-cell>
          <table:table-cell office:value-type="float" office:value="28.815" calcext:value-type="float">
            <text:p>28.815</text:p>
          </table:table-cell>
          <table:table-cell office:value-type="float" office:value="8127773393" calcext:value-type="float">
            <text:p>8127773393</text:p>
          </table:table-cell>
          <table:table-cell office:value-type="float" office:value="29.276" calcext:value-type="float">
            <text:p>29.276</text:p>
          </table:table-cell>
          <table:table-cell office:value-type="float" office:value="7481081466" calcext:value-type="float">
            <text:p>7481081466</text:p>
          </table:table-cell>
          <table:table-cell office:value-type="float" office:value="26.661" calcext:value-type="float">
            <text:p>26.661</text:p>
          </table:table-cell>
          <table:table-cell office:value-type="float" office:value="6842705924" calcext:value-type="float">
            <text:p>6842705924</text:p>
          </table:table-cell>
          <table:table-cell office:value-type="float" office:value="25.812" calcext:value-type="float">
            <text:p>25.812</text:p>
          </table:table-cell>
          <table:table-cell office:value-type="float" office:value="6218460199" calcext:value-type="float">
            <text:p>6218460199</text:p>
          </table:table-cell>
          <table:table-cell office:value-type="float" office:value="23.762" calcext:value-type="float">
            <text:p>23.762</text:p>
          </table:table-cell>
          <table:table-cell office:value-type="float" office:value="5795257430" calcext:value-type="float">
            <text:p>5795257430</text:p>
          </table:table-cell>
          <table:table-cell office:value-type="float" office:value="22.37" calcext:value-type="float">
            <text:p>22.37</text:p>
          </table:table-cell>
          <table:table-cell office:value-type="float" office:value="5375289823" calcext:value-type="float">
            <text:p>5375289823</text:p>
          </table:table-cell>
          <table:table-cell office:value-type="float" office:value="21.977" calcext:value-type="float">
            <text:p>21.977</text:p>
          </table:table-cell>
          <table:table-cell office:value-type="float" office:value="5156181232" calcext:value-type="float">
            <text:p>5156181232</text:p>
          </table:table-cell>
          <table:table-cell office:value-type="float" office:value="19.678" calcext:value-type="float">
            <text:p>19.678</text:p>
          </table:table-cell>
        </table:table-row>
        <table:table-row table:style-name="ro1">
          <table:table-cell office:value-type="float" office:value="78359094473" calcext:value-type="float">
            <text:p>78359094473</text:p>
          </table:table-cell>
          <table:table-cell office:value-type="float" office:value="94.233" calcext:value-type="float">
            <text:p>94.233</text:p>
          </table:table-cell>
          <table:table-cell office:value-type="float" office:value="39312273988" calcext:value-type="float">
            <text:p>39312273988</text:p>
          </table:table-cell>
          <table:table-cell office:value-type="float" office:value="59.355" calcext:value-type="float">
            <text:p>59.355</text:p>
          </table:table-cell>
          <table:table-cell office:value-type="float" office:value="26277636054" calcext:value-type="float">
            <text:p>26277636054</text:p>
          </table:table-cell>
          <table:table-cell office:value-type="float" office:value="46.379" calcext:value-type="float">
            <text:p>46.379</text:p>
          </table:table-cell>
          <table:table-cell office:value-type="float" office:value="20064884606" calcext:value-type="float">
            <text:p>20064884606</text:p>
          </table:table-cell>
          <table:table-cell office:value-type="float" office:value="44.436" calcext:value-type="float">
            <text:p>44.436</text:p>
          </table:table-cell>
          <table:table-cell office:value-type="float" office:value="16006413993" calcext:value-type="float">
            <text:p>16006413993</text:p>
          </table:table-cell>
          <table:table-cell office:value-type="float" office:value="40.972" calcext:value-type="float">
            <text:p>40.972</text:p>
          </table:table-cell>
          <table:table-cell office:value-type="float" office:value="11664427323" calcext:value-type="float">
            <text:p>11664427323</text:p>
          </table:table-cell>
          <table:table-cell office:value-type="float" office:value="39.604" calcext:value-type="float">
            <text:p>39.604</text:p>
          </table:table-cell>
          <table:table-cell office:value-type="float" office:value="11562572318" calcext:value-type="float">
            <text:p>11562572318</text:p>
          </table:table-cell>
          <table:table-cell office:value-type="float" office:value="39.603" calcext:value-type="float">
            <text:p>39.603</text:p>
          </table:table-cell>
          <table:table-cell office:value-type="float" office:value="10144861195" calcext:value-type="float">
            <text:p>10144861195</text:p>
          </table:table-cell>
          <table:table-cell office:value-type="float" office:value="35.341" calcext:value-type="float">
            <text:p>35.341</text:p>
          </table:table-cell>
          <table:table-cell office:value-type="float" office:value="8762739899" calcext:value-type="float">
            <text:p>8762739899</text:p>
          </table:table-cell>
          <table:table-cell office:value-type="float" office:value="31.855" calcext:value-type="float">
            <text:p>31.855</text:p>
          </table:table-cell>
          <table:table-cell office:value-type="float" office:value="8190145668" calcext:value-type="float">
            <text:p>8190145668</text:p>
          </table:table-cell>
          <table:table-cell office:value-type="float" office:value="28.817" calcext:value-type="float">
            <text:p>28.817</text:p>
          </table:table-cell>
          <table:table-cell office:value-type="float" office:value="8203880991" calcext:value-type="float">
            <text:p>8203880991</text:p>
          </table:table-cell>
          <table:table-cell office:value-type="float" office:value="29.017" calcext:value-type="float">
            <text:p>29.017</text:p>
          </table:table-cell>
          <table:table-cell office:value-type="float" office:value="7365724519" calcext:value-type="float">
            <text:p>7365724519</text:p>
          </table:table-cell>
          <table:table-cell office:value-type="float" office:value="27.539" calcext:value-type="float">
            <text:p>27.539</text:p>
          </table:table-cell>
          <table:table-cell office:value-type="float" office:value="6844130912" calcext:value-type="float">
            <text:p>6844130912</text:p>
          </table:table-cell>
          <table:table-cell office:value-type="float" office:value="25.02" calcext:value-type="float">
            <text:p>25.02</text:p>
          </table:table-cell>
          <table:table-cell office:value-type="float" office:value="6202228895" calcext:value-type="float">
            <text:p>6202228895</text:p>
          </table:table-cell>
          <table:table-cell office:value-type="float" office:value="23.535" calcext:value-type="float">
            <text:p>23.535</text:p>
          </table:table-cell>
          <table:table-cell office:value-type="float" office:value="5790395685" calcext:value-type="float">
            <text:p>5790395685</text:p>
          </table:table-cell>
          <table:table-cell office:value-type="float" office:value="22.022" calcext:value-type="float">
            <text:p>22.022</text:p>
          </table:table-cell>
          <table:table-cell office:value-type="float" office:value="5544802928" calcext:value-type="float">
            <text:p>5544802928</text:p>
          </table:table-cell>
          <table:table-cell office:value-type="float" office:value="22.307" calcext:value-type="float">
            <text:p>22.307</text:p>
          </table:table-cell>
          <table:table-cell office:value-type="float" office:value="5165737000" calcext:value-type="float">
            <text:p>5165737000</text:p>
          </table:table-cell>
          <table:table-cell office:value-type="float" office:value="20.685" calcext:value-type="float">
            <text:p>20.685</text:p>
          </table:table-cell>
        </table:table-row>
        <table:table-row table:style-name="ro1">
          <table:table-cell office:value-type="float" office:value="78373219909" calcext:value-type="float">
            <text:p>78373219909</text:p>
          </table:table-cell>
          <table:table-cell office:value-type="float" office:value="93.788" calcext:value-type="float">
            <text:p>93.788</text:p>
          </table:table-cell>
          <table:table-cell office:value-type="float" office:value="39338679195" calcext:value-type="float">
            <text:p>39338679195</text:p>
          </table:table-cell>
          <table:table-cell office:value-type="float" office:value="58.951" calcext:value-type="float">
            <text:p>58.951</text:p>
          </table:table-cell>
          <table:table-cell office:value-type="float" office:value="26410668963" calcext:value-type="float">
            <text:p>26410668963</text:p>
          </table:table-cell>
          <table:table-cell office:value-type="float" office:value="47.034" calcext:value-type="float">
            <text:p>47.034</text:p>
          </table:table-cell>
          <table:table-cell office:value-type="float" office:value="20015328153" calcext:value-type="float">
            <text:p>20015328153</text:p>
          </table:table-cell>
          <table:table-cell office:value-type="float" office:value="43.961" calcext:value-type="float">
            <text:p>43.961</text:p>
          </table:table-cell>
          <table:table-cell office:value-type="float" office:value="16208778432" calcext:value-type="float">
            <text:p>16208778432</text:p>
          </table:table-cell>
          <table:table-cell office:value-type="float" office:value="40.673" calcext:value-type="float">
            <text:p>40.673</text:p>
          </table:table-cell>
          <table:table-cell office:value-type="float" office:value="11694492428" calcext:value-type="float">
            <text:p>11694492428</text:p>
          </table:table-cell>
          <table:table-cell office:value-type="float" office:value="39.735" calcext:value-type="float">
            <text:p>39.735</text:p>
          </table:table-cell>
          <table:table-cell office:value-type="float" office:value="11625463679" calcext:value-type="float">
            <text:p>11625463679</text:p>
          </table:table-cell>
          <table:table-cell office:value-type="float" office:value="39.714" calcext:value-type="float">
            <text:p>39.714</text:p>
          </table:table-cell>
          <table:table-cell office:value-type="float" office:value="10098634490" calcext:value-type="float">
            <text:p>10098634490</text:p>
          </table:table-cell>
          <table:table-cell office:value-type="float" office:value="35.112" calcext:value-type="float">
            <text:p>35.112</text:p>
          </table:table-cell>
          <table:table-cell office:value-type="float" office:value="9047940674" calcext:value-type="float">
            <text:p>9047940674</text:p>
          </table:table-cell>
          <table:table-cell office:value-type="float" office:value="31.653" calcext:value-type="float">
            <text:p>31.653</text:p>
          </table:table-cell>
          <table:table-cell office:value-type="float" office:value="8212341852" calcext:value-type="float">
            <text:p>8212341852</text:p>
          </table:table-cell>
          <table:table-cell office:value-type="float" office:value="28.92" calcext:value-type="float">
            <text:p>28.92</text:p>
          </table:table-cell>
          <table:table-cell office:value-type="float" office:value="8112879124" calcext:value-type="float">
            <text:p>8112879124</text:p>
          </table:table-cell>
          <table:table-cell office:value-type="float" office:value="28.917" calcext:value-type="float">
            <text:p>28.917</text:p>
          </table:table-cell>
          <table:table-cell office:value-type="float" office:value="7354482228" calcext:value-type="float">
            <text:p>7354482228</text:p>
          </table:table-cell>
          <table:table-cell office:value-type="float" office:value="26.8" calcext:value-type="float">
            <text:p>26.8</text:p>
          </table:table-cell>
          <table:table-cell office:value-type="float" office:value="6834627606" calcext:value-type="float">
            <text:p>6834627606</text:p>
          </table:table-cell>
          <table:table-cell office:value-type="float" office:value="24.899" calcext:value-type="float">
            <text:p>24.899</text:p>
          </table:table-cell>
          <table:table-cell office:value-type="float" office:value="6256532568" calcext:value-type="float">
            <text:p>6256532568</text:p>
          </table:table-cell>
          <table:table-cell office:value-type="float" office:value="24.547" calcext:value-type="float">
            <text:p>24.547</text:p>
          </table:table-cell>
          <table:table-cell office:value-type="float" office:value="5845436409" calcext:value-type="float">
            <text:p>5845436409</text:p>
          </table:table-cell>
          <table:table-cell office:value-type="float" office:value="22.689" calcext:value-type="float">
            <text:p>22.689</text:p>
          </table:table-cell>
          <table:table-cell office:value-type="float" office:value="5499140325" calcext:value-type="float">
            <text:p>5499140325</text:p>
          </table:table-cell>
          <table:table-cell office:value-type="float" office:value="21.054" calcext:value-type="float">
            <text:p>21.054</text:p>
          </table:table-cell>
          <table:table-cell office:value-type="float" office:value="5101058782" calcext:value-type="float">
            <text:p>5101058782</text:p>
          </table:table-cell>
          <table:table-cell office:value-type="float" office:value="19.694" calcext:value-type="float">
            <text:p>19.694</text:p>
          </table:table-cell>
        </table:table-row>
        <table:table-row table:style-name="ro1">
          <table:table-cell office:value-type="float" office:value="78371098360" calcext:value-type="float">
            <text:p>78371098360</text:p>
          </table:table-cell>
          <table:table-cell office:value-type="float" office:value="93.626" calcext:value-type="float">
            <text:p>93.626</text:p>
          </table:table-cell>
          <table:table-cell office:value-type="float" office:value="39396394849" calcext:value-type="float">
            <text:p>39396394849</text:p>
          </table:table-cell>
          <table:table-cell office:value-type="float" office:value="59.308" calcext:value-type="float">
            <text:p>59.308</text:p>
          </table:table-cell>
          <table:table-cell office:value-type="float" office:value="26407684356" calcext:value-type="float">
            <text:p>26407684356</text:p>
          </table:table-cell>
          <table:table-cell office:value-type="float" office:value="45.617" calcext:value-type="float">
            <text:p>45.617</text:p>
          </table:table-cell>
          <table:table-cell office:value-type="float" office:value="19781189855" calcext:value-type="float">
            <text:p>19781189855</text:p>
          </table:table-cell>
          <table:table-cell office:value-type="float" office:value="43.002" calcext:value-type="float">
            <text:p>43.002</text:p>
          </table:table-cell>
          <table:table-cell office:value-type="float" office:value="15953507721" calcext:value-type="float">
            <text:p>15953507721</text:p>
          </table:table-cell>
          <table:table-cell office:value-type="float" office:value="40.892" calcext:value-type="float">
            <text:p>40.892</text:p>
          </table:table-cell>
          <table:table-cell office:value-type="float" office:value="11720891936" calcext:value-type="float">
            <text:p>11720891936</text:p>
          </table:table-cell>
          <table:table-cell office:value-type="float" office:value="39.601" calcext:value-type="float">
            <text:p>39.601</text:p>
          </table:table-cell>
          <table:table-cell office:value-type="float" office:value="11573154940" calcext:value-type="float">
            <text:p>11573154940</text:p>
          </table:table-cell>
          <table:table-cell office:value-type="float" office:value="39.563" calcext:value-type="float">
            <text:p>39.563</text:p>
          </table:table-cell>
          <table:table-cell office:value-type="float" office:value="10171773519" calcext:value-type="float">
            <text:p>10171773519</text:p>
          </table:table-cell>
          <table:table-cell office:value-type="float" office:value="35.558" calcext:value-type="float">
            <text:p>35.558</text:p>
          </table:table-cell>
          <table:table-cell office:value-type="float" office:value="9065680896" calcext:value-type="float">
            <text:p>9065680896</text:p>
          </table:table-cell>
          <table:table-cell office:value-type="float" office:value="31.797" calcext:value-type="float">
            <text:p>31.797</text:p>
          </table:table-cell>
          <table:table-cell office:value-type="float" office:value="8162276436" calcext:value-type="float">
            <text:p>8162276436</text:p>
          </table:table-cell>
          <table:table-cell office:value-type="float" office:value="29.176" calcext:value-type="float">
            <text:p>29.176</text:p>
          </table:table-cell>
          <table:table-cell office:value-type="float" office:value="8099451300" calcext:value-type="float">
            <text:p>8099451300</text:p>
          </table:table-cell>
          <table:table-cell office:value-type="float" office:value="28.955" calcext:value-type="float">
            <text:p>28.955</text:p>
          </table:table-cell>
          <table:table-cell office:value-type="float" office:value="7444655677" calcext:value-type="float">
            <text:p>7444655677</text:p>
          </table:table-cell>
          <table:table-cell office:value-type="float" office:value="27.248" calcext:value-type="float">
            <text:p>27.248</text:p>
          </table:table-cell>
          <table:table-cell office:value-type="float" office:value="6826832646" calcext:value-type="float">
            <text:p>6826832646</text:p>
          </table:table-cell>
          <table:table-cell office:value-type="float" office:value="24.744" calcext:value-type="float">
            <text:p>24.744</text:p>
          </table:table-cell>
          <table:table-cell office:value-type="float" office:value="6304648875" calcext:value-type="float">
            <text:p>6304648875</text:p>
          </table:table-cell>
          <table:table-cell office:value-type="float" office:value="23.751" calcext:value-type="float">
            <text:p>23.751</text:p>
          </table:table-cell>
          <table:table-cell office:value-type="float" office:value="5894670548" calcext:value-type="float">
            <text:p>5894670548</text:p>
          </table:table-cell>
          <table:table-cell office:value-type="float" office:value="22.312" calcext:value-type="float">
            <text:p>22.312</text:p>
          </table:table-cell>
          <table:table-cell office:value-type="float" office:value="5519954720" calcext:value-type="float">
            <text:p>5519954720</text:p>
          </table:table-cell>
          <table:table-cell office:value-type="float" office:value="21.514" calcext:value-type="float">
            <text:p>21.514</text:p>
          </table:table-cell>
          <table:table-cell office:value-type="float" office:value="5142022252" calcext:value-type="float">
            <text:p>5142022252</text:p>
          </table:table-cell>
          <table:table-cell office:value-type="float" office:value="20.407" calcext:value-type="float">
            <text:p>20.407</text:p>
          </table:table-cell>
        </table:table-row>
        <table:table-row table:style-name="ro1">
          <table:table-cell office:value-type="float" office:value="78446495719" calcext:value-type="float">
            <text:p>78446495719</text:p>
          </table:table-cell>
          <table:table-cell office:value-type="float" office:value="93.987" calcext:value-type="float">
            <text:p>93.987</text:p>
          </table:table-cell>
          <table:table-cell office:value-type="float" office:value="39366792222" calcext:value-type="float">
            <text:p>39366792222</text:p>
          </table:table-cell>
          <table:table-cell office:value-type="float" office:value="58.691" calcext:value-type="float">
            <text:p>58.691</text:p>
          </table:table-cell>
          <table:table-cell office:value-type="float" office:value="26421918880" calcext:value-type="float">
            <text:p>26421918880</text:p>
          </table:table-cell>
          <table:table-cell office:value-type="float" office:value="46.326" calcext:value-type="float">
            <text:p>46.326</text:p>
          </table:table-cell>
          <table:table-cell office:value-type="float" office:value="20027023305" calcext:value-type="float">
            <text:p>20027023305</text:p>
          </table:table-cell>
          <table:table-cell office:value-type="float" office:value="43.773" calcext:value-type="float">
            <text:p>43.773</text:p>
          </table:table-cell>
          <table:table-cell office:value-type="float" office:value="15899128420" calcext:value-type="float">
            <text:p>15899128420</text:p>
          </table:table-cell>
          <table:table-cell office:value-type="float" office:value="40.953" calcext:value-type="float">
            <text:p>40.953</text:p>
          </table:table-cell>
          <table:table-cell office:value-type="float" office:value="11640224686" calcext:value-type="float">
            <text:p>11640224686</text:p>
          </table:table-cell>
          <table:table-cell office:value-type="float" office:value="39.659" calcext:value-type="float">
            <text:p>39.659</text:p>
          </table:table-cell>
          <table:table-cell office:value-type="float" office:value="11652148346" calcext:value-type="float">
            <text:p>11652148346</text:p>
          </table:table-cell>
          <table:table-cell office:value-type="float" office:value="39.56" calcext:value-type="float">
            <text:p>39.56</text:p>
          </table:table-cell>
          <table:table-cell office:value-type="float" office:value="10272681083" calcext:value-type="float">
            <text:p>10272681083</text:p>
          </table:table-cell>
          <table:table-cell office:value-type="float" office:value="35.291" calcext:value-type="float">
            <text:p>35.291</text:p>
          </table:table-cell>
          <table:table-cell office:value-type="float" office:value="9106092395" calcext:value-type="float">
            <text:p>9106092395</text:p>
          </table:table-cell>
          <table:table-cell office:value-type="float" office:value="32.187" calcext:value-type="float">
            <text:p>32.187</text:p>
          </table:table-cell>
          <table:table-cell office:value-type="float" office:value="8111685992" calcext:value-type="float">
            <text:p>8111685992</text:p>
          </table:table-cell>
          <table:table-cell office:value-type="float" office:value="28.848" calcext:value-type="float">
            <text:p>28.848</text:p>
          </table:table-cell>
          <table:table-cell office:value-type="float" office:value="8186398853" calcext:value-type="float">
            <text:p>8186398853</text:p>
          </table:table-cell>
          <table:table-cell office:value-type="float" office:value="30.136" calcext:value-type="float">
            <text:p>30.136</text:p>
          </table:table-cell>
          <table:table-cell office:value-type="float" office:value="7451904546" calcext:value-type="float">
            <text:p>7451904546</text:p>
          </table:table-cell>
          <table:table-cell office:value-type="float" office:value="27.503" calcext:value-type="float">
            <text:p>27.503</text:p>
          </table:table-cell>
          <table:table-cell office:value-type="float" office:value="6770350832" calcext:value-type="float">
            <text:p>6770350832</text:p>
          </table:table-cell>
          <table:table-cell office:value-type="float" office:value="24.63" calcext:value-type="float">
            <text:p>24.63</text:p>
          </table:table-cell>
          <table:table-cell office:value-type="float" office:value="6165447269" calcext:value-type="float">
            <text:p>6165447269</text:p>
          </table:table-cell>
          <table:table-cell office:value-type="float" office:value="23.191" calcext:value-type="float">
            <text:p>23.191</text:p>
          </table:table-cell>
          <table:table-cell office:value-type="float" office:value="5862650288" calcext:value-type="float">
            <text:p>5862650288</text:p>
          </table:table-cell>
          <table:table-cell office:value-type="float" office:value="21.967" calcext:value-type="float">
            <text:p>21.967</text:p>
          </table:table-cell>
          <table:table-cell office:value-type="float" office:value="5400687513" calcext:value-type="float">
            <text:p>5400687513</text:p>
          </table:table-cell>
          <table:table-cell office:value-type="float" office:value="21.033" calcext:value-type="float">
            <text:p>21.033</text:p>
          </table:table-cell>
          <table:table-cell office:value-type="float" office:value="5322450598" calcext:value-type="float">
            <text:p>5322450598</text:p>
          </table:table-cell>
          <table:table-cell office:value-type="float" office:value="19.526" calcext:value-type="float">
            <text:p>19.526</text:p>
          </table:table-cell>
        </table:table-row>
        <table:table-row table:style-name="ro1">
          <table:table-cell office:value-type="float" office:value="78411538652" calcext:value-type="float">
            <text:p>78411538652</text:p>
          </table:table-cell>
          <table:table-cell office:value-type="float" office:value="94.99" calcext:value-type="float">
            <text:p>94.99</text:p>
          </table:table-cell>
          <table:table-cell office:value-type="float" office:value="39384179012" calcext:value-type="float">
            <text:p>39384179012</text:p>
          </table:table-cell>
          <table:table-cell office:value-type="float" office:value="58.668" calcext:value-type="float">
            <text:p>58.668</text:p>
          </table:table-cell>
          <table:table-cell office:value-type="float" office:value="26525398106" calcext:value-type="float">
            <text:p>26525398106</text:p>
          </table:table-cell>
          <table:table-cell office:value-type="float" office:value="45.816" calcext:value-type="float">
            <text:p>45.816</text:p>
          </table:table-cell>
          <table:table-cell office:value-type="float" office:value="19942760344" calcext:value-type="float">
            <text:p>19942760344</text:p>
          </table:table-cell>
          <table:table-cell office:value-type="float" office:value="43.932" calcext:value-type="float">
            <text:p>43.932</text:p>
          </table:table-cell>
          <table:table-cell office:value-type="float" office:value="15939750364" calcext:value-type="float">
            <text:p>15939750364</text:p>
          </table:table-cell>
          <table:table-cell office:value-type="float" office:value="40.642" calcext:value-type="float">
            <text:p>40.642</text:p>
          </table:table-cell>
          <table:table-cell office:value-type="float" office:value="11655044038" calcext:value-type="float">
            <text:p>11655044038</text:p>
          </table:table-cell>
          <table:table-cell office:value-type="float" office:value="39.733" calcext:value-type="float">
            <text:p>39.733</text:p>
          </table:table-cell>
          <table:table-cell office:value-type="float" office:value="11543447884" calcext:value-type="float">
            <text:p>11543447884</text:p>
          </table:table-cell>
          <table:table-cell office:value-type="float" office:value="39.822" calcext:value-type="float">
            <text:p>39.822</text:p>
          </table:table-cell>
          <table:table-cell office:value-type="float" office:value="10237243581" calcext:value-type="float">
            <text:p>10237243581</text:p>
          </table:table-cell>
          <table:table-cell office:value-type="float" office:value="35.127" calcext:value-type="float">
            <text:p>35.127</text:p>
          </table:table-cell>
          <table:table-cell office:value-type="float" office:value="9041075243" calcext:value-type="float">
            <text:p>9041075243</text:p>
          </table:table-cell>
          <table:table-cell office:value-type="float" office:value="31.726" calcext:value-type="float">
            <text:p>31.726</text:p>
          </table:table-cell>
          <table:table-cell office:value-type="float" office:value="8202494908" calcext:value-type="float">
            <text:p>8202494908</text:p>
          </table:table-cell>
          <table:table-cell office:value-type="float" office:value="28.852" calcext:value-type="float">
            <text:p>28.852</text:p>
          </table:table-cell>
          <table:table-cell office:value-type="float" office:value="8075827894" calcext:value-type="float">
            <text:p>8075827894</text:p>
          </table:table-cell>
          <table:table-cell office:value-type="float" office:value="28.926" calcext:value-type="float">
            <text:p>28.926</text:p>
          </table:table-cell>
          <table:table-cell office:value-type="float" office:value="7372544845" calcext:value-type="float">
            <text:p>7372544845</text:p>
          </table:table-cell>
          <table:table-cell office:value-type="float" office:value="26.974" calcext:value-type="float">
            <text:p>26.974</text:p>
          </table:table-cell>
          <table:table-cell office:value-type="float" office:value="6818663960" calcext:value-type="float">
            <text:p>6818663960</text:p>
          </table:table-cell>
          <table:table-cell office:value-type="float" office:value="24.774" calcext:value-type="float">
            <text:p>24.774</text:p>
          </table:table-cell>
          <table:table-cell office:value-type="float" office:value="6268943655" calcext:value-type="float">
            <text:p>6268943655</text:p>
          </table:table-cell>
          <table:table-cell office:value-type="float" office:value="23.26" calcext:value-type="float">
            <text:p>23.26</text:p>
          </table:table-cell>
          <table:table-cell office:value-type="float" office:value="5762437804" calcext:value-type="float">
            <text:p>5762437804</text:p>
          </table:table-cell>
          <table:table-cell office:value-type="float" office:value="21.762" calcext:value-type="float">
            <text:p>21.762</text:p>
          </table:table-cell>
          <table:table-cell office:value-type="float" office:value="5472282128" calcext:value-type="float">
            <text:p>5472282128</text:p>
          </table:table-cell>
          <table:table-cell office:value-type="float" office:value="20.561" calcext:value-type="float">
            <text:p>20.561</text:p>
          </table:table-cell>
          <table:table-cell office:value-type="float" office:value="5102525816" calcext:value-type="float">
            <text:p>5102525816</text:p>
          </table:table-cell>
          <table:table-cell office:value-type="float" office:value="19.557" calcext:value-type="float">
            <text:p>19.557</text:p>
          </table:table-cell>
        </table:table-row>
        <table:table-row table:style-name="ro1">
          <table:table-cell office:value-type="float" office:value="78522553562" calcext:value-type="float">
            <text:p>78522553562</text:p>
          </table:table-cell>
          <table:table-cell office:value-type="float" office:value="97.459" calcext:value-type="float">
            <text:p>97.459</text:p>
          </table:table-cell>
          <table:table-cell office:value-type="float" office:value="39373193514" calcext:value-type="float">
            <text:p>39373193514</text:p>
          </table:table-cell>
          <table:table-cell office:value-type="float" office:value="61.411" calcext:value-type="float">
            <text:p>61.411</text:p>
          </table:table-cell>
          <table:table-cell office:value-type="float" office:value="26387713183" calcext:value-type="float">
            <text:p>26387713183</text:p>
          </table:table-cell>
          <table:table-cell office:value-type="float" office:value="46.401" calcext:value-type="float">
            <text:p>46.401</text:p>
          </table:table-cell>
          <table:table-cell office:value-type="float" office:value="19867098921" calcext:value-type="float">
            <text:p>19867098921</text:p>
          </table:table-cell>
          <table:table-cell office:value-type="float" office:value="43.432" calcext:value-type="float">
            <text:p>43.432</text:p>
          </table:table-cell>
          <table:table-cell office:value-type="float" office:value="16170028089" calcext:value-type="float">
            <text:p>16170028089</text:p>
          </table:table-cell>
          <table:table-cell office:value-type="float" office:value="40.536" calcext:value-type="float">
            <text:p>40.536</text:p>
          </table:table-cell>
          <table:table-cell office:value-type="float" office:value="11641673325" calcext:value-type="float">
            <text:p>11641673325</text:p>
          </table:table-cell>
          <table:table-cell office:value-type="float" office:value="39.494" calcext:value-type="float">
            <text:p>39.494</text:p>
          </table:table-cell>
          <table:table-cell office:value-type="float" office:value="11614106455" calcext:value-type="float">
            <text:p>11614106455</text:p>
          </table:table-cell>
          <table:table-cell office:value-type="float" office:value="39.745" calcext:value-type="float">
            <text:p>39.745</text:p>
          </table:table-cell>
          <table:table-cell office:value-type="float" office:value="10214726150" calcext:value-type="float">
            <text:p>10214726150</text:p>
          </table:table-cell>
          <table:table-cell office:value-type="float" office:value="35.491" calcext:value-type="float">
            <text:p>35.491</text:p>
          </table:table-cell>
          <table:table-cell office:value-type="float" office:value="9083521092" calcext:value-type="float">
            <text:p>9083521092</text:p>
          </table:table-cell>
          <table:table-cell office:value-type="float" office:value="32.002" calcext:value-type="float">
            <text:p>32.002</text:p>
          </table:table-cell>
          <table:table-cell office:value-type="float" office:value="8183828789" calcext:value-type="float">
            <text:p>8183828789</text:p>
          </table:table-cell>
          <table:table-cell office:value-type="float" office:value="28.967" calcext:value-type="float">
            <text:p>28.967</text:p>
          </table:table-cell>
          <table:table-cell office:value-type="float" office:value="8064125226" calcext:value-type="float">
            <text:p>8064125226</text:p>
          </table:table-cell>
          <table:table-cell office:value-type="float" office:value="29.042" calcext:value-type="float">
            <text:p>29.042</text:p>
          </table:table-cell>
          <table:table-cell office:value-type="float" office:value="7373887174" calcext:value-type="float">
            <text:p>7373887174</text:p>
          </table:table-cell>
          <table:table-cell office:value-type="float" office:value="26.718" calcext:value-type="float">
            <text:p>26.718</text:p>
          </table:table-cell>
          <table:table-cell office:value-type="float" office:value="6757982338" calcext:value-type="float">
            <text:p>6757982338</text:p>
          </table:table-cell>
          <table:table-cell office:value-type="float" office:value="24.887" calcext:value-type="float">
            <text:p>24.887</text:p>
          </table:table-cell>
          <table:table-cell office:value-type="float" office:value="6239526652" calcext:value-type="float">
            <text:p>6239526652</text:p>
          </table:table-cell>
          <table:table-cell office:value-type="float" office:value="23.086" calcext:value-type="float">
            <text:p>23.086</text:p>
          </table:table-cell>
          <table:table-cell office:value-type="float" office:value="5842602624" calcext:value-type="float">
            <text:p>5842602624</text:p>
          </table:table-cell>
          <table:table-cell office:value-type="float" office:value="22.554" calcext:value-type="float">
            <text:p>22.554</text:p>
          </table:table-cell>
          <table:table-cell office:value-type="float" office:value="5426560053" calcext:value-type="float">
            <text:p>5426560053</text:p>
          </table:table-cell>
          <table:table-cell office:value-type="float" office:value="21.867" calcext:value-type="float">
            <text:p>21.867</text:p>
          </table:table-cell>
          <table:table-cell office:value-type="float" office:value="5163867914" calcext:value-type="float">
            <text:p>5163867914</text:p>
          </table:table-cell>
          <table:table-cell office:value-type="float" office:value="20.24" calcext:value-type="float">
            <text:p>20.24</text:p>
          </table:table-cell>
        </table:table-row>
        <table:table-row table:style-name="ro1">
          <table:table-cell office:value-type="float" office:value="78533085732" calcext:value-type="float">
            <text:p>78533085732</text:p>
          </table:table-cell>
          <table:table-cell office:value-type="float" office:value="93.037" calcext:value-type="float">
            <text:p>93.037</text:p>
          </table:table-cell>
          <table:table-cell office:value-type="float" office:value="39338230917" calcext:value-type="float">
            <text:p>39338230917</text:p>
          </table:table-cell>
          <table:table-cell office:value-type="float" office:value="59.069" calcext:value-type="float">
            <text:p>59.069</text:p>
          </table:table-cell>
          <table:table-cell office:value-type="float" office:value="26448744626" calcext:value-type="float">
            <text:p>26448744626</text:p>
          </table:table-cell>
          <table:table-cell office:value-type="float" office:value="46.743" calcext:value-type="float">
            <text:p>46.743</text:p>
          </table:table-cell>
          <table:table-cell office:value-type="float" office:value="19885384507" calcext:value-type="float">
            <text:p>19885384507</text:p>
          </table:table-cell>
          <table:table-cell office:value-type="float" office:value="43.343" calcext:value-type="float">
            <text:p>43.343</text:p>
          </table:table-cell>
          <table:table-cell office:value-type="float" office:value="16132632279" calcext:value-type="float">
            <text:p>16132632279</text:p>
          </table:table-cell>
          <table:table-cell office:value-type="float" office:value="40.746" calcext:value-type="float">
            <text:p>40.746</text:p>
          </table:table-cell>
          <table:table-cell office:value-type="float" office:value="11550134405" calcext:value-type="float">
            <text:p>11550134405</text:p>
          </table:table-cell>
          <table:table-cell office:value-type="float" office:value="39.564" calcext:value-type="float">
            <text:p>39.564</text:p>
          </table:table-cell>
          <table:table-cell office:value-type="float" office:value="11514922348" calcext:value-type="float">
            <text:p>11514922348</text:p>
          </table:table-cell>
          <table:table-cell office:value-type="float" office:value="39.639" calcext:value-type="float">
            <text:p>39.639</text:p>
          </table:table-cell>
          <table:table-cell office:value-type="float" office:value="10204825209" calcext:value-type="float">
            <text:p>10204825209</text:p>
          </table:table-cell>
          <table:table-cell office:value-type="float" office:value="35.09" calcext:value-type="float">
            <text:p>35.09</text:p>
          </table:table-cell>
          <table:table-cell office:value-type="float" office:value="9024881529" calcext:value-type="float">
            <text:p>9024881529</text:p>
          </table:table-cell>
          <table:table-cell office:value-type="float" office:value="31.618" calcext:value-type="float">
            <text:p>31.618</text:p>
          </table:table-cell>
          <table:table-cell office:value-type="float" office:value="8153759254" calcext:value-type="float">
            <text:p>8153759254</text:p>
          </table:table-cell>
          <table:table-cell office:value-type="float" office:value="29.308" calcext:value-type="float">
            <text:p>29.308</text:p>
          </table:table-cell>
          <table:table-cell office:value-type="float" office:value="8049628185" calcext:value-type="float">
            <text:p>8049628185</text:p>
          </table:table-cell>
          <table:table-cell office:value-type="float" office:value="28.867" calcext:value-type="float">
            <text:p>28.867</text:p>
          </table:table-cell>
          <table:table-cell office:value-type="float" office:value="7447597243" calcext:value-type="float">
            <text:p>7447597243</text:p>
          </table:table-cell>
          <table:table-cell office:value-type="float" office:value="27.847" calcext:value-type="float">
            <text:p>27.847</text:p>
          </table:table-cell>
          <table:table-cell office:value-type="float" office:value="6751133147" calcext:value-type="float">
            <text:p>6751133147</text:p>
          </table:table-cell>
          <table:table-cell office:value-type="float" office:value="25.559" calcext:value-type="float">
            <text:p>25.559</text:p>
          </table:table-cell>
          <table:table-cell office:value-type="float" office:value="6253392623" calcext:value-type="float">
            <text:p>6253392623</text:p>
          </table:table-cell>
          <table:table-cell office:value-type="float" office:value="23.209" calcext:value-type="float">
            <text:p>23.209</text:p>
          </table:table-cell>
          <table:table-cell office:value-type="float" office:value="5831005885" calcext:value-type="float">
            <text:p>5831005885</text:p>
          </table:table-cell>
          <table:table-cell office:value-type="float" office:value="22.17" calcext:value-type="float">
            <text:p>22.17</text:p>
          </table:table-cell>
          <table:table-cell office:value-type="float" office:value="5449878827" calcext:value-type="float">
            <text:p>5449878827</text:p>
          </table:table-cell>
          <table:table-cell office:value-type="float" office:value="21.779" calcext:value-type="float">
            <text:p>21.779</text:p>
          </table:table-cell>
          <table:table-cell office:value-type="float" office:value="5124171293" calcext:value-type="float">
            <text:p>5124171293</text:p>
          </table:table-cell>
          <table:table-cell office:value-type="float" office:value="19.699" calcext:value-type="float">
            <text:p>19.699</text:p>
          </table:table-cell>
        </table:table-row>
        <table:table-row table:style-name="ro1">
          <table:table-cell office:value-type="float" office:value="78479609577" calcext:value-type="float">
            <text:p>78479609577</text:p>
          </table:table-cell>
          <table:table-cell office:value-type="float" office:value="93.308" calcext:value-type="float">
            <text:p>93.308</text:p>
          </table:table-cell>
          <table:table-cell office:value-type="float" office:value="39247278810" calcext:value-type="float">
            <text:p>39247278810</text:p>
          </table:table-cell>
          <table:table-cell office:value-type="float" office:value="59.169" calcext:value-type="float">
            <text:p>59.169</text:p>
          </table:table-cell>
          <table:table-cell office:value-type="float" office:value="26436911889" calcext:value-type="float">
            <text:p>26436911889</text:p>
          </table:table-cell>
          <table:table-cell office:value-type="float" office:value="46.123" calcext:value-type="float">
            <text:p>46.123</text:p>
          </table:table-cell>
          <table:table-cell office:value-type="float" office:value="19968438599" calcext:value-type="float">
            <text:p>19968438599</text:p>
          </table:table-cell>
          <table:table-cell office:value-type="float" office:value="43.794" calcext:value-type="float">
            <text:p>43.794</text:p>
          </table:table-cell>
          <table:table-cell office:value-type="float" office:value="16149820861" calcext:value-type="float">
            <text:p>16149820861</text:p>
          </table:table-cell>
          <table:table-cell office:value-type="float" office:value="41.091" calcext:value-type="float">
            <text:p>41.091</text:p>
          </table:table-cell>
          <table:table-cell office:value-type="float" office:value="11567541974" calcext:value-type="float">
            <text:p>11567541974</text:p>
          </table:table-cell>
          <table:table-cell office:value-type="float" office:value="39.542" calcext:value-type="float">
            <text:p>39.542</text:p>
          </table:table-cell>
          <table:table-cell office:value-type="float" office:value="11521078261" calcext:value-type="float">
            <text:p>11521078261</text:p>
          </table:table-cell>
          <table:table-cell office:value-type="float" office:value="39.575" calcext:value-type="float">
            <text:p>39.575</text:p>
          </table:table-cell>
          <table:table-cell office:value-type="float" office:value="10119581528" calcext:value-type="float">
            <text:p>10119581528</text:p>
          </table:table-cell>
          <table:table-cell office:value-type="float" office:value="35.143" calcext:value-type="float">
            <text:p>35.143</text:p>
          </table:table-cell>
          <table:table-cell office:value-type="float" office:value="9022006823" calcext:value-type="float">
            <text:p>9022006823</text:p>
          </table:table-cell>
          <table:table-cell office:value-type="float" office:value="31.645" calcext:value-type="float">
            <text:p>31.645</text:p>
          </table:table-cell>
          <table:table-cell office:value-type="float" office:value="8087115775" calcext:value-type="float">
            <text:p>8087115775</text:p>
          </table:table-cell>
          <table:table-cell office:value-type="float" office:value="29.062" calcext:value-type="float">
            <text:p>29.062</text:p>
          </table:table-cell>
          <table:table-cell office:value-type="float" office:value="8167899640" calcext:value-type="float">
            <text:p>8167899640</text:p>
          </table:table-cell>
          <table:table-cell office:value-type="float" office:value="28.777" calcext:value-type="float">
            <text:p>28.777</text:p>
          </table:table-cell>
          <table:table-cell office:value-type="float" office:value="7390927961" calcext:value-type="float">
            <text:p>7390927961</text:p>
          </table:table-cell>
          <table:table-cell office:value-type="float" office:value="26.674" calcext:value-type="float">
            <text:p>26.674</text:p>
          </table:table-cell>
          <table:table-cell office:value-type="float" office:value="6832492432" calcext:value-type="float">
            <text:p>6832492432</text:p>
          </table:table-cell>
          <table:table-cell office:value-type="float" office:value="24.979" calcext:value-type="float">
            <text:p>24.979</text:p>
          </table:table-cell>
          <table:table-cell office:value-type="float" office:value="6325387461" calcext:value-type="float">
            <text:p>6325387461</text:p>
          </table:table-cell>
          <table:table-cell office:value-type="float" office:value="23.461" calcext:value-type="float">
            <text:p>23.461</text:p>
          </table:table-cell>
          <table:table-cell office:value-type="float" office:value="5860644315" calcext:value-type="float">
            <text:p>5860644315</text:p>
          </table:table-cell>
          <table:table-cell office:value-type="float" office:value="22.164" calcext:value-type="float">
            <text:p>22.164</text:p>
          </table:table-cell>
          <table:table-cell office:value-type="float" office:value="5421500287" calcext:value-type="float">
            <text:p>5421500287</text:p>
          </table:table-cell>
          <table:table-cell office:value-type="float" office:value="21.007" calcext:value-type="float">
            <text:p>21.007</text:p>
          </table:table-cell>
          <table:table-cell office:value-type="float" office:value="5083746358" calcext:value-type="float">
            <text:p>5083746358</text:p>
          </table:table-cell>
          <table:table-cell office:value-type="float" office:value="19.581" calcext:value-type="float">
            <text:p>19.581</text:p>
          </table:table-cell>
        </table:table-row>
        <table:table-row table:style-name="ro1">
          <table:table-cell office:value-type="float" office:value="78322738156" calcext:value-type="float">
            <text:p>78322738156</text:p>
          </table:table-cell>
          <table:table-cell office:value-type="float" office:value="93.661" calcext:value-type="float">
            <text:p>93.661</text:p>
          </table:table-cell>
          <table:table-cell office:value-type="float" office:value="39297195149" calcext:value-type="float">
            <text:p>39297195149</text:p>
          </table:table-cell>
          <table:table-cell office:value-type="float" office:value="59.931" calcext:value-type="float">
            <text:p>59.931</text:p>
          </table:table-cell>
          <table:table-cell office:value-type="float" office:value="26573143698" calcext:value-type="float">
            <text:p>26573143698</text:p>
          </table:table-cell>
          <table:table-cell office:value-type="float" office:value="45.87" calcext:value-type="float">
            <text:p>45.87</text:p>
          </table:table-cell>
          <table:table-cell office:value-type="float" office:value="19926871555" calcext:value-type="float">
            <text:p>19926871555</text:p>
          </table:table-cell>
          <table:table-cell office:value-type="float" office:value="43.186" calcext:value-type="float">
            <text:p>43.186</text:p>
          </table:table-cell>
          <table:table-cell office:value-type="float" office:value="16044348864" calcext:value-type="float">
            <text:p>16044348864</text:p>
          </table:table-cell>
          <table:table-cell office:value-type="float" office:value="40.596" calcext:value-type="float">
            <text:p>40.596</text:p>
          </table:table-cell>
          <table:table-cell office:value-type="float" office:value="11564971999" calcext:value-type="float">
            <text:p>11564971999</text:p>
          </table:table-cell>
          <table:table-cell office:value-type="float" office:value="39.643" calcext:value-type="float">
            <text:p>39.643</text:p>
          </table:table-cell>
          <table:table-cell office:value-type="float" office:value="11559880238" calcext:value-type="float">
            <text:p>11559880238</text:p>
          </table:table-cell>
          <table:table-cell office:value-type="float" office:value="39.464" calcext:value-type="float">
            <text:p>39.464</text:p>
          </table:table-cell>
          <table:table-cell office:value-type="float" office:value="10060406518" calcext:value-type="float">
            <text:p>10060406518</text:p>
          </table:table-cell>
          <table:table-cell office:value-type="float" office:value="35.179" calcext:value-type="float">
            <text:p>35.179</text:p>
          </table:table-cell>
          <table:table-cell office:value-type="float" office:value="8978055750" calcext:value-type="float">
            <text:p>8978055750</text:p>
          </table:table-cell>
          <table:table-cell office:value-type="float" office:value="31.967" calcext:value-type="float">
            <text:p>31.967</text:p>
          </table:table-cell>
          <table:table-cell office:value-type="float" office:value="8107448802" calcext:value-type="float">
            <text:p>8107448802</text:p>
          </table:table-cell>
          <table:table-cell office:value-type="float" office:value="29.279" calcext:value-type="float">
            <text:p>29.279</text:p>
          </table:table-cell>
          <table:table-cell office:value-type="float" office:value="8157147968" calcext:value-type="float">
            <text:p>8157147968</text:p>
          </table:table-cell>
          <table:table-cell office:value-type="float" office:value="28.866" calcext:value-type="float">
            <text:p>28.866</text:p>
          </table:table-cell>
          <table:table-cell office:value-type="float" office:value="7436344485" calcext:value-type="float">
            <text:p>7436344485</text:p>
          </table:table-cell>
          <table:table-cell office:value-type="float" office:value="26.695" calcext:value-type="float">
            <text:p>26.695</text:p>
          </table:table-cell>
          <table:table-cell office:value-type="float" office:value="6800931427" calcext:value-type="float">
            <text:p>6800931427</text:p>
          </table:table-cell>
          <table:table-cell office:value-type="float" office:value="24.927" calcext:value-type="float">
            <text:p>24.927</text:p>
          </table:table-cell>
          <table:table-cell office:value-type="float" office:value="6298338830" calcext:value-type="float">
            <text:p>6298338830</text:p>
          </table:table-cell>
          <table:table-cell office:value-type="float" office:value="23.882" calcext:value-type="float">
            <text:p>23.882</text:p>
          </table:table-cell>
          <table:table-cell office:value-type="float" office:value="5781413907" calcext:value-type="float">
            <text:p>5781413907</text:p>
          </table:table-cell>
          <table:table-cell office:value-type="float" office:value="22.322" calcext:value-type="float">
            <text:p>22.322</text:p>
          </table:table-cell>
          <table:table-cell office:value-type="float" office:value="5487601109" calcext:value-type="float">
            <text:p>5487601109</text:p>
          </table:table-cell>
          <table:table-cell office:value-type="float" office:value="20.881" calcext:value-type="float">
            <text:p>20.881</text:p>
          </table:table-cell>
          <table:table-cell office:value-type="float" office:value="5117510706" calcext:value-type="float">
            <text:p>5117510706</text:p>
          </table:table-cell>
          <table:table-cell office:value-type="float" office:value="19.54" calcext:value-type="float">
            <text:p>19.54</text:p>
          </table:table-cell>
        </table:table-row>
        <table:table-row table:style-name="ro1">
          <table:table-cell office:value-type="float" office:value="78425363838" calcext:value-type="float">
            <text:p>78425363838</text:p>
          </table:table-cell>
          <table:table-cell office:value-type="float" office:value="95.254" calcext:value-type="float">
            <text:p>95.254</text:p>
          </table:table-cell>
          <table:table-cell office:value-type="float" office:value="39278394182" calcext:value-type="float">
            <text:p>39278394182</text:p>
          </table:table-cell>
          <table:table-cell office:value-type="float" office:value="59.133" calcext:value-type="float">
            <text:p>59.133</text:p>
          </table:table-cell>
          <table:table-cell office:value-type="float" office:value="26543933243" calcext:value-type="float">
            <text:p>26543933243</text:p>
          </table:table-cell>
          <table:table-cell office:value-type="float" office:value="46.519" calcext:value-type="float">
            <text:p>46.519</text:p>
          </table:table-cell>
          <table:table-cell office:value-type="float" office:value="19964345027" calcext:value-type="float">
            <text:p>19964345027</text:p>
          </table:table-cell>
          <table:table-cell office:value-type="float" office:value="43.48" calcext:value-type="float">
            <text:p>43.48</text:p>
          </table:table-cell>
          <table:table-cell office:value-type="float" office:value="16133472060" calcext:value-type="float">
            <text:p>16133472060</text:p>
          </table:table-cell>
          <table:table-cell office:value-type="float" office:value="40.77" calcext:value-type="float">
            <text:p>40.77</text:p>
          </table:table-cell>
          <table:table-cell office:value-type="float" office:value="11707171259" calcext:value-type="float">
            <text:p>11707171259</text:p>
          </table:table-cell>
          <table:table-cell office:value-type="float" office:value="39.56" calcext:value-type="float">
            <text:p>39.56</text:p>
          </table:table-cell>
          <table:table-cell office:value-type="float" office:value="11660971353" calcext:value-type="float">
            <text:p>11660971353</text:p>
          </table:table-cell>
          <table:table-cell office:value-type="float" office:value="39.609" calcext:value-type="float">
            <text:p>39.609</text:p>
          </table:table-cell>
          <table:table-cell office:value-type="float" office:value="10195028263" calcext:value-type="float">
            <text:p>10195028263</text:p>
          </table:table-cell>
          <table:table-cell office:value-type="float" office:value="35.118" calcext:value-type="float">
            <text:p>35.118</text:p>
          </table:table-cell>
          <table:table-cell office:value-type="float" office:value="9043067693" calcext:value-type="float">
            <text:p>9043067693</text:p>
          </table:table-cell>
          <table:table-cell office:value-type="float" office:value="31.871" calcext:value-type="float">
            <text:p>31.871</text:p>
          </table:table-cell>
          <table:table-cell office:value-type="float" office:value="8161121068" calcext:value-type="float">
            <text:p>8161121068</text:p>
          </table:table-cell>
          <table:table-cell office:value-type="float" office:value="29.192" calcext:value-type="float">
            <text:p>29.192</text:p>
          </table:table-cell>
          <table:table-cell office:value-type="float" office:value="8075649747" calcext:value-type="float">
            <text:p>8075649747</text:p>
          </table:table-cell>
          <table:table-cell office:value-type="float" office:value="28.974" calcext:value-type="float">
            <text:p>28.974</text:p>
          </table:table-cell>
          <table:table-cell office:value-type="float" office:value="7415766716" calcext:value-type="float">
            <text:p>7415766716</text:p>
          </table:table-cell>
          <table:table-cell office:value-type="float" office:value="26.656" calcext:value-type="float">
            <text:p>26.656</text:p>
          </table:table-cell>
          <table:table-cell office:value-type="float" office:value="6821378639" calcext:value-type="float">
            <text:p>6821378639</text:p>
          </table:table-cell>
          <table:table-cell office:value-type="float" office:value="25.364" calcext:value-type="float">
            <text:p>25.364</text:p>
          </table:table-cell>
          <table:table-cell office:value-type="float" office:value="6247744968" calcext:value-type="float">
            <text:p>6247744968</text:p>
          </table:table-cell>
          <table:table-cell office:value-type="float" office:value="23.12" calcext:value-type="float">
            <text:p>23.12</text:p>
          </table:table-cell>
          <table:table-cell office:value-type="float" office:value="5895317877" calcext:value-type="float">
            <text:p>5895317877</text:p>
          </table:table-cell>
          <table:table-cell office:value-type="float" office:value="22.304" calcext:value-type="float">
            <text:p>22.304</text:p>
          </table:table-cell>
          <table:table-cell office:value-type="float" office:value="5482150477" calcext:value-type="float">
            <text:p>5482150477</text:p>
          </table:table-cell>
          <table:table-cell office:value-type="float" office:value="20.67" calcext:value-type="float">
            <text:p>20.67</text:p>
          </table:table-cell>
          <table:table-cell office:value-type="float" office:value="5172247476" calcext:value-type="float">
            <text:p>5172247476</text:p>
          </table:table-cell>
          <table:table-cell office:value-type="float" office:value="20.202" calcext:value-type="float">
            <text:p>20.202</text:p>
          </table:table-cell>
        </table:table-row>
        <table:table-row table:style-name="ro1">
          <table:table-cell office:value-type="float" office:value="78505122058" calcext:value-type="float">
            <text:p>78505122058</text:p>
          </table:table-cell>
          <table:table-cell office:value-type="float" office:value="93.562" calcext:value-type="float">
            <text:p>93.562</text:p>
          </table:table-cell>
          <table:table-cell office:value-type="float" office:value="39352717930" calcext:value-type="float">
            <text:p>39352717930</text:p>
          </table:table-cell>
          <table:table-cell office:value-type="float" office:value="58.944" calcext:value-type="float">
            <text:p>58.944</text:p>
          </table:table-cell>
          <table:table-cell office:value-type="float" office:value="26548001917" calcext:value-type="float">
            <text:p>26548001917</text:p>
          </table:table-cell>
          <table:table-cell office:value-type="float" office:value="45.919" calcext:value-type="float">
            <text:p>45.919</text:p>
          </table:table-cell>
          <table:table-cell office:value-type="float" office:value="20047416287" calcext:value-type="float">
            <text:p>20047416287</text:p>
          </table:table-cell>
          <table:table-cell office:value-type="float" office:value="44.166" calcext:value-type="float">
            <text:p>44.166</text:p>
          </table:table-cell>
          <table:table-cell office:value-type="float" office:value="16131522014" calcext:value-type="float">
            <text:p>16131522014</text:p>
          </table:table-cell>
          <table:table-cell office:value-type="float" office:value="41.154" calcext:value-type="float">
            <text:p>41.154</text:p>
          </table:table-cell>
          <table:table-cell office:value-type="float" office:value="11652627757" calcext:value-type="float">
            <text:p>11652627757</text:p>
          </table:table-cell>
          <table:table-cell office:value-type="float" office:value="39.624" calcext:value-type="float">
            <text:p>39.624</text:p>
          </table:table-cell>
          <table:table-cell office:value-type="float" office:value="11570548591" calcext:value-type="float">
            <text:p>11570548591</text:p>
          </table:table-cell>
          <table:table-cell office:value-type="float" office:value="39.498" calcext:value-type="float">
            <text:p>39.498</text:p>
          </table:table-cell>
          <table:table-cell office:value-type="float" office:value="10130748823" calcext:value-type="float">
            <text:p>10130748823</text:p>
          </table:table-cell>
          <table:table-cell office:value-type="float" office:value="35.254" calcext:value-type="float">
            <text:p>35.254</text:p>
          </table:table-cell>
          <table:table-cell office:value-type="float" office:value="9023414687" calcext:value-type="float">
            <text:p>9023414687</text:p>
          </table:table-cell>
          <table:table-cell office:value-type="float" office:value="31.63" calcext:value-type="float">
            <text:p>31.63</text:p>
          </table:table-cell>
          <table:table-cell office:value-type="float" office:value="8075779309" calcext:value-type="float">
            <text:p>8075779309</text:p>
          </table:table-cell>
          <table:table-cell office:value-type="float" office:value="28.766" calcext:value-type="float">
            <text:p>28.766</text:p>
          </table:table-cell>
          <table:table-cell office:value-type="float" office:value="8097910098" calcext:value-type="float">
            <text:p>8097910098</text:p>
          </table:table-cell>
          <table:table-cell office:value-type="float" office:value="28.884" calcext:value-type="float">
            <text:p>28.884</text:p>
          </table:table-cell>
          <table:table-cell office:value-type="float" office:value="7357439748" calcext:value-type="float">
            <text:p>7357439748</text:p>
          </table:table-cell>
          <table:table-cell office:value-type="float" office:value="26.849" calcext:value-type="float">
            <text:p>26.849</text:p>
          </table:table-cell>
          <table:table-cell office:value-type="float" office:value="6881200334" calcext:value-type="float">
            <text:p>6881200334</text:p>
          </table:table-cell>
          <table:table-cell office:value-type="float" office:value="25.469" calcext:value-type="float">
            <text:p>25.469</text:p>
          </table:table-cell>
          <table:table-cell office:value-type="float" office:value="6249294053" calcext:value-type="float">
            <text:p>6249294053</text:p>
          </table:table-cell>
          <table:table-cell office:value-type="float" office:value="23.181" calcext:value-type="float">
            <text:p>23.181</text:p>
          </table:table-cell>
          <table:table-cell office:value-type="float" office:value="5802183376" calcext:value-type="float">
            <text:p>5802183376</text:p>
          </table:table-cell>
          <table:table-cell office:value-type="float" office:value="21.953" calcext:value-type="float">
            <text:p>21.953</text:p>
          </table:table-cell>
          <table:table-cell office:value-type="float" office:value="5394032254" calcext:value-type="float">
            <text:p>5394032254</text:p>
          </table:table-cell>
          <table:table-cell office:value-type="float" office:value="20.682" calcext:value-type="float">
            <text:p>20.682</text:p>
          </table:table-cell>
          <table:table-cell office:value-type="float" office:value="5131117492" calcext:value-type="float">
            <text:p>5131117492</text:p>
          </table:table-cell>
          <table:table-cell office:value-type="float" office:value="19.77" calcext:value-type="float">
            <text:p>19.77</text:p>
          </table:table-cell>
        </table:table-row>
        <table:table-row table:style-name="ro1">
          <table:table-cell office:value-type="float" office:value="78435871081" calcext:value-type="float">
            <text:p>78435871081</text:p>
          </table:table-cell>
          <table:table-cell office:value-type="float" office:value="95.598" calcext:value-type="float">
            <text:p>95.598</text:p>
          </table:table-cell>
          <table:table-cell office:value-type="float" office:value="39000608386" calcext:value-type="float">
            <text:p>39000608386</text:p>
          </table:table-cell>
          <table:table-cell office:value-type="float" office:value="58.201" calcext:value-type="float">
            <text:p>58.201</text:p>
          </table:table-cell>
          <table:table-cell office:value-type="float" office:value="26430542341" calcext:value-type="float">
            <text:p>26430542341</text:p>
          </table:table-cell>
          <table:table-cell office:value-type="float" office:value="46.76" calcext:value-type="float">
            <text:p>46.76</text:p>
          </table:table-cell>
          <table:table-cell office:value-type="float" office:value="19908832339" calcext:value-type="float">
            <text:p>19908832339</text:p>
          </table:table-cell>
          <table:table-cell office:value-type="float" office:value="43.596" calcext:value-type="float">
            <text:p>43.596</text:p>
          </table:table-cell>
          <table:table-cell office:value-type="float" office:value="16013276533" calcext:value-type="float">
            <text:p>16013276533</text:p>
          </table:table-cell>
          <table:table-cell office:value-type="float" office:value="41.082" calcext:value-type="float">
            <text:p>41.082</text:p>
          </table:table-cell>
          <table:table-cell office:value-type="float" office:value="11589881305" calcext:value-type="float">
            <text:p>11589881305</text:p>
          </table:table-cell>
          <table:table-cell office:value-type="float" office:value="39.823" calcext:value-type="float">
            <text:p>39.823</text:p>
          </table:table-cell>
          <table:table-cell office:value-type="float" office:value="11652949942" calcext:value-type="float">
            <text:p>11652949942</text:p>
          </table:table-cell>
          <table:table-cell office:value-type="float" office:value="39.771" calcext:value-type="float">
            <text:p>39.771</text:p>
          </table:table-cell>
          <table:table-cell office:value-type="float" office:value="10229975922" calcext:value-type="float">
            <text:p>10229975922</text:p>
          </table:table-cell>
          <table:table-cell office:value-type="float" office:value="35.115" calcext:value-type="float">
            <text:p>35.115</text:p>
          </table:table-cell>
          <table:table-cell office:value-type="float" office:value="8990143284" calcext:value-type="float">
            <text:p>8990143284</text:p>
          </table:table-cell>
          <table:table-cell office:value-type="float" office:value="31.763" calcext:value-type="float">
            <text:p>31.763</text:p>
          </table:table-cell>
          <table:table-cell office:value-type="float" office:value="8220366320" calcext:value-type="float">
            <text:p>8220366320</text:p>
          </table:table-cell>
          <table:table-cell office:value-type="float" office:value="29.603" calcext:value-type="float">
            <text:p>29.603</text:p>
          </table:table-cell>
          <table:table-cell office:value-type="float" office:value="8060097031" calcext:value-type="float">
            <text:p>8060097031</text:p>
          </table:table-cell>
          <table:table-cell office:value-type="float" office:value="28.831" calcext:value-type="float">
            <text:p>28.831</text:p>
          </table:table-cell>
          <table:table-cell office:value-type="float" office:value="7369401531" calcext:value-type="float">
            <text:p>7369401531</text:p>
          </table:table-cell>
          <table:table-cell office:value-type="float" office:value="26.572" calcext:value-type="float">
            <text:p>26.572</text:p>
          </table:table-cell>
          <table:table-cell office:value-type="float" office:value="6872688265" calcext:value-type="float">
            <text:p>6872688265</text:p>
          </table:table-cell>
          <table:table-cell office:value-type="float" office:value="24.779" calcext:value-type="float">
            <text:p>24.779</text:p>
          </table:table-cell>
          <table:table-cell office:value-type="float" office:value="6265045947" calcext:value-type="float">
            <text:p>6265045947</text:p>
          </table:table-cell>
          <table:table-cell office:value-type="float" office:value="23.073" calcext:value-type="float">
            <text:p>23.073</text:p>
          </table:table-cell>
          <table:table-cell office:value-type="float" office:value="5804784440" calcext:value-type="float">
            <text:p>5804784440</text:p>
          </table:table-cell>
          <table:table-cell office:value-type="float" office:value="22.426" calcext:value-type="float">
            <text:p>22.426</text:p>
          </table:table-cell>
          <table:table-cell office:value-type="float" office:value="5467287538" calcext:value-type="float">
            <text:p>5467287538</text:p>
          </table:table-cell>
          <table:table-cell office:value-type="float" office:value="20.504" calcext:value-type="float">
            <text:p>20.504</text:p>
          </table:table-cell>
          <table:table-cell office:value-type="float" office:value="5139320206" calcext:value-type="float">
            <text:p>5139320206</text:p>
          </table:table-cell>
          <table:table-cell office:value-type="float" office:value="20.12" calcext:value-type="float">
            <text:p>20.12</text:p>
          </table:table-cell>
        </table:table-row>
        <table:table-row table:style-name="ro1">
          <table:table-cell office:value-type="float" office:value="78458182044" calcext:value-type="float">
            <text:p>78458182044</text:p>
          </table:table-cell>
          <table:table-cell office:value-type="float" office:value="93.492" calcext:value-type="float">
            <text:p>93.492</text:p>
          </table:table-cell>
          <table:table-cell office:value-type="float" office:value="39311457945" calcext:value-type="float">
            <text:p>39311457945</text:p>
          </table:table-cell>
          <table:table-cell office:value-type="float" office:value="58.712" calcext:value-type="float">
            <text:p>58.712</text:p>
          </table:table-cell>
          <table:table-cell office:value-type="float" office:value="26397077098" calcext:value-type="float">
            <text:p>26397077098</text:p>
          </table:table-cell>
          <table:table-cell office:value-type="float" office:value="46.61" calcext:value-type="float">
            <text:p>46.61</text:p>
          </table:table-cell>
          <table:table-cell office:value-type="float" office:value="19954175400" calcext:value-type="float">
            <text:p>19954175400</text:p>
          </table:table-cell>
          <table:table-cell office:value-type="float" office:value="43.92" calcext:value-type="float">
            <text:p>43.92</text:p>
          </table:table-cell>
          <table:table-cell office:value-type="float" office:value="15999754194" calcext:value-type="float">
            <text:p>15999754194</text:p>
          </table:table-cell>
          <table:table-cell office:value-type="float" office:value="40.573" calcext:value-type="float">
            <text:p>40.573</text:p>
          </table:table-cell>
          <table:table-cell office:value-type="float" office:value="11608298025" calcext:value-type="float">
            <text:p>11608298025</text:p>
          </table:table-cell>
          <table:table-cell office:value-type="float" office:value="39.823" calcext:value-type="float">
            <text:p>39.823</text:p>
          </table:table-cell>
          <table:table-cell office:value-type="float" office:value="11736628304" calcext:value-type="float">
            <text:p>11736628304</text:p>
          </table:table-cell>
          <table:table-cell office:value-type="float" office:value="39.694" calcext:value-type="float">
            <text:p>39.694</text:p>
          </table:table-cell>
          <table:table-cell office:value-type="float" office:value="10249468118" calcext:value-type="float">
            <text:p>10249468118</text:p>
          </table:table-cell>
          <table:table-cell office:value-type="float" office:value="35.106" calcext:value-type="float">
            <text:p>35.106</text:p>
          </table:table-cell>
          <table:table-cell office:value-type="float" office:value="9027952462" calcext:value-type="float">
            <text:p>9027952462</text:p>
          </table:table-cell>
          <table:table-cell office:value-type="float" office:value="32.194" calcext:value-type="float">
            <text:p>32.194</text:p>
          </table:table-cell>
          <table:table-cell office:value-type="float" office:value="8147358842" calcext:value-type="float">
            <text:p>8147358842</text:p>
          </table:table-cell>
          <table:table-cell office:value-type="float" office:value="28.805" calcext:value-type="float">
            <text:p>28.805</text:p>
          </table:table-cell>
          <table:table-cell office:value-type="float" office:value="8005767078" calcext:value-type="float">
            <text:p>8005767078</text:p>
          </table:table-cell>
          <table:table-cell office:value-type="float" office:value="28.862" calcext:value-type="float">
            <text:p>28.862</text:p>
          </table:table-cell>
          <table:table-cell office:value-type="float" office:value="7364757477" calcext:value-type="float">
            <text:p>7364757477</text:p>
          </table:table-cell>
          <table:table-cell office:value-type="float" office:value="26.67" calcext:value-type="float">
            <text:p>26.67</text:p>
          </table:table-cell>
          <table:table-cell office:value-type="float" office:value="6625286483" calcext:value-type="float">
            <text:p>6625286483</text:p>
          </table:table-cell>
          <table:table-cell office:value-type="float" office:value="25.894" calcext:value-type="float">
            <text:p>25.894</text:p>
          </table:table-cell>
          <table:table-cell office:value-type="float" office:value="6235000956" calcext:value-type="float">
            <text:p>6235000956</text:p>
          </table:table-cell>
          <table:table-cell office:value-type="float" office:value="23.086" calcext:value-type="float">
            <text:p>23.086</text:p>
          </table:table-cell>
          <table:table-cell office:value-type="float" office:value="5817993155" calcext:value-type="float">
            <text:p>5817993155</text:p>
          </table:table-cell>
          <table:table-cell office:value-type="float" office:value="22.093" calcext:value-type="float">
            <text:p>22.093</text:p>
          </table:table-cell>
          <table:table-cell office:value-type="float" office:value="5513747908" calcext:value-type="float">
            <text:p>5513747908</text:p>
          </table:table-cell>
          <table:table-cell office:value-type="float" office:value="21.002" calcext:value-type="float">
            <text:p>21.002</text:p>
          </table:table-cell>
          <table:table-cell office:value-type="float" office:value="5100246989" calcext:value-type="float">
            <text:p>5100246989</text:p>
          </table:table-cell>
          <table:table-cell office:value-type="float" office:value="19.934" calcext:value-type="float">
            <text:p>19.934</text:p>
          </table:table-cell>
        </table:table-row>
        <table:table-row table:style-name="ro1">
          <table:table-cell office:value-type="float" office:value="78488697557" calcext:value-type="float">
            <text:p>78488697557</text:p>
          </table:table-cell>
          <table:table-cell office:value-type="float" office:value="96.647" calcext:value-type="float">
            <text:p>96.647</text:p>
          </table:table-cell>
          <table:table-cell office:value-type="float" office:value="39335699152" calcext:value-type="float">
            <text:p>39335699152</text:p>
          </table:table-cell>
          <table:table-cell office:value-type="float" office:value="58.971" calcext:value-type="float">
            <text:p>58.971</text:p>
          </table:table-cell>
          <table:table-cell office:value-type="float" office:value="26214692017" calcext:value-type="float">
            <text:p>26214692017</text:p>
          </table:table-cell>
          <table:table-cell office:value-type="float" office:value="46.043" calcext:value-type="float">
            <text:p>46.043</text:p>
          </table:table-cell>
          <table:table-cell office:value-type="float" office:value="19994735934" calcext:value-type="float">
            <text:p>19994735934</text:p>
          </table:table-cell>
          <table:table-cell office:value-type="float" office:value="43.948" calcext:value-type="float">
            <text:p>43.948</text:p>
          </table:table-cell>
          <table:table-cell office:value-type="float" office:value="15920049743" calcext:value-type="float">
            <text:p>15920049743</text:p>
          </table:table-cell>
          <table:table-cell office:value-type="float" office:value="40.611" calcext:value-type="float">
            <text:p>40.611</text:p>
          </table:table-cell>
          <table:table-cell office:value-type="float" office:value="11610146614" calcext:value-type="float">
            <text:p>11610146614</text:p>
          </table:table-cell>
          <table:table-cell office:value-type="float" office:value="39.81" calcext:value-type="float">
            <text:p>39.81</text:p>
          </table:table-cell>
          <table:table-cell office:value-type="float" office:value="11609892385" calcext:value-type="float">
            <text:p>11609892385</text:p>
          </table:table-cell>
          <table:table-cell office:value-type="float" office:value="39.78" calcext:value-type="float">
            <text:p>39.78</text:p>
          </table:table-cell>
          <table:table-cell office:value-type="float" office:value="10137722196" calcext:value-type="float">
            <text:p>10137722196</text:p>
          </table:table-cell>
          <table:table-cell office:value-type="float" office:value="35.133" calcext:value-type="float">
            <text:p>35.133</text:p>
          </table:table-cell>
          <table:table-cell office:value-type="float" office:value="9128214924" calcext:value-type="float">
            <text:p>9128214924</text:p>
          </table:table-cell>
          <table:table-cell office:value-type="float" office:value="32.106" calcext:value-type="float">
            <text:p>32.106</text:p>
          </table:table-cell>
          <table:table-cell office:value-type="float" office:value="8075410067" calcext:value-type="float">
            <text:p>8075410067</text:p>
          </table:table-cell>
          <table:table-cell office:value-type="float" office:value="28.806" calcext:value-type="float">
            <text:p>28.806</text:p>
          </table:table-cell>
          <table:table-cell office:value-type="float" office:value="8159814774" calcext:value-type="float">
            <text:p>8159814774</text:p>
          </table:table-cell>
          <table:table-cell office:value-type="float" office:value="29.578" calcext:value-type="float">
            <text:p>29.578</text:p>
          </table:table-cell>
          <table:table-cell office:value-type="float" office:value="7386715649" calcext:value-type="float">
            <text:p>7386715649</text:p>
          </table:table-cell>
          <table:table-cell office:value-type="float" office:value="26.657" calcext:value-type="float">
            <text:p>26.657</text:p>
          </table:table-cell>
          <table:table-cell office:value-type="float" office:value="6679789410" calcext:value-type="float">
            <text:p>6679789410</text:p>
          </table:table-cell>
          <table:table-cell office:value-type="float" office:value="25.501" calcext:value-type="float">
            <text:p>25.501</text:p>
          </table:table-cell>
          <table:table-cell office:value-type="float" office:value="6286794227" calcext:value-type="float">
            <text:p>6286794227</text:p>
          </table:table-cell>
          <table:table-cell office:value-type="float" office:value="23.116" calcext:value-type="float">
            <text:p>23.116</text:p>
          </table:table-cell>
          <table:table-cell office:value-type="float" office:value="5807726710" calcext:value-type="float">
            <text:p>5807726710</text:p>
          </table:table-cell>
          <table:table-cell office:value-type="float" office:value="22.266" calcext:value-type="float">
            <text:p>22.266</text:p>
          </table:table-cell>
          <table:table-cell office:value-type="float" office:value="5410670848" calcext:value-type="float">
            <text:p>5410670848</text:p>
          </table:table-cell>
          <table:table-cell office:value-type="float" office:value="21.147" calcext:value-type="float">
            <text:p>21.147</text:p>
          </table:table-cell>
          <table:table-cell office:value-type="float" office:value="5063402412" calcext:value-type="float">
            <text:p>5063402412</text:p>
          </table:table-cell>
          <table:table-cell office:value-type="float" office:value="19.557" calcext:value-type="float">
            <text:p>19.557</text:p>
          </table:table-cell>
        </table:table-row>
        <table:table-row table:style-name="ro1">
          <table:table-cell office:value-type="float" office:value="78397307853" calcext:value-type="float">
            <text:p>78397307853</text:p>
          </table:table-cell>
          <table:table-cell office:value-type="float" office:value="93.136" calcext:value-type="float">
            <text:p>93.136</text:p>
          </table:table-cell>
          <table:table-cell office:value-type="float" office:value="39335730348" calcext:value-type="float">
            <text:p>39335730348</text:p>
          </table:table-cell>
          <table:table-cell office:value-type="float" office:value="59.601" calcext:value-type="float">
            <text:p>59.601</text:p>
          </table:table-cell>
          <table:table-cell office:value-type="float" office:value="26467252432" calcext:value-type="float">
            <text:p>26467252432</text:p>
          </table:table-cell>
          <table:table-cell office:value-type="float" office:value="46.117" calcext:value-type="float">
            <text:p>46.117</text:p>
          </table:table-cell>
          <table:table-cell office:value-type="float" office:value="19956908774" calcext:value-type="float">
            <text:p>19956908774</text:p>
          </table:table-cell>
          <table:table-cell office:value-type="float" office:value="43.618" calcext:value-type="float">
            <text:p>43.618</text:p>
          </table:table-cell>
          <table:table-cell office:value-type="float" office:value="15946623095" calcext:value-type="float">
            <text:p>15946623095</text:p>
          </table:table-cell>
          <table:table-cell office:value-type="float" office:value="40.956" calcext:value-type="float">
            <text:p>40.956</text:p>
          </table:table-cell>
          <table:table-cell office:value-type="float" office:value="11642997085" calcext:value-type="float">
            <text:p>11642997085</text:p>
          </table:table-cell>
          <table:table-cell office:value-type="float" office:value="39.63" calcext:value-type="float">
            <text:p>39.63</text:p>
          </table:table-cell>
          <table:table-cell office:value-type="float" office:value="11567926823" calcext:value-type="float">
            <text:p>11567926823</text:p>
          </table:table-cell>
          <table:table-cell office:value-type="float" office:value="39.529" calcext:value-type="float">
            <text:p>39.529</text:p>
          </table:table-cell>
          <table:table-cell office:value-type="float" office:value="10134465065" calcext:value-type="float">
            <text:p>10134465065</text:p>
          </table:table-cell>
          <table:table-cell office:value-type="float" office:value="35.319" calcext:value-type="float">
            <text:p>35.319</text:p>
          </table:table-cell>
          <table:table-cell office:value-type="float" office:value="9064219203" calcext:value-type="float">
            <text:p>9064219203</text:p>
          </table:table-cell>
          <table:table-cell office:value-type="float" office:value="31.56" calcext:value-type="float">
            <text:p>31.56</text:p>
          </table:table-cell>
          <table:table-cell office:value-type="float" office:value="8040714339" calcext:value-type="float">
            <text:p>8040714339</text:p>
          </table:table-cell>
          <table:table-cell office:value-type="float" office:value="28.77" calcext:value-type="float">
            <text:p>28.77</text:p>
          </table:table-cell>
          <table:table-cell office:value-type="float" office:value="8034288742" calcext:value-type="float">
            <text:p>8034288742</text:p>
          </table:table-cell>
          <table:table-cell office:value-type="float" office:value="28.801" calcext:value-type="float">
            <text:p>28.801</text:p>
          </table:table-cell>
          <table:table-cell office:value-type="float" office:value="7417135450" calcext:value-type="float">
            <text:p>7417135450</text:p>
          </table:table-cell>
          <table:table-cell office:value-type="float" office:value="26.695" calcext:value-type="float">
            <text:p>26.695</text:p>
          </table:table-cell>
          <table:table-cell office:value-type="float" office:value="6760181920" calcext:value-type="float">
            <text:p>6760181920</text:p>
          </table:table-cell>
          <table:table-cell office:value-type="float" office:value="24.945" calcext:value-type="float">
            <text:p>24.945</text:p>
          </table:table-cell>
          <table:table-cell office:value-type="float" office:value="6318391015" calcext:value-type="float">
            <text:p>6318391015</text:p>
          </table:table-cell>
          <table:table-cell office:value-type="float" office:value="23.342" calcext:value-type="float">
            <text:p>23.342</text:p>
          </table:table-cell>
          <table:table-cell office:value-type="float" office:value="5875121950" calcext:value-type="float">
            <text:p>5875121950</text:p>
          </table:table-cell>
          <table:table-cell office:value-type="float" office:value="22.485" calcext:value-type="float">
            <text:p>22.485</text:p>
          </table:table-cell>
          <table:table-cell office:value-type="float" office:value="5424792929" calcext:value-type="float">
            <text:p>5424792929</text:p>
          </table:table-cell>
          <table:table-cell office:value-type="float" office:value="21.971" calcext:value-type="float">
            <text:p>21.971</text:p>
          </table:table-cell>
          <table:table-cell office:value-type="float" office:value="5165252509" calcext:value-type="float">
            <text:p>5165252509</text:p>
          </table:table-cell>
          <table:table-cell office:value-type="float" office:value="19.939" calcext:value-type="float">
            <text:p>19.939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table:style-name="ce8" table:formula="of:=AVERAGE([.A2:.A31])" office:value-type="float" office:value="78446397544.3" calcext:value-type="float">
            <text:p>78446397544.3</text:p>
          </table:table-cell>
          <table:table-cell table:style-name="ce8" table:formula="of:=AVERAGE([.B2:.B31])" office:value-type="float" office:value="94.1401666666667" calcext:value-type="float">
            <text:p>94.1401666667</text:p>
          </table:table-cell>
          <table:table-cell table:style-name="ce8" table:formula="of:=AVERAGE([.C2:.C31])" office:value-type="float" office:value="39365183183.8333" calcext:value-type="float">
            <text:p>39365183183.8333</text:p>
          </table:table-cell>
          <table:table-cell table:style-name="ce8" table:formula="of:=AVERAGE([.D2:.D31])" office:value-type="float" office:value="59.2454" calcext:value-type="float">
            <text:p>59.2454</text:p>
          </table:table-cell>
          <table:table-cell table:style-name="ce8" table:formula="of:=AVERAGE([.E2:.E31])" office:value-type="float" office:value="26401205121.9" calcext:value-type="float">
            <text:p>26401205121.9</text:p>
          </table:table-cell>
          <table:table-cell table:style-name="ce8" table:formula="of:=AVERAGE([.F2:.F31])" office:value-type="float" office:value="46.3789" calcext:value-type="float">
            <text:p>46.3789</text:p>
          </table:table-cell>
          <table:table-cell table:style-name="ce8" table:formula="of:=AVERAGE([.G2:.G31])" office:value-type="float" office:value="19963053989.5667" calcext:value-type="float">
            <text:p>19963053989.5667</text:p>
          </table:table-cell>
          <table:table-cell table:style-name="ce8" table:formula="of:=AVERAGE([.H2:.H31])" office:value-type="float" office:value="43.9117" calcext:value-type="float">
            <text:p>43.9117</text:p>
          </table:table-cell>
          <table:table-cell table:style-name="ce8" table:formula="of:=AVERAGE([.I2:.I31])" office:value-type="float" office:value="16037673899.3667" calcext:value-type="float">
            <text:p>16037673899.3667</text:p>
          </table:table-cell>
          <table:table-cell table:style-name="ce8" table:formula="of:=AVERAGE([.J2:.J31])" office:value-type="float" office:value="40.9452333333333" calcext:value-type="float">
            <text:p>40.9452333333</text:p>
          </table:table-cell>
          <table:table-cell table:style-name="ce8" table:formula="of:=AVERAGE([.K2:.K31])" office:value-type="float" office:value="11616319526.0333" calcext:value-type="float">
            <text:p>11616319526.0333</text:p>
          </table:table-cell>
          <table:table-cell table:style-name="ce8" table:formula="of:=AVERAGE([.L2:.L31])" office:value-type="float" office:value="39.6912" calcext:value-type="float">
            <text:p>39.6912</text:p>
          </table:table-cell>
          <table:table-cell table:style-name="ce8" table:formula="of:=AVERAGE([.M2:.M31])" office:value-type="float" office:value="11619787535.1667" calcext:value-type="float">
            <text:p>11619787535.1667</text:p>
          </table:table-cell>
          <table:table-cell table:style-name="ce8" table:formula="of:=AVERAGE([.N2:.N31])" office:value-type="float" office:value="39.7049333333333" calcext:value-type="float">
            <text:p>39.7049333333</text:p>
          </table:table-cell>
          <table:table-cell table:style-name="ce8" table:formula="of:=AVERAGE([.O2:.O31])" office:value-type="float" office:value="10149555558.6667" calcext:value-type="float">
            <text:p>10149555558.6667</text:p>
          </table:table-cell>
          <table:table-cell table:style-name="ce8" table:formula="of:=AVERAGE([.P2:.P31])" office:value-type="float" office:value="35.2215333333333" calcext:value-type="float">
            <text:p>35.2215333333</text:p>
          </table:table-cell>
          <table:table-cell table:style-name="ce8" table:formula="of:=AVERAGE([.Q2:.Q31])" office:value-type="float" office:value="9036143743.03333" calcext:value-type="float">
            <text:p>9036143743.03333</text:p>
          </table:table-cell>
          <table:table-cell table:style-name="ce8" table:formula="of:=AVERAGE([.R2:.R31])" office:value-type="float" office:value="31.8496666666667" calcext:value-type="float">
            <text:p>31.8496666667</text:p>
          </table:table-cell>
          <table:table-cell table:style-name="ce8" table:formula="of:=AVERAGE([.S2:.S31])" office:value-type="float" office:value="8142796895.86667" calcext:value-type="float">
            <text:p>8142796895.86667</text:p>
          </table:table-cell>
          <table:table-cell table:style-name="ce8" table:formula="of:=AVERAGE([.T2:.T31])" office:value-type="float" office:value="29.0839333333333" calcext:value-type="float">
            <text:p>29.0839333333</text:p>
          </table:table-cell>
          <table:table-cell table:style-name="ce8" table:formula="of:=AVERAGE([.U2:.U31])" office:value-type="float" office:value="8111065934.56667" calcext:value-type="float">
            <text:p>8111065934.56667</text:p>
          </table:table-cell>
          <table:table-cell table:style-name="ce8" table:formula="of:=AVERAGE([.V2:.V31])" office:value-type="float" office:value="29.0624" calcext:value-type="float">
            <text:p>29.0624</text:p>
          </table:table-cell>
          <table:table-cell table:style-name="ce8" table:formula="of:=AVERAGE([.W2:.W31])" office:value-type="float" office:value="7394701720.96667" calcext:value-type="float">
            <text:p>7394701720.96667</text:p>
          </table:table-cell>
          <table:table-cell table:style-name="ce8" table:formula="of:=AVERAGE([.X2:.X31])" office:value-type="float" office:value="26.9435666666667" calcext:value-type="float">
            <text:p>26.9435666667</text:p>
          </table:table-cell>
          <table:table-cell table:style-name="ce8" table:formula="of:=AVERAGE([.Y2:.Y31])" office:value-type="float" office:value="6777521299.16667" calcext:value-type="float">
            <text:p>6777521299.16667</text:p>
          </table:table-cell>
          <table:table-cell table:style-name="ce8" table:formula="of:=AVERAGE([.Z2:.Z31])" office:value-type="float" office:value="25.1571" calcext:value-type="float">
            <text:p>25.1571</text:p>
          </table:table-cell>
          <table:table-cell table:style-name="ce8" table:formula="of:=AVERAGE([.AA2:.AA31])" office:value-type="float" office:value="6265761568.33333" calcext:value-type="float">
            <text:p>6265761568.33333</text:p>
          </table:table-cell>
          <table:table-cell table:style-name="ce8" table:formula="of:=AVERAGE([.AB2:.AB31])" office:value-type="float" office:value="23.6050333333333" calcext:value-type="float">
            <text:p>23.6050333333</text:p>
          </table:table-cell>
          <table:table-cell table:style-name="ce8" table:formula="of:=AVERAGE([.AC2:.AC31])" office:value-type="float" office:value="5817542097.93333" calcext:value-type="float">
            <text:p>5817542097.93333</text:p>
          </table:table-cell>
          <table:table-cell table:style-name="ce8" table:formula="of:=AVERAGE([.AD2:.AD31])" office:value-type="float" office:value="22.1204333333333" calcext:value-type="float">
            <text:p>22.1204333333</text:p>
          </table:table-cell>
          <table:table-cell table:style-name="ce8" table:formula="of:=AVERAGE([.AE2:.AE31])" office:value-type="float" office:value="5442783019.3" calcext:value-type="float">
            <text:p>5442783019.3</text:p>
          </table:table-cell>
          <table:table-cell table:style-name="ce8" table:formula="of:=AVERAGE([.AF2:.AF31])" office:value-type="float" office:value="21.2589666666667" calcext:value-type="float">
            <text:p>21.2589666667</text:p>
          </table:table-cell>
          <table:table-cell table:style-name="ce8" table:formula="of:=AVERAGE([.AG2:.AG31])" office:value-type="float" office:value="5127964077.33333" calcext:value-type="float">
            <text:p>5127964077.33333</text:p>
          </table:table-cell>
          <table:table-cell table:style-name="ce8" table:formula="of:=AVERAGE([.AH2:.AH31])" office:value-type="float" office:value="19.9241666666667" calcext:value-type="float">
            <text:p>19.9241666667</text:p>
          </table:table-cell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12"/>
          <table:table-cell table:formula="of:=[.M33]-342222062" office:value-type="float" office:value="11277565473.1667" calcext:value-type="float">
            <text:p>11277565473.1667</text:p>
          </table:table-cell>
          <table:table-cell/>
          <table:table-cell table:formula="of:=[.O33]-342222062" office:value-type="float" office:value="9807333496.66667" calcext:value-type="float">
            <text:p>9807333496.66667</text:p>
          </table:table-cell>
          <table:table-cell/>
          <table:table-cell table:formula="of:=[.Q33]-342222062" office:value-type="float" office:value="8693921681.03333" calcext:value-type="float">
            <text:p>8693921681.03333</text:p>
          </table:table-cell>
          <table:table-cell/>
          <table:table-cell table:formula="of:=[.S33]-342222062" office:value-type="float" office:value="7800574833.86667" calcext:value-type="float">
            <text:p>7800574833.86667</text:p>
          </table:table-cell>
          <table:table-cell/>
          <table:table-cell table:formula="of:=[.U33]-342222062" office:value-type="float" office:value="7768843872.56667" calcext:value-type="float">
            <text:p>7768843872.56667</text:p>
          </table:table-cell>
          <table:table-cell/>
          <table:table-cell table:formula="of:=[.W33]-342222062" office:value-type="float" office:value="7052479658.96667" calcext:value-type="float">
            <text:p>7052479658.96667</text:p>
          </table:table-cell>
          <table:table-cell/>
          <table:table-cell table:formula="of:=[.Y33]-342222062" office:value-type="float" office:value="6435299237.16667" calcext:value-type="float">
            <text:p>6435299237.16667</text:p>
          </table:table-cell>
          <table:table-cell/>
          <table:table-cell table:formula="of:=[.AA33]-342222062" office:value-type="float" office:value="5923539506.33333" calcext:value-type="float">
            <text:p>5923539506.33333</text:p>
          </table:table-cell>
          <table:table-cell/>
          <table:table-cell table:formula="of:=[.AC33]-342222062" office:value-type="float" office:value="5475320035.93333" calcext:value-type="float">
            <text:p>5475320035.93333</text:p>
          </table:table-cell>
          <table:table-cell/>
          <table:table-cell table:formula="of:=[.AE33]-342222062" office:value-type="float" office:value="5100560957.3" calcext:value-type="float">
            <text:p>5100560957.3</text:p>
          </table:table-cell>
          <table:table-cell/>
          <table:table-cell table:formula="of:=[.AG33]-342222062" office:value-type="float" office:value="4785742015.33333" calcext:value-type="float">
            <text:p>4785742015.33333</text:p>
          </table:table-cell>
          <table:table-cell/>
        </table:table-row>
        <table:table-row table:style-name="ro1" table:number-rows-repeated="4">
          <table:table-cell table:number-columns-repeated="34"/>
        </table:table-row>
        <table:table-row table:style-name="ro1">
          <table:table-cell table:style-name="ce5" office:value-type="string" calcext:value-type="string">
            <text:p>Perf -a : Not Running the Benchmark</text:p>
          </table:table-cell>
          <table:table-cell table:style-name="ce5" table:number-columns-repeated="2"/>
          <table:table-cell table:number-columns-repeated="31"/>
        </table:table-row>
        <table:table-row table:style-name="ro1">
          <table:table-cell office:value-type="float" office:value="202923216" calcext:value-type="float">
            <text:p>202923216</text:p>
          </table:table-cell>
          <table:table-cell table:number-columns-repeated="33"/>
        </table:table-row>
        <table:table-row table:style-name="ro1">
          <table:table-cell office:value-type="float" office:value="350564838" calcext:value-type="float">
            <text:p>350564838</text:p>
          </table:table-cell>
          <table:table-cell table:number-columns-repeated="33"/>
        </table:table-row>
        <table:table-row table:style-name="ro1">
          <table:table-cell office:value-type="float" office:value="349615618" calcext:value-type="float">
            <text:p>349615618</text:p>
          </table:table-cell>
          <table:table-cell table:number-columns-repeated="33"/>
        </table:table-row>
        <table:table-row table:style-name="ro1">
          <table:table-cell office:value-type="float" office:value="350990421" calcext:value-type="float">
            <text:p>350990421</text:p>
          </table:table-cell>
          <table:table-cell table:number-columns-repeated="33"/>
        </table:table-row>
        <table:table-row table:style-name="ro1">
          <table:table-cell office:value-type="float" office:value="348790260" calcext:value-type="float">
            <text:p>348790260</text:p>
          </table:table-cell>
          <table:table-cell table:number-columns-repeated="4"/>
          <table:table-cell table:style-name="ce5" office:value-type="string" calcext:value-type="string" table:number-columns-spanned="4" table:number-rows-spanned="1">
            <text:p><text:s text:c="2"/>Performance of the AB benchmark on Raspberry Pi v2</text:p>
          </table:table-cell>
          <table:covered-table-cell table:number-columns-repeated="3"/>
          <table:table-cell table:number-columns-repeated="25"/>
        </table:table-row>
        <table:table-row table:style-name="ro1">
          <table:table-cell office:value-type="float" office:value="338120272" calcext:value-type="float">
            <text:p>338120272</text:p>
          </table:table-cell>
          <table:table-cell table:number-columns-repeated="33"/>
        </table:table-row>
        <table:table-row table:style-name="ro1">
          <table:table-cell office:value-type="float" office:value="348265076" calcext:value-type="float">
            <text:p>348265076</text:p>
          </table:table-cell>
          <table:table-cell table:number-columns-repeated="4"/>
          <table:table-cell table:style-name="ce8" office:value-type="string" calcext:value-type="string">
            <text:p>Actual – Rpi2</text:p>
          </table:table-cell>
          <table:table-cell table:style-name="ce8" office:value-type="string" calcext:value-type="string">
            <text:p>CloudSim</text:p>
          </table:table-cell>
          <table:table-cell table:number-columns-repeated="27"/>
        </table:table-row>
        <table:table-row table:style-name="ro1">
          <table:table-cell office:value-type="float" office:value="340261594" calcext:value-type="float">
            <text:p>3402615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4.14" calcext:value-type="float">
            <text:p>94.14</text:p>
          </table:table-cell>
          <table:table-cell office:value-type="float" office:value="53.73" calcext:value-type="float">
            <text:p>53.73</text:p>
          </table:table-cell>
          <table:table-cell table:number-columns-repeated="27"/>
        </table:table-row>
        <table:table-row table:style-name="ro1">
          <table:table-cell office:value-type="float" office:value="347487768" calcext:value-type="float">
            <text:p>3474877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9.245" calcext:value-type="float">
            <text:p>59.245</text:p>
          </table:table-cell>
          <table:table-cell office:value-type="float" office:value="26.96" calcext:value-type="float">
            <text:p>26.96</text:p>
          </table:table-cell>
          <table:table-cell table:number-columns-repeated="27"/>
        </table:table-row>
        <table:table-row table:style-name="ro1">
          <table:table-cell office:value-type="float" office:value="347487768" calcext:value-type="float">
            <text:p>34748776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6.379" calcext:value-type="float">
            <text:p>46.379</text:p>
          </table:table-cell>
          <table:table-cell office:value-type="float" office:value="18.08" calcext:value-type="float">
            <text:p>18.08</text:p>
          </table:table-cell>
          <table:table-cell table:number-columns-repeated="27"/>
        </table:table-row>
        <table:table-row table:style-name="ro1">
          <table:table-cell office:value-type="float" office:value="341565111" calcext:value-type="float">
            <text:p>3415651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3.912" calcext:value-type="float">
            <text:p>43.912</text:p>
          </table:table-cell>
          <table:table-cell office:value-type="float" office:value="13.67" calcext:value-type="float">
            <text:p>13.67</text:p>
          </table:table-cell>
          <table:table-cell table:number-columns-repeated="27"/>
        </table:table-row>
        <table:table-row table:style-name="ro1">
          <table:table-cell office:value-type="float" office:value="346491147" calcext:value-type="float">
            <text:p>34649114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0.945" calcext:value-type="float">
            <text:p>40.945</text:p>
          </table:table-cell>
          <table:table-cell office:value-type="float" office:value="10.98" calcext:value-type="float">
            <text:p>10.98</text:p>
          </table:table-cell>
          <table:table-cell table:number-columns-repeated="27"/>
        </table:table-row>
        <table:table-row table:style-name="ro1">
          <table:table-cell office:value-type="float" office:value="338705978" calcext:value-type="float">
            <text:p>33870597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9.691" calcext:value-type="float">
            <text:p>39.691</text:p>
          </table:table-cell>
          <table:table-cell office:value-type="float" office:value="7.96" calcext:value-type="float">
            <text:p>7.96</text:p>
          </table:table-cell>
          <table:table-cell table:number-columns-repeated="27"/>
        </table:table-row>
        <table:table-row table:style-name="ro1">
          <table:table-cell office:value-type="float" office:value="344776206" calcext:value-type="float">
            <text:p>34477620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9.705" calcext:value-type="float">
            <text:p>39.705</text:p>
          </table:table-cell>
          <table:table-cell office:value-type="float" office:value="7.96" calcext:value-type="float">
            <text:p>7.96</text:p>
          </table:table-cell>
          <table:table-cell table:number-columns-repeated="27"/>
        </table:table-row>
        <table:table-row table:style-name="ro1">
          <table:table-cell office:value-type="float" office:value="345758761" calcext:value-type="float">
            <text:p>34575876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5.222" calcext:value-type="float">
            <text:p>35.222</text:p>
          </table:table-cell>
          <table:table-cell office:value-type="float" office:value="6.95" calcext:value-type="float">
            <text:p>6.95</text:p>
          </table:table-cell>
          <table:table-cell table:number-columns-repeated="27"/>
        </table:table-row>
        <table:table-row table:style-name="ro1">
          <table:table-cell office:value-type="float" office:value="347289767" calcext:value-type="float">
            <text:p>34728976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.85" calcext:value-type="float">
            <text:p>31.85</text:p>
          </table:table-cell>
          <table:table-cell office:value-type="float" office:value="6.19" calcext:value-type="float">
            <text:p>6.19</text:p>
          </table:table-cell>
          <table:table-cell table:number-columns-repeated="27"/>
        </table:table-row>
        <table:table-row table:style-name="ro1">
          <table:table-cell office:value-type="float" office:value="347329078" calcext:value-type="float">
            <text:p>34732907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9.084" calcext:value-type="float">
            <text:p>29.084</text:p>
          </table:table-cell>
          <table:table-cell office:value-type="float" office:value="5.58" calcext:value-type="float">
            <text:p>5.58</text:p>
          </table:table-cell>
          <table:table-cell table:number-columns-repeated="27"/>
        </table:table-row>
        <table:table-row table:style-name="ro1">
          <table:table-cell office:value-type="float" office:value="353807931" calcext:value-type="float">
            <text:p>35380793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9.064" calcext:value-type="float">
            <text:p>29.064</text:p>
          </table:table-cell>
          <table:table-cell office:value-type="float" office:value="5.56" calcext:value-type="float">
            <text:p>5.56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346002745" calcext:value-type="float">
            <text:p>34600274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.944" calcext:value-type="float">
            <text:p>26.944</text:p>
          </table:table-cell>
          <table:table-cell office:value-type="float" office:value="5.06" calcext:value-type="float">
            <text:p>5.06</text:p>
          </table:table-cell>
          <table:table-cell table:number-columns-repeated="27"/>
        </table:table-row>
        <table:table-row table:style-name="ro1">
          <table:table-cell office:value-type="float" office:value="347355542" calcext:value-type="float">
            <text:p>34735554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5.157" calcext:value-type="float">
            <text:p>25.157</text:p>
          </table:table-cell>
          <table:table-cell office:value-type="float" office:value="4.64" calcext:value-type="float">
            <text:p>4.64</text:p>
          </table:table-cell>
          <table:table-cell table:number-columns-repeated="27"/>
        </table:table-row>
        <table:table-row table:style-name="ro1">
          <table:table-cell office:value-type="float" office:value="343592989" calcext:value-type="float">
            <text:p>34359298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3.605" calcext:value-type="float">
            <text:p>23.605</text:p>
          </table:table-cell>
          <table:table-cell office:value-type="float" office:value="4.29" calcext:value-type="float">
            <text:p>4.29</text:p>
          </table:table-cell>
          <table:table-cell table:number-columns-repeated="27"/>
        </table:table-row>
        <table:table-row table:style-name="ro1">
          <table:table-cell office:value-type="float" office:value="339961822" calcext:value-type="float">
            <text:p>33996182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2.12" calcext:value-type="float">
            <text:p>22.12</text:p>
          </table:table-cell>
          <table:table-cell office:value-type="float" office:value="3.98" calcext:value-type="float">
            <text:p>3.98</text:p>
          </table:table-cell>
          <table:table-cell table:number-columns-repeated="27"/>
        </table:table-row>
        <table:table-row table:style-name="ro1">
          <table:table-cell office:value-type="float" office:value="347919388" calcext:value-type="float">
            <text:p>34791938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1.258" calcext:value-type="float">
            <text:p>21.258</text:p>
          </table:table-cell>
          <table:table-cell office:value-type="float" office:value="3.73" calcext:value-type="float">
            <text:p>3.73</text:p>
          </table:table-cell>
          <table:table-cell table:number-columns-repeated="27"/>
        </table:table-row>
        <table:table-row table:style-name="ro1">
          <table:table-cell office:value-type="float" office:value="354046576" calcext:value-type="float">
            <text:p>35404657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9.924" calcext:value-type="float">
            <text:p>19.924</text:p>
          </table:table-cell>
          <table:table-cell office:value-type="float" office:value="3.51" calcext:value-type="float">
            <text:p>3.51</text:p>
          </table:table-cell>
          <table:table-cell table:number-columns-repeated="27"/>
        </table:table-row>
        <table:table-row table:style-name="ro1">
          <table:table-cell office:value-type="float" office:value="338577566" calcext:value-type="float">
            <text:p>338577566</text:p>
          </table:table-cell>
          <table:table-cell table:number-columns-repeated="33"/>
        </table:table-row>
        <table:table-row table:style-name="ro1">
          <table:table-cell office:value-type="float" office:value="350518965" calcext:value-type="float">
            <text:p>350518965</text:p>
          </table:table-cell>
          <table:table-cell table:number-columns-repeated="33"/>
        </table:table-row>
        <table:table-row table:style-name="ro1">
          <table:table-cell office:value-type="float" office:value="351740669" calcext:value-type="float">
            <text:p>351740669</text:p>
          </table:table-cell>
          <table:table-cell table:number-columns-repeated="33"/>
        </table:table-row>
        <table:table-row table:style-name="ro1">
          <table:table-cell office:value-type="float" office:value="354864489" calcext:value-type="float">
            <text:p>354864489</text:p>
          </table:table-cell>
          <table:table-cell table:number-columns-repeated="33"/>
        </table:table-row>
        <table:table-row table:style-name="ro1">
          <table:table-cell office:value-type="float" office:value="352340871" calcext:value-type="float">
            <text:p>352340871</text:p>
          </table:table-cell>
          <table:table-cell table:number-columns-repeated="33"/>
        </table:table-row>
        <table:table-row table:style-name="ro1">
          <table:table-cell office:value-type="float" office:value="349509415" calcext:value-type="float">
            <text:p>349509415</text:p>
          </table:table-cell>
          <table:table-cell table:number-columns-repeated="33"/>
        </table:table-row>
        <table:table-row table:style-name="ro1">
          <table:table-cell table:number-columns-repeated="34"/>
        </table:table-row>
        <table:table-row table:style-name="ro1">
          <table:table-cell table:formula="of:=AVERAGE([.A42:.A71])" office:value-type="float" office:value="342222061.566667" calcext:value-type="float">
            <text:p>342222061.566667</text:p>
          </table:table-cell>
          <table:table-cell table:number-columns-repeated="33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8"/>
          <table:table-cell table:style-name="ce8" office:value-type="string" calcext:value-type="string">
            <text:p>Raspberry Pi Capacity</text:p>
          </table:table-cell>
          <table:table-cell table:style-name="ce8" office:value-type="string" calcext:value-type="string">
            <text:p>Dhrystone2</text:p>
          </table:table-cell>
          <table:table-cell table:style-name="ce8" office:value-type="string" calcext:value-type="string">
            <text:p>MIPS</text:p>
          </table:table-cell>
          <table:table-cell table:number-columns-repeated="23"/>
        </table:table-row>
        <table:table-row table:style-name="ro1">
          <table:table-cell table:number-columns-repeated="8"/>
          <table:table-cell table:style-name="ce8" office:value-type="string" calcext:value-type="string">
            <text:p>Raspberry Pi 2</text:p>
          </table:table-cell>
          <table:table-cell table:style-name="ce8" office:value-type="float" office:value="2564102" calcext:value-type="float">
            <text:p>2564102</text:p>
          </table:table-cell>
          <table:table-cell table:style-name="ce8" office:value-type="float" office:value="1460" calcext:value-type="float">
            <text:p>1460</text:p>
          </table:table-cell>
          <table:table-cell table:number-columns-repeated="23"/>
        </table:table-row>
        <table:table-row table:style-name="ro1">
          <table:table-cell table:number-columns-repeated="8"/>
          <table:table-cell table:style-name="ce8" office:value-type="string" calcext:value-type="string">
            <text:p>Raspberry Pi 3</text:p>
          </table:table-cell>
          <table:table-cell table:style-name="ce8" office:value-type="float" office:value="3750000" calcext:value-type="float">
            <text:p>3750000</text:p>
          </table:table-cell>
          <table:table-cell table:style-name="ce8" office:value-type="float" office:value="2134" calcext:value-type="float">
            <text:p>2134</text:p>
          </table:table-cell>
          <table:table-cell table:number-columns-repeated="23"/>
        </table:table-row>
        <table:table-row table:style-name="ro1">
          <table:table-cell table:number-columns-repeated="8"/>
          <table:table-cell table:style-name="ce8" table:number-columns-repeated="3"/>
          <table:table-cell table:number-columns-repeated="23"/>
        </table:table-row>
      </table:table>
      <table:table table:name="AB-RaspberryPi3" table:style-name="ta1">
        <table:shapes>
          <draw:frame draw:z-index="0" draw:style-name="gr1" draw:text-style-name="P1" svg:width="21.48cm" svg:height="13.125cm" svg:x="27.121cm" svg:y="21.344cm">
            <draw:object draw:notify-on-update-of-ranges="'AB-RaspberryPi3'.G53:'AB-RaspberryPi3'.G53 'AB-RaspberryPi3'.G54:'AB-RaspberryPi3'.G63 'AB-RaspberryPi3'.H53:'AB-RaspberryPi3'.H53 'AB-RaspberryPi3'.H54:'AB-RaspberryPi3'.H63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21.32cm" svg:height="8.999cm" svg:x="27.281cm" svg:y="36.406cm">
            <draw:object draw:notify-on-update-of-ranges="'AB-RaspberryPi3'.G54:'AB-RaspberryPi3'.G74 'AB-RaspberryPi3'.H54:'AB-RaspberryPi3'.H74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30" table:number-columns-repeated="1024" table:default-cell-style-name="Default"/>
        <table:table-row table:style-name="ro1">
          <table:table-cell table:style-name="ce15" office:value-type="string" calcext:value-type="string">
            <text:p>Instructions</text:p>
          </table:table-cell>
          <table:table-cell table:style-name="ce15" office:value-type="string" calcext:value-type="string">
            <text:p>T1</text:p>
          </table:table-cell>
          <table:table-cell table:style-name="ce15" office:value-type="string" calcext:value-type="string">
            <text:p>Instructions</text:p>
          </table:table-cell>
          <table:table-cell table:style-name="ce15" office:value-type="string" calcext:value-type="string">
            <text:p>T2</text:p>
          </table:table-cell>
          <table:table-cell table:style-name="ce15" office:value-type="string" calcext:value-type="string">
            <text:p>Instructions</text:p>
          </table:table-cell>
          <table:table-cell table:style-name="ce15" office:value-type="string" calcext:value-type="string">
            <text:p>T3</text:p>
          </table:table-cell>
          <table:table-cell table:style-name="ce15" office:value-type="string" calcext:value-type="string">
            <text:p>Instructions</text:p>
          </table:table-cell>
          <table:table-cell table:style-name="ce15" office:value-type="string" calcext:value-type="string">
            <text:p>T4</text:p>
          </table:table-cell>
          <table:table-cell table:style-name="ce15" office:value-type="string" calcext:value-type="string">
            <text:p>Instructions</text:p>
          </table:table-cell>
          <table:table-cell table:style-name="ce15" office:value-type="string" calcext:value-type="string">
            <text:p>T5</text:p>
          </table:table-cell>
          <table:table-cell table:style-name="ce15" office:value-type="string" calcext:value-type="string">
            <text:p>Instructions</text:p>
          </table:table-cell>
          <table:table-cell table:style-name="ce15" office:value-type="string" calcext:value-type="string">
            <text:p>T6</text:p>
          </table:table-cell>
          <table:table-cell table:style-name="ce15" office:value-type="string" calcext:value-type="string">
            <text:p>Instructions</text:p>
          </table:table-cell>
          <table:table-cell table:style-name="ce15" office:value-type="string" calcext:value-type="string">
            <text:p>T7</text:p>
          </table:table-cell>
          <table:table-cell table:style-name="ce15" office:value-type="string" calcext:value-type="string">
            <text:p>Instructions</text:p>
          </table:table-cell>
          <table:table-cell table:style-name="ce15" office:value-type="string" calcext:value-type="string">
            <text:p>T8</text:p>
          </table:table-cell>
          <table:table-cell table:style-name="ce15" office:value-type="string" calcext:value-type="string">
            <text:p>Instructions</text:p>
          </table:table-cell>
          <table:table-cell table:style-name="ce15" office:value-type="string" calcext:value-type="string">
            <text:p>T9</text:p>
          </table:table-cell>
          <table:table-cell table:style-name="ce15" office:value-type="string" calcext:value-type="string">
            <text:p>Instructions</text:p>
          </table:table-cell>
          <table:table-cell table:style-name="ce15" office:value-type="string" calcext:value-type="string">
            <text:p>T10</text:p>
          </table:table-cell>
          <table:table-cell table:style-name="ce15" office:value-type="string" calcext:value-type="string">
            <text:p>Instructions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Instructions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Instructions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Instructions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Instructions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994"/>
        </table:table-row>
        <table:table-row table:style-name="ro1">
          <table:table-cell office:value-type="float" office:value="79826432657" calcext:value-type="float">
            <text:p>79826432657</text:p>
          </table:table-cell>
          <table:table-cell office:value-type="float" office:value="88.734" calcext:value-type="float">
            <text:p>88.734</text:p>
          </table:table-cell>
          <table:table-cell office:value-type="float" office:value="39344250488" calcext:value-type="float">
            <text:p>39344250488</text:p>
          </table:table-cell>
          <table:table-cell office:value-type="float" office:value="43.293" calcext:value-type="float">
            <text:p>43.293</text:p>
          </table:table-cell>
          <table:table-cell office:value-type="float" office:value="26158444476" calcext:value-type="float">
            <text:p>26158444476</text:p>
          </table:table-cell>
          <table:table-cell office:value-type="float" office:value="33.067" calcext:value-type="float">
            <text:p>33.067</text:p>
          </table:table-cell>
          <table:table-cell office:value-type="float" office:value="19823546722" calcext:value-type="float">
            <text:p>19823546722</text:p>
          </table:table-cell>
          <table:table-cell office:value-type="float" office:value="21.48" calcext:value-type="float">
            <text:p>21.48</text:p>
          </table:table-cell>
          <table:table-cell office:value-type="float" office:value="15649827634" calcext:value-type="float">
            <text:p>15649827634</text:p>
          </table:table-cell>
          <table:table-cell/>
          <table:table-cell office:value-type="float" office:value="12980342606" calcext:value-type="float">
            <text:p>12980342606</text:p>
          </table:table-cell>
          <table:table-cell office:value-type="float" office:value="14.492" calcext:value-type="float">
            <text:p>14.492</text:p>
          </table:table-cell>
          <table:table-cell office:value-type="float" office:value="11001384664" calcext:value-type="float">
            <text:p>11001384664</text:p>
          </table:table-cell>
          <table:table-cell office:value-type="float" office:value="12.431" calcext:value-type="float">
            <text:p>12.431</text:p>
          </table:table-cell>
          <table:table-cell office:value-type="float" office:value="9642004364" calcext:value-type="float">
            <text:p>9642004364</text:p>
          </table:table-cell>
          <table:table-cell office:value-type="float" office:value="10.875" calcext:value-type="float">
            <text:p>10.875</text:p>
          </table:table-cell>
          <table:table-cell office:value-type="float" office:value="8422369482" calcext:value-type="float">
            <text:p>8422369482</text:p>
          </table:table-cell>
          <table:table-cell office:value-type="float" office:value="10.784" calcext:value-type="float">
            <text:p>10.784</text:p>
          </table:table-cell>
          <table:table-cell office:value-type="float" office:value="7761721125" calcext:value-type="float">
            <text:p>7761721125</text:p>
          </table:table-cell>
          <table:table-cell office:value-type="float" office:value="9.475" calcext:value-type="float">
            <text:p>9.475</text:p>
          </table:table-cell>
          <table:table-cell table:style-name="ce12" office:value-type="float" office:value="7139698556" calcext:value-type="float">
            <text:p>7139698556</text:p>
          </table:table-cell>
          <table:table-cell office:value-type="float" office:value="9.6" calcext:value-type="float">
            <text:p>9.6</text:p>
          </table:table-cell>
          <table:table-cell office:value-type="float" office:value="7196566565" calcext:value-type="float">
            <text:p>7196566565</text:p>
          </table:table-cell>
          <table:table-cell office:value-type="float" office:value="9.61" calcext:value-type="float">
            <text:p>9.61</text:p>
          </table:table-cell>
          <table:table-cell office:value-type="float" office:value="7732696867" calcext:value-type="float">
            <text:p>7732696867</text:p>
          </table:table-cell>
          <table:table-cell office:value-type="float" office:value="8.9" calcext:value-type="float">
            <text:p>8.9</text:p>
          </table:table-cell>
          <table:table-cell office:value-type="float" office:value="7165959656" calcext:value-type="float">
            <text:p>7165959656</text:p>
          </table:table-cell>
          <table:table-cell office:value-type="float" office:value="7.6" calcext:value-type="float">
            <text:p>7.6</text:p>
          </table:table-cell>
          <table:table-cell office:value-type="float" office:value="7265986544" calcext:value-type="float">
            <text:p>7265986544</text:p>
          </table:table-cell>
          <table:table-cell office:value-type="float" office:value="9.2" calcext:value-type="float">
            <text:p>9.2</text:p>
          </table:table-cell>
          <table:table-cell table:number-columns-repeated="994"/>
        </table:table-row>
        <table:table-row table:style-name="ro1">
          <table:table-cell office:value-type="float" office:value="79133617888" calcext:value-type="float">
            <text:p>79133617888</text:p>
          </table:table-cell>
          <table:table-cell office:value-type="float" office:value="86.859" calcext:value-type="float">
            <text:p>86.859</text:p>
          </table:table-cell>
          <table:table-cell office:value-type="float" office:value="39202481803" calcext:value-type="float">
            <text:p>39202481803</text:p>
          </table:table-cell>
          <table:table-cell office:value-type="float" office:value="50.404" calcext:value-type="float">
            <text:p>50.404</text:p>
          </table:table-cell>
          <table:table-cell office:value-type="float" office:value="26169163256" calcext:value-type="float">
            <text:p>26169163256</text:p>
          </table:table-cell>
          <table:table-cell office:value-type="float" office:value="29.737" calcext:value-type="float">
            <text:p>29.737</text:p>
          </table:table-cell>
          <table:table-cell office:value-type="float" office:value="19603186195" calcext:value-type="float">
            <text:p>19603186195</text:p>
          </table:table-cell>
          <table:table-cell office:value-type="float" office:value="21.653" calcext:value-type="float">
            <text:p>21.653</text:p>
          </table:table-cell>
          <table:table-cell office:value-type="float" office:value="15602400594" calcext:value-type="float">
            <text:p>15602400594</text:p>
          </table:table-cell>
          <table:table-cell office:value-type="float" office:value="17.396" calcext:value-type="float">
            <text:p>17.396</text:p>
          </table:table-cell>
          <table:table-cell office:value-type="float" office:value="12874940893" calcext:value-type="float">
            <text:p>12874940893</text:p>
          </table:table-cell>
          <table:table-cell office:value-type="float" office:value="14.59" calcext:value-type="float">
            <text:p>14.59</text:p>
          </table:table-cell>
          <table:table-cell office:value-type="float" office:value="11045596164" calcext:value-type="float">
            <text:p>11045596164</text:p>
          </table:table-cell>
          <table:table-cell office:value-type="float" office:value="12.455" calcext:value-type="float">
            <text:p>12.455</text:p>
          </table:table-cell>
          <table:table-cell office:value-type="float" office:value="9679138841" calcext:value-type="float">
            <text:p>9679138841</text:p>
          </table:table-cell>
          <table:table-cell office:value-type="float" office:value="10.826" calcext:value-type="float">
            <text:p>10.826</text:p>
          </table:table-cell>
          <table:table-cell office:value-type="float" office:value="8426326265" calcext:value-type="float">
            <text:p>8426326265</text:p>
          </table:table-cell>
          <table:table-cell office:value-type="float" office:value="10.98" calcext:value-type="float">
            <text:p>10.98</text:p>
          </table:table-cell>
          <table:table-cell office:value-type="float" office:value="7571255723" calcext:value-type="float">
            <text:p>7571255723</text:p>
          </table:table-cell>
          <table:table-cell office:value-type="float" office:value="9.43" calcext:value-type="float">
            <text:p>9.43</text:p>
          </table:table-cell>
          <table:table-cell office:value-type="float" office:value="7136658986" calcext:value-type="float">
            <text:p>7136658986</text:p>
          </table:table-cell>
          <table:table-cell office:value-type="float" office:value="9.5" calcext:value-type="float">
            <text:p>9.5</text:p>
          </table:table-cell>
          <table:table-cell office:value-type="float" office:value="7193652665" calcext:value-type="float">
            <text:p>7193652665</text:p>
          </table:table-cell>
          <table:table-cell office:value-type="float" office:value="9.36" calcext:value-type="float">
            <text:p>9.36</text:p>
          </table:table-cell>
          <table:table-cell office:value-type="float" office:value="7747493514" calcext:value-type="float">
            <text:p>7747493514</text:p>
          </table:table-cell>
          <table:table-cell office:value-type="float" office:value="8.96" calcext:value-type="float">
            <text:p>8.96</text:p>
          </table:table-cell>
          <table:table-cell office:value-type="float" office:value="7165985695" calcext:value-type="float">
            <text:p>7165985695</text:p>
          </table:table-cell>
          <table:table-cell office:value-type="float" office:value="7.8" calcext:value-type="float">
            <text:p>7.8</text:p>
          </table:table-cell>
          <table:table-cell office:value-type="float" office:value="7265498657" calcext:value-type="float">
            <text:p>7265498657</text:p>
          </table:table-cell>
          <table:table-cell office:value-type="float" office:value="9.1" calcext:value-type="float">
            <text:p>9.1</text:p>
          </table:table-cell>
          <table:table-cell table:number-columns-repeated="994"/>
        </table:table-row>
        <table:table-row table:style-name="ro1">
          <table:table-cell office:value-type="float" office:value="79311187417" calcext:value-type="float">
            <text:p>79311187417</text:p>
          </table:table-cell>
          <table:table-cell office:value-type="float" office:value="89.92" calcext:value-type="float">
            <text:p>89.92</text:p>
          </table:table-cell>
          <table:table-cell office:value-type="float" office:value="39386598438" calcext:value-type="float">
            <text:p>39386598438</text:p>
          </table:table-cell>
          <table:table-cell office:value-type="float" office:value="45.637" calcext:value-type="float">
            <text:p>45.637</text:p>
          </table:table-cell>
          <table:table-cell office:value-type="float" office:value="26160546229" calcext:value-type="float">
            <text:p>26160546229</text:p>
          </table:table-cell>
          <table:table-cell office:value-type="float" office:value="30.024" calcext:value-type="float">
            <text:p>30.024</text:p>
          </table:table-cell>
          <table:table-cell office:value-type="float" office:value="19582553581" calcext:value-type="float">
            <text:p>19582553581</text:p>
          </table:table-cell>
          <table:table-cell office:value-type="float" office:value="21.72" calcext:value-type="float">
            <text:p>21.72</text:p>
          </table:table-cell>
          <table:table-cell office:value-type="float" office:value="15591935712" calcext:value-type="float">
            <text:p>15591935712</text:p>
          </table:table-cell>
          <table:table-cell office:value-type="float" office:value="17.479" calcext:value-type="float">
            <text:p>17.479</text:p>
          </table:table-cell>
          <table:table-cell office:value-type="float" office:value="12966534927" calcext:value-type="float">
            <text:p>12966534927</text:p>
          </table:table-cell>
          <table:table-cell office:value-type="float" office:value="15.41" calcext:value-type="float">
            <text:p>15.41</text:p>
          </table:table-cell>
          <table:table-cell office:value-type="float" office:value="10994523358" calcext:value-type="float">
            <text:p>10994523358</text:p>
          </table:table-cell>
          <table:table-cell office:value-type="float" office:value="12.425" calcext:value-type="float">
            <text:p>12.425</text:p>
          </table:table-cell>
          <table:table-cell office:value-type="float" office:value="9669649651" calcext:value-type="float">
            <text:p>9669649651</text:p>
          </table:table-cell>
          <table:table-cell office:value-type="float" office:value="12.513" calcext:value-type="float">
            <text:p>12.513</text:p>
          </table:table-cell>
          <table:table-cell office:value-type="float" office:value="8618390078" calcext:value-type="float">
            <text:p>8618390078</text:p>
          </table:table-cell>
          <table:table-cell office:value-type="float" office:value="10.966" calcext:value-type="float">
            <text:p>10.966</text:p>
          </table:table-cell>
          <table:table-cell office:value-type="float" office:value="7627068479" calcext:value-type="float">
            <text:p>7627068479</text:p>
          </table:table-cell>
          <table:table-cell office:value-type="float" office:value="12.472" calcext:value-type="float">
            <text:p>12.472</text:p>
          </table:table-cell>
          <table:table-cell office:value-type="float" office:value="7229535646" calcext:value-type="float">
            <text:p>7229535646</text:p>
          </table:table-cell>
          <table:table-cell office:value-type="float" office:value="11.2" calcext:value-type="float">
            <text:p>11.2</text:p>
          </table:table-cell>
          <table:table-cell office:value-type="float" office:value="7369856626" calcext:value-type="float">
            <text:p>7369856626</text:p>
          </table:table-cell>
          <table:table-cell office:value-type="float" office:value="9.6" calcext:value-type="float">
            <text:p>9.6</text:p>
          </table:table-cell>
          <table:table-cell office:value-type="float" office:value="7758379686" calcext:value-type="float">
            <text:p>7758379686</text:p>
          </table:table-cell>
          <table:table-cell office:value-type="float" office:value="8.7" calcext:value-type="float">
            <text:p>8.7</text:p>
          </table:table-cell>
          <table:table-cell office:value-type="float" office:value="7198656589" calcext:value-type="float">
            <text:p>7198656589</text:p>
          </table:table-cell>
          <table:table-cell office:value-type="float" office:value="9.6" calcext:value-type="float">
            <text:p>9.6</text:p>
          </table:table-cell>
          <table:table-cell office:value-type="float" office:value="7165956526" calcext:value-type="float">
            <text:p>7165956526</text:p>
          </table:table-cell>
          <table:table-cell office:value-type="float" office:value="9.8" calcext:value-type="float">
            <text:p>9.8</text:p>
          </table:table-cell>
          <table:table-cell table:number-columns-repeated="994"/>
        </table:table-row>
        <table:table-row table:style-name="ro1">
          <table:table-cell office:value-type="float" office:value="78883990066" calcext:value-type="float">
            <text:p>78883990066</text:p>
          </table:table-cell>
          <table:table-cell office:value-type="float" office:value="87.08" calcext:value-type="float">
            <text:p>87.08</text:p>
          </table:table-cell>
          <table:table-cell office:value-type="float" office:value="39455272694" calcext:value-type="float">
            <text:p>39455272694</text:p>
          </table:table-cell>
          <table:table-cell office:value-type="float" office:value="48.198" calcext:value-type="float">
            <text:p>48.198</text:p>
          </table:table-cell>
          <table:table-cell office:value-type="float" office:value="26014139693" calcext:value-type="float">
            <text:p>26014139693</text:p>
          </table:table-cell>
          <table:table-cell office:value-type="float" office:value="28.971" calcext:value-type="float">
            <text:p>28.971</text:p>
          </table:table-cell>
          <table:table-cell office:value-type="float" office:value="19270292274" calcext:value-type="float">
            <text:p>19270292274</text:p>
          </table:table-cell>
          <table:table-cell office:value-type="float" office:value="22.07" calcext:value-type="float">
            <text:p>22.07</text:p>
          </table:table-cell>
          <table:table-cell office:value-type="float" office:value="15347799077" calcext:value-type="float">
            <text:p>15347799077</text:p>
          </table:table-cell>
          <table:table-cell office:value-type="float" office:value="17.385" calcext:value-type="float">
            <text:p>17.385</text:p>
          </table:table-cell>
          <table:table-cell office:value-type="float" office:value="12959362489" calcext:value-type="float">
            <text:p>12959362489</text:p>
          </table:table-cell>
          <table:table-cell office:value-type="float" office:value="14.422" calcext:value-type="float">
            <text:p>14.422</text:p>
          </table:table-cell>
          <table:table-cell office:value-type="float" office:value="11075898044" calcext:value-type="float">
            <text:p>11075898044</text:p>
          </table:table-cell>
          <table:table-cell office:value-type="float" office:value="12.411" calcext:value-type="float">
            <text:p>12.411</text:p>
          </table:table-cell>
          <table:table-cell office:value-type="float" office:value="9692628909" calcext:value-type="float">
            <text:p>9692628909</text:p>
          </table:table-cell>
          <table:table-cell office:value-type="float" office:value="10.863" calcext:value-type="float">
            <text:p>10.863</text:p>
          </table:table-cell>
          <table:table-cell office:value-type="float" office:value="8425921433" calcext:value-type="float">
            <text:p>8425921433</text:p>
          </table:table-cell>
          <table:table-cell office:value-type="float" office:value="10.444" calcext:value-type="float">
            <text:p>10.444</text:p>
          </table:table-cell>
          <table:table-cell office:value-type="float" office:value="7787641902" calcext:value-type="float">
            <text:p>7787641902</text:p>
          </table:table-cell>
          <table:table-cell office:value-type="float" office:value="9.653" calcext:value-type="float">
            <text:p>9.653</text:p>
          </table:table-cell>
          <table:table-cell office:value-type="float" office:value="7126859666" calcext:value-type="float">
            <text:p>7126859666</text:p>
          </table:table-cell>
          <table:table-cell office:value-type="float" office:value="10.3" calcext:value-type="float">
            <text:p>10.3</text:p>
          </table:table-cell>
          <table:table-cell office:value-type="float" office:value="7265966365" calcext:value-type="float">
            <text:p>7265966365</text:p>
          </table:table-cell>
          <table:table-cell office:value-type="float" office:value="9.4" calcext:value-type="float">
            <text:p>9.4</text:p>
          </table:table-cell>
          <table:table-cell office:value-type="float" office:value="7756198565" calcext:value-type="float">
            <text:p>7756198565</text:p>
          </table:table-cell>
          <table:table-cell office:value-type="float" office:value="9.2" calcext:value-type="float">
            <text:p>9.2</text:p>
          </table:table-cell>
          <table:table-cell office:value-type="float" office:value="7198565982" calcext:value-type="float">
            <text:p>7198565982</text:p>
          </table:table-cell>
          <table:table-cell office:value-type="float" office:value="9.5" calcext:value-type="float">
            <text:p>9.5</text:p>
          </table:table-cell>
          <table:table-cell office:value-type="float" office:value="7265652656" calcext:value-type="float">
            <text:p>7265652656</text:p>
          </table:table-cell>
          <table:table-cell office:value-type="float" office:value="8.9" calcext:value-type="float">
            <text:p>8.9</text:p>
          </table:table-cell>
          <table:table-cell table:number-columns-repeated="994"/>
        </table:table-row>
        <table:table-row table:style-name="ro1">
          <table:table-cell office:value-type="float" office:value="79228804959" calcext:value-type="float">
            <text:p>79228804959</text:p>
          </table:table-cell>
          <table:table-cell office:value-type="float" office:value="94.12" calcext:value-type="float">
            <text:p>94.12</text:p>
          </table:table-cell>
          <table:table-cell office:value-type="float" office:value="39345187923" calcext:value-type="float">
            <text:p>39345187923</text:p>
          </table:table-cell>
          <table:table-cell office:value-type="float" office:value="45.972" calcext:value-type="float">
            <text:p>45.972</text:p>
          </table:table-cell>
          <table:table-cell office:value-type="float" office:value="26050986499" calcext:value-type="float">
            <text:p>26050986499</text:p>
          </table:table-cell>
          <table:table-cell office:value-type="float" office:value="31.187" calcext:value-type="float">
            <text:p>31.187</text:p>
          </table:table-cell>
          <table:table-cell office:value-type="float" office:value="19594831538" calcext:value-type="float">
            <text:p>19594831538</text:p>
          </table:table-cell>
          <table:table-cell office:value-type="float" office:value="21.687" calcext:value-type="float">
            <text:p>21.687</text:p>
          </table:table-cell>
          <table:table-cell office:value-type="float" office:value="15607366445" calcext:value-type="float">
            <text:p>15607366445</text:p>
          </table:table-cell>
          <table:table-cell office:value-type="float" office:value="17.376" calcext:value-type="float">
            <text:p>17.376</text:p>
          </table:table-cell>
          <table:table-cell office:value-type="float" office:value="10865804041" calcext:value-type="float">
            <text:p>10865804041</text:p>
          </table:table-cell>
          <table:table-cell office:value-type="float" office:value="18.773" calcext:value-type="float">
            <text:p>18.773</text:p>
          </table:table-cell>
          <table:table-cell office:value-type="float" office:value="11054651806" calcext:value-type="float">
            <text:p>11054651806</text:p>
          </table:table-cell>
          <table:table-cell office:value-type="float" office:value="12.402" calcext:value-type="float">
            <text:p>12.402</text:p>
          </table:table-cell>
          <table:table-cell office:value-type="float" office:value="9716419788" calcext:value-type="float">
            <text:p>9716419788</text:p>
          </table:table-cell>
          <table:table-cell office:value-type="float" office:value="10.854" calcext:value-type="float">
            <text:p>10.854</text:p>
          </table:table-cell>
          <table:table-cell office:value-type="float" office:value="8473581169" calcext:value-type="float">
            <text:p>8473581169</text:p>
          </table:table-cell>
          <table:table-cell office:value-type="float" office:value="12.738" calcext:value-type="float">
            <text:p>12.738</text:p>
          </table:table-cell>
          <table:table-cell office:value-type="float" office:value="7602840901" calcext:value-type="float">
            <text:p>7602840901</text:p>
          </table:table-cell>
          <table:table-cell office:value-type="float" office:value="10.709" calcext:value-type="float">
            <text:p>10.709</text:p>
          </table:table-cell>
          <table:table-cell office:value-type="float" office:value="7198220226" calcext:value-type="float">
            <text:p>7198220226</text:p>
          </table:table-cell>
          <table:table-cell office:value-type="float" office:value="9.5" calcext:value-type="float">
            <text:p>9.5</text:p>
          </table:table-cell>
          <table:table-cell office:value-type="float" office:value="7265465265" calcext:value-type="float">
            <text:p>7265465265</text:p>
          </table:table-cell>
          <table:table-cell office:value-type="float" office:value="9.32" calcext:value-type="float">
            <text:p>9.32</text:p>
          </table:table-cell>
          <table:table-cell office:value-type="float" office:value="7796505559" calcext:value-type="float">
            <text:p>7796505559</text:p>
          </table:table-cell>
          <table:table-cell office:value-type="float" office:value="9.4" calcext:value-type="float">
            <text:p>9.4</text:p>
          </table:table-cell>
          <table:table-cell office:value-type="float" office:value="7168596526" calcext:value-type="float">
            <text:p>7168596526</text:p>
          </table:table-cell>
          <table:table-cell office:value-type="float" office:value="9.4" calcext:value-type="float">
            <text:p>9.4</text:p>
          </table:table-cell>
          <table:table-cell office:value-type="float" office:value="7126562652" calcext:value-type="float">
            <text:p>7126562652</text:p>
          </table:table-cell>
          <table:table-cell office:value-type="float" office:value="8.1" calcext:value-type="float">
            <text:p>8.1</text:p>
          </table:table-cell>
          <table:table-cell table:number-columns-repeated="994"/>
        </table:table-row>
        <table:table-row table:style-name="ro1">
          <table:table-cell office:value-type="float" office:value="79136923895" calcext:value-type="float">
            <text:p>79136923895</text:p>
          </table:table-cell>
          <table:table-cell office:value-type="float" office:value="89.055" calcext:value-type="float">
            <text:p>89.055</text:p>
          </table:table-cell>
          <table:table-cell office:value-type="float" office:value="39401994345" calcext:value-type="float">
            <text:p>39401994345</text:p>
          </table:table-cell>
          <table:table-cell office:value-type="float" office:value="48.143" calcext:value-type="float">
            <text:p>48.143</text:p>
          </table:table-cell>
          <table:table-cell office:value-type="float" office:value="26244584706" calcext:value-type="float">
            <text:p>26244584706</text:p>
          </table:table-cell>
          <table:table-cell office:value-type="float" office:value="30.55" calcext:value-type="float">
            <text:p>30.55</text:p>
          </table:table-cell>
          <table:table-cell office:value-type="float" office:value="19570901223" calcext:value-type="float">
            <text:p>19570901223</text:p>
          </table:table-cell>
          <table:table-cell office:value-type="float" office:value="21.733" calcext:value-type="float">
            <text:p>21.733</text:p>
          </table:table-cell>
          <table:table-cell office:value-type="float" office:value="15594703991" calcext:value-type="float">
            <text:p>15594703991</text:p>
          </table:table-cell>
          <table:table-cell office:value-type="float" office:value="17.368" calcext:value-type="float">
            <text:p>17.368</text:p>
          </table:table-cell>
          <table:table-cell office:value-type="float" office:value="13006567942" calcext:value-type="float">
            <text:p>13006567942</text:p>
          </table:table-cell>
          <table:table-cell office:value-type="float" office:value="17.714" calcext:value-type="float">
            <text:p>17.714</text:p>
          </table:table-cell>
          <table:table-cell office:value-type="float" office:value="11303668458" calcext:value-type="float">
            <text:p>11303668458</text:p>
          </table:table-cell>
          <table:table-cell office:value-type="float" office:value="12.38" calcext:value-type="float">
            <text:p>12.38</text:p>
          </table:table-cell>
          <table:table-cell office:value-type="float" office:value="9691429565" calcext:value-type="float">
            <text:p>9691429565</text:p>
          </table:table-cell>
          <table:table-cell office:value-type="float" office:value="10.963" calcext:value-type="float">
            <text:p>10.963</text:p>
          </table:table-cell>
          <table:table-cell office:value-type="float" office:value="8600542671" calcext:value-type="float">
            <text:p>8600542671</text:p>
          </table:table-cell>
          <table:table-cell office:value-type="float" office:value="10.685" calcext:value-type="float">
            <text:p>10.685</text:p>
          </table:table-cell>
          <table:table-cell office:value-type="float" office:value="7762452990" calcext:value-type="float">
            <text:p>7762452990</text:p>
          </table:table-cell>
          <table:table-cell office:value-type="float" office:value="9.608" calcext:value-type="float">
            <text:p>9.608</text:p>
          </table:table-cell>
          <table:table-cell office:value-type="float" office:value="7165986652" calcext:value-type="float">
            <text:p>7165986652</text:p>
          </table:table-cell>
          <table:table-cell office:value-type="float" office:value="8.9" calcext:value-type="float">
            <text:p>8.9</text:p>
          </table:table-cell>
          <table:table-cell office:value-type="float" office:value="7265986665" calcext:value-type="float">
            <text:p>7265986665</text:p>
          </table:table-cell>
          <table:table-cell office:value-type="float" office:value="8.1" calcext:value-type="float">
            <text:p>8.1</text:p>
          </table:table-cell>
          <table:table-cell office:value-type="float" office:value="7598669565" calcext:value-type="float">
            <text:p>7598669565</text:p>
          </table:table-cell>
          <table:table-cell office:value-type="float" office:value="9.6" calcext:value-type="float">
            <text:p>9.6</text:p>
          </table:table-cell>
          <table:table-cell office:value-type="float" office:value="7168999352" calcext:value-type="float">
            <text:p>7168999352</text:p>
          </table:table-cell>
          <table:table-cell office:value-type="float" office:value="9.8" calcext:value-type="float">
            <text:p>9.8</text:p>
          </table:table-cell>
          <table:table-cell office:value-type="float" office:value="7256452002" calcext:value-type="float">
            <text:p>7256452002</text:p>
          </table:table-cell>
          <table:table-cell office:value-type="float" office:value="8.3" calcext:value-type="float">
            <text:p>8.3</text:p>
          </table:table-cell>
          <table:table-cell table:number-columns-repeated="994"/>
        </table:table-row>
        <table:table-row table:style-name="ro1">
          <table:table-cell office:value-type="float" office:value="78990316474" calcext:value-type="float">
            <text:p>78990316474</text:p>
          </table:table-cell>
          <table:table-cell office:value-type="float" office:value="88.382" calcext:value-type="float">
            <text:p>88.382</text:p>
          </table:table-cell>
          <table:table-cell office:value-type="float" office:value="39480908157" calcext:value-type="float">
            <text:p>39480908157</text:p>
          </table:table-cell>
          <table:table-cell office:value-type="float" office:value="47.608" calcext:value-type="float">
            <text:p>47.608</text:p>
          </table:table-cell>
          <table:table-cell office:value-type="float" office:value="26148715025" calcext:value-type="float">
            <text:p>26148715025</text:p>
          </table:table-cell>
          <table:table-cell office:value-type="float" office:value="30.401" calcext:value-type="float">
            <text:p>30.401</text:p>
          </table:table-cell>
          <table:table-cell office:value-type="float" office:value="19597929132" calcext:value-type="float">
            <text:p>19597929132</text:p>
          </table:table-cell>
          <table:table-cell office:value-type="float" office:value="22.179" calcext:value-type="float">
            <text:p>22.179</text:p>
          </table:table-cell>
          <table:table-cell office:value-type="float" office:value="15608280505" calcext:value-type="float">
            <text:p>15608280505</text:p>
          </table:table-cell>
          <table:table-cell office:value-type="float" office:value="17.381" calcext:value-type="float">
            <text:p>17.381</text:p>
          </table:table-cell>
          <table:table-cell office:value-type="float" office:value="12949292668" calcext:value-type="float">
            <text:p>12949292668</text:p>
          </table:table-cell>
          <table:table-cell office:value-type="float" office:value="14.424" calcext:value-type="float">
            <text:p>14.424</text:p>
          </table:table-cell>
          <table:table-cell office:value-type="float" office:value="11124853406" calcext:value-type="float">
            <text:p>11124853406</text:p>
          </table:table-cell>
          <table:table-cell office:value-type="float" office:value="13.625" calcext:value-type="float">
            <text:p>13.625</text:p>
          </table:table-cell>
          <table:table-cell office:value-type="float" office:value="9662684671" calcext:value-type="float">
            <text:p>9662684671</text:p>
          </table:table-cell>
          <table:table-cell office:value-type="float" office:value="10.832" calcext:value-type="float">
            <text:p>10.832</text:p>
          </table:table-cell>
          <table:table-cell office:value-type="float" office:value="8402575464" calcext:value-type="float">
            <text:p>8402575464</text:p>
          </table:table-cell>
          <table:table-cell office:value-type="float" office:value="10.643" calcext:value-type="float">
            <text:p>10.643</text:p>
          </table:table-cell>
          <table:table-cell office:value-type="float" office:value="7751979381" calcext:value-type="float">
            <text:p>7751979381</text:p>
          </table:table-cell>
          <table:table-cell office:value-type="float" office:value="13.001" calcext:value-type="float">
            <text:p>13.001</text:p>
          </table:table-cell>
          <table:table-cell office:value-type="float" office:value="7132695598" calcext:value-type="float">
            <text:p>7132695598</text:p>
          </table:table-cell>
          <table:table-cell office:value-type="float" office:value="8.4" calcext:value-type="float">
            <text:p>8.4</text:p>
          </table:table-cell>
          <table:table-cell office:value-type="float" office:value="7125656232" calcext:value-type="float">
            <text:p>7125656232</text:p>
          </table:table-cell>
          <table:table-cell office:value-type="float" office:value="8.6" calcext:value-type="float">
            <text:p>8.6</text:p>
          </table:table-cell>
          <table:table-cell office:value-type="float" office:value="7598565965" calcext:value-type="float">
            <text:p>7598565965</text:p>
          </table:table-cell>
          <table:table-cell office:value-type="float" office:value="9.7" calcext:value-type="float">
            <text:p>9.7</text:p>
          </table:table-cell>
          <table:table-cell office:value-type="float" office:value="7198669804" calcext:value-type="float">
            <text:p>7198669804</text:p>
          </table:table-cell>
          <table:table-cell office:value-type="float" office:value="9.7" calcext:value-type="float">
            <text:p>9.7</text:p>
          </table:table-cell>
          <table:table-cell office:value-type="float" office:value="7165996546" calcext:value-type="float">
            <text:p>7165996546</text:p>
          </table:table-cell>
          <table:table-cell office:value-type="float" office:value="8.1" calcext:value-type="float">
            <text:p>8.1</text:p>
          </table:table-cell>
          <table:table-cell table:number-columns-repeated="994"/>
        </table:table-row>
        <table:table-row table:style-name="ro1">
          <table:table-cell office:value-type="float" office:value="79225037470" calcext:value-type="float">
            <text:p>79225037470</text:p>
          </table:table-cell>
          <table:table-cell office:value-type="float" office:value="92.798" calcext:value-type="float">
            <text:p>92.798</text:p>
          </table:table-cell>
          <table:table-cell office:value-type="float" office:value="39444403085" calcext:value-type="float">
            <text:p>39444403085</text:p>
          </table:table-cell>
          <table:table-cell office:value-type="float" office:value="46.543" calcext:value-type="float">
            <text:p>46.543</text:p>
          </table:table-cell>
          <table:table-cell office:value-type="float" office:value="26189589230" calcext:value-type="float">
            <text:p>26189589230</text:p>
          </table:table-cell>
          <table:table-cell office:value-type="float" office:value="29.295" calcext:value-type="float">
            <text:p>29.295</text:p>
          </table:table-cell>
          <table:table-cell office:value-type="float" office:value="19407951629" calcext:value-type="float">
            <text:p>19407951629</text:p>
          </table:table-cell>
          <table:table-cell office:value-type="float" office:value="21.713" calcext:value-type="float">
            <text:p>21.713</text:p>
          </table:table-cell>
          <table:table-cell office:value-type="float" office:value="15559391700" calcext:value-type="float">
            <text:p>15559391700</text:p>
          </table:table-cell>
          <table:table-cell office:value-type="float" office:value="17.803" calcext:value-type="float">
            <text:p>17.803</text:p>
          </table:table-cell>
          <table:table-cell office:value-type="float" office:value="10410250038" calcext:value-type="float">
            <text:p>10410250038</text:p>
          </table:table-cell>
          <table:table-cell office:value-type="float" office:value="14.927" calcext:value-type="float">
            <text:p>14.927</text:p>
          </table:table-cell>
          <table:table-cell office:value-type="float" office:value="11059949601" calcext:value-type="float">
            <text:p>11059949601</text:p>
          </table:table-cell>
          <table:table-cell office:value-type="float" office:value="12.373" calcext:value-type="float">
            <text:p>12.373</text:p>
          </table:table-cell>
          <table:table-cell office:value-type="float" office:value="9719890319" calcext:value-type="float">
            <text:p>9719890319</text:p>
          </table:table-cell>
          <table:table-cell office:value-type="float" office:value="10.842" calcext:value-type="float">
            <text:p>10.842</text:p>
          </table:table-cell>
          <table:table-cell office:value-type="float" office:value="8671620732" calcext:value-type="float">
            <text:p>8671620732</text:p>
          </table:table-cell>
          <table:table-cell office:value-type="float" office:value="10.52" calcext:value-type="float">
            <text:p>10.52</text:p>
          </table:table-cell>
          <table:table-cell office:value-type="float" office:value="7776387737" calcext:value-type="float">
            <text:p>7776387737</text:p>
          </table:table-cell>
          <table:table-cell office:value-type="float" office:value="9.556" calcext:value-type="float">
            <text:p>9.556</text:p>
          </table:table-cell>
          <table:table-cell office:value-type="float" office:value="7165925462" calcext:value-type="float">
            <text:p>7165925462</text:p>
          </table:table-cell>
          <table:table-cell office:value-type="float" office:value="9.3" calcext:value-type="float">
            <text:p>9.3</text:p>
          </table:table-cell>
          <table:table-cell office:value-type="float" office:value="7265993965" calcext:value-type="float">
            <text:p>7265993965</text:p>
          </table:table-cell>
          <table:table-cell office:value-type="float" office:value="8.4" calcext:value-type="float">
            <text:p>8.4</text:p>
          </table:table-cell>
          <table:table-cell office:value-type="float" office:value="7498556595" calcext:value-type="float">
            <text:p>7498556595</text:p>
          </table:table-cell>
          <table:table-cell office:value-type="float" office:value="8.3" calcext:value-type="float">
            <text:p>8.3</text:p>
          </table:table-cell>
          <table:table-cell office:value-type="float" office:value="7198565635" calcext:value-type="float">
            <text:p>7198565635</text:p>
          </table:table-cell>
          <table:table-cell office:value-type="float" office:value="9.1" calcext:value-type="float">
            <text:p>9.1</text:p>
          </table:table-cell>
          <table:table-cell office:value-type="float" office:value="7165993636" calcext:value-type="float">
            <text:p>7165993636</text:p>
          </table:table-cell>
          <table:table-cell office:value-type="float" office:value="8.4" calcext:value-type="float">
            <text:p>8.4</text:p>
          </table:table-cell>
          <table:table-cell table:number-columns-repeated="994"/>
        </table:table-row>
        <table:table-row table:style-name="ro1">
          <table:table-cell office:value-type="float" office:value="79147854632" calcext:value-type="float">
            <text:p>79147854632</text:p>
          </table:table-cell>
          <table:table-cell office:value-type="float" office:value="87.21" calcext:value-type="float">
            <text:p>87.21</text:p>
          </table:table-cell>
          <table:table-cell office:value-type="float" office:value="39411416329" calcext:value-type="float">
            <text:p>39411416329</text:p>
          </table:table-cell>
          <table:table-cell office:value-type="float" office:value="44.554" calcext:value-type="float">
            <text:p>44.554</text:p>
          </table:table-cell>
          <table:table-cell office:value-type="float" office:value="26277435924" calcext:value-type="float">
            <text:p>26277435924</text:p>
          </table:table-cell>
          <table:table-cell office:value-type="float" office:value="30.35" calcext:value-type="float">
            <text:p>30.35</text:p>
          </table:table-cell>
          <table:table-cell office:value-type="float" office:value="19547999114" calcext:value-type="float">
            <text:p>19547999114</text:p>
          </table:table-cell>
          <table:table-cell office:value-type="float" office:value="23.459" calcext:value-type="float">
            <text:p>23.459</text:p>
          </table:table-cell>
          <table:table-cell office:value-type="float" office:value="15531485467" calcext:value-type="float">
            <text:p>15531485467</text:p>
          </table:table-cell>
          <table:table-cell office:value-type="float" office:value="17.402" calcext:value-type="float">
            <text:p>17.402</text:p>
          </table:table-cell>
          <table:table-cell office:value-type="float" office:value="12954325727" calcext:value-type="float">
            <text:p>12954325727</text:p>
          </table:table-cell>
          <table:table-cell office:value-type="float" office:value="14.441" calcext:value-type="float">
            <text:p>14.441</text:p>
          </table:table-cell>
          <table:table-cell office:value-type="float" office:value="11078540010" calcext:value-type="float">
            <text:p>11078540010</text:p>
          </table:table-cell>
          <table:table-cell office:value-type="float" office:value="12.368" calcext:value-type="float">
            <text:p>12.368</text:p>
          </table:table-cell>
          <table:table-cell office:value-type="float" office:value="9224299764" calcext:value-type="float">
            <text:p>9224299764</text:p>
          </table:table-cell>
          <table:table-cell office:value-type="float" office:value="10.834" calcext:value-type="float">
            <text:p>10.834</text:p>
          </table:table-cell>
          <table:table-cell office:value-type="float" office:value="8429923081" calcext:value-type="float">
            <text:p>8429923081</text:p>
          </table:table-cell>
          <table:table-cell office:value-type="float" office:value="10.632" calcext:value-type="float">
            <text:p>10.632</text:p>
          </table:table-cell>
          <table:table-cell office:value-type="float" office:value="7789741398" calcext:value-type="float">
            <text:p>7789741398</text:p>
          </table:table-cell>
          <table:table-cell office:value-type="float" office:value="11.868" calcext:value-type="float">
            <text:p>11.868</text:p>
          </table:table-cell>
          <table:table-cell office:value-type="float" office:value="7365985268" calcext:value-type="float">
            <text:p>7365985268</text:p>
          </table:table-cell>
          <table:table-cell office:value-type="float" office:value="9.2" calcext:value-type="float">
            <text:p>9.2</text:p>
          </table:table-cell>
          <table:table-cell office:value-type="float" office:value="7465986565" calcext:value-type="float">
            <text:p>7465986565</text:p>
          </table:table-cell>
          <table:table-cell office:value-type="float" office:value="11.2" calcext:value-type="float">
            <text:p>11.2</text:p>
          </table:table-cell>
          <table:table-cell office:value-type="float" office:value="7526899905" calcext:value-type="float">
            <text:p>7526899905</text:p>
          </table:table-cell>
          <table:table-cell office:value-type="float" office:value="8.1" calcext:value-type="float">
            <text:p>8.1</text:p>
          </table:table-cell>
          <table:table-cell office:value-type="float" office:value="7264795656" calcext:value-type="float">
            <text:p>7264795656</text:p>
          </table:table-cell>
          <table:table-cell office:value-type="float" office:value="10" calcext:value-type="float">
            <text:p>10</text:p>
          </table:table-cell>
          <table:table-cell office:value-type="float" office:value="7132599696" calcext:value-type="float">
            <text:p>7132599696</text:p>
          </table:table-cell>
          <table:table-cell office:value-type="float" office:value="9.5" calcext:value-type="float">
            <text:p>9.5</text:p>
          </table:table-cell>
          <table:table-cell table:number-columns-repeated="994"/>
        </table:table-row>
        <table:table-row table:style-name="ro1">
          <table:table-cell office:value-type="float" office:value="77515812755" calcext:value-type="float">
            <text:p>77515812755</text:p>
          </table:table-cell>
          <table:table-cell office:value-type="float" office:value="88.843" calcext:value-type="float">
            <text:p>88.843</text:p>
          </table:table-cell>
          <table:table-cell office:value-type="float" office:value="39476949682" calcext:value-type="float">
            <text:p>39476949682</text:p>
          </table:table-cell>
          <table:table-cell office:value-type="float" office:value="51.465" calcext:value-type="float">
            <text:p>51.465</text:p>
          </table:table-cell>
          <table:table-cell office:value-type="float" office:value="26016757875" calcext:value-type="float">
            <text:p>26016757875</text:p>
          </table:table-cell>
          <table:table-cell office:value-type="float" office:value="30.691" calcext:value-type="float">
            <text:p>30.691</text:p>
          </table:table-cell>
          <table:table-cell office:value-type="float" office:value="19663936983" calcext:value-type="float">
            <text:p>19663936983</text:p>
          </table:table-cell>
          <table:table-cell office:value-type="float" office:value="23.655" calcext:value-type="float">
            <text:p>23.655</text:p>
          </table:table-cell>
          <table:table-cell office:value-type="float" office:value="15648838907" calcext:value-type="float">
            <text:p>15648838907</text:p>
          </table:table-cell>
          <table:table-cell office:value-type="float" office:value="17.339" calcext:value-type="float">
            <text:p>17.339</text:p>
          </table:table-cell>
          <table:table-cell office:value-type="float" office:value="12651987505" calcext:value-type="float">
            <text:p>12651987505</text:p>
          </table:table-cell>
          <table:table-cell office:value-type="float" office:value="16.882" calcext:value-type="float">
            <text:p>16.882</text:p>
          </table:table-cell>
          <table:table-cell office:value-type="float" office:value="11091742591" calcext:value-type="float">
            <text:p>11091742591</text:p>
          </table:table-cell>
          <table:table-cell office:value-type="float" office:value="12.391" calcext:value-type="float">
            <text:p>12.391</text:p>
          </table:table-cell>
          <table:table-cell office:value-type="float" office:value="9695900459" calcext:value-type="float">
            <text:p>9695900459</text:p>
          </table:table-cell>
          <table:table-cell office:value-type="float" office:value="10.887" calcext:value-type="float">
            <text:p>10.887</text:p>
          </table:table-cell>
          <table:table-cell office:value-type="float" office:value="8533312393" calcext:value-type="float">
            <text:p>8533312393</text:p>
          </table:table-cell>
          <table:table-cell office:value-type="float" office:value="10.515" calcext:value-type="float">
            <text:p>10.515</text:p>
          </table:table-cell>
          <table:table-cell office:value-type="float" office:value="7732699167" calcext:value-type="float">
            <text:p>7732699167</text:p>
          </table:table-cell>
          <table:table-cell office:value-type="float" office:value="9.509" calcext:value-type="float">
            <text:p>9.509</text:p>
          </table:table-cell>
          <table:table-cell office:value-type="float" office:value="7132969260" calcext:value-type="float">
            <text:p>7132969260</text:p>
          </table:table-cell>
          <table:table-cell office:value-type="float" office:value="10.1" calcext:value-type="float">
            <text:p>10.1</text:p>
          </table:table-cell>
          <table:table-cell office:value-type="float" office:value="6932652652" calcext:value-type="float">
            <text:p>6932652652</text:p>
          </table:table-cell>
          <table:table-cell office:value-type="float" office:value="11.6" calcext:value-type="float">
            <text:p>11.6</text:p>
          </table:table-cell>
          <table:table-cell office:value-type="float" office:value="7596996501" calcext:value-type="float">
            <text:p>7596996501</text:p>
          </table:table-cell>
          <table:table-cell office:value-type="float" office:value="9.6" calcext:value-type="float">
            <text:p>9.6</text:p>
          </table:table-cell>
          <table:table-cell office:value-type="float" office:value="7268990326" calcext:value-type="float">
            <text:p>7268990326</text:p>
          </table:table-cell>
          <table:table-cell office:value-type="float" office:value="9.5" calcext:value-type="float">
            <text:p>9.5</text:p>
          </table:table-cell>
          <table:table-cell office:value-type="float" office:value="7215432653" calcext:value-type="float">
            <text:p>7215432653</text:p>
          </table:table-cell>
          <table:table-cell office:value-type="float" office:value="9.4" calcext:value-type="float">
            <text:p>9.4</text:p>
          </table:table-cell>
          <table:table-cell table:number-columns-repeated="994"/>
        </table:table-row>
        <table:table-row table:style-name="ro1">
          <table:table-cell office:value-type="float" office:value="79035812045" calcext:value-type="float">
            <text:p>79035812045</text:p>
          </table:table-cell>
          <table:table-cell office:value-type="float" office:value="87.774" calcext:value-type="float">
            <text:p>87.774</text:p>
          </table:table-cell>
          <table:table-cell office:value-type="float" office:value="39433138597" calcext:value-type="float">
            <text:p>39433138597</text:p>
          </table:table-cell>
          <table:table-cell office:value-type="float" office:value="43.779" calcext:value-type="float">
            <text:p>43.779</text:p>
          </table:table-cell>
          <table:table-cell office:value-type="float" office:value="26229376820" calcext:value-type="float">
            <text:p>26229376820</text:p>
          </table:table-cell>
          <table:table-cell office:value-type="float" office:value="34.888" calcext:value-type="float">
            <text:p>34.888</text:p>
          </table:table-cell>
          <table:table-cell office:value-type="float" office:value="19601443068" calcext:value-type="float">
            <text:p>19601443068</text:p>
          </table:table-cell>
          <table:table-cell office:value-type="float" office:value="21.828" calcext:value-type="float">
            <text:p>21.828</text:p>
          </table:table-cell>
          <table:table-cell office:value-type="float" office:value="15572781910" calcext:value-type="float">
            <text:p>15572781910</text:p>
          </table:table-cell>
          <table:table-cell office:value-type="float" office:value="17.759" calcext:value-type="float">
            <text:p>17.759</text:p>
          </table:table-cell>
          <table:table-cell office:value-type="float" office:value="12996027993" calcext:value-type="float">
            <text:p>12996027993</text:p>
          </table:table-cell>
          <table:table-cell office:value-type="float" office:value="14.426" calcext:value-type="float">
            <text:p>14.426</text:p>
          </table:table-cell>
          <table:table-cell office:value-type="float" office:value="11036868935" calcext:value-type="float">
            <text:p>11036868935</text:p>
          </table:table-cell>
          <table:table-cell office:value-type="float" office:value="12.374" calcext:value-type="float">
            <text:p>12.374</text:p>
          </table:table-cell>
          <table:table-cell office:value-type="float" office:value="9689564867" calcext:value-type="float">
            <text:p>9689564867</text:p>
          </table:table-cell>
          <table:table-cell office:value-type="float" office:value="12.251" calcext:value-type="float">
            <text:p>12.251</text:p>
          </table:table-cell>
          <table:table-cell office:value-type="float" office:value="8656548073" calcext:value-type="float">
            <text:p>8656548073</text:p>
          </table:table-cell>
          <table:table-cell office:value-type="float" office:value="10.587" calcext:value-type="float">
            <text:p>10.587</text:p>
          </table:table-cell>
          <table:table-cell office:value-type="float" office:value="7747493514" calcext:value-type="float">
            <text:p>7747493514</text:p>
          </table:table-cell>
          <table:table-cell office:value-type="float" office:value="9.567" calcext:value-type="float">
            <text:p>9.567</text:p>
          </table:table-cell>
          <table:table-cell office:value-type="float" office:value="7265993401" calcext:value-type="float">
            <text:p>7265993401</text:p>
          </table:table-cell>
          <table:table-cell office:value-type="float" office:value="9.2" calcext:value-type="float">
            <text:p>9.2</text:p>
          </table:table-cell>
          <table:table-cell office:value-type="float" office:value="6987546665" calcext:value-type="float">
            <text:p>6987546665</text:p>
          </table:table-cell>
          <table:table-cell office:value-type="float" office:value="12.6" calcext:value-type="float">
            <text:p>12.6</text:p>
          </table:table-cell>
          <table:table-cell office:value-type="float" office:value="7516566293" calcext:value-type="float">
            <text:p>7516566293</text:p>
          </table:table-cell>
          <table:table-cell office:value-type="float" office:value="9.1" calcext:value-type="float">
            <text:p>9.1</text:p>
          </table:table-cell>
          <table:table-cell office:value-type="float" office:value="7265993102" calcext:value-type="float">
            <text:p>7265993102</text:p>
          </table:table-cell>
          <table:table-cell office:value-type="float" office:value="7" calcext:value-type="float">
            <text:p>7</text:p>
          </table:table-cell>
          <table:table-cell office:value-type="float" office:value="7265982005" calcext:value-type="float">
            <text:p>7265982005</text:p>
          </table:table-cell>
          <table:table-cell office:value-type="float" office:value="9.6" calcext:value-type="float">
            <text:p>9.6</text:p>
          </table:table-cell>
          <table:table-cell table:number-columns-repeated="994"/>
        </table:table-row>
        <table:table-row table:style-name="ro1">
          <table:table-cell office:value-type="float" office:value="79548180519" calcext:value-type="float">
            <text:p>79548180519</text:p>
          </table:table-cell>
          <table:table-cell office:value-type="float" office:value="90.895" calcext:value-type="float">
            <text:p>90.895</text:p>
          </table:table-cell>
          <table:table-cell office:value-type="float" office:value="39346192169" calcext:value-type="float">
            <text:p>39346192169</text:p>
          </table:table-cell>
          <table:table-cell office:value-type="float" office:value="43.255" calcext:value-type="float">
            <text:p>43.255</text:p>
          </table:table-cell>
          <table:table-cell office:value-type="float" office:value="26051229221" calcext:value-type="float">
            <text:p>26051229221</text:p>
          </table:table-cell>
          <table:table-cell office:value-type="float" office:value="35" calcext:value-type="float">
            <text:p>35</text:p>
          </table:table-cell>
          <table:table-cell office:value-type="float" office:value="19343956858" calcext:value-type="float">
            <text:p>19343956858</text:p>
          </table:table-cell>
          <table:table-cell office:value-type="float" office:value="26.691" calcext:value-type="float">
            <text:p>26.691</text:p>
          </table:table-cell>
          <table:table-cell office:value-type="float" office:value="15619536404" calcext:value-type="float">
            <text:p>15619536404</text:p>
          </table:table-cell>
          <table:table-cell office:value-type="float" office:value="19.076" calcext:value-type="float">
            <text:p>19.076</text:p>
          </table:table-cell>
          <table:table-cell office:value-type="float" office:value="12980838410" calcext:value-type="float">
            <text:p>12980838410</text:p>
          </table:table-cell>
          <table:table-cell office:value-type="float" office:value="14.43" calcext:value-type="float">
            <text:p>14.43</text:p>
          </table:table-cell>
          <table:table-cell office:value-type="float" office:value="11084059940" calcext:value-type="float">
            <text:p>11084059940</text:p>
          </table:table-cell>
          <table:table-cell office:value-type="float" office:value="12.38" calcext:value-type="float">
            <text:p>12.38</text:p>
          </table:table-cell>
          <table:table-cell office:value-type="float" office:value="9643873746" calcext:value-type="float">
            <text:p>9643873746</text:p>
          </table:table-cell>
          <table:table-cell office:value-type="float" office:value="11.765" calcext:value-type="float">
            <text:p>11.765</text:p>
          </table:table-cell>
          <table:table-cell office:value-type="float" office:value="8635804018" calcext:value-type="float">
            <text:p>8635804018</text:p>
          </table:table-cell>
          <table:table-cell office:value-type="float" office:value="10.693" calcext:value-type="float">
            <text:p>10.693</text:p>
          </table:table-cell>
          <table:table-cell office:value-type="float" office:value="7758379324" calcext:value-type="float">
            <text:p>7758379324</text:p>
          </table:table-cell>
          <table:table-cell office:value-type="float" office:value="9.447" calcext:value-type="float">
            <text:p>9.447</text:p>
          </table:table-cell>
          <table:table-cell office:value-type="float" office:value="7264996502" calcext:value-type="float">
            <text:p>7264996502</text:p>
          </table:table-cell>
          <table:table-cell office:value-type="float" office:value="9.7" calcext:value-type="float">
            <text:p>9.7</text:p>
          </table:table-cell>
          <table:table-cell office:value-type="float" office:value="6985653265" calcext:value-type="float">
            <text:p>6985653265</text:p>
          </table:table-cell>
          <table:table-cell office:value-type="float" office:value="9.5" calcext:value-type="float">
            <text:p>9.5</text:p>
          </table:table-cell>
          <table:table-cell office:value-type="float" office:value="7168592652" calcext:value-type="float">
            <text:p>7168592652</text:p>
          </table:table-cell>
          <table:table-cell office:value-type="float" office:value="9.1" calcext:value-type="float">
            <text:p>9.1</text:p>
          </table:table-cell>
          <table:table-cell office:value-type="float" office:value="7265993213" calcext:value-type="float">
            <text:p>7265993213</text:p>
          </table:table-cell>
          <table:table-cell office:value-type="float" office:value="7.8" calcext:value-type="float">
            <text:p>7.8</text:p>
          </table:table-cell>
          <table:table-cell office:value-type="float" office:value="7236599696" calcext:value-type="float">
            <text:p>7236599696</text:p>
          </table:table-cell>
          <table:table-cell office:value-type="float" office:value="9.2" calcext:value-type="float">
            <text:p>9.2</text:p>
          </table:table-cell>
          <table:table-cell table:number-columns-repeated="994"/>
        </table:table-row>
        <table:table-row table:style-name="ro1">
          <table:table-cell office:value-type="float" office:value="79103740081" calcext:value-type="float">
            <text:p>79103740081</text:p>
          </table:table-cell>
          <table:table-cell office:value-type="float" office:value="90.822" calcext:value-type="float">
            <text:p>90.822</text:p>
          </table:table-cell>
          <table:table-cell office:value-type="float" office:value="39404889888" calcext:value-type="float">
            <text:p>39404889888</text:p>
          </table:table-cell>
          <table:table-cell office:value-type="float" office:value="44.348" calcext:value-type="float">
            <text:p>44.348</text:p>
          </table:table-cell>
          <table:table-cell office:value-type="float" office:value="26215088413" calcext:value-type="float">
            <text:p>26215088413</text:p>
          </table:table-cell>
          <table:table-cell office:value-type="float" office:value="31.179" calcext:value-type="float">
            <text:p>31.179</text:p>
          </table:table-cell>
          <table:table-cell office:value-type="float" office:value="19545895829" calcext:value-type="float">
            <text:p>19545895829</text:p>
          </table:table-cell>
          <table:table-cell office:value-type="float" office:value="23.023" calcext:value-type="float">
            <text:p>23.023</text:p>
          </table:table-cell>
          <table:table-cell office:value-type="float" office:value="15597134706" calcext:value-type="float">
            <text:p>15597134706</text:p>
          </table:table-cell>
          <table:table-cell office:value-type="float" office:value="17.364" calcext:value-type="float">
            <text:p>17.364</text:p>
          </table:table-cell>
          <table:table-cell office:value-type="float" office:value="11786289022" calcext:value-type="float">
            <text:p>11786289022</text:p>
          </table:table-cell>
          <table:table-cell office:value-type="float" office:value="15.978" calcext:value-type="float">
            <text:p>15.978</text:p>
          </table:table-cell>
          <table:table-cell office:value-type="float" office:value="11077660313" calcext:value-type="float">
            <text:p>11077660313</text:p>
          </table:table-cell>
          <table:table-cell office:value-type="float" office:value="12.42" calcext:value-type="float">
            <text:p>12.42</text:p>
          </table:table-cell>
          <table:table-cell office:value-type="float" office:value="9649645852" calcext:value-type="float">
            <text:p>9649645852</text:p>
          </table:table-cell>
          <table:table-cell office:value-type="float" office:value="10.862" calcext:value-type="float">
            <text:p>10.862</text:p>
          </table:table-cell>
          <table:table-cell office:value-type="float" office:value="8624195101" calcext:value-type="float">
            <text:p>8624195101</text:p>
          </table:table-cell>
          <table:table-cell office:value-type="float" office:value="11.912" calcext:value-type="float">
            <text:p>11.912</text:p>
          </table:table-cell>
          <table:table-cell office:value-type="float" office:value="7756114761" calcext:value-type="float">
            <text:p>7756114761</text:p>
          </table:table-cell>
          <table:table-cell office:value-type="float" office:value="10.793" calcext:value-type="float">
            <text:p>10.793</text:p>
          </table:table-cell>
          <table:table-cell office:value-type="float" office:value="7165996969" calcext:value-type="float">
            <text:p>7165996969</text:p>
          </table:table-cell>
          <table:table-cell office:value-type="float" office:value="9.4" calcext:value-type="float">
            <text:p>9.4</text:p>
          </table:table-cell>
          <table:table-cell office:value-type="float" office:value="7106565985" calcext:value-type="float">
            <text:p>7106565985</text:p>
          </table:table-cell>
          <table:table-cell office:value-type="float" office:value="9.6" calcext:value-type="float">
            <text:p>9.6</text:p>
          </table:table-cell>
          <table:table-cell office:value-type="float" office:value="7265965006" calcext:value-type="float">
            <text:p>7265965006</text:p>
          </table:table-cell>
          <table:table-cell office:value-type="float" office:value="9.4" calcext:value-type="float">
            <text:p>9.4</text:p>
          </table:table-cell>
          <table:table-cell office:value-type="float" office:value="7096856569" calcext:value-type="float">
            <text:p>7096856569</text:p>
          </table:table-cell>
          <table:table-cell office:value-type="float" office:value="7.9" calcext:value-type="float">
            <text:p>7.9</text:p>
          </table:table-cell>
          <table:table-cell office:value-type="float" office:value="7256416500" calcext:value-type="float">
            <text:p>7256416500</text:p>
          </table:table-cell>
          <table:table-cell office:value-type="float" office:value="8.1" calcext:value-type="float">
            <text:p>8.1</text:p>
          </table:table-cell>
          <table:table-cell table:number-columns-repeated="994"/>
        </table:table-row>
        <table:table-row table:style-name="ro1">
          <table:table-cell office:value-type="float" office:value="79155999412" calcext:value-type="float">
            <text:p>79155999412</text:p>
          </table:table-cell>
          <table:table-cell office:value-type="float" office:value="87.353" calcext:value-type="float">
            <text:p>87.353</text:p>
          </table:table-cell>
          <table:table-cell office:value-type="float" office:value="39549108201" calcext:value-type="float">
            <text:p>39549108201</text:p>
          </table:table-cell>
          <table:table-cell office:value-type="float" office:value="48.669" calcext:value-type="float">
            <text:p>48.669</text:p>
          </table:table-cell>
          <table:table-cell office:value-type="float" office:value="25960539435" calcext:value-type="float">
            <text:p>25960539435</text:p>
          </table:table-cell>
          <table:table-cell office:value-type="float" office:value="29.31" calcext:value-type="float">
            <text:p>29.31</text:p>
          </table:table-cell>
          <table:table-cell office:value-type="float" office:value="19613074778" calcext:value-type="float">
            <text:p>19613074778</text:p>
          </table:table-cell>
          <table:table-cell office:value-type="float" office:value="22.54" calcext:value-type="float">
            <text:p>22.54</text:p>
          </table:table-cell>
          <table:table-cell office:value-type="float" office:value="15582138811" calcext:value-type="float">
            <text:p>15582138811</text:p>
          </table:table-cell>
          <table:table-cell office:value-type="float" office:value="17.346" calcext:value-type="float">
            <text:p>17.346</text:p>
          </table:table-cell>
          <table:table-cell office:value-type="float" office:value="12949649004" calcext:value-type="float">
            <text:p>12949649004</text:p>
          </table:table-cell>
          <table:table-cell office:value-type="float" office:value="14.512" calcext:value-type="float">
            <text:p>14.512</text:p>
          </table:table-cell>
          <table:table-cell office:value-type="float" office:value="11092577802" calcext:value-type="float">
            <text:p>11092577802</text:p>
          </table:table-cell>
          <table:table-cell office:value-type="float" office:value="12.402" calcext:value-type="float">
            <text:p>12.402</text:p>
          </table:table-cell>
          <table:table-cell office:value-type="float" office:value="9650164087" calcext:value-type="float">
            <text:p>9650164087</text:p>
          </table:table-cell>
          <table:table-cell office:value-type="float" office:value="10.86" calcext:value-type="float">
            <text:p>10.86</text:p>
          </table:table-cell>
          <table:table-cell office:value-type="float" office:value="8731851532" calcext:value-type="float">
            <text:p>8731851532</text:p>
          </table:table-cell>
          <table:table-cell office:value-type="float" office:value="15.772" calcext:value-type="float">
            <text:p>15.772</text:p>
          </table:table-cell>
          <table:table-cell office:value-type="float" office:value="7796945559" calcext:value-type="float">
            <text:p>7796945559</text:p>
          </table:table-cell>
          <table:table-cell office:value-type="float" office:value="9.476" calcext:value-type="float">
            <text:p>9.476</text:p>
          </table:table-cell>
          <table:table-cell office:value-type="float" office:value="7165559836" calcext:value-type="float">
            <text:p>7165559836</text:p>
          </table:table-cell>
          <table:table-cell office:value-type="float" office:value="11.1" calcext:value-type="float">
            <text:p>11.1</text:p>
          </table:table-cell>
          <table:table-cell office:value-type="float" office:value="7068598655" calcext:value-type="float">
            <text:p>7068598655</text:p>
          </table:table-cell>
          <table:table-cell office:value-type="float" office:value="9.4" calcext:value-type="float">
            <text:p>9.4</text:p>
          </table:table-cell>
          <table:table-cell office:value-type="float" office:value="7513566986" calcext:value-type="float">
            <text:p>7513566986</text:p>
          </table:table-cell>
          <table:table-cell office:value-type="float" office:value="8.9" calcext:value-type="float">
            <text:p>8.9</text:p>
          </table:table-cell>
          <table:table-cell office:value-type="float" office:value="7265598613" calcext:value-type="float">
            <text:p>7265598613</text:p>
          </table:table-cell>
          <table:table-cell office:value-type="float" office:value="7.2" calcext:value-type="float">
            <text:p>7.2</text:p>
          </table:table-cell>
          <table:table-cell office:value-type="float" office:value="7135939003" calcext:value-type="float">
            <text:p>7135939003</text:p>
          </table:table-cell>
          <table:table-cell office:value-type="float" office:value="8.2" calcext:value-type="float">
            <text:p>8.2</text:p>
          </table:table-cell>
          <table:table-cell table:number-columns-repeated="994"/>
        </table:table-row>
        <table:table-row table:style-name="ro1">
          <table:table-cell office:value-type="float" office:value="78981743065" calcext:value-type="float">
            <text:p>78981743065</text:p>
          </table:table-cell>
          <table:table-cell office:value-type="float" office:value="87.076" calcext:value-type="float">
            <text:p>87.076</text:p>
          </table:table-cell>
          <table:table-cell office:value-type="float" office:value="39405016232" calcext:value-type="float">
            <text:p>39405016232</text:p>
          </table:table-cell>
          <table:table-cell office:value-type="float" office:value="49.513" calcext:value-type="float">
            <text:p>49.513</text:p>
          </table:table-cell>
          <table:table-cell office:value-type="float" office:value="25552569389" calcext:value-type="float">
            <text:p>25552569389</text:p>
          </table:table-cell>
          <table:table-cell office:value-type="float" office:value="29.236" calcext:value-type="float">
            <text:p>29.236</text:p>
          </table:table-cell>
          <table:table-cell office:value-type="float" office:value="19590664880" calcext:value-type="float">
            <text:p>19590664880</text:p>
          </table:table-cell>
          <table:table-cell office:value-type="float" office:value="24.952" calcext:value-type="float">
            <text:p>24.952</text:p>
          </table:table-cell>
          <table:table-cell office:value-type="float" office:value="15607777513" calcext:value-type="float">
            <text:p>15607777513</text:p>
          </table:table-cell>
          <table:table-cell office:value-type="float" office:value="17.338" calcext:value-type="float">
            <text:p>17.338</text:p>
          </table:table-cell>
          <table:table-cell office:value-type="float" office:value="12689285741" calcext:value-type="float">
            <text:p>12689285741</text:p>
          </table:table-cell>
          <table:table-cell office:value-type="float" office:value="14.884" calcext:value-type="float">
            <text:p>14.884</text:p>
          </table:table-cell>
          <table:table-cell office:value-type="float" office:value="11087333899" calcext:value-type="float">
            <text:p>11087333899</text:p>
          </table:table-cell>
          <table:table-cell office:value-type="float" office:value="12.359" calcext:value-type="float">
            <text:p>12.359</text:p>
          </table:table-cell>
          <table:table-cell office:value-type="float" office:value="9661684568" calcext:value-type="float">
            <text:p>9661684568</text:p>
          </table:table-cell>
          <table:table-cell office:value-type="float" office:value="10.877" calcext:value-type="float">
            <text:p>10.877</text:p>
          </table:table-cell>
          <table:table-cell office:value-type="float" office:value="8570268441" calcext:value-type="float">
            <text:p>8570268441</text:p>
          </table:table-cell>
          <table:table-cell office:value-type="float" office:value="10.544" calcext:value-type="float">
            <text:p>10.544</text:p>
          </table:table-cell>
          <table:table-cell office:value-type="float" office:value="7713196663" calcext:value-type="float">
            <text:p>7713196663</text:p>
          </table:table-cell>
          <table:table-cell office:value-type="float" office:value="10.653" calcext:value-type="float">
            <text:p>10.653</text:p>
          </table:table-cell>
          <table:table-cell office:value-type="float" office:value="7165900246" calcext:value-type="float">
            <text:p>7165900246</text:p>
          </table:table-cell>
          <table:table-cell office:value-type="float" office:value="9.2" calcext:value-type="float">
            <text:p>9.2</text:p>
          </table:table-cell>
          <table:table-cell office:value-type="float" office:value="7068526589" calcext:value-type="float">
            <text:p>7068526589</text:p>
          </table:table-cell>
          <table:table-cell office:value-type="float" office:value="9.23" calcext:value-type="float">
            <text:p>9.23</text:p>
          </table:table-cell>
          <table:table-cell office:value-type="float" office:value="7154982655" calcext:value-type="float">
            <text:p>7154982655</text:p>
          </table:table-cell>
          <table:table-cell office:value-type="float" office:value="8.9" calcext:value-type="float">
            <text:p>8.9</text:p>
          </table:table-cell>
          <table:table-cell office:value-type="float" office:value="7165993502" calcext:value-type="float">
            <text:p>7165993502</text:p>
          </table:table-cell>
          <table:table-cell office:value-type="float" office:value="8" calcext:value-type="float">
            <text:p>8</text:p>
          </table:table-cell>
          <table:table-cell office:value-type="float" office:value="7165226502" calcext:value-type="float">
            <text:p>7165226502</text:p>
          </table:table-cell>
          <table:table-cell office:value-type="float" office:value="8.7" calcext:value-type="float">
            <text:p>8.7</text:p>
          </table:table-cell>
          <table:table-cell table:number-columns-repeated="994"/>
        </table:table-row>
        <table:table-row table:style-name="ro1">
          <table:table-cell office:value-type="float" office:value="79139429566" calcext:value-type="float">
            <text:p>79139429566</text:p>
          </table:table-cell>
          <table:table-cell office:value-type="float" office:value="89.199" calcext:value-type="float">
            <text:p>89.199</text:p>
          </table:table-cell>
          <table:table-cell office:value-type="float" office:value="39394396417" calcext:value-type="float">
            <text:p>39394396417</text:p>
          </table:table-cell>
          <table:table-cell office:value-type="float" office:value="46.941" calcext:value-type="float">
            <text:p>46.941</text:p>
          </table:table-cell>
          <table:table-cell office:value-type="float" office:value="26219930542" calcext:value-type="float">
            <text:p>26219930542</text:p>
          </table:table-cell>
          <table:table-cell office:value-type="float" office:value="31.438" calcext:value-type="float">
            <text:p>31.438</text:p>
          </table:table-cell>
          <table:table-cell office:value-type="float" office:value="19542044989" calcext:value-type="float">
            <text:p>19542044989</text:p>
          </table:table-cell>
          <table:table-cell office:value-type="float" office:value="24.473" calcext:value-type="float">
            <text:p>24.473</text:p>
          </table:table-cell>
          <table:table-cell office:value-type="float" office:value="15636650751" calcext:value-type="float">
            <text:p>15636650751</text:p>
          </table:table-cell>
          <table:table-cell office:value-type="float" office:value="19.021" calcext:value-type="float">
            <text:p>19.021</text:p>
          </table:table-cell>
          <table:table-cell office:value-type="float" office:value="12604528802" calcext:value-type="float">
            <text:p>12604528802</text:p>
          </table:table-cell>
          <table:table-cell office:value-type="float" office:value="14.489" calcext:value-type="float">
            <text:p>14.489</text:p>
          </table:table-cell>
          <table:table-cell office:value-type="float" office:value="11063425591" calcext:value-type="float">
            <text:p>11063425591</text:p>
          </table:table-cell>
          <table:table-cell office:value-type="float" office:value="12.392" calcext:value-type="float">
            <text:p>12.392</text:p>
          </table:table-cell>
          <table:table-cell office:value-type="float" office:value="9640228385" calcext:value-type="float">
            <text:p>9640228385</text:p>
          </table:table-cell>
          <table:table-cell office:value-type="float" office:value="10.861" calcext:value-type="float">
            <text:p>10.861</text:p>
          </table:table-cell>
          <table:table-cell office:value-type="float" office:value="8552403625" calcext:value-type="float">
            <text:p>8552403625</text:p>
          </table:table-cell>
          <table:table-cell office:value-type="float" office:value="10.578" calcext:value-type="float">
            <text:p>10.578</text:p>
          </table:table-cell>
          <table:table-cell office:value-type="float" office:value="7854309848" calcext:value-type="float">
            <text:p>7854309848</text:p>
          </table:table-cell>
          <table:table-cell office:value-type="float" office:value="14.297" calcext:value-type="float">
            <text:p>14.297</text:p>
          </table:table-cell>
          <table:table-cell office:value-type="float" office:value="7165985568" calcext:value-type="float">
            <text:p>7165985568</text:p>
          </table:table-cell>
          <table:table-cell office:value-type="float" office:value="8.5" calcext:value-type="float">
            <text:p>8.5</text:p>
          </table:table-cell>
          <table:table-cell office:value-type="float" office:value="7206526565" calcext:value-type="float">
            <text:p>7206526565</text:p>
          </table:table-cell>
          <table:table-cell office:value-type="float" office:value="9.45" calcext:value-type="float">
            <text:p>9.45</text:p>
          </table:table-cell>
          <table:table-cell office:value-type="float" office:value="7196598265" calcext:value-type="float">
            <text:p>7196598265</text:p>
          </table:table-cell>
          <table:table-cell office:value-type="float" office:value="9.4" calcext:value-type="float">
            <text:p>9.4</text:p>
          </table:table-cell>
          <table:table-cell office:value-type="float" office:value="7265986563" calcext:value-type="float">
            <text:p>7265986563</text:p>
          </table:table-cell>
          <table:table-cell office:value-type="float" office:value="9" calcext:value-type="float">
            <text:p>9</text:p>
          </table:table-cell>
          <table:table-cell office:value-type="float" office:value="7165226536" calcext:value-type="float">
            <text:p>7165226536</text:p>
          </table:table-cell>
          <table:table-cell office:value-type="float" office:value="8.9" calcext:value-type="float">
            <text:p>8.9</text:p>
          </table:table-cell>
          <table:table-cell table:number-columns-repeated="994"/>
        </table:table-row>
        <table:table-row table:style-name="ro1">
          <table:table-cell office:value-type="float" office:value="79127546184" calcext:value-type="float">
            <text:p>79127546184</text:p>
          </table:table-cell>
          <table:table-cell office:value-type="float" office:value="87.111" calcext:value-type="float">
            <text:p>87.111</text:p>
          </table:table-cell>
          <table:table-cell office:value-type="float" office:value="39519923115" calcext:value-type="float">
            <text:p>39519923115</text:p>
          </table:table-cell>
          <table:table-cell office:value-type="float" office:value="50.59" calcext:value-type="float">
            <text:p>50.59</text:p>
          </table:table-cell>
          <table:table-cell office:value-type="float" office:value="26211999679" calcext:value-type="float">
            <text:p>26211999679</text:p>
          </table:table-cell>
          <table:table-cell office:value-type="float" office:value="31.068" calcext:value-type="float">
            <text:p>31.068</text:p>
          </table:table-cell>
          <table:table-cell office:value-type="float" office:value="19324125263" calcext:value-type="float">
            <text:p>19324125263</text:p>
          </table:table-cell>
          <table:table-cell office:value-type="float" office:value="21.74" calcext:value-type="float">
            <text:p>21.74</text:p>
          </table:table-cell>
          <table:table-cell office:value-type="float" office:value="14919017930" calcext:value-type="float">
            <text:p>14919017930</text:p>
          </table:table-cell>
          <table:table-cell office:value-type="float" office:value="17.696" calcext:value-type="float">
            <text:p>17.696</text:p>
          </table:table-cell>
          <table:table-cell office:value-type="float" office:value="13152964893" calcext:value-type="float">
            <text:p>13152964893</text:p>
          </table:table-cell>
          <table:table-cell office:value-type="float" office:value="15.271" calcext:value-type="float">
            <text:p>15.271</text:p>
          </table:table-cell>
          <table:table-cell office:value-type="float" office:value="11005380763" calcext:value-type="float">
            <text:p>11005380763</text:p>
          </table:table-cell>
          <table:table-cell office:value-type="float" office:value="13.342" calcext:value-type="float">
            <text:p>13.342</text:p>
          </table:table-cell>
          <table:table-cell office:value-type="float" office:value="9699728512" calcext:value-type="float">
            <text:p>9699728512</text:p>
          </table:table-cell>
          <table:table-cell office:value-type="float" office:value="10.824" calcext:value-type="float">
            <text:p>10.824</text:p>
          </table:table-cell>
          <table:table-cell office:value-type="float" office:value="8632708037" calcext:value-type="float">
            <text:p>8632708037</text:p>
          </table:table-cell>
          <table:table-cell office:value-type="float" office:value="11.273" calcext:value-type="float">
            <text:p>11.273</text:p>
          </table:table-cell>
          <table:table-cell office:value-type="float" office:value="7771950289" calcext:value-type="float">
            <text:p>7771950289</text:p>
          </table:table-cell>
          <table:table-cell office:value-type="float" office:value="9.668" calcext:value-type="float">
            <text:p>9.668</text:p>
          </table:table-cell>
          <table:table-cell office:value-type="float" office:value="7356668910" calcext:value-type="float">
            <text:p>7356668910</text:p>
          </table:table-cell>
          <table:table-cell office:value-type="float" office:value="9.2" calcext:value-type="float">
            <text:p>9.2</text:p>
          </table:table-cell>
          <table:table-cell office:value-type="float" office:value="7065985656" calcext:value-type="float">
            <text:p>7065985656</text:p>
          </table:table-cell>
          <table:table-cell office:value-type="float" office:value="9.2" calcext:value-type="float">
            <text:p>9.2</text:p>
          </table:table-cell>
          <table:table-cell office:value-type="float" office:value="7165986559" calcext:value-type="float">
            <text:p>7165986559</text:p>
          </table:table-cell>
          <table:table-cell office:value-type="float" office:value="9.4" calcext:value-type="float">
            <text:p>9.4</text:p>
          </table:table-cell>
          <table:table-cell office:value-type="float" office:value="7235989646" calcext:value-type="float">
            <text:p>7235989646</text:p>
          </table:table-cell>
          <table:table-cell office:value-type="float" office:value="9.5" calcext:value-type="float">
            <text:p>9.5</text:p>
          </table:table-cell>
          <table:table-cell office:value-type="float" office:value="7359656926" calcext:value-type="float">
            <text:p>7359656926</text:p>
          </table:table-cell>
          <table:table-cell office:value-type="float" office:value="8.4" calcext:value-type="float">
            <text:p>8.4</text:p>
          </table:table-cell>
          <table:table-cell table:number-columns-repeated="994"/>
        </table:table-row>
        <table:table-row table:style-name="ro1">
          <table:table-cell office:value-type="float" office:value="79180749829" calcext:value-type="float">
            <text:p>79180749829</text:p>
          </table:table-cell>
          <table:table-cell office:value-type="float" office:value="87.492" calcext:value-type="float">
            <text:p>87.492</text:p>
          </table:table-cell>
          <table:table-cell office:value-type="float" office:value="39254758888" calcext:value-type="float">
            <text:p>39254758888</text:p>
          </table:table-cell>
          <table:table-cell office:value-type="float" office:value="43.391" calcext:value-type="float">
            <text:p>43.391</text:p>
          </table:table-cell>
          <table:table-cell office:value-type="float" office:value="26180276845" calcext:value-type="float">
            <text:p>26180276845</text:p>
          </table:table-cell>
          <table:table-cell office:value-type="float" office:value="30.207" calcext:value-type="float">
            <text:p>30.207</text:p>
          </table:table-cell>
          <table:table-cell office:value-type="float" office:value="19526121565" calcext:value-type="float">
            <text:p>19526121565</text:p>
          </table:table-cell>
          <table:table-cell office:value-type="float" office:value="22.866" calcext:value-type="float">
            <text:p>22.866</text:p>
          </table:table-cell>
          <table:table-cell office:value-type="float" office:value="15560087077" calcext:value-type="float">
            <text:p>15560087077</text:p>
          </table:table-cell>
          <table:table-cell office:value-type="float" office:value="17.371" calcext:value-type="float">
            <text:p>17.371</text:p>
          </table:table-cell>
          <table:table-cell office:value-type="float" office:value="12949838476" calcext:value-type="float">
            <text:p>12949838476</text:p>
          </table:table-cell>
          <table:table-cell office:value-type="float" office:value="14.514" calcext:value-type="float">
            <text:p>14.514</text:p>
          </table:table-cell>
          <table:table-cell office:value-type="float" office:value="6439121836" calcext:value-type="float">
            <text:p>6439121836</text:p>
          </table:table-cell>
          <table:table-cell office:value-type="float" office:value="12.404" calcext:value-type="float">
            <text:p>12.404</text:p>
          </table:table-cell>
          <table:table-cell office:value-type="float" office:value="9690918694" calcext:value-type="float">
            <text:p>9690918694</text:p>
          </table:table-cell>
          <table:table-cell office:value-type="float" office:value="11.518" calcext:value-type="float">
            <text:p>11.518</text:p>
          </table:table-cell>
          <table:table-cell office:value-type="float" office:value="8634780505" calcext:value-type="float">
            <text:p>8634780505</text:p>
          </table:table-cell>
          <table:table-cell office:value-type="float" office:value="10.637" calcext:value-type="float">
            <text:p>10.637</text:p>
          </table:table-cell>
          <table:table-cell office:value-type="float" office:value="7728947090" calcext:value-type="float">
            <text:p>7728947090</text:p>
          </table:table-cell>
          <table:table-cell office:value-type="float" office:value="15.969" calcext:value-type="float">
            <text:p>15.969</text:p>
          </table:table-cell>
          <table:table-cell office:value-type="float" office:value="7310059656" calcext:value-type="float">
            <text:p>7310059656</text:p>
          </table:table-cell>
          <table:table-cell office:value-type="float" office:value="9.4" calcext:value-type="float">
            <text:p>9.4</text:p>
          </table:table-cell>
          <table:table-cell office:value-type="float" office:value="7068656546" calcext:value-type="float">
            <text:p>7068656546</text:p>
          </table:table-cell>
          <table:table-cell office:value-type="float" office:value="9.4" calcext:value-type="float">
            <text:p>9.4</text:p>
          </table:table-cell>
          <table:table-cell office:value-type="float" office:value="7154985652" calcext:value-type="float">
            <text:p>7154985652</text:p>
          </table:table-cell>
          <table:table-cell office:value-type="float" office:value="9.3" calcext:value-type="float">
            <text:p>9.3</text:p>
          </table:table-cell>
          <table:table-cell office:value-type="float" office:value="7123236549" calcext:value-type="float">
            <text:p>7123236549</text:p>
          </table:table-cell>
          <table:table-cell office:value-type="float" office:value="9.8" calcext:value-type="float">
            <text:p>9.8</text:p>
          </table:table-cell>
          <table:table-cell office:value-type="float" office:value="7356985266" calcext:value-type="float">
            <text:p>7356985266</text:p>
          </table:table-cell>
          <table:table-cell office:value-type="float" office:value="9.6" calcext:value-type="float">
            <text:p>9.6</text:p>
          </table:table-cell>
          <table:table-cell table:number-columns-repeated="994"/>
        </table:table-row>
        <table:table-row table:style-name="ro1">
          <table:table-cell office:value-type="float" office:value="79041530367" calcext:value-type="float">
            <text:p>79041530367</text:p>
          </table:table-cell>
          <table:table-cell office:value-type="float" office:value="89.706" calcext:value-type="float">
            <text:p>89.706</text:p>
          </table:table-cell>
          <table:table-cell office:value-type="float" office:value="39520838866" calcext:value-type="float">
            <text:p>39520838866</text:p>
          </table:table-cell>
          <table:table-cell office:value-type="float" office:value="51.131" calcext:value-type="float">
            <text:p>51.131</text:p>
          </table:table-cell>
          <table:table-cell office:value-type="float" office:value="26169320459" calcext:value-type="float">
            <text:p>26169320459</text:p>
          </table:table-cell>
          <table:table-cell office:value-type="float" office:value="30.24" calcext:value-type="float">
            <text:p>30.24</text:p>
          </table:table-cell>
          <table:table-cell office:value-type="float" office:value="19561636624" calcext:value-type="float">
            <text:p>19561636624</text:p>
          </table:table-cell>
          <table:table-cell office:value-type="float" office:value="23.585" calcext:value-type="float">
            <text:p>23.585</text:p>
          </table:table-cell>
          <table:table-cell office:value-type="float" office:value="15626422910" calcext:value-type="float">
            <text:p>15626422910</text:p>
          </table:table-cell>
          <table:table-cell office:value-type="float" office:value="19.676" calcext:value-type="float">
            <text:p>19.676</text:p>
          </table:table-cell>
          <table:table-cell office:value-type="float" office:value="13029417976" calcext:value-type="float">
            <text:p>13029417976</text:p>
          </table:table-cell>
          <table:table-cell office:value-type="float" office:value="14.916" calcext:value-type="float">
            <text:p>14.916</text:p>
          </table:table-cell>
          <table:table-cell office:value-type="float" office:value="11041118599" calcext:value-type="float">
            <text:p>11041118599</text:p>
          </table:table-cell>
          <table:table-cell office:value-type="float" office:value="12.401" calcext:value-type="float">
            <text:p>12.401</text:p>
          </table:table-cell>
          <table:table-cell office:value-type="float" office:value="9663870166" calcext:value-type="float">
            <text:p>9663870166</text:p>
          </table:table-cell>
          <table:table-cell office:value-type="float" office:value="10.858" calcext:value-type="float">
            <text:p>10.858</text:p>
          </table:table-cell>
          <table:table-cell office:value-type="float" office:value="8679866403" calcext:value-type="float">
            <text:p>8679866403</text:p>
          </table:table-cell>
          <table:table-cell office:value-type="float" office:value="12.042" calcext:value-type="float">
            <text:p>12.042</text:p>
          </table:table-cell>
          <table:table-cell office:value-type="float" office:value="7720575385" calcext:value-type="float">
            <text:p>7720575385</text:p>
          </table:table-cell>
          <table:table-cell office:value-type="float" office:value="9.82" calcext:value-type="float">
            <text:p>9.82</text:p>
          </table:table-cell>
          <table:table-cell office:value-type="float" office:value="7165226523" calcext:value-type="float">
            <text:p>7165226523</text:p>
          </table:table-cell>
          <table:table-cell office:value-type="float" office:value="9.6" calcext:value-type="float">
            <text:p>9.6</text:p>
          </table:table-cell>
          <table:table-cell office:value-type="float" office:value="7135985635" calcext:value-type="float">
            <text:p>7135985635</text:p>
          </table:table-cell>
          <table:table-cell office:value-type="float" office:value="9.8" calcext:value-type="float">
            <text:p>9.8</text:p>
          </table:table-cell>
          <table:table-cell office:value-type="float" office:value="7529855652" calcext:value-type="float">
            <text:p>7529855652</text:p>
          </table:table-cell>
          <table:table-cell office:value-type="float" office:value="9.1" calcext:value-type="float">
            <text:p>9.1</text:p>
          </table:table-cell>
          <table:table-cell office:value-type="float" office:value="7165996546" calcext:value-type="float">
            <text:p>7165996546</text:p>
          </table:table-cell>
          <table:table-cell office:value-type="float" office:value="9.3" calcext:value-type="float">
            <text:p>9.3</text:p>
          </table:table-cell>
          <table:table-cell office:value-type="float" office:value="7165986532" calcext:value-type="float">
            <text:p>7165986532</text:p>
          </table:table-cell>
          <table:table-cell office:value-type="float" office:value="9.9" calcext:value-type="float">
            <text:p>9.9</text:p>
          </table:table-cell>
          <table:table-cell table:number-columns-repeated="994"/>
        </table:table-row>
        <table:table-row table:style-name="ro1">
          <table:table-cell office:value-type="float" office:value="78921916284" calcext:value-type="float">
            <text:p>78921916284</text:p>
          </table:table-cell>
          <table:table-cell office:value-type="float" office:value="87.819" calcext:value-type="float">
            <text:p>87.819</text:p>
          </table:table-cell>
          <table:table-cell office:value-type="float" office:value="39451365503" calcext:value-type="float">
            <text:p>39451365503</text:p>
          </table:table-cell>
          <table:table-cell office:value-type="float" office:value="43.617" calcext:value-type="float">
            <text:p>43.617</text:p>
          </table:table-cell>
          <table:table-cell office:value-type="float" office:value="25423262584" calcext:value-type="float">
            <text:p>25423262584</text:p>
          </table:table-cell>
          <table:table-cell office:value-type="float" office:value="29.342" calcext:value-type="float">
            <text:p>29.342</text:p>
          </table:table-cell>
          <table:table-cell office:value-type="float" office:value="19589091594" calcext:value-type="float">
            <text:p>19589091594</text:p>
          </table:table-cell>
          <table:table-cell office:value-type="float" office:value="22.415" calcext:value-type="float">
            <text:p>22.415</text:p>
          </table:table-cell>
          <table:table-cell office:value-type="float" office:value="15594863725" calcext:value-type="float">
            <text:p>15594863725</text:p>
          </table:table-cell>
          <table:table-cell office:value-type="float" office:value="17.388" calcext:value-type="float">
            <text:p>17.388</text:p>
          </table:table-cell>
          <table:table-cell office:value-type="float" office:value="13007264421" calcext:value-type="float">
            <text:p>13007264421</text:p>
          </table:table-cell>
          <table:table-cell office:value-type="float" office:value="17.517" calcext:value-type="float">
            <text:p>17.517</text:p>
          </table:table-cell>
          <table:table-cell office:value-type="float" office:value="11039729159" calcext:value-type="float">
            <text:p>11039729159</text:p>
          </table:table-cell>
          <table:table-cell office:value-type="float" office:value="14.528" calcext:value-type="float">
            <text:p>14.528</text:p>
          </table:table-cell>
          <table:table-cell office:value-type="float" office:value="9677900660" calcext:value-type="float">
            <text:p>9677900660</text:p>
          </table:table-cell>
          <table:table-cell office:value-type="float" office:value="10.842" calcext:value-type="float">
            <text:p>10.842</text:p>
          </table:table-cell>
          <table:table-cell office:value-type="float" office:value="8638787623" calcext:value-type="float">
            <text:p>8638787623</text:p>
          </table:table-cell>
          <table:table-cell office:value-type="float" office:value="10.985" calcext:value-type="float">
            <text:p>10.985</text:p>
          </table:table-cell>
          <table:table-cell office:value-type="float" office:value="7870679084" calcext:value-type="float">
            <text:p>7870679084</text:p>
          </table:table-cell>
          <table:table-cell office:value-type="float" office:value="10.412" calcext:value-type="float">
            <text:p>10.412</text:p>
          </table:table-cell>
          <table:table-cell office:value-type="float" office:value="7198666523" calcext:value-type="float">
            <text:p>7198666523</text:p>
          </table:table-cell>
          <table:table-cell office:value-type="float" office:value="11.3" calcext:value-type="float">
            <text:p>11.3</text:p>
          </table:table-cell>
          <table:table-cell office:value-type="float" office:value="7068529965" calcext:value-type="float">
            <text:p>7068529965</text:p>
          </table:table-cell>
          <table:table-cell office:value-type="float" office:value="9.1" calcext:value-type="float">
            <text:p>9.1</text:p>
          </table:table-cell>
          <table:table-cell office:value-type="float" office:value="7569898652" calcext:value-type="float">
            <text:p>7569898652</text:p>
          </table:table-cell>
          <table:table-cell office:value-type="float" office:value="10.2" calcext:value-type="float">
            <text:p>10.2</text:p>
          </table:table-cell>
          <table:table-cell office:value-type="float" office:value="7135269532" calcext:value-type="float">
            <text:p>7135269532</text:p>
          </table:table-cell>
          <table:table-cell office:value-type="float" office:value="8.5" calcext:value-type="float">
            <text:p>8.5</text:p>
          </table:table-cell>
          <table:table-cell office:value-type="float" office:value="7498659632" calcext:value-type="float">
            <text:p>7498659632</text:p>
          </table:table-cell>
          <table:table-cell office:value-type="float" office:value="9.4" calcext:value-type="float">
            <text:p>9.4</text:p>
          </table:table-cell>
          <table:table-cell table:number-columns-repeated="994"/>
        </table:table-row>
        <table:table-row table:style-name="ro1">
          <table:table-cell office:value-type="float" office:value="79032392689" calcext:value-type="float">
            <text:p>79032392689</text:p>
          </table:table-cell>
          <table:table-cell office:value-type="float" office:value="88.778" calcext:value-type="float">
            <text:p>88.778</text:p>
          </table:table-cell>
          <table:table-cell office:value-type="float" office:value="39164223113" calcext:value-type="float">
            <text:p>39164223113</text:p>
          </table:table-cell>
          <table:table-cell office:value-type="float" office:value="45.387" calcext:value-type="float">
            <text:p>45.387</text:p>
          </table:table-cell>
          <table:table-cell office:value-type="float" office:value="26172550127" calcext:value-type="float">
            <text:p>26172550127</text:p>
          </table:table-cell>
          <table:table-cell office:value-type="float" office:value="30.186" calcext:value-type="float">
            <text:p>30.186</text:p>
          </table:table-cell>
          <table:table-cell office:value-type="float" office:value="19623891291" calcext:value-type="float">
            <text:p>19623891291</text:p>
          </table:table-cell>
          <table:table-cell office:value-type="float" office:value="21.901" calcext:value-type="float">
            <text:p>21.901</text:p>
          </table:table-cell>
          <table:table-cell office:value-type="float" office:value="15565431212" calcext:value-type="float">
            <text:p>15565431212</text:p>
          </table:table-cell>
          <table:table-cell office:value-type="float" office:value="17.448" calcext:value-type="float">
            <text:p>17.448</text:p>
          </table:table-cell>
          <table:table-cell office:value-type="float" office:value="12976665354" calcext:value-type="float">
            <text:p>12976665354</text:p>
          </table:table-cell>
          <table:table-cell office:value-type="float" office:value="14.42" calcext:value-type="float">
            <text:p>14.42</text:p>
          </table:table-cell>
          <table:table-cell office:value-type="float" office:value="11105157774" calcext:value-type="float">
            <text:p>11105157774</text:p>
          </table:table-cell>
          <table:table-cell office:value-type="float" office:value="12.415" calcext:value-type="float">
            <text:p>12.415</text:p>
          </table:table-cell>
          <table:table-cell office:value-type="float" office:value="9637294840" calcext:value-type="float">
            <text:p>9637294840</text:p>
          </table:table-cell>
          <table:table-cell office:value-type="float" office:value="11.082" calcext:value-type="float">
            <text:p>11.082</text:p>
          </table:table-cell>
          <table:table-cell office:value-type="float" office:value="8673945601" calcext:value-type="float">
            <text:p>8673945601</text:p>
          </table:table-cell>
          <table:table-cell office:value-type="float" office:value="12.542" calcext:value-type="float">
            <text:p>12.542</text:p>
          </table:table-cell>
          <table:table-cell office:value-type="float" office:value="7616343894" calcext:value-type="float">
            <text:p>7616343894</text:p>
          </table:table-cell>
          <table:table-cell office:value-type="float" office:value="9.399" calcext:value-type="float">
            <text:p>9.399</text:p>
          </table:table-cell>
          <table:table-cell office:value-type="float" office:value="7165935003" calcext:value-type="float">
            <text:p>7165935003</text:p>
          </table:table-cell>
          <table:table-cell office:value-type="float" office:value="11.2" calcext:value-type="float">
            <text:p>11.2</text:p>
          </table:table-cell>
          <table:table-cell office:value-type="float" office:value="7068556443" calcext:value-type="float">
            <text:p>7068556443</text:p>
          </table:table-cell>
          <table:table-cell office:value-type="float" office:value="9" calcext:value-type="float">
            <text:p>9</text:p>
          </table:table-cell>
          <table:table-cell office:value-type="float" office:value="7510101032" calcext:value-type="float">
            <text:p>7510101032</text:p>
          </table:table-cell>
          <table:table-cell office:value-type="float" office:value="8.5" calcext:value-type="float">
            <text:p>8.5</text:p>
          </table:table-cell>
          <table:table-cell office:value-type="float" office:value="7165626022" calcext:value-type="float">
            <text:p>7165626022</text:p>
          </table:table-cell>
          <table:table-cell office:value-type="float" office:value="8.5" calcext:value-type="float">
            <text:p>8.5</text:p>
          </table:table-cell>
          <table:table-cell office:value-type="float" office:value="7459686526" calcext:value-type="float">
            <text:p>7459686526</text:p>
          </table:table-cell>
          <table:table-cell office:value-type="float" office:value="9.2" calcext:value-type="float">
            <text:p>9.2</text:p>
          </table:table-cell>
          <table:table-cell table:number-columns-repeated="994"/>
        </table:table-row>
        <table:table-row table:style-name="ro1">
          <table:table-cell office:value-type="float" office:value="79057709974" calcext:value-type="float">
            <text:p>79057709974</text:p>
          </table:table-cell>
          <table:table-cell office:value-type="float" office:value="87.456" calcext:value-type="float">
            <text:p>87.456</text:p>
          </table:table-cell>
          <table:table-cell office:value-type="float" office:value="39592531362" calcext:value-type="float">
            <text:p>39592531362</text:p>
          </table:table-cell>
          <table:table-cell office:value-type="float" office:value="51.011" calcext:value-type="float">
            <text:p>51.011</text:p>
          </table:table-cell>
          <table:table-cell office:value-type="float" office:value="26167825526" calcext:value-type="float">
            <text:p>26167825526</text:p>
          </table:table-cell>
          <table:table-cell office:value-type="float" office:value="32.162" calcext:value-type="float">
            <text:p>32.162</text:p>
          </table:table-cell>
          <table:table-cell office:value-type="float" office:value="19567581199" calcext:value-type="float">
            <text:p>19567581199</text:p>
          </table:table-cell>
          <table:table-cell office:value-type="float" office:value="21.651" calcext:value-type="float">
            <text:p>21.651</text:p>
          </table:table-cell>
          <table:table-cell office:value-type="float" office:value="15619493022" calcext:value-type="float">
            <text:p>15619493022</text:p>
          </table:table-cell>
          <table:table-cell office:value-type="float" office:value="17.689" calcext:value-type="float">
            <text:p>17.689</text:p>
          </table:table-cell>
          <table:table-cell office:value-type="float" office:value="11154125163" calcext:value-type="float">
            <text:p>11154125163</text:p>
          </table:table-cell>
          <table:table-cell office:value-type="float" office:value="14.959" calcext:value-type="float">
            <text:p>14.959</text:p>
          </table:table-cell>
          <table:table-cell office:value-type="float" office:value="11101541249" calcext:value-type="float">
            <text:p>11101541249</text:p>
          </table:table-cell>
          <table:table-cell office:value-type="float" office:value="12.404" calcext:value-type="float">
            <text:p>12.404</text:p>
          </table:table-cell>
          <table:table-cell office:value-type="float" office:value="9631454498" calcext:value-type="float">
            <text:p>9631454498</text:p>
          </table:table-cell>
          <table:table-cell office:value-type="float" office:value="10.86" calcext:value-type="float">
            <text:p>10.86</text:p>
          </table:table-cell>
          <table:table-cell office:value-type="float" office:value="8615046132" calcext:value-type="float">
            <text:p>8615046132</text:p>
          </table:table-cell>
          <table:table-cell office:value-type="float" office:value="12.219" calcext:value-type="float">
            <text:p>12.219</text:p>
          </table:table-cell>
          <table:table-cell office:value-type="float" office:value="7743283092" calcext:value-type="float">
            <text:p>7743283092</text:p>
          </table:table-cell>
          <table:table-cell office:value-type="float" office:value="13.119" calcext:value-type="float">
            <text:p>13.119</text:p>
          </table:table-cell>
          <table:table-cell office:value-type="float" office:value="7196899652" calcext:value-type="float">
            <text:p>7196899652</text:p>
          </table:table-cell>
          <table:table-cell office:value-type="float" office:value="13.6" calcext:value-type="float">
            <text:p>13.6</text:p>
          </table:table-cell>
          <table:table-cell office:value-type="float" office:value="7068299359" calcext:value-type="float">
            <text:p>7068299359</text:p>
          </table:table-cell>
          <table:table-cell office:value-type="float" office:value="9.5" calcext:value-type="float">
            <text:p>9.5</text:p>
          </table:table-cell>
          <table:table-cell office:value-type="float" office:value="7516852320" calcext:value-type="float">
            <text:p>7516852320</text:p>
          </table:table-cell>
          <table:table-cell office:value-type="float" office:value="8.9" calcext:value-type="float">
            <text:p>8.9</text:p>
          </table:table-cell>
          <table:table-cell office:value-type="float" office:value="7165996535" calcext:value-type="float">
            <text:p>7165996535</text:p>
          </table:table-cell>
          <table:table-cell office:value-type="float" office:value="9.4" calcext:value-type="float">
            <text:p>9.4</text:p>
          </table:table-cell>
          <table:table-cell office:value-type="float" office:value="7165598525" calcext:value-type="float">
            <text:p>7165598525</text:p>
          </table:table-cell>
          <table:table-cell office:value-type="float" office:value="10.3" calcext:value-type="float">
            <text:p>10.3</text:p>
          </table:table-cell>
          <table:table-cell table:number-columns-repeated="994"/>
        </table:table-row>
        <table:table-row table:style-name="ro1">
          <table:table-cell office:value-type="float" office:value="79050153036" calcext:value-type="float">
            <text:p>79050153036</text:p>
          </table:table-cell>
          <table:table-cell office:value-type="float" office:value="87.032" calcext:value-type="float">
            <text:p>87.032</text:p>
          </table:table-cell>
          <table:table-cell office:value-type="float" office:value="39261850383" calcext:value-type="float">
            <text:p>39261850383</text:p>
          </table:table-cell>
          <table:table-cell office:value-type="float" office:value="45.586" calcext:value-type="float">
            <text:p>45.586</text:p>
          </table:table-cell>
          <table:table-cell office:value-type="float" office:value="26208639549" calcext:value-type="float">
            <text:p>26208639549</text:p>
          </table:table-cell>
          <table:table-cell office:value-type="float" office:value="29.733" calcext:value-type="float">
            <text:p>29.733</text:p>
          </table:table-cell>
          <table:table-cell office:value-type="float" office:value="19395374470" calcext:value-type="float">
            <text:p>19395374470</text:p>
          </table:table-cell>
          <table:table-cell office:value-type="float" office:value="21.714" calcext:value-type="float">
            <text:p>21.714</text:p>
          </table:table-cell>
          <table:table-cell office:value-type="float" office:value="14519926155" calcext:value-type="float">
            <text:p>14519926155</text:p>
          </table:table-cell>
          <table:table-cell office:value-type="float" office:value="17.367" calcext:value-type="float">
            <text:p>17.367</text:p>
          </table:table-cell>
          <table:table-cell office:value-type="float" office:value="12767098732" calcext:value-type="float">
            <text:p>12767098732</text:p>
          </table:table-cell>
          <table:table-cell office:value-type="float" office:value="14.483" calcext:value-type="float">
            <text:p>14.483</text:p>
          </table:table-cell>
          <table:table-cell office:value-type="float" office:value="11046525176" calcext:value-type="float">
            <text:p>11046525176</text:p>
          </table:table-cell>
          <table:table-cell office:value-type="float" office:value="12.453" calcext:value-type="float">
            <text:p>12.453</text:p>
          </table:table-cell>
          <table:table-cell office:value-type="float" office:value="9637079732" calcext:value-type="float">
            <text:p>9637079732</text:p>
          </table:table-cell>
          <table:table-cell office:value-type="float" office:value="10.83" calcext:value-type="float">
            <text:p>10.83</text:p>
          </table:table-cell>
          <table:table-cell office:value-type="float" office:value="8663074572" calcext:value-type="float">
            <text:p>8663074572</text:p>
          </table:table-cell>
          <table:table-cell office:value-type="float" office:value="10.881" calcext:value-type="float">
            <text:p>10.881</text:p>
          </table:table-cell>
          <table:table-cell office:value-type="float" office:value="7515471117" calcext:value-type="float">
            <text:p>7515471117</text:p>
          </table:table-cell>
          <table:table-cell office:value-type="float" office:value="10.591" calcext:value-type="float">
            <text:p>10.591</text:p>
          </table:table-cell>
          <table:table-cell office:value-type="float" office:value="7168599650" calcext:value-type="float">
            <text:p>7168599650</text:p>
          </table:table-cell>
          <table:table-cell office:value-type="float" office:value="9.4" calcext:value-type="float">
            <text:p>9.4</text:p>
          </table:table-cell>
          <table:table-cell office:value-type="float" office:value="7165898533" calcext:value-type="float">
            <text:p>7165898533</text:p>
          </table:table-cell>
          <table:table-cell office:value-type="float" office:value="10.3" calcext:value-type="float">
            <text:p>10.3</text:p>
          </table:table-cell>
          <table:table-cell office:value-type="float" office:value="7516526513" calcext:value-type="float">
            <text:p>7516526513</text:p>
          </table:table-cell>
          <table:table-cell office:value-type="float" office:value="9.4" calcext:value-type="float">
            <text:p>9.4</text:p>
          </table:table-cell>
          <table:table-cell office:value-type="float" office:value="7165986549" calcext:value-type="float">
            <text:p>7165986549</text:p>
          </table:table-cell>
          <table:table-cell office:value-type="float" office:value="9.7" calcext:value-type="float">
            <text:p>9.7</text:p>
          </table:table-cell>
          <table:table-cell office:value-type="float" office:value="7165968529" calcext:value-type="float">
            <text:p>7165968529</text:p>
          </table:table-cell>
          <table:table-cell office:value-type="float" office:value="11.2" calcext:value-type="float">
            <text:p>11.2</text:p>
          </table:table-cell>
          <table:table-cell table:number-columns-repeated="994"/>
        </table:table-row>
        <table:table-row table:style-name="ro1">
          <table:table-cell office:value-type="float" office:value="79098773215" calcext:value-type="float">
            <text:p>79098773215</text:p>
          </table:table-cell>
          <table:table-cell office:value-type="float" office:value="92.233" calcext:value-type="float">
            <text:p>92.233</text:p>
          </table:table-cell>
          <table:table-cell office:value-type="float" office:value="39478624739" calcext:value-type="float">
            <text:p>39478624739</text:p>
          </table:table-cell>
          <table:table-cell office:value-type="float" office:value="43.918" calcext:value-type="float">
            <text:p>43.918</text:p>
          </table:table-cell>
          <table:table-cell office:value-type="float" office:value="26234506894" calcext:value-type="float">
            <text:p>26234506894</text:p>
          </table:table-cell>
          <table:table-cell office:value-type="float" office:value="30.838" calcext:value-type="float">
            <text:p>30.838</text:p>
          </table:table-cell>
          <table:table-cell office:value-type="float" office:value="19539523935" calcext:value-type="float">
            <text:p>19539523935</text:p>
          </table:table-cell>
          <table:table-cell office:value-type="float" office:value="21.75" calcext:value-type="float">
            <text:p>21.75</text:p>
          </table:table-cell>
          <table:table-cell office:value-type="float" office:value="14846040823" calcext:value-type="float">
            <text:p>14846040823</text:p>
          </table:table-cell>
          <table:table-cell office:value-type="float" office:value="18.358" calcext:value-type="float">
            <text:p>18.358</text:p>
          </table:table-cell>
          <table:table-cell office:value-type="float" office:value="12974922007" calcext:value-type="float">
            <text:p>12974922007</text:p>
          </table:table-cell>
          <table:table-cell office:value-type="float" office:value="14.78" calcext:value-type="float">
            <text:p>14.78</text:p>
          </table:table-cell>
          <table:table-cell office:value-type="float" office:value="11081565708" calcext:value-type="float">
            <text:p>11081565708</text:p>
          </table:table-cell>
          <table:table-cell office:value-type="float" office:value="12.872" calcext:value-type="float">
            <text:p>12.872</text:p>
          </table:table-cell>
          <table:table-cell office:value-type="float" office:value="9678272862" calcext:value-type="float">
            <text:p>9678272862</text:p>
          </table:table-cell>
          <table:table-cell office:value-type="float" office:value="11.881" calcext:value-type="float">
            <text:p>11.881</text:p>
          </table:table-cell>
          <table:table-cell office:value-type="float" office:value="8595904072" calcext:value-type="float">
            <text:p>8595904072</text:p>
          </table:table-cell>
          <table:table-cell office:value-type="float" office:value="10.827" calcext:value-type="float">
            <text:p>10.827</text:p>
          </table:table-cell>
          <table:table-cell office:value-type="float" office:value="7746613928" calcext:value-type="float">
            <text:p>7746613928</text:p>
          </table:table-cell>
          <table:table-cell office:value-type="float" office:value="9.743" calcext:value-type="float">
            <text:p>9.743</text:p>
          </table:table-cell>
          <table:table-cell office:value-type="float" office:value="7168599356" calcext:value-type="float">
            <text:p>7168599356</text:p>
          </table:table-cell>
          <table:table-cell office:value-type="float" office:value="10.2" calcext:value-type="float">
            <text:p>10.2</text:p>
          </table:table-cell>
          <table:table-cell office:value-type="float" office:value="7065852685" calcext:value-type="float">
            <text:p>7065852685</text:p>
          </table:table-cell>
          <table:table-cell office:value-type="float" office:value="11.3" calcext:value-type="float">
            <text:p>11.3</text:p>
          </table:table-cell>
          <table:table-cell office:value-type="float" office:value="7263692958" calcext:value-type="float">
            <text:p>7263692958</text:p>
          </table:table-cell>
          <table:table-cell office:value-type="float" office:value="9.9" calcext:value-type="float">
            <text:p>9.9</text:p>
          </table:table-cell>
          <table:table-cell office:value-type="float" office:value="7198986526" calcext:value-type="float">
            <text:p>7198986526</text:p>
          </table:table-cell>
          <table:table-cell office:value-type="float" office:value="9.1" calcext:value-type="float">
            <text:p>9.1</text:p>
          </table:table-cell>
          <table:table-cell office:value-type="float" office:value="7165865446" calcext:value-type="float">
            <text:p>7165865446</text:p>
          </table:table-cell>
          <table:table-cell office:value-type="float" office:value="10.5" calcext:value-type="float">
            <text:p>10.5</text:p>
          </table:table-cell>
          <table:table-cell table:number-columns-repeated="994"/>
        </table:table-row>
        <table:table-row table:style-name="ro1">
          <table:table-cell office:value-type="float" office:value="79046929929" calcext:value-type="float">
            <text:p>79046929929</text:p>
          </table:table-cell>
          <table:table-cell office:value-type="float" office:value="96.47" calcext:value-type="float">
            <text:p>96.47</text:p>
          </table:table-cell>
          <table:table-cell office:value-type="float" office:value="39335884693" calcext:value-type="float">
            <text:p>39335884693</text:p>
          </table:table-cell>
          <table:table-cell office:value-type="float" office:value="43.444" calcext:value-type="float">
            <text:p>43.444</text:p>
          </table:table-cell>
          <table:table-cell office:value-type="float" office:value="26196870630" calcext:value-type="float">
            <text:p>26196870630</text:p>
          </table:table-cell>
          <table:table-cell office:value-type="float" office:value="30.623" calcext:value-type="float">
            <text:p>30.623</text:p>
          </table:table-cell>
          <table:table-cell office:value-type="float" office:value="19581029819" calcext:value-type="float">
            <text:p>19581029819</text:p>
          </table:table-cell>
          <table:table-cell office:value-type="float" office:value="23.393" calcext:value-type="float">
            <text:p>23.393</text:p>
          </table:table-cell>
          <table:table-cell office:value-type="float" office:value="15516609948" calcext:value-type="float">
            <text:p>15516609948</text:p>
          </table:table-cell>
          <table:table-cell office:value-type="float" office:value="17.398" calcext:value-type="float">
            <text:p>17.398</text:p>
          </table:table-cell>
          <table:table-cell office:value-type="float" office:value="12957635940" calcext:value-type="float">
            <text:p>12957635940</text:p>
          </table:table-cell>
          <table:table-cell office:value-type="float" office:value="14.554" calcext:value-type="float">
            <text:p>14.554</text:p>
          </table:table-cell>
          <table:table-cell office:value-type="float" office:value="9797938834" calcext:value-type="float">
            <text:p>9797938834</text:p>
          </table:table-cell>
          <table:table-cell office:value-type="float" office:value="15.218" calcext:value-type="float">
            <text:p>15.218</text:p>
          </table:table-cell>
          <table:table-cell office:value-type="float" office:value="9420156619" calcext:value-type="float">
            <text:p>9420156619</text:p>
          </table:table-cell>
          <table:table-cell office:value-type="float" office:value="11.858" calcext:value-type="float">
            <text:p>11.858</text:p>
          </table:table-cell>
          <table:table-cell office:value-type="float" office:value="8338466920" calcext:value-type="float">
            <text:p>8338466920</text:p>
          </table:table-cell>
          <table:table-cell office:value-type="float" office:value="11.949" calcext:value-type="float">
            <text:p>11.949</text:p>
          </table:table-cell>
          <table:table-cell office:value-type="float" office:value="7764210531" calcext:value-type="float">
            <text:p>7764210531</text:p>
          </table:table-cell>
          <table:table-cell office:value-type="float" office:value="9.6" calcext:value-type="float">
            <text:p>9.6</text:p>
          </table:table-cell>
          <table:table-cell office:value-type="float" office:value="7326599300" calcext:value-type="float">
            <text:p>7326599300</text:p>
          </table:table-cell>
          <table:table-cell office:value-type="float" office:value="9.8" calcext:value-type="float">
            <text:p>9.8</text:p>
          </table:table-cell>
          <table:table-cell office:value-type="float" office:value="7096866654" calcext:value-type="float">
            <text:p>7096866654</text:p>
          </table:table-cell>
          <table:table-cell office:value-type="float" office:value="11.3" calcext:value-type="float">
            <text:p>11.3</text:p>
          </table:table-cell>
          <table:table-cell office:value-type="float" office:value="7526599396" calcext:value-type="float">
            <text:p>7526599396</text:p>
          </table:table-cell>
          <table:table-cell office:value-type="float" office:value="9.4" calcext:value-type="float">
            <text:p>9.4</text:p>
          </table:table-cell>
          <table:table-cell office:value-type="float" office:value="7165983592" calcext:value-type="float">
            <text:p>7165983592</text:p>
          </table:table-cell>
          <table:table-cell office:value-type="float" office:value="9.9" calcext:value-type="float">
            <text:p>9.9</text:p>
          </table:table-cell>
          <table:table-cell office:value-type="float" office:value="7165996542" calcext:value-type="float">
            <text:p>7165996542</text:p>
          </table:table-cell>
          <table:table-cell office:value-type="float" office:value="9.4" calcext:value-type="float">
            <text:p>9.4</text:p>
          </table:table-cell>
          <table:table-cell table:number-columns-repeated="994"/>
        </table:table-row>
        <table:table-row table:style-name="ro1">
          <table:table-cell office:value-type="float" office:value="79044319578" calcext:value-type="float">
            <text:p>79044319578</text:p>
          </table:table-cell>
          <table:table-cell office:value-type="float" office:value="88.556" calcext:value-type="float">
            <text:p>88.556</text:p>
          </table:table-cell>
          <table:table-cell office:value-type="float" office:value="39440865050" calcext:value-type="float">
            <text:p>39440865050</text:p>
          </table:table-cell>
          <table:table-cell office:value-type="float" office:value="45.706" calcext:value-type="float">
            <text:p>45.706</text:p>
          </table:table-cell>
          <table:table-cell office:value-type="float" office:value="26177552507" calcext:value-type="float">
            <text:p>26177552507</text:p>
          </table:table-cell>
          <table:table-cell office:value-type="float" office:value="28.842" calcext:value-type="float">
            <text:p>28.842</text:p>
          </table:table-cell>
          <table:table-cell office:value-type="float" office:value="19529990264" calcext:value-type="float">
            <text:p>19529990264</text:p>
          </table:table-cell>
          <table:table-cell office:value-type="float" office:value="24.41" calcext:value-type="float">
            <text:p>24.41</text:p>
          </table:table-cell>
          <table:table-cell office:value-type="float" office:value="15558509531" calcext:value-type="float">
            <text:p>15558509531</text:p>
          </table:table-cell>
          <table:table-cell office:value-type="float" office:value="19.335" calcext:value-type="float">
            <text:p>19.335</text:p>
          </table:table-cell>
          <table:table-cell office:value-type="float" office:value="12096709977" calcext:value-type="float">
            <text:p>12096709977</text:p>
          </table:table-cell>
          <table:table-cell office:value-type="float" office:value="15.214" calcext:value-type="float">
            <text:p>15.214</text:p>
          </table:table-cell>
          <table:table-cell office:value-type="float" office:value="11078415298" calcext:value-type="float">
            <text:p>11078415298</text:p>
          </table:table-cell>
          <table:table-cell office:value-type="float" office:value="12.413" calcext:value-type="float">
            <text:p>12.413</text:p>
          </table:table-cell>
          <table:table-cell office:value-type="float" office:value="9643315248" calcext:value-type="float">
            <text:p>9643315248</text:p>
          </table:table-cell>
          <table:table-cell office:value-type="float" office:value="10.841" calcext:value-type="float">
            <text:p>10.841</text:p>
          </table:table-cell>
          <table:table-cell office:value-type="float" office:value="8633464845" calcext:value-type="float">
            <text:p>8633464845</text:p>
          </table:table-cell>
          <table:table-cell office:value-type="float" office:value="10.511" calcext:value-type="float">
            <text:p>10.511</text:p>
          </table:table-cell>
          <table:table-cell office:value-type="float" office:value="5558237825" calcext:value-type="float">
            <text:p>5558237825</text:p>
          </table:table-cell>
          <table:table-cell office:value-type="float" office:value="15.217" calcext:value-type="float">
            <text:p>15.217</text:p>
          </table:table-cell>
          <table:table-cell office:value-type="float" office:value="7165933645" calcext:value-type="float">
            <text:p>7165933645</text:p>
          </table:table-cell>
          <table:table-cell office:value-type="float" office:value="9.5" calcext:value-type="float">
            <text:p>9.5</text:p>
          </table:table-cell>
          <table:table-cell office:value-type="float" office:value="7068665985" calcext:value-type="float">
            <text:p>7068665985</text:p>
          </table:table-cell>
          <table:table-cell office:value-type="float" office:value="9.36" calcext:value-type="float">
            <text:p>9.36</text:p>
          </table:table-cell>
          <table:table-cell office:value-type="float" office:value="7532666026" calcext:value-type="float">
            <text:p>7532666026</text:p>
          </table:table-cell>
          <table:table-cell office:value-type="float" office:value="9.6" calcext:value-type="float">
            <text:p>9.6</text:p>
          </table:table-cell>
          <table:table-cell office:value-type="float" office:value="7165986592" calcext:value-type="float">
            <text:p>7165986592</text:p>
          </table:table-cell>
          <table:table-cell office:value-type="float" office:value="9.2" calcext:value-type="float">
            <text:p>9.2</text:p>
          </table:table-cell>
          <table:table-cell office:value-type="float" office:value="7465986520" calcext:value-type="float">
            <text:p>7465986520</text:p>
          </table:table-cell>
          <table:table-cell office:value-type="float" office:value="8.1" calcext:value-type="float">
            <text:p>8.1</text:p>
          </table:table-cell>
          <table:table-cell table:number-columns-repeated="994"/>
        </table:table-row>
        <table:table-row table:style-name="ro1">
          <table:table-cell office:value-type="float" office:value="79351220793" calcext:value-type="float">
            <text:p>79351220793</text:p>
          </table:table-cell>
          <table:table-cell office:value-type="float" office:value="91.98" calcext:value-type="float">
            <text:p>91.98</text:p>
          </table:table-cell>
          <table:table-cell office:value-type="float" office:value="39551355110" calcext:value-type="float">
            <text:p>39551355110</text:p>
          </table:table-cell>
          <table:table-cell office:value-type="float" office:value="47.909" calcext:value-type="float">
            <text:p>47.909</text:p>
          </table:table-cell>
          <table:table-cell office:value-type="float" office:value="26150516287" calcext:value-type="float">
            <text:p>26150516287</text:p>
          </table:table-cell>
          <table:table-cell office:value-type="float" office:value="29.043" calcext:value-type="float">
            <text:p>29.043</text:p>
          </table:table-cell>
          <table:table-cell office:value-type="float" office:value="19531822039" calcext:value-type="float">
            <text:p>19531822039</text:p>
          </table:table-cell>
          <table:table-cell office:value-type="float" office:value="21.764" calcext:value-type="float">
            <text:p>21.764</text:p>
          </table:table-cell>
          <table:table-cell office:value-type="float" office:value="15484829214" calcext:value-type="float">
            <text:p>15484829214</text:p>
          </table:table-cell>
          <table:table-cell office:value-type="float" office:value="17.794" calcext:value-type="float">
            <text:p>17.794</text:p>
          </table:table-cell>
          <table:table-cell office:value-type="float" office:value="12919566623" calcext:value-type="float">
            <text:p>12919566623</text:p>
          </table:table-cell>
          <table:table-cell office:value-type="float" office:value="14.537" calcext:value-type="float">
            <text:p>14.537</text:p>
          </table:table-cell>
          <table:table-cell office:value-type="float" office:value="11101042324" calcext:value-type="float">
            <text:p>11101042324</text:p>
          </table:table-cell>
          <table:table-cell office:value-type="float" office:value="12.421" calcext:value-type="float">
            <text:p>12.421</text:p>
          </table:table-cell>
          <table:table-cell office:value-type="float" office:value="9683497365" calcext:value-type="float">
            <text:p>9683497365</text:p>
          </table:table-cell>
          <table:table-cell office:value-type="float" office:value="13.866" calcext:value-type="float">
            <text:p>13.866</text:p>
          </table:table-cell>
          <table:table-cell office:value-type="float" office:value="8688803991" calcext:value-type="float">
            <text:p>8688803991</text:p>
          </table:table-cell>
          <table:table-cell office:value-type="float" office:value="10.547" calcext:value-type="float">
            <text:p>10.547</text:p>
          </table:table-cell>
          <table:table-cell office:value-type="float" office:value="7753078883" calcext:value-type="float">
            <text:p>7753078883</text:p>
          </table:table-cell>
          <table:table-cell office:value-type="float" office:value="9.692" calcext:value-type="float">
            <text:p>9.692</text:p>
          </table:table-cell>
          <table:table-cell office:value-type="float" office:value="7165990250" calcext:value-type="float">
            <text:p>7165990250</text:p>
          </table:table-cell>
          <table:table-cell office:value-type="float" office:value="9.4" calcext:value-type="float">
            <text:p>9.4</text:p>
          </table:table-cell>
          <table:table-cell office:value-type="float" office:value="6968566866" calcext:value-type="float">
            <text:p>6968566866</text:p>
          </table:table-cell>
          <table:table-cell office:value-type="float" office:value="9.4" calcext:value-type="float">
            <text:p>9.4</text:p>
          </table:table-cell>
          <table:table-cell office:value-type="float" office:value="7512235603" calcext:value-type="float">
            <text:p>7512235603</text:p>
          </table:table-cell>
          <table:table-cell office:value-type="float" office:value="10" calcext:value-type="float">
            <text:p>10</text:p>
          </table:table-cell>
          <table:table-cell office:value-type="float" office:value="7168592652" calcext:value-type="float">
            <text:p>7168592652</text:p>
          </table:table-cell>
          <table:table-cell office:value-type="float" office:value="9.4" calcext:value-type="float">
            <text:p>9.4</text:p>
          </table:table-cell>
          <table:table-cell office:value-type="float" office:value="7232664646" calcext:value-type="float">
            <text:p>7232664646</text:p>
          </table:table-cell>
          <table:table-cell office:value-type="float" office:value="8.6" calcext:value-type="float">
            <text:p>8.6</text:p>
          </table:table-cell>
          <table:table-cell table:number-columns-repeated="994"/>
        </table:table-row>
        <table:table-row table:style-name="ro1">
          <table:table-cell office:value-type="float" office:value="79187824268" calcext:value-type="float">
            <text:p>79187824268</text:p>
          </table:table-cell>
          <table:table-cell office:value-type="float" office:value="94.333" calcext:value-type="float">
            <text:p>94.333</text:p>
          </table:table-cell>
          <table:table-cell office:value-type="float" office:value="39467671436" calcext:value-type="float">
            <text:p>39467671436</text:p>
          </table:table-cell>
          <table:table-cell office:value-type="float" office:value="47.272" calcext:value-type="float">
            <text:p>47.272</text:p>
          </table:table-cell>
          <table:table-cell office:value-type="float" office:value="26278891781" calcext:value-type="float">
            <text:p>26278891781</text:p>
          </table:table-cell>
          <table:table-cell office:value-type="float" office:value="29.94" calcext:value-type="float">
            <text:p>29.94</text:p>
          </table:table-cell>
          <table:table-cell office:value-type="float" office:value="19491984050" calcext:value-type="float">
            <text:p>19491984050</text:p>
          </table:table-cell>
          <table:table-cell office:value-type="float" office:value="22.621" calcext:value-type="float">
            <text:p>22.621</text:p>
          </table:table-cell>
          <table:table-cell office:value-type="float" office:value="15722694328" calcext:value-type="float">
            <text:p>15722694328</text:p>
          </table:table-cell>
          <table:table-cell office:value-type="float" office:value="18.566" calcext:value-type="float">
            <text:p>18.566</text:p>
          </table:table-cell>
          <table:table-cell office:value-type="float" office:value="12303915066" calcext:value-type="float">
            <text:p>12303915066</text:p>
          </table:table-cell>
          <table:table-cell office:value-type="float" office:value="14.78" calcext:value-type="float">
            <text:p>14.78</text:p>
          </table:table-cell>
          <table:table-cell office:value-type="float" office:value="11057606906" calcext:value-type="float">
            <text:p>11057606906</text:p>
          </table:table-cell>
          <table:table-cell office:value-type="float" office:value="12.411" calcext:value-type="float">
            <text:p>12.411</text:p>
          </table:table-cell>
          <table:table-cell office:value-type="float" office:value="9674518343" calcext:value-type="float">
            <text:p>9674518343</text:p>
          </table:table-cell>
          <table:table-cell office:value-type="float" office:value="10.965" calcext:value-type="float">
            <text:p>10.965</text:p>
          </table:table-cell>
          <table:table-cell office:value-type="float" office:value="8639740076" calcext:value-type="float">
            <text:p>8639740076</text:p>
          </table:table-cell>
          <table:table-cell office:value-type="float" office:value="10.626" calcext:value-type="float">
            <text:p>10.626</text:p>
          </table:table-cell>
          <table:table-cell office:value-type="float" office:value="7784981354" calcext:value-type="float">
            <text:p>7784981354</text:p>
          </table:table-cell>
          <table:table-cell office:value-type="float" office:value="9.675" calcext:value-type="float">
            <text:p>9.675</text:p>
          </table:table-cell>
          <table:table-cell office:value-type="float" office:value="7165996961" calcext:value-type="float">
            <text:p>7165996961</text:p>
          </table:table-cell>
          <table:table-cell office:value-type="float" office:value="10.4" calcext:value-type="float">
            <text:p>10.4</text:p>
          </table:table-cell>
          <table:table-cell office:value-type="float" office:value="6987100655" calcext:value-type="float">
            <text:p>6987100655</text:p>
          </table:table-cell>
          <table:table-cell office:value-type="float" office:value="9.6" calcext:value-type="float">
            <text:p>9.6</text:p>
          </table:table-cell>
          <table:table-cell office:value-type="float" office:value="7532965265" calcext:value-type="float">
            <text:p>7532965265</text:p>
          </table:table-cell>
          <table:table-cell office:value-type="float" office:value="9.8" calcext:value-type="float">
            <text:p>9.8</text:p>
          </table:table-cell>
          <table:table-cell office:value-type="float" office:value="7198565266" calcext:value-type="float">
            <text:p>7198565266</text:p>
          </table:table-cell>
          <table:table-cell office:value-type="float" office:value="9.8" calcext:value-type="float">
            <text:p>9.8</text:p>
          </table:table-cell>
          <table:table-cell office:value-type="float" office:value="7235969616" calcext:value-type="float">
            <text:p>7235969616</text:p>
          </table:table-cell>
          <table:table-cell office:value-type="float" office:value="8.4" calcext:value-type="float">
            <text:p>8.4</text:p>
          </table:table-cell>
          <table:table-cell table:number-columns-repeated="994"/>
        </table:table-row>
        <table:table-row table:style-name="ro1">
          <table:table-cell office:value-type="float" office:value="79142651638" calcext:value-type="float">
            <text:p>79142651638</text:p>
          </table:table-cell>
          <table:table-cell office:value-type="float" office:value="87.098" calcext:value-type="float">
            <text:p>87.098</text:p>
          </table:table-cell>
          <table:table-cell office:value-type="float" office:value="39256932685" calcext:value-type="float">
            <text:p>39256932685</text:p>
          </table:table-cell>
          <table:table-cell office:value-type="float" office:value="45.712" calcext:value-type="float">
            <text:p>45.712</text:p>
          </table:table-cell>
          <table:table-cell office:value-type="float" office:value="26092159537" calcext:value-type="float">
            <text:p>26092159537</text:p>
          </table:table-cell>
          <table:table-cell office:value-type="float" office:value="29.245" calcext:value-type="float">
            <text:p>29.245</text:p>
          </table:table-cell>
          <table:table-cell office:value-type="float" office:value="19547669295" calcext:value-type="float">
            <text:p>19547669295</text:p>
          </table:table-cell>
          <table:table-cell office:value-type="float" office:value="21.653" calcext:value-type="float">
            <text:p>21.653</text:p>
          </table:table-cell>
          <table:table-cell office:value-type="float" office:value="15626461709" calcext:value-type="float">
            <text:p>15626461709</text:p>
          </table:table-cell>
          <table:table-cell office:value-type="float" office:value="18.179" calcext:value-type="float">
            <text:p>18.179</text:p>
          </table:table-cell>
          <table:table-cell office:value-type="float" office:value="12959843348" calcext:value-type="float">
            <text:p>12959843348</text:p>
          </table:table-cell>
          <table:table-cell office:value-type="float" office:value="14.467" calcext:value-type="float">
            <text:p>14.467</text:p>
          </table:table-cell>
          <table:table-cell office:value-type="float" office:value="11089453718" calcext:value-type="float">
            <text:p>11089453718</text:p>
          </table:table-cell>
          <table:table-cell office:value-type="float" office:value="12.474" calcext:value-type="float">
            <text:p>12.474</text:p>
          </table:table-cell>
          <table:table-cell office:value-type="float" office:value="9601334063" calcext:value-type="float">
            <text:p>9601334063</text:p>
          </table:table-cell>
          <table:table-cell office:value-type="float" office:value="10.847" calcext:value-type="float">
            <text:p>10.847</text:p>
          </table:table-cell>
          <table:table-cell office:value-type="float" office:value="8612110014" calcext:value-type="float">
            <text:p>8612110014</text:p>
          </table:table-cell>
          <table:table-cell office:value-type="float" office:value="10.583" calcext:value-type="float">
            <text:p>10.583</text:p>
          </table:table-cell>
          <table:table-cell office:value-type="float" office:value="7182907458" calcext:value-type="float">
            <text:p>7182907458</text:p>
          </table:table-cell>
          <table:table-cell office:value-type="float" office:value="9.549" calcext:value-type="float">
            <text:p>9.549</text:p>
          </table:table-cell>
          <table:table-cell office:value-type="float" office:value="7198558520" calcext:value-type="float">
            <text:p>7198558520</text:p>
          </table:table-cell>
          <table:table-cell office:value-type="float" office:value="10.9" calcext:value-type="float">
            <text:p>10.9</text:p>
          </table:table-cell>
          <table:table-cell office:value-type="float" office:value="6954356526" calcext:value-type="float">
            <text:p>6954356526</text:p>
          </table:table-cell>
          <table:table-cell office:value-type="float" office:value="10.3" calcext:value-type="float">
            <text:p>10.3</text:p>
          </table:table-cell>
          <table:table-cell office:value-type="float" office:value="7165985629" calcext:value-type="float">
            <text:p>7165985629</text:p>
          </table:table-cell>
          <table:table-cell office:value-type="float" office:value="9.8" calcext:value-type="float">
            <text:p>9.8</text:p>
          </table:table-cell>
          <table:table-cell office:value-type="float" office:value="7187659865" calcext:value-type="float">
            <text:p>7187659865</text:p>
          </table:table-cell>
          <table:table-cell office:value-type="float" office:value="9.8" calcext:value-type="float">
            <text:p>9.8</text:p>
          </table:table-cell>
          <table:table-cell office:value-type="float" office:value="7465986526" calcext:value-type="float">
            <text:p>7465986526</text:p>
          </table:table-cell>
          <table:table-cell office:value-type="float" office:value="9.8" calcext:value-type="float">
            <text:p>9.8</text:p>
          </table:table-cell>
          <table:table-cell table:number-columns-repeated="994"/>
        </table:table-row>
        <table:table-row table:style-name="ro1">
          <table:table-cell office:value-type="float" office:value="78819590988" calcext:value-type="float">
            <text:p>78819590988</text:p>
          </table:table-cell>
          <table:table-cell office:value-type="float" office:value="89.759" calcext:value-type="float">
            <text:p>89.759</text:p>
          </table:table-cell>
          <table:table-cell office:value-type="float" office:value="39306767289" calcext:value-type="float">
            <text:p>39306767289</text:p>
          </table:table-cell>
          <table:table-cell office:value-type="float" office:value="46.065" calcext:value-type="float">
            <text:p>46.065</text:p>
          </table:table-cell>
          <table:table-cell office:value-type="float" office:value="26185411310" calcext:value-type="float">
            <text:p>26185411310</text:p>
          </table:table-cell>
          <table:table-cell office:value-type="float" office:value="29.276" calcext:value-type="float">
            <text:p>29.276</text:p>
          </table:table-cell>
          <table:table-cell office:value-type="float" office:value="19544267920" calcext:value-type="float">
            <text:p>19544267920</text:p>
          </table:table-cell>
          <table:table-cell office:value-type="float" office:value="21.734" calcext:value-type="float">
            <text:p>21.734</text:p>
          </table:table-cell>
          <table:table-cell office:value-type="float" office:value="15658682798" calcext:value-type="float">
            <text:p>15658682798</text:p>
          </table:table-cell>
          <table:table-cell office:value-type="float" office:value="19.45" calcext:value-type="float">
            <text:p>19.45</text:p>
          </table:table-cell>
          <table:table-cell office:value-type="float" office:value="12913427320" calcext:value-type="float">
            <text:p>12913427320</text:p>
          </table:table-cell>
          <table:table-cell office:value-type="float" office:value="14.463" calcext:value-type="float">
            <text:p>14.463</text:p>
          </table:table-cell>
          <table:table-cell office:value-type="float" office:value="10259617325" calcext:value-type="float">
            <text:p>10259617325</text:p>
          </table:table-cell>
          <table:table-cell office:value-type="float" office:value="17.087" calcext:value-type="float">
            <text:p>17.087</text:p>
          </table:table-cell>
          <table:table-cell office:value-type="float" office:value="9484391193" calcext:value-type="float">
            <text:p>9484391193</text:p>
          </table:table-cell>
          <table:table-cell office:value-type="float" office:value="10.872" calcext:value-type="float">
            <text:p>10.872</text:p>
          </table:table-cell>
          <table:table-cell office:value-type="float" office:value="8562894388" calcext:value-type="float">
            <text:p>8562894388</text:p>
          </table:table-cell>
          <table:table-cell office:value-type="float" office:value="10.535" calcext:value-type="float">
            <text:p>10.535</text:p>
          </table:table-cell>
          <table:table-cell office:value-type="float" office:value="7745963237" calcext:value-type="float">
            <text:p>7745963237</text:p>
          </table:table-cell>
          <table:table-cell office:value-type="float" office:value="9.526" calcext:value-type="float">
            <text:p>9.526</text:p>
          </table:table-cell>
          <table:table-cell office:value-type="float" office:value="7165993646" calcext:value-type="float">
            <text:p>7165993646</text:p>
          </table:table-cell>
          <table:table-cell office:value-type="float" office:value="9.2" calcext:value-type="float">
            <text:p>9.2</text:p>
          </table:table-cell>
          <table:table-cell office:value-type="float" office:value="6985466110" calcext:value-type="float">
            <text:p>6985466110</text:p>
          </table:table-cell>
          <table:table-cell office:value-type="float" office:value="10.3" calcext:value-type="float">
            <text:p>10.3</text:p>
          </table:table-cell>
          <table:table-cell office:value-type="float" office:value="7165993526" calcext:value-type="float">
            <text:p>7165993526</text:p>
          </table:table-cell>
          <table:table-cell office:value-type="float" office:value="9.4" calcext:value-type="float">
            <text:p>9.4</text:p>
          </table:table-cell>
          <table:table-cell office:value-type="float" office:value="7103266526" calcext:value-type="float">
            <text:p>7103266526</text:p>
          </table:table-cell>
          <table:table-cell office:value-type="float" office:value="7.9" calcext:value-type="float">
            <text:p>7.9</text:p>
          </table:table-cell>
          <table:table-cell office:value-type="float" office:value="7132698596" calcext:value-type="float">
            <text:p>7132698596</text:p>
          </table:table-cell>
          <table:table-cell office:value-type="float" office:value="9.6" calcext:value-type="float">
            <text:p>9.6</text:p>
          </table:table-cell>
          <table:table-cell table:number-columns-repeated="99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table:formula="of:=AVERAGE([.A2:.A31])" office:value-type="float" office:value="79082273055.7667" calcext:value-type="float">
            <text:p>79082273055.7667</text:p>
          </table:table-cell>
          <table:table-cell table:style-name="ce5" table:formula="of:=AVERAGE([.B2:.B31])" office:value-type="float" office:value="89.3981" calcext:value-type="float">
            <text:p>89.3981</text:p>
          </table:table-cell>
          <table:table-cell table:style-name="ce5" table:formula="of:=AVERAGE([.C2:.C31])" office:value-type="float" office:value="39402859889.3333" calcext:value-type="float">
            <text:p>39402859889.3333</text:p>
          </table:table-cell>
          <table:table-cell table:style-name="ce5" table:formula="of:=AVERAGE([.D2:.D31])" office:value-type="float" office:value="46.6353666666667" calcext:value-type="float">
            <text:p>46.6353666667</text:p>
          </table:table-cell>
          <table:table-cell table:style-name="ce5" table:formula="of:=AVERAGE([.E2:.E31])" office:value-type="float" office:value="26116962681.6" calcext:value-type="float">
            <text:p>26116962681.6</text:p>
          </table:table-cell>
          <table:table-cell table:style-name="ce5" table:formula="of:=AVERAGE([.F2:.F31])" office:value-type="float" office:value="30.5356333333333" calcext:value-type="float">
            <text:p>30.5356333333</text:p>
          </table:table-cell>
          <table:table-cell table:style-name="ce5" table:formula="of:=AVERAGE([.G2:.G31])" office:value-type="float" office:value="19541810604.0333" calcext:value-type="float">
            <text:p>19541810604.0333</text:p>
          </table:table-cell>
          <table:table-cell table:style-name="ce5" table:formula="of:=AVERAGE([.H2:.H31])" office:value-type="float" office:value="22.6017666666667" calcext:value-type="float">
            <text:p>22.6017666667</text:p>
          </table:table-cell>
          <table:table-cell table:style-name="ce5" table:formula="of:=AVERAGE([.I2:.I31])" office:value-type="float" office:value="15505904016.9667" calcext:value-type="float">
            <text:p>15505904016.9667</text:p>
          </table:table-cell>
          <table:table-cell table:style-name="ce5" table:formula="of:=AVERAGE([.J2:.J31])" office:value-type="float" office:value="17.8809655172414" calcext:value-type="float">
            <text:p>17.8809655172</text:p>
          </table:table-cell>
          <table:table-cell table:style-name="ce5" table:formula="of:=AVERAGE([.K2:.K31])" office:value-type="float" office:value="12626314103.4667" calcext:value-type="float">
            <text:p>12626314103.4667</text:p>
          </table:table-cell>
          <table:table-cell table:style-name="ce5" table:formula="of:=AVERAGE([.L2:.L31])" office:value-type="float" office:value="15.1223" calcext:value-type="float">
            <text:p>15.1223</text:p>
          </table:table-cell>
          <table:table-cell table:style-name="ce5" table:formula="of:=AVERAGE([.M2:.M31])" office:value-type="float" office:value="10850564975.0333" calcext:value-type="float">
            <text:p>10850564975.0333</text:p>
          </table:table-cell>
          <table:table-cell table:style-name="ce5" table:formula="of:=AVERAGE([.N2:.N31])" office:value-type="float" office:value="12.8143666666667" calcext:value-type="float">
            <text:p>12.8143666667</text:p>
          </table:table-cell>
          <table:table-cell table:style-name="ce5" table:formula="of:=AVERAGE([.O2:.O31])" office:value-type="float" office:value="9638431354.36667" calcext:value-type="float">
            <text:p>9638431354.36667</text:p>
          </table:table-cell>
          <table:table-cell table:style-name="ce5" table:formula="of:=AVERAGE([.P2:.P31])" office:value-type="float" office:value="11.1903" calcext:value-type="float">
            <text:p>11.1903</text:p>
          </table:table-cell>
          <table:table-cell table:style-name="ce5" table:formula="of:=AVERAGE([.Q2:.Q31])" office:value-type="float" office:value="8579507557.9" calcext:value-type="float">
            <text:p>8579507557.9</text:p>
          </table:table-cell>
          <table:table-cell table:style-name="ce5" table:formula="of:=AVERAGE([.R2:.R31])" office:value-type="float" office:value="11.1716666666667" calcext:value-type="float">
            <text:p>11.1716666667</text:p>
          </table:table-cell>
          <table:table-cell table:style-name="ce5" table:formula="of:=AVERAGE([.S2:.S31])" office:value-type="float" office:value="7643115721.3" calcext:value-type="float">
            <text:p>7643115721.3</text:p>
          </table:table-cell>
          <table:table-cell table:style-name="ce5" table:formula="of:=AVERAGE([.T2:.T31])" office:value-type="float" office:value="10.7164666666667" calcext:value-type="float">
            <text:p>10.7164666667</text:p>
          </table:table-cell>
          <table:table-cell table:style-name="ce5" table:formula="of:=AVERAGE([.U2:.U31])" office:value-type="float" office:value="7196956514.56667" calcext:value-type="float">
            <text:p>7196956514.56667</text:p>
          </table:table-cell>
          <table:table-cell table:style-name="ce5" table:formula="of:=AVERAGE([.V2:.V31])" office:value-type="float" office:value="9.87333333333333" calcext:value-type="float">
            <text:p>9.8733333333</text:p>
          </table:table-cell>
          <table:table-cell table:style-name="ce5" table:formula="of:=AVERAGE([.W2:.W31])" office:value-type="float" office:value="7117999630.23333" calcext:value-type="float">
            <text:p>7117999630.23333</text:p>
          </table:table-cell>
          <table:table-cell table:style-name="ce5" table:formula="of:=AVERAGE([.X2:.X31])" office:value-type="float" office:value="9.761" calcext:value-type="float">
            <text:p>9.761</text:p>
          </table:table-cell>
          <table:table-cell table:style-name="ce5" table:formula="of:=AVERAGE([.Y2:.Y31])" office:value-type="float" office:value="7469719312.06667" calcext:value-type="float">
            <text:p>7469719312.06667</text:p>
          </table:table-cell>
          <table:table-cell table:style-name="ce5" table:formula="of:=AVERAGE([.Z2:.Z31])" office:value-type="float" office:value="9.26533333333333" calcext:value-type="float">
            <text:p>9.2653333333</text:p>
          </table:table-cell>
          <table:table-cell table:style-name="ce5" table:formula="of:=AVERAGE([.AA2:.AA31])" office:value-type="float" office:value="7189044972.7" calcext:value-type="float">
            <text:p>7189044972.7</text:p>
          </table:table-cell>
          <table:table-cell table:style-name="ce5" table:formula="of:=AVERAGE([.AB2:.AB31])" office:value-type="float" office:value="8.95666666666667" calcext:value-type="float">
            <text:p>8.9566666667</text:p>
          </table:table-cell>
          <table:table-cell table:style-name="ce5" table:formula="of:=AVERAGE([.AC2:.AC31])" office:value-type="float" office:value="7242974387.93333" calcext:value-type="float">
            <text:p>7242974387.93333</text:p>
          </table:table-cell>
          <table:table-cell table:style-name="ce5" table:formula="of:=AVERAGE([.AD2:.AD31])" office:value-type="float" office:value="9.13" calcext:value-type="float">
            <text:p>9.13</text:p>
          </table:table-cell>
          <table:table-cell table:style-name="ce5" table:number-columns-repeated="99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99518" calcext:value-type="float">
            <text:p>99518</text:p>
          </table:table-cell>
          <table:table-cell office:value-type="string" calcext:value-type="string">
            <text:p>byt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byt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erver Energy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6.9" calcext:value-type="float">
            <text:p>6.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office:value-type="float" office:value="15.3" calcext:value-type="float">
            <text:p>15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Energy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61" calcext:value-type="float">
            <text:p>261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09.3" calcext:value-type="float">
            <text:p>209.3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" office:value-type="string" calcext:value-type="string" table:number-columns-spanned="4" table:number-rows-spanned="1">
            <text:p>Perf on a nodes that not serving the workload with all Node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l Nodes</text:p>
          </table:table-cell>
          <table:table-cell office:value-type="string" calcext:value-type="string">
            <text:p>5 Nod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2109420" calcext:value-type="float">
            <text:p>312109420</text:p>
          </table:table-cell>
          <table:table-cell office:value-type="float" office:value="410997119" calcext:value-type="float">
            <text:p>410997119</text:p>
          </table:table-cell>
          <table:table-cell table:number-columns-repeated="1021"/>
        </table:table-row>
        <table:table-row table:style-name="ro1">
          <table:table-cell table:style-name="ce25"/>
          <table:table-cell office:value-type="float" office:value="320563713" calcext:value-type="float">
            <text:p>320563713</text:p>
          </table:table-cell>
          <table:table-cell office:value-type="float" office:value="433371542" calcext:value-type="float">
            <text:p>4333715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1774737" calcext:value-type="float">
            <text:p>321774737</text:p>
          </table:table-cell>
          <table:table-cell office:value-type="float" office:value="422918693" calcext:value-type="float">
            <text:p>422918693</text:p>
          </table:table-cell>
          <table:table-cell table:number-columns-repeated="3"/>
          <table:table-cell table:style-name="ce5" office:value-type="string" calcext:value-type="string" table:number-columns-spanned="4" table:number-rows-spanned="1">
            <text:p><text:s text:c="2"/>Performance of the AB benchmark on Raspberry Pi v3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float" office:value="322752041" calcext:value-type="float">
            <text:p>322752041</text:p>
          </table:table-cell>
          <table:table-cell office:value-type="float" office:value="419530334" calcext:value-type="float">
            <text:p>4195303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1765490" calcext:value-type="float">
            <text:p>321765490</text:p>
          </table:table-cell>
          <table:table-cell office:value-type="float" office:value="423847959" calcext:value-type="float">
            <text:p>423847959</text:p>
          </table:table-cell>
          <table:table-cell table:number-columns-repeated="3"/>
          <table:table-cell table:style-name="ce8" office:value-type="string" calcext:value-type="string">
            <text:p>Actual – Rpi3</text:p>
          </table:table-cell>
          <table:table-cell table:style-name="ce8" office:value-type="string" calcext:value-type="string">
            <text:p>CloudSi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20519762" calcext:value-type="float">
            <text:p>320519762</text:p>
          </table:table-cell>
          <table:table-cell office:value-type="float" office:value="417399593" calcext:value-type="float">
            <text:p>4173995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9.4" calcext:value-type="float">
            <text:p>89.4</text:p>
          </table:table-cell>
          <table:table-cell office:value-type="float" office:value="37.06" calcext:value-type="float">
            <text:p>37.0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22139462" calcext:value-type="float">
            <text:p>322139462</text:p>
          </table:table-cell>
          <table:table-cell office:value-type="float" office:value="417582630" calcext:value-type="float">
            <text:p>4175826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6.64" calcext:value-type="float">
            <text:p>46.64</text:p>
          </table:table-cell>
          <table:table-cell office:value-type="float" office:value="18.46" calcext:value-type="float">
            <text:p>18.4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5899813" calcext:value-type="float">
            <text:p>335899813</text:p>
          </table:table-cell>
          <table:table-cell office:value-type="float" office:value="424294434" calcext:value-type="float">
            <text:p>42429443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.54" calcext:value-type="float">
            <text:p>30.54</text:p>
          </table:table-cell>
          <table:table-cell office:value-type="float" office:value="12.24" calcext:value-type="float">
            <text:p>12.2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24522692" calcext:value-type="float">
            <text:p>324522692</text:p>
          </table:table-cell>
          <table:table-cell office:value-type="float" office:value="413575668" calcext:value-type="float">
            <text:p>41357566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2.6" calcext:value-type="float">
            <text:p>22.6</text:p>
          </table:table-cell>
          <table:table-cell office:value-type="float" office:value="9.16" calcext:value-type="float">
            <text:p>9.1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3275485" calcext:value-type="float">
            <text:p>333275485</text:p>
          </table:table-cell>
          <table:table-cell office:value-type="float" office:value="431136299" calcext:value-type="float">
            <text:p>43113629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.88" calcext:value-type="float">
            <text:p>17.88</text:p>
          </table:table-cell>
          <table:table-cell office:value-type="float" office:value="7.27" calcext:value-type="float">
            <text:p>7.2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20051059" calcext:value-type="float">
            <text:p>320051059</text:p>
          </table:table-cell>
          <table:table-cell office:value-type="float" office:value="414578160" calcext:value-type="float">
            <text:p>41457816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.12" calcext:value-type="float">
            <text:p>15.12</text:p>
          </table:table-cell>
          <table:table-cell office:value-type="float" office:value="5.92" calcext:value-type="float">
            <text:p>5.9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18235885" calcext:value-type="float">
            <text:p>318235885</text:p>
          </table:table-cell>
          <table:table-cell office:value-type="float" office:value="426495248" calcext:value-type="float">
            <text:p>42649524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.81" calcext:value-type="float">
            <text:p>12.81</text:p>
          </table:table-cell>
          <table:table-cell office:value-type="float" office:value="5.08" calcext:value-type="float">
            <text:p>5.0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22453929" calcext:value-type="float">
            <text:p>322453929</text:p>
          </table:table-cell>
          <table:table-cell office:value-type="float" office:value="420829958" calcext:value-type="float">
            <text:p>4208299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.19" calcext:value-type="float">
            <text:p>11.19</text:p>
          </table:table-cell>
          <table:table-cell office:value-type="float" office:value="4.52" calcext:value-type="float">
            <text:p>4.5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21614391" calcext:value-type="float">
            <text:p>321614391</text:p>
          </table:table-cell>
          <table:table-cell office:value-type="float" office:value="415885202" calcext:value-type="float">
            <text:p>41588520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.17" calcext:value-type="float">
            <text:p>11.17</text:p>
          </table:table-cell>
          <table:table-cell office:value-type="float" office:value="4.02" calcext:value-type="float">
            <text:p>4.0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20052850" calcext:value-type="float">
            <text:p>320052850</text:p>
          </table:table-cell>
          <table:table-cell office:value-type="float" office:value="421390091" calcext:value-type="float">
            <text:p>42139009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72" calcext:value-type="float">
            <text:p>10.72</text:p>
          </table:table-cell>
          <table:table-cell office:value-type="float" office:value="3.58" calcext:value-type="float">
            <text:p>3.5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23242663" calcext:value-type="float">
            <text:p>323242663</text:p>
          </table:table-cell>
          <table:table-cell office:value-type="float" office:value="430194139" calcext:value-type="float">
            <text:p>43019413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87.8058328821*11^-0.9618660953" office:value-type="float" office:value="8.74667623358937" calcext:value-type="float">
            <text:p>8.7466762336</text:p>
          </table:table-cell>
          <table:table-cell table:formula="of:=37.2221175228*11^-1.0168399954" office:value-type="float" office:value="3.24991006451754" calcext:value-type="float">
            <text:p>3.2499100645</text:p>
          </table:table-cell>
          <table:table-cell table:style-name="ce26" office:value-type="string" calcext:value-type="string" table:number-columns-spanned="1" table:number-rows-spanned="11">
            <text:p>Predicted Data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2167918" calcext:value-type="float">
            <text:p>322167918</text:p>
          </table:table-cell>
          <table:table-cell office:value-type="float" office:value="427743450" calcext:value-type="float">
            <text:p>42774345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87.8058328821*12^-0.9618660953" office:value-type="float" office:value="8.04443441865403" calcext:value-type="float">
            <text:p>8.0444344187</text:p>
          </table:table-cell>
          <table:table-cell table:formula="of:=37.2221175228*12^-1.0168399954" office:value-type="float" office:value="2.97472225603904" calcext:value-type="float">
            <text:p>2.974722256</text:p>
          </table:table-cell>
          <table:covered-table-cell/>
          <table:table-cell table:number-columns-repeated="1015"/>
        </table:table-row>
        <table:table-row table:style-name="ro1">
          <table:table-cell/>
          <table:table-cell office:value-type="float" office:value="334627991" calcext:value-type="float">
            <text:p>334627991</text:p>
          </table:table-cell>
          <table:table-cell office:value-type="float" office:value="432001153" calcext:value-type="float">
            <text:p>43200115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87.8058328821*13^-0.9618660953" office:value-type="float" office:value="7.44833195800074" calcext:value-type="float">
            <text:p>7.448331958</text:p>
          </table:table-cell>
          <table:table-cell table:formula="of:=37.2221175228*13^-1.0168399954" office:value-type="float" office:value="2.74219871358424" calcext:value-type="float">
            <text:p>2.7421987136</text:p>
          </table:table-cell>
          <table:covered-table-cell/>
          <table:table-cell table:number-columns-repeated="1015"/>
        </table:table-row>
        <table:table-row table:style-name="ro1">
          <table:table-cell/>
          <table:table-cell office:value-type="float" office:value="319503288" calcext:value-type="float">
            <text:p>319503288</text:p>
          </table:table-cell>
          <table:table-cell office:value-type="float" office:value="416980979" calcext:value-type="float">
            <text:p>41698097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87.8058328821*14^-0.9618660953" office:value-type="float" office:value="6.93588156037178" calcext:value-type="float">
            <text:p>6.9358815604</text:p>
          </table:table-cell>
          <table:table-cell table:formula="of:=37.2221175228*14^-1.0168399954" office:value-type="float" office:value="2.54315159864395" calcext:value-type="float">
            <text:p>2.5431515986</text:p>
          </table:table-cell>
          <table:covered-table-cell/>
          <table:table-cell table:number-columns-repeated="1015"/>
        </table:table-row>
        <table:table-row table:style-name="ro1">
          <table:table-cell/>
          <table:table-cell office:value-type="float" office:value="338615386" calcext:value-type="float">
            <text:p>338615386</text:p>
          </table:table-cell>
          <table:table-cell office:value-type="float" office:value="429698543" calcext:value-type="float">
            <text:p>42969854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87.8058328821*15^-0.9618660953" office:value-type="float" office:value="6.49054342165434" calcext:value-type="float">
            <text:p>6.4905434217</text:p>
          </table:table-cell>
          <table:table-cell table:formula="of:=37.2221175228*15^-1.0168399954" office:value-type="float" office:value="2.3708520081019" calcext:value-type="float">
            <text:p>2.3708520081</text:p>
          </table:table-cell>
          <table:covered-table-cell/>
          <table:table-cell table:number-columns-repeated="1015"/>
        </table:table-row>
        <table:table-row table:style-name="ro1">
          <table:table-cell/>
          <table:table-cell office:value-type="float" office:value="321949399" calcext:value-type="float">
            <text:p>321949399</text:p>
          </table:table-cell>
          <table:table-cell office:value-type="float" office:value="415929714" calcext:value-type="float">
            <text:p>4159297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87.8058328821*16^-0.9618660953" office:value-type="float" office:value="6.09987844564791" calcext:value-type="float">
            <text:p>6.0998784456</text:p>
          </table:table-cell>
          <table:table-cell table:formula="of:=37.2221175228*16^-1.0168399954" office:value-type="float" office:value="2.22025940486509" calcext:value-type="float">
            <text:p>2.2202594049</text:p>
          </table:table-cell>
          <table:covered-table-cell/>
          <table:table-cell table:number-columns-repeated="1015"/>
        </table:table-row>
        <table:table-row table:style-name="ro1">
          <table:table-cell/>
          <table:table-cell office:value-type="float" office:value="322369247" calcext:value-type="float">
            <text:p>322369247</text:p>
          </table:table-cell>
          <table:table-cell office:value-type="float" office:value="427472270" calcext:value-type="float">
            <text:p>42747227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87.8058328821*17^-0.9618660953" office:value-type="float" office:value="5.75434991507776" calcext:value-type="float">
            <text:p>5.7543499151</text:p>
          </table:table-cell>
          <table:table-cell table:formula="of:=37.2221175228*17^-1.0168399954" office:value-type="float" office:value="2.08752363101864" calcext:value-type="float">
            <text:p>2.087523631</text:p>
          </table:table-cell>
          <table:covered-table-cell/>
          <table:table-cell table:number-columns-repeated="1015"/>
        </table:table-row>
        <table:table-row table:style-name="ro1">
          <table:table-cell/>
          <table:table-cell office:value-type="float" office:value="326763416" calcext:value-type="float">
            <text:p>326763416</text:p>
          </table:table-cell>
          <table:table-cell office:value-type="float" office:value="421938137" calcext:value-type="float">
            <text:p>42193813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87.8058328821*18^-0.9618660953" office:value-type="float" office:value="5.44652252076855" calcext:value-type="float">
            <text:p>5.4465225208</text:p>
          </table:table-cell>
          <table:table-cell table:formula="of:=37.2221175228*18^-1.0168399954" office:value-type="float" office:value="1.96965329851688" calcext:value-type="float">
            <text:p>1.9696532985</text:p>
          </table:table-cell>
          <table:covered-table-cell/>
          <table:table-cell table:number-columns-repeated="1015"/>
        </table:table-row>
        <table:table-row table:style-name="ro1">
          <table:table-cell/>
          <table:table-cell office:value-type="float" office:value="322805832" calcext:value-type="float">
            <text:p>322805832</text:p>
          </table:table-cell>
          <table:table-cell office:value-type="float" office:value="418569964" calcext:value-type="float">
            <text:p>41856996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87.8058328821*19^-0.9618660953" office:value-type="float" office:value="5.17051299238934" calcext:value-type="float">
            <text:p>5.1705129924</text:p>
          </table:table-cell>
          <table:table-cell table:formula="of:=37.2221175228*19^-1.0168399954" office:value-type="float" office:value="1.86428914256119" calcext:value-type="float">
            <text:p>1.8642891426</text:p>
          </table:table-cell>
          <table:covered-table-cell/>
          <table:table-cell table:number-columns-repeated="1015"/>
        </table:table-row>
        <table:table-row table:style-name="ro1">
          <table:table-cell/>
          <table:table-cell office:value-type="float" office:value="321019632" calcext:value-type="float">
            <text:p>321019632</text:p>
          </table:table-cell>
          <table:table-cell office:value-type="float" office:value="420694805" calcext:value-type="float">
            <text:p>42069480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87.8058328821*20^-0.9618660953" office:value-type="float" office:value="4.92160465954988" calcext:value-type="float">
            <text:p>4.9216046595</text:p>
          </table:table-cell>
          <table:table-cell table:formula="of:=37.2221175228*20^-1.0168399954" office:value-type="float" office:value="1.76954552911458" calcext:value-type="float">
            <text:p>1.7695455291</text:p>
          </table:table-cell>
          <table:covered-table-cell/>
          <table:table-cell table:number-columns-repeated="1015"/>
        </table:table-row>
        <table:table-row table:style-name="ro1">
          <table:table-cell/>
          <table:table-cell office:value-type="float" office:value="328231792" calcext:value-type="float">
            <text:p>328231792</text:p>
          </table:table-cell>
          <table:table-cell office:value-type="float" office:value="428861728" calcext:value-type="float">
            <text:p>42886172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87.8058328821*21^-0.9618660953" office:value-type="float" office:value="4.69597154429519" calcext:value-type="float">
            <text:p>4.6959715443</text:p>
          </table:table-cell>
          <table:table-cell table:formula="of:=37.2221175228*21^-1.0168399954" office:value-type="float" office:value="1.68389735368686" calcext:value-type="float">
            <text:p>1.6838973537</text:p>
          </table:table-cell>
          <table:covered-table-cell/>
          <table:table-cell table:number-columns-repeated="1015"/>
        </table:table-row>
        <table:table-row table:style-name="ro1">
          <table:table-cell/>
          <table:table-cell office:value-type="float" office:value="324286823" calcext:value-type="float">
            <text:p>324286823</text:p>
          </table:table-cell>
          <table:table-cell office:value-type="float" office:value="428223899" calcext:value-type="float">
            <text:p>4282238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8418905" calcext:value-type="float">
            <text:p>318418905</text:p>
          </table:table-cell>
          <table:table-cell office:value-type="float" office:value="430554622" calcext:value-type="float">
            <text:p>4305546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3230544" calcext:value-type="float">
            <text:p>333230544</text:p>
          </table:table-cell>
          <table:table-cell office:value-type="float" office:value="411005922" calcext:value-type="float">
            <text:p>4110059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6635156" calcext:value-type="float">
            <text:p>326635156</text:p>
          </table:table-cell>
          <table:table-cell office:value-type="float" office:value="432647655" calcext:value-type="float">
            <text:p>43264765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formula="of:=AVERAGE([.B49:.B78])" office:value-type="float" office:value="324053290.7" calcext:value-type="float">
            <text:p>324053290.7</text:p>
          </table:table-cell>
          <table:table-cell table:formula="of:=AVERAGE([.C49:.C78])" office:value-type="float" office:value="422878330.333333" calcext:value-type="float">
            <text:p>422878330.33333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centage: %</text:p>
          </table:table-cell>
          <table:table-cell table:formula="of:=[.B81]/[.Q35]*100" office:value-type="float" office:value="3.77706166132591" calcext:value-type="float">
            <text:p>3.7770616613</text:p>
          </table:table-cell>
          <table:table-cell table:formula="of:=[.C81]/[.I35]*100" office:value-type="float" office:value="2.72720848697771" calcext:value-type="float">
            <text:p>2.727208487</text:p>
          </table:table-cell>
          <table:table-cell table:number-columns-repeated="1021"/>
        </table:table-row>
      </table:table>
      <table:table table:name="is-Rpi3" table:style-name="ta1"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number-columns-repeated="4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250018153" calcext:value-type="float">
            <text:p>10250018153</text:p>
          </table:table-cell>
          <table:table-cell office:value-type="float" office:value="3.32" calcext:value-type="float">
            <text:p>3.32</text:p>
          </table:table-cell>
          <table:table-cell office:value-type="float" office:value="26241659589" calcext:value-type="float">
            <text:p>26241659589</text:p>
          </table:table-cell>
          <table:table-cell office:value-type="float" office:value="8.76" calcext:value-type="float">
            <text:p>8.76</text:p>
          </table:table-cell>
          <table:table-cell office:value-type="float" office:value="21339825756" calcext:value-type="float">
            <text:p>21339825756</text:p>
          </table:table-cell>
          <table:table-cell office:value-type="float" office:value="8.06" calcext:value-type="float">
            <text:p>8.06</text:p>
          </table:table-cell>
          <table:table-cell office:value-type="float" office:value="12611548729" calcext:value-type="float">
            <text:p>12611548729</text:p>
          </table:table-cell>
          <table:table-cell office:value-type="float" office:value="6.73" calcext:value-type="float">
            <text:p>6.73</text:p>
          </table:table-cell>
          <table:table-cell office:value-type="float" office:value="13548038649" calcext:value-type="float">
            <text:p>13548038649</text:p>
          </table:table-cell>
          <table:table-cell office:value-type="float" office:value="7.5" calcext:value-type="float">
            <text:p>7.5</text:p>
          </table:table-cell>
          <table:table-cell office:value-type="float" office:value="11508065237" calcext:value-type="float">
            <text:p>11508065237</text:p>
          </table:table-cell>
          <table:table-cell office:value-type="float" office:value="6.41" calcext:value-type="float">
            <text:p>6.41</text:p>
          </table:table-cell>
          <table:table-cell office:value-type="float" office:value="11514986002" calcext:value-type="float">
            <text:p>11514986002</text:p>
          </table:table-cell>
          <table:table-cell office:value-type="float" office:value="6.38" calcext:value-type="float">
            <text:p>6.38</text:p>
          </table:table-cell>
          <table:table-cell office:value-type="float" office:value="4678611746" calcext:value-type="float">
            <text:p>4678611746</text:p>
          </table:table-cell>
          <table:table-cell office:value-type="float" office:value="4.34" calcext:value-type="float">
            <text:p>4.34</text:p>
          </table:table-cell>
          <table:table-cell office:value-type="float" office:value="4514479575" calcext:value-type="float">
            <text:p>4514479575</text:p>
          </table:table-cell>
          <table:table-cell office:value-type="float" office:value="4.14" calcext:value-type="float">
            <text:p>4.14</text:p>
          </table:table-cell>
          <table:table-cell office:value-type="float" office:value="4371158965" calcext:value-type="float">
            <text:p>4371158965</text:p>
          </table:table-cell>
          <table:table-cell office:value-type="float" office:value="4.13" calcext:value-type="float">
            <text:p>4.13</text:p>
          </table:table-cell>
          <table:table-cell office:value-type="float" office:value="2829976411" calcext:value-type="float">
            <text:p>2829976411</text:p>
          </table:table-cell>
          <table:table-cell office:value-type="float" office:value="4.12" calcext:value-type="float">
            <text:p>4.12</text:p>
          </table:table-cell>
          <table:table-cell office:value-type="float" office:value="4379482132" calcext:value-type="float">
            <text:p>4379482132</text:p>
          </table:table-cell>
          <table:table-cell office:value-type="float" office:value="4.15" calcext:value-type="float">
            <text:p>4.15</text:p>
          </table:table-cell>
          <table:table-cell table:number-columns-repeated="3"/>
          <table:table-cell office:value-type="string" calcext:value-type="string">
            <text:p>DT</text:p>
          </table:table-cell>
          <table:table-cell table:number-columns-repeated="31"/>
        </table:table-row>
        <table:table-row table:style-name="ro1">
          <table:table-cell office:value-type="float" office:value="10146199001" calcext:value-type="float">
            <text:p>10146199001</text:p>
          </table:table-cell>
          <table:table-cell office:value-type="float" office:value="3.39" calcext:value-type="float">
            <text:p>3.39</text:p>
          </table:table-cell>
          <table:table-cell office:value-type="float" office:value="26364843965" calcext:value-type="float">
            <text:p>26364843965</text:p>
          </table:table-cell>
          <table:table-cell office:value-type="float" office:value="8.9" calcext:value-type="float">
            <text:p>8.9</text:p>
          </table:table-cell>
          <table:table-cell office:value-type="float" office:value="20901826343" calcext:value-type="float">
            <text:p>20901826343</text:p>
          </table:table-cell>
          <table:table-cell office:value-type="float" office:value="8.18" calcext:value-type="float">
            <text:p>8.18</text:p>
          </table:table-cell>
          <table:table-cell office:value-type="float" office:value="12214038679" calcext:value-type="float">
            <text:p>12214038679</text:p>
          </table:table-cell>
          <table:table-cell office:value-type="float" office:value="6.56" calcext:value-type="float">
            <text:p>6.56</text:p>
          </table:table-cell>
          <table:table-cell office:value-type="float" office:value="13178176771" calcext:value-type="float">
            <text:p>13178176771</text:p>
          </table:table-cell>
          <table:table-cell office:value-type="float" office:value="7.1" calcext:value-type="float">
            <text:p>7.1</text:p>
          </table:table-cell>
          <table:table-cell office:value-type="float" office:value="11738461606" calcext:value-type="float">
            <text:p>11738461606</text:p>
          </table:table-cell>
          <table:table-cell office:value-type="float" office:value="6.37" calcext:value-type="float">
            <text:p>6.37</text:p>
          </table:table-cell>
          <table:table-cell office:value-type="float" office:value="11698610804" calcext:value-type="float">
            <text:p>11698610804</text:p>
          </table:table-cell>
          <table:table-cell office:value-type="float" office:value="6.5" calcext:value-type="float">
            <text:p>6.5</text:p>
          </table:table-cell>
          <table:table-cell office:value-type="float" office:value="4711361591" calcext:value-type="float">
            <text:p>4711361591</text:p>
          </table:table-cell>
          <table:table-cell office:value-type="float" office:value="4.22" calcext:value-type="float">
            <text:p>4.22</text:p>
          </table:table-cell>
          <table:table-cell office:value-type="float" office:value="4341272223" calcext:value-type="float">
            <text:p>4341272223</text:p>
          </table:table-cell>
          <table:table-cell office:value-type="float" office:value="4.19" calcext:value-type="float">
            <text:p>4.19</text:p>
          </table:table-cell>
          <table:table-cell office:value-type="float" office:value="4510186662" calcext:value-type="float">
            <text:p>4510186662</text:p>
          </table:table-cell>
          <table:table-cell office:value-type="float" office:value="4.16" calcext:value-type="float">
            <text:p>4.16</text:p>
          </table:table-cell>
          <table:table-cell office:value-type="float" office:value="4551123150" calcext:value-type="float">
            <text:p>4551123150</text:p>
          </table:table-cell>
          <table:table-cell office:value-type="float" office:value="4.22" calcext:value-type="float">
            <text:p>4.22</text:p>
          </table:table-cell>
          <table:table-cell office:value-type="float" office:value="4517347643" calcext:value-type="float">
            <text:p>4517347643</text:p>
          </table:table-cell>
          <table:table-cell office:value-type="float" office:value="4.13" calcext:value-type="float">
            <text:p>4.13</text:p>
          </table:table-cell>
          <table:table-cell table:number-columns-repeated="35"/>
        </table:table-row>
        <table:table-row table:style-name="ro1">
          <table:table-cell office:value-type="float" office:value="9783646893" calcext:value-type="float">
            <text:p>9783646893</text:p>
          </table:table-cell>
          <table:table-cell office:value-type="float" office:value="3.12" calcext:value-type="float">
            <text:p>3.12</text:p>
          </table:table-cell>
          <table:table-cell office:value-type="float" office:value="26816559314" calcext:value-type="float">
            <text:p>26816559314</text:p>
          </table:table-cell>
          <table:table-cell office:value-type="float" office:value="9.09" calcext:value-type="float">
            <text:p>9.09</text:p>
          </table:table-cell>
          <table:table-cell office:value-type="float" office:value="21519380249" calcext:value-type="float">
            <text:p>21519380249</text:p>
          </table:table-cell>
          <table:table-cell office:value-type="float" office:value="8.16" calcext:value-type="float">
            <text:p>8.16</text:p>
          </table:table-cell>
          <table:table-cell office:value-type="float" office:value="12088316790" calcext:value-type="float">
            <text:p>12088316790</text:p>
          </table:table-cell>
          <table:table-cell office:value-type="float" office:value="6.57" calcext:value-type="float">
            <text:p>6.57</text:p>
          </table:table-cell>
          <table:table-cell office:value-type="float" office:value="12910821065" calcext:value-type="float">
            <text:p>12910821065</text:p>
          </table:table-cell>
          <table:table-cell office:value-type="float" office:value="6.9" calcext:value-type="float">
            <text:p>6.9</text:p>
          </table:table-cell>
          <table:table-cell office:value-type="float" office:value="10790364248" calcext:value-type="float">
            <text:p>10790364248</text:p>
          </table:table-cell>
          <table:table-cell office:value-type="float" office:value="6.43" calcext:value-type="float">
            <text:p>6.43</text:p>
          </table:table-cell>
          <table:table-cell office:value-type="float" office:value="10672421866" calcext:value-type="float">
            <text:p>10672421866</text:p>
          </table:table-cell>
          <table:table-cell office:value-type="float" office:value="6.47" calcext:value-type="float">
            <text:p>6.47</text:p>
          </table:table-cell>
          <table:table-cell office:value-type="float" office:value="4000642492" calcext:value-type="float">
            <text:p>4000642492</text:p>
          </table:table-cell>
          <table:table-cell office:value-type="float" office:value="4.12" calcext:value-type="float">
            <text:p>4.12</text:p>
          </table:table-cell>
          <table:table-cell office:value-type="float" office:value="4365461424" calcext:value-type="float">
            <text:p>4365461424</text:p>
          </table:table-cell>
          <table:table-cell office:value-type="float" office:value="4.19" calcext:value-type="float">
            <text:p>4.19</text:p>
          </table:table-cell>
          <table:table-cell office:value-type="float" office:value="4600386776" calcext:value-type="float">
            <text:p>4600386776</text:p>
          </table:table-cell>
          <table:table-cell office:value-type="float" office:value="4.18" calcext:value-type="float">
            <text:p>4.18</text:p>
          </table:table-cell>
          <table:table-cell office:value-type="float" office:value="4669111334" calcext:value-type="float">
            <text:p>4669111334</text:p>
          </table:table-cell>
          <table:table-cell office:value-type="float" office:value="4.19" calcext:value-type="float">
            <text:p>4.19</text:p>
          </table:table-cell>
          <table:table-cell office:value-type="float" office:value="4040299978" calcext:value-type="float">
            <text:p>4040299978</text:p>
          </table:table-cell>
          <table:table-cell office:value-type="float" office:value="4.25" calcext:value-type="float">
            <text:p>4.25</text:p>
          </table:table-cell>
          <table:table-cell table:number-columns-repeated="35"/>
        </table:table-row>
        <table:table-row table:style-name="ro1">
          <table:table-cell office:value-type="float" office:value="10847343553" calcext:value-type="float">
            <text:p>10847343553</text:p>
          </table:table-cell>
          <table:table-cell office:value-type="float" office:value="3.36" calcext:value-type="float">
            <text:p>3.36</text:p>
          </table:table-cell>
          <table:table-cell office:value-type="float" office:value="26343085031" calcext:value-type="float">
            <text:p>26343085031</text:p>
          </table:table-cell>
          <table:table-cell office:value-type="float" office:value="8.86" calcext:value-type="float">
            <text:p>8.86</text:p>
          </table:table-cell>
          <table:table-cell office:value-type="float" office:value="21447861465" calcext:value-type="float">
            <text:p>21447861465</text:p>
          </table:table-cell>
          <table:table-cell office:value-type="float" office:value="8.17" calcext:value-type="float">
            <text:p>8.17</text:p>
          </table:table-cell>
          <table:table-cell office:value-type="float" office:value="12360055896" calcext:value-type="float">
            <text:p>12360055896</text:p>
          </table:table-cell>
          <table:table-cell office:value-type="float" office:value="6.59" calcext:value-type="float">
            <text:p>6.59</text:p>
          </table:table-cell>
          <table:table-cell office:value-type="float" office:value="13310105456" calcext:value-type="float">
            <text:p>13310105456</text:p>
          </table:table-cell>
          <table:table-cell office:value-type="float" office:value="7.69" calcext:value-type="float">
            <text:p>7.69</text:p>
          </table:table-cell>
          <table:table-cell office:value-type="float" office:value="10480606930" calcext:value-type="float">
            <text:p>10480606930</text:p>
          </table:table-cell>
          <table:table-cell office:value-type="float" office:value="6.49" calcext:value-type="float">
            <text:p>6.49</text:p>
          </table:table-cell>
          <table:table-cell office:value-type="float" office:value="12029229758" calcext:value-type="float">
            <text:p>12029229758</text:p>
          </table:table-cell>
          <table:table-cell office:value-type="float" office:value="6.4" calcext:value-type="float">
            <text:p>6.4</text:p>
          </table:table-cell>
          <table:table-cell office:value-type="float" office:value="4375982101" calcext:value-type="float">
            <text:p>4375982101</text:p>
          </table:table-cell>
          <table:table-cell office:value-type="float" office:value="4.2" calcext:value-type="float">
            <text:p>4.2</text:p>
          </table:table-cell>
          <table:table-cell office:value-type="float" office:value="4246363044" calcext:value-type="float">
            <text:p>4246363044</text:p>
          </table:table-cell>
          <table:table-cell office:value-type="float" office:value="4.16" calcext:value-type="float">
            <text:p>4.16</text:p>
          </table:table-cell>
          <table:table-cell office:value-type="float" office:value="3704462760" calcext:value-type="float">
            <text:p>3704462760</text:p>
          </table:table-cell>
          <table:table-cell office:value-type="float" office:value="4.25" calcext:value-type="float">
            <text:p>4.25</text:p>
          </table:table-cell>
          <table:table-cell office:value-type="float" office:value="4415517314" calcext:value-type="float">
            <text:p>4415517314</text:p>
          </table:table-cell>
          <table:table-cell office:value-type="float" office:value="4.2" calcext:value-type="float">
            <text:p>4.2</text:p>
          </table:table-cell>
          <table:table-cell office:value-type="float" office:value="4548406142" calcext:value-type="float">
            <text:p>4548406142</text:p>
          </table:table-cell>
          <table:table-cell office:value-type="float" office:value="4.29" calcext:value-type="float">
            <text:p>4.29</text:p>
          </table:table-cell>
          <table:table-cell table:number-columns-repeated="35"/>
        </table:table-row>
        <table:table-row table:style-name="ro1">
          <table:table-cell office:value-type="float" office:value="9580888790" calcext:value-type="float">
            <text:p>9580888790</text:p>
          </table:table-cell>
          <table:table-cell office:value-type="float" office:value="3.2" calcext:value-type="float">
            <text:p>3.2</text:p>
          </table:table-cell>
          <table:table-cell office:value-type="float" office:value="26530425282" calcext:value-type="float">
            <text:p>26530425282</text:p>
          </table:table-cell>
          <table:table-cell office:value-type="float" office:value="8.9" calcext:value-type="float">
            <text:p>8.9</text:p>
          </table:table-cell>
          <table:table-cell office:value-type="float" office:value="21750252987" calcext:value-type="float">
            <text:p>21750252987</text:p>
          </table:table-cell>
          <table:table-cell office:value-type="float" office:value="8.13" calcext:value-type="float">
            <text:p>8.13</text:p>
          </table:table-cell>
          <table:table-cell office:value-type="float" office:value="12835145312" calcext:value-type="float">
            <text:p>12835145312</text:p>
          </table:table-cell>
          <table:table-cell office:value-type="float" office:value="6.87" calcext:value-type="float">
            <text:p>6.87</text:p>
          </table:table-cell>
          <table:table-cell office:value-type="float" office:value="13402474400" calcext:value-type="float">
            <text:p>13402474400</text:p>
          </table:table-cell>
          <table:table-cell office:value-type="float" office:value="7.23" calcext:value-type="float">
            <text:p>7.23</text:p>
          </table:table-cell>
          <table:table-cell office:value-type="float" office:value="12030690279" calcext:value-type="float">
            <text:p>12030690279</text:p>
          </table:table-cell>
          <table:table-cell office:value-type="float" office:value="6.41" calcext:value-type="float">
            <text:p>6.41</text:p>
          </table:table-cell>
          <table:table-cell office:value-type="float" office:value="10909905950" calcext:value-type="float">
            <text:p>10909905950</text:p>
          </table:table-cell>
          <table:table-cell office:value-type="float" office:value="6.42" calcext:value-type="float">
            <text:p>6.42</text:p>
          </table:table-cell>
          <table:table-cell office:value-type="float" office:value="4187991604" calcext:value-type="float">
            <text:p>4187991604</text:p>
          </table:table-cell>
          <table:table-cell office:value-type="float" office:value="4.26" calcext:value-type="float">
            <text:p>4.26</text:p>
          </table:table-cell>
          <table:table-cell office:value-type="float" office:value="3979743881" calcext:value-type="float">
            <text:p>3979743881</text:p>
          </table:table-cell>
          <table:table-cell office:value-type="float" office:value="4.18" calcext:value-type="float">
            <text:p>4.18</text:p>
          </table:table-cell>
          <table:table-cell office:value-type="float" office:value="3704462760" calcext:value-type="float">
            <text:p>3704462760</text:p>
          </table:table-cell>
          <table:table-cell office:value-type="float" office:value="4.18" calcext:value-type="float">
            <text:p>4.18</text:p>
          </table:table-cell>
          <table:table-cell office:value-type="float" office:value="3935960853" calcext:value-type="float">
            <text:p>3935960853</text:p>
          </table:table-cell>
          <table:table-cell office:value-type="float" office:value="4.23" calcext:value-type="float">
            <text:p>4.23</text:p>
          </table:table-cell>
          <table:table-cell office:value-type="float" office:value="4532924263" calcext:value-type="float">
            <text:p>4532924263</text:p>
          </table:table-cell>
          <table:table-cell office:value-type="float" office:value="4.32" calcext:value-type="float">
            <text:p>4.32</text:p>
          </table:table-cell>
          <table:table-cell table:number-columns-repeated="35"/>
        </table:table-row>
        <table:table-row table:style-name="ro1">
          <table:table-cell office:value-type="float" office:value="10300704773" calcext:value-type="float">
            <text:p>10300704773</text:p>
          </table:table-cell>
          <table:table-cell office:value-type="float" office:value="3.33" calcext:value-type="float">
            <text:p>3.33</text:p>
          </table:table-cell>
          <table:table-cell office:value-type="float" office:value="26699662183" calcext:value-type="float">
            <text:p>26699662183</text:p>
          </table:table-cell>
          <table:table-cell office:value-type="float" office:value="9.15" calcext:value-type="float">
            <text:p>9.15</text:p>
          </table:table-cell>
          <table:table-cell office:value-type="float" office:value="21312137872" calcext:value-type="float">
            <text:p>21312137872</text:p>
          </table:table-cell>
          <table:table-cell office:value-type="float" office:value="8.06" calcext:value-type="float">
            <text:p>8.06</text:p>
          </table:table-cell>
          <table:table-cell office:value-type="float" office:value="12924369102" calcext:value-type="float">
            <text:p>12924369102</text:p>
          </table:table-cell>
          <table:table-cell office:value-type="float" office:value="6.88" calcext:value-type="float">
            <text:p>6.88</text:p>
          </table:table-cell>
          <table:table-cell office:value-type="float" office:value="13856587494" calcext:value-type="float">
            <text:p>13856587494</text:p>
          </table:table-cell>
          <table:table-cell office:value-type="float" office:value="7.34" calcext:value-type="float">
            <text:p>7.34</text:p>
          </table:table-cell>
          <table:table-cell office:value-type="float" office:value="12112054400" calcext:value-type="float">
            <text:p>12112054400</text:p>
          </table:table-cell>
          <table:table-cell office:value-type="float" office:value="6.42" calcext:value-type="float">
            <text:p>6.42</text:p>
          </table:table-cell>
          <table:table-cell office:value-type="float" office:value="10774358642" calcext:value-type="float">
            <text:p>10774358642</text:p>
          </table:table-cell>
          <table:table-cell office:value-type="float" office:value="6.4" calcext:value-type="float">
            <text:p>6.4</text:p>
          </table:table-cell>
          <table:table-cell office:value-type="float" office:value="3809715859" calcext:value-type="float">
            <text:p>3809715859</text:p>
          </table:table-cell>
          <table:table-cell office:value-type="float" office:value="4.22" calcext:value-type="float">
            <text:p>4.22</text:p>
          </table:table-cell>
          <table:table-cell office:value-type="float" office:value="4159463261" calcext:value-type="float">
            <text:p>4159463261</text:p>
          </table:table-cell>
          <table:table-cell office:value-type="float" office:value="4.23" calcext:value-type="float">
            <text:p>4.23</text:p>
          </table:table-cell>
          <table:table-cell office:value-type="float" office:value="3875931395" calcext:value-type="float">
            <text:p>3875931395</text:p>
          </table:table-cell>
          <table:table-cell office:value-type="float" office:value="4.15" calcext:value-type="float">
            <text:p>4.15</text:p>
          </table:table-cell>
          <table:table-cell office:value-type="float" office:value="4596360042" calcext:value-type="float">
            <text:p>4596360042</text:p>
          </table:table-cell>
          <table:table-cell office:value-type="float" office:value="4.37" calcext:value-type="float">
            <text:p>4.37</text:p>
          </table:table-cell>
          <table:table-cell office:value-type="float" office:value="2820976468" calcext:value-type="float">
            <text:p>2820976468</text:p>
          </table:table-cell>
          <table:table-cell office:value-type="float" office:value="4.21" calcext:value-type="float">
            <text:p>4.21</text:p>
          </table:table-cell>
          <table:table-cell table:number-columns-repeated="35"/>
        </table:table-row>
        <table:table-row table:style-name="ro1">
          <table:table-cell office:value-type="float" office:value="9160417302" calcext:value-type="float">
            <text:p>9160417302</text:p>
          </table:table-cell>
          <table:table-cell office:value-type="float" office:value="3.21" calcext:value-type="float">
            <text:p>3.21</text:p>
          </table:table-cell>
          <table:table-cell office:value-type="float" office:value="26154743019" calcext:value-type="float">
            <text:p>26154743019</text:p>
          </table:table-cell>
          <table:table-cell office:value-type="float" office:value="8.88" calcext:value-type="float">
            <text:p>8.88</text:p>
          </table:table-cell>
          <table:table-cell office:value-type="float" office:value="21403335320" calcext:value-type="float">
            <text:p>21403335320</text:p>
          </table:table-cell>
          <table:table-cell office:value-type="float" office:value="8.15" calcext:value-type="float">
            <text:p>8.15</text:p>
          </table:table-cell>
          <table:table-cell office:value-type="float" office:value="12437291392" calcext:value-type="float">
            <text:p>12437291392</text:p>
          </table:table-cell>
          <table:table-cell office:value-type="float" office:value="6.63" calcext:value-type="float">
            <text:p>6.63</text:p>
          </table:table-cell>
          <table:table-cell office:value-type="float" office:value="13323379867" calcext:value-type="float">
            <text:p>13323379867</text:p>
          </table:table-cell>
          <table:table-cell office:value-type="float" office:value="7.32" calcext:value-type="float">
            <text:p>7.32</text:p>
          </table:table-cell>
          <table:table-cell office:value-type="float" office:value="12178232404" calcext:value-type="float">
            <text:p>12178232404</text:p>
          </table:table-cell>
          <table:table-cell office:value-type="float" office:value="6.45" calcext:value-type="float">
            <text:p>6.45</text:p>
          </table:table-cell>
          <table:table-cell office:value-type="float" office:value="11507774580" calcext:value-type="float">
            <text:p>11507774580</text:p>
          </table:table-cell>
          <table:table-cell office:value-type="float" office:value="6.39" calcext:value-type="float">
            <text:p>6.39</text:p>
          </table:table-cell>
          <table:table-cell office:value-type="float" office:value="4654999734" calcext:value-type="float">
            <text:p>4654999734</text:p>
          </table:table-cell>
          <table:table-cell office:value-type="float" office:value="4.31" calcext:value-type="float">
            <text:p>4.31</text:p>
          </table:table-cell>
          <table:table-cell office:value-type="float" office:value="4171476062" calcext:value-type="float">
            <text:p>4171476062</text:p>
          </table:table-cell>
          <table:table-cell office:value-type="float" office:value="4.2" calcext:value-type="float">
            <text:p>4.2</text:p>
          </table:table-cell>
          <table:table-cell office:value-type="float" office:value="4124720360" calcext:value-type="float">
            <text:p>4124720360</text:p>
          </table:table-cell>
          <table:table-cell office:value-type="float" office:value="4.11" calcext:value-type="float">
            <text:p>4.11</text:p>
          </table:table-cell>
          <table:table-cell office:value-type="float" office:value="4229718150" calcext:value-type="float">
            <text:p>4229718150</text:p>
          </table:table-cell>
          <table:table-cell office:value-type="float" office:value="4.29" calcext:value-type="float">
            <text:p>4.29</text:p>
          </table:table-cell>
          <table:table-cell office:value-type="float" office:value="4557103736" calcext:value-type="float">
            <text:p>4557103736</text:p>
          </table:table-cell>
          <table:table-cell office:value-type="float" office:value="4.15" calcext:value-type="float">
            <text:p>4.15</text:p>
          </table:table-cell>
          <table:table-cell table:number-columns-repeated="35"/>
        </table:table-row>
      </table:table>
      <table:table table:name="SparkRpi3" table:style-name="ta1">
        <table:table-column table:style-name="co3" table:number-columns-repeated="2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6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" table:default-cell-style-name="Default"/>
        <table:table-column table:style-name="co39" table:default-cell-style-name="Default"/>
        <table:table-column table:style-name="co3" table:default-cell-style-name="Default"/>
        <table:table-column table:style-name="co3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40" table:default-cell-style-name="Default"/>
        <table:table-column table:style-name="co3" table:default-cell-style-name="Default"/>
        <table:table-column table:style-name="co41" table:default-cell-style-name="Default"/>
        <table:table-column table:style-name="co3" table:default-cell-style-name="Default"/>
        <table:table-column table:style-name="co39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office:value-type="float" office:value="37544154025" calcext:value-type="float">
            <text:p>37544154025</text:p>
          </table:table-cell>
          <table:table-cell office:value-type="float" office:value="91.4" calcext:value-type="float">
            <text:p>91.4</text:p>
          </table:table-cell>
          <table:table-cell/>
          <table:table-cell office:value-type="float" office:value="138.4" calcext:value-type="float">
            <text:p>138.4</text:p>
          </table:table-cell>
          <table:table-cell office:value-type="float" office:value="37496178776" calcext:value-type="float">
            <text:p>37496178776</text:p>
          </table:table-cell>
          <table:table-cell office:value-type="float" office:value="90.1" calcext:value-type="float">
            <text:p>90.1</text:p>
          </table:table-cell>
          <table:table-cell office:value-type="float" office:value="40556315339" calcext:value-type="float">
            <text:p>40556315339</text:p>
          </table:table-cell>
          <table:table-cell office:value-type="float" office:value="101.3" calcext:value-type="float">
            <text:p>101.3</text:p>
          </table:table-cell>
          <table:table-cell office:value-type="float" office:value="37428918922" calcext:value-type="float">
            <text:p>37428918922</text:p>
          </table:table-cell>
          <table:table-cell office:value-type="float" office:value="93.4" calcext:value-type="float">
            <text:p>93.4</text:p>
          </table:table-cell>
          <table:table-cell office:value-type="float" office:value="41251758417" calcext:value-type="float">
            <text:p>41251758417</text:p>
          </table:table-cell>
          <table:table-cell office:value-type="float" office:value="133.6" calcext:value-type="float">
            <text:p>133.6</text:p>
          </table:table-cell>
          <table:table-cell office:value-type="float" office:value="38456350250" calcext:value-type="float">
            <text:p>38456350250</text:p>
          </table:table-cell>
          <table:table-cell office:value-type="float" office:value="98.4" calcext:value-type="float">
            <text:p>98.4</text:p>
          </table:table-cell>
          <table:table-cell office:value-type="float" office:value="39071341324" calcext:value-type="float">
            <text:p>39071341324</text:p>
          </table:table-cell>
          <table:table-cell office:value-type="float" office:value="109.4" calcext:value-type="float">
            <text:p>109.4</text:p>
          </table:table-cell>
          <table:table-cell office:value-type="float" office:value="38233419534" calcext:value-type="float">
            <text:p>38233419534</text:p>
          </table:table-cell>
          <table:table-cell office:value-type="float" office:value="113.04" calcext:value-type="float">
            <text:p>113.04</text:p>
          </table:table-cell>
          <table:table-cell office:value-type="float" office:value="38981258182" calcext:value-type="float">
            <text:p>38981258182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287248004" calcext:value-type="float">
            <text:p>37287248004</text:p>
          </table:table-cell>
          <table:table-cell office:value-type="float" office:value="90.07" calcext:value-type="float">
            <text:p>90.07</text:p>
          </table:table-cell>
          <table:table-cell/>
          <table:table-cell office:value-type="float" office:value="138.2" calcext:value-type="float">
            <text:p>138.2</text:p>
          </table:table-cell>
          <table:table-cell office:value-type="float" office:value="37593097641" calcext:value-type="float">
            <text:p>37593097641</text:p>
          </table:table-cell>
          <table:table-cell office:value-type="float" office:value="87.8" calcext:value-type="float">
            <text:p>87.8</text:p>
          </table:table-cell>
          <table:table-cell office:value-type="float" office:value="40682387885" calcext:value-type="float">
            <text:p>40682387885</text:p>
          </table:table-cell>
          <table:table-cell office:value-type="float" office:value="124.9" calcext:value-type="float">
            <text:p>124.9</text:p>
          </table:table-cell>
          <table:table-cell office:value-type="float" office:value="37164335835" calcext:value-type="float">
            <text:p>37164335835</text:p>
          </table:table-cell>
          <table:table-cell office:value-type="float" office:value="92.4" calcext:value-type="float">
            <text:p>92.4</text:p>
          </table:table-cell>
          <table:table-cell office:value-type="float" office:value="41930495810" calcext:value-type="float">
            <text:p>41930495810</text:p>
          </table:table-cell>
          <table:table-cell office:value-type="float" office:value="142.2" calcext:value-type="float">
            <text:p>142.2</text:p>
          </table:table-cell>
          <table:table-cell office:value-type="float" office:value="38574184879" calcext:value-type="float">
            <text:p>38574184879</text:p>
          </table:table-cell>
          <table:table-cell table:number-columns-repeated="3"/>
          <table:table-cell office:value-type="float" office:value="37804880299" calcext:value-type="float">
            <text:p>37804880299</text:p>
          </table:table-cell>
          <table:table-cell office:value-type="float" office:value="107.3" calcext:value-type="float">
            <text:p>107.3</text:p>
          </table:table-cell>
          <table:table-cell office:value-type="float" office:value="38803600421" calcext:value-type="float">
            <text:p>38803600421</text:p>
          </table:table-cell>
          <table:table-cell office:value-type="float" office:value="114.7" calcext:value-type="float">
            <text:p>114.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226246356" calcext:value-type="float">
            <text:p>37226246356</text:p>
          </table:table-cell>
          <table:table-cell office:value-type="float" office:value="88.9" calcext:value-type="float">
            <text:p>88.9</text:p>
          </table:table-cell>
          <table:table-cell/>
          <table:table-cell office:value-type="float" office:value="136.3" calcext:value-type="float">
            <text:p>136.3</text:p>
          </table:table-cell>
          <table:table-cell office:value-type="float" office:value="37100347348" calcext:value-type="float">
            <text:p>37100347348</text:p>
          </table:table-cell>
          <table:table-cell office:value-type="float" office:value="93.2" calcext:value-type="float">
            <text:p>93.2</text:p>
          </table:table-cell>
          <table:table-cell office:value-type="float" office:value="41037751216" calcext:value-type="float">
            <text:p>41037751216</text:p>
          </table:table-cell>
          <table:table-cell office:value-type="float" office:value="138.7" calcext:value-type="float">
            <text:p>138.7</text:p>
          </table:table-cell>
          <table:table-cell office:value-type="float" office:value="37404331135" calcext:value-type="float">
            <text:p>37404331135</text:p>
          </table:table-cell>
          <table:table-cell office:value-type="float" office:value="92.3" calcext:value-type="float">
            <text:p>92.3</text:p>
          </table:table-cell>
          <table:table-cell office:value-type="float" office:value="45112159994" calcext:value-type="float">
            <text:p>45112159994</text:p>
          </table:table-cell>
          <table:table-cell office:value-type="float" office:value="157.7" calcext:value-type="float">
            <text:p>157.7</text:p>
          </table:table-cell>
          <table:table-cell table:number-columns-repeated="4"/>
          <table:table-cell office:value-type="float" office:value="37635494285" calcext:value-type="float">
            <text:p>37635494285</text:p>
          </table:table-cell>
          <table:table-cell office:value-type="float" office:value="100.7" calcext:value-type="float">
            <text:p>100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641035836" calcext:value-type="float">
            <text:p>37641035836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float" office:value="136.1" calcext:value-type="float">
            <text:p>136.1</text:p>
          </table:table-cell>
          <table:table-cell office:value-type="float" office:value="35064505763" calcext:value-type="float">
            <text:p>35064505763</text:p>
          </table:table-cell>
          <table:table-cell office:value-type="float" office:value="81.1" calcext:value-type="float">
            <text:p>81.1</text:p>
          </table:table-cell>
          <table:table-cell office:value-type="float" office:value="40615580407" calcext:value-type="float">
            <text:p>40615580407</text:p>
          </table:table-cell>
          <table:table-cell office:value-type="float" office:value="115.3" calcext:value-type="float">
            <text:p>115.3</text:p>
          </table:table-cell>
          <table:table-cell office:value-type="float" office:value="37444168073" calcext:value-type="float">
            <text:p>37444168073</text:p>
          </table:table-cell>
          <table:table-cell office:value-type="float" office:value="92.4" calcext:value-type="float">
            <text:p>92.4</text:p>
          </table:table-cell>
          <table:table-cell office:value-type="float" office:value="41419160667" calcext:value-type="float">
            <text:p>41419160667</text:p>
          </table:table-cell>
          <table:table-cell office:value-type="float" office:value="124.5" calcext:value-type="float">
            <text:p>124.5</text:p>
          </table:table-cell>
          <table:table-cell table:number-columns-repeated="4"/>
          <table:table-cell office:value-type="float" office:value="37871020135" calcext:value-type="float">
            <text:p>37871020135</text:p>
          </table:table-cell>
          <table:table-cell office:value-type="float" office:value="100.2" calcext:value-type="float">
            <text:p>10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539319221" calcext:value-type="float">
            <text:p>37539319221</text:p>
          </table:table-cell>
          <table:table-cell office:value-type="float" office:value="91.1" calcext:value-type="float">
            <text:p>91.1</text:p>
          </table:table-cell>
          <table:table-cell/>
          <table:table-cell office:value-type="float" office:value="137.8" calcext:value-type="float">
            <text:p>137.8</text:p>
          </table:table-cell>
          <table:table-cell office:value-type="float" office:value="37194009467" calcext:value-type="float">
            <text:p>37194009467</text:p>
          </table:table-cell>
          <table:table-cell office:value-type="float" office:value="94.6" calcext:value-type="float">
            <text:p>94.6</text:p>
          </table:table-cell>
          <table:table-cell office:value-type="float" office:value="40602844859" calcext:value-type="float">
            <text:p>40602844859</text:p>
          </table:table-cell>
          <table:table-cell office:value-type="float" office:value="111" calcext:value-type="float">
            <text:p>111</text:p>
          </table:table-cell>
          <table:table-cell office:value-type="float" office:value="38040849430" calcext:value-type="float">
            <text:p>38040849430</text:p>
          </table:table-cell>
          <table:table-cell office:value-type="float" office:value="96.12" calcext:value-type="float">
            <text:p>96.12</text:p>
          </table:table-cell>
          <table:table-cell office:value-type="float" office:value="42449466585" calcext:value-type="float">
            <text:p>42449466585</text:p>
          </table:table-cell>
          <table:table-cell office:value-type="float" office:value="139.2" calcext:value-type="float">
            <text:p>139.2</text:p>
          </table:table-cell>
          <table:table-cell table:number-columns-repeated="4"/>
          <table:table-cell office:value-type="float" office:value="37879185880" calcext:value-type="float">
            <text:p>37879185880</text:p>
          </table:table-cell>
          <table:table-cell office:value-type="float" office:value="108.3" calcext:value-type="float">
            <text:p>108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080114759" calcext:value-type="float">
            <text:p>37080114759</text:p>
          </table:table-cell>
          <table:table-cell office:value-type="float" office:value="91.2" calcext:value-type="float">
            <text:p>91.2</text:p>
          </table:table-cell>
          <table:table-cell/>
          <table:table-cell office:value-type="float" office:value="138.1" calcext:value-type="float">
            <text:p>138.1</text:p>
          </table:table-cell>
          <table:table-cell office:value-type="float" office:value="37604972555" calcext:value-type="float">
            <text:p>37604972555</text:p>
          </table:table-cell>
          <table:table-cell office:value-type="float" office:value="100.7" calcext:value-type="float">
            <text:p>100.7</text:p>
          </table:table-cell>
          <table:table-cell office:value-type="float" office:value="40982684233" calcext:value-type="float">
            <text:p>40982684233</text:p>
          </table:table-cell>
          <table:table-cell office:value-type="float" office:value="125.9" calcext:value-type="float">
            <text:p>125.9</text:p>
          </table:table-cell>
          <table:table-cell office:value-type="float" office:value="37457825330" calcext:value-type="float">
            <text:p>37457825330</text:p>
          </table:table-cell>
          <table:table-cell office:value-type="float" office:value="95.6" calcext:value-type="float">
            <text:p>95.6</text:p>
          </table:table-cell>
          <table:table-cell office:value-type="float" office:value="41923414422" calcext:value-type="float">
            <text:p>41923414422</text:p>
          </table:table-cell>
          <table:table-cell office:value-type="float" office:value="136.2" calcext:value-type="float">
            <text:p>136.2</text:p>
          </table:table-cell>
          <table:table-cell table:number-columns-repeated="4"/>
          <table:table-cell office:value-type="float" office:value="38538385793" calcext:value-type="float">
            <text:p>38538385793</text:p>
          </table:table-cell>
          <table:table-cell office:value-type="float" office:value="103.7" calcext:value-type="float">
            <text:p>103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118835748" calcext:value-type="float">
            <text:p>37118835748</text:p>
          </table:table-cell>
          <table:table-cell office:value-type="float" office:value="92" calcext:value-type="float">
            <text:p>92</text:p>
          </table:table-cell>
          <table:table-cell office:value-type="float" office:value="40314749153" calcext:value-type="float">
            <text:p>40314749153</text:p>
          </table:table-cell>
          <table:table-cell office:value-type="float" office:value="114.4" calcext:value-type="float">
            <text:p>114.4</text:p>
          </table:table-cell>
          <table:table-cell office:value-type="float" office:value="37329703700" calcext:value-type="float">
            <text:p>37329703700</text:p>
          </table:table-cell>
          <table:table-cell office:value-type="float" office:value="100.4" calcext:value-type="float">
            <text:p>100.4</text:p>
          </table:table-cell>
          <table:table-cell office:value-type="float" office:value="40669590762" calcext:value-type="float">
            <text:p>40669590762</text:p>
          </table:table-cell>
          <table:table-cell office:value-type="float" office:value="121.4" calcext:value-type="float">
            <text:p>121.4</text:p>
          </table:table-cell>
          <table:table-cell office:value-type="float" office:value="37566522347" calcext:value-type="float">
            <text:p>37566522347</text:p>
          </table:table-cell>
          <table:table-cell office:value-type="float" office:value="89.2" calcext:value-type="float">
            <text:p>89.2</text:p>
          </table:table-cell>
          <table:table-cell office:value-type="float" office:value="39071341324" calcext:value-type="float">
            <text:p>39071341324</text:p>
          </table:table-cell>
          <table:table-cell office:value-type="float" office:value="109.4" calcext:value-type="float">
            <text:p>109.4</text:p>
          </table:table-cell>
          <table:table-cell table:number-columns-repeated="4"/>
          <table:table-cell office:value-type="float" office:value="37593760149" calcext:value-type="float">
            <text:p>37593760149</text:p>
          </table:table-cell>
          <table:table-cell office:value-type="float" office:value="102.2" calcext:value-type="float">
            <text:p>102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578931407" calcext:value-type="float">
            <text:p>37578931407</text:p>
          </table:table-cell>
          <table:table-cell office:value-type="float" office:value="93.4" calcext:value-type="float">
            <text:p>93.4</text:p>
          </table:table-cell>
          <table:table-cell office:value-type="float" office:value="41111670969" calcext:value-type="float">
            <text:p>41111670969</text:p>
          </table:table-cell>
          <table:table-cell office:value-type="float" office:value="148.3" calcext:value-type="float">
            <text:p>148.3</text:p>
          </table:table-cell>
          <table:table-cell office:value-type="float" office:value="37223402701" calcext:value-type="float">
            <text:p>37223402701</text:p>
          </table:table-cell>
          <table:table-cell office:value-type="float" office:value="97.5" calcext:value-type="float">
            <text:p>97.5</text:p>
          </table:table-cell>
          <table:table-cell office:value-type="float" office:value="38302475292" calcext:value-type="float">
            <text:p>38302475292</text:p>
          </table:table-cell>
          <table:table-cell office:value-type="float" office:value="114.6" calcext:value-type="float">
            <text:p>114.6</text:p>
          </table:table-cell>
          <table:table-cell office:value-type="float" office:value="38274603004" calcext:value-type="float">
            <text:p>38274603004</text:p>
          </table:table-cell>
          <table:table-cell office:value-type="float" office:value="108.3" calcext:value-type="float">
            <text:p>108.3</text:p>
          </table:table-cell>
          <table:table-cell office:value-type="float" office:value="38763467305" calcext:value-type="float">
            <text:p>38763467305</text:p>
          </table:table-cell>
          <table:table-cell office:value-type="float" office:value="104.5" calcext:value-type="float">
            <text:p>104.5</text:p>
          </table:table-cell>
          <table:table-cell table:number-columns-repeated="4"/>
          <table:table-cell office:value-type="float" office:value="38591462919" calcext:value-type="float">
            <text:p>38591462919</text:p>
          </table:table-cell>
          <table:table-cell office:value-type="float" office:value="108.9" calcext:value-type="float">
            <text:p>108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132529440" calcext:value-type="float">
            <text:p>37132529440</text:p>
          </table:table-cell>
          <table:table-cell office:value-type="float" office:value="90.7" calcext:value-type="float">
            <text:p>90.7</text:p>
          </table:table-cell>
          <table:table-cell office:value-type="float" office:value="40520984264" calcext:value-type="float">
            <text:p>40520984264</text:p>
          </table:table-cell>
          <table:table-cell office:value-type="float" office:value="116.4" calcext:value-type="float">
            <text:p>116.4</text:p>
          </table:table-cell>
          <table:table-cell office:value-type="float" office:value="37264895492" calcext:value-type="float">
            <text:p>37264895492</text:p>
          </table:table-cell>
          <table:table-cell office:value-type="float" office:value="96.7" calcext:value-type="float">
            <text:p>96.7</text:p>
          </table:table-cell>
          <table:table-cell table:number-columns-repeated="4"/>
          <table:table-cell office:value-type="float" office:value="38573772068" calcext:value-type="float">
            <text:p>38573772068</text:p>
          </table:table-cell>
          <table:table-cell office:value-type="float" office:value="111.6" calcext:value-type="float">
            <text:p>111.6</text:p>
          </table:table-cell>
          <table:table-cell table:number-columns-repeated="4"/>
          <table:table-cell office:value-type="float" office:value="37906505748" calcext:value-type="float">
            <text:p>37906505748</text:p>
          </table:table-cell>
          <table:table-cell office:value-type="float" office:value="107.1" calcext:value-type="float">
            <text:p>107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256512679" calcext:value-type="float">
            <text:p>37256512679</text:p>
          </table:table-cell>
          <table:table-cell office:value-type="float" office:value="101" calcext:value-type="float">
            <text:p>101</text:p>
          </table:table-cell>
          <table:table-cell office:value-type="float" office:value="40932014709" calcext:value-type="float">
            <text:p>40932014709</text:p>
          </table:table-cell>
          <table:table-cell office:value-type="float" office:value="123.9" calcext:value-type="float">
            <text:p>123.9</text:p>
          </table:table-cell>
          <table:table-cell office:value-type="float" office:value="37505261209" calcext:value-type="float">
            <text:p>37505261209</text:p>
          </table:table-cell>
          <table:table-cell office:value-type="float" office:value="98.2" calcext:value-type="float">
            <text:p>98.2</text:p>
          </table:table-cell>
          <table:table-cell table:number-columns-repeated="4"/>
          <table:table-cell office:value-type="float" office:value="38959961367" calcext:value-type="float">
            <text:p>38959961367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office:value-type="float" office:value="38241866921" calcext:value-type="float">
            <text:p>38241866921</text:p>
          </table:table-cell>
          <table:table-cell office:value-type="float" office:value="110.02" calcext:value-type="float">
            <text:p>110.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509723787" calcext:value-type="float">
            <text:p>37509723787</text:p>
          </table:table-cell>
          <table:table-cell office:value-type="float" office:value="90.2" calcext:value-type="float">
            <text:p>90.2</text:p>
          </table:table-cell>
          <table:table-cell office:value-type="float" office:value="40986987536" calcext:value-type="float">
            <text:p>40986987536</text:p>
          </table:table-cell>
          <table:table-cell office:value-type="float" office:value="115.1" calcext:value-type="float">
            <text:p>115.1</text:p>
          </table:table-cell>
          <table:table-cell office:value-type="float" office:value="37382368099" calcext:value-type="float">
            <text:p>37382368099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office:value-type="float" office:value="38998064762" calcext:value-type="float">
            <text:p>38998064762</text:p>
          </table:table-cell>
          <table:table-cell office:value-type="float" office:value="103.7" calcext:value-type="float">
            <text:p>103.7</text:p>
          </table:table-cell>
          <table:table-cell table:number-columns-repeated="4"/>
          <table:table-cell office:value-type="float" office:value="37688093004" calcext:value-type="float">
            <text:p>37688093004</text:p>
          </table:table-cell>
          <table:table-cell office:value-type="float" office:value="103.8" calcext:value-type="float">
            <text:p>103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285007932" calcext:value-type="float">
            <text:p>37285007932</text:p>
          </table:table-cell>
          <table:table-cell office:value-type="float" office:value="89.5" calcext:value-type="float">
            <text:p>89.5</text:p>
          </table:table-cell>
          <table:table-cell office:value-type="float" office:value="40583154706" calcext:value-type="float">
            <text:p>40583154706</text:p>
          </table:table-cell>
          <table:table-cell office:value-type="float" office:value="115.3" calcext:value-type="float">
            <text:p>115.3</text:p>
          </table:table-cell>
          <table:table-cell office:value-type="float" office:value="37549837686" calcext:value-type="float">
            <text:p>37549837686</text:p>
          </table:table-cell>
          <table:table-cell office:value-type="float" office:value="99.7" calcext:value-type="float">
            <text:p>99.7</text:p>
          </table:table-cell>
          <table:table-cell table:number-columns-repeated="10"/>
          <table:table-cell office:value-type="float" office:value="38140653598" calcext:value-type="float">
            <text:p>38140653598</text:p>
          </table:table-cell>
          <table:table-cell office:value-type="float" office:value="112.6" calcext:value-type="float">
            <text:p>112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659976616" calcext:value-type="float">
            <text:p>37659976616</text:p>
          </table:table-cell>
          <table:table-cell office:value-type="float" office:value="90.9" calcext:value-type="float">
            <text:p>90.9</text:p>
          </table:table-cell>
          <table:table-cell office:value-type="float" office:value="41526681073" calcext:value-type="float">
            <text:p>41526681073</text:p>
          </table:table-cell>
          <table:table-cell office:value-type="float" office:value="124.5" calcext:value-type="float">
            <text:p>124.5</text:p>
          </table:table-cell>
          <table:table-cell office:value-type="float" office:value="37339431236" calcext:value-type="float">
            <text:p>37339431236</text:p>
          </table:table-cell>
          <table:table-cell office:value-type="float" office:value="101.1" calcext:value-type="float">
            <text:p>101.1</text:p>
          </table:table-cell>
          <table:table-cell table:number-columns-repeated="10"/>
          <table:table-cell office:value-type="float" office:value="37850914446" calcext:value-type="float">
            <text:p>37850914446</text:p>
          </table:table-cell>
          <table:table-cell office:value-type="float" office:value="110.7" calcext:value-type="float">
            <text:p>110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516223550" calcext:value-type="float">
            <text:p>37516223550</text:p>
          </table:table-cell>
          <table:table-cell office:value-type="float" office:value="93.3" calcext:value-type="float">
            <text:p>93.3</text:p>
          </table:table-cell>
          <table:table-cell table:number-columns-repeated="2"/>
          <table:table-cell office:value-type="float" office:value="37960014576" calcext:value-type="float">
            <text:p>37960014576</text:p>
          </table:table-cell>
          <table:table-cell office:value-type="float" office:value="96.4" calcext:value-type="float">
            <text:p>96.4</text:p>
          </table:table-cell>
          <table:table-cell table:number-columns-repeated="10"/>
          <table:table-cell office:value-type="float" office:value="37658839644" calcext:value-type="float">
            <text:p>37658839644</text:p>
          </table:table-cell>
          <table:table-cell office:value-type="float" office:value="105.5" calcext:value-type="float">
            <text:p>105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571316477" calcext:value-type="float">
            <text:p>39571316477</text:p>
          </table:table-cell>
          <table:table-cell office:value-type="float" office:value="101.3" calcext:value-type="float">
            <text:p>101.3</text:p>
          </table:table-cell>
          <table:table-cell table:number-columns-repeated="2"/>
          <table:table-cell office:value-type="float" office:value="38294041208" calcext:value-type="float">
            <text:p>38294041208</text:p>
          </table:table-cell>
          <table:table-cell office:value-type="float" office:value="99.9" calcext:value-type="float">
            <text:p>99.9</text:p>
          </table:table-cell>
          <table:table-cell table:number-columns-repeated="10"/>
          <table:table-cell office:value-type="float" office:value="37657773290" calcext:value-type="float">
            <text:p>37657773290</text:p>
          </table:table-cell>
          <table:table-cell office:value-type="float" office:value="106.7" calcext:value-type="float">
            <text:p>106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915494775" calcext:value-type="float">
            <text:p>39915494775</text:p>
          </table:table-cell>
          <table:table-cell office:value-type="float" office:value="97.5" calcext:value-type="float">
            <text:p>97.5</text:p>
          </table:table-cell>
          <table:table-cell table:number-columns-repeated="2"/>
          <table:table-cell office:value-type="float" office:value="38428713333" calcext:value-type="float">
            <text:p>38428713333</text:p>
          </table:table-cell>
          <table:table-cell office:value-type="float" office:value="103.2" calcext:value-type="float">
            <text:p>103.2</text:p>
          </table:table-cell>
          <table:table-cell table:number-columns-repeated="10"/>
          <table:table-cell office:value-type="float" office:value="38936798015" calcext:value-type="float">
            <text:p>38936798015</text:p>
          </table:table-cell>
          <table:table-cell office:value-type="float" office:value="102.4" calcext:value-type="float">
            <text:p>102.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8090634316" calcext:value-type="float">
            <text:p>38090634316</text:p>
          </table:table-cell>
          <table:table-cell office:value-type="float" office:value="97.2" calcext:value-type="float">
            <text:p>97.2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38245959322" calcext:value-type="float">
            <text:p>38245959322</text:p>
          </table:table-cell>
          <table:table-cell office:value-type="float" office:value="99.8" calcext:value-type="float">
            <text:p>99.8</text:p>
          </table:table-cell>
          <table:table-cell table:number-columns-repeated="16"/>
        </table:table-row>
      </table:table>
      <table:table table:name="spark rpi3 Auto" table:style-name="ta1">
        <table:table-column table:style-name="co50" table:default-cell-style-name="Default"/>
        <table:table-column table:style-name="co3" table:default-cell-style-name="ce8"/>
        <table:table-column table:style-name="co38" table:default-cell-style-name="Default"/>
        <table:table-column table:style-name="co3" table:default-cell-style-name="Default"/>
        <table:table-column table:style-name="co58" table:default-cell-style-name="Default"/>
        <table:table-column table:style-name="co59" table:default-cell-style-name="ce8"/>
        <table:table-column table:style-name="co20" table:default-cell-style-name="ce7"/>
        <table:table-column table:style-name="co60" table:default-cell-style-name="ce8"/>
        <table:table-column table:style-name="co40" table:default-cell-style-name="Default"/>
        <table:table-column table:style-name="co3" table:default-cell-style-name="ce8"/>
        <table:table-column table:style-name="co61" table:default-cell-style-name="Default"/>
        <table:table-column table:style-name="co3" table:default-cell-style-name="ce8"/>
        <table:table-column table:style-name="co39" table:default-cell-style-name="Default"/>
        <table:table-column table:style-name="co3" table:default-cell-style-name="ce8"/>
        <table:table-column table:style-name="co36" table:default-cell-style-name="Default"/>
        <table:table-column table:style-name="co3" table:default-cell-style-name="ce8"/>
        <table:table-column table:style-name="co50" table:default-cell-style-name="Default"/>
        <table:table-column table:style-name="co3" table:default-cell-style-name="ce8"/>
        <table:table-column table:style-name="co35" table:default-cell-style-name="Default"/>
        <table:table-column table:style-name="co3" table:default-cell-style-name="ce8"/>
        <table:table-column table:style-name="co41" table:default-cell-style-name="Default"/>
        <table:table-column table:style-name="co3" table:default-cell-style-name="ce8"/>
        <table:table-column table:style-name="co55" table:default-cell-style-name="Default"/>
        <table:table-column table:style-name="co3" table:default-cell-style-name="ce8"/>
        <table:table-column table:style-name="co3" table:number-columns-repeated="1000" table:default-cell-style-name="Default"/>
        <table:table-row table:style-name="ro1"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/>
          <table:table-cell table:style-name="ce8"/>
          <table:table-cell/>
          <table:table-cell table:style-name="ce8" office:value-type="float" office:value="10" calcext:value-type="float">
            <text:p>10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/>
          <table:table-cell table:style-name="ce8"/>
          <table:table-cell table:style-name="ce8" office:value-type="float" office:value="13" calcext:value-type="float">
            <text:p>13</text:p>
          </table:table-cell>
          <table:table-cell table:style-name="ce8" table:number-columns-repeated="998"/>
        </table:table-row>
        <table:table-row table:style-name="ro1">
          <table:table-cell office:value-type="float" office:value="38024678867" calcext:value-type="float">
            <text:p>38024678867</text:p>
          </table:table-cell>
          <table:table-cell office:value-type="float" office:value="92.8" calcext:value-type="float">
            <text:p>92.8</text:p>
          </table:table-cell>
          <table:table-cell office:value-type="float" office:value="37895503369" calcext:value-type="float">
            <text:p>37895503369</text:p>
          </table:table-cell>
          <table:table-cell table:style-name="ce8" office:value-type="float" office:value="98.7" calcext:value-type="float">
            <text:p>98.7</text:p>
          </table:table-cell>
          <table:table-cell office:value-type="float" office:value="38051155546" calcext:value-type="float">
            <text:p>38051155546</text:p>
          </table:table-cell>
          <table:table-cell office:value-type="float" office:value="124.9" calcext:value-type="float">
            <text:p>124.9</text:p>
          </table:table-cell>
          <table:table-cell office:value-type="float" office:value="38267816662" calcext:value-type="float">
            <text:p>38267816662</text:p>
          </table:table-cell>
          <table:table-cell office:value-type="float" office:value="105.2" calcext:value-type="float">
            <text:p>105.2</text:p>
          </table:table-cell>
          <table:table-cell office:value-type="float" office:value="37768757782" calcext:value-type="float">
            <text:p>37768757782</text:p>
          </table:table-cell>
          <table:table-cell office:value-type="float" office:value="116.4" calcext:value-type="float">
            <text:p>116.4</text:p>
          </table:table-cell>
          <table:table-cell office:value-type="float" office:value="38299648499" calcext:value-type="float">
            <text:p>38299648499</text:p>
          </table:table-cell>
          <table:table-cell office:value-type="float" office:value="107.2" calcext:value-type="float">
            <text:p>107.2</text:p>
          </table:table-cell>
          <table:table-cell office:value-type="float" office:value="38385850737" calcext:value-type="float">
            <text:p>38385850737</text:p>
          </table:table-cell>
          <table:table-cell office:value-type="float" office:value="108.9" calcext:value-type="float">
            <text:p>108.9</text:p>
          </table:table-cell>
          <table:table-cell office:value-type="float" office:value="38308971157" calcext:value-type="float">
            <text:p>38308971157</text:p>
          </table:table-cell>
          <table:table-cell office:value-type="float" office:value="111.2" calcext:value-type="float">
            <text:p>111.2</text:p>
          </table:table-cell>
          <table:table-cell table:style-name="ce12" office:value-type="float" office:value="38654685215" calcext:value-type="float">
            <text:p>38654685215</text:p>
          </table:table-cell>
          <table:table-cell office:value-type="float" office:value="106.2" calcext:value-type="float">
            <text:p>106.2</text:p>
          </table:table-cell>
          <table:table-cell office:value-type="float" office:value="38428143614" calcext:value-type="float">
            <text:p>38428143614</text:p>
          </table:table-cell>
          <table:table-cell office:value-type="float" office:value="107" calcext:value-type="float">
            <text:p>107</text:p>
          </table:table-cell>
          <table:table-cell office:value-type="float" office:value="38232156412" calcext:value-type="float">
            <text:p>38232156412</text:p>
          </table:table-cell>
          <table:table-cell office:value-type="float" office:value="110.5" calcext:value-type="float">
            <text:p>110.5</text:p>
          </table:table-cell>
          <table:table-cell office:value-type="float" office:value="38882378775" calcext:value-type="float">
            <text:p>38882378775</text:p>
          </table:table-cell>
          <table:table-cell office:value-type="float" office:value="118.6" calcext:value-type="float">
            <text:p>118.6</text:p>
          </table:table-cell>
          <table:table-cell table:number-columns-repeated="1000"/>
        </table:table-row>
        <table:table-row table:style-name="ro1">
          <table:table-cell office:value-type="float" office:value="37719856720" calcext:value-type="float">
            <text:p>37719856720</text:p>
          </table:table-cell>
          <table:table-cell office:value-type="float" office:value="96.8" calcext:value-type="float">
            <text:p>96.8</text:p>
          </table:table-cell>
          <table:table-cell office:value-type="float" office:value="38369896292" calcext:value-type="float">
            <text:p>38369896292</text:p>
          </table:table-cell>
          <table:table-cell table:style-name="ce8" office:value-type="float" office:value="105.7" calcext:value-type="float">
            <text:p>105.7</text:p>
          </table:table-cell>
          <table:table-cell office:value-type="float" office:value="38382028000" calcext:value-type="float">
            <text:p>38382028000</text:p>
          </table:table-cell>
          <table:table-cell office:value-type="float" office:value="105.6" calcext:value-type="float">
            <text:p>105.6</text:p>
          </table:table-cell>
          <table:table-cell office:value-type="float" office:value="38692972903" calcext:value-type="float">
            <text:p>38692972903</text:p>
          </table:table-cell>
          <table:table-cell office:value-type="float" office:value="115.3" calcext:value-type="float">
            <text:p>115.3</text:p>
          </table:table-cell>
          <table:table-cell office:value-type="float" office:value="37441918484" calcext:value-type="float">
            <text:p>37441918484</text:p>
          </table:table-cell>
          <table:table-cell office:value-type="float" office:value="107" calcext:value-type="float">
            <text:p>107</text:p>
          </table:table-cell>
          <table:table-cell office:value-type="float" office:value="37684143941" calcext:value-type="float">
            <text:p>37684143941</text:p>
          </table:table-cell>
          <table:table-cell office:value-type="float" office:value="105.4" calcext:value-type="float">
            <text:p>105.4</text:p>
          </table:table-cell>
          <table:table-cell office:value-type="float" office:value="38613842087" calcext:value-type="float">
            <text:p>38613842087</text:p>
          </table:table-cell>
          <table:table-cell office:value-type="float" office:value="107.1" calcext:value-type="float">
            <text:p>107.1</text:p>
          </table:table-cell>
          <table:table-cell office:value-type="float" office:value="38308127596" calcext:value-type="float">
            <text:p>38308127596</text:p>
          </table:table-cell>
          <table:table-cell office:value-type="float" office:value="104.6" calcext:value-type="float">
            <text:p>104.6</text:p>
          </table:table-cell>
          <table:table-cell office:value-type="float" office:value="38264255420" calcext:value-type="float">
            <text:p>38264255420</text:p>
          </table:table-cell>
          <table:table-cell office:value-type="float" office:value="110.2" calcext:value-type="float">
            <text:p>110.2</text:p>
          </table:table-cell>
          <table:table-cell office:value-type="float" office:value="38706936824" calcext:value-type="float">
            <text:p>38706936824</text:p>
          </table:table-cell>
          <table:table-cell office:value-type="float" office:value="107.1" calcext:value-type="float">
            <text:p>107.1</text:p>
          </table:table-cell>
          <table:table-cell office:value-type="float" office:value="38373842754" calcext:value-type="float">
            <text:p>38373842754</text:p>
          </table:table-cell>
          <table:table-cell office:value-type="float" office:value="112.6" calcext:value-type="float">
            <text:p>112.6</text:p>
          </table:table-cell>
          <table:table-cell office:value-type="float" office:value="38791435558" calcext:value-type="float">
            <text:p>38791435558</text:p>
          </table:table-cell>
          <table:table-cell office:value-type="float" office:value="108.1" calcext:value-type="float">
            <text:p>108.1</text:p>
          </table:table-cell>
          <table:table-cell table:number-columns-repeated="1000"/>
        </table:table-row>
        <table:table-row table:style-name="ro1">
          <table:table-cell office:value-type="float" office:value="37799976209" calcext:value-type="float">
            <text:p>37799976209</text:p>
          </table:table-cell>
          <table:table-cell office:value-type="float" office:value="97.4" calcext:value-type="float">
            <text:p>97.4</text:p>
          </table:table-cell>
          <table:table-cell table:style-name="ce8" office:value-type="float" office:value="37743722032" calcext:value-type="float">
            <text:p>37743722032</text:p>
          </table:table-cell>
          <table:table-cell table:style-name="ce8" office:value-type="float" office:value="100.8" calcext:value-type="float">
            <text:p>100.8</text:p>
          </table:table-cell>
          <table:table-cell office:value-type="float" office:value="38007230062" calcext:value-type="float">
            <text:p>38007230062</text:p>
          </table:table-cell>
          <table:table-cell office:value-type="float" office:value="108.9" calcext:value-type="float">
            <text:p>108.9</text:p>
          </table:table-cell>
          <table:table-cell office:value-type="float" office:value="38353131361" calcext:value-type="float">
            <text:p>38353131361</text:p>
          </table:table-cell>
          <table:table-cell office:value-type="float" office:value="111.2" calcext:value-type="float">
            <text:p>111.2</text:p>
          </table:table-cell>
          <table:table-cell office:value-type="float" office:value="38298988941" calcext:value-type="float">
            <text:p>38298988941</text:p>
          </table:table-cell>
          <table:table-cell office:value-type="float" office:value="106.9" calcext:value-type="float">
            <text:p>106.9</text:p>
          </table:table-cell>
          <table:table-cell office:value-type="float" office:value="39083254688" calcext:value-type="float">
            <text:p>39083254688</text:p>
          </table:table-cell>
          <table:table-cell office:value-type="float" office:value="108.2" calcext:value-type="float">
            <text:p>108.2</text:p>
          </table:table-cell>
          <table:table-cell office:value-type="float" office:value="38576935762" calcext:value-type="float">
            <text:p>38576935762</text:p>
          </table:table-cell>
          <table:table-cell office:value-type="float" office:value="103.6" calcext:value-type="float">
            <text:p>103.6</text:p>
          </table:table-cell>
          <table:table-cell office:value-type="float" office:value="38093337430" calcext:value-type="float">
            <text:p>38093337430</text:p>
          </table:table-cell>
          <table:table-cell office:value-type="float" office:value="103.2" calcext:value-type="float">
            <text:p>103.2</text:p>
          </table:table-cell>
          <table:table-cell office:value-type="float" office:value="38245662432" calcext:value-type="float">
            <text:p>38245662432</text:p>
          </table:table-cell>
          <table:table-cell office:value-type="float" office:value="105.4" calcext:value-type="float">
            <text:p>105.4</text:p>
          </table:table-cell>
          <table:table-cell office:value-type="float" office:value="38373842754" calcext:value-type="float">
            <text:p>38373842754</text:p>
          </table:table-cell>
          <table:table-cell office:value-type="float" office:value="102.1" calcext:value-type="float">
            <text:p>102.1</text:p>
          </table:table-cell>
          <table:table-cell office:value-type="float" office:value="37254621594" calcext:value-type="float">
            <text:p>37254621594</text:p>
          </table:table-cell>
          <table:table-cell office:value-type="float" office:value="105.6" calcext:value-type="float">
            <text:p>105.6</text:p>
          </table:table-cell>
          <table:table-cell office:value-type="float" office:value="38983167253" calcext:value-type="float">
            <text:p>38983167253</text:p>
          </table:table-cell>
          <table:table-cell office:value-type="float" office:value="107.5" calcext:value-type="float">
            <text:p>107.5</text:p>
          </table:table-cell>
          <table:table-cell table:number-columns-repeated="1000"/>
        </table:table-row>
        <table:table-row table:style-name="ro1">
          <table:table-cell office:value-type="float" office:value="37784388678" calcext:value-type="float">
            <text:p>37784388678</text:p>
          </table:table-cell>
          <table:table-cell office:value-type="float" office:value="102.5" calcext:value-type="float">
            <text:p>102.5</text:p>
          </table:table-cell>
          <table:table-cell office:value-type="float" office:value="38633299632" calcext:value-type="float">
            <text:p>38633299632</text:p>
          </table:table-cell>
          <table:table-cell table:style-name="ce8" office:value-type="float" office:value="108.8" calcext:value-type="float">
            <text:p>108.8</text:p>
          </table:table-cell>
          <table:table-cell office:value-type="float" office:value="38392281765" calcext:value-type="float">
            <text:p>38392281765</text:p>
          </table:table-cell>
          <table:table-cell office:value-type="float" office:value="101.5" calcext:value-type="float">
            <text:p>101.5</text:p>
          </table:table-cell>
          <table:table-cell office:value-type="float" office:value="38381639956" calcext:value-type="float">
            <text:p>38381639956</text:p>
          </table:table-cell>
          <table:table-cell office:value-type="float" office:value="110.3" calcext:value-type="float">
            <text:p>110.3</text:p>
          </table:table-cell>
          <table:table-cell office:value-type="float" office:value="37993365936" calcext:value-type="float">
            <text:p>37993365936</text:p>
          </table:table-cell>
          <table:table-cell office:value-type="float" office:value="115.3" calcext:value-type="float">
            <text:p>115.3</text:p>
          </table:table-cell>
          <table:table-cell office:value-type="float" office:value="38613965882" calcext:value-type="float">
            <text:p>38613965882</text:p>
          </table:table-cell>
          <table:table-cell office:value-type="float" office:value="108.6" calcext:value-type="float">
            <text:p>108.6</text:p>
          </table:table-cell>
          <table:table-cell office:value-type="float" office:value="38471155556" calcext:value-type="float">
            <text:p>38471155556</text:p>
          </table:table-cell>
          <table:table-cell office:value-type="float" office:value="107.5" calcext:value-type="float">
            <text:p>107.5</text:p>
          </table:table-cell>
          <table:table-cell office:value-type="float" office:value="38011369309" calcext:value-type="float">
            <text:p>38011369309</text:p>
          </table:table-cell>
          <table:table-cell office:value-type="float" office:value="116.7" calcext:value-type="float">
            <text:p>116.7</text:p>
          </table:table-cell>
          <table:table-cell office:value-type="float" office:value="38201130402" calcext:value-type="float">
            <text:p>38201130402</text:p>
          </table:table-cell>
          <table:table-cell office:value-type="float" office:value="113.4" calcext:value-type="float">
            <text:p>113.4</text:p>
          </table:table-cell>
          <table:table-cell office:value-type="float" office:value="38245814165" calcext:value-type="float">
            <text:p>38245814165</text:p>
          </table:table-cell>
          <table:table-cell office:value-type="float" office:value="117.9" calcext:value-type="float">
            <text:p>117.9</text:p>
          </table:table-cell>
          <table:table-cell office:value-type="float" office:value="38264572462" calcext:value-type="float">
            <text:p>38264572462</text:p>
          </table:table-cell>
          <table:table-cell office:value-type="float" office:value="121.1" calcext:value-type="float">
            <text:p>121.1</text:p>
          </table:table-cell>
          <table:table-cell office:value-type="float" office:value="38586620766" calcext:value-type="float">
            <text:p>38586620766</text:p>
          </table:table-cell>
          <table:table-cell office:value-type="float" office:value="109.7" calcext:value-type="float">
            <text:p>109.7</text:p>
          </table:table-cell>
          <table:table-cell table:number-columns-repeated="1000"/>
        </table:table-row>
        <table:table-row table:style-name="ro1">
          <table:table-cell office:value-type="float" office:value="37801798514" calcext:value-type="float">
            <text:p>37801798514</text:p>
          </table:table-cell>
          <table:table-cell office:value-type="float" office:value="98.2" calcext:value-type="float">
            <text:p>98.2</text:p>
          </table:table-cell>
          <table:table-cell office:value-type="float" office:value="38022247923" calcext:value-type="float">
            <text:p>38022247923</text:p>
          </table:table-cell>
          <table:table-cell table:style-name="ce8" office:value-type="float" office:value="103.6" calcext:value-type="float">
            <text:p>103.6</text:p>
          </table:table-cell>
          <table:table-cell office:value-type="float" office:value="37949036767" calcext:value-type="float">
            <text:p>37949036767</text:p>
          </table:table-cell>
          <table:table-cell office:value-type="float" office:value="95.9" calcext:value-type="float">
            <text:p>95.9</text:p>
          </table:table-cell>
          <table:table-cell office:value-type="float" office:value="38226006364" calcext:value-type="float">
            <text:p>38226006364</text:p>
          </table:table-cell>
          <table:table-cell office:value-type="float" office:value="106.2" calcext:value-type="float">
            <text:p>106.2</text:p>
          </table:table-cell>
          <table:table-cell office:value-type="float" office:value="38971172816" calcext:value-type="float">
            <text:p>38971172816</text:p>
          </table:table-cell>
          <table:table-cell office:value-type="float" office:value="137.6" calcext:value-type="float">
            <text:p>137.6</text:p>
          </table:table-cell>
          <table:table-cell office:value-type="float" office:value="38186347963" calcext:value-type="float">
            <text:p>38186347963</text:p>
          </table:table-cell>
          <table:table-cell office:value-type="float" office:value="105.6" calcext:value-type="float">
            <text:p>105.6</text:p>
          </table:table-cell>
          <table:table-cell office:value-type="float" office:value="38088441293" calcext:value-type="float">
            <text:p>38088441293</text:p>
          </table:table-cell>
          <table:table-cell office:value-type="float" office:value="96.1" calcext:value-type="float">
            <text:p>96.1</text:p>
          </table:table-cell>
          <table:table-cell office:value-type="float" office:value="38195261522" calcext:value-type="float">
            <text:p>38195261522</text:p>
          </table:table-cell>
          <table:table-cell office:value-type="float" office:value="111.9" calcext:value-type="float">
            <text:p>111.9</text:p>
          </table:table-cell>
          <table:table-cell office:value-type="float" office:value="38246223242" calcext:value-type="float">
            <text:p>38246223242</text:p>
          </table:table-cell>
          <table:table-cell office:value-type="float" office:value="110.2" calcext:value-type="float">
            <text:p>110.2</text:p>
          </table:table-cell>
          <table:table-cell office:value-type="float" office:value="38550755278" calcext:value-type="float">
            <text:p>38550755278</text:p>
          </table:table-cell>
          <table:table-cell office:value-type="float" office:value="104.5" calcext:value-type="float">
            <text:p>104.5</text:p>
          </table:table-cell>
          <table:table-cell office:value-type="float" office:value="38964562245" calcext:value-type="float">
            <text:p>38964562245</text:p>
          </table:table-cell>
          <table:table-cell office:value-type="float" office:value="115.2" calcext:value-type="float">
            <text:p>115.2</text:p>
          </table:table-cell>
          <table:table-cell office:value-type="float" office:value="38963084652" calcext:value-type="float">
            <text:p>38963084652</text:p>
          </table:table-cell>
          <table:table-cell office:value-type="float" office:value="107.3" calcext:value-type="float">
            <text:p>107.3</text:p>
          </table:table-cell>
          <table:table-cell table:number-columns-repeated="1000"/>
        </table:table-row>
        <table:table-row table:style-name="ro1">
          <table:table-cell office:value-type="float" office:value="37952375615" calcext:value-type="float">
            <text:p>37952375615</text:p>
          </table:table-cell>
          <table:table-cell office:value-type="float" office:value="103.3" calcext:value-type="float">
            <text:p>103.3</text:p>
          </table:table-cell>
          <table:table-cell office:value-type="float" office:value="38363084427" calcext:value-type="float">
            <text:p>38363084427</text:p>
          </table:table-cell>
          <table:table-cell table:style-name="ce8" office:value-type="float" office:value="103.9" calcext:value-type="float">
            <text:p>103.9</text:p>
          </table:table-cell>
          <table:table-cell office:value-type="float" office:value="38089227944" calcext:value-type="float">
            <text:p>38089227944</text:p>
          </table:table-cell>
          <table:table-cell office:value-type="float" office:value="109.8" calcext:value-type="float">
            <text:p>109.8</text:p>
          </table:table-cell>
          <table:table-cell office:value-type="float" office:value="38225748354" calcext:value-type="float">
            <text:p>38225748354</text:p>
          </table:table-cell>
          <table:table-cell office:value-type="float" office:value="98.4" calcext:value-type="float">
            <text:p>98.4</text:p>
          </table:table-cell>
          <table:table-cell office:value-type="float" office:value="38429551380" calcext:value-type="float">
            <text:p>38429551380</text:p>
          </table:table-cell>
          <table:table-cell office:value-type="float" office:value="113.6" calcext:value-type="float">
            <text:p>113.6</text:p>
          </table:table-cell>
          <table:table-cell office:value-type="float" office:value="38209036848" calcext:value-type="float">
            <text:p>38209036848</text:p>
          </table:table-cell>
          <table:table-cell office:value-type="float" office:value="100.4" calcext:value-type="float">
            <text:p>100.4</text:p>
          </table:table-cell>
          <table:table-cell office:value-type="float" office:value="38056130860" calcext:value-type="float">
            <text:p>38056130860</text:p>
          </table:table-cell>
          <table:table-cell office:value-type="float" office:value="101.1" calcext:value-type="float">
            <text:p>101.1</text:p>
          </table:table-cell>
          <table:table-cell office:value-type="float" office:value="38315917375" calcext:value-type="float">
            <text:p>38315917375</text:p>
          </table:table-cell>
          <table:table-cell office:value-type="float" office:value="103.6" calcext:value-type="float">
            <text:p>103.6</text:p>
          </table:table-cell>
          <table:table-cell office:value-type="float" office:value="38246952203" calcext:value-type="float">
            <text:p>38246952203</text:p>
          </table:table-cell>
          <table:table-cell office:value-type="float" office:value="95.2" calcext:value-type="float">
            <text:p>95.2</text:p>
          </table:table-cell>
          <table:table-cell office:value-type="float" office:value="38550451699" calcext:value-type="float">
            <text:p>38550451699</text:p>
          </table:table-cell>
          <table:table-cell office:value-type="float" office:value="119.5" calcext:value-type="float">
            <text:p>119.5</text:p>
          </table:table-cell>
          <table:table-cell office:value-type="float" office:value="38245004524" calcext:value-type="float">
            <text:p>38245004524</text:p>
          </table:table-cell>
          <table:table-cell office:value-type="float" office:value="116.4" calcext:value-type="float">
            <text:p>116.4</text:p>
          </table:table-cell>
          <table:table-cell office:value-type="float" office:value="38640777823" calcext:value-type="float">
            <text:p>38640777823</text:p>
          </table:table-cell>
          <table:table-cell office:value-type="float" office:value="109.7" calcext:value-type="float">
            <text:p>109.7</text:p>
          </table:table-cell>
          <table:table-cell table:number-columns-repeated="1000"/>
        </table:table-row>
        <table:table-row table:style-name="ro1">
          <table:table-cell office:value-type="float" office:value="37986719305" calcext:value-type="float">
            <text:p>37986719305</text:p>
          </table:table-cell>
          <table:table-cell office:value-type="float" office:value="101.8" calcext:value-type="float">
            <text:p>101.8</text:p>
          </table:table-cell>
          <table:table-cell office:value-type="float" office:value="37698211504" calcext:value-type="float">
            <text:p>37698211504</text:p>
          </table:table-cell>
          <table:table-cell table:style-name="ce8" office:value-type="float" office:value="98.3" calcext:value-type="float">
            <text:p>98.3</text:p>
          </table:table-cell>
          <table:table-cell office:value-type="float" office:value="38164479869" calcext:value-type="float">
            <text:p>38164479869</text:p>
          </table:table-cell>
          <table:table-cell office:value-type="float" office:value="117.6" calcext:value-type="float">
            <text:p>117.6</text:p>
          </table:table-cell>
          <table:table-cell office:value-type="float" office:value="38564548298" calcext:value-type="float">
            <text:p>38564548298</text:p>
          </table:table-cell>
          <table:table-cell office:value-type="float" office:value="114.3" calcext:value-type="float">
            <text:p>114.3</text:p>
          </table:table-cell>
          <table:table-cell office:value-type="float" office:value="38150790471" calcext:value-type="float">
            <text:p>38150790471</text:p>
          </table:table-cell>
          <table:table-cell office:value-type="float" office:value="106.4" calcext:value-type="float">
            <text:p>106.4</text:p>
          </table:table-cell>
          <table:table-cell office:value-type="float" office:value="38109722571" calcext:value-type="float">
            <text:p>38109722571</text:p>
          </table:table-cell>
          <table:table-cell office:value-type="float" office:value="98.9" calcext:value-type="float">
            <text:p>98.9</text:p>
          </table:table-cell>
          <table:table-cell office:value-type="float" office:value="38301950878" calcext:value-type="float">
            <text:p>38301950878</text:p>
          </table:table-cell>
          <table:table-cell office:value-type="float" office:value="98.3" calcext:value-type="float">
            <text:p>98.3</text:p>
          </table:table-cell>
          <table:table-cell office:value-type="float" office:value="38347623413" calcext:value-type="float">
            <text:p>38347623413</text:p>
          </table:table-cell>
          <table:table-cell office:value-type="float" office:value="106.3" calcext:value-type="float">
            <text:p>106.3</text:p>
          </table:table-cell>
          <table:table-cell office:value-type="float" office:value="37245215514" calcext:value-type="float">
            <text:p>37245215514</text:p>
          </table:table-cell>
          <table:table-cell office:value-type="float" office:value="98.4" calcext:value-type="float">
            <text:p>98.4</text:p>
          </table:table-cell>
          <table:table-cell office:value-type="float" office:value="38848359861" calcext:value-type="float">
            <text:p>38848359861</text:p>
          </table:table-cell>
          <table:table-cell office:value-type="float" office:value="115.5" calcext:value-type="float">
            <text:p>115.5</text:p>
          </table:table-cell>
          <table:table-cell office:value-type="float" office:value="38246745124" calcext:value-type="float">
            <text:p>38246745124</text:p>
          </table:table-cell>
          <table:table-cell office:value-type="float" office:value="116.2" calcext:value-type="float">
            <text:p>116.2</text:p>
          </table:table-cell>
          <table:table-cell office:value-type="float" office:value="39463642508" calcext:value-type="float">
            <text:p>39463642508</text:p>
          </table:table-cell>
          <table:table-cell office:value-type="float" office:value="124.9" calcext:value-type="float">
            <text:p>124.9</text:p>
          </table:table-cell>
          <table:table-cell table:number-columns-repeated="1000"/>
        </table:table-row>
        <table:table-row table:style-name="ro1">
          <table:table-cell office:value-type="float" office:value="38031174003" calcext:value-type="float">
            <text:p>38031174003</text:p>
          </table:table-cell>
          <table:table-cell office:value-type="float" office:value="112.2" calcext:value-type="float">
            <text:p>112.2</text:p>
          </table:table-cell>
          <table:table-cell office:value-type="float" office:value="38379993786" calcext:value-type="float">
            <text:p>38379993786</text:p>
          </table:table-cell>
          <table:table-cell table:style-name="ce8" office:value-type="float" office:value="104.4" calcext:value-type="float">
            <text:p>104.4</text:p>
          </table:table-cell>
          <table:table-cell office:value-type="float" office:value="38211806533" calcext:value-type="float">
            <text:p>38211806533</text:p>
          </table:table-cell>
          <table:table-cell office:value-type="float" office:value="115.5" calcext:value-type="float">
            <text:p>115.5</text:p>
          </table:table-cell>
          <table:table-cell office:value-type="float" office:value="38317716881" calcext:value-type="float">
            <text:p>38317716881</text:p>
          </table:table-cell>
          <table:table-cell office:value-type="float" office:value="114.9" calcext:value-type="float">
            <text:p>114.9</text:p>
          </table:table-cell>
          <table:table-cell office:value-type="float" office:value="38934113976" calcext:value-type="float">
            <text:p>38934113976</text:p>
          </table:table-cell>
          <table:table-cell office:value-type="float" office:value="101.5" calcext:value-type="float">
            <text:p>101.5</text:p>
          </table:table-cell>
          <table:table-cell office:value-type="float" office:value="38271011010" calcext:value-type="float">
            <text:p>38271011010</text:p>
          </table:table-cell>
          <table:table-cell office:value-type="float" office:value="104.7" calcext:value-type="float">
            <text:p>104.7</text:p>
          </table:table-cell>
          <table:table-cell office:value-type="float" office:value="38330062358" calcext:value-type="float">
            <text:p>38330062358</text:p>
          </table:table-cell>
          <table:table-cell office:value-type="float" office:value="100.1" calcext:value-type="float">
            <text:p>100.1</text:p>
          </table:table-cell>
          <table:table-cell office:value-type="float" office:value="38418997940" calcext:value-type="float">
            <text:p>38418997940</text:p>
          </table:table-cell>
          <table:table-cell office:value-type="float" office:value="124.7" calcext:value-type="float">
            <text:p>124.7</text:p>
          </table:table-cell>
          <table:table-cell office:value-type="float" office:value="38246525542" calcext:value-type="float">
            <text:p>38246525542</text:p>
          </table:table-cell>
          <table:table-cell office:value-type="float" office:value="101.3" calcext:value-type="float">
            <text:p>101.3</text:p>
          </table:table-cell>
          <table:table-cell office:value-type="float" office:value="38771193593" calcext:value-type="float">
            <text:p>38771193593</text:p>
          </table:table-cell>
          <table:table-cell office:value-type="float" office:value="123.3" calcext:value-type="float">
            <text:p>123.3</text:p>
          </table:table-cell>
          <table:table-cell office:value-type="float" office:value="38276641020" calcext:value-type="float">
            <text:p>38276641020</text:p>
          </table:table-cell>
          <table:table-cell office:value-type="float" office:value="118.4" calcext:value-type="float">
            <text:p>118.4</text:p>
          </table:table-cell>
          <table:table-cell office:value-type="float" office:value="38562611775" calcext:value-type="float">
            <text:p>38562611775</text:p>
          </table:table-cell>
          <table:table-cell office:value-type="float" office:value="106.3" calcext:value-type="float">
            <text:p>106.3</text:p>
          </table:table-cell>
          <table:table-cell table:number-columns-repeated="1000"/>
        </table:table-row>
        <table:table-row table:style-name="ro1">
          <table:table-cell office:value-type="float" office:value="38015462621" calcext:value-type="float">
            <text:p>38015462621</text:p>
          </table:table-cell>
          <table:table-cell office:value-type="float" office:value="100.6" calcext:value-type="float">
            <text:p>100.6</text:p>
          </table:table-cell>
          <table:table-cell office:value-type="float" office:value="37642875609" calcext:value-type="float">
            <text:p>37642875609</text:p>
          </table:table-cell>
          <table:table-cell table:style-name="ce8" office:value-type="float" office:value="97.2" calcext:value-type="float">
            <text:p>97.2</text:p>
          </table:table-cell>
          <table:table-cell office:value-type="float" office:value="38256148021" calcext:value-type="float">
            <text:p>38256148021</text:p>
          </table:table-cell>
          <table:table-cell office:value-type="float" office:value="114.5" calcext:value-type="float">
            <text:p>114.5</text:p>
          </table:table-cell>
          <table:table-cell office:value-type="float" office:value="38130115920" calcext:value-type="float">
            <text:p>38130115920</text:p>
          </table:table-cell>
          <table:table-cell office:value-type="float" office:value="110.5" calcext:value-type="float">
            <text:p>110.5</text:p>
          </table:table-cell>
          <table:table-cell office:value-type="float" office:value="38737510704" calcext:value-type="float">
            <text:p>38737510704</text:p>
          </table:table-cell>
          <table:table-cell office:value-type="float" office:value="102.4" calcext:value-type="float">
            <text:p>102.4</text:p>
          </table:table-cell>
          <table:table-cell office:value-type="float" office:value="38465915511" calcext:value-type="float">
            <text:p>38465915511</text:p>
          </table:table-cell>
          <table:table-cell office:value-type="float" office:value="107.9" calcext:value-type="float">
            <text:p>107.9</text:p>
          </table:table-cell>
          <table:table-cell office:value-type="float" office:value="37659196145" calcext:value-type="float">
            <text:p>37659196145</text:p>
          </table:table-cell>
          <table:table-cell office:value-type="float" office:value="112.6" calcext:value-type="float">
            <text:p>112.6</text:p>
          </table:table-cell>
          <table:table-cell office:value-type="float" office:value="38593772353" calcext:value-type="float">
            <text:p>38593772353</text:p>
          </table:table-cell>
          <table:table-cell office:value-type="float" office:value="110.2" calcext:value-type="float">
            <text:p>110.2</text:p>
          </table:table-cell>
          <table:table-cell office:value-type="float" office:value="38964316224" calcext:value-type="float">
            <text:p>38964316224</text:p>
          </table:table-cell>
          <table:table-cell office:value-type="float" office:value="102.6" calcext:value-type="float">
            <text:p>102.6</text:p>
          </table:table-cell>
          <table:table-cell office:value-type="float" office:value="38672241095" calcext:value-type="float">
            <text:p>38672241095</text:p>
          </table:table-cell>
          <table:table-cell office:value-type="float" office:value="116.5" calcext:value-type="float">
            <text:p>116.5</text:p>
          </table:table-cell>
          <table:table-cell office:value-type="float" office:value="38249736542" calcext:value-type="float">
            <text:p>38249736542</text:p>
          </table:table-cell>
          <table:table-cell office:value-type="float" office:value="110.3" calcext:value-type="float">
            <text:p>110.3</text:p>
          </table:table-cell>
          <table:table-cell office:value-type="float" office:value="38363595341" calcext:value-type="float">
            <text:p>38363595341</text:p>
          </table:table-cell>
          <table:table-cell office:value-type="float" office:value="225.4" calcext:value-type="float">
            <text:p>225.4</text:p>
          </table:table-cell>
          <table:table-cell table:number-columns-repeated="1000"/>
        </table:table-row>
        <table:table-row table:style-name="ro1">
          <table:table-cell office:value-type="float" office:value="38102860988" calcext:value-type="float">
            <text:p>38102860988</text:p>
          </table:table-cell>
          <table:table-cell office:value-type="float" office:value="100" calcext:value-type="float">
            <text:p>100</text:p>
          </table:table-cell>
          <table:table-cell office:value-type="float" office:value="37704386771" calcext:value-type="float">
            <text:p>37704386771</text:p>
          </table:table-cell>
          <table:table-cell table:style-name="ce8" office:value-type="float" office:value="100.3" calcext:value-type="float">
            <text:p>100.3</text:p>
          </table:table-cell>
          <table:table-cell office:value-type="float" office:value="37625373832" calcext:value-type="float">
            <text:p>37625373832</text:p>
          </table:table-cell>
          <table:table-cell office:value-type="float" office:value="105.8" calcext:value-type="float">
            <text:p>105.8</text:p>
          </table:table-cell>
          <table:table-cell office:value-type="float" office:value="38892303397" calcext:value-type="float">
            <text:p>38892303397</text:p>
          </table:table-cell>
          <table:table-cell office:value-type="float" office:value="111.3" calcext:value-type="float">
            <text:p>111.3</text:p>
          </table:table-cell>
          <table:table-cell office:value-type="float" office:value="38876178394" calcext:value-type="float">
            <text:p>38876178394</text:p>
          </table:table-cell>
          <table:table-cell office:value-type="float" office:value="120.7" calcext:value-type="float">
            <text:p>120.7</text:p>
          </table:table-cell>
          <table:table-cell office:value-type="float" office:value="38604723802" calcext:value-type="float">
            <text:p>38604723802</text:p>
          </table:table-cell>
          <table:table-cell office:value-type="float" office:value="114.1" calcext:value-type="float">
            <text:p>114.1</text:p>
          </table:table-cell>
          <table:table-cell office:value-type="float" office:value="38681683111" calcext:value-type="float">
            <text:p>38681683111</text:p>
          </table:table-cell>
          <table:table-cell office:value-type="float" office:value="110.1" calcext:value-type="float">
            <text:p>110.1</text:p>
          </table:table-cell>
          <table:table-cell office:value-type="float" office:value="38969178138" calcext:value-type="float">
            <text:p>38969178138</text:p>
          </table:table-cell>
          <table:table-cell office:value-type="float" office:value="135.6" calcext:value-type="float">
            <text:p>135.6</text:p>
          </table:table-cell>
          <table:table-cell office:value-type="float" office:value="38642100231" calcext:value-type="float">
            <text:p>38642100231</text:p>
          </table:table-cell>
          <table:table-cell office:value-type="float" office:value="105.9" calcext:value-type="float">
            <text:p>105.9</text:p>
          </table:table-cell>
          <table:table-cell office:value-type="float" office:value="38561794081" calcext:value-type="float">
            <text:p>38561794081</text:p>
          </table:table-cell>
          <table:table-cell office:value-type="float" office:value="104.9" calcext:value-type="float">
            <text:p>104.9</text:p>
          </table:table-cell>
          <table:table-cell office:value-type="float" office:value="38245764264" calcext:value-type="float">
            <text:p>38245764264</text:p>
          </table:table-cell>
          <table:table-cell office:value-type="float" office:value="105.1" calcext:value-type="float">
            <text:p>105.1</text:p>
          </table:table-cell>
          <table:table-cell office:value-type="float" office:value="38896352854" calcext:value-type="float">
            <text:p>38896352854</text:p>
          </table:table-cell>
          <table:table-cell office:value-type="float" office:value="118.8" calcext:value-type="float">
            <text:p>118.8</text:p>
          </table:table-cell>
          <table:table-cell table:number-columns-repeated="1000"/>
        </table:table-row>
        <table:table-row table:style-name="ro1">
          <table:table-cell office:value-type="float" office:value="38307341640" calcext:value-type="float">
            <text:p>38307341640</text:p>
          </table:table-cell>
          <table:table-cell office:value-type="float" office:value="99.2" calcext:value-type="float">
            <text:p>99.2</text:p>
          </table:table-cell>
          <table:table-cell office:value-type="float" office:value="37741833871" calcext:value-type="float">
            <text:p>37741833871</text:p>
          </table:table-cell>
          <table:table-cell table:style-name="ce8" office:value-type="float" office:value="96.3" calcext:value-type="float">
            <text:p>96.3</text:p>
          </table:table-cell>
          <table:table-cell office:value-type="float" office:value="38146367233" calcext:value-type="float">
            <text:p>38146367233</text:p>
          </table:table-cell>
          <table:table-cell office:value-type="float" office:value="121.2" calcext:value-type="float">
            <text:p>121.2</text:p>
          </table:table-cell>
          <table:table-cell office:value-type="float" office:value="38713433193" calcext:value-type="float">
            <text:p>38713433193</text:p>
          </table:table-cell>
          <table:table-cell office:value-type="float" office:value="110" calcext:value-type="float">
            <text:p>110</text:p>
          </table:table-cell>
          <table:table-cell office:value-type="float" office:value="37459748300" calcext:value-type="float">
            <text:p>37459748300</text:p>
          </table:table-cell>
          <table:table-cell office:value-type="float" office:value="113.5" calcext:value-type="float">
            <text:p>113.5</text:p>
          </table:table-cell>
          <table:table-cell office:value-type="float" office:value="38149367736" calcext:value-type="float">
            <text:p>38149367736</text:p>
          </table:table-cell>
          <table:table-cell office:value-type="float" office:value="99.9" calcext:value-type="float">
            <text:p>99.9</text:p>
          </table:table-cell>
          <table:table-cell office:value-type="float" office:value="38143368954" calcext:value-type="float">
            <text:p>38143368954</text:p>
          </table:table-cell>
          <table:table-cell office:value-type="float" office:value="102.4" calcext:value-type="float">
            <text:p>102.4</text:p>
          </table:table-cell>
          <table:table-cell office:value-type="float" office:value="38829041905" calcext:value-type="float">
            <text:p>38829041905</text:p>
          </table:table-cell>
          <table:table-cell office:value-type="float" office:value="115.1" calcext:value-type="float">
            <text:p>115.1</text:p>
          </table:table-cell>
          <table:table-cell office:value-type="float" office:value="37964524220" calcext:value-type="float">
            <text:p>37964524220</text:p>
          </table:table-cell>
          <table:table-cell office:value-type="float" office:value="112.3" calcext:value-type="float">
            <text:p>112.3</text:p>
          </table:table-cell>
          <table:table-cell office:value-type="float" office:value="38337598656" calcext:value-type="float">
            <text:p>38337598656</text:p>
          </table:table-cell>
          <table:table-cell office:value-type="float" office:value="112.4" calcext:value-type="float">
            <text:p>112.4</text:p>
          </table:table-cell>
          <table:table-cell office:value-type="float" office:value="38246721455" calcext:value-type="float">
            <text:p>38246721455</text:p>
          </table:table-cell>
          <table:table-cell office:value-type="float" office:value="106.4" calcext:value-type="float">
            <text:p>106.4</text:p>
          </table:table-cell>
          <table:table-cell office:value-type="float" office:value="39608046225" calcext:value-type="float">
            <text:p>39608046225</text:p>
          </table:table-cell>
          <table:table-cell office:value-type="float" office:value="116.4" calcext:value-type="float">
            <text:p>116.4</text:p>
          </table:table-cell>
          <table:table-cell table:number-columns-repeated="1000"/>
        </table:table-row>
        <table:table-row table:style-name="ro1">
          <table:table-cell office:value-type="float" office:value="37755167456" calcext:value-type="float">
            <text:p>37755167456</text:p>
          </table:table-cell>
          <table:table-cell office:value-type="float" office:value="98.9" calcext:value-type="float">
            <text:p>98.9</text:p>
          </table:table-cell>
          <table:table-cell office:value-type="float" office:value="38179320012" calcext:value-type="float">
            <text:p>38179320012</text:p>
          </table:table-cell>
          <table:table-cell table:style-name="ce8" office:value-type="float" office:value="100.6" calcext:value-type="float">
            <text:p>100.6</text:p>
          </table:table-cell>
          <table:table-cell office:value-type="float" office:value="38517604418" calcext:value-type="float">
            <text:p>38517604418</text:p>
          </table:table-cell>
          <table:table-cell office:value-type="float" office:value="106" calcext:value-type="float">
            <text:p>106</text:p>
          </table:table-cell>
          <table:table-cell office:value-type="float" office:value="38251453568" calcext:value-type="float">
            <text:p>38251453568</text:p>
          </table:table-cell>
          <table:table-cell office:value-type="float" office:value="108.4" calcext:value-type="float">
            <text:p>108.4</text:p>
          </table:table-cell>
          <table:table-cell office:value-type="float" office:value="39035800403" calcext:value-type="float">
            <text:p>39035800403</text:p>
          </table:table-cell>
          <table:table-cell office:value-type="float" office:value="116.3" calcext:value-type="float">
            <text:p>116.3</text:p>
          </table:table-cell>
          <table:table-cell office:value-type="float" office:value="38371061800" calcext:value-type="float">
            <text:p>38371061800</text:p>
          </table:table-cell>
          <table:table-cell office:value-type="float" office:value="107.2" calcext:value-type="float">
            <text:p>107.2</text:p>
          </table:table-cell>
          <table:table-cell office:value-type="float" office:value="38173675867" calcext:value-type="float">
            <text:p>38173675867</text:p>
          </table:table-cell>
          <table:table-cell office:value-type="float" office:value="102.8" calcext:value-type="float">
            <text:p>102.8</text:p>
          </table:table-cell>
          <table:table-cell office:value-type="float" office:value="38443669094" calcext:value-type="float">
            <text:p>38443669094</text:p>
          </table:table-cell>
          <table:table-cell office:value-type="float" office:value="112" calcext:value-type="float">
            <text:p>112</text:p>
          </table:table-cell>
          <table:table-cell office:value-type="float" office:value="38246124603" calcext:value-type="float">
            <text:p>38246124603</text:p>
          </table:table-cell>
          <table:table-cell office:value-type="float" office:value="100.1" calcext:value-type="float">
            <text:p>100.1</text:p>
          </table:table-cell>
          <table:table-cell office:value-type="float" office:value="39040264581" calcext:value-type="float">
            <text:p>39040264581</text:p>
          </table:table-cell>
          <table:table-cell office:value-type="float" office:value="103.4" calcext:value-type="float">
            <text:p>103.4</text:p>
          </table:table-cell>
          <table:table-cell office:value-type="float" office:value="38264441421" calcext:value-type="float">
            <text:p>38264441421</text:p>
          </table:table-cell>
          <table:table-cell office:value-type="float" office:value="115.9" calcext:value-type="float">
            <text:p>115.9</text:p>
          </table:table-cell>
          <table:table-cell office:value-type="float" office:value="38941920072" calcext:value-type="float">
            <text:p>38941920072</text:p>
          </table:table-cell>
          <table:table-cell office:value-type="float" office:value="222.3" calcext:value-type="float">
            <text:p>222.3</text:p>
          </table:table-cell>
          <table:table-cell table:number-columns-repeated="1000"/>
        </table:table-row>
        <table:table-row table:style-name="ro1">
          <table:table-cell office:value-type="float" office:value="37661961002" calcext:value-type="float">
            <text:p>37661961002</text:p>
          </table:table-cell>
          <table:table-cell office:value-type="float" office:value="97" calcext:value-type="float">
            <text:p>97</text:p>
          </table:table-cell>
          <table:table-cell office:value-type="float" office:value="38136026758" calcext:value-type="float">
            <text:p>38136026758</text:p>
          </table:table-cell>
          <table:table-cell table:style-name="ce8" office:value-type="float" office:value="98.8" calcext:value-type="float">
            <text:p>98.8</text:p>
          </table:table-cell>
          <table:table-cell office:value-type="float" office:value="38774927339" calcext:value-type="float">
            <text:p>38774927339</text:p>
          </table:table-cell>
          <table:table-cell office:value-type="float" office:value="113.7" calcext:value-type="float">
            <text:p>113.7</text:p>
          </table:table-cell>
          <table:table-cell office:value-type="float" office:value="38184187027" calcext:value-type="float">
            <text:p>38184187027</text:p>
          </table:table-cell>
          <table:table-cell office:value-type="float" office:value="103.2" calcext:value-type="float">
            <text:p>103.2</text:p>
          </table:table-cell>
          <table:table-cell office:value-type="float" office:value="38015943354" calcext:value-type="float">
            <text:p>38015943354</text:p>
          </table:table-cell>
          <table:table-cell office:value-type="float" office:value="108.6" calcext:value-type="float">
            <text:p>108.6</text:p>
          </table:table-cell>
          <table:table-cell office:value-type="float" office:value="38789957457" calcext:value-type="float">
            <text:p>38789957457</text:p>
          </table:table-cell>
          <table:table-cell office:value-type="float" office:value="115.3" calcext:value-type="float">
            <text:p>115.3</text:p>
          </table:table-cell>
          <table:table-cell office:value-type="float" office:value="38290965186" calcext:value-type="float">
            <text:p>38290965186</text:p>
          </table:table-cell>
          <table:table-cell office:value-type="float" office:value="109.2" calcext:value-type="float">
            <text:p>109.2</text:p>
          </table:table-cell>
          <table:table-cell office:value-type="float" office:value="38771299693" calcext:value-type="float">
            <text:p>38771299693</text:p>
          </table:table-cell>
          <table:table-cell office:value-type="float" office:value="149.8" calcext:value-type="float">
            <text:p>149.8</text:p>
          </table:table-cell>
          <table:table-cell office:value-type="float" office:value="38246124435" calcext:value-type="float">
            <text:p>38246124435</text:p>
          </table:table-cell>
          <table:table-cell office:value-type="float" office:value="105.3" calcext:value-type="float">
            <text:p>105.3</text:p>
          </table:table-cell>
          <table:table-cell office:value-type="float" office:value="38423154092" calcext:value-type="float">
            <text:p>38423154092</text:p>
          </table:table-cell>
          <table:table-cell office:value-type="float" office:value="107.8" calcext:value-type="float">
            <text:p>107.8</text:p>
          </table:table-cell>
          <table:table-cell office:value-type="float" office:value="38267224670" calcext:value-type="float">
            <text:p>38267224670</text:p>
          </table:table-cell>
          <table:table-cell office:value-type="float" office:value="115.3" calcext:value-type="float">
            <text:p>115.3</text:p>
          </table:table-cell>
          <table:table-cell office:value-type="float" office:value="38859648750" calcext:value-type="float">
            <text:p>38859648750</text:p>
          </table:table-cell>
          <table:table-cell office:value-type="float" office:value="112.5" calcext:value-type="float">
            <text:p>112.5</text:p>
          </table:table-cell>
          <table:table-cell table:number-columns-repeated="1000"/>
        </table:table-row>
        <table:table-row table:style-name="ro1">
          <table:table-cell office:value-type="float" office:value="38081104780" calcext:value-type="float">
            <text:p>38081104780</text:p>
          </table:table-cell>
          <table:table-cell office:value-type="float" office:value="98.7" calcext:value-type="float">
            <text:p>98.7</text:p>
          </table:table-cell>
          <table:table-cell office:value-type="float" office:value="37583871586" calcext:value-type="float">
            <text:p>37583871586</text:p>
          </table:table-cell>
          <table:table-cell table:style-name="ce8" office:value-type="float" office:value="100.7" calcext:value-type="float">
            <text:p>100.7</text:p>
          </table:table-cell>
          <table:table-cell office:value-type="float" office:value="38038787382" calcext:value-type="float">
            <text:p>38038787382</text:p>
          </table:table-cell>
          <table:table-cell office:value-type="float" office:value="118.3" calcext:value-type="float">
            <text:p>118.3</text:p>
          </table:table-cell>
          <table:table-cell office:value-type="float" office:value="38842139399" calcext:value-type="float">
            <text:p>38842139399</text:p>
          </table:table-cell>
          <table:table-cell office:value-type="float" office:value="110.7" calcext:value-type="float">
            <text:p>110.7</text:p>
          </table:table-cell>
          <table:table-cell office:value-type="float" office:value="37558590316" calcext:value-type="float">
            <text:p>37558590316</text:p>
          </table:table-cell>
          <table:table-cell office:value-type="float" office:value="103.2" calcext:value-type="float">
            <text:p>103.2</text:p>
          </table:table-cell>
          <table:table-cell office:value-type="float" office:value="39068844146" calcext:value-type="float">
            <text:p>39068844146</text:p>
          </table:table-cell>
          <table:table-cell office:value-type="float" office:value="118" calcext:value-type="float">
            <text:p>118</text:p>
          </table:table-cell>
          <table:table-cell office:value-type="float" office:value="38146882527" calcext:value-type="float">
            <text:p>38146882527</text:p>
          </table:table-cell>
          <table:table-cell office:value-type="float" office:value="103.2" calcext:value-type="float">
            <text:p>103.2</text:p>
          </table:table-cell>
          <table:table-cell office:value-type="float" office:value="38144455693" calcext:value-type="float">
            <text:p>38144455693</text:p>
          </table:table-cell>
          <table:table-cell office:value-type="float" office:value="149.7" calcext:value-type="float">
            <text:p>149.7</text:p>
          </table:table-cell>
          <table:table-cell office:value-type="float" office:value="38246124311" calcext:value-type="float">
            <text:p>38246124311</text:p>
          </table:table-cell>
          <table:table-cell office:value-type="float" office:value="104.6" calcext:value-type="float">
            <text:p>104.6</text:p>
          </table:table-cell>
          <table:table-cell office:value-type="float" office:value="38455400373" calcext:value-type="float">
            <text:p>38455400373</text:p>
          </table:table-cell>
          <table:table-cell office:value-type="float" office:value="102.1" calcext:value-type="float">
            <text:p>102.1</text:p>
          </table:table-cell>
          <table:table-cell office:value-type="float" office:value="38246724415" calcext:value-type="float">
            <text:p>38246724415</text:p>
          </table:table-cell>
          <table:table-cell office:value-type="float" office:value="113.4" calcext:value-type="float">
            <text:p>113.4</text:p>
          </table:table-cell>
          <table:table-cell office:value-type="float" office:value="38874154385" calcext:value-type="float">
            <text:p>38874154385</text:p>
          </table:table-cell>
          <table:table-cell office:value-type="float" office:value="108" calcext:value-type="float">
            <text:p>108</text:p>
          </table:table-cell>
          <table:table-cell table:number-columns-repeated="1000"/>
        </table:table-row>
        <table:table-row table:style-name="ro1">
          <table:table-cell office:value-type="float" office:value="37264912521" calcext:value-type="float">
            <text:p>37264912521</text:p>
          </table:table-cell>
          <table:table-cell table:style-name="Default" office:value-type="float" office:value="98.7" calcext:value-type="float">
            <text:p>98.7</text:p>
          </table:table-cell>
          <table:table-cell office:value-type="float" office:value="37246230491" calcext:value-type="float">
            <text:p>37246230491</text:p>
          </table:table-cell>
          <table:table-cell table:style-name="ce8" office:value-type="float" office:value="101.2" calcext:value-type="float">
            <text:p>101.2</text:p>
          </table:table-cell>
          <table:table-cell office:value-type="float" office:value="38645273621" calcext:value-type="float">
            <text:p>38645273621</text:p>
          </table:table-cell>
          <table:table-cell office:value-type="float" office:value="111.5" calcext:value-type="float">
            <text:p>111.5</text:p>
          </table:table-cell>
          <table:table-cell office:value-type="float" office:value="38358104830" calcext:value-type="float">
            <text:p>38358104830</text:p>
          </table:table-cell>
          <table:table-cell office:value-type="float" office:value="112.7" calcext:value-type="float">
            <text:p>112.7</text:p>
          </table:table-cell>
          <table:table-cell office:value-type="float" office:value="38431492282" calcext:value-type="float">
            <text:p>38431492282</text:p>
          </table:table-cell>
          <table:table-cell office:value-type="float" office:value="102.4" calcext:value-type="float">
            <text:p>102.4</text:p>
          </table:table-cell>
          <table:table-cell office:value-type="float" office:value="38385850737" calcext:value-type="float">
            <text:p>38385850737</text:p>
          </table:table-cell>
          <table:table-cell office:value-type="float" office:value="108.9" calcext:value-type="float">
            <text:p>108.9</text:p>
          </table:table-cell>
          <table:table-cell office:value-type="float" office:value="38719784662" calcext:value-type="float">
            <text:p>38719784662</text:p>
          </table:table-cell>
          <table:table-cell office:value-type="float" office:value="106.8" calcext:value-type="float">
            <text:p>106.8</text:p>
          </table:table-cell>
          <table:table-cell office:value-type="float" office:value="38652110596" calcext:value-type="float">
            <text:p>38652110596</text:p>
          </table:table-cell>
          <table:table-cell office:value-type="float" office:value="116.8" calcext:value-type="float">
            <text:p>116.8</text:p>
          </table:table-cell>
          <table:table-cell office:value-type="float" office:value="38246124003" calcext:value-type="float">
            <text:p>38246124003</text:p>
          </table:table-cell>
          <table:table-cell office:value-type="float" office:value="106.4" calcext:value-type="float">
            <text:p>106.4</text:p>
          </table:table-cell>
          <table:table-cell office:value-type="float" office:value="37855576861" calcext:value-type="float">
            <text:p>37855576861</text:p>
          </table:table-cell>
          <table:table-cell office:value-type="float" office:value="111.9" calcext:value-type="float">
            <text:p>111.9</text:p>
          </table:table-cell>
          <table:table-cell office:value-type="float" office:value="38249224600" calcext:value-type="float">
            <text:p>38249224600</text:p>
          </table:table-cell>
          <table:table-cell office:value-type="float" office:value="112.7" calcext:value-type="float">
            <text:p>112.7</text:p>
          </table:table-cell>
          <table:table-cell office:value-type="float" office:value="38675643826" calcext:value-type="float">
            <text:p>38675643826</text:p>
          </table:table-cell>
          <table:table-cell office:value-type="float" office:value="104.8" calcext:value-type="float">
            <text:p>104.8</text:p>
          </table:table-cell>
          <table:table-cell table:number-columns-repeated="100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8" table:formula="of:=AVERAGE([.A2:.A16])" office:value-type="float" office:value="37885985261.2667" calcext:value-type="float">
            <text:p>37885985261.2667</text:p>
          </table:table-cell>
          <table:table-cell table:formula="of:=AVERAGE([.B2:.B16])" office:value-type="float" office:value="99.8733333333334" calcext:value-type="float">
            <text:p>99.8733333333</text:p>
          </table:table-cell>
          <table:table-cell table:style-name="ce8" table:formula="of:=AVERAGE([.C2:.C16])" office:value-type="float" office:value="37956033604.2" calcext:value-type="float">
            <text:p>37956033604.2</text:p>
          </table:table-cell>
          <table:table-cell table:style-name="ce8" table:formula="of:=AVERAGE([.D2:.D16])" office:value-type="float" office:value="101.286666666667" calcext:value-type="float">
            <text:p>101.2866666667</text:p>
          </table:table-cell>
          <table:table-cell table:style-name="ce8" table:formula="of:=AVERAGE([.E2:.E15])" office:value-type="float" office:value="38186175336.5" calcext:value-type="float">
            <text:p>38186175336.5</text:p>
          </table:table-cell>
          <table:table-cell table:formula="of:=AVERAGE([.F2:.F16])" office:value-type="float" office:value="111.38" calcext:value-type="float">
            <text:p>111.38</text:p>
          </table:table-cell>
          <table:table-cell table:style-name="ce8" table:formula="of:=AVERAGE([.G2:.G15])" office:value-type="float" office:value="38431658091.6429" calcext:value-type="float">
            <text:p>38431658091.6429</text:p>
          </table:table-cell>
          <table:table-cell table:formula="of:=AVERAGE([.H2:.H15])" office:value-type="float" office:value="109.278571428571" calcext:value-type="float">
            <text:p>109.2785714286</text:p>
          </table:table-cell>
          <table:table-cell table:style-name="ce8" table:formula="of:=AVERAGE([.I2:.I15])" office:value-type="float" office:value="38262316518.3571" calcext:value-type="float">
            <text:p>38262316518.3571</text:p>
          </table:table-cell>
          <table:table-cell table:formula="of:=AVERAGE([.J2:.J15])" office:value-type="float" office:value="112.1" calcext:value-type="float">
            <text:p>112.1</text:p>
          </table:table-cell>
          <table:table-cell table:style-name="ce8" table:formula="of:=AVERAGE([.K2:.K15])" office:value-type="float" office:value="38421928703.8571" calcext:value-type="float">
            <text:p>38421928703.8571</text:p>
          </table:table-cell>
          <table:table-cell table:formula="of:=AVERAGE([.L2:.L15])" office:value-type="float" office:value="107.242857142857" calcext:value-type="float">
            <text:p>107.2428571429</text:p>
          </table:table-cell>
          <table:table-cell table:style-name="ce8" table:formula="of:=AVERAGE([.M2:.M15])" office:value-type="float" office:value="38280010094.3571" calcext:value-type="float">
            <text:p>38280010094.3571</text:p>
          </table:table-cell>
          <table:table-cell table:formula="of:=AVERAGE([.N2:.N15])" office:value-type="float" office:value="104.5" calcext:value-type="float">
            <text:p>104.5</text:p>
          </table:table-cell>
          <table:table-cell table:style-name="ce8" table:formula="of:=AVERAGE([.O2:.O15])" office:value-type="float" office:value="38410787329.8571" calcext:value-type="float">
            <text:p>38410787329.8571</text:p>
          </table:table-cell>
          <table:table-cell table:formula="of:=AVERAGE([.P2:.P15])" office:value-type="float" office:value="118.185714285714" calcext:value-type="float">
            <text:p>118.1857142857</text:p>
          </table:table-cell>
          <table:table-cell table:style-name="ce8" table:formula="of:=AVERAGE([.Q2:.Q15])" office:value-type="float" office:value="38261425999.5714" calcext:value-type="float">
            <text:p>38261425999.5714</text:p>
          </table:table-cell>
          <table:table-cell table:formula="of:=AVERAGE([.R2:.R15])" office:value-type="float" office:value="105.078571428571" calcext:value-type="float">
            <text:p>105.0785714286</text:p>
          </table:table-cell>
          <table:table-cell table:style-name="ce8" table:formula="of:=AVERAGE([.S2:.S15])" office:value-type="float" office:value="38568996476.1429" calcext:value-type="float">
            <text:p>38568996476.1429</text:p>
          </table:table-cell>
          <table:table-cell table:formula="of:=AVERAGE([.T2:.T15])" office:value-type="float" office:value="110.285714285714" calcext:value-type="float">
            <text:p>110.2857142857</text:p>
          </table:table-cell>
          <table:table-cell table:style-name="ce8" table:formula="of:=AVERAGE([.U2:.U15])" office:value-type="float" office:value="38241339921.5714" calcext:value-type="float">
            <text:p>38241339921.5714</text:p>
          </table:table-cell>
          <table:table-cell table:formula="of:=AVERAGE([.V2:.V15])" office:value-type="float" office:value="113.028571428571" calcext:value-type="float">
            <text:p>113.0285714286</text:p>
          </table:table-cell>
          <table:table-cell table:style-name="ce8" table:formula="of:=AVERAGE([.W2:.W15])" office:value-type="float" office:value="38886959766.9286" calcext:value-type="float">
            <text:p>38886959766.9286</text:p>
          </table:table-cell>
          <table:table-cell table:formula="of:=AVERAGE([.X2:.X15])" office:value-type="float" office:value="128.25" calcext:value-type="float">
            <text:p>128.25</text:p>
          </table:table-cell>
          <table:table-cell table:style-name="ce8" table:number-columns-repeated="1000"/>
        </table:table-row>
        <table:table-row table:style-name="ro1" table:number-rows-repeated="12">
          <table:table-cell/>
          <table:table-cell table:style-name="Default"/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prk1GB-Rpi3" table:style-name="ta1">
        <table:shapes>
          <draw:frame draw:z-index="0" draw:style-name="gr1" draw:text-style-name="P1" svg:width="15.999cm" svg:height="8.999cm" svg:x="14.383cm" svg:y="18.747cm">
            <draw:object draw:notify-on-update-of-ranges="'Saprk1GB-Rpi3'.D45:'Saprk1GB-Rpi3'.D54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30" table:default-cell-style-name="ce27"/>
        <table:table-column table:style-name="co30" table:default-cell-style-name="ce16"/>
        <table:table-column table:style-name="co30" table:default-cell-style-name="ce27"/>
        <table:table-column table:style-name="co30" table:default-cell-style-name="ce16"/>
        <table:table-column table:style-name="co30" table:default-cell-style-name="ce27"/>
        <table:table-column table:style-name="co30" table:default-cell-style-name="ce16"/>
        <table:table-column table:style-name="co30" table:default-cell-style-name="ce27"/>
        <table:table-column table:style-name="co30" table:default-cell-style-name="ce16"/>
        <table:table-column table:style-name="co30" table:default-cell-style-name="ce27"/>
        <table:table-column table:style-name="co30" table:default-cell-style-name="ce16"/>
        <table:table-column table:style-name="co30" table:default-cell-style-name="ce27"/>
        <table:table-column table:style-name="co30" table:default-cell-style-name="ce16"/>
        <table:table-column table:style-name="co30" table:default-cell-style-name="ce27"/>
        <table:table-column table:style-name="co30" table:default-cell-style-name="ce16"/>
        <table:table-column table:style-name="co30" table:default-cell-style-name="ce27"/>
        <table:table-column table:style-name="co30" table:default-cell-style-name="ce16"/>
        <table:table-column table:style-name="co30" table:default-cell-style-name="ce27"/>
        <table:table-column table:style-name="co30" table:default-cell-style-name="ce16"/>
        <table:table-column table:style-name="co30" table:default-cell-style-name="ce27"/>
        <table:table-column table:style-name="co30" table:default-cell-style-name="ce16"/>
        <table:table-column table:style-name="co30" table:default-cell-style-name="ce27"/>
        <table:table-column table:style-name="co30" table:default-cell-style-name="ce16"/>
        <table:table-column table:style-name="co30" table:default-cell-style-name="ce27"/>
        <table:table-column table:style-name="co30" table:default-cell-style-name="ce16"/>
        <table:table-column table:style-name="co30" table:default-cell-style-name="ce27"/>
        <table:table-column table:style-name="co30" table:default-cell-style-name="ce16"/>
        <table:table-column table:style-name="co30" table:default-cell-style-name="ce27"/>
        <table:table-column table:style-name="co30" table:default-cell-style-name="ce16"/>
        <table:table-column table:style-name="co30" table:default-cell-style-name="ce27"/>
        <table:table-column table:style-name="co30" table:default-cell-style-name="ce16"/>
        <table:table-column table:style-name="co30" table:default-cell-style-name="ce27"/>
        <table:table-column table:style-name="co62" table:default-cell-style-name="ce27"/>
        <table:table-column table:style-name="co30" table:number-columns-repeated="992" table:default-cell-style-name="ce27"/>
        <table:table-row table:style-name="ro1">
          <table:table-cell table:style-name="ce16" office:value-type="string" calcext:value-type="string">
            <text:p>Instructions <text:s/>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Instructions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Instructions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Instructions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Instructions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Instructions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Instructions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Instructions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Instructions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Instructions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Instructions</text:p>
          </table:table-cell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Instructions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Instructions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Instructions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Instructions</text:p>
          </table:table-cell>
          <table:table-cell office:value-type="float" office:value="15" calcext:value-type="float">
            <text:p>15</text:p>
          </table:table-cell>
          <table:table-cell table:number-columns-repeated="994"/>
        </table:table-row>
        <table:table-row table:style-name="ro1">
          <table:table-cell office:value-type="float" office:value="47674735000" calcext:value-type="float">
            <text:p>47674735000</text:p>
          </table:table-cell>
          <table:table-cell office:value-type="float" office:value="784" calcext:value-type="float">
            <text:p>784</text:p>
          </table:table-cell>
          <table:table-cell office:value-type="float" office:value="42807493627" calcext:value-type="float">
            <text:p>42807493627</text:p>
          </table:table-cell>
          <table:table-cell office:value-type="float" office:value="668.8" calcext:value-type="float">
            <text:p>668.8</text:p>
          </table:table-cell>
          <table:table-cell office:value-type="float" office:value="40995707863" calcext:value-type="float">
            <text:p>40995707863</text:p>
          </table:table-cell>
          <table:table-cell office:value-type="float" office:value="419.7" calcext:value-type="float">
            <text:p>419.7</text:p>
          </table:table-cell>
          <table:table-cell office:value-type="float" office:value="42103688066" calcext:value-type="float">
            <text:p>42103688066</text:p>
          </table:table-cell>
          <table:table-cell office:value-type="float" office:value="445.2" calcext:value-type="float">
            <text:p>445.2</text:p>
          </table:table-cell>
          <table:table-cell office:value-type="float" office:value="41316554375" calcext:value-type="float">
            <text:p>41316554375</text:p>
          </table:table-cell>
          <table:table-cell office:value-type="float" office:value="360.1" calcext:value-type="float">
            <text:p>360.1</text:p>
          </table:table-cell>
          <table:table-cell table:style-name="ce28" office:value-type="float" office:value="41316554375" calcext:value-type="float">
            <text:p>41316554375</text:p>
          </table:table-cell>
          <table:table-cell office:value-type="float" office:value="302.8" calcext:value-type="float">
            <text:p>302.8</text:p>
          </table:table-cell>
          <table:table-cell office:value-type="float" office:value="39404317317" calcext:value-type="float">
            <text:p>39404317317</text:p>
          </table:table-cell>
          <table:table-cell office:value-type="float" office:value="230.3" calcext:value-type="float">
            <text:p>230.3</text:p>
          </table:table-cell>
          <table:table-cell office:value-type="float" office:value="39570625496" calcext:value-type="float">
            <text:p>39570625496</text:p>
          </table:table-cell>
          <table:table-cell office:value-type="float" office:value="224.3" calcext:value-type="float">
            <text:p>224.3</text:p>
          </table:table-cell>
          <table:table-cell office:value-type="float" office:value="40148190523" calcext:value-type="float">
            <text:p>40148190523</text:p>
          </table:table-cell>
          <table:table-cell office:value-type="float" office:value="227.1" calcext:value-type="float">
            <text:p>227.1</text:p>
          </table:table-cell>
          <table:table-cell office:value-type="float" office:value="40463148103" calcext:value-type="float">
            <text:p>40463148103</text:p>
          </table:table-cell>
          <table:table-cell office:value-type="float" office:value="225.7" calcext:value-type="float">
            <text:p>225.7</text:p>
          </table:table-cell>
          <table:table-cell office:value-type="float" office:value="40414581468" calcext:value-type="float">
            <text:p>40414581468</text:p>
          </table:table-cell>
          <table:table-cell office:value-type="float" office:value="225.2" calcext:value-type="float">
            <text:p>225.2</text:p>
          </table:table-cell>
          <table:table-cell office:value-type="float" office:value="41237775709" calcext:value-type="float">
            <text:p>41237775709</text:p>
          </table:table-cell>
          <table:table-cell office:value-type="float" office:value="263.4" calcext:value-type="float">
            <text:p>263.4</text:p>
          </table:table-cell>
          <table:table-cell office:value-type="float" office:value="40450052262" calcext:value-type="float">
            <text:p>40450052262</text:p>
          </table:table-cell>
          <table:table-cell office:value-type="float" office:value="225.6" calcext:value-type="float">
            <text:p>225.6</text:p>
          </table:table-cell>
          <table:table-cell office:value-type="float" office:value="40547203883" calcext:value-type="float">
            <text:p>40547203883</text:p>
          </table:table-cell>
          <table:table-cell office:value-type="float" office:value="233.9" calcext:value-type="float">
            <text:p>233.9</text:p>
          </table:table-cell>
          <table:table-cell office:value-type="float" office:value="40662923854" calcext:value-type="float">
            <text:p>40662923854</text:p>
          </table:table-cell>
          <table:table-cell office:value-type="float" office:value="231.1" calcext:value-type="float">
            <text:p>231.1</text:p>
          </table:table-cell>
          <table:table-cell table:number-columns-repeated="994"/>
        </table:table-row>
        <table:table-row table:style-name="ro1">
          <table:table-cell office:value-type="float" office:value="46473296179" calcext:value-type="float">
            <text:p>46473296179</text:p>
          </table:table-cell>
          <table:table-cell office:value-type="float" office:value="787.1" calcext:value-type="float">
            <text:p>787.1</text:p>
          </table:table-cell>
          <table:table-cell office:value-type="float" office:value="42236371734" calcext:value-type="float">
            <text:p>42236371734</text:p>
          </table:table-cell>
          <table:table-cell office:value-type="float" office:value="619.4" calcext:value-type="float">
            <text:p>619.4</text:p>
          </table:table-cell>
          <table:table-cell office:value-type="float" office:value="41965945719" calcext:value-type="float">
            <text:p>41965945719</text:p>
          </table:table-cell>
          <table:table-cell office:value-type="float" office:value="415.1" calcext:value-type="float">
            <text:p>415.1</text:p>
          </table:table-cell>
          <table:table-cell office:value-type="float" office:value="41794297103" calcext:value-type="float">
            <text:p>41794297103</text:p>
          </table:table-cell>
          <table:table-cell office:value-type="float" office:value="450.6" calcext:value-type="float">
            <text:p>450.6</text:p>
          </table:table-cell>
          <table:table-cell office:value-type="float" office:value="41772591845" calcext:value-type="float">
            <text:p>41772591845</text:p>
          </table:table-cell>
          <table:table-cell office:value-type="float" office:value="362.1" calcext:value-type="float">
            <text:p>362.1</text:p>
          </table:table-cell>
          <table:table-cell office:value-type="float" office:value="41235652320" calcext:value-type="float">
            <text:p>41235652320</text:p>
          </table:table-cell>
          <table:table-cell office:value-type="float" office:value="292.5" calcext:value-type="float">
            <text:p>292.5</text:p>
          </table:table-cell>
          <table:table-cell office:value-type="float" office:value="39920710222" calcext:value-type="float">
            <text:p>39920710222</text:p>
          </table:table-cell>
          <table:table-cell office:value-type="float" office:value="232.5" calcext:value-type="float">
            <text:p>232.5</text:p>
          </table:table-cell>
          <table:table-cell office:value-type="float" office:value="39616960493" calcext:value-type="float">
            <text:p>39616960493</text:p>
          </table:table-cell>
          <table:table-cell office:value-type="float" office:value="240.9" calcext:value-type="float">
            <text:p>240.9</text:p>
          </table:table-cell>
          <table:table-cell office:value-type="float" office:value="40165895365" calcext:value-type="float">
            <text:p>40165895365</text:p>
          </table:table-cell>
          <table:table-cell office:value-type="float" office:value="227.2" calcext:value-type="float">
            <text:p>227.2</text:p>
          </table:table-cell>
          <table:table-cell office:value-type="float" office:value="39736801837" calcext:value-type="float">
            <text:p>39736801837</text:p>
          </table:table-cell>
          <table:table-cell office:value-type="float" office:value="222" calcext:value-type="float">
            <text:p>222</text:p>
          </table:table-cell>
          <table:table-cell office:value-type="float" office:value="40168916104" calcext:value-type="float">
            <text:p>40168916104</text:p>
          </table:table-cell>
          <table:table-cell office:value-type="float" office:value="219" calcext:value-type="float">
            <text:p>219</text:p>
          </table:table-cell>
          <table:table-cell office:value-type="float" office:value="40694287836" calcext:value-type="float">
            <text:p>40694287836</text:p>
          </table:table-cell>
          <table:table-cell office:value-type="float" office:value="235.1" calcext:value-type="float">
            <text:p>235.1</text:p>
          </table:table-cell>
          <table:table-cell office:value-type="float" office:value="40739404650" calcext:value-type="float">
            <text:p>40739404650</text:p>
          </table:table-cell>
          <table:table-cell office:value-type="float" office:value="224.7" calcext:value-type="float">
            <text:p>224.7</text:p>
          </table:table-cell>
          <table:table-cell office:value-type="float" office:value="40483001077" calcext:value-type="float">
            <text:p>40483001077</text:p>
          </table:table-cell>
          <table:table-cell office:value-type="float" office:value="229.1" calcext:value-type="float">
            <text:p>229.1</text:p>
          </table:table-cell>
          <table:table-cell office:value-type="float" office:value="41598430036" calcext:value-type="float">
            <text:p>41598430036</text:p>
          </table:table-cell>
          <table:table-cell office:value-type="float" office:value="221.1" calcext:value-type="float">
            <text:p>221.1</text:p>
          </table:table-cell>
          <table:table-cell table:number-columns-repeated="994"/>
        </table:table-row>
        <table:table-row table:style-name="ro1">
          <table:table-cell office:value-type="float" office:value="44000544728" calcext:value-type="float">
            <text:p>44000544728</text:p>
          </table:table-cell>
          <table:table-cell office:value-type="float" office:value="756.1" calcext:value-type="float">
            <text:p>756.1</text:p>
          </table:table-cell>
          <table:table-cell office:value-type="float" office:value="41747732870" calcext:value-type="float">
            <text:p>41747732870</text:p>
          </table:table-cell>
          <table:table-cell office:value-type="float" office:value="641.1" calcext:value-type="float">
            <text:p>641.1</text:p>
          </table:table-cell>
          <table:table-cell office:value-type="float" office:value="41906229775" calcext:value-type="float">
            <text:p>41906229775</text:p>
          </table:table-cell>
          <table:table-cell office:value-type="float" office:value="423.1" calcext:value-type="float">
            <text:p>423.1</text:p>
          </table:table-cell>
          <table:table-cell office:value-type="float" office:value="41734134927" calcext:value-type="float">
            <text:p>41734134927</text:p>
          </table:table-cell>
          <table:table-cell office:value-type="float" office:value="453.1" calcext:value-type="float">
            <text:p>453.1</text:p>
          </table:table-cell>
          <table:table-cell office:value-type="float" office:value="42008495949" calcext:value-type="float">
            <text:p>42008495949</text:p>
          </table:table-cell>
          <table:table-cell office:value-type="float" office:value="375.5" calcext:value-type="float">
            <text:p>375.5</text:p>
          </table:table-cell>
          <table:table-cell office:value-type="float" office:value="41123749855" calcext:value-type="float">
            <text:p>41123749855</text:p>
          </table:table-cell>
          <table:table-cell office:value-type="float" office:value="298.3" calcext:value-type="float">
            <text:p>298.3</text:p>
          </table:table-cell>
          <table:table-cell office:value-type="float" office:value="39253804945" calcext:value-type="float">
            <text:p>39253804945</text:p>
          </table:table-cell>
          <table:table-cell office:value-type="float" office:value="224.8" calcext:value-type="float">
            <text:p>224.8</text:p>
          </table:table-cell>
          <table:table-cell office:value-type="float" office:value="40191208701" calcext:value-type="float">
            <text:p>40191208701</text:p>
          </table:table-cell>
          <table:table-cell office:value-type="float" office:value="232.8" calcext:value-type="float">
            <text:p>232.8</text:p>
          </table:table-cell>
          <table:table-cell office:value-type="float" office:value="40128462259" calcext:value-type="float">
            <text:p>40128462259</text:p>
          </table:table-cell>
          <table:table-cell office:value-type="float" office:value="228.1" calcext:value-type="float">
            <text:p>228.1</text:p>
          </table:table-cell>
          <table:table-cell office:value-type="float" office:value="40299443024" calcext:value-type="float">
            <text:p>40299443024</text:p>
          </table:table-cell>
          <table:table-cell office:value-type="float" office:value="220.5" calcext:value-type="float">
            <text:p>220.5</text:p>
          </table:table-cell>
          <table:table-cell office:value-type="float" office:value="39832424745" calcext:value-type="float">
            <text:p>39832424745</text:p>
          </table:table-cell>
          <table:table-cell office:value-type="float" office:value="222.3" calcext:value-type="float">
            <text:p>222.3</text:p>
          </table:table-cell>
          <table:table-cell office:value-type="float" office:value="41178729801" calcext:value-type="float">
            <text:p>41178729801</text:p>
          </table:table-cell>
          <table:table-cell office:value-type="float" office:value="242" calcext:value-type="float">
            <text:p>242</text:p>
          </table:table-cell>
          <table:table-cell office:value-type="float" office:value="40487471033" calcext:value-type="float">
            <text:p>40487471033</text:p>
          </table:table-cell>
          <table:table-cell office:value-type="float" office:value="223.6" calcext:value-type="float">
            <text:p>223.6</text:p>
          </table:table-cell>
          <table:table-cell office:value-type="float" office:value="40663820441" calcext:value-type="float">
            <text:p>40663820441</text:p>
          </table:table-cell>
          <table:table-cell office:value-type="float" office:value="224.3" calcext:value-type="float">
            <text:p>224.3</text:p>
          </table:table-cell>
          <table:table-cell office:value-type="float" office:value="40870900141" calcext:value-type="float">
            <text:p>40870900141</text:p>
          </table:table-cell>
          <table:table-cell office:value-type="float" office:value="226" calcext:value-type="float">
            <text:p>226</text:p>
          </table:table-cell>
          <table:table-cell table:number-columns-repeated="994"/>
        </table:table-row>
        <table:table-row table:style-name="ro1">
          <table:table-cell office:value-type="float" office:value="47356865265" calcext:value-type="float">
            <text:p>47356865265</text:p>
          </table:table-cell>
          <table:table-cell office:value-type="float" office:value="782.5" calcext:value-type="float">
            <text:p>782.5</text:p>
          </table:table-cell>
          <table:table-cell office:value-type="float" office:value="41119060283" calcext:value-type="float">
            <text:p>41119060283</text:p>
          </table:table-cell>
          <table:table-cell office:value-type="float" office:value="538.3" calcext:value-type="float">
            <text:p>538.3</text:p>
          </table:table-cell>
          <table:table-cell office:value-type="float" office:value="41028247654" calcext:value-type="float">
            <text:p>41028247654</text:p>
          </table:table-cell>
          <table:table-cell office:value-type="float" office:value="426.5" calcext:value-type="float">
            <text:p>426.5</text:p>
          </table:table-cell>
          <table:table-cell office:value-type="float" office:value="41836453650" calcext:value-type="float">
            <text:p>41836453650</text:p>
          </table:table-cell>
          <table:table-cell office:value-type="float" office:value="451.3" calcext:value-type="float">
            <text:p>451.3</text:p>
          </table:table-cell>
          <table:table-cell office:value-type="float" office:value="41265322232" calcext:value-type="float">
            <text:p>41265322232</text:p>
          </table:table-cell>
          <table:table-cell office:value-type="float" office:value="365.2" calcext:value-type="float">
            <text:p>365.2</text:p>
          </table:table-cell>
          <table:table-cell office:value-type="float" office:value="42355356003" calcext:value-type="float">
            <text:p>42355356003</text:p>
          </table:table-cell>
          <table:table-cell office:value-type="float" office:value="290.6" calcext:value-type="float">
            <text:p>290.6</text:p>
          </table:table-cell>
          <table:table-cell office:value-type="float" office:value="39391661070" calcext:value-type="float">
            <text:p>39391661070</text:p>
          </table:table-cell>
          <table:table-cell office:value-type="float" office:value="226.9" calcext:value-type="float">
            <text:p>226.9</text:p>
          </table:table-cell>
          <table:table-cell office:value-type="float" office:value="39474502970" calcext:value-type="float">
            <text:p>39474502970</text:p>
          </table:table-cell>
          <table:table-cell office:value-type="float" office:value="226.2" calcext:value-type="float">
            <text:p>226.2</text:p>
          </table:table-cell>
          <table:table-cell office:value-type="float" office:value="39727632656" calcext:value-type="float">
            <text:p>39727632656</text:p>
          </table:table-cell>
          <table:table-cell office:value-type="float" office:value="240.8" calcext:value-type="float">
            <text:p>240.8</text:p>
          </table:table-cell>
          <table:table-cell office:value-type="float" office:value="39753812135" calcext:value-type="float">
            <text:p>39753812135</text:p>
          </table:table-cell>
          <table:table-cell office:value-type="float" office:value="227.1" calcext:value-type="float">
            <text:p>227.1</text:p>
          </table:table-cell>
          <table:table-cell office:value-type="float" office:value="40498495500" calcext:value-type="float">
            <text:p>40498495500</text:p>
          </table:table-cell>
          <table:table-cell office:value-type="float" office:value="222.7" calcext:value-type="float">
            <text:p>222.7</text:p>
          </table:table-cell>
          <table:table-cell office:value-type="float" office:value="40858511796" calcext:value-type="float">
            <text:p>40858511796</text:p>
          </table:table-cell>
          <table:table-cell office:value-type="float" office:value="230.4" calcext:value-type="float">
            <text:p>230.4</text:p>
          </table:table-cell>
          <table:table-cell office:value-type="float" office:value="41327950101" calcext:value-type="float">
            <text:p>41327950101</text:p>
          </table:table-cell>
          <table:table-cell office:value-type="float" office:value="225.2" calcext:value-type="float">
            <text:p>225.2</text:p>
          </table:table-cell>
          <table:table-cell office:value-type="float" office:value="41022583578" calcext:value-type="float">
            <text:p>41022583578</text:p>
          </table:table-cell>
          <table:table-cell office:value-type="float" office:value="227.7" calcext:value-type="float">
            <text:p>227.7</text:p>
          </table:table-cell>
          <table:table-cell office:value-type="float" office:value="40813587723" calcext:value-type="float">
            <text:p>40813587723</text:p>
          </table:table-cell>
          <table:table-cell office:value-type="float" office:value="218.5" calcext:value-type="float">
            <text:p>218.5</text:p>
          </table:table-cell>
          <table:table-cell table:number-columns-repeated="994"/>
        </table:table-row>
        <table:table-row table:style-name="ro1">
          <table:table-cell office:value-type="float" office:value="46525335256" calcext:value-type="float">
            <text:p>46525335256</text:p>
          </table:table-cell>
          <table:table-cell office:value-type="float" office:value="784.3" calcext:value-type="float">
            <text:p>784.3</text:p>
          </table:table-cell>
          <table:table-cell office:value-type="float" office:value="41135431458" calcext:value-type="float">
            <text:p>41135431458</text:p>
          </table:table-cell>
          <table:table-cell office:value-type="float" office:value="538.7" calcext:value-type="float">
            <text:p>538.7</text:p>
          </table:table-cell>
          <table:table-cell office:value-type="float" office:value="41874318437" calcext:value-type="float">
            <text:p>41874318437</text:p>
          </table:table-cell>
          <table:table-cell office:value-type="float" office:value="445.1" calcext:value-type="float">
            <text:p>445.1</text:p>
          </table:table-cell>
          <table:table-cell office:value-type="float" office:value="41693256202" calcext:value-type="float">
            <text:p>41693256202</text:p>
          </table:table-cell>
          <table:table-cell office:value-type="float" office:value="449.2" calcext:value-type="float">
            <text:p>449.2</text:p>
          </table:table-cell>
          <table:table-cell office:value-type="float" office:value="42659565232" calcext:value-type="float">
            <text:p>42659565232</text:p>
          </table:table-cell>
          <table:table-cell office:value-type="float" office:value="366.2" calcext:value-type="float">
            <text:p>366.2</text:p>
          </table:table-cell>
          <table:table-cell office:value-type="float" office:value="42623255300" calcext:value-type="float">
            <text:p>42623255300</text:p>
          </table:table-cell>
          <table:table-cell office:value-type="float" office:value="304.2" calcext:value-type="float">
            <text:p>304.2</text:p>
          </table:table-cell>
          <table:table-cell office:value-type="float" office:value="39204138595" calcext:value-type="float">
            <text:p>39204138595</text:p>
          </table:table-cell>
          <table:table-cell office:value-type="float" office:value="228.7" calcext:value-type="float">
            <text:p>228.7</text:p>
          </table:table-cell>
          <table:table-cell office:value-type="float" office:value="39851148764" calcext:value-type="float">
            <text:p>39851148764</text:p>
          </table:table-cell>
          <table:table-cell office:value-type="float" office:value="234.9" calcext:value-type="float">
            <text:p>234.9</text:p>
          </table:table-cell>
          <table:table-cell office:value-type="float" office:value="39973207114" calcext:value-type="float">
            <text:p>39973207114</text:p>
          </table:table-cell>
          <table:table-cell office:value-type="float" office:value="228.7" calcext:value-type="float">
            <text:p>228.7</text:p>
          </table:table-cell>
          <table:table-cell office:value-type="float" office:value="40192747435" calcext:value-type="float">
            <text:p>40192747435</text:p>
          </table:table-cell>
          <table:table-cell office:value-type="float" office:value="223.5" calcext:value-type="float">
            <text:p>223.5</text:p>
          </table:table-cell>
          <table:table-cell office:value-type="float" office:value="40613834871" calcext:value-type="float">
            <text:p>40613834871</text:p>
          </table:table-cell>
          <table:table-cell office:value-type="float" office:value="222.6" calcext:value-type="float">
            <text:p>222.6</text:p>
          </table:table-cell>
          <table:table-cell office:value-type="float" office:value="40586962046" calcext:value-type="float">
            <text:p>40586962046</text:p>
          </table:table-cell>
          <table:table-cell office:value-type="float" office:value="227.4" calcext:value-type="float">
            <text:p>227.4</text:p>
          </table:table-cell>
          <table:table-cell office:value-type="float" office:value="40689655913" calcext:value-type="float">
            <text:p>40689655913</text:p>
          </table:table-cell>
          <table:table-cell office:value-type="float" office:value="229.8" calcext:value-type="float">
            <text:p>229.8</text:p>
          </table:table-cell>
          <table:table-cell office:value-type="float" office:value="40856425912" calcext:value-type="float">
            <text:p>40856425912</text:p>
          </table:table-cell>
          <table:table-cell office:value-type="float" office:value="224.8" calcext:value-type="float">
            <text:p>224.8</text:p>
          </table:table-cell>
          <table:table-cell office:value-type="float" office:value="40554397760" calcext:value-type="float">
            <text:p>40554397760</text:p>
          </table:table-cell>
          <table:table-cell office:value-type="float" office:value="224.5" calcext:value-type="float">
            <text:p>224.5</text:p>
          </table:table-cell>
          <table:table-cell table:number-columns-repeated="994"/>
        </table:table-row>
        <table:table-row table:style-name="ro1">
          <table:table-cell office:value-type="float" office:value="46235362651" calcext:value-type="float">
            <text:p>46235362651</text:p>
          </table:table-cell>
          <table:table-cell office:value-type="float" office:value="771.5" calcext:value-type="float">
            <text:p>771.5</text:p>
          </table:table-cell>
          <table:table-cell office:value-type="float" office:value="54761841073" calcext:value-type="float">
            <text:p>54761841073</text:p>
          </table:table-cell>
          <table:table-cell office:value-type="float" office:value="533.8" calcext:value-type="float">
            <text:p>533.8</text:p>
          </table:table-cell>
          <table:table-cell office:value-type="float" office:value="41044733224" calcext:value-type="float">
            <text:p>41044733224</text:p>
          </table:table-cell>
          <table:table-cell office:value-type="float" office:value="432.2" calcext:value-type="float">
            <text:p>432.2</text:p>
          </table:table-cell>
          <table:table-cell office:value-type="float" office:value="41659855523" calcext:value-type="float">
            <text:p>41659855523</text:p>
          </table:table-cell>
          <table:table-cell office:value-type="float" office:value="446.3" calcext:value-type="float">
            <text:p>446.3</text:p>
          </table:table-cell>
          <table:table-cell office:value-type="float" office:value="41322209798" calcext:value-type="float">
            <text:p>41322209798</text:p>
          </table:table-cell>
          <table:table-cell office:value-type="float" office:value="345.9" calcext:value-type="float">
            <text:p>345.9</text:p>
          </table:table-cell>
          <table:table-cell office:value-type="float" office:value="42168897412" calcext:value-type="float">
            <text:p>42168897412</text:p>
          </table:table-cell>
          <table:table-cell office:value-type="float" office:value="310.5" calcext:value-type="float">
            <text:p>310.5</text:p>
          </table:table-cell>
          <table:table-cell office:value-type="float" office:value="39562231532" calcext:value-type="float">
            <text:p>39562231532</text:p>
          </table:table-cell>
          <table:table-cell office:value-type="float" office:value="228.2" calcext:value-type="float">
            <text:p>228.2</text:p>
          </table:table-cell>
          <table:table-cell office:value-type="float" office:value="39532662356" calcext:value-type="float">
            <text:p>39532662356</text:p>
          </table:table-cell>
          <table:table-cell office:value-type="float" office:value="234.1" calcext:value-type="float">
            <text:p>234.1</text:p>
          </table:table-cell>
          <table:table-cell office:value-type="float" office:value="39740428259" calcext:value-type="float">
            <text:p>39740428259</text:p>
          </table:table-cell>
          <table:table-cell office:value-type="float" office:value="233.8" calcext:value-type="float">
            <text:p>233.8</text:p>
          </table:table-cell>
          <table:table-cell office:value-type="float" office:value="40150253533" calcext:value-type="float">
            <text:p>40150253533</text:p>
          </table:table-cell>
          <table:table-cell office:value-type="float" office:value="232.9" calcext:value-type="float">
            <text:p>232.9</text:p>
          </table:table-cell>
          <table:table-cell office:value-type="float" office:value="40055884639" calcext:value-type="float">
            <text:p>40055884639</text:p>
          </table:table-cell>
          <table:table-cell office:value-type="float" office:value="219.4" calcext:value-type="float">
            <text:p>219.4</text:p>
          </table:table-cell>
          <table:table-cell office:value-type="float" office:value="40275677718" calcext:value-type="float">
            <text:p>40275677718</text:p>
          </table:table-cell>
          <table:table-cell office:value-type="float" office:value="221.7" calcext:value-type="float">
            <text:p>221.7</text:p>
          </table:table-cell>
          <table:table-cell office:value-type="float" office:value="40329282781" calcext:value-type="float">
            <text:p>40329282781</text:p>
          </table:table-cell>
          <table:table-cell office:value-type="float" office:value="237.9" calcext:value-type="float">
            <text:p>237.9</text:p>
          </table:table-cell>
          <table:table-cell office:value-type="float" office:value="41139286051" calcext:value-type="float">
            <text:p>41139286051</text:p>
          </table:table-cell>
          <table:table-cell office:value-type="float" office:value="224.9" calcext:value-type="float">
            <text:p>224.9</text:p>
          </table:table-cell>
          <table:table-cell office:value-type="float" office:value="41043212768" calcext:value-type="float">
            <text:p>41043212768</text:p>
          </table:table-cell>
          <table:table-cell office:value-type="float" office:value="243.4" calcext:value-type="float">
            <text:p>243.4</text:p>
          </table:table-cell>
          <table:table-cell table:number-columns-repeated="994"/>
        </table:table-row>
        <table:table-row table:style-name="ro1">
          <table:table-cell office:value-type="float" office:value="44895653260" calcext:value-type="float">
            <text:p>44895653260</text:p>
          </table:table-cell>
          <table:table-cell office:value-type="float" office:value="754.3" calcext:value-type="float">
            <text:p>754.3</text:p>
          </table:table-cell>
          <table:table-cell office:value-type="float" office:value="40067988328" calcext:value-type="float">
            <text:p>40067988328</text:p>
          </table:table-cell>
          <table:table-cell office:value-type="float" office:value="493.1" calcext:value-type="float">
            <text:p>493.1</text:p>
          </table:table-cell>
          <table:table-cell office:value-type="float" office:value="41423562032" calcext:value-type="float">
            <text:p>41423562032</text:p>
          </table:table-cell>
          <table:table-cell office:value-type="float" office:value="426.6" calcext:value-type="float">
            <text:p>426.6</text:p>
          </table:table-cell>
          <table:table-cell office:value-type="float" office:value="42659910323" calcext:value-type="float">
            <text:p>42659910323</text:p>
          </table:table-cell>
          <table:table-cell office:value-type="float" office:value="449.2" calcext:value-type="float">
            <text:p>449.2</text:p>
          </table:table-cell>
          <table:table-cell office:value-type="float" office:value="41982223564" calcext:value-type="float">
            <text:p>41982223564</text:p>
          </table:table-cell>
          <table:table-cell office:value-type="float" office:value="361.2" calcext:value-type="float">
            <text:p>361.2</text:p>
          </table:table-cell>
          <table:table-cell office:value-type="float" office:value="41622582320" calcext:value-type="float">
            <text:p>41622582320</text:p>
          </table:table-cell>
          <table:table-cell office:value-type="float" office:value="304.9" calcext:value-type="float">
            <text:p>304.9</text:p>
          </table:table-cell>
          <table:table-cell office:value-type="float" office:value="39456532310" calcext:value-type="float">
            <text:p>39456532310</text:p>
          </table:table-cell>
          <table:table-cell office:value-type="float" office:value="226.3" calcext:value-type="float">
            <text:p>226.3</text:p>
          </table:table-cell>
          <table:table-cell office:value-type="float" office:value="39652263542" calcext:value-type="float">
            <text:p>39652263542</text:p>
          </table:table-cell>
          <table:table-cell office:value-type="float" office:value="231.6" calcext:value-type="float">
            <text:p>231.6</text:p>
          </table:table-cell>
          <table:table-cell office:value-type="float" office:value="40178209064" calcext:value-type="float">
            <text:p>40178209064</text:p>
          </table:table-cell>
          <table:table-cell office:value-type="float" office:value="233.9" calcext:value-type="float">
            <text:p>233.9</text:p>
          </table:table-cell>
          <table:table-cell office:value-type="float" office:value="39793034982" calcext:value-type="float">
            <text:p>39793034982</text:p>
          </table:table-cell>
          <table:table-cell office:value-type="float" office:value="226.3" calcext:value-type="float">
            <text:p>226.3</text:p>
          </table:table-cell>
          <table:table-cell office:value-type="float" office:value="39961920563" calcext:value-type="float">
            <text:p>39961920563</text:p>
          </table:table-cell>
          <table:table-cell office:value-type="float" office:value="217.6" calcext:value-type="float">
            <text:p>217.6</text:p>
          </table:table-cell>
          <table:table-cell office:value-type="float" office:value="40609503655" calcext:value-type="float">
            <text:p>40609503655</text:p>
          </table:table-cell>
          <table:table-cell office:value-type="float" office:value="229.4" calcext:value-type="float">
            <text:p>229.4</text:p>
          </table:table-cell>
          <table:table-cell office:value-type="float" office:value="40525622449" calcext:value-type="float">
            <text:p>40525622449</text:p>
          </table:table-cell>
          <table:table-cell office:value-type="float" office:value="227.4" calcext:value-type="float">
            <text:p>227.4</text:p>
          </table:table-cell>
          <table:table-cell office:value-type="float" office:value="40666303505" calcext:value-type="float">
            <text:p>40666303505</text:p>
          </table:table-cell>
          <table:table-cell office:value-type="float" office:value="227" calcext:value-type="float">
            <text:p>227</text:p>
          </table:table-cell>
          <table:table-cell office:value-type="float" office:value="40547942466" calcext:value-type="float">
            <text:p>40547942466</text:p>
          </table:table-cell>
          <table:table-cell office:value-type="float" office:value="224.7" calcext:value-type="float">
            <text:p>224.7</text:p>
          </table:table-cell>
          <table:table-cell table:number-columns-repeated="994"/>
        </table:table-row>
        <table:table-row table:style-name="ro1">
          <table:table-cell office:value-type="float" office:value="47653987797" calcext:value-type="float">
            <text:p>47653987797</text:p>
          </table:table-cell>
          <table:table-cell office:value-type="float" office:value="783.4" calcext:value-type="float">
            <text:p>783.4</text:p>
          </table:table-cell>
          <table:table-cell office:value-type="float" office:value="41356252324" calcext:value-type="float">
            <text:p>41356252324</text:p>
          </table:table-cell>
          <table:table-cell office:value-type="float" office:value="543.6" calcext:value-type="float">
            <text:p>543.6</text:p>
          </table:table-cell>
          <table:table-cell office:value-type="float" office:value="41065362321" calcext:value-type="float">
            <text:p>41065362321</text:p>
          </table:table-cell>
          <table:table-cell office:value-type="float" office:value="428.5" calcext:value-type="float">
            <text:p>428.5</text:p>
          </table:table-cell>
          <table:table-cell office:value-type="float" office:value="41652659863" calcext:value-type="float">
            <text:p>41652659863</text:p>
          </table:table-cell>
          <table:table-cell office:value-type="float" office:value="451.3" calcext:value-type="float">
            <text:p>451.3</text:p>
          </table:table-cell>
          <table:table-cell office:value-type="float" office:value="41556589525" calcext:value-type="float">
            <text:p>41556589525</text:p>
          </table:table-cell>
          <table:table-cell office:value-type="float" office:value="365.3" calcext:value-type="float">
            <text:p>365.3</text:p>
          </table:table-cell>
          <table:table-cell office:value-type="float" office:value="41633089532" calcext:value-type="float">
            <text:p>41633089532</text:p>
          </table:table-cell>
          <table:table-cell office:value-type="float" office:value="301" calcext:value-type="float">
            <text:p>301</text:p>
          </table:table-cell>
          <table:table-cell office:value-type="float" office:value="39521165323" calcext:value-type="float">
            <text:p>39521165323</text:p>
          </table:table-cell>
          <table:table-cell office:value-type="float" office:value="228.9" calcext:value-type="float">
            <text:p>228.9</text:p>
          </table:table-cell>
          <table:table-cell office:value-type="float" office:value="40326559862" calcext:value-type="float">
            <text:p>40326559862</text:p>
          </table:table-cell>
          <table:table-cell office:value-type="float" office:value="234.6" calcext:value-type="float">
            <text:p>234.6</text:p>
          </table:table-cell>
          <table:table-cell office:value-type="float" office:value="39954282832" calcext:value-type="float">
            <text:p>39954282832</text:p>
          </table:table-cell>
          <table:table-cell office:value-type="float" office:value="233.3" calcext:value-type="float">
            <text:p>233.3</text:p>
          </table:table-cell>
          <table:table-cell office:value-type="float" office:value="40303307050" calcext:value-type="float">
            <text:p>40303307050</text:p>
          </table:table-cell>
          <table:table-cell office:value-type="float" office:value="244.9" calcext:value-type="float">
            <text:p>244.9</text:p>
          </table:table-cell>
          <table:table-cell office:value-type="float" office:value="40167582612" calcext:value-type="float">
            <text:p>40167582612</text:p>
          </table:table-cell>
          <table:table-cell office:value-type="float" office:value="218.4" calcext:value-type="float">
            <text:p>218.4</text:p>
          </table:table-cell>
          <table:table-cell office:value-type="float" office:value="40151702887" calcext:value-type="float">
            <text:p>40151702887</text:p>
          </table:table-cell>
          <table:table-cell office:value-type="float" office:value="231" calcext:value-type="float">
            <text:p>231</text:p>
          </table:table-cell>
          <table:table-cell office:value-type="float" office:value="40676868171" calcext:value-type="float">
            <text:p>40676868171</text:p>
          </table:table-cell>
          <table:table-cell office:value-type="float" office:value="228.8" calcext:value-type="float">
            <text:p>228.8</text:p>
          </table:table-cell>
          <table:table-cell office:value-type="float" office:value="40441720358" calcext:value-type="float">
            <text:p>40441720358</text:p>
          </table:table-cell>
          <table:table-cell office:value-type="float" office:value="222.2" calcext:value-type="float">
            <text:p>222.2</text:p>
          </table:table-cell>
          <table:table-cell office:value-type="float" office:value="40547942466" calcext:value-type="float">
            <text:p>40547942466</text:p>
          </table:table-cell>
          <table:table-cell office:value-type="float" office:value="230.4" calcext:value-type="float">
            <text:p>230.4</text:p>
          </table:table-cell>
          <table:table-cell table:number-columns-repeated="994"/>
        </table:table-row>
        <table:table-row table:style-name="ro1">
          <table:table-cell office:value-type="float" office:value="45200231694" calcext:value-type="float">
            <text:p>45200231694</text:p>
          </table:table-cell>
          <table:table-cell office:value-type="float" office:value="762.3" calcext:value-type="float">
            <text:p>762.3</text:p>
          </table:table-cell>
          <table:table-cell office:value-type="float" office:value="41978232653" calcext:value-type="float">
            <text:p>41978232653</text:p>
          </table:table-cell>
          <table:table-cell office:value-type="float" office:value="499.3" calcext:value-type="float">
            <text:p>499.3</text:p>
          </table:table-cell>
          <table:table-cell office:value-type="float" office:value="41686532234" calcext:value-type="float">
            <text:p>41686532234</text:p>
          </table:table-cell>
          <table:table-cell office:value-type="float" office:value="423.2" calcext:value-type="float">
            <text:p>423.2</text:p>
          </table:table-cell>
          <table:table-cell office:value-type="float" office:value="41659965650" calcext:value-type="float">
            <text:p>41659965650</text:p>
          </table:table-cell>
          <table:table-cell office:value-type="float" office:value="451.9" calcext:value-type="float">
            <text:p>451.9</text:p>
          </table:table-cell>
          <table:table-cell office:value-type="float" office:value="41655509852" calcext:value-type="float">
            <text:p>41655509852</text:p>
          </table:table-cell>
          <table:table-cell office:value-type="float" office:value="366.1" calcext:value-type="float">
            <text:p>366.1</text:p>
          </table:table-cell>
          <table:table-cell office:value-type="float" office:value="41652325622" calcext:value-type="float">
            <text:p>41652325622</text:p>
          </table:table-cell>
          <table:table-cell office:value-type="float" office:value="311.6" calcext:value-type="float">
            <text:p>311.6</text:p>
          </table:table-cell>
          <table:table-cell office:value-type="float" office:value="40135699856" calcext:value-type="float">
            <text:p>40135699856</text:p>
          </table:table-cell>
          <table:table-cell office:value-type="float" office:value="229.1" calcext:value-type="float">
            <text:p>229.1</text:p>
          </table:table-cell>
          <table:table-cell office:value-type="float" office:value="40126652321" calcext:value-type="float">
            <text:p>40126652321</text:p>
          </table:table-cell>
          <table:table-cell office:value-type="float" office:value="230.5" calcext:value-type="float">
            <text:p>230.5</text:p>
          </table:table-cell>
          <table:table-cell office:value-type="float" office:value="40123662356" calcext:value-type="float">
            <text:p>40123662356</text:p>
          </table:table-cell>
          <table:table-cell office:value-type="float" office:value="231.1" calcext:value-type="float">
            <text:p>231.1</text:p>
          </table:table-cell>
          <table:table-cell office:value-type="float" office:value="40326516563" calcext:value-type="float">
            <text:p>40326516563</text:p>
          </table:table-cell>
          <table:table-cell office:value-type="float" office:value="226.3" calcext:value-type="float">
            <text:p>226.3</text:p>
          </table:table-cell>
          <table:table-cell office:value-type="float" office:value="40019796898" calcext:value-type="float">
            <text:p>40019796898</text:p>
          </table:table-cell>
          <table:table-cell office:value-type="float" office:value="222.1" calcext:value-type="float">
            <text:p>222.1</text:p>
          </table:table-cell>
          <table:table-cell office:value-type="float" office:value="40258314226" calcext:value-type="float">
            <text:p>40258314226</text:p>
          </table:table-cell>
          <table:table-cell office:value-type="float" office:value="234.4" calcext:value-type="float">
            <text:p>234.4</text:p>
          </table:table-cell>
          <table:table-cell office:value-type="float" office:value="40712042011" calcext:value-type="float">
            <text:p>40712042011</text:p>
          </table:table-cell>
          <table:table-cell office:value-type="float" office:value="230.4" calcext:value-type="float">
            <text:p>230.4</text:p>
          </table:table-cell>
          <table:table-cell office:value-type="float" office:value="40777725652" calcext:value-type="float">
            <text:p>40777725652</text:p>
          </table:table-cell>
          <table:table-cell office:value-type="float" office:value="222.4" calcext:value-type="float">
            <text:p>222.4</text:p>
          </table:table-cell>
          <table:table-cell office:value-type="float" office:value="40733600652" calcext:value-type="float">
            <text:p>40733600652</text:p>
          </table:table-cell>
          <table:table-cell office:value-type="float" office:value="229.9" calcext:value-type="float">
            <text:p>229.9</text:p>
          </table:table-cell>
          <table:table-cell table:number-columns-repeated="994"/>
        </table:table-row>
        <table:table-row table:style-name="ro1">
          <table:table-cell office:value-type="float" office:value="47985966320" calcext:value-type="float">
            <text:p>47985966320</text:p>
          </table:table-cell>
          <table:table-cell office:value-type="float" office:value="781.6" calcext:value-type="float">
            <text:p>781.6</text:p>
          </table:table-cell>
          <table:table-cell office:value-type="float" office:value="41565223262" calcext:value-type="float">
            <text:p>41565223262</text:p>
          </table:table-cell>
          <table:table-cell office:value-type="float" office:value="538.3" calcext:value-type="float">
            <text:p>538.3</text:p>
          </table:table-cell>
          <table:table-cell office:value-type="float" office:value="40983526532" calcext:value-type="float">
            <text:p>40983526532</text:p>
          </table:table-cell>
          <table:table-cell office:value-type="float" office:value="428.1" calcext:value-type="float">
            <text:p>428.1</text:p>
          </table:table-cell>
          <table:table-cell office:value-type="float" office:value="41889232001" calcext:value-type="float">
            <text:p>41889232001</text:p>
          </table:table-cell>
          <table:table-cell office:value-type="float" office:value="457.3" calcext:value-type="float">
            <text:p>457.3</text:p>
          </table:table-cell>
          <table:table-cell office:value-type="float" office:value="42569989800" calcext:value-type="float">
            <text:p>42569989800</text:p>
          </table:table-cell>
          <table:table-cell office:value-type="float" office:value="371.6" calcext:value-type="float">
            <text:p>371.6</text:p>
          </table:table-cell>
          <table:table-cell office:value-type="float" office:value="41985225202" calcext:value-type="float">
            <text:p>41985225202</text:p>
          </table:table-cell>
          <table:table-cell office:value-type="float" office:value="310.5" calcext:value-type="float">
            <text:p>310.5</text:p>
          </table:table-cell>
          <table:table-cell office:value-type="float" office:value="40352666520" calcext:value-type="float">
            <text:p>40352666520</text:p>
          </table:table-cell>
          <table:table-cell office:value-type="float" office:value="224" calcext:value-type="float">
            <text:p>224</text:p>
          </table:table-cell>
          <table:table-cell office:value-type="float" office:value="39652265231" calcext:value-type="float">
            <text:p>39652265231</text:p>
          </table:table-cell>
          <table:table-cell office:value-type="float" office:value="231.9" calcext:value-type="float">
            <text:p>231.9</text:p>
          </table:table-cell>
          <table:table-cell office:value-type="float" office:value="39123265323" calcext:value-type="float">
            <text:p>39123265323</text:p>
          </table:table-cell>
          <table:table-cell office:value-type="float" office:value="240.3" calcext:value-type="float">
            <text:p>240.3</text:p>
          </table:table-cell>
          <table:table-cell office:value-type="float" office:value="40326513265" calcext:value-type="float">
            <text:p>40326513265</text:p>
          </table:table-cell>
          <table:table-cell office:value-type="float" office:value="227.5" calcext:value-type="float">
            <text:p>227.5</text:p>
          </table:table-cell>
          <table:table-cell office:value-type="float" office:value="40237023986" calcext:value-type="float">
            <text:p>40237023986</text:p>
          </table:table-cell>
          <table:table-cell office:value-type="float" office:value="220" calcext:value-type="float">
            <text:p>220</text:p>
          </table:table-cell>
          <table:table-cell office:value-type="float" office:value="40201183871" calcext:value-type="float">
            <text:p>40201183871</text:p>
          </table:table-cell>
          <table:table-cell office:value-type="float" office:value="225.7" calcext:value-type="float">
            <text:p>225.7</text:p>
          </table:table-cell>
          <table:table-cell office:value-type="float" office:value="40584088822" calcext:value-type="float">
            <text:p>40584088822</text:p>
          </table:table-cell>
          <table:table-cell office:value-type="float" office:value="226.6" calcext:value-type="float">
            <text:p>226.6</text:p>
          </table:table-cell>
          <table:table-cell office:value-type="float" office:value="40855101850" calcext:value-type="float">
            <text:p>40855101850</text:p>
          </table:table-cell>
          <table:table-cell office:value-type="float" office:value="238.5" calcext:value-type="float">
            <text:p>238.5</text:p>
          </table:table-cell>
          <table:table-cell office:value-type="float" office:value="40901057012" calcext:value-type="float">
            <text:p>40901057012</text:p>
          </table:table-cell>
          <table:table-cell office:value-type="float" office:value="220" calcext:value-type="float">
            <text:p>220</text:p>
          </table:table-cell>
          <table:table-cell table:number-columns-repeated="994"/>
        </table:table-row>
        <table:table-row table:style-name="ro1">
          <table:table-cell office:value-type="float" office:value="47213013563" calcext:value-type="float">
            <text:p>47213013563</text:p>
          </table:table-cell>
          <table:table-cell office:value-type="float" office:value="782" calcext:value-type="float">
            <text:p>782</text:p>
          </table:table-cell>
          <table:table-cell office:value-type="float" office:value="42236560132" calcext:value-type="float">
            <text:p>42236560132</text:p>
          </table:table-cell>
          <table:table-cell office:value-type="float" office:value="622.5" calcext:value-type="float">
            <text:p>622.5</text:p>
          </table:table-cell>
          <table:table-cell office:value-type="float" office:value="41326535562" calcext:value-type="float">
            <text:p>41326535562</text:p>
          </table:table-cell>
          <table:table-cell office:value-type="float" office:value="427.3" calcext:value-type="float">
            <text:p>427.3</text:p>
          </table:table-cell>
          <table:table-cell office:value-type="float" office:value="41658752363" calcext:value-type="float">
            <text:p>41658752363</text:p>
          </table:table-cell>
          <table:table-cell office:value-type="float" office:value="451.6" calcext:value-type="float">
            <text:p>451.6</text:p>
          </table:table-cell>
          <table:table-cell office:value-type="float" office:value="41922057985" calcext:value-type="float">
            <text:p>41922057985</text:p>
          </table:table-cell>
          <table:table-cell office:value-type="float" office:value="372.9" calcext:value-type="float">
            <text:p>372.9</text:p>
          </table:table-cell>
          <table:table-cell office:value-type="float" office:value="41320054658" calcext:value-type="float">
            <text:p>41320054658</text:p>
          </table:table-cell>
          <table:table-cell office:value-type="float" office:value="306.7" calcext:value-type="float">
            <text:p>306.7</text:p>
          </table:table-cell>
          <table:table-cell office:value-type="float" office:value="39588745133" calcext:value-type="float">
            <text:p>39588745133</text:p>
          </table:table-cell>
          <table:table-cell office:value-type="float" office:value="228.5" calcext:value-type="float">
            <text:p>228.5</text:p>
          </table:table-cell>
          <table:table-cell office:value-type="float" office:value="39746685982" calcext:value-type="float">
            <text:p>39746685982</text:p>
          </table:table-cell>
          <table:table-cell office:value-type="float" office:value="231.6" calcext:value-type="float">
            <text:p>231.6</text:p>
          </table:table-cell>
          <table:table-cell office:value-type="float" office:value="40156523541" calcext:value-type="float">
            <text:p>40156523541</text:p>
          </table:table-cell>
          <table:table-cell office:value-type="float" office:value="235.6" calcext:value-type="float">
            <text:p>235.6</text:p>
          </table:table-cell>
          <table:table-cell office:value-type="float" office:value="40326555983" calcext:value-type="float">
            <text:p>40326555983</text:p>
          </table:table-cell>
          <table:table-cell office:value-type="float" office:value="231.2" calcext:value-type="float">
            <text:p>231.2</text:p>
          </table:table-cell>
          <table:table-cell office:value-type="float" office:value="39991583522" calcext:value-type="float">
            <text:p>39991583522</text:p>
          </table:table-cell>
          <table:table-cell office:value-type="float" office:value="216.6" calcext:value-type="float">
            <text:p>216.6</text:p>
          </table:table-cell>
          <table:table-cell office:value-type="float" office:value="40235659836" calcext:value-type="float">
            <text:p>40235659836</text:p>
          </table:table-cell>
          <table:table-cell office:value-type="float" office:value="226.3" calcext:value-type="float">
            <text:p>226.3</text:p>
          </table:table-cell>
          <table:table-cell office:value-type="float" office:value="40569855654" calcext:value-type="float">
            <text:p>40569855654</text:p>
          </table:table-cell>
          <table:table-cell office:value-type="float" office:value="228.3" calcext:value-type="float">
            <text:p>228.3</text:p>
          </table:table-cell>
          <table:table-cell office:value-type="float" office:value="40326532656" calcext:value-type="float">
            <text:p>40326532656</text:p>
          </table:table-cell>
          <table:table-cell office:value-type="float" office:value="221.3" calcext:value-type="float">
            <text:p>221.3</text:p>
          </table:table-cell>
          <table:table-cell office:value-type="float" office:value="41396932655" calcext:value-type="float">
            <text:p>41396932655</text:p>
          </table:table-cell>
          <table:table-cell office:value-type="float" office:value="225.7" calcext:value-type="float">
            <text:p>225.7</text:p>
          </table:table-cell>
          <table:table-cell table:number-columns-repeated="994"/>
        </table:table-row>
        <table:table-row table:style-name="ro1">
          <table:table-cell office:value-type="float" office:value="47859532132" calcext:value-type="float">
            <text:p>47859532132</text:p>
          </table:table-cell>
          <table:table-cell office:value-type="float" office:value="784.3" calcext:value-type="float">
            <text:p>784.3</text:p>
          </table:table-cell>
          <table:table-cell office:value-type="float" office:value="41690012530" calcext:value-type="float">
            <text:p>41690012530</text:p>
          </table:table-cell>
          <table:table-cell office:value-type="float" office:value="442.6" calcext:value-type="float">
            <text:p>442.6</text:p>
          </table:table-cell>
          <table:table-cell office:value-type="float" office:value="41297855650" calcext:value-type="float">
            <text:p>41297855650</text:p>
          </table:table-cell>
          <table:table-cell office:value-type="float" office:value="422.5" calcext:value-type="float">
            <text:p>422.5</text:p>
          </table:table-cell>
          <table:table-cell office:value-type="float" office:value="41289745652" calcext:value-type="float">
            <text:p>41289745652</text:p>
          </table:table-cell>
          <table:table-cell office:value-type="float" office:value="449.8" calcext:value-type="float">
            <text:p>449.8</text:p>
          </table:table-cell>
          <table:table-cell office:value-type="float" office:value="41198565232" calcext:value-type="float">
            <text:p>41198565232</text:p>
          </table:table-cell>
          <table:table-cell office:value-type="float" office:value="377.8" calcext:value-type="float">
            <text:p>377.8</text:p>
          </table:table-cell>
          <table:table-cell office:value-type="float" office:value="41266535623" calcext:value-type="float">
            <text:p>41266535623</text:p>
          </table:table-cell>
          <table:table-cell office:value-type="float" office:value="288.3" calcext:value-type="float">
            <text:p>288.3</text:p>
          </table:table-cell>
          <table:table-cell office:value-type="float" office:value="39205587513" calcext:value-type="float">
            <text:p>39205587513</text:p>
          </table:table-cell>
          <table:table-cell office:value-type="float" office:value="228.6" calcext:value-type="float">
            <text:p>228.6</text:p>
          </table:table-cell>
          <table:table-cell office:value-type="float" office:value="39522264621" calcext:value-type="float">
            <text:p>39522264621</text:p>
          </table:table-cell>
          <table:table-cell office:value-type="float" office:value="226.3" calcext:value-type="float">
            <text:p>226.3</text:p>
          </table:table-cell>
          <table:table-cell office:value-type="float" office:value="40123269532" calcext:value-type="float">
            <text:p>40123269532</text:p>
          </table:table-cell>
          <table:table-cell office:value-type="float" office:value="228.3" calcext:value-type="float">
            <text:p>228.3</text:p>
          </table:table-cell>
          <table:table-cell office:value-type="float" office:value="40565898546" calcext:value-type="float">
            <text:p>40565898546</text:p>
          </table:table-cell>
          <table:table-cell office:value-type="float" office:value="229.3" calcext:value-type="float">
            <text:p>229.3</text:p>
          </table:table-cell>
          <table:table-cell office:value-type="float" office:value="40394439327" calcext:value-type="float">
            <text:p>40394439327</text:p>
          </table:table-cell>
          <table:table-cell office:value-type="float" office:value="223.5" calcext:value-type="float">
            <text:p>223.5</text:p>
          </table:table-cell>
          <table:table-cell office:value-type="float" office:value="40235659865" calcext:value-type="float">
            <text:p>40235659865</text:p>
          </table:table-cell>
          <table:table-cell office:value-type="float" office:value="225.6" calcext:value-type="float">
            <text:p>225.6</text:p>
          </table:table-cell>
          <table:table-cell office:value-type="float" office:value="40326598565" calcext:value-type="float">
            <text:p>40326598565</text:p>
          </table:table-cell>
          <table:table-cell office:value-type="float" office:value="220.2" calcext:value-type="float">
            <text:p>220.2</text:p>
          </table:table-cell>
          <table:table-cell office:value-type="float" office:value="40326953247" calcext:value-type="float">
            <text:p>40326953247</text:p>
          </table:table-cell>
          <table:table-cell office:value-type="float" office:value="223.5" calcext:value-type="float">
            <text:p>223.5</text:p>
          </table:table-cell>
          <table:table-cell office:value-type="float" office:value="40817604783" calcext:value-type="float">
            <text:p>40817604783</text:p>
          </table:table-cell>
          <table:table-cell office:value-type="float" office:value="216" calcext:value-type="float">
            <text:p>216</text:p>
          </table:table-cell>
          <table:table-cell table:number-columns-repeated="994"/>
        </table:table-row>
        <table:table-row table:style-name="ro1">
          <table:table-cell office:value-type="float" office:value="47659623133" calcext:value-type="float">
            <text:p>47659623133</text:p>
          </table:table-cell>
          <table:table-cell office:value-type="float" office:value="781.8" calcext:value-type="float">
            <text:p>781.8</text:p>
          </table:table-cell>
          <table:table-cell office:value-type="float" office:value="41356529856" calcext:value-type="float">
            <text:p>41356529856</text:p>
          </table:table-cell>
          <table:table-cell office:value-type="float" office:value="460.3" calcext:value-type="float">
            <text:p>460.3</text:p>
          </table:table-cell>
          <table:table-cell office:value-type="float" office:value="41352653220" calcext:value-type="float">
            <text:p>41352653220</text:p>
          </table:table-cell>
          <table:table-cell office:value-type="float" office:value="426.1" calcext:value-type="float">
            <text:p>426.1</text:p>
          </table:table-cell>
          <table:table-cell office:value-type="float" office:value="41209899103" calcext:value-type="float">
            <text:p>41209899103</text:p>
          </table:table-cell>
          <table:table-cell office:value-type="float" office:value="448.2" calcext:value-type="float">
            <text:p>448.2</text:p>
          </table:table-cell>
          <table:table-cell office:value-type="float" office:value="41956521132" calcext:value-type="float">
            <text:p>41956521132</text:p>
          </table:table-cell>
          <table:table-cell office:value-type="float" office:value="364.8" calcext:value-type="float">
            <text:p>364.8</text:p>
          </table:table-cell>
          <table:table-cell office:value-type="float" office:value="41652265923" calcext:value-type="float">
            <text:p>41652265923</text:p>
          </table:table-cell>
          <table:table-cell office:value-type="float" office:value="294.3" calcext:value-type="float">
            <text:p>294.3</text:p>
          </table:table-cell>
          <table:table-cell office:value-type="float" office:value="39021645598" calcext:value-type="float">
            <text:p>39021645598</text:p>
          </table:table-cell>
          <table:table-cell office:value-type="float" office:value="229.3" calcext:value-type="float">
            <text:p>229.3</text:p>
          </table:table-cell>
          <table:table-cell office:value-type="float" office:value="39566569200" calcext:value-type="float">
            <text:p>39566569200</text:p>
          </table:table-cell>
          <table:table-cell office:value-type="float" office:value="233.6" calcext:value-type="float">
            <text:p>233.6</text:p>
          </table:table-cell>
          <table:table-cell office:value-type="float" office:value="40326553263" calcext:value-type="float">
            <text:p>40326553263</text:p>
          </table:table-cell>
          <table:table-cell office:value-type="float" office:value="226.4" calcext:value-type="float">
            <text:p>226.4</text:p>
          </table:table-cell>
          <table:table-cell office:value-type="float" office:value="41326586531" calcext:value-type="float">
            <text:p>41326586531</text:p>
          </table:table-cell>
          <table:table-cell office:value-type="float" office:value="228.4" calcext:value-type="float">
            <text:p>228.4</text:p>
          </table:table-cell>
          <table:table-cell office:value-type="float" office:value="40336018073" calcext:value-type="float">
            <text:p>40336018073</text:p>
          </table:table-cell>
          <table:table-cell office:value-type="float" office:value="226.6" calcext:value-type="float">
            <text:p>226.6</text:p>
          </table:table-cell>
          <table:table-cell office:value-type="float" office:value="40256596556" calcext:value-type="float">
            <text:p>40256596556</text:p>
          </table:table-cell>
          <table:table-cell office:value-type="float" office:value="230.1" calcext:value-type="float">
            <text:p>230.1</text:p>
          </table:table-cell>
          <table:table-cell office:value-type="float" office:value="40265986463" calcext:value-type="float">
            <text:p>40265986463</text:p>
          </table:table-cell>
          <table:table-cell office:value-type="float" office:value="219.2" calcext:value-type="float">
            <text:p>219.2</text:p>
          </table:table-cell>
          <table:table-cell office:value-type="float" office:value="40659855653" calcext:value-type="float">
            <text:p>40659855653</text:p>
          </table:table-cell>
          <table:table-cell office:value-type="float" office:value="226.2" calcext:value-type="float">
            <text:p>226.2</text:p>
          </table:table-cell>
          <table:table-cell office:value-type="float" office:value="41127935228" calcext:value-type="float">
            <text:p>41127935228</text:p>
          </table:table-cell>
          <table:table-cell office:value-type="float" office:value="223.8" calcext:value-type="float">
            <text:p>223.8</text:p>
          </table:table-cell>
          <table:table-cell table:number-columns-repeated="994"/>
        </table:table-row>
        <table:table-row table:style-name="ro1">
          <table:table-cell office:value-type="float" office:value="44652316321" calcext:value-type="float">
            <text:p>44652316321</text:p>
          </table:table-cell>
          <table:table-cell office:value-type="float" office:value="752.3" calcext:value-type="float">
            <text:p>752.3</text:p>
          </table:table-cell>
          <table:table-cell office:value-type="float" office:value="41236595501" calcext:value-type="float">
            <text:p>41236595501</text:p>
          </table:table-cell>
          <table:table-cell office:value-type="float" office:value="620.1" calcext:value-type="float">
            <text:p>620.1</text:p>
          </table:table-cell>
          <table:table-cell office:value-type="float" office:value="40865989956" calcext:value-type="float">
            <text:p>40865989956</text:p>
          </table:table-cell>
          <table:table-cell office:value-type="float" office:value="429.4" calcext:value-type="float">
            <text:p>429.4</text:p>
          </table:table-cell>
          <table:table-cell office:value-type="float" office:value="41720554520" calcext:value-type="float">
            <text:p>41720554520</text:p>
          </table:table-cell>
          <table:table-cell office:value-type="float" office:value="443.6" calcext:value-type="float">
            <text:p>443.6</text:p>
          </table:table-cell>
          <table:table-cell office:value-type="float" office:value="41659886598" calcext:value-type="float">
            <text:p>41659886598</text:p>
          </table:table-cell>
          <table:table-cell office:value-type="float" office:value="369" calcext:value-type="float">
            <text:p>369</text:p>
          </table:table-cell>
          <table:table-cell office:value-type="float" office:value="41326653265" calcext:value-type="float">
            <text:p>41326653265</text:p>
          </table:table-cell>
          <table:table-cell office:value-type="float" office:value="291.7" calcext:value-type="float">
            <text:p>291.7</text:p>
          </table:table-cell>
          <table:table-cell office:value-type="float" office:value="39562231432" calcext:value-type="float">
            <text:p>39562231432</text:p>
          </table:table-cell>
          <table:table-cell office:value-type="float" office:value="231.5" calcext:value-type="float">
            <text:p>231.5</text:p>
          </table:table-cell>
          <table:table-cell office:value-type="float" office:value="39122398565" calcext:value-type="float">
            <text:p>39122398565</text:p>
          </table:table-cell>
          <table:table-cell office:value-type="float" office:value="230.4" calcext:value-type="float">
            <text:p>230.4</text:p>
          </table:table-cell>
          <table:table-cell office:value-type="float" office:value="40198565223" calcext:value-type="float">
            <text:p>40198565223</text:p>
          </table:table-cell>
          <table:table-cell office:value-type="float" office:value="229.5" calcext:value-type="float">
            <text:p>229.5</text:p>
          </table:table-cell>
          <table:table-cell office:value-type="float" office:value="41326565613" calcext:value-type="float">
            <text:p>41326565613</text:p>
          </table:table-cell>
          <table:table-cell office:value-type="float" office:value="231.2" calcext:value-type="float">
            <text:p>231.2</text:p>
          </table:table-cell>
          <table:table-cell office:value-type="float" office:value="40586265845" calcext:value-type="float">
            <text:p>40586265845</text:p>
          </table:table-cell>
          <table:table-cell office:value-type="float" office:value="220.5" calcext:value-type="float">
            <text:p>220.5</text:p>
          </table:table-cell>
          <table:table-cell office:value-type="float" office:value="40121653332" calcext:value-type="float">
            <text:p>40121653332</text:p>
          </table:table-cell>
          <table:table-cell office:value-type="float" office:value="235.2" calcext:value-type="float">
            <text:p>235.2</text:p>
          </table:table-cell>
          <table:table-cell office:value-type="float" office:value="40658898562" calcext:value-type="float">
            <text:p>40658898562</text:p>
          </table:table-cell>
          <table:table-cell office:value-type="float" office:value="226.2" calcext:value-type="float">
            <text:p>226.2</text:p>
          </table:table-cell>
          <table:table-cell office:value-type="float" office:value="40158645653" calcext:value-type="float">
            <text:p>40158645653</text:p>
          </table:table-cell>
          <table:table-cell office:value-type="float" office:value="226.1" calcext:value-type="float">
            <text:p>226.1</text:p>
          </table:table-cell>
          <table:table-cell office:value-type="float" office:value="40799236394" calcext:value-type="float">
            <text:p>40799236394</text:p>
          </table:table-cell>
          <table:table-cell office:value-type="float" office:value="230.1" calcext:value-type="float">
            <text:p>230.1</text:p>
          </table:table-cell>
          <table:table-cell table:number-columns-repeated="994"/>
        </table:table-row>
        <table:table-row table:style-name="ro1">
          <table:table-cell office:value-type="float" office:value="45626977000" calcext:value-type="float">
            <text:p>45626977000</text:p>
          </table:table-cell>
          <table:table-cell office:value-type="float" office:value="769.2" calcext:value-type="float">
            <text:p>769.2</text:p>
          </table:table-cell>
          <table:table-cell office:value-type="float" office:value="40326850777" calcext:value-type="float">
            <text:p>40326850777</text:p>
          </table:table-cell>
          <table:table-cell office:value-type="float" office:value="613.5" calcext:value-type="float">
            <text:p>613.5</text:p>
          </table:table-cell>
          <table:table-cell office:value-type="float" office:value="41658980021" calcext:value-type="float">
            <text:p>41658980021</text:p>
          </table:table-cell>
          <table:table-cell office:value-type="float" office:value="422" calcext:value-type="float">
            <text:p>422</text:p>
          </table:table-cell>
          <table:table-cell office:value-type="float" office:value="41653002193" calcext:value-type="float">
            <text:p>41653002193</text:p>
          </table:table-cell>
          <table:table-cell office:value-type="float" office:value="451.1" calcext:value-type="float">
            <text:p>451.1</text:p>
          </table:table-cell>
          <table:table-cell office:value-type="float" office:value="41658898562" calcext:value-type="float">
            <text:p>41658898562</text:p>
          </table:table-cell>
          <table:table-cell office:value-type="float" office:value="360.1" calcext:value-type="float">
            <text:p>360.1</text:p>
          </table:table-cell>
          <table:table-cell office:value-type="float" office:value="41685526952" calcext:value-type="float">
            <text:p>41685526952</text:p>
          </table:table-cell>
          <table:table-cell office:value-type="float" office:value="305.3" calcext:value-type="float">
            <text:p>305.3</text:p>
          </table:table-cell>
          <table:table-cell office:value-type="float" office:value="39461255874" calcext:value-type="float">
            <text:p>39461255874</text:p>
          </table:table-cell>
          <table:table-cell office:value-type="float" office:value="234.6" calcext:value-type="float">
            <text:p>234.6</text:p>
          </table:table-cell>
          <table:table-cell office:value-type="float" office:value="39646657821" calcext:value-type="float">
            <text:p>39646657821</text:p>
          </table:table-cell>
          <table:table-cell office:value-type="float" office:value="234.9" calcext:value-type="float">
            <text:p>234.9</text:p>
          </table:table-cell>
          <table:table-cell office:value-type="float" office:value="42659814321" calcext:value-type="float">
            <text:p>42659814321</text:p>
          </table:table-cell>
          <table:table-cell office:value-type="float" office:value="230.1" calcext:value-type="float">
            <text:p>230.1</text:p>
          </table:table-cell>
          <table:table-cell office:value-type="float" office:value="40986541653" calcext:value-type="float">
            <text:p>40986541653</text:p>
          </table:table-cell>
          <table:table-cell office:value-type="float" office:value="233.3" calcext:value-type="float">
            <text:p>233.3</text:p>
          </table:table-cell>
          <table:table-cell office:value-type="float" office:value="40395856429" calcext:value-type="float">
            <text:p>40395856429</text:p>
          </table:table-cell>
          <table:table-cell office:value-type="float" office:value="218.5" calcext:value-type="float">
            <text:p>218.5</text:p>
          </table:table-cell>
          <table:table-cell office:value-type="float" office:value="40316552356" calcext:value-type="float">
            <text:p>40316552356</text:p>
          </table:table-cell>
          <table:table-cell office:value-type="float" office:value="220.1" calcext:value-type="float">
            <text:p>220.1</text:p>
          </table:table-cell>
          <table:table-cell office:value-type="float" office:value="40326555986" calcext:value-type="float">
            <text:p>40326555986</text:p>
          </table:table-cell>
          <table:table-cell office:value-type="float" office:value="223.2" calcext:value-type="float">
            <text:p>223.2</text:p>
          </table:table-cell>
          <table:table-cell office:value-type="float" office:value="40326659321" calcext:value-type="float">
            <text:p>40326659321</text:p>
          </table:table-cell>
          <table:table-cell office:value-type="float" office:value="228.2" calcext:value-type="float">
            <text:p>228.2</text:p>
          </table:table-cell>
          <table:table-cell office:value-type="float" office:value="40650779200" calcext:value-type="float">
            <text:p>40650779200</text:p>
          </table:table-cell>
          <table:table-cell office:value-type="float" office:value="223.6" calcext:value-type="float">
            <text:p>223.6</text:p>
          </table:table-cell>
          <table:table-cell table:number-columns-repeated="994"/>
        </table:table-row>
        <table:table-row table:style-name="ro1">
          <table:table-cell office:value-type="float" office:value="45263358623" calcext:value-type="float">
            <text:p>45263358623</text:p>
          </table:table-cell>
          <table:table-cell office:value-type="float" office:value="761.3" calcext:value-type="float">
            <text:p>761.3</text:p>
          </table:table-cell>
          <table:table-cell office:value-type="float" office:value="41032652661" calcext:value-type="float">
            <text:p>41032652661</text:p>
          </table:table-cell>
          <table:table-cell office:value-type="float" office:value="539.4" calcext:value-type="float">
            <text:p>539.4</text:p>
          </table:table-cell>
          <table:table-cell office:value-type="float" office:value="41567992020" calcext:value-type="float">
            <text:p>41567992020</text:p>
          </table:table-cell>
          <table:table-cell office:value-type="float" office:value="421.9" calcext:value-type="float">
            <text:p>421.9</text:p>
          </table:table-cell>
          <table:table-cell office:value-type="float" office:value="41156298203" calcext:value-type="float">
            <text:p>41156298203</text:p>
          </table:table-cell>
          <table:table-cell office:value-type="float" office:value="452" calcext:value-type="float">
            <text:p>452</text:p>
          </table:table-cell>
          <table:table-cell office:value-type="float" office:value="41379823226" calcext:value-type="float">
            <text:p>41379823226</text:p>
          </table:table-cell>
          <table:table-cell office:value-type="float" office:value="375.2" calcext:value-type="float">
            <text:p>375.2</text:p>
          </table:table-cell>
          <table:table-cell office:value-type="float" office:value="41328865974" calcext:value-type="float">
            <text:p>41328865974</text:p>
          </table:table-cell>
          <table:table-cell office:value-type="float" office:value="306.7" calcext:value-type="float">
            <text:p>306.7</text:p>
          </table:table-cell>
          <table:table-cell office:value-type="float" office:value="39266465213" calcext:value-type="float">
            <text:p>39266465213</text:p>
          </table:table-cell>
          <table:table-cell office:value-type="float" office:value="238.3" calcext:value-type="float">
            <text:p>238.3</text:p>
          </table:table-cell>
          <table:table-cell office:value-type="float" office:value="39466568921" calcext:value-type="float">
            <text:p>39466568921</text:p>
          </table:table-cell>
          <table:table-cell office:value-type="float" office:value="229.3" calcext:value-type="float">
            <text:p>229.3</text:p>
          </table:table-cell>
          <table:table-cell office:value-type="float" office:value="42016365321" calcext:value-type="float">
            <text:p>42016365321</text:p>
          </table:table-cell>
          <table:table-cell office:value-type="float" office:value="229.4" calcext:value-type="float">
            <text:p>229.4</text:p>
          </table:table-cell>
          <table:table-cell office:value-type="float" office:value="39965461232" calcext:value-type="float">
            <text:p>39965461232</text:p>
          </table:table-cell>
          <table:table-cell office:value-type="float" office:value="228.2" calcext:value-type="float">
            <text:p>228.2</text:p>
          </table:table-cell>
          <table:table-cell office:value-type="float" office:value="40241911733" calcext:value-type="float">
            <text:p>40241911733</text:p>
          </table:table-cell>
          <table:table-cell office:value-type="float" office:value="227.6" calcext:value-type="float">
            <text:p>227.6</text:p>
          </table:table-cell>
          <table:table-cell office:value-type="float" office:value="40256865440" calcext:value-type="float">
            <text:p>40256865440</text:p>
          </table:table-cell>
          <table:table-cell office:value-type="float" office:value="228.9" calcext:value-type="float">
            <text:p>228.9</text:p>
          </table:table-cell>
          <table:table-cell office:value-type="float" office:value="40326556856" calcext:value-type="float">
            <text:p>40326556856</text:p>
          </table:table-cell>
          <table:table-cell office:value-type="float" office:value="230.4" calcext:value-type="float">
            <text:p>230.4</text:p>
          </table:table-cell>
          <table:table-cell office:value-type="float" office:value="40321695321" calcext:value-type="float">
            <text:p>40321695321</text:p>
          </table:table-cell>
          <table:table-cell office:value-type="float" office:value="224.3" calcext:value-type="float">
            <text:p>224.3</text:p>
          </table:table-cell>
          <table:table-cell office:value-type="float" office:value="40672962209" calcext:value-type="float">
            <text:p>40672962209</text:p>
          </table:table-cell>
          <table:table-cell office:value-type="float" office:value="221.3" calcext:value-type="float">
            <text:p>221.3</text:p>
          </table:table-cell>
          <table:table-cell table:number-columns-repeated="994"/>
        </table:table-row>
        <table:table-row table:style-name="ro1">
          <table:table-cell office:value-type="float" office:value="47889135501" calcext:value-type="float">
            <text:p>47889135501</text:p>
          </table:table-cell>
          <table:table-cell office:value-type="float" office:value="781.4" calcext:value-type="float">
            <text:p>781.4</text:p>
          </table:table-cell>
          <table:table-cell office:value-type="float" office:value="41026988707" calcext:value-type="float">
            <text:p>41026988707</text:p>
          </table:table-cell>
          <table:table-cell office:value-type="float" office:value="611.2" calcext:value-type="float">
            <text:p>611.2</text:p>
          </table:table-cell>
          <table:table-cell office:value-type="float" office:value="41326652562" calcext:value-type="float">
            <text:p>41326652562</text:p>
          </table:table-cell>
          <table:table-cell office:value-type="float" office:value="427.3" calcext:value-type="float">
            <text:p>427.3</text:p>
          </table:table-cell>
          <table:table-cell office:value-type="float" office:value="41855136574" calcext:value-type="float">
            <text:p>41855136574</text:p>
          </table:table-cell>
          <table:table-cell office:value-type="float" office:value="449.3" calcext:value-type="float">
            <text:p>449.3</text:p>
          </table:table-cell>
          <table:table-cell office:value-type="float" office:value="42898205453" calcext:value-type="float">
            <text:p>42898205453</text:p>
          </table:table-cell>
          <table:table-cell office:value-type="float" office:value="362.1" calcext:value-type="float">
            <text:p>362.1</text:p>
          </table:table-cell>
          <table:table-cell office:value-type="float" office:value="41365598232" calcext:value-type="float">
            <text:p>41365598232</text:p>
          </table:table-cell>
          <table:table-cell office:value-type="float" office:value="300.1" calcext:value-type="float">
            <text:p>300.1</text:p>
          </table:table-cell>
          <table:table-cell office:value-type="float" office:value="39462265864" calcext:value-type="float">
            <text:p>39462265864</text:p>
          </table:table-cell>
          <table:table-cell office:value-type="float" office:value="233.1" calcext:value-type="float">
            <text:p>233.1</text:p>
          </table:table-cell>
          <table:table-cell office:value-type="float" office:value="39528777979" calcext:value-type="float">
            <text:p>39528777979</text:p>
          </table:table-cell>
          <table:table-cell office:value-type="float" office:value="235.2" calcext:value-type="float">
            <text:p>235.2</text:p>
          </table:table-cell>
          <table:table-cell office:value-type="float" office:value="40123665984" calcext:value-type="float">
            <text:p>40123665984</text:p>
          </table:table-cell>
          <table:table-cell office:value-type="float" office:value="231.1" calcext:value-type="float">
            <text:p>231.1</text:p>
          </table:table-cell>
          <table:table-cell office:value-type="float" office:value="40123596978" calcext:value-type="float">
            <text:p>40123596978</text:p>
          </table:table-cell>
          <table:table-cell office:value-type="float" office:value="227.2" calcext:value-type="float">
            <text:p>227.2</text:p>
          </table:table-cell>
          <table:table-cell office:value-type="float" office:value="40214139417" calcext:value-type="float">
            <text:p>40214139417</text:p>
          </table:table-cell>
          <table:table-cell office:value-type="float" office:value="238" calcext:value-type="float">
            <text:p>238</text:p>
          </table:table-cell>
          <table:table-cell office:value-type="float" office:value="40259874656" calcext:value-type="float">
            <text:p>40259874656</text:p>
          </table:table-cell>
          <table:table-cell office:value-type="float" office:value="226.5" calcext:value-type="float">
            <text:p>226.5</text:p>
          </table:table-cell>
          <table:table-cell office:value-type="float" office:value="40326623568" calcext:value-type="float">
            <text:p>40326623568</text:p>
          </table:table-cell>
          <table:table-cell office:value-type="float" office:value="230.1" calcext:value-type="float">
            <text:p>230.1</text:p>
          </table:table-cell>
          <table:table-cell office:value-type="float" office:value="40213596332" calcext:value-type="float">
            <text:p>40213596332</text:p>
          </table:table-cell>
          <table:table-cell office:value-type="float" office:value="224.6" calcext:value-type="float">
            <text:p>224.6</text:p>
          </table:table-cell>
          <table:table-cell office:value-type="float" office:value="40879573839" calcext:value-type="float">
            <text:p>40879573839</text:p>
          </table:table-cell>
          <table:table-cell office:value-type="float" office:value="237.1" calcext:value-type="float">
            <text:p>237.1</text:p>
          </table:table-cell>
          <table:table-cell table:number-columns-repeated="994"/>
        </table:table-row>
        <table:table-row table:style-name="ro1">
          <table:table-cell office:value-type="float" office:value="45256635603" calcext:value-type="float">
            <text:p>45256635603</text:p>
          </table:table-cell>
          <table:table-cell office:value-type="float" office:value="763.5" calcext:value-type="float">
            <text:p>763.5</text:p>
          </table:table-cell>
          <table:table-cell office:value-type="float" office:value="41326692054" calcext:value-type="float">
            <text:p>41326692054</text:p>
          </table:table-cell>
          <table:table-cell office:value-type="float" office:value="620.3" calcext:value-type="float">
            <text:p>620.3</text:p>
          </table:table-cell>
          <table:table-cell office:value-type="float" office:value="41237789010" calcext:value-type="float">
            <text:p>41237789010</text:p>
          </table:table-cell>
          <table:table-cell office:value-type="float" office:value="425" calcext:value-type="float">
            <text:p>425</text:p>
          </table:table-cell>
          <table:table-cell office:value-type="float" office:value="41965532941" calcext:value-type="float">
            <text:p>41965532941</text:p>
          </table:table-cell>
          <table:table-cell office:value-type="float" office:value="447.8" calcext:value-type="float">
            <text:p>447.8</text:p>
          </table:table-cell>
          <table:table-cell office:value-type="float" office:value="42872232565" calcext:value-type="float">
            <text:p>42872232565</text:p>
          </table:table-cell>
          <table:table-cell office:value-type="float" office:value="365.1" calcext:value-type="float">
            <text:p>365.1</text:p>
          </table:table-cell>
          <table:table-cell office:value-type="float" office:value="41659822032" calcext:value-type="float">
            <text:p>41659822032</text:p>
          </table:table-cell>
          <table:table-cell office:value-type="float" office:value="302.6" calcext:value-type="float">
            <text:p>302.6</text:p>
          </table:table-cell>
          <table:table-cell office:value-type="float" office:value="39135766426" calcext:value-type="float">
            <text:p>39135766426</text:p>
          </table:table-cell>
          <table:table-cell office:value-type="float" office:value="230.5" calcext:value-type="float">
            <text:p>230.5</text:p>
          </table:table-cell>
          <table:table-cell office:value-type="float" office:value="39547798666" calcext:value-type="float">
            <text:p>39547798666</text:p>
          </table:table-cell>
          <table:table-cell office:value-type="float" office:value="240.3" calcext:value-type="float">
            <text:p>240.3</text:p>
          </table:table-cell>
          <table:table-cell office:value-type="float" office:value="41326523252" calcext:value-type="float">
            <text:p>41326523252</text:p>
          </table:table-cell>
          <table:table-cell office:value-type="float" office:value="233.1" calcext:value-type="float">
            <text:p>233.1</text:p>
          </table:table-cell>
          <table:table-cell office:value-type="float" office:value="40325568546" calcext:value-type="float">
            <text:p>40325568546</text:p>
          </table:table-cell>
          <table:table-cell office:value-type="float" office:value="226.3" calcext:value-type="float">
            <text:p>226.3</text:p>
          </table:table-cell>
          <table:table-cell office:value-type="float" office:value="40464395296" calcext:value-type="float">
            <text:p>40464395296</text:p>
          </table:table-cell>
          <table:table-cell office:value-type="float" office:value="226.6" calcext:value-type="float">
            <text:p>226.6</text:p>
          </table:table-cell>
          <table:table-cell office:value-type="float" office:value="40232685526" calcext:value-type="float">
            <text:p>40232685526</text:p>
          </table:table-cell>
          <table:table-cell office:value-type="float" office:value="220.3" calcext:value-type="float">
            <text:p>220.3</text:p>
          </table:table-cell>
          <table:table-cell office:value-type="float" office:value="40326668956" calcext:value-type="float">
            <text:p>40326668956</text:p>
          </table:table-cell>
          <table:table-cell office:value-type="float" office:value="232.5" calcext:value-type="float">
            <text:p>232.5</text:p>
          </table:table-cell>
          <table:table-cell office:value-type="float" office:value="40326664652" calcext:value-type="float">
            <text:p>40326664652</text:p>
          </table:table-cell>
          <table:table-cell office:value-type="float" office:value="225.6" calcext:value-type="float">
            <text:p>225.6</text:p>
          </table:table-cell>
          <table:table-cell office:value-type="float" office:value="40849673885" calcext:value-type="float">
            <text:p>40849673885</text:p>
          </table:table-cell>
          <table:table-cell office:value-type="float" office:value="225" calcext:value-type="float">
            <text:p>225</text:p>
          </table:table-cell>
          <table:table-cell table:number-columns-repeated="994"/>
        </table:table-row>
        <table:table-row table:style-name="ro1">
          <table:table-cell office:value-type="float" office:value="45263313003" calcext:value-type="float">
            <text:p>45263313003</text:p>
          </table:table-cell>
          <table:table-cell office:value-type="float" office:value="769.4" calcext:value-type="float">
            <text:p>769.4</text:p>
          </table:table-cell>
          <table:table-cell office:value-type="float" office:value="41698889856" calcext:value-type="float">
            <text:p>41698889856</text:p>
          </table:table-cell>
          <table:table-cell office:value-type="float" office:value="438.7" calcext:value-type="float">
            <text:p>438.7</text:p>
          </table:table-cell>
          <table:table-cell office:value-type="float" office:value="41623350914" calcext:value-type="float">
            <text:p>41623350914</text:p>
          </table:table-cell>
          <table:table-cell office:value-type="float" office:value="422.5" calcext:value-type="float">
            <text:p>422.5</text:p>
          </table:table-cell>
          <table:table-cell office:value-type="float" office:value="41698221010" calcext:value-type="float">
            <text:p>41698221010</text:p>
          </table:table-cell>
          <table:table-cell office:value-type="float" office:value="453.2" calcext:value-type="float">
            <text:p>453.2</text:p>
          </table:table-cell>
          <table:table-cell office:value-type="float" office:value="42653799646" calcext:value-type="float">
            <text:p>42653799646</text:p>
          </table:table-cell>
          <table:table-cell office:value-type="float" office:value="376.5" calcext:value-type="float">
            <text:p>376.5</text:p>
          </table:table-cell>
          <table:table-cell office:value-type="float" office:value="41320056888" calcext:value-type="float">
            <text:p>41320056888</text:p>
          </table:table-cell>
          <table:table-cell office:value-type="float" office:value="302.4" calcext:value-type="float">
            <text:p>302.4</text:p>
          </table:table-cell>
          <table:table-cell office:value-type="float" office:value="39462215631" calcext:value-type="float">
            <text:p>39462215631</text:p>
          </table:table-cell>
          <table:table-cell office:value-type="float" office:value="234.3" calcext:value-type="float">
            <text:p>234.3</text:p>
          </table:table-cell>
          <table:table-cell office:value-type="float" office:value="39468120659" calcext:value-type="float">
            <text:p>39468120659</text:p>
          </table:table-cell>
          <table:table-cell office:value-type="float" office:value="230.5" calcext:value-type="float">
            <text:p>230.5</text:p>
          </table:table-cell>
          <table:table-cell office:value-type="float" office:value="41032698652" calcext:value-type="float">
            <text:p>41032698652</text:p>
          </table:table-cell>
          <table:table-cell office:value-type="float" office:value="232.6" calcext:value-type="float">
            <text:p>232.6</text:p>
          </table:table-cell>
          <table:table-cell office:value-type="float" office:value="41326859864" calcext:value-type="float">
            <text:p>41326859864</text:p>
          </table:table-cell>
          <table:table-cell office:value-type="float" office:value="224.2" calcext:value-type="float">
            <text:p>224.2</text:p>
          </table:table-cell>
          <table:table-cell office:value-type="float" office:value="40163882882" calcext:value-type="float">
            <text:p>40163882882</text:p>
          </table:table-cell>
          <table:table-cell office:value-type="float" office:value="222.7" calcext:value-type="float">
            <text:p>222.7</text:p>
          </table:table-cell>
          <table:table-cell office:value-type="float" office:value="40235659686" calcext:value-type="float">
            <text:p>40235659686</text:p>
          </table:table-cell>
          <table:table-cell office:value-type="float" office:value="228.3" calcext:value-type="float">
            <text:p>228.3</text:p>
          </table:table-cell>
          <table:table-cell office:value-type="float" office:value="40569865859" calcext:value-type="float">
            <text:p>40569865859</text:p>
          </table:table-cell>
          <table:table-cell office:value-type="float" office:value="228.5" calcext:value-type="float">
            <text:p>228.5</text:p>
          </table:table-cell>
          <table:table-cell office:value-type="float" office:value="40321165231" calcext:value-type="float">
            <text:p>40321165231</text:p>
          </table:table-cell>
          <table:table-cell office:value-type="float" office:value="228.1" calcext:value-type="float">
            <text:p>228.1</text:p>
          </table:table-cell>
          <table:table-cell office:value-type="float" office:value="40614470782" calcext:value-type="float">
            <text:p>40614470782</text:p>
          </table:table-cell>
          <table:table-cell office:value-type="float" office:value="217.4" calcext:value-type="float">
            <text:p>217.4</text:p>
          </table:table-cell>
          <table:table-cell table:number-columns-repeated="994"/>
        </table:table-row>
        <table:table-row table:style-name="ro1">
          <table:table-cell office:value-type="float" office:value="47195622025" calcext:value-type="float">
            <text:p>47195622025</text:p>
          </table:table-cell>
          <table:table-cell office:value-type="float" office:value="780" calcext:value-type="float">
            <text:p>780</text:p>
          </table:table-cell>
          <table:table-cell office:value-type="float" office:value="42659356213" calcext:value-type="float">
            <text:p>42659356213</text:p>
          </table:table-cell>
          <table:table-cell office:value-type="float" office:value="612.2" calcext:value-type="float">
            <text:p>612.2</text:p>
          </table:table-cell>
          <table:table-cell office:value-type="float" office:value="41422025971" calcext:value-type="float">
            <text:p>41422025971</text:p>
          </table:table-cell>
          <table:table-cell office:value-type="float" office:value="418.2" calcext:value-type="float">
            <text:p>418.2</text:p>
          </table:table-cell>
          <table:table-cell office:value-type="float" office:value="41659855232" calcext:value-type="float">
            <text:p>41659855232</text:p>
          </table:table-cell>
          <table:table-cell office:value-type="float" office:value="450.1" calcext:value-type="float">
            <text:p>450.1</text:p>
          </table:table-cell>
          <table:table-cell office:value-type="float" office:value="42315565313" calcext:value-type="float">
            <text:p>42315565313</text:p>
          </table:table-cell>
          <table:table-cell office:value-type="float" office:value="361.2" calcext:value-type="float">
            <text:p>361.2</text:p>
          </table:table-cell>
          <table:table-cell office:value-type="float" office:value="41698203656" calcext:value-type="float">
            <text:p>41698203656</text:p>
          </table:table-cell>
          <table:table-cell office:value-type="float" office:value="305.4" calcext:value-type="float">
            <text:p>305.4</text:p>
          </table:table-cell>
          <table:table-cell office:value-type="float" office:value="39465221353" calcext:value-type="float">
            <text:p>39465221353</text:p>
          </table:table-cell>
          <table:table-cell office:value-type="float" office:value="228.1" calcext:value-type="float">
            <text:p>228.1</text:p>
          </table:table-cell>
          <table:table-cell office:value-type="float" office:value="39576996937" calcext:value-type="float">
            <text:p>39576996937</text:p>
          </table:table-cell>
          <table:table-cell office:value-type="float" office:value="233.4" calcext:value-type="float">
            <text:p>233.4</text:p>
          </table:table-cell>
          <table:table-cell office:value-type="float" office:value="40021666565" calcext:value-type="float">
            <text:p>40021666565</text:p>
          </table:table-cell>
          <table:table-cell office:value-type="float" office:value="229.4" calcext:value-type="float">
            <text:p>229.4</text:p>
          </table:table-cell>
          <table:table-cell office:value-type="float" office:value="41326859679" calcext:value-type="float">
            <text:p>41326859679</text:p>
          </table:table-cell>
          <table:table-cell office:value-type="float" office:value="228.1" calcext:value-type="float">
            <text:p>228.1</text:p>
          </table:table-cell>
          <table:table-cell office:value-type="float" office:value="40369398090" calcext:value-type="float">
            <text:p>40369398090</text:p>
          </table:table-cell>
          <table:table-cell office:value-type="float" office:value="231.2" calcext:value-type="float">
            <text:p>231.2</text:p>
          </table:table-cell>
          <table:table-cell office:value-type="float" office:value="40465986646" calcext:value-type="float">
            <text:p>40465986646</text:p>
          </table:table-cell>
          <table:table-cell office:value-type="float" office:value="224.3" calcext:value-type="float">
            <text:p>224.3</text:p>
          </table:table-cell>
          <table:table-cell office:value-type="float" office:value="40567498565" calcext:value-type="float">
            <text:p>40567498565</text:p>
          </table:table-cell>
          <table:table-cell office:value-type="float" office:value="229.2" calcext:value-type="float">
            <text:p>229.2</text:p>
          </table:table-cell>
          <table:table-cell office:value-type="float" office:value="40326441326" calcext:value-type="float">
            <text:p>40326441326</text:p>
          </table:table-cell>
          <table:table-cell office:value-type="float" office:value="231.2" calcext:value-type="float">
            <text:p>231.2</text:p>
          </table:table-cell>
          <table:table-cell office:value-type="float" office:value="41298300220" calcext:value-type="float">
            <text:p>41298300220</text:p>
          </table:table-cell>
          <table:table-cell office:value-type="float" office:value="217.4" calcext:value-type="float">
            <text:p>217.4</text:p>
          </table:table-cell>
          <table:table-cell table:number-columns-repeated="994"/>
        </table:table-row>
        <table:table-row table:style-name="ro1">
          <table:table-cell office:value-type="float" office:value="46923224770" calcext:value-type="float">
            <text:p>46923224770</text:p>
          </table:table-cell>
          <table:table-cell office:value-type="float" office:value="759.9" calcext:value-type="float">
            <text:p>759.9</text:p>
          </table:table-cell>
          <table:table-cell office:value-type="float" office:value="41398232132" calcext:value-type="float">
            <text:p>41398232132</text:p>
          </table:table-cell>
          <table:table-cell office:value-type="float" office:value="615.8" calcext:value-type="float">
            <text:p>615.8</text:p>
          </table:table-cell>
          <table:table-cell office:value-type="float" office:value="41659886500" calcext:value-type="float">
            <text:p>41659886500</text:p>
          </table:table-cell>
          <table:table-cell office:value-type="float" office:value="419.9" calcext:value-type="float">
            <text:p>419.9</text:p>
          </table:table-cell>
          <table:table-cell office:value-type="float" office:value="41985226350" calcext:value-type="float">
            <text:p>41985226350</text:p>
          </table:table-cell>
          <table:table-cell office:value-type="float" office:value="455.2" calcext:value-type="float">
            <text:p>455.2</text:p>
          </table:table-cell>
          <table:table-cell office:value-type="float" office:value="41982223565" calcext:value-type="float">
            <text:p>41982223565</text:p>
          </table:table-cell>
          <table:table-cell office:value-type="float" office:value="361.3" calcext:value-type="float">
            <text:p>361.3</text:p>
          </table:table-cell>
          <table:table-cell office:value-type="float" office:value="41798502522" calcext:value-type="float">
            <text:p>41798502522</text:p>
          </table:table-cell>
          <table:table-cell office:value-type="float" office:value="311.4" calcext:value-type="float">
            <text:p>311.4</text:p>
          </table:table-cell>
          <table:table-cell office:value-type="float" office:value="39645224562" calcext:value-type="float">
            <text:p>39645224562</text:p>
          </table:table-cell>
          <table:table-cell office:value-type="float" office:value="229.6" calcext:value-type="float">
            <text:p>229.6</text:p>
          </table:table-cell>
          <table:table-cell office:value-type="float" office:value="39546223691" calcext:value-type="float">
            <text:p>39546223691</text:p>
          </table:table-cell>
          <table:table-cell office:value-type="float" office:value="241.4" calcext:value-type="float">
            <text:p>241.4</text:p>
          </table:table-cell>
          <table:table-cell office:value-type="float" office:value="41326531314" calcext:value-type="float">
            <text:p>41326531314</text:p>
          </table:table-cell>
          <table:table-cell office:value-type="float" office:value="226.5" calcext:value-type="float">
            <text:p>226.5</text:p>
          </table:table-cell>
          <table:table-cell office:value-type="float" office:value="41652359685" calcext:value-type="float">
            <text:p>41652359685</text:p>
          </table:table-cell>
          <table:table-cell office:value-type="float" office:value="225.3" calcext:value-type="float">
            <text:p>225.3</text:p>
          </table:table-cell>
          <table:table-cell office:value-type="float" office:value="40498495501" calcext:value-type="float">
            <text:p>40498495501</text:p>
          </table:table-cell>
          <table:table-cell office:value-type="float" office:value="235.2" calcext:value-type="float">
            <text:p>235.2</text:p>
          </table:table-cell>
          <table:table-cell office:value-type="float" office:value="40465986465" calcext:value-type="float">
            <text:p>40465986465</text:p>
          </table:table-cell>
          <table:table-cell office:value-type="float" office:value="226.5" calcext:value-type="float">
            <text:p>226.5</text:p>
          </table:table-cell>
          <table:table-cell office:value-type="float" office:value="40326659855" calcext:value-type="float">
            <text:p>40326659855</text:p>
          </table:table-cell>
          <table:table-cell office:value-type="float" office:value="231.2" calcext:value-type="float">
            <text:p>231.2</text:p>
          </table:table-cell>
          <table:table-cell office:value-type="float" office:value="41216553268" calcext:value-type="float">
            <text:p>41216553268</text:p>
          </table:table-cell>
          <table:table-cell office:value-type="float" office:value="226.3" calcext:value-type="float">
            <text:p>226.3</text:p>
          </table:table-cell>
          <table:table-cell office:value-type="float" office:value="41117346198" calcext:value-type="float">
            <text:p>41117346198</text:p>
          </table:table-cell>
          <table:table-cell office:value-type="float" office:value="223.8" calcext:value-type="float">
            <text:p>223.8</text:p>
          </table:table-cell>
          <table:table-cell table:number-columns-repeated="994"/>
        </table:table-row>
        <table:table-row table:style-name="ro1">
          <table:table-cell office:value-type="float" office:value="45122294351" calcext:value-type="float">
            <text:p>45122294351</text:p>
          </table:table-cell>
          <table:table-cell office:value-type="float" office:value="783.6" calcext:value-type="float">
            <text:p>783.6</text:p>
          </table:table-cell>
          <table:table-cell office:value-type="float" office:value="42659334165" calcext:value-type="float">
            <text:p>42659334165</text:p>
          </table:table-cell>
          <table:table-cell office:value-type="float" office:value="620.9" calcext:value-type="float">
            <text:p>620.9</text:p>
          </table:table-cell>
          <table:table-cell office:value-type="float" office:value="41023256653" calcext:value-type="float">
            <text:p>41023256653</text:p>
          </table:table-cell>
          <table:table-cell office:value-type="float" office:value="426.3" calcext:value-type="float">
            <text:p>426.3</text:p>
          </table:table-cell>
          <table:table-cell office:value-type="float" office:value="41923554979" calcext:value-type="float">
            <text:p>41923554979</text:p>
          </table:table-cell>
          <table:table-cell office:value-type="float" office:value="449.9" calcext:value-type="float">
            <text:p>449.9</text:p>
          </table:table-cell>
          <table:table-cell office:value-type="float" office:value="41556589526" calcext:value-type="float">
            <text:p>41556589526</text:p>
          </table:table-cell>
          <table:table-cell office:value-type="float" office:value="346.9" calcext:value-type="float">
            <text:p>346.9</text:p>
          </table:table-cell>
          <table:table-cell office:value-type="float" office:value="41956223598" calcext:value-type="float">
            <text:p>41956223598</text:p>
          </table:table-cell>
          <table:table-cell office:value-type="float" office:value="299.3" calcext:value-type="float">
            <text:p>299.3</text:p>
          </table:table-cell>
          <table:table-cell office:value-type="float" office:value="39415562897" calcext:value-type="float">
            <text:p>39415562897</text:p>
          </table:table-cell>
          <table:table-cell office:value-type="float" office:value="223.9" calcext:value-type="float">
            <text:p>223.9</text:p>
          </table:table-cell>
          <table:table-cell office:value-type="float" office:value="39562845497" calcext:value-type="float">
            <text:p>39562845497</text:p>
          </table:table-cell>
          <table:table-cell office:value-type="float" office:value="230.4" calcext:value-type="float">
            <text:p>230.4</text:p>
          </table:table-cell>
          <table:table-cell office:value-type="float" office:value="40126533653" calcext:value-type="float">
            <text:p>40126533653</text:p>
          </table:table-cell>
          <table:table-cell office:value-type="float" office:value="224.8" calcext:value-type="float">
            <text:p>224.8</text:p>
          </table:table-cell>
          <table:table-cell office:value-type="float" office:value="40123562356" calcext:value-type="float">
            <text:p>40123562356</text:p>
          </table:table-cell>
          <table:table-cell office:value-type="float" office:value="226.1" calcext:value-type="float">
            <text:p>226.1</text:p>
          </table:table-cell>
          <table:table-cell office:value-type="float" office:value="40613834872" calcext:value-type="float">
            <text:p>40613834872</text:p>
          </table:table-cell>
          <table:table-cell office:value-type="float" office:value="223.2" calcext:value-type="float">
            <text:p>223.2</text:p>
          </table:table-cell>
          <table:table-cell office:value-type="float" office:value="40326559686" calcext:value-type="float">
            <text:p>40326559686</text:p>
          </table:table-cell>
          <table:table-cell office:value-type="float" office:value="229.5" calcext:value-type="float">
            <text:p>229.5</text:p>
          </table:table-cell>
          <table:table-cell office:value-type="float" office:value="40326689856" calcext:value-type="float">
            <text:p>40326689856</text:p>
          </table:table-cell>
          <table:table-cell office:value-type="float" office:value="225.6" calcext:value-type="float">
            <text:p>225.6</text:p>
          </table:table-cell>
          <table:table-cell office:value-type="float" office:value="41265543356" calcext:value-type="float">
            <text:p>41265543356</text:p>
          </table:table-cell>
          <table:table-cell office:value-type="float" office:value="225.3" calcext:value-type="float">
            <text:p>225.3</text:p>
          </table:table-cell>
          <table:table-cell office:value-type="float" office:value="40930835962" calcext:value-type="float">
            <text:p>40930835962</text:p>
          </table:table-cell>
          <table:table-cell office:value-type="float" office:value="221.2" calcext:value-type="float">
            <text:p>221.2</text:p>
          </table:table-cell>
          <table:table-cell table:number-columns-repeated="994"/>
        </table:table-row>
        <table:table-row table:style-name="ro1">
          <table:table-cell office:value-type="float" office:value="47100239832" calcext:value-type="float">
            <text:p>47100239832</text:p>
          </table:table-cell>
          <table:table-cell office:value-type="float" office:value="782.1" calcext:value-type="float">
            <text:p>782.1</text:p>
          </table:table-cell>
          <table:table-cell office:value-type="float" office:value="41285677652" calcext:value-type="float">
            <text:p>41285677652</text:p>
          </table:table-cell>
          <table:table-cell office:value-type="float" office:value="614.3" calcext:value-type="float">
            <text:p>614.3</text:p>
          </table:table-cell>
          <table:table-cell office:value-type="float" office:value="41369852802" calcext:value-type="float">
            <text:p>41369852802</text:p>
          </table:table-cell>
          <table:table-cell office:value-type="float" office:value="425.5" calcext:value-type="float">
            <text:p>425.5</text:p>
          </table:table-cell>
          <table:table-cell office:value-type="float" office:value="41652033014" calcext:value-type="float">
            <text:p>41652033014</text:p>
          </table:table-cell>
          <table:table-cell office:value-type="float" office:value="448.9" calcext:value-type="float">
            <text:p>448.9</text:p>
          </table:table-cell>
          <table:table-cell office:value-type="float" office:value="41655509853" calcext:value-type="float">
            <text:p>41655509853</text:p>
          </table:table-cell>
          <table:table-cell office:value-type="float" office:value="361.4" calcext:value-type="float">
            <text:p>361.4</text:p>
          </table:table-cell>
          <table:table-cell office:value-type="float" office:value="42356955100" calcext:value-type="float">
            <text:p>42356955100</text:p>
          </table:table-cell>
          <table:table-cell office:value-type="float" office:value="306.1" calcext:value-type="float">
            <text:p>306.1</text:p>
          </table:table-cell>
          <table:table-cell office:value-type="float" office:value="39645550132" calcext:value-type="float">
            <text:p>39645550132</text:p>
          </table:table-cell>
          <table:table-cell office:value-type="float" office:value="229.6" calcext:value-type="float">
            <text:p>229.6</text:p>
          </table:table-cell>
          <table:table-cell office:value-type="float" office:value="39616960494" calcext:value-type="float">
            <text:p>39616960494</text:p>
          </table:table-cell>
          <table:table-cell office:value-type="float" office:value="228.5" calcext:value-type="float">
            <text:p>228.5</text:p>
          </table:table-cell>
          <table:table-cell office:value-type="float" office:value="40169985322" calcext:value-type="float">
            <text:p>40169985322</text:p>
          </table:table-cell>
          <table:table-cell office:value-type="float" office:value="234.6" calcext:value-type="float">
            <text:p>234.6</text:p>
          </table:table-cell>
          <table:table-cell office:value-type="float" office:value="41326853213" calcext:value-type="float">
            <text:p>41326853213</text:p>
          </table:table-cell>
          <table:table-cell office:value-type="float" office:value="231.1" calcext:value-type="float">
            <text:p>231.1</text:p>
          </table:table-cell>
          <table:table-cell office:value-type="float" office:value="40055884640" calcext:value-type="float">
            <text:p>40055884640</text:p>
          </table:table-cell>
          <table:table-cell office:value-type="float" office:value="226.5" calcext:value-type="float">
            <text:p>226.5</text:p>
          </table:table-cell>
          <table:table-cell office:value-type="float" office:value="40326568595" calcext:value-type="float">
            <text:p>40326568595</text:p>
          </table:table-cell>
          <table:table-cell office:value-type="float" office:value="219.2" calcext:value-type="float">
            <text:p>219.2</text:p>
          </table:table-cell>
          <table:table-cell office:value-type="float" office:value="41328565296" calcext:value-type="float">
            <text:p>41328565296</text:p>
          </table:table-cell>
          <table:table-cell office:value-type="float" office:value="224.9" calcext:value-type="float">
            <text:p>224.9</text:p>
          </table:table-cell>
          <table:table-cell office:value-type="float" office:value="40956532132" calcext:value-type="float">
            <text:p>40956532132</text:p>
          </table:table-cell>
          <table:table-cell office:value-type="float" office:value="225.3" calcext:value-type="float">
            <text:p>225.3</text:p>
          </table:table-cell>
          <table:table-cell office:value-type="float" office:value="40767161499" calcext:value-type="float">
            <text:p>40767161499</text:p>
          </table:table-cell>
          <table:table-cell office:value-type="float" office:value="218.5" calcext:value-type="float">
            <text:p>218.5</text:p>
          </table:table-cell>
          <table:table-cell table:number-columns-repeated="994"/>
        </table:table-row>
        <table:table-row table:style-name="ro1">
          <table:table-cell office:value-type="float" office:value="47156911347" calcext:value-type="float">
            <text:p>47156911347</text:p>
          </table:table-cell>
          <table:table-cell office:value-type="float" office:value="785.2" calcext:value-type="float">
            <text:p>785.2</text:p>
          </table:table-cell>
          <table:table-cell office:value-type="float" office:value="41399365001" calcext:value-type="float">
            <text:p>41399365001</text:p>
          </table:table-cell>
          <table:table-cell office:value-type="float" office:value="480.3" calcext:value-type="float">
            <text:p>480.3</text:p>
          </table:table-cell>
          <table:table-cell office:value-type="float" office:value="41398732632" calcext:value-type="float">
            <text:p>41398732632</text:p>
          </table:table-cell>
          <table:table-cell office:value-type="float" office:value="422.1" calcext:value-type="float">
            <text:p>422.1</text:p>
          </table:table-cell>
          <table:table-cell office:value-type="float" office:value="41412279413" calcext:value-type="float">
            <text:p>41412279413</text:p>
          </table:table-cell>
          <table:table-cell office:value-type="float" office:value="445.5" calcext:value-type="float">
            <text:p>445.5</text:p>
          </table:table-cell>
          <table:table-cell office:value-type="float" office:value="42569989801" calcext:value-type="float">
            <text:p>42569989801</text:p>
          </table:table-cell>
          <table:table-cell office:value-type="float" office:value="363.6" calcext:value-type="float">
            <text:p>363.6</text:p>
          </table:table-cell>
          <table:table-cell office:value-type="float" office:value="42189865532" calcext:value-type="float">
            <text:p>42189865532</text:p>
          </table:table-cell>
          <table:table-cell office:value-type="float" office:value="305.4" calcext:value-type="float">
            <text:p>305.4</text:p>
          </table:table-cell>
          <table:table-cell office:value-type="float" office:value="39552626512" calcext:value-type="float">
            <text:p>39552626512</text:p>
          </table:table-cell>
          <table:table-cell office:value-type="float" office:value="231.1" calcext:value-type="float">
            <text:p>231.1</text:p>
          </table:table-cell>
          <table:table-cell office:value-type="float" office:value="40191208702" calcext:value-type="float">
            <text:p>40191208702</text:p>
          </table:table-cell>
          <table:table-cell office:value-type="float" office:value="230.1" calcext:value-type="float">
            <text:p>230.1</text:p>
          </table:table-cell>
          <table:table-cell office:value-type="float" office:value="41235963513" calcext:value-type="float">
            <text:p>41235963513</text:p>
          </table:table-cell>
          <table:table-cell office:value-type="float" office:value="229.5" calcext:value-type="float">
            <text:p>229.5</text:p>
          </table:table-cell>
          <table:table-cell office:value-type="float" office:value="40135965656" calcext:value-type="float">
            <text:p>40135965656</text:p>
          </table:table-cell>
          <table:table-cell office:value-type="float" office:value="225.4" calcext:value-type="float">
            <text:p>225.4</text:p>
          </table:table-cell>
          <table:table-cell office:value-type="float" office:value="39961920564" calcext:value-type="float">
            <text:p>39961920564</text:p>
          </table:table-cell>
          <table:table-cell office:value-type="float" office:value="223.4" calcext:value-type="float">
            <text:p>223.4</text:p>
          </table:table-cell>
          <table:table-cell office:value-type="float" office:value="41235986466" calcext:value-type="float">
            <text:p>41235986466</text:p>
          </table:table-cell>
          <table:table-cell office:value-type="float" office:value="221.1" calcext:value-type="float">
            <text:p>221.1</text:p>
          </table:table-cell>
          <table:table-cell office:value-type="float" office:value="41235698210" calcext:value-type="float">
            <text:p>41235698210</text:p>
          </table:table-cell>
          <table:table-cell office:value-type="float" office:value="228.3" calcext:value-type="float">
            <text:p>228.3</text:p>
          </table:table-cell>
          <table:table-cell office:value-type="float" office:value="47132656113" calcext:value-type="float">
            <text:p>47132656113</text:p>
          </table:table-cell>
          <table:table-cell office:value-type="float" office:value="221.3" calcext:value-type="float">
            <text:p>221.3</text:p>
          </table:table-cell>
          <table:table-cell office:value-type="float" office:value="41052380163" calcext:value-type="float">
            <text:p>41052380163</text:p>
          </table:table-cell>
          <table:table-cell office:value-type="float" office:value="222.3" calcext:value-type="float">
            <text:p>222.3</text:p>
          </table:table-cell>
          <table:table-cell table:number-columns-repeated="994"/>
        </table:table-row>
        <table:table-row table:style-name="ro1">
          <table:table-cell office:value-type="float" office:value="46923557192" calcext:value-type="float">
            <text:p>46923557192</text:p>
          </table:table-cell>
          <table:table-cell office:value-type="float" office:value="781.3" calcext:value-type="float">
            <text:p>781.3</text:p>
          </table:table-cell>
          <table:table-cell office:value-type="float" office:value="41326986560" calcext:value-type="float">
            <text:p>41326986560</text:p>
          </table:table-cell>
          <table:table-cell office:value-type="float" office:value="544.5" calcext:value-type="float">
            <text:p>544.5</text:p>
          </table:table-cell>
          <table:table-cell office:value-type="float" office:value="41145660987" calcext:value-type="float">
            <text:p>41145660987</text:p>
          </table:table-cell>
          <table:table-cell office:value-type="float" office:value="426.9" calcext:value-type="float">
            <text:p>426.9</text:p>
          </table:table-cell>
          <table:table-cell office:value-type="float" office:value="41639851025" calcext:value-type="float">
            <text:p>41639851025</text:p>
          </table:table-cell>
          <table:table-cell office:value-type="float" office:value="449.2" calcext:value-type="float">
            <text:p>449.2</text:p>
          </table:table-cell>
          <table:table-cell office:value-type="float" office:value="41922057986" calcext:value-type="float">
            <text:p>41922057986</text:p>
          </table:table-cell>
          <table:table-cell office:value-type="float" office:value="367.1" calcext:value-type="float">
            <text:p>367.1</text:p>
          </table:table-cell>
          <table:table-cell office:value-type="float" office:value="41985322324" calcext:value-type="float">
            <text:p>41985322324</text:p>
          </table:table-cell>
          <table:table-cell office:value-type="float" office:value="312.2" calcext:value-type="float">
            <text:p>312.2</text:p>
          </table:table-cell>
          <table:table-cell office:value-type="float" office:value="39652331326" calcext:value-type="float">
            <text:p>39652331326</text:p>
          </table:table-cell>
          <table:table-cell office:value-type="float" office:value="230.6" calcext:value-type="float">
            <text:p>230.6</text:p>
          </table:table-cell>
          <table:table-cell office:value-type="float" office:value="39326531971" calcext:value-type="float">
            <text:p>39326531971</text:p>
          </table:table-cell>
          <table:table-cell office:value-type="float" office:value="228.2" calcext:value-type="float">
            <text:p>228.2</text:p>
          </table:table-cell>
          <table:table-cell office:value-type="float" office:value="41326555685" calcext:value-type="float">
            <text:p>41326555685</text:p>
          </table:table-cell>
          <table:table-cell office:value-type="float" office:value="226.4" calcext:value-type="float">
            <text:p>226.4</text:p>
          </table:table-cell>
          <table:table-cell office:value-type="float" office:value="41326598546" calcext:value-type="float">
            <text:p>41326598546</text:p>
          </table:table-cell>
          <table:table-cell office:value-type="float" office:value="226.3" calcext:value-type="float">
            <text:p>226.3</text:p>
          </table:table-cell>
          <table:table-cell office:value-type="float" office:value="40167586459" calcext:value-type="float">
            <text:p>40167586459</text:p>
          </table:table-cell>
          <table:table-cell office:value-type="float" office:value="228.5" calcext:value-type="float">
            <text:p>228.5</text:p>
          </table:table-cell>
          <table:table-cell office:value-type="float" office:value="41326582502" calcext:value-type="float">
            <text:p>41326582502</text:p>
          </table:table-cell>
          <table:table-cell office:value-type="float" office:value="215.4" calcext:value-type="float">
            <text:p>215.4</text:p>
          </table:table-cell>
          <table:table-cell office:value-type="float" office:value="40565985653" calcext:value-type="float">
            <text:p>40565985653</text:p>
          </table:table-cell>
          <table:table-cell office:value-type="float" office:value="227.4" calcext:value-type="float">
            <text:p>227.4</text:p>
          </table:table-cell>
          <table:table-cell office:value-type="float" office:value="40132596586" calcext:value-type="float">
            <text:p>40132596586</text:p>
          </table:table-cell>
          <table:table-cell office:value-type="float" office:value="229.3" calcext:value-type="float">
            <text:p>229.3</text:p>
          </table:table-cell>
          <table:table-cell office:value-type="float" office:value="40884819439" calcext:value-type="float">
            <text:p>40884819439</text:p>
          </table:table-cell>
          <table:table-cell office:value-type="float" office:value="220.9" calcext:value-type="float">
            <text:p>220.9</text:p>
          </table:table-cell>
          <table:table-cell table:number-columns-repeated="994"/>
        </table:table-row>
        <table:table-row table:style-name="ro1">
          <table:table-cell office:value-type="float" office:value="45369110872" calcext:value-type="float">
            <text:p>45369110872</text:p>
          </table:table-cell>
          <table:table-cell office:value-type="float" office:value="776.2" calcext:value-type="float">
            <text:p>776.2</text:p>
          </table:table-cell>
          <table:table-cell office:value-type="float" office:value="42389569001" calcext:value-type="float">
            <text:p>42389569001</text:p>
          </table:table-cell>
          <table:table-cell office:value-type="float" office:value="621.3" calcext:value-type="float">
            <text:p>621.3</text:p>
          </table:table-cell>
          <table:table-cell office:value-type="float" office:value="41130964388" calcext:value-type="float">
            <text:p>41130964388</text:p>
          </table:table-cell>
          <table:table-cell office:value-type="float" office:value="425.8" calcext:value-type="float">
            <text:p>425.8</text:p>
          </table:table-cell>
          <table:table-cell office:value-type="float" office:value="41988549123" calcext:value-type="float">
            <text:p>41988549123</text:p>
          </table:table-cell>
          <table:table-cell office:value-type="float" office:value="448.3" calcext:value-type="float">
            <text:p>448.3</text:p>
          </table:table-cell>
          <table:table-cell office:value-type="float" office:value="41198565233" calcext:value-type="float">
            <text:p>41198565233</text:p>
          </table:table-cell>
          <table:table-cell office:value-type="float" office:value="372.6" calcext:value-type="float">
            <text:p>372.6</text:p>
          </table:table-cell>
          <table:table-cell office:value-type="float" office:value="41877565431" calcext:value-type="float">
            <text:p>41877565431</text:p>
          </table:table-cell>
          <table:table-cell office:value-type="float" office:value="311.8" calcext:value-type="float">
            <text:p>311.8</text:p>
          </table:table-cell>
          <table:table-cell office:value-type="float" office:value="39465223213" calcext:value-type="float">
            <text:p>39465223213</text:p>
          </table:table-cell>
          <table:table-cell office:value-type="float" office:value="234.7" calcext:value-type="float">
            <text:p>234.7</text:p>
          </table:table-cell>
          <table:table-cell office:value-type="float" office:value="39851148765" calcext:value-type="float">
            <text:p>39851148765</text:p>
          </table:table-cell>
          <table:table-cell office:value-type="float" office:value="229.5" calcext:value-type="float">
            <text:p>229.5</text:p>
          </table:table-cell>
          <table:table-cell office:value-type="float" office:value="42652165852" calcext:value-type="float">
            <text:p>42652165852</text:p>
          </table:table-cell>
          <table:table-cell office:value-type="float" office:value="229.5" calcext:value-type="float">
            <text:p>229.5</text:p>
          </table:table-cell>
          <table:table-cell office:value-type="float" office:value="40316532661" calcext:value-type="float">
            <text:p>40316532661</text:p>
          </table:table-cell>
          <table:table-cell office:value-type="float" office:value="228.4" calcext:value-type="float">
            <text:p>228.4</text:p>
          </table:table-cell>
          <table:table-cell office:value-type="float" office:value="40019732165" calcext:value-type="float">
            <text:p>40019732165</text:p>
          </table:table-cell>
          <table:table-cell office:value-type="float" office:value="223.1" calcext:value-type="float">
            <text:p>223.1</text:p>
          </table:table-cell>
          <table:table-cell office:value-type="float" office:value="40232652994" calcext:value-type="float">
            <text:p>40232652994</text:p>
          </table:table-cell>
          <table:table-cell office:value-type="float" office:value="219.3" calcext:value-type="float">
            <text:p>219.3</text:p>
          </table:table-cell>
          <table:table-cell office:value-type="float" office:value="41235685328" calcext:value-type="float">
            <text:p>41235685328</text:p>
          </table:table-cell>
          <table:table-cell office:value-type="float" office:value="232.5" calcext:value-type="float">
            <text:p>232.5</text:p>
          </table:table-cell>
          <table:table-cell office:value-type="float" office:value="40598655465" calcext:value-type="float">
            <text:p>40598655465</text:p>
          </table:table-cell>
          <table:table-cell office:value-type="float" office:value="224.5" calcext:value-type="float">
            <text:p>224.5</text:p>
          </table:table-cell>
          <table:table-cell office:value-type="float" office:value="40908277267" calcext:value-type="float">
            <text:p>40908277267</text:p>
          </table:table-cell>
          <table:table-cell office:value-type="float" office:value="222.7" calcext:value-type="float">
            <text:p>222.7</text:p>
          </table:table-cell>
          <table:table-cell table:number-columns-repeated="994"/>
        </table:table-row>
        <table:table-row table:style-name="ro1">
          <table:table-cell office:value-type="float" office:value="47180233452" calcext:value-type="float">
            <text:p>47180233452</text:p>
          </table:table-cell>
          <table:table-cell office:value-type="float" office:value="786.5" calcext:value-type="float">
            <text:p>786.5</text:p>
          </table:table-cell>
          <table:table-cell office:value-type="float" office:value="42579300213" calcext:value-type="float">
            <text:p>42579300213</text:p>
          </table:table-cell>
          <table:table-cell office:value-type="float" office:value="580.3" calcext:value-type="float">
            <text:p>580.3</text:p>
          </table:table-cell>
          <table:table-cell office:value-type="float" office:value="41432652033" calcext:value-type="float">
            <text:p>41432652033</text:p>
          </table:table-cell>
          <table:table-cell office:value-type="float" office:value="419.2" calcext:value-type="float">
            <text:p>419.2</text:p>
          </table:table-cell>
          <table:table-cell office:value-type="float" office:value="41956227842" calcext:value-type="float">
            <text:p>41956227842</text:p>
          </table:table-cell>
          <table:table-cell office:value-type="float" office:value="446.2" calcext:value-type="float">
            <text:p>446.2</text:p>
          </table:table-cell>
          <table:table-cell office:value-type="float" office:value="41956521133" calcext:value-type="float">
            <text:p>41956521133</text:p>
          </table:table-cell>
          <table:table-cell office:value-type="float" office:value="366.9" calcext:value-type="float">
            <text:p>366.9</text:p>
          </table:table-cell>
          <table:table-cell office:value-type="float" office:value="41658852985" calcext:value-type="float">
            <text:p>41658852985</text:p>
          </table:table-cell>
          <table:table-cell office:value-type="float" office:value="305.1" calcext:value-type="float">
            <text:p>305.1</text:p>
          </table:table-cell>
          <table:table-cell office:value-type="float" office:value="39785546230" calcext:value-type="float">
            <text:p>39785546230</text:p>
          </table:table-cell>
          <table:table-cell office:value-type="float" office:value="229.5" calcext:value-type="float">
            <text:p>229.5</text:p>
          </table:table-cell>
          <table:table-cell office:value-type="float" office:value="39532621543" calcext:value-type="float">
            <text:p>39532621543</text:p>
          </table:table-cell>
          <table:table-cell office:value-type="float" office:value="229.5" calcext:value-type="float">
            <text:p>229.5</text:p>
          </table:table-cell>
          <table:table-cell office:value-type="float" office:value="40198237996" calcext:value-type="float">
            <text:p>40198237996</text:p>
          </table:table-cell>
          <table:table-cell office:value-type="float" office:value="241.3" calcext:value-type="float">
            <text:p>241.3</text:p>
          </table:table-cell>
          <table:table-cell office:value-type="float" office:value="40326544695" calcext:value-type="float">
            <text:p>40326544695</text:p>
          </table:table-cell>
          <table:table-cell office:value-type="float" office:value="229.1" calcext:value-type="float">
            <text:p>229.1</text:p>
          </table:table-cell>
          <table:table-cell office:value-type="float" office:value="40237135265" calcext:value-type="float">
            <text:p>40237135265</text:p>
          </table:table-cell>
          <table:table-cell office:value-type="float" office:value="220" calcext:value-type="float">
            <text:p>220</text:p>
          </table:table-cell>
          <table:table-cell office:value-type="float" office:value="41032662379" calcext:value-type="float">
            <text:p>41032662379</text:p>
          </table:table-cell>
          <table:table-cell office:value-type="float" office:value="225.3" calcext:value-type="float">
            <text:p>225.3</text:p>
          </table:table-cell>
          <table:table-cell office:value-type="float" office:value="40532666983" calcext:value-type="float">
            <text:p>40532666983</text:p>
          </table:table-cell>
          <table:table-cell office:value-type="float" office:value="226.1" calcext:value-type="float">
            <text:p>226.1</text:p>
          </table:table-cell>
          <table:table-cell office:value-type="float" office:value="40956546526" calcext:value-type="float">
            <text:p>40956546526</text:p>
          </table:table-cell>
          <table:table-cell office:value-type="float" office:value="223.7" calcext:value-type="float">
            <text:p>223.7</text:p>
          </table:table-cell>
          <table:table-cell office:value-type="float" office:value="41018955126" calcext:value-type="float">
            <text:p>41018955126</text:p>
          </table:table-cell>
          <table:table-cell office:value-type="float" office:value="216.7" calcext:value-type="float">
            <text:p>216.7</text:p>
          </table:table-cell>
          <table:table-cell table:number-columns-repeated="994"/>
        </table:table-row>
        <table:table-row table:style-name="ro1">
          <table:table-cell office:value-type="float" office:value="44205689135" calcext:value-type="float">
            <text:p>44205689135</text:p>
          </table:table-cell>
          <table:table-cell office:value-type="float" office:value="750.3" calcext:value-type="float">
            <text:p>750.3</text:p>
          </table:table-cell>
          <table:table-cell office:value-type="float" office:value="42165896610" calcext:value-type="float">
            <text:p>42165896610</text:p>
          </table:table-cell>
          <table:table-cell office:value-type="float" office:value="616.3" calcext:value-type="float">
            <text:p>616.3</text:p>
          </table:table-cell>
          <table:table-cell office:value-type="float" office:value="41987200696" calcext:value-type="float">
            <text:p>41987200696</text:p>
          </table:table-cell>
          <table:table-cell office:value-type="float" office:value="426.3" calcext:value-type="float">
            <text:p>426.3</text:p>
          </table:table-cell>
          <table:table-cell office:value-type="float" office:value="41893367592" calcext:value-type="float">
            <text:p>41893367592</text:p>
          </table:table-cell>
          <table:table-cell office:value-type="float" office:value="449.2" calcext:value-type="float">
            <text:p>449.2</text:p>
          </table:table-cell>
          <table:table-cell office:value-type="float" office:value="41659886599" calcext:value-type="float">
            <text:p>41659886599</text:p>
          </table:table-cell>
          <table:table-cell office:value-type="float" office:value="371.8" calcext:value-type="float">
            <text:p>371.8</text:p>
          </table:table-cell>
          <table:table-cell office:value-type="float" office:value="41659855325" calcext:value-type="float">
            <text:p>41659855325</text:p>
          </table:table-cell>
          <table:table-cell office:value-type="float" office:value="306.6" calcext:value-type="float">
            <text:p>306.6</text:p>
          </table:table-cell>
          <table:table-cell office:value-type="float" office:value="39136552635" calcext:value-type="float">
            <text:p>39136552635</text:p>
          </table:table-cell>
          <table:table-cell office:value-type="float" office:value="229.6" calcext:value-type="float">
            <text:p>229.6</text:p>
          </table:table-cell>
          <table:table-cell office:value-type="float" office:value="39652263543" calcext:value-type="float">
            <text:p>39652263543</text:p>
          </table:table-cell>
          <table:table-cell office:value-type="float" office:value="230.4" calcext:value-type="float">
            <text:p>230.4</text:p>
          </table:table-cell>
          <table:table-cell office:value-type="float" office:value="40139639685" calcext:value-type="float">
            <text:p>40139639685</text:p>
          </table:table-cell>
          <table:table-cell office:value-type="float" office:value="243.1" calcext:value-type="float">
            <text:p>243.1</text:p>
          </table:table-cell>
          <table:table-cell office:value-type="float" office:value="41326532362" calcext:value-type="float">
            <text:p>41326532362</text:p>
          </table:table-cell>
          <table:table-cell office:value-type="float" office:value="223.4" calcext:value-type="float">
            <text:p>223.4</text:p>
          </table:table-cell>
          <table:table-cell office:value-type="float" office:value="39991583523" calcext:value-type="float">
            <text:p>39991583523</text:p>
          </table:table-cell>
          <table:table-cell office:value-type="float" office:value="223.2" calcext:value-type="float">
            <text:p>223.2</text:p>
          </table:table-cell>
          <table:table-cell office:value-type="float" office:value="40232659654" calcext:value-type="float">
            <text:p>40232659654</text:p>
          </table:table-cell>
          <table:table-cell office:value-type="float" office:value="229.2" calcext:value-type="float">
            <text:p>229.2</text:p>
          </table:table-cell>
          <table:table-cell office:value-type="float" office:value="40565985341" calcext:value-type="float">
            <text:p>40565985341</text:p>
          </table:table-cell>
          <table:table-cell office:value-type="float" office:value="225.9" calcext:value-type="float">
            <text:p>225.9</text:p>
          </table:table-cell>
          <table:table-cell office:value-type="float" office:value="40153266561" calcext:value-type="float">
            <text:p>40153266561</text:p>
          </table:table-cell>
          <table:table-cell office:value-type="float" office:value="229.4" calcext:value-type="float">
            <text:p>229.4</text:p>
          </table:table-cell>
          <table:table-cell office:value-type="float" office:value="41104611549" calcext:value-type="float">
            <text:p>41104611549</text:p>
          </table:table-cell>
          <table:table-cell office:value-type="float" office:value="225" calcext:value-type="float">
            <text:p>225</text:p>
          </table:table-cell>
          <table:table-cell table:number-columns-repeated="994"/>
        </table:table-row>
        <table:table-row table:style-name="ro1">
          <table:table-cell office:value-type="float" office:value="44659852351" calcext:value-type="float">
            <text:p>44659852351</text:p>
          </table:table-cell>
          <table:table-cell office:value-type="float" office:value="759.7" calcext:value-type="float">
            <text:p>759.7</text:p>
          </table:table-cell>
          <table:table-cell office:value-type="float" office:value="42326466423" calcext:value-type="float">
            <text:p>42326466423</text:p>
          </table:table-cell>
          <table:table-cell office:value-type="float" office:value="613.7" calcext:value-type="float">
            <text:p>613.7</text:p>
          </table:table-cell>
          <table:table-cell office:value-type="float" office:value="41366079204" calcext:value-type="float">
            <text:p>41366079204</text:p>
          </table:table-cell>
          <table:table-cell office:value-type="float" office:value="423.2" calcext:value-type="float">
            <text:p>423.2</text:p>
          </table:table-cell>
          <table:table-cell office:value-type="float" office:value="41923644569" calcext:value-type="float">
            <text:p>41923644569</text:p>
          </table:table-cell>
          <table:table-cell office:value-type="float" office:value="450.1" calcext:value-type="float">
            <text:p>450.1</text:p>
          </table:table-cell>
          <table:table-cell office:value-type="float" office:value="41658898563" calcext:value-type="float">
            <text:p>41658898563</text:p>
          </table:table-cell>
          <table:table-cell office:value-type="float" office:value="365.8" calcext:value-type="float">
            <text:p>365.8</text:p>
          </table:table-cell>
          <table:table-cell office:value-type="float" office:value="41326853265" calcext:value-type="float">
            <text:p>41326853265</text:p>
          </table:table-cell>
          <table:table-cell office:value-type="float" office:value="314.2" calcext:value-type="float">
            <text:p>314.2</text:p>
          </table:table-cell>
          <table:table-cell office:value-type="float" office:value="34695225452" calcext:value-type="float">
            <text:p>34695225452</text:p>
          </table:table-cell>
          <table:table-cell office:value-type="float" office:value="228.5" calcext:value-type="float">
            <text:p>228.5</text:p>
          </table:table-cell>
          <table:table-cell office:value-type="float" office:value="40326659863" calcext:value-type="float">
            <text:p>40326659863</text:p>
          </table:table-cell>
          <table:table-cell office:value-type="float" office:value="231.5" calcext:value-type="float">
            <text:p>231.5</text:p>
          </table:table-cell>
          <table:table-cell office:value-type="float" office:value="40136959326" calcext:value-type="float">
            <text:p>40136959326</text:p>
          </table:table-cell>
          <table:table-cell office:value-type="float" office:value="228.1" calcext:value-type="float">
            <text:p>228.1</text:p>
          </table:table-cell>
          <table:table-cell office:value-type="float" office:value="41326566859" calcext:value-type="float">
            <text:p>41326566859</text:p>
          </table:table-cell>
          <table:table-cell office:value-type="float" office:value="220.4" calcext:value-type="float">
            <text:p>220.4</text:p>
          </table:table-cell>
          <table:table-cell office:value-type="float" office:value="40394432651" calcext:value-type="float">
            <text:p>40394432651</text:p>
          </table:table-cell>
          <table:table-cell office:value-type="float" office:value="227.6" calcext:value-type="float">
            <text:p>227.6</text:p>
          </table:table-cell>
          <table:table-cell office:value-type="float" office:value="40326597653" calcext:value-type="float">
            <text:p>40326597653</text:p>
          </table:table-cell>
          <table:table-cell office:value-type="float" office:value="230.2" calcext:value-type="float">
            <text:p>230.2</text:p>
          </table:table-cell>
          <table:table-cell office:value-type="float" office:value="40874656120" calcext:value-type="float">
            <text:p>40874656120</text:p>
          </table:table-cell>
          <table:table-cell office:value-type="float" office:value="226.3" calcext:value-type="float">
            <text:p>226.3</text:p>
          </table:table-cell>
          <table:table-cell office:value-type="float" office:value="40132555635" calcext:value-type="float">
            <text:p>40132555635</text:p>
          </table:table-cell>
          <table:table-cell office:value-type="float" office:value="228" calcext:value-type="float">
            <text:p>228</text:p>
          </table:table-cell>
          <table:table-cell office:value-type="float" office:value="40931393522" calcext:value-type="float">
            <text:p>40931393522</text:p>
          </table:table-cell>
          <table:table-cell office:value-type="float" office:value="220.9" calcext:value-type="float">
            <text:p>220.9</text:p>
          </table:table-cell>
          <table:table-cell table:number-columns-repeated="994"/>
        </table:table-row>
        <table:table-row table:style-name="ro1">
          <table:table-cell office:value-type="float" office:value="44765265100" calcext:value-type="float">
            <text:p>44765265100</text:p>
          </table:table-cell>
          <table:table-cell office:value-type="float" office:value="762.3" calcext:value-type="float">
            <text:p>762.3</text:p>
          </table:table-cell>
          <table:table-cell office:value-type="float" office:value="42659333600" calcext:value-type="float">
            <text:p>42659333600</text:p>
          </table:table-cell>
          <table:table-cell office:value-type="float" office:value="642.9" calcext:value-type="float">
            <text:p>642.9</text:p>
          </table:table-cell>
          <table:table-cell office:value-type="float" office:value="41466365631" calcext:value-type="float">
            <text:p>41466365631</text:p>
          </table:table-cell>
          <table:table-cell office:value-type="float" office:value="428.7" calcext:value-type="float">
            <text:p>428.7</text:p>
          </table:table-cell>
          <table:table-cell office:value-type="float" office:value="41925345235" calcext:value-type="float">
            <text:p>41925345235</text:p>
          </table:table-cell>
          <table:table-cell office:value-type="float" office:value="449.2" calcext:value-type="float">
            <text:p>449.2</text:p>
          </table:table-cell>
          <table:table-cell office:value-type="float" office:value="41379823227" calcext:value-type="float">
            <text:p>41379823227</text:p>
          </table:table-cell>
          <table:table-cell office:value-type="float" office:value="370.5" calcext:value-type="float">
            <text:p>370.5</text:p>
          </table:table-cell>
          <table:table-cell office:value-type="float" office:value="43265898614" calcext:value-type="float">
            <text:p>43265898614</text:p>
          </table:table-cell>
          <table:table-cell office:value-type="float" office:value="312.9" calcext:value-type="float">
            <text:p>312.9</text:p>
          </table:table-cell>
          <table:table-cell office:value-type="float" office:value="39522212131" calcext:value-type="float">
            <text:p>39522212131</text:p>
          </table:table-cell>
          <table:table-cell office:value-type="float" office:value="224.1" calcext:value-type="float">
            <text:p>224.1</text:p>
          </table:table-cell>
          <table:table-cell office:value-type="float" office:value="40126652326" calcext:value-type="float">
            <text:p>40126652326</text:p>
          </table:table-cell>
          <table:table-cell office:value-type="float" office:value="230.6" calcext:value-type="float">
            <text:p>230.6</text:p>
          </table:table-cell>
          <table:table-cell office:value-type="float" office:value="40165863226" calcext:value-type="float">
            <text:p>40165863226</text:p>
          </table:table-cell>
          <table:table-cell office:value-type="float" office:value="230.8" calcext:value-type="float">
            <text:p>230.8</text:p>
          </table:table-cell>
          <table:table-cell office:value-type="float" office:value="41658966532" calcext:value-type="float">
            <text:p>41658966532</text:p>
          </table:table-cell>
          <table:table-cell office:value-type="float" office:value="228.2" calcext:value-type="float">
            <text:p>228.2</text:p>
          </table:table-cell>
          <table:table-cell office:value-type="float" office:value="40336018074" calcext:value-type="float">
            <text:p>40336018074</text:p>
          </table:table-cell>
          <table:table-cell office:value-type="float" office:value="221.3" calcext:value-type="float">
            <text:p>221.3</text:p>
          </table:table-cell>
          <table:table-cell office:value-type="float" office:value="40326446523" calcext:value-type="float">
            <text:p>40326446523</text:p>
          </table:table-cell>
          <table:table-cell office:value-type="float" office:value="235.3" calcext:value-type="float">
            <text:p>235.3</text:p>
          </table:table-cell>
          <table:table-cell office:value-type="float" office:value="40565234192" calcext:value-type="float">
            <text:p>40565234192</text:p>
          </table:table-cell>
          <table:table-cell office:value-type="float" office:value="223.4" calcext:value-type="float">
            <text:p>223.4</text:p>
          </table:table-cell>
          <table:table-cell office:value-type="float" office:value="40295836165" calcext:value-type="float">
            <text:p>40295836165</text:p>
          </table:table-cell>
          <table:table-cell office:value-type="float" office:value="227.3" calcext:value-type="float">
            <text:p>227.3</text:p>
          </table:table-cell>
          <table:table-cell office:value-type="float" office:value="40627439202" calcext:value-type="float">
            <text:p>40627439202</text:p>
          </table:table-cell>
          <table:table-cell office:value-type="float" office:value="217.4" calcext:value-type="float">
            <text:p>217.4</text:p>
          </table:table-cell>
          <table:table-cell table:number-columns-repeated="99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table:formula="of:=AVERAGE([.A2:.A31])" office:value-type="float" office:value="46242929448.5333" calcext:value-type="float">
            <text:p>46242929448.5333</text:p>
          </table:table-cell>
          <table:table-cell table:formula="of:=AVERAGE([.B2:.B31])" office:value-type="float" office:value="773.313333333333" calcext:value-type="float">
            <text:p>773.3133333333</text:p>
          </table:table-cell>
          <table:table-cell table:style-name="ce16" table:formula="of:=AVERAGE([.C2:.C31])" office:value-type="float" office:value="42118563908.5333" calcext:value-type="float">
            <text:p>42118563908.5333</text:p>
          </table:table-cell>
          <table:table-cell table:formula="of:=AVERAGE([.D2:.D31])" office:value-type="float" office:value="571.516666666667" calcext:value-type="float">
            <text:p>571.5166666667</text:p>
          </table:table-cell>
          <table:table-cell table:style-name="ce16" table:formula="of:=AVERAGE([.E2:.E31])" office:value-type="float" office:value="41387821406.7667" calcext:value-type="float">
            <text:p>41387821406.7667</text:p>
          </table:table-cell>
          <table:table-cell table:formula="of:=AVERAGE([.F2:.F31])" office:value-type="float" office:value="425.14" calcext:value-type="float">
            <text:p>425.14</text:p>
          </table:table-cell>
          <table:table-cell table:style-name="ce16" table:formula="of:=AVERAGE([.G2:.G31])" office:value-type="float" office:value="41761684341.3667" calcext:value-type="float">
            <text:p>41761684341.3667</text:p>
          </table:table-cell>
          <table:table-cell table:formula="of:=AVERAGE([.H2:.H31])" office:value-type="float" office:value="449.793333333334" calcext:value-type="float">
            <text:p>449.7933333333</text:p>
          </table:table-cell>
          <table:table-cell table:style-name="ce16" table:formula="of:=AVERAGE([.I2:.I31])" office:value-type="float" office:value="41872155779" calcext:value-type="float">
            <text:p>41872155779</text:p>
          </table:table-cell>
          <table:table-cell table:formula="of:=AVERAGE([.J2:.J31])" office:value-type="float" office:value="365.726666666667" calcext:value-type="float">
            <text:p>365.7266666667</text:p>
          </table:table-cell>
          <table:table-cell table:style-name="ce16" table:formula="of:=AVERAGE([.K2:.K31])" office:value-type="float" office:value="41747205528" calcext:value-type="float">
            <text:p>41747205528</text:p>
          </table:table-cell>
          <table:table-cell table:formula="of:=AVERAGE([.L2:.L31])" office:value-type="float" office:value="303.846666666667" calcext:value-type="float">
            <text:p>303.8466666667</text:p>
          </table:table-cell>
          <table:table-cell table:style-name="ce16" table:formula="of:=AVERAGE([.M2:.M31])" office:value-type="float" office:value="39345012760.5667" calcext:value-type="float">
            <text:p>39345012760.5667</text:p>
          </table:table-cell>
          <table:table-cell table:formula="of:=AVERAGE([.N2:.N31])" office:value-type="float" office:value="229.59" calcext:value-type="float">
            <text:p>229.59</text:p>
          </table:table-cell>
          <table:table-cell table:style-name="ce16" table:formula="of:=AVERAGE([.O2:.O31])" office:value-type="float" office:value="39697360182.7333" calcext:value-type="float">
            <text:p>39697360182.7333</text:p>
          </table:table-cell>
          <table:table-cell table:formula="of:=AVERAGE([.P2:.P31])" office:value-type="float" office:value="231.913333333333" calcext:value-type="float">
            <text:p>231.9133333333</text:p>
          </table:table-cell>
          <table:table-cell table:style-name="ce16" table:formula="of:=AVERAGE([.Q2:.Q31])" office:value-type="float" office:value="40490910565.9" calcext:value-type="float">
            <text:p>40490910565.9</text:p>
          </table:table-cell>
          <table:table-cell table:formula="of:=AVERAGE([.R2:.R31])" office:value-type="float" office:value="231.48" calcext:value-type="float">
            <text:p>231.48</text:p>
          </table:table-cell>
          <table:table-cell table:style-name="ce16" table:formula="of:=AVERAGE([.S2:.S31])" office:value-type="float" office:value="40615551837.2333" calcext:value-type="float">
            <text:p>40615551837.2333</text:p>
          </table:table-cell>
          <table:table-cell table:formula="of:=AVERAGE([.T2:.T31])" office:value-type="float" office:value="227.593333333333" calcext:value-type="float">
            <text:p>227.5933333333</text:p>
          </table:table-cell>
          <table:table-cell table:style-name="ce16" table:formula="of:=AVERAGE([.U2:.U31])" office:value-type="float" office:value="40246832523.8" calcext:value-type="float">
            <text:p>40246832523.8</text:p>
          </table:table-cell>
          <table:table-cell table:formula="of:=AVERAGE([.V2:.V31])" office:value-type="float" office:value="223.77" calcext:value-type="float">
            <text:p>223.77</text:p>
          </table:table-cell>
          <table:table-cell table:style-name="ce16" table:formula="of:=AVERAGE([.W2:.W31])" office:value-type="float" office:value="40483418212.0333" calcext:value-type="float">
            <text:p>40483418212.0333</text:p>
          </table:table-cell>
          <table:table-cell table:formula="of:=AVERAGE([.X2:.X31])" office:value-type="float" office:value="228.57" calcext:value-type="float">
            <text:p>228.57</text:p>
          </table:table-cell>
          <table:table-cell table:style-name="ce16" table:formula="of:=AVERAGE([.Y2:.Y31])" office:value-type="float" office:value="40611512468.7" calcext:value-type="float">
            <text:p>40611512468.7</text:p>
          </table:table-cell>
          <table:table-cell table:formula="of:=AVERAGE([.Z2:.Z31])" office:value-type="float" office:value="227.313333333333" calcext:value-type="float">
            <text:p>227.3133333333</text:p>
          </table:table-cell>
          <table:table-cell table:style-name="ce16" table:formula="of:=AVERAGE([.AA2:.AA31])" office:value-type="float" office:value="40786737450.2" calcext:value-type="float">
            <text:p>40786737450.2</text:p>
          </table:table-cell>
          <table:table-cell table:formula="of:=AVERAGE([.AB2:.AB31])" office:value-type="float" office:value="226.476666666667" calcext:value-type="float">
            <text:p>226.4766666667</text:p>
          </table:table-cell>
          <table:table-cell table:style-name="ce16" table:formula="of:=AVERAGE([.AC2:.AC31])" office:value-type="float" office:value="40890822800" calcext:value-type="float">
            <text:p>40890822800</text:p>
          </table:table-cell>
          <table:table-cell table:formula="of:=AVERAGE([.AD2:.AD31])" office:value-type="float" office:value="223.88" calcext:value-type="float">
            <text:p>223.88</text:p>
          </table:table-cell>
          <table:table-cell table:number-columns-repeated="99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394**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office:value-type="string" calcext:value-type="string">
            <text:p>4315**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414**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418*-*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416**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397**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400**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227.8" calcext:value-type="float">
            <text:p>227.8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office:value-type="float" office:value="228" calcext:value-type="float">
            <text:p>228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99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71" calcext:value-type="float">
            <text:p>57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25" calcext:value-type="float">
            <text:p>4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49" calcext:value-type="float">
            <text:p>44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31" calcext:value-type="float">
            <text:p>23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27" calcext:value-type="float">
            <text:p>227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sns per cycle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15 nod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sns per cycle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15 nodes</text:p>
          </table:table-cell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sandra" table:style-name="ta1">
        <table:table-column table:style-name="co30" table:number-columns-repeated="1024" table:default-cell-style-name="ce23"/>
        <table:table-row table:style-name="ro1">
          <table:table-cell table:style-name="ce11" table:number-columns-repeated="3"/>
          <table:table-cell table:style-name="ce11" office:value-type="string" calcext:value-type="string">
            <text:p>cycles</text:p>
          </table:table-cell>
          <table:table-cell table:style-name="ce11" office:value-type="string" calcext:value-type="string">
            <text:p>instructions</text:p>
          </table:table-cell>
          <table:table-cell table:style-name="ce11" office:value-type="string" calcext:value-type="string">
            <text:p>Time</text:p>
          </table:table-cell>
          <table:table-cell table:style-name="ce11" office:value-type="string" calcext:value-type="string">
            <text:p>insns per cycle </text:p>
          </table:table-cell>
          <table:table-cell table:style-name="ce11" table:number-columns-repeated="25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float" office:value="105299038664" calcext:value-type="float">
            <text:p>10529903866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05167885188" calcext:value-type="float">
            <text:p>105167885188</text:p>
          </table:table-cell>
          <table:table-cell office:value-type="string" calcext:value-type="string">
            <text:p>1.184 GHz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0.3" calcext:value-type="float">
            <text:p>0.3</text:p>
          </table:table-cell>
          <table:table-cell office:value-type="string" calcext:value-type="string">
            <text:p>insns per cycl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Hz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184" calcext:value-type="float">
            <text:p>1.184</text:p>
          </table:table-cell>
          <table:table-cell office:value-type="string" calcext:value-type="string">
            <text:p>3 Nodes</text:p>
          </table:table-cell>
          <table:table-cell office:value-type="float" office:value="110735723556" calcext:value-type="float">
            <text:p>110735723556</text:p>
          </table:table-cell>
          <table:table-cell office:value-type="float" office:value="32506746295" calcext:value-type="float">
            <text:p>32506746295</text:p>
          </table:table-cell>
          <table:table-cell office:value-type="float" office:value="72.7" calcext:value-type="float">
            <text:p>72.7</text:p>
          </table:table-cell>
          <table:table-cell office:value-type="float" office:value="0.29" calcext:value-type="float">
            <text:p>0.2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3 Nodes</text:p>
          </table:table-cell>
          <table:table-cell office:value-type="float" office:value="107090695302" calcext:value-type="float">
            <text:p>107090695302</text:p>
          </table:table-cell>
          <table:table-cell office:value-type="float" office:value="31368818883" calcext:value-type="float">
            <text:p>31368818883</text:p>
          </table:table-cell>
          <table:table-cell office:value-type="float" office:value="70.6" calcext:value-type="float">
            <text:p>70.6</text:p>
          </table:table-cell>
          <table:table-cell office:value-type="float" office:value="0.29" calcext:value-type="float">
            <text:p>0.2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3 Nodes</text:p>
          </table:table-cell>
          <table:table-cell office:value-type="float" office:value="103943412140" calcext:value-type="float">
            <text:p>103943412140</text:p>
          </table:table-cell>
          <table:table-cell office:value-type="float" office:value="30579221191" calcext:value-type="float">
            <text:p>30579221191</text:p>
          </table:table-cell>
          <table:table-cell office:value-type="float" office:value="67.4" calcext:value-type="float">
            <text:p>67.4</text:p>
          </table:table-cell>
          <table:table-cell office:value-type="float" office:value="0.29" calcext:value-type="float">
            <text:p>0.2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3 Nodes</text:p>
          </table:table-cell>
          <table:table-cell office:value-type="float" office:value="108469155561" calcext:value-type="float">
            <text:p>108469155561</text:p>
          </table:table-cell>
          <table:table-cell office:value-type="float" office:value="31905195845" calcext:value-type="float">
            <text:p>31905195845</text:p>
          </table:table-cell>
          <table:table-cell office:value-type="float" office:value="71.7" calcext:value-type="float">
            <text:p>71.7</text:p>
          </table:table-cell>
          <table:table-cell office:value-type="float" office:value="0.29" calcext:value-type="float">
            <text:p>0.2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.184" calcext:value-type="float">
            <text:p>1.184</text:p>
          </table:table-cell>
          <table:table-cell office:value-type="string" calcext:value-type="string">
            <text:p>4 Nodes</text:p>
          </table:table-cell>
          <table:table-cell office:value-type="float" office:value="109082043159" calcext:value-type="float">
            <text:p>109082043159</text:p>
          </table:table-cell>
          <table:table-cell office:value-type="float" office:value="32731560278" calcext:value-type="float">
            <text:p>32731560278</text:p>
          </table:table-cell>
          <table:table-cell office:value-type="float" office:value="70.7" calcext:value-type="float">
            <text:p>70.7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 Nodes</text:p>
          </table:table-cell>
          <table:table-cell office:value-type="float" office:value="106880501000" calcext:value-type="float">
            <text:p>106880501000</text:p>
          </table:table-cell>
          <table:table-cell office:value-type="float" office:value="32002539698" calcext:value-type="float">
            <text:p>32002539698</text:p>
          </table:table-cell>
          <table:table-cell office:value-type="float" office:value="66.6" calcext:value-type="float">
            <text:p>66.6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 Nodes</text:p>
          </table:table-cell>
          <table:table-cell office:value-type="float" office:value="106809163342" calcext:value-type="float">
            <text:p>106809163342</text:p>
          </table:table-cell>
          <table:table-cell office:value-type="float" office:value="31245079450" calcext:value-type="float">
            <text:p>31245079450</text:p>
          </table:table-cell>
          <table:table-cell office:value-type="float" office:value="69.7" calcext:value-type="float">
            <text:p>69.7</text:p>
          </table:table-cell>
          <table:table-cell office:value-type="float" office:value="0.29" calcext:value-type="float">
            <text:p>0.2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 Nodes</text:p>
          </table:table-cell>
          <table:table-cell office:value-type="float" office:value="102790060383" calcext:value-type="float">
            <text:p>102790060383</text:p>
          </table:table-cell>
          <table:table-cell office:value-type="float" office:value="31095650369" calcext:value-type="float">
            <text:p>31095650369</text:p>
          </table:table-cell>
          <table:table-cell office:value-type="float" office:value="66.1" calcext:value-type="float">
            <text:p>66.1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 Nodes</text:p>
          </table:table-cell>
          <table:table-cell office:value-type="float" office:value="102762398413" calcext:value-type="float">
            <text:p>102762398413</text:p>
          </table:table-cell>
          <table:table-cell office:value-type="float" office:value="30729628682" calcext:value-type="float">
            <text:p>30729628682</text:p>
          </table:table-cell>
          <table:table-cell office:value-type="float" office:value="66.5" calcext:value-type="float">
            <text:p>66.5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 Nodes</text:p>
          </table:table-cell>
          <table:table-cell office:value-type="float" office:value="109116573170" calcext:value-type="float">
            <text:p>109116573170</text:p>
          </table:table-cell>
          <table:table-cell office:value-type="float" office:value="32898362066" calcext:value-type="float">
            <text:p>32898362066</text:p>
          </table:table-cell>
          <table:table-cell office:value-type="float" office:value="68.2" calcext:value-type="float">
            <text:p>68.2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 Nodes</text:p>
          </table:table-cell>
          <table:table-cell office:value-type="float" office:value="107911493403" calcext:value-type="float">
            <text:p>107911493403</text:p>
          </table:table-cell>
          <table:table-cell office:value-type="float" office:value="31248496783" calcext:value-type="float">
            <text:p>31248496783</text:p>
          </table:table-cell>
          <table:table-cell office:value-type="float" office:value="70.2" calcext:value-type="float">
            <text:p>70.2</text:p>
          </table:table-cell>
          <table:table-cell office:value-type="float" office:value="0.29" calcext:value-type="float">
            <text:p>0.2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 Nodes</text:p>
          </table:table-cell>
          <table:table-cell office:value-type="float" office:value="101759351642" calcext:value-type="float">
            <text:p>101759351642</text:p>
          </table:table-cell>
          <table:table-cell office:value-type="float" office:value="30068467776" calcext:value-type="float">
            <text:p>30068467776</text:p>
          </table:table-cell>
          <table:table-cell office:value-type="float" office:value="65.6" calcext:value-type="float">
            <text:p>65.6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 Nodes</text:p>
          </table:table-cell>
          <table:table-cell office:value-type="float" office:value="106777788552" calcext:value-type="float">
            <text:p>106777788552</text:p>
          </table:table-cell>
          <table:table-cell office:value-type="float" office:value="31941067333" calcext:value-type="float">
            <text:p>31941067333</text:p>
          </table:table-cell>
          <table:table-cell office:value-type="float" office:value="67" calcext:value-type="float">
            <text:p>67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 Nodes</text:p>
          </table:table-cell>
          <table:table-cell office:value-type="float" office:value="104793014995" calcext:value-type="float">
            <text:p>104793014995</text:p>
          </table:table-cell>
          <table:table-cell office:value-type="float" office:value="30792270737" calcext:value-type="float">
            <text:p>30792270737</text:p>
          </table:table-cell>
          <table:table-cell office:value-type="float" office:value="67" calcext:value-type="float">
            <text:p>67</text:p>
          </table:table-cell>
          <table:table-cell office:value-type="float" office:value="0.29" calcext:value-type="float">
            <text:p>0.2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 Nodes</text:p>
          </table:table-cell>
          <table:table-cell office:value-type="float" office:value="101039237139" calcext:value-type="float">
            <text:p>101039237139</text:p>
          </table:table-cell>
          <table:table-cell office:value-type="float" office:value="29948873992" calcext:value-type="float">
            <text:p>29948873992</text:p>
          </table:table-cell>
          <table:table-cell office:value-type="float" office:value="67.2" calcext:value-type="float">
            <text:p>67.2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 Nodes</text:p>
          </table:table-cell>
          <table:table-cell office:value-type="float" office:value="101039237139" calcext:value-type="float">
            <text:p>101039237139</text:p>
          </table:table-cell>
          <table:table-cell office:value-type="float" office:value="29948873992" calcext:value-type="float">
            <text:p>29948873992</text:p>
          </table:table-cell>
          <table:table-cell office:value-type="float" office:value="67.2" calcext:value-type="float">
            <text:p>67.2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.181" calcext:value-type="float">
            <text:p>1.181</text:p>
          </table:table-cell>
          <table:table-cell office:value-type="string" calcext:value-type="string">
            <text:p>5 Nodes</text:p>
          </table:table-cell>
          <table:table-cell office:value-type="float" office:value="101560774469" calcext:value-type="float">
            <text:p>101560774469</text:p>
          </table:table-cell>
          <table:table-cell office:value-type="float" office:value="31258722639" calcext:value-type="float">
            <text:p>31258722639</text:p>
          </table:table-cell>
          <table:table-cell office:value-type="float" office:value="67.7" calcext:value-type="float">
            <text:p>67.7</text:p>
          </table:table-cell>
          <table:table-cell office:value-type="float" office:value="0.31" calcext:value-type="float">
            <text:p>0.3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183" calcext:value-type="float">
            <text:p>1.183</text:p>
          </table:table-cell>
          <table:table-cell office:value-type="string" calcext:value-type="string">
            <text:p>5 Nodes</text:p>
          </table:table-cell>
          <table:table-cell office:value-type="float" office:value="102099081773" calcext:value-type="float">
            <text:p>102099081773</text:p>
          </table:table-cell>
          <table:table-cell office:value-type="float" office:value="30532941845" calcext:value-type="float">
            <text:p>30532941845</text:p>
          </table:table-cell>
          <table:table-cell office:value-type="float" office:value="65.5" calcext:value-type="float">
            <text:p>65.5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5 Nodes</text:p>
          </table:table-cell>
          <table:table-cell office:value-type="float" office:value="100054887856" calcext:value-type="float">
            <text:p>100054887856</text:p>
          </table:table-cell>
          <table:table-cell office:value-type="float" office:value="31103976309" calcext:value-type="float">
            <text:p>31103976309</text:p>
          </table:table-cell>
          <table:table-cell office:value-type="float" office:value="64.8" calcext:value-type="float">
            <text:p>64.8</text:p>
          </table:table-cell>
          <table:table-cell office:value-type="float" office:value="0.31" calcext:value-type="float">
            <text:p>0.3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5 Nodes</text:p>
          </table:table-cell>
          <table:table-cell office:value-type="float" office:value="102709896751" calcext:value-type="float">
            <text:p>102709896751</text:p>
          </table:table-cell>
          <table:table-cell office:value-type="float" office:value="31065842225" calcext:value-type="float">
            <text:p>31065842225</text:p>
          </table:table-cell>
          <table:table-cell office:value-type="float" office:value="65.7" calcext:value-type="float">
            <text:p>65.7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5 Nodes</text:p>
          </table:table-cell>
          <table:table-cell office:value-type="float" office:value="102335616054" calcext:value-type="float">
            <text:p>102335616054</text:p>
          </table:table-cell>
          <table:table-cell office:value-type="float" office:value="31410968315" calcext:value-type="float">
            <text:p>31410968315</text:p>
          </table:table-cell>
          <table:table-cell office:value-type="float" office:value="65" calcext:value-type="float">
            <text:p>65</text:p>
          </table:table-cell>
          <table:table-cell office:value-type="float" office:value="0.31" calcext:value-type="float">
            <text:p>0.3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5 Nodes</text:p>
          </table:table-cell>
          <table:table-cell office:value-type="float" office:value="102158017906" calcext:value-type="float">
            <text:p>102158017906</text:p>
          </table:table-cell>
          <table:table-cell office:value-type="float" office:value="31470340039" calcext:value-type="float">
            <text:p>31470340039</text:p>
          </table:table-cell>
          <table:table-cell office:value-type="float" office:value="67.4" calcext:value-type="float">
            <text:p>67.4</text:p>
          </table:table-cell>
          <table:table-cell office:value-type="float" office:value="0.31" calcext:value-type="float">
            <text:p>0.3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5 Nodes</text:p>
          </table:table-cell>
          <table:table-cell office:value-type="float" office:value="106515736566" calcext:value-type="float">
            <text:p>106515736566</text:p>
          </table:table-cell>
          <table:table-cell office:value-type="float" office:value="32720212328" calcext:value-type="float">
            <text:p>32720212328</text:p>
          </table:table-cell>
          <table:table-cell office:value-type="float" office:value="66" calcext:value-type="float">
            <text:p>66</text:p>
          </table:table-cell>
          <table:table-cell office:value-type="float" office:value="0.31" calcext:value-type="float">
            <text:p>0.3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5 Nodes</text:p>
          </table:table-cell>
          <table:table-cell office:value-type="float" office:value="104306946449" calcext:value-type="float">
            <text:p>104306946449</text:p>
          </table:table-cell>
          <table:table-cell office:value-type="float" office:value="31963562915" calcext:value-type="float">
            <text:p>31963562915</text:p>
          </table:table-cell>
          <table:table-cell office:value-type="float" office:value="67" calcext:value-type="float">
            <text:p>67</text:p>
          </table:table-cell>
          <table:table-cell office:value-type="float" office:value="0.31" calcext:value-type="float">
            <text:p>0.3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5 Nodes</text:p>
          </table:table-cell>
          <table:table-cell office:value-type="float" office:value="102772350425" calcext:value-type="float">
            <text:p>102772350425</text:p>
          </table:table-cell>
          <table:table-cell office:value-type="float" office:value="31704168848" calcext:value-type="float">
            <text:p>31704168848</text:p>
          </table:table-cell>
          <table:table-cell office:value-type="float" office:value="65" calcext:value-type="float">
            <text:p>65</text:p>
          </table:table-cell>
          <table:table-cell office:value-type="float" office:value="0.31" calcext:value-type="float">
            <text:p>0.3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6 Nodes</text:p>
          </table:table-cell>
          <table:table-cell office:value-type="float" office:value="101274505807" calcext:value-type="float">
            <text:p>101274505807</text:p>
          </table:table-cell>
          <table:table-cell office:value-type="float" office:value="31446319949" calcext:value-type="float">
            <text:p>31446319949</text:p>
          </table:table-cell>
          <table:table-cell office:value-type="float" office:value="65.6" calcext:value-type="float">
            <text:p>65.6</text:p>
          </table:table-cell>
          <table:table-cell office:value-type="float" office:value="0.31" calcext:value-type="float">
            <text:p>0.3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6 Nodes</text:p>
          </table:table-cell>
          <table:table-cell office:value-type="float" office:value="105951578121" calcext:value-type="float">
            <text:p>105951578121</text:p>
          </table:table-cell>
          <table:table-cell office:value-type="float" office:value="32725596873" calcext:value-type="float">
            <text:p>32725596873</text:p>
          </table:table-cell>
          <table:table-cell office:value-type="float" office:value="66.3" calcext:value-type="float">
            <text:p>66.3</text:p>
          </table:table-cell>
          <table:table-cell office:value-type="float" office:value="0.31" calcext:value-type="float">
            <text:p>0.3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6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6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6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6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6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6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6 Nodes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6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 calcext:value-type="string">
            <text:p>6 Nodes</text:p>
          </table:table-cell>
          <table:table-cell table:style-name="Default" table:number-columns-repeated="3"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6" table:style-name="ta1">
        <table:table-column table:style-name="co3" table:number-columns-repeated="30" table:default-cell-style-name="Default"/>
        <table:table-row table:style-name="ro1">
          <table:table-cell office:value-type="string" calcext:value-type="string">
            <text:p>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673673843" calcext:value-type="float">
            <text:p>34673673843</text:p>
          </table:table-cell>
          <table:table-cell office:value-type="float" office:value="95.2" calcext:value-type="float">
            <text:p>95.2</text:p>
          </table:table-cell>
          <table:table-cell office:value-type="float" office:value="33234998344" calcext:value-type="float">
            <text:p>33234998344</text:p>
          </table:table-cell>
          <table:table-cell office:value-type="float" office:value="82.5" calcext:value-type="float">
            <text:p>82.5</text:p>
          </table:table-cell>
          <table:table-cell office:value-type="float" office:value="32506746295" calcext:value-type="float">
            <text:p>32506746295</text:p>
          </table:table-cell>
          <table:table-cell office:value-type="float" office:value="72.7" calcext:value-type="float">
            <text:p>72.7</text:p>
          </table:table-cell>
          <table:table-cell office:value-type="float" office:value="32731560278" calcext:value-type="float">
            <text:p>32731560278</text:p>
          </table:table-cell>
          <table:table-cell office:value-type="float" office:value="70.7" calcext:value-type="float">
            <text:p>70.7</text:p>
          </table:table-cell>
          <table:table-cell office:value-type="float" office:value="31258722639" calcext:value-type="float">
            <text:p>31258722639</text:p>
          </table:table-cell>
          <table:table-cell office:value-type="float" office:value="67.7" calcext:value-type="float">
            <text:p>67.7</text:p>
          </table:table-cell>
          <table:table-cell office:value-type="float" office:value="31446319949" calcext:value-type="float">
            <text:p>31446319949</text:p>
          </table:table-cell>
          <table:table-cell office:value-type="float" office:value="65.6" calcext:value-type="float">
            <text:p>65.6</text:p>
          </table:table-cell>
          <table:table-cell office:value-type="float" office:value="30829309232" calcext:value-type="float">
            <text:p>30829309232</text:p>
          </table:table-cell>
          <table:table-cell office:value-type="float" office:value="64.3" calcext:value-type="float">
            <text:p>64.3</text:p>
          </table:table-cell>
          <table:table-cell office:value-type="float" office:value="30132903398" calcext:value-type="float">
            <text:p>30132903398</text:p>
          </table:table-cell>
          <table:table-cell office:value-type="float" office:value="65.7" calcext:value-type="float">
            <text:p>65.7</text:p>
          </table:table-cell>
          <table:table-cell office:value-type="float" office:value="30230493434" calcext:value-type="float">
            <text:p>30230493434</text:p>
          </table:table-cell>
          <table:table-cell office:value-type="float" office:value="65.8" calcext:value-type="float">
            <text:p>65.8</text:p>
          </table:table-cell>
          <table:table-cell office:value-type="float" office:value="30185734834" calcext:value-type="float">
            <text:p>30185734834</text:p>
          </table:table-cell>
          <table:table-cell office:value-type="float" office:value="66.4" calcext:value-type="float">
            <text:p>66.4</text:p>
          </table:table-cell>
          <table:table-cell office:value-type="float" office:value="30188938434" calcext:value-type="float">
            <text:p>30188938434</text:p>
          </table:table-cell>
          <table:table-cell office:value-type="float" office:value="66.5" calcext:value-type="float">
            <text:p>66.5</text:p>
          </table:table-cell>
          <table:table-cell office:value-type="float" office:value="30093400349" calcext:value-type="float">
            <text:p>30093400349</text:p>
          </table:table-cell>
          <table:table-cell office:value-type="float" office:value="66.5" calcext:value-type="float">
            <text:p>66.5</text:p>
          </table:table-cell>
          <table:table-cell office:value-type="float" office:value="30032387498" calcext:value-type="float">
            <text:p>30032387498</text:p>
          </table:table-cell>
          <table:table-cell office:value-type="float" office:value="65.7" calcext:value-type="float">
            <text:p>65.7</text:p>
          </table:table-cell>
          <table:table-cell office:value-type="float" office:value="30084578892" calcext:value-type="float">
            <text:p>30084578892</text:p>
          </table:table-cell>
          <table:table-cell office:value-type="float" office:value="65.2" calcext:value-type="float">
            <text:p>65.2</text:p>
          </table:table-cell>
          <table:table-cell office:value-type="float" office:value="30023384374" calcext:value-type="float">
            <text:p>30023384374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float" office:value="34298398347" calcext:value-type="float">
            <text:p>34298398347</text:p>
          </table:table-cell>
          <table:table-cell office:value-type="float" office:value="92.3" calcext:value-type="float">
            <text:p>92.3</text:p>
          </table:table-cell>
          <table:table-cell office:value-type="float" office:value="33239823908" calcext:value-type="float">
            <text:p>33239823908</text:p>
          </table:table-cell>
          <table:table-cell office:value-type="float" office:value="81.3" calcext:value-type="float">
            <text:p>81.3</text:p>
          </table:table-cell>
          <table:table-cell office:value-type="float" office:value="31368818883" calcext:value-type="float">
            <text:p>31368818883</text:p>
          </table:table-cell>
          <table:table-cell office:value-type="float" office:value="70.6" calcext:value-type="float">
            <text:p>70.6</text:p>
          </table:table-cell>
          <table:table-cell office:value-type="float" office:value="32002539698" calcext:value-type="float">
            <text:p>32002539698</text:p>
          </table:table-cell>
          <table:table-cell office:value-type="float" office:value="66.6" calcext:value-type="float">
            <text:p>66.6</text:p>
          </table:table-cell>
          <table:table-cell office:value-type="float" office:value="30532941845" calcext:value-type="float">
            <text:p>30532941845</text:p>
          </table:table-cell>
          <table:table-cell office:value-type="float" office:value="65.5" calcext:value-type="float">
            <text:p>65.5</text:p>
          </table:table-cell>
          <table:table-cell office:value-type="float" office:value="32725596873" calcext:value-type="float">
            <text:p>32725596873</text:p>
          </table:table-cell>
          <table:table-cell office:value-type="float" office:value="66.3" calcext:value-type="float">
            <text:p>66.3</text:p>
          </table:table-cell>
          <table:table-cell office:value-type="float" office:value="30023423434" calcext:value-type="float">
            <text:p>30023423434</text:p>
          </table:table-cell>
          <table:table-cell office:value-type="float" office:value="66.5" calcext:value-type="float">
            <text:p>66.5</text:p>
          </table:table-cell>
          <table:table-cell office:value-type="float" office:value="30120938093" calcext:value-type="float">
            <text:p>30120938093</text:p>
          </table:table-cell>
          <table:table-cell office:value-type="float" office:value="65.2" calcext:value-type="float">
            <text:p>65.2</text:p>
          </table:table-cell>
          <table:table-cell office:value-type="float" office:value="30198938909" calcext:value-type="float">
            <text:p>30198938909</text:p>
          </table:table-cell>
          <table:table-cell office:value-type="float" office:value="65.8" calcext:value-type="float">
            <text:p>65.8</text:p>
          </table:table-cell>
          <table:table-cell office:value-type="float" office:value="30298348898" calcext:value-type="float">
            <text:p>30298348898</text:p>
          </table:table-cell>
          <table:table-cell office:value-type="float" office:value="66.5" calcext:value-type="float">
            <text:p>66.5</text:p>
          </table:table-cell>
          <table:table-cell office:value-type="float" office:value="30100746598" calcext:value-type="float">
            <text:p>30100746598</text:p>
          </table:table-cell>
          <table:table-cell office:value-type="float" office:value="65.3" calcext:value-type="float">
            <text:p>65.3</text:p>
          </table:table-cell>
          <table:table-cell office:value-type="float" office:value="30083749833" calcext:value-type="float">
            <text:p>30083749833</text:p>
          </table:table-cell>
          <table:table-cell office:value-type="float" office:value="65.9" calcext:value-type="float">
            <text:p>65.9</text:p>
          </table:table-cell>
          <table:table-cell office:value-type="float" office:value="30239983422" calcext:value-type="float">
            <text:p>30239983422</text:p>
          </table:table-cell>
          <table:table-cell office:value-type="float" office:value="65.3" calcext:value-type="float">
            <text:p>65.3</text:p>
          </table:table-cell>
          <table:table-cell office:value-type="float" office:value="30023983498" calcext:value-type="float">
            <text:p>30023983498</text:p>
          </table:table-cell>
          <table:table-cell office:value-type="string" calcext:value-type="string">
            <text:p>65,1</text:p>
          </table:table-cell>
          <table:table-cell office:value-type="float" office:value="30084758343" calcext:value-type="float">
            <text:p>30084758343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32384788983" calcext:value-type="float">
            <text:p>32384788983</text:p>
          </table:table-cell>
          <table:table-cell office:value-type="float" office:value="90.3" calcext:value-type="float">
            <text:p>90.3</text:p>
          </table:table-cell>
          <table:table-cell office:value-type="float" office:value="32509304943" calcext:value-type="float">
            <text:p>32509304943</text:p>
          </table:table-cell>
          <table:table-cell office:value-type="float" office:value="83.44" calcext:value-type="float">
            <text:p>83.44</text:p>
          </table:table-cell>
          <table:table-cell office:value-type="float" office:value="30579221191" calcext:value-type="float">
            <text:p>30579221191</text:p>
          </table:table-cell>
          <table:table-cell office:value-type="float" office:value="67.4" calcext:value-type="float">
            <text:p>67.4</text:p>
          </table:table-cell>
          <table:table-cell office:value-type="float" office:value="31245079450" calcext:value-type="float">
            <text:p>31245079450</text:p>
          </table:table-cell>
          <table:table-cell office:value-type="float" office:value="69.7" calcext:value-type="float">
            <text:p>69.7</text:p>
          </table:table-cell>
          <table:table-cell office:value-type="float" office:value="31103976309" calcext:value-type="float">
            <text:p>31103976309</text:p>
          </table:table-cell>
          <table:table-cell office:value-type="float" office:value="64.8" calcext:value-type="float">
            <text:p>64.8</text:p>
          </table:table-cell>
          <table:table-cell office:value-type="float" office:value="31793049898" calcext:value-type="float">
            <text:p>31793049898</text:p>
          </table:table-cell>
          <table:table-cell office:value-type="float" office:value="66.1" calcext:value-type="float">
            <text:p>66.1</text:p>
          </table:table-cell>
          <table:table-cell office:value-type="float" office:value="30023423133" calcext:value-type="float">
            <text:p>30023423133</text:p>
          </table:table-cell>
          <table:table-cell office:value-type="float" office:value="65.5" calcext:value-type="float">
            <text:p>65.5</text:p>
          </table:table-cell>
          <table:table-cell office:value-type="float" office:value="30012398209" calcext:value-type="float">
            <text:p>30012398209</text:p>
          </table:table-cell>
          <table:table-cell office:value-type="float" office:value="65.7" calcext:value-type="float">
            <text:p>65.7</text:p>
          </table:table-cell>
          <table:table-cell office:value-type="float" office:value="30329834894" calcext:value-type="float">
            <text:p>30329834894</text:p>
          </table:table-cell>
          <table:table-cell office:value-type="float" office:value="65.2" calcext:value-type="float">
            <text:p>65.2</text:p>
          </table:table-cell>
          <table:table-cell office:value-type="float" office:value="30183749889" calcext:value-type="float">
            <text:p>30183749889</text:p>
          </table:table-cell>
          <table:table-cell office:value-type="float" office:value="66.8" calcext:value-type="float">
            <text:p>66.8</text:p>
          </table:table-cell>
          <table:table-cell office:value-type="float" office:value="30023823987" calcext:value-type="float">
            <text:p>30023823987</text:p>
          </table:table-cell>
          <table:table-cell office:value-type="float" office:value="66.8" calcext:value-type="float">
            <text:p>66.8</text:p>
          </table:table-cell>
          <table:table-cell office:value-type="float" office:value="30072387982" calcext:value-type="float">
            <text:p>30072387982</text:p>
          </table:table-cell>
          <table:table-cell office:value-type="float" office:value="65.2" calcext:value-type="float">
            <text:p>65.2</text:p>
          </table:table-cell>
          <table:table-cell office:value-type="float" office:value="30093487334" calcext:value-type="float">
            <text:p>30093487334</text:p>
          </table:table-cell>
          <table:table-cell office:value-type="float" office:value="66.4" calcext:value-type="float">
            <text:p>66.4</text:p>
          </table:table-cell>
          <table:table-cell office:value-type="float" office:value="29984734343" calcext:value-type="float">
            <text:p>29984734343</text:p>
          </table:table-cell>
          <table:table-cell office:value-type="float" office:value="66.1" calcext:value-type="float">
            <text:p>66.1</text:p>
          </table:table-cell>
          <table:table-cell office:value-type="float" office:value="30012000892" calcext:value-type="float">
            <text:p>30012000892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float" office:value="33748598342" calcext:value-type="float">
            <text:p>33748598342</text:p>
          </table:table-cell>
          <table:table-cell office:value-type="float" office:value="92.3" calcext:value-type="float">
            <text:p>92.3</text:p>
          </table:table-cell>
          <table:table-cell office:value-type="float" office:value="33983948798" calcext:value-type="float">
            <text:p>33983948798</text:p>
          </table:table-cell>
          <table:table-cell office:value-type="float" office:value="88.2" calcext:value-type="float">
            <text:p>88.2</text:p>
          </table:table-cell>
          <table:table-cell office:value-type="float" office:value="31905195845" calcext:value-type="float">
            <text:p>31905195845</text:p>
          </table:table-cell>
          <table:table-cell office:value-type="float" office:value="71.7" calcext:value-type="float">
            <text:p>71.7</text:p>
          </table:table-cell>
          <table:table-cell office:value-type="float" office:value="31095650369" calcext:value-type="float">
            <text:p>31095650369</text:p>
          </table:table-cell>
          <table:table-cell office:value-type="float" office:value="66.1" calcext:value-type="float">
            <text:p>66.1</text:p>
          </table:table-cell>
          <table:table-cell office:value-type="float" office:value="31065842225" calcext:value-type="float">
            <text:p>31065842225</text:p>
          </table:table-cell>
          <table:table-cell office:value-type="float" office:value="65.7" calcext:value-type="float">
            <text:p>65.7</text:p>
          </table:table-cell>
          <table:table-cell office:value-type="float" office:value="31283987384" calcext:value-type="float">
            <text:p>31283987384</text:p>
          </table:table-cell>
          <table:table-cell office:value-type="float" office:value="64.3" calcext:value-type="float">
            <text:p>64.3</text:p>
          </table:table-cell>
          <table:table-cell office:value-type="float" office:value="30124243434" calcext:value-type="float">
            <text:p>30124243434</text:p>
          </table:table-cell>
          <table:table-cell office:value-type="float" office:value="66.7" calcext:value-type="float">
            <text:p>66.7</text:p>
          </table:table-cell>
          <table:table-cell office:value-type="float" office:value="30238739833" calcext:value-type="float">
            <text:p>30238739833</text:p>
          </table:table-cell>
          <table:table-cell office:value-type="float" office:value="65.4" calcext:value-type="float">
            <text:p>65.4</text:p>
          </table:table-cell>
          <table:table-cell office:value-type="float" office:value="30134495874" calcext:value-type="float">
            <text:p>30134495874</text:p>
          </table:table-cell>
          <table:table-cell office:value-type="float" office:value="65.3" calcext:value-type="float">
            <text:p>65.3</text:p>
          </table:table-cell>
          <table:table-cell office:value-type="float" office:value="30188748794" calcext:value-type="float">
            <text:p>30188748794</text:p>
          </table:table-cell>
          <table:table-cell office:value-type="float" office:value="65.4" calcext:value-type="float">
            <text:p>65.4</text:p>
          </table:table-cell>
          <table:table-cell office:value-type="float" office:value="29973468433" calcext:value-type="float">
            <text:p>29973468433</text:p>
          </table:table-cell>
          <table:table-cell office:value-type="float" office:value="65.2" calcext:value-type="float">
            <text:p>65.2</text:p>
          </table:table-cell>
          <table:table-cell office:value-type="float" office:value="30287398293" calcext:value-type="float">
            <text:p>30287398293</text:p>
          </table:table-cell>
          <table:table-cell office:value-type="float" office:value="65.4" calcext:value-type="float">
            <text:p>65.4</text:p>
          </table:table-cell>
          <table:table-cell office:value-type="float" office:value="30283498344" calcext:value-type="float">
            <text:p>30283498344</text:p>
          </table:table-cell>
          <table:table-cell office:value-type="float" office:value="66.7" calcext:value-type="float">
            <text:p>66.7</text:p>
          </table:table-cell>
          <table:table-cell office:value-type="float" office:value="29834673434" calcext:value-type="float">
            <text:p>29834673434</text:p>
          </table:table-cell>
          <table:table-cell office:value-type="float" office:value="66.3" calcext:value-type="float">
            <text:p>66.3</text:p>
          </table:table-cell>
          <table:table-cell office:value-type="float" office:value="30438749843" calcext:value-type="float">
            <text:p>30438749843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float" office:value="33987623782" calcext:value-type="float">
            <text:p>33987623782</text:p>
          </table:table-cell>
          <table:table-cell office:value-type="float" office:value="94.1" calcext:value-type="float">
            <text:p>94.1</text:p>
          </table:table-cell>
          <table:table-cell office:value-type="float" office:value="33478398798" calcext:value-type="float">
            <text:p>33478398798</text:p>
          </table:table-cell>
          <table:table-cell office:value-type="float" office:value="80.7" calcext:value-type="float">
            <text:p>80.7</text:p>
          </table:table-cell>
          <table:table-cell office:value-type="float" office:value="31098403480" calcext:value-type="float">
            <text:p>31098403480</text:p>
          </table:table-cell>
          <table:table-cell office:value-type="float" office:value="73.4" calcext:value-type="float">
            <text:p>73.4</text:p>
          </table:table-cell>
          <table:table-cell office:value-type="float" office:value="30729628682" calcext:value-type="float">
            <text:p>30729628682</text:p>
          </table:table-cell>
          <table:table-cell office:value-type="float" office:value="66.5" calcext:value-type="float">
            <text:p>66.5</text:p>
          </table:table-cell>
          <table:table-cell office:value-type="float" office:value="31410968315" calcext:value-type="float">
            <text:p>31410968315</text:p>
          </table:table-cell>
          <table:table-cell office:value-type="float" office:value="65" calcext:value-type="float">
            <text:p>65</text:p>
          </table:table-cell>
          <table:table-cell office:value-type="float" office:value="30928378283" calcext:value-type="float">
            <text:p>30928378283</text:p>
          </table:table-cell>
          <table:table-cell office:value-type="float" office:value="64.2" calcext:value-type="float">
            <text:p>64.2</text:p>
          </table:table-cell>
          <table:table-cell office:value-type="float" office:value="30323432344" calcext:value-type="float">
            <text:p>30323432344</text:p>
          </table:table-cell>
          <table:table-cell office:value-type="float" office:value="67.4" calcext:value-type="float">
            <text:p>67.4</text:p>
          </table:table-cell>
          <table:table-cell office:value-type="float" office:value="30012328783" calcext:value-type="float">
            <text:p>30012328783</text:p>
          </table:table-cell>
          <table:table-cell office:value-type="float" office:value="66.4" calcext:value-type="float">
            <text:p>66.4</text:p>
          </table:table-cell>
          <table:table-cell office:value-type="float" office:value="30045783487" calcext:value-type="float">
            <text:p>30045783487</text:p>
          </table:table-cell>
          <table:table-cell office:value-type="float" office:value="64.3" calcext:value-type="float">
            <text:p>64.3</text:p>
          </table:table-cell>
          <table:table-cell office:value-type="float" office:value="30076458745" calcext:value-type="float">
            <text:p>30076458745</text:p>
          </table:table-cell>
          <table:table-cell office:value-type="float" office:value="65.3" calcext:value-type="float">
            <text:p>65.3</text:p>
          </table:table-cell>
          <table:table-cell office:value-type="float" office:value="29837498983" calcext:value-type="float">
            <text:p>29837498983</text:p>
          </table:table-cell>
          <table:table-cell office:value-type="float" office:value="65.7" calcext:value-type="float">
            <text:p>65.7</text:p>
          </table:table-cell>
          <table:table-cell office:value-type="float" office:value="30287348734" calcext:value-type="float">
            <text:p>30287348734</text:p>
          </table:table-cell>
          <table:table-cell office:value-type="float" office:value="66.5" calcext:value-type="float">
            <text:p>66.5</text:p>
          </table:table-cell>
          <table:table-cell office:value-type="float" office:value="30012387323" calcext:value-type="float">
            <text:p>30012387323</text:p>
          </table:table-cell>
          <table:table-cell office:value-type="float" office:value="65.3" calcext:value-type="float">
            <text:p>65.3</text:p>
          </table:table-cell>
          <table:table-cell office:value-type="float" office:value="30076438874" calcext:value-type="float">
            <text:p>30076438874</text:p>
          </table:table-cell>
          <table:table-cell office:value-type="float" office:value="65.7" calcext:value-type="float">
            <text:p>65.7</text:p>
          </table:table-cell>
          <table:table-cell office:value-type="float" office:value="30128398344" calcext:value-type="float">
            <text:p>30128398344</text:p>
          </table:table-cell>
          <table:table-cell office:value-type="float" office:value="65.7" calcext:value-type="float">
            <text:p>65.7</text:p>
          </table:table-cell>
        </table:table-row>
        <table:table-row table:style-name="ro1">
          <table:table-cell office:value-type="float" office:value="32987628378" calcext:value-type="float">
            <text:p>32987628378</text:p>
          </table:table-cell>
          <table:table-cell office:value-type="float" office:value="90.5" calcext:value-type="float">
            <text:p>90.5</text:p>
          </table:table-cell>
          <table:table-cell office:value-type="float" office:value="33928377983" calcext:value-type="float">
            <text:p>33928377983</text:p>
          </table:table-cell>
          <table:table-cell office:value-type="float" office:value="79.2" calcext:value-type="float">
            <text:p>79.2</text:p>
          </table:table-cell>
          <table:table-cell office:value-type="float" office:value="30988943994" calcext:value-type="float">
            <text:p>30988943994</text:p>
          </table:table-cell>
          <table:table-cell office:value-type="float" office:value="75.3" calcext:value-type="float">
            <text:p>75.3</text:p>
          </table:table-cell>
          <table:table-cell office:value-type="float" office:value="32898362066" calcext:value-type="float">
            <text:p>32898362066</text:p>
          </table:table-cell>
          <table:table-cell office:value-type="float" office:value="68.2" calcext:value-type="float">
            <text:p>68.2</text:p>
          </table:table-cell>
          <table:table-cell office:value-type="float" office:value="31470340039" calcext:value-type="float">
            <text:p>31470340039</text:p>
          </table:table-cell>
          <table:table-cell office:value-type="float" office:value="67.4" calcext:value-type="float">
            <text:p>67.4</text:p>
          </table:table-cell>
          <table:table-cell office:value-type="float" office:value="31489283972" calcext:value-type="float">
            <text:p>31489283972</text:p>
          </table:table-cell>
          <table:table-cell office:value-type="float" office:value="67.8" calcext:value-type="float">
            <text:p>67.8</text:p>
          </table:table-cell>
          <table:table-cell office:value-type="float" office:value="30123243435" calcext:value-type="float">
            <text:p>30123243435</text:p>
          </table:table-cell>
          <table:table-cell office:value-type="float" office:value="66.4" calcext:value-type="float">
            <text:p>66.4</text:p>
          </table:table-cell>
          <table:table-cell office:value-type="float" office:value="30123989909" calcext:value-type="float">
            <text:p>30123989909</text:p>
          </table:table-cell>
          <table:table-cell office:value-type="float" office:value="66.4" calcext:value-type="float">
            <text:p>66.4</text:p>
          </table:table-cell>
          <table:table-cell office:value-type="float" office:value="30065436584" calcext:value-type="float">
            <text:p>30065436584</text:p>
          </table:table-cell>
          <table:table-cell office:value-type="float" office:value="64.9" calcext:value-type="float">
            <text:p>64.9</text:p>
          </table:table-cell>
          <table:table-cell office:value-type="float" office:value="30023746454" calcext:value-type="float">
            <text:p>30023746454</text:p>
          </table:table-cell>
          <table:table-cell office:value-type="float" office:value="64.8" calcext:value-type="float">
            <text:p>64.8</text:p>
          </table:table-cell>
          <table:table-cell office:value-type="float" office:value="30028372387" calcext:value-type="float">
            <text:p>30028372387</text:p>
          </table:table-cell>
          <table:table-cell office:value-type="float" office:value="65.1" calcext:value-type="float">
            <text:p>65.1</text:p>
          </table:table-cell>
          <table:table-cell office:value-type="float" office:value="30018278273" calcext:value-type="float">
            <text:p>30018278273</text:p>
          </table:table-cell>
          <table:table-cell office:value-type="float" office:value="65.3" calcext:value-type="float">
            <text:p>65.3</text:p>
          </table:table-cell>
          <table:table-cell office:value-type="float" office:value="30328373847" calcext:value-type="float">
            <text:p>30328373847</text:p>
          </table:table-cell>
          <table:table-cell office:value-type="float" office:value="67.3" calcext:value-type="float">
            <text:p>67.3</text:p>
          </table:table-cell>
          <table:table-cell office:value-type="float" office:value="30108374983" calcext:value-type="float">
            <text:p>30108374983</text:p>
          </table:table-cell>
          <table:table-cell office:value-type="float" office:value="66.3" calcext:value-type="float">
            <text:p>66.3</text:p>
          </table:table-cell>
          <table:table-cell office:value-type="float" office:value="30047838723" calcext:value-type="float">
            <text:p>30047838723</text:p>
          </table:table-cell>
          <table:table-cell office:value-type="float" office:value="65.1" calcext:value-type="float">
            <text:p>65.1</text:p>
          </table:table-cell>
        </table:table-row>
        <table:table-row table:style-name="ro1">
          <table:table-cell office:value-type="float" office:value="33987238722" calcext:value-type="float">
            <text:p>33987238722</text:p>
          </table:table-cell>
          <table:table-cell office:value-type="float" office:value="90.4" calcext:value-type="float">
            <text:p>90.4</text:p>
          </table:table-cell>
          <table:table-cell office:value-type="float" office:value="32573849834" calcext:value-type="float">
            <text:p>32573849834</text:p>
          </table:table-cell>
          <table:table-cell office:value-type="float" office:value="77.4" calcext:value-type="float">
            <text:p>77.4</text:p>
          </table:table-cell>
          <table:table-cell office:value-type="float" office:value="31003439490" calcext:value-type="float">
            <text:p>31003439490</text:p>
          </table:table-cell>
          <table:table-cell office:value-type="float" office:value="74.8" calcext:value-type="float">
            <text:p>74.8</text:p>
          </table:table-cell>
          <table:table-cell office:value-type="float" office:value="31248496783" calcext:value-type="float">
            <text:p>31248496783</text:p>
          </table:table-cell>
          <table:table-cell office:value-type="float" office:value="70.2" calcext:value-type="float">
            <text:p>70.2</text:p>
          </table:table-cell>
          <table:table-cell office:value-type="float" office:value="32720212328" calcext:value-type="float">
            <text:p>32720212328</text:p>
          </table:table-cell>
          <table:table-cell office:value-type="float" office:value="66" calcext:value-type="float">
            <text:p>66</text:p>
          </table:table-cell>
          <table:table-cell office:value-type="float" office:value="31983748299" calcext:value-type="float">
            <text:p>31983748299</text:p>
          </table:table-cell>
          <table:table-cell office:value-type="float" office:value="67.2" calcext:value-type="float">
            <text:p>67.2</text:p>
          </table:table-cell>
          <table:table-cell office:value-type="float" office:value="30023353435" calcext:value-type="float">
            <text:p>30023353435</text:p>
          </table:table-cell>
          <table:table-cell office:value-type="float" office:value="64.8" calcext:value-type="float">
            <text:p>64.8</text:p>
          </table:table-cell>
          <table:table-cell office:value-type="float" office:value="30128998303" calcext:value-type="float">
            <text:p>30128998303</text:p>
          </table:table-cell>
          <table:table-cell office:value-type="float" office:value="65.6" calcext:value-type="float">
            <text:p>65.6</text:p>
          </table:table-cell>
          <table:table-cell office:value-type="float" office:value="30137644498" calcext:value-type="float">
            <text:p>30137644498</text:p>
          </table:table-cell>
          <table:table-cell office:value-type="float" office:value="66.4" calcext:value-type="float">
            <text:p>66.4</text:p>
          </table:table-cell>
          <table:table-cell office:value-type="float" office:value="30046253654" calcext:value-type="float">
            <text:p>30046253654</text:p>
          </table:table-cell>
          <table:table-cell office:value-type="float" office:value="66.6" calcext:value-type="float">
            <text:p>66.6</text:p>
          </table:table-cell>
          <table:table-cell office:value-type="float" office:value="30087374683" calcext:value-type="float">
            <text:p>30087374683</text:p>
          </table:table-cell>
          <table:table-cell office:value-type="float" office:value="66.8" calcext:value-type="float">
            <text:p>66.8</text:p>
          </table:table-cell>
          <table:table-cell office:value-type="float" office:value="30038238732" calcext:value-type="float">
            <text:p>30038238732</text:p>
          </table:table-cell>
          <table:table-cell office:value-type="float" office:value="65.9" calcext:value-type="float">
            <text:p>65.9</text:p>
          </table:table-cell>
          <table:table-cell office:value-type="float" office:value="30238349823" calcext:value-type="float">
            <text:p>30238349823</text:p>
          </table:table-cell>
          <table:table-cell office:value-type="float" office:value="67.2" calcext:value-type="float">
            <text:p>67.2</text:p>
          </table:table-cell>
          <table:table-cell office:value-type="float" office:value="30138738734" calcext:value-type="float">
            <text:p>30138738734</text:p>
          </table:table-cell>
          <table:table-cell office:value-type="float" office:value="66.1" calcext:value-type="float">
            <text:p>66.1</text:p>
          </table:table-cell>
          <table:table-cell office:value-type="float" office:value="30072309343" calcext:value-type="float">
            <text:p>30072309343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34132873874" calcext:value-type="float">
            <text:p>34132873874</text:p>
          </table:table-cell>
          <table:table-cell office:value-type="float" office:value="94.5" calcext:value-type="float">
            <text:p>94.5</text:p>
          </table:table-cell>
          <table:table-cell office:value-type="float" office:value="32873489845" calcext:value-type="float">
            <text:p>32873489845</text:p>
          </table:table-cell>
          <table:table-cell office:value-type="float" office:value="79.3" calcext:value-type="float">
            <text:p>79.3</text:p>
          </table:table-cell>
          <table:table-cell office:value-type="float" office:value="30001343545" calcext:value-type="float">
            <text:p>30001343545</text:p>
          </table:table-cell>
          <table:table-cell office:value-type="float" office:value="76.3" calcext:value-type="float">
            <text:p>76.3</text:p>
          </table:table-cell>
          <table:table-cell office:value-type="float" office:value="30068467776" calcext:value-type="float">
            <text:p>30068467776</text:p>
          </table:table-cell>
          <table:table-cell office:value-type="float" office:value="65.6" calcext:value-type="float">
            <text:p>65.6</text:p>
          </table:table-cell>
          <table:table-cell office:value-type="float" office:value="31963562915" calcext:value-type="float">
            <text:p>31963562915</text:p>
          </table:table-cell>
          <table:table-cell office:value-type="float" office:value="67" calcext:value-type="float">
            <text:p>67</text:p>
          </table:table-cell>
          <table:table-cell office:value-type="float" office:value="31938487394" calcext:value-type="float">
            <text:p>31938487394</text:p>
          </table:table-cell>
          <table:table-cell office:value-type="float" office:value="66.8" calcext:value-type="float">
            <text:p>66.8</text:p>
          </table:table-cell>
          <table:table-cell office:value-type="float" office:value="29902483445" calcext:value-type="float">
            <text:p>29902483445</text:p>
          </table:table-cell>
          <table:table-cell office:value-type="float" office:value="66.4" calcext:value-type="float">
            <text:p>66.4</text:p>
          </table:table-cell>
          <table:table-cell office:value-type="float" office:value="30012873980" calcext:value-type="float">
            <text:p>30012873980</text:p>
          </table:table-cell>
          <table:table-cell office:value-type="float" office:value="66.3" calcext:value-type="float">
            <text:p>66.3</text:p>
          </table:table-cell>
          <table:table-cell office:value-type="float" office:value="30017887389" calcext:value-type="float">
            <text:p>30017887389</text:p>
          </table:table-cell>
          <table:table-cell office:value-type="float" office:value="65.2" calcext:value-type="float">
            <text:p>65.2</text:p>
          </table:table-cell>
          <table:table-cell office:value-type="float" office:value="30023878783" calcext:value-type="float">
            <text:p>30023878783</text:p>
          </table:table-cell>
          <table:table-cell office:value-type="float" office:value="66.9" calcext:value-type="float">
            <text:p>66.9</text:p>
          </table:table-cell>
          <table:table-cell office:value-type="float" office:value="30187498343" calcext:value-type="float">
            <text:p>30187498343</text:p>
          </table:table-cell>
          <table:table-cell office:value-type="float" office:value="66.1" calcext:value-type="float">
            <text:p>66.1</text:p>
          </table:table-cell>
          <table:table-cell office:value-type="float" office:value="29809093434" calcext:value-type="float">
            <text:p>29809093434</text:p>
          </table:table-cell>
          <table:table-cell office:value-type="float" office:value="65.7" calcext:value-type="float">
            <text:p>65.7</text:p>
          </table:table-cell>
          <table:table-cell office:value-type="float" office:value="30083747634" calcext:value-type="float">
            <text:p>30083747634</text:p>
          </table:table-cell>
          <table:table-cell office:value-type="float" office:value="66.4" calcext:value-type="float">
            <text:p>66.4</text:p>
          </table:table-cell>
          <table:table-cell office:value-type="float" office:value="30278483743" calcext:value-type="float">
            <text:p>30278483743</text:p>
          </table:table-cell>
          <table:table-cell office:value-type="float" office:value="66.4" calcext:value-type="float">
            <text:p>66.4</text:p>
          </table:table-cell>
          <table:table-cell office:value-type="float" office:value="30078982309" calcext:value-type="float">
            <text:p>30078982309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float" office:value="34012872342" calcext:value-type="float">
            <text:p>34012872342</text:p>
          </table:table-cell>
          <table:table-cell office:value-type="float" office:value="92.4" calcext:value-type="float">
            <text:p>92.4</text:p>
          </table:table-cell>
          <table:table-cell office:value-type="float" office:value="32983498533" calcext:value-type="float">
            <text:p>32983498533</text:p>
          </table:table-cell>
          <table:table-cell office:value-type="float" office:value="80.4" calcext:value-type="float">
            <text:p>80.4</text:p>
          </table:table-cell>
          <table:table-cell office:value-type="float" office:value="31984803080" calcext:value-type="float">
            <text:p>31984803080</text:p>
          </table:table-cell>
          <table:table-cell office:value-type="float" office:value="71.4" calcext:value-type="float">
            <text:p>71.4</text:p>
          </table:table-cell>
          <table:table-cell office:value-type="float" office:value="31941067333" calcext:value-type="float">
            <text:p>31941067333</text:p>
          </table:table-cell>
          <table:table-cell office:value-type="float" office:value="67" calcext:value-type="float">
            <text:p>67</text:p>
          </table:table-cell>
          <table:table-cell office:value-type="float" office:value="31704168848" calcext:value-type="float">
            <text:p>31704168848</text:p>
          </table:table-cell>
          <table:table-cell office:value-type="float" office:value="65" calcext:value-type="float">
            <text:p>65</text:p>
          </table:table-cell>
          <table:table-cell office:value-type="float" office:value="31384798230" calcext:value-type="float">
            <text:p>31384798230</text:p>
          </table:table-cell>
          <table:table-cell office:value-type="float" office:value="66.1" calcext:value-type="float">
            <text:p>66.1</text:p>
          </table:table-cell>
          <table:table-cell office:value-type="float" office:value="30098349823" calcext:value-type="float">
            <text:p>30098349823</text:p>
          </table:table-cell>
          <table:table-cell office:value-type="float" office:value="65.8" calcext:value-type="float">
            <text:p>65.8</text:p>
          </table:table-cell>
          <table:table-cell office:value-type="float" office:value="30059894094" calcext:value-type="float">
            <text:p>30059894094</text:p>
          </table:table-cell>
          <table:table-cell office:value-type="float" office:value="65.8" calcext:value-type="float">
            <text:p>65.8</text:p>
          </table:table-cell>
          <table:table-cell office:value-type="float" office:value="30328878739" calcext:value-type="float">
            <text:p>30328878739</text:p>
          </table:table-cell>
          <table:table-cell office:value-type="float" office:value="67.5" calcext:value-type="float">
            <text:p>67.5</text:p>
          </table:table-cell>
          <table:table-cell office:value-type="float" office:value="30837887348" calcext:value-type="float">
            <text:p>30837887348</text:p>
          </table:table-cell>
          <table:table-cell office:value-type="float" office:value="66.2" calcext:value-type="float">
            <text:p>66.2</text:p>
          </table:table-cell>
          <table:table-cell office:value-type="float" office:value="30200736434" calcext:value-type="float">
            <text:p>30200736434</text:p>
          </table:table-cell>
          <table:table-cell office:value-type="float" office:value="65.2" calcext:value-type="float">
            <text:p>65.2</text:p>
          </table:table-cell>
          <table:table-cell office:value-type="float" office:value="29823898234" calcext:value-type="float">
            <text:p>29823898234</text:p>
          </table:table-cell>
          <table:table-cell office:value-type="float" office:value="65.8" calcext:value-type="float">
            <text:p>65.8</text:p>
          </table:table-cell>
          <table:table-cell office:value-type="float" office:value="30027387334" calcext:value-type="float">
            <text:p>30027387334</text:p>
          </table:table-cell>
          <table:table-cell office:value-type="float" office:value="66.2" calcext:value-type="float">
            <text:p>66.2</text:p>
          </table:table-cell>
          <table:table-cell office:value-type="float" office:value="30374658734" calcext:value-type="float">
            <text:p>30374658734</text:p>
          </table:table-cell>
          <table:table-cell office:value-type="float" office:value="67.3" calcext:value-type="float">
            <text:p>67.3</text:p>
          </table:table-cell>
          <table:table-cell office:value-type="float" office:value="30008478732" calcext:value-type="float">
            <text:p>30008478732</text:p>
          </table:table-cell>
          <table:table-cell office:value-type="float" office:value="65.1" calcext:value-type="float">
            <text:p>65.1</text:p>
          </table:table-cell>
        </table:table-row>
        <table:table-row table:style-name="ro1">
          <table:table-cell office:value-type="float" office:value="33298398371" calcext:value-type="float">
            <text:p>33298398371</text:p>
          </table:table-cell>
          <table:table-cell office:value-type="float" office:value="88.3" calcext:value-type="float">
            <text:p>88.3</text:p>
          </table:table-cell>
          <table:table-cell office:value-type="float" office:value="33123434560" calcext:value-type="float">
            <text:p>33123434560</text:p>
          </table:table-cell>
          <table:table-cell office:value-type="float" office:value="80.5" calcext:value-type="float">
            <text:p>80.5</text:p>
          </table:table-cell>
          <table:table-cell office:value-type="float" office:value="32001945985" calcext:value-type="float">
            <text:p>32001945985</text:p>
          </table:table-cell>
          <table:table-cell office:value-type="float" office:value="70.3" calcext:value-type="float">
            <text:p>70.3</text:p>
          </table:table-cell>
          <table:table-cell office:value-type="float" office:value="30792270737" calcext:value-type="float">
            <text:p>30792270737</text:p>
          </table:table-cell>
          <table:table-cell office:value-type="float" office:value="67" calcext:value-type="float">
            <text:p>67</text:p>
          </table:table-cell>
          <table:table-cell office:value-type="float" office:value="31598983408" calcext:value-type="float">
            <text:p>31598983408</text:p>
          </table:table-cell>
          <table:table-cell office:value-type="float" office:value="66.3" calcext:value-type="float">
            <text:p>66.3</text:p>
          </table:table-cell>
          <table:table-cell office:value-type="float" office:value="31983408239" calcext:value-type="float">
            <text:p>31983408239</text:p>
          </table:table-cell>
          <table:table-cell office:value-type="float" office:value="67.3" calcext:value-type="float">
            <text:p>67.3</text:p>
          </table:table-cell>
          <table:table-cell office:value-type="float" office:value="30029839893" calcext:value-type="float">
            <text:p>30029839893</text:p>
          </table:table-cell>
          <table:table-cell office:value-type="float" office:value="64.3" calcext:value-type="float">
            <text:p>64.3</text:p>
          </table:table-cell>
          <table:table-cell office:value-type="float" office:value="30398777874" calcext:value-type="float">
            <text:p>30398777874</text:p>
          </table:table-cell>
          <table:table-cell office:value-type="float" office:value="67.4" calcext:value-type="float">
            <text:p>67.4</text:p>
          </table:table-cell>
          <table:table-cell office:value-type="float" office:value="30173688797" calcext:value-type="float">
            <text:p>30173688797</text:p>
          </table:table-cell>
          <table:table-cell office:value-type="float" office:value="66.1" calcext:value-type="float">
            <text:p>66.1</text:p>
          </table:table-cell>
          <table:table-cell office:value-type="float" office:value="30183743948" calcext:value-type="float">
            <text:p>30183743948</text:p>
          </table:table-cell>
          <table:table-cell office:value-type="float" office:value="66.7" calcext:value-type="float">
            <text:p>66.7</text:p>
          </table:table-cell>
          <table:table-cell office:value-type="float" office:value="30238477634" calcext:value-type="float">
            <text:p>30238477634</text:p>
          </table:table-cell>
          <table:table-cell office:value-type="float" office:value="65.9" calcext:value-type="float">
            <text:p>65.9</text:p>
          </table:table-cell>
          <table:table-cell office:value-type="float" office:value="30092832402" calcext:value-type="float">
            <text:p>30092832402</text:p>
          </table:table-cell>
          <table:table-cell office:value-type="float" office:value="65.3" calcext:value-type="float">
            <text:p>65.3</text:p>
          </table:table-cell>
          <table:table-cell office:value-type="float" office:value="30734677783" calcext:value-type="float">
            <text:p>30734677783</text:p>
          </table:table-cell>
          <table:table-cell office:value-type="float" office:value="67.4" calcext:value-type="float">
            <text:p>67.4</text:p>
          </table:table-cell>
          <table:table-cell office:value-type="float" office:value="30283749822" calcext:value-type="float">
            <text:p>30283749822</text:p>
          </table:table-cell>
          <table:table-cell office:value-type="float" office:value="66.6" calcext:value-type="float">
            <text:p>66.6</text:p>
          </table:table-cell>
          <table:table-cell office:value-type="float" office:value="29873483498" calcext:value-type="float">
            <text:p>2987348349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2798398723" calcext:value-type="float">
            <text:p>32798398723</text:p>
          </table:table-cell>
          <table:table-cell office:value-type="float" office:value="90.8" calcext:value-type="float">
            <text:p>90.8</text:p>
          </table:table-cell>
          <table:table-cell office:value-type="float" office:value="33133943490" calcext:value-type="float">
            <text:p>33133943490</text:p>
          </table:table-cell>
          <table:table-cell office:value-type="float" office:value="82.3" calcext:value-type="float">
            <text:p>82.3</text:p>
          </table:table-cell>
          <table:table-cell office:value-type="float" office:value="31898039008" calcext:value-type="float">
            <text:p>31898039008</text:p>
          </table:table-cell>
          <table:table-cell office:value-type="float" office:value="75.6" calcext:value-type="float">
            <text:p>75.6</text:p>
          </table:table-cell>
          <table:table-cell office:value-type="float" office:value="29948873992" calcext:value-type="float">
            <text:p>29948873992</text:p>
          </table:table-cell>
          <table:table-cell office:value-type="float" office:value="67.2" calcext:value-type="float">
            <text:p>67.2</text:p>
          </table:table-cell>
          <table:table-cell office:value-type="float" office:value="31398499839" calcext:value-type="float">
            <text:p>31398499839</text:p>
          </table:table-cell>
          <table:table-cell office:value-type="float" office:value="65.7" calcext:value-type="float">
            <text:p>65.7</text:p>
          </table:table-cell>
          <table:table-cell office:value-type="float" office:value="30983742983" calcext:value-type="float">
            <text:p>30983742983</text:p>
          </table:table-cell>
          <table:table-cell office:value-type="float" office:value="67.8" calcext:value-type="float">
            <text:p>67.8</text:p>
          </table:table-cell>
          <table:table-cell office:value-type="float" office:value="30123249809" calcext:value-type="float">
            <text:p>30123249809</text:p>
          </table:table-cell>
          <table:table-cell office:value-type="float" office:value="64.7" calcext:value-type="float">
            <text:p>64.7</text:p>
          </table:table-cell>
          <table:table-cell office:value-type="float" office:value="30387098323" calcext:value-type="float">
            <text:p>30387098323</text:p>
          </table:table-cell>
          <table:table-cell office:value-type="float" office:value="67.3" calcext:value-type="float">
            <text:p>67.3</text:p>
          </table:table-cell>
          <table:table-cell office:value-type="float" office:value="30028735872" calcext:value-type="float">
            <text:p>30028735872</text:p>
          </table:table-cell>
          <table:table-cell office:value-type="float" office:value="66.2" calcext:value-type="float">
            <text:p>66.2</text:p>
          </table:table-cell>
          <table:table-cell office:value-type="float" office:value="30123887839" calcext:value-type="float">
            <text:p>30123887839</text:p>
          </table:table-cell>
          <table:table-cell office:value-type="float" office:value="66.8" calcext:value-type="float">
            <text:p>66.8</text:p>
          </table:table-cell>
          <table:table-cell office:value-type="float" office:value="30012764373" calcext:value-type="float">
            <text:p>30012764373</text:p>
          </table:table-cell>
          <table:table-cell office:value-type="float" office:value="65.1" calcext:value-type="float">
            <text:p>65.1</text:p>
          </table:table-cell>
          <table:table-cell office:value-type="float" office:value="30128394834" calcext:value-type="float">
            <text:p>30128394834</text:p>
          </table:table-cell>
          <table:table-cell office:value-type="float" office:value="65.5" calcext:value-type="float">
            <text:p>65.5</text:p>
          </table:table-cell>
          <table:table-cell office:value-type="float" office:value="30034348798" calcext:value-type="float">
            <text:p>30034348798</text:p>
          </table:table-cell>
          <table:table-cell office:value-type="float" office:value="64.3" calcext:value-type="float">
            <text:p>64.3</text:p>
          </table:table-cell>
          <table:table-cell office:value-type="float" office:value="30072300384" calcext:value-type="float">
            <text:p>30072300384</text:p>
          </table:table-cell>
          <table:table-cell office:value-type="float" office:value="65.2" calcext:value-type="float">
            <text:p>65.2</text:p>
          </table:table-cell>
          <table:table-cell office:value-type="float" office:value="30384598934" calcext:value-type="float">
            <text:p>30384598934</text:p>
          </table:table-cell>
          <table:table-cell office:value-type="float" office:value="66.4" calcext:value-type="float">
            <text:p>66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17:39:11.046183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2:37:33.470547350</meta:creation-date>
    <meta:editing-duration>P7DT13H34M23S</meta:editing-duration>
    <meta:editing-cycles>78</meta:editing-cycles>
    <meta:generator>LibreOffice/4.2.8.2$Linux_X86_64 LibreOffice_project/420m0$Build-2</meta:generator>
    <dc:date>2017-11-22T17:41:38.644237888</dc:date>
    <meta:document-statistic meta:table-count="16" meta:cell-count="9893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314cm" svg:height="10.067cm" xlink:href=".." xlink:type="simple" chart:class="chart:line" chart:style-name="ch1">
        <chart:title svg:x="9.007cm" svg:y="0.337cm" chart:style-name="ch2">
          <text:p>DT.A.21  MPI Benchmark </text:p>
        </chart:title>
        <chart:subtitle svg:x="7.658cm" svg:y="1.343cm" chart:style-name="ch3">
          <text:p>Benchmark on Actual testbed - Raspberry pi2</text:p>
        </chart:subtitle>
        <chart:legend chart:legend-position="end" svg:x="19.192cm" svg:y="4.485cm" style:legend-expansion="high" chart:style-name="ch4"/>
        <chart:plot-area chart:style-name="ch5" table:cell-range-address="Rpi2Graphs.B1:Rpi2Graphs.B14" svg:x="1.477cm" svg:y="2.253cm" svg:width="17.249cm" svg:height="6.632cm">
          <chartooo:coordinate-region svg:x="3.765cm" svg:y="2.452cm" svg:width="14.774cm" svg:height="5.786cm"/>
          <chart:axis chart:dimension="x" chart:name="primary-x" chart:style-name="ch6">
            <chart:title svg:x="8.774cm" svg:y="9.086cm" chart:style-name="ch7">
              <text:p>Number of Nodes</text:p>
            </chart:title>
          </chart:axis>
          <chart:axis chart:dimension="y" chart:name="primary-y" chart:style-name="ch6">
            <chart:title svg:x="0.451cm" svg:y="8.074cm" chart:style-name="ch8">
              <text:p>Number of Instructions per Nodes </text:p>
            </chart:title>
            <chart:grid chart:style-name="ch9" chart:class="major"/>
          </chart:axis>
          <chart:series chart:style-name="ch10" chart:values-cell-range-address="Rpi2Graphs.B1:Rpi2Graphs.B14" chart:class="chart:line">
            <chart:regression-curve chart:style-name="ch11">
              <chart:equation chart:display-equation="true" chart:display-r-square="false" svg:x="8.829cm" svg:y="3.312cm"/>
            </chart:regression-curve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25318280">
                <text:p>14225318280</text:p>
                <draw:g>
                  <svg:desc>Rpi2Graphs.B1:Rpi2Graphs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35127596">
                <text:p>11335127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20443262">
                <text:p>8120443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64985849">
                <text:p>6764985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25661192">
                <text:p>5625661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07786695">
                <text:p>4907786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76141504">
                <text:p>4176141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32602179">
                <text:p>4532602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92360338">
                <text:p>4492360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39620146">
                <text:p>3539620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48547004">
                <text:p>3448547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03339600">
                <text:p>3903339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31624931">
                <text:p>2931624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65268013">
                <text:p>2365268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32cm" svg:height="9cm" xlink:href="." xlink:type="simple" chart:class="chart:line" chart:style-name="ch1">
        <chart:title svg:x="10.552cm" svg:y="0.316cm" chart:style-name="ch2">
          <text:p>DT.21.A</text:p>
        </chart:title>
        <chart:subtitle svg:x="8.912cm" svg:y="1.301cm" chart:style-name="ch3">
          <text:p>NAS benchmark for MPI job</text:p>
        </chart:subtitle>
        <chart:legend chart:legend-position="end" svg:x="15.032cm" svg:y="3.703cm" style:legend-expansion="high" chart:style-name="ch4"/>
        <chart:plot-area chart:style-name="ch5" chart:data-source-has-labels="both" svg:x="1.467cm" svg:y="2.19cm" svg:width="13.109cm" svg:height="5.649cm">
          <chartooo:coordinate-region svg:x="1.903cm" svg:y="2.389cm" svg:width="12.486cm" svg:height="4.803cm"/>
          <chart:axis chart:dimension="x" chart:name="primary-x" chart:style-name="ch6" chartooo:axis-type="text">
            <chart:title svg:x="6.694cm" svg:y="8.019cm" chart:style-name="ch7">
              <text:p>Number of Nodes</text:p>
            </chart:title>
            <chart:categories table:cell-range-address="local-table.$A$2:.$A$14"/>
          </chart:axis>
          <chart:axis chart:dimension="y" chart:name="primary-y" chart:style-name="ch8">
            <chart:title svg:x="0.451cm" svg:y="6.606cm" chart:style-name="ch9">
              <text:p>Instructions per Node</text:p>
            </chart:title>
            <chart:grid chart:style-name="ch10" chart:class="major"/>
          </chart:axis>
          <chart:series chart:style-name="ch11" chart:values-cell-range-address="local-table.$B$2:.$B$14" chart:label-cell-address="local-table.$B$1" chart:class="chart:line">
            <chart:data-point chart:repeated="13"/>
          </chart:series>
          <chart:series chart:style-name="ch12" chart:values-cell-range-address="local-table.$C$2:.$C$14" chart:label-cell-address="local-table.$C$1" chart:class="chart:line">
            <chart:regression-curve chart:style-name="ch13">
              <chart:equation chart:display-equation="true" chart:display-r-square="false" svg:x="15.077cm" svg:y="5.434cm"/>
            </chart:regression-curve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_exc_time_on_rpi3</text:p>
              </table:table-cell>
              <table:table-cell office:value-type="string">
                <text:p>simulated_exc_time_on_cloudsi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88">
                <text:p>5.88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66">
                <text:p>5.66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2">
                <text:p>5.2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8">
                <text:p>4.48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4">
                <text:p>3.44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9">
                <text:p>3.69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1">
                <text:p>3.21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7">
                <text:p>3.87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7">
                <text:p>3.9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6">
                <text:p>2.9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5">
                <text:p>2.95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6">
                <text:p>3.46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5">
                <text:p>3.15</text:p>
              </table:table-cell>
              <table:table-cell office:value-type="float" office:value="2.18">
                <text:p>2.1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511cm" svg:height="12.272cm" xlink:href="." xlink:type="simple" chart:class="chart:line" chart:style-name="ch1">
        <chart:title svg:x="8.152cm" svg:y="0.381cm" chart:style-name="ch2">
          <text:p>Predicted and Actual Performance of Raspberry Pi v2 and v3</text:p>
        </chart:title>
        <chart:subtitle svg:x="11.883cm" svg:y="1.431cm" chart:style-name="ch3">
          <text:p>DT Benchmark for MPI job</text:p>
        </chart:subtitle>
        <chart:legend chart:legend-position="end" svg:x="22.457cm" svg:y="5.339cm" style:legend-expansion="high" chart:style-name="ch4"/>
        <chart:plot-area chart:style-name="ch5" chart:data-source-has-labels="both" svg:x="1.581cm" svg:y="2.385cm" svg:width="20.306cm" svg:height="8.661cm">
          <chartooo:coordinate-region svg:x="2.202cm" svg:y="2.584cm" svg:width="19.498cm" svg:height="7.815cm"/>
          <chart:axis chart:dimension="x" chart:name="primary-x" chart:style-name="ch6" chartooo:axis-type="text">
            <chart:title svg:x="10.407cm" svg:y="11.291cm" chart:style-name="ch7">
              <text:p>Number of Nodes</text:p>
            </chart:title>
            <chart:categories table:cell-range-address="local-table.$A$2:.$A$14"/>
          </chart:axis>
          <chart:axis chart:dimension="y" chart:name="primary-y" chart:style-name="ch8">
            <chart:title svg:x="0.451cm" svg:y="8.148cm" chart:style-name="ch9">
              <text:p>Execution_Time (s)</text:p>
            </chart:title>
            <chart:grid chart:style-name="ch10" chart:class="major"/>
          </chart:axis>
          <chart:series chart:style-name="ch11" chart:values-cell-range-address="local-table.$B$2:.$B$14" chart:label-cell-address="local-table.$B$1" chart:class="chart:line">
            <chart:data-point chart:repeated="13"/>
          </chart:series>
          <chart:series chart:style-name="ch12" chart:values-cell-range-address="local-table.$C$2:.$C$14" chart:label-cell-address="local-table.$C$1" chart:class="chart:line">
            <chart:data-point chart:repeated="13"/>
          </chart:series>
          <chart:series chart:style-name="ch13" chart:values-cell-range-address="local-table.$D$2:.$D$14" chart:label-cell-address="local-table.$D$1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_performance_of_rpi3</text:p>
              </table:table-cell>
              <table:table-cell office:value-type="string">
                <text:p>actual_performance_of_rpi3</text:p>
              </table:table-cell>
              <table:table-cell office:value-type="string">
                <text:p>actual_performance_of_rpi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67">
                <text:p>6.67</text:p>
              </table:table-cell>
              <table:table-cell office:value-type="float" office:value="5.88">
                <text:p>5.88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1">
                <text:p>5.31</text:p>
              </table:table-cell>
              <table:table-cell office:value-type="float" office:value="5.66">
                <text:p>5.6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1">
                <text:p>3.81</text:p>
              </table:table-cell>
              <table:table-cell office:value-type="float" office:value="5.2">
                <text:p>5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7">
                <text:p>3.17</text:p>
              </table:table-cell>
              <table:table-cell office:value-type="float" office:value="4.48">
                <text:p>4.4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4">
                <text:p>2.64</text:p>
              </table:table-cell>
              <table:table-cell office:value-type="float" office:value="3.44">
                <text:p>3.4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">
                <text:p>2.3</text:p>
              </table:table-cell>
              <table:table-cell office:value-type="float" office:value="3.69">
                <text:p>3.6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6">
                <text:p>1.96</text:p>
              </table:table-cell>
              <table:table-cell office:value-type="float" office:value="3.21">
                <text:p>3.2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8">
                <text:p>2.18</text:p>
              </table:table-cell>
              <table:table-cell office:value-type="float" office:value="3.87">
                <text:p>3.8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">
                <text:p>2.1</text:p>
              </table:table-cell>
              <table:table-cell office:value-type="float" office:value="3.97">
                <text:p>3.9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6">
                <text:p>1.66</text:p>
              </table:table-cell>
              <table:table-cell office:value-type="float" office:value="2.96">
                <text:p>2.9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2">
                <text:p>1.62</text:p>
              </table:table-cell>
              <table:table-cell office:value-type="float" office:value="2.95">
                <text:p>2.9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3">
                <text:p>1.83</text:p>
              </table:table-cell>
              <table:table-cell office:value-type="float" office:value="3.46">
                <text:p>3.4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4">
                <text:p>1.84</text:p>
              </table:table-cell>
              <table:table-cell office:value-type="float" office:value="3.15">
                <text:p>3.15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04cm" svg:y="3.952cm" style:legend-expansion="high" chart:style-name="ch2"/>
        <chart:plot-area chart:style-name="ch3" table:cell-range-address="'Predicted-Result'.A1:'Predicted-Result'.A3" svg:x="0.32cm" svg:y="0.18cm" svg:width="11.264cm" svg:height="8.64cm">
          <chartooo:coordinate-region svg:x="2.608cm" svg:y="0.38cm" svg:width="8.88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redicted-Result'.A1:'Predicted-Result'.A3" chart:class="chart:line">
            <chart:regression-curve chart:style-name="ch7">
              <chart:equation chart:display-equation="true" chart:display-r-square="false" svg:x="4.34cm" svg:y="0.817cm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25318280">
                <text:p>14225318280</text:p>
                <draw:g>
                  <svg:desc>'Predicted-Result'.A1:'Predicted-Result'.A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35127596">
                <text:p>11335127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20443262">
                <text:p>812044326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3.604cm" svg:height="17.319cm" xlink:href="." xlink:type="simple" chart:class="chart:line" chart:style-name="ch1">
        <chart:title svg:x="10.382cm" svg:y="0.482cm" chart:style-name="ch2">
          <text:p>Actual and Simulated Execution Time for Raspberry Pi 1,2 and 3</text:p>
        </chart:title>
        <chart:subtitle svg:x="11.705cm" svg:y="1.633cm" chart:style-name="ch3">
          <text:p>Data Traffic Benchmark DT - NAS Benchmark for MPI Job</text:p>
        </chart:subtitle>
        <chart:legend chart:legend-position="end" svg:x="28.715cm" svg:y="7.364cm" style:legend-expansion="high" chart:style-name="ch4"/>
        <chart:plot-area chart:style-name="ch5" chart:data-source-has-labels="both" svg:x="1.683cm" svg:y="2.688cm" svg:width="26.36cm" svg:height="13.304cm">
          <chartooo:coordinate-region svg:x="2.304cm" svg:y="2.887cm" svg:width="25.036cm" svg:height="12.458cm"/>
          <chart:axis chart:dimension="x" chart:name="primary-x" chart:style-name="ch6" chartooo:axis-type="auto">
            <chartooo:date-scale/>
            <chart:title svg:x="13.536cm" svg:y="16.338cm" chart:style-name="ch7">
              <text:p>Number of Nodes</text:p>
            </chart:title>
            <chart:categories table:cell-range-address="local-table.$A$2:.$A$14"/>
          </chart:axis>
          <chart:axis chart:dimension="y" chart:name="primary-y" chart:style-name="ch8">
            <chart:title svg:x="0.451cm" svg:y="10.072cm" chart:style-name="ch9">
              <text:p>Time ( S )</text:p>
            </chart:title>
            <chart:grid chart:style-name="ch10" chart:class="major"/>
          </chart:axis>
          <chart:series chart:style-name="ch11" chart:values-cell-range-address="local-table.$B$2:.$B$14" chart:label-cell-address="local-table.$B$1" chart:class="chart:line">
            <chart:data-point chart:repeated="13"/>
          </chart:series>
          <chart:series chart:style-name="ch12" chart:values-cell-range-address="local-table.$C$2:.$C$14" chart:label-cell-address="local-table.$C$1" chart:class="chart:line">
            <chart:data-point chart:repeated="13"/>
          </chart:series>
          <chart:series chart:style-name="ch13" chart:values-cell-range-address="local-table.$D$2:.$D$14" chart:label-cell-address="local-table.$D$1" chart:class="chart:line">
            <chart:data-point chart:repeated="13"/>
          </chart:series>
          <chart:series chart:style-name="ch14" chart:values-cell-range-address="local-table.$E$2:.$E$14" chart:label-cell-address="local-table.$E$1" chart:class="chart:line">
            <chart:data-point chart:repeated="13"/>
          </chart:series>
          <chart:series chart:style-name="ch15" chart:values-cell-range-address="local-table.$F$2:.$F$14" chart:label-cell-address="local-table.$F$1" chart:class="chart:line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ulated_raspberrypi3</text:p>
              </table:table-cell>
              <table:table-cell office:value-type="string">
                <text:p>actual_raspberrypi3</text:p>
              </table:table-cell>
              <table:table-cell office:value-type="string">
                <text:p>actual_raspberrypi2</text:p>
              </table:table-cell>
              <table:table-cell office:value-type="string">
                <text:p>actual_raspberrypi1</text:p>
              </table:table-cell>
              <table:table-cell office:value-type="string">
                <text:p>simulated_raspberrypi1</text:p>
              </table:table-cell>
            </table:table-row>
          </table:table-header-rows>
          <table:table-rows>
            <table:table-row>
              <table:table-cell office:value-type="string">
                <text:p>1 node</text:p>
              </table:table-cell>
              <table:table-cell office:value-type="float" office:value="6.67">
                <text:p>6.67</text:p>
              </table:table-cell>
              <table:table-cell office:value-type="float" office:value="5.88">
                <text:p>5.88</text:p>
              </table:table-cell>
              <table:table-cell office:value-type="float" office:value="17.28">
                <text:p>17.28</text:p>
              </table:table-cell>
              <table:table-cell office:value-type="float" office:value="65.18">
                <text:p>65.18</text:p>
              </table:table-cell>
              <table:table-cell office:value-type="float" office:value="24.59">
                <text:p>24.59</text:p>
              </table:table-cell>
            </table:table-row>
            <table:table-row>
              <table:table-cell office:value-type="string">
                <text:p>2 nodes</text:p>
              </table:table-cell>
              <table:table-cell office:value-type="float" office:value="5.31">
                <text:p>5.31</text:p>
              </table:table-cell>
              <table:table-cell office:value-type="float" office:value="5.66">
                <text:p>5.66</text:p>
              </table:table-cell>
              <table:table-cell office:value-type="float" office:value="10.6">
                <text:p>10.6</text:p>
              </table:table-cell>
              <table:table-cell office:value-type="float" office:value="37.09">
                <text:p>37.09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3 nodes</text:p>
              </table:table-cell>
              <table:table-cell office:value-type="float" office:value="3.81">
                <text:p>3.81</text:p>
              </table:table-cell>
              <table:table-cell office:value-type="float" office:value="5.2">
                <text:p>5.2</text:p>
              </table:table-cell>
              <table:table-cell office:value-type="float" office:value="7.8">
                <text:p>7.8</text:p>
              </table:table-cell>
              <table:table-cell office:value-type="float" office:value="26.81">
                <text:p>26.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 nodes</text:p>
              </table:table-cell>
              <table:table-cell office:value-type="float" office:value="3.17">
                <text:p>3.17</text:p>
              </table:table-cell>
              <table:table-cell office:value-type="float" office:value="4.48">
                <text:p>4.48</text:p>
              </table:table-cell>
              <table:table-cell office:value-type="float" office:value="6.5">
                <text:p>6.5</text:p>
              </table:table-cell>
              <table:table-cell office:value-type="float" office:value="22.17">
                <text:p>22.17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5 nodes</text:p>
              </table:table-cell>
              <table:table-cell office:value-type="float" office:value="2.64">
                <text:p>2.64</text:p>
              </table:table-cell>
              <table:table-cell office:value-type="float" office:value="3.44">
                <text:p>3.44</text:p>
              </table:table-cell>
              <table:table-cell office:value-type="float" office:value="5.2">
                <text:p>5.2</text:p>
              </table:table-cell>
              <table:table-cell office:value-type="float" office:value="16.98">
                <text:p>16.98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6 nodes</text:p>
              </table:table-cell>
              <table:table-cell office:value-type="float" office:value="2.3">
                <text:p>2.3</text:p>
              </table:table-cell>
              <table:table-cell office:value-type="float" office:value="3.69">
                <text:p>3.69</text:p>
              </table:table-cell>
              <table:table-cell office:value-type="float" office:value="4.9">
                <text:p>4.9</text:p>
              </table:table-cell>
              <table:table-cell office:value-type="float" office:value="14.46">
                <text:p>14.46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7 nodes</text:p>
              </table:table-cell>
              <table:table-cell office:value-type="float" office:value="1.96">
                <text:p>1.96</text:p>
              </table:table-cell>
              <table:table-cell office:value-type="float" office:value="3.21">
                <text:p>3.21</text:p>
              </table:table-cell>
              <table:table-cell office:value-type="float" office:value="3.9">
                <text:p>3.9</text:p>
              </table:table-cell>
              <table:table-cell office:value-type="float" office:value="12.31">
                <text:p>12.3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 nodes</text:p>
              </table:table-cell>
              <table:table-cell office:value-type="float" office:value="2.18">
                <text:p>2.18</text:p>
              </table:table-cell>
              <table:table-cell office:value-type="float" office:value="3.87">
                <text:p>3.87</text:p>
              </table:table-cell>
              <table:table-cell office:value-type="float" office:value="4.2">
                <text:p>4.2</text:p>
              </table:table-cell>
              <table:table-cell office:value-type="float" office:value="12.62">
                <text:p>12.62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9 nodes</text:p>
              </table:table-cell>
              <table:table-cell office:value-type="float" office:value="2.1">
                <text:p>2.1</text:p>
              </table:table-cell>
              <table:table-cell office:value-type="float" office:value="3.97">
                <text:p>3.97</text:p>
              </table:table-cell>
              <table:table-cell office:value-type="float" office:value="4.1">
                <text:p>4.1</text:p>
              </table:table-cell>
              <table:table-cell office:value-type="float" office:value="10.58">
                <text:p>10.58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10 nodes</text:p>
              </table:table-cell>
              <table:table-cell office:value-type="float" office:value="1.66">
                <text:p>1.66</text:p>
              </table:table-cell>
              <table:table-cell office:value-type="float" office:value="2.96">
                <text:p>2.96</text:p>
              </table:table-cell>
              <table:table-cell office:value-type="float" office:value="3.9">
                <text:p>3.9</text:p>
              </table:table-cell>
              <table:table-cell office:value-type="float" office:value="9.87">
                <text:p>9.8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 nodes</text:p>
              </table:table-cell>
              <table:table-cell office:value-type="float" office:value="1.62">
                <text:p>1.62</text:p>
              </table:table-cell>
              <table:table-cell office:value-type="float" office:value="2.95">
                <text:p>2.95</text:p>
              </table:table-cell>
              <table:table-cell office:value-type="float" office:value="3.9">
                <text:p>3.9</text:p>
              </table:table-cell>
              <table:table-cell office:value-type="float" office:value="8.99">
                <text:p>8.99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12 nodes</text:p>
              </table:table-cell>
              <table:table-cell office:value-type="float" office:value="1.83">
                <text:p>1.83</text:p>
              </table:table-cell>
              <table:table-cell office:value-type="float" office:value="3.46">
                <text:p>3.46</text:p>
              </table:table-cell>
              <table:table-cell office:value-type="float" office:value="4.4">
                <text:p>4.4</text:p>
              </table:table-cell>
              <table:table-cell office:value-type="float" office:value="9.31">
                <text:p>9.31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13 nodes</text:p>
              </table:table-cell>
              <table:table-cell office:value-type="float" office:value="1.84">
                <text:p>1.84</text:p>
              </table:table-cell>
              <table:table-cell office:value-type="float" office:value="3.15">
                <text:p>3.15</text:p>
              </table:table-cell>
              <table:table-cell office:value-type="float" office:value="3.5">
                <text:p>3.5</text:p>
              </table:table-cell>
              <table:table-cell office:value-type="float" office:value="8.79">
                <text:p>8.79</text:p>
              </table:table-cell>
              <table:table-cell office:value-type="float" office:value="5.05">
                <text:p>5.0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04cm" svg:y="3.952cm" style:legend-expansion="high" chart:style-name="ch2"/>
        <chart:plot-area chart:style-name="ch3" table:cell-range-address="'Predicted-Result'.A1:'Predicted-Result'.A4" svg:x="0.32cm" svg:y="0.18cm" svg:width="11.264cm" svg:height="8.64cm">
          <chartooo:coordinate-region svg:x="2.608cm" svg:y="0.38cm" svg:width="8.88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redicted-Result'.A1:'Predicted-Result'.A4" chart:class="chart:line">
            <chart:regression-curve chart:style-name="ch7">
              <chart:equation chart:display-equation="true" chart:display-r-square="fals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25318280">
                <text:p>14225318280</text:p>
                <draw:g>
                  <svg:desc>'Predicted-Result'.A1:'Predicted-Result'.A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35127596">
                <text:p>11335127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20443262">
                <text:p>8120443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64985849">
                <text:p>676498584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04cm" svg:y="3.952cm" style:legend-expansion="high" chart:style-name="ch2"/>
        <chart:plot-area chart:style-name="ch3" table:cell-range-address="'Predicted-Result'.A1:'Predicted-Result'.A5" svg:x="0.32cm" svg:y="0.18cm" svg:width="11.264cm" svg:height="8.64cm">
          <chartooo:coordinate-region svg:x="2.608cm" svg:y="0.38cm" svg:width="8.88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redicted-Result'.A1:'Predicted-Result'.A5" chart:class="chart:line">
            <chart:regression-curve chart:style-name="ch7">
              <chart:equation chart:display-equation="true" chart:display-r-square="false" svg:x="3.351cm" svg:y="0.649cm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25318280">
                <text:p>14225318280</text:p>
                <draw:g>
                  <svg:desc>'Predicted-Result'.A1:'Predicted-Result'.A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35127596">
                <text:p>11335127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20443262">
                <text:p>8120443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64985849">
                <text:p>6764985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25661192">
                <text:p>562566119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04cm" svg:y="3.952cm" style:legend-expansion="high" chart:style-name="ch2"/>
        <chart:plot-area chart:style-name="ch3" table:cell-range-address="'Predicted-Result'.A1:'Predicted-Result'.A6" svg:x="0.32cm" svg:y="0.18cm" svg:width="11.264cm" svg:height="8.64cm">
          <chartooo:coordinate-region svg:x="2.608cm" svg:y="0.38cm" svg:width="8.88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redicted-Result'.A1:'Predicted-Result'.A6" chart:class="chart:line">
            <chart:regression-curve chart:style-name="ch7">
              <chart:equation chart:display-equation="true" chart:display-r-square="fals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25318280">
                <text:p>14225318280</text:p>
                <draw:g>
                  <svg:desc>'Predicted-Result'.A1:'Predicted-Result'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35127596">
                <text:p>11335127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20443262">
                <text:p>8120443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64985849">
                <text:p>6764985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25661192">
                <text:p>5625661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07786695">
                <text:p>490778669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04cm" svg:y="3.952cm" style:legend-expansion="high" chart:style-name="ch2"/>
        <chart:plot-area chart:style-name="ch3" table:cell-range-address="'Predicted-Result'.A1:'Predicted-Result'.A7" svg:x="0.32cm" svg:y="0.18cm" svg:width="11.264cm" svg:height="8.64cm">
          <chartooo:coordinate-region svg:x="2.608cm" svg:y="0.38cm" svg:width="8.88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redicted-Result'.A1:'Predicted-Result'.A7" chart:class="chart:line">
            <chart:regression-curve chart:style-name="ch7">
              <chart:equation chart:display-equation="true" chart:display-r-square="fals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25318280">
                <text:p>14225318280</text:p>
                <draw:g>
                  <svg:desc>'Predicted-Result'.A1:'Predicted-Result'.A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35127596">
                <text:p>11335127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20443262">
                <text:p>8120443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64985849">
                <text:p>6764985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25661192">
                <text:p>5625661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07786695">
                <text:p>4907786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76141504">
                <text:p>417614150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9.219cm" svg:height="20.4cm" xlink:href="." xlink:type="simple" chart:class="chart:line" chart:style-name="ch1">
        <chart:title svg:x="15.107cm" svg:y="0.544cm" chart:style-name="ch2">
          <text:p>Predicted and actual Number of Instructions </text:p>
        </chart:title>
        <chart:subtitle svg:x="15.94cm" svg:y="1.757cm" chart:style-name="ch3">
          <text:p>Dt - MPI job runs on Raspberry Pi Cluster</text:p>
        </chart:subtitle>
        <chart:legend chart:legend-position="end" svg:x="34.435cm" svg:y="8.656cm" style:legend-expansion="high" chart:style-name="ch4"/>
        <chart:plot-area chart:style-name="ch5" chart:data-source-has-labels="both" svg:x="1.795cm" svg:y="2.874cm" svg:width="31.856cm" svg:height="16.137cm">
          <chartooo:coordinate-region svg:x="4.083cm" svg:y="3.074cm" svg:width="29.381cm" svg:height="15.29cm"/>
          <chart:axis chart:dimension="x" chart:name="primary-x" chart:style-name="ch6" chartooo:axis-type="text">
            <chart:title svg:x="16.396cm" svg:y="19.419cm" chart:style-name="ch7">
              <text:p>Number of Nodes</text:p>
            </chart:title>
            <chart:categories table:cell-range-address="local-table.$A$2:.$A$15"/>
          </chart:axis>
          <chart:axis chart:dimension="y" chart:name="primary-y" chart:style-name="ch8">
            <chart:title svg:x="0.451cm" svg:y="12.613cm" chart:style-name="ch9">
              <text:p>Number of Instractions</text:p>
            </chart:title>
            <chart:grid chart:style-name="ch10" chart:class="major"/>
          </chart:axis>
          <chart:series chart:style-name="ch11" chart:values-cell-range-address="local-table.$B$2:.$B$15" chart:label-cell-address="local-table.$B$1" chart:class="chart:line">
            <chart:data-point chart:repeated="14"/>
          </chart:series>
          <chart:series chart:style-name="ch12" chart:values-cell-range-address="local-table.$C$2:.$C$15" chart:label-cell-address="local-table.$C$1" chart:class="chart:line">
            <chart:data-point chart:repeated="14"/>
          </chart:series>
          <chart:series chart:style-name="ch13" chart:values-cell-range-address="local-table.$D$2:.$D$15" chart:label-cell-address="local-table.$D$1" chart:class="chart:line">
            <chart:data-point chart:repeated="14"/>
          </chart:series>
          <chart:series chart:style-name="ch14" chart:values-cell-range-address="local-table.$E$2:.$E$15" chart:label-cell-address="local-table.$E$1" chart:class="chart:line">
            <chart:data-point chart:repeated="14"/>
          </chart:series>
          <chart:series chart:style-name="ch15" chart:values-cell-range-address="local-table.$F$2:.$F$15" chart:label-cell-address="local-table.$F$1" chart:class="chart:line">
            <chart:data-point chart:repeated="14"/>
          </chart:series>
          <chart:series chart:style-name="ch16" chart:values-cell-range-address="local-table.$G$2:.$G$15" chart:label-cell-address="local-table.$G$1" chart:class="chart:line">
            <chart:data-point chart:repeated="1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predicted_based_on_3</text:p>
              </table:table-cell>
              <table:table-cell office:value-type="string">
                <text:p>predicted_based_on_4</text:p>
              </table:table-cell>
              <table:table-cell office:value-type="string">
                <text:p>predicted_based_on_5</text:p>
              </table:table-cell>
              <table:table-cell office:value-type="string">
                <text:p>predicted_based_on_6</text:p>
              </table:table-cell>
              <table:table-cell office:value-type="string">
                <text:p>predicted_based_on_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25318280">
                <text:p>14225318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35127596">
                <text:p>11335127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20443262">
                <text:p>8120443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64985849">
                <text:p>6764985849</text:p>
              </table:table-cell>
              <table:table-cell office:value-type="float" office:value="7428305925.16544">
                <text:p>7428305925.1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25661192">
                <text:p>5625661192</text:p>
              </table:table-cell>
              <table:table-cell office:value-type="float" office:value="6657960479.37337">
                <text:p>6657960479.37337</text:p>
              </table:table-cell>
              <table:table-cell office:value-type="float" office:value="6239020081.04161">
                <text:p>6239020081.04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07786695">
                <text:p>4907786695</text:p>
              </table:table-cell>
              <table:table-cell office:value-type="float" office:value="6088232145.06559">
                <text:p>6088232145.06559</text:p>
              </table:table-cell>
              <table:table-cell office:value-type="float" office:value="5652281801.68969">
                <text:p>5652281801.68969</text:p>
              </table:table-cell>
              <table:table-cell office:value-type="float" office:value="5346927750.57347">
                <text:p>5346927750.57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76141504">
                <text:p>4176141504</text:p>
              </table:table-cell>
              <table:table-cell office:value-type="float" office:value="5644740600.6979">
                <text:p>5644740600.6979</text:p>
              </table:table-cell>
              <table:table-cell office:value-type="float" office:value="5199464873.17318">
                <text:p>5199464873.17318</text:p>
              </table:table-cell>
              <table:table-cell office:value-type="float" office:value="4887011259.18725">
                <text:p>4887011259.18725</text:p>
              </table:table-cell>
              <table:table-cell office:value-type="float" office:value="4707929240.78899">
                <text:p>4707929240.78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32602179">
                <text:p>4532602179</text:p>
              </table:table-cell>
              <table:table-cell office:value-type="float" office:value="5286770250.4146">
                <text:p>5286770250.4146</text:p>
              </table:table-cell>
              <table:table-cell office:value-type="float" office:value="4836646425.2885">
                <text:p>4836646425.2885</text:p>
              </table:table-cell>
              <table:table-cell office:value-type="float" office:value="4520715565.55805">
                <text:p>4520715565.55805</text:p>
              </table:table-cell>
              <table:table-cell office:value-type="float" office:value="4339303472.64089">
                <text:p>4339303472.64089</text:p>
              </table:table-cell>
              <table:table-cell office:value-type="float" office:value="4153172548.00683">
                <text:p>4153172548.00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92360338">
                <text:p>4492360338</text:p>
              </table:table-cell>
              <table:table-cell office:value-type="float" office:value="4989909008.27559">
                <text:p>4989909008.27559</text:p>
              </table:table-cell>
              <table:table-cell office:value-type="float" office:value="4537691394.62829">
                <text:p>4537691394.62829</text:p>
              </table:table-cell>
              <table:table-cell office:value-type="float" office:value="4220477386.10276">
                <text:p>4220477386.10276</text:p>
              </table:table-cell>
              <table:table-cell office:value-type="float" office:value="4038185601.79376">
                <text:p>4038185601.79376</text:p>
              </table:table-cell>
              <table:table-cell office:value-type="float" office:value="3850879277.75158">
                <text:p>3850879277.75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39620146">
                <text:p>3539620146</text:p>
              </table:table-cell>
              <table:table-cell office:value-type="float" office:value="4738510737.89793">
                <text:p>4738510737.89793</text:p>
              </table:table-cell>
              <table:table-cell office:value-type="float" office:value="4285959551.50439">
                <text:p>4285959551.50439</text:p>
              </table:table-cell>
              <table:table-cell office:value-type="float" office:value="3968841670.30576">
                <text:p>3968841670.30576</text:p>
              </table:table-cell>
              <table:table-cell office:value-type="float" office:value="3786576509.44693">
                <text:p>3786576509.44693</text:p>
              </table:table-cell>
              <table:table-cell office:value-type="float" office:value="3599161630.96866">
                <text:p>3599161630.968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48547004">
                <text:p>3448547004</text:p>
              </table:table-cell>
              <table:table-cell office:value-type="float" office:value="4522022187.33279">
                <text:p>4522022187.33279</text:p>
              </table:table-cell>
              <table:table-cell office:value-type="float" office:value="4070292316.64472">
                <text:p>4070292316.64472</text:p>
              </table:table-cell>
              <table:table-cell office:value-type="float" office:value="3754159089.23042">
                <text:p>3754159089.23042</text:p>
              </table:table-cell>
              <table:table-cell office:value-type="float" office:value="3572500912.92754">
                <text:p>3572500912.92754</text:p>
              </table:table-cell>
              <table:table-cell office:value-type="float" office:value="3385659731.30396">
                <text:p>3385659731.303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03339600">
                <text:p>3903339600</text:p>
              </table:table-cell>
              <table:table-cell office:value-type="float" office:value="4333031636.87806">
                <text:p>4333031636.87806</text:p>
              </table:table-cell>
              <table:table-cell office:value-type="float" office:value="3882893605.25698">
                <text:p>3882893605.25698</text:p>
              </table:table-cell>
              <table:table-cell office:value-type="float" office:value="3568325345.59574">
                <text:p>3568325345.59574</text:p>
              </table:table-cell>
              <table:table-cell office:value-type="float" office:value="3387650825.64667">
                <text:p>3387650825.64667</text:p>
              </table:table-cell>
              <table:table-cell office:value-type="float" office:value="3201825912.8585">
                <text:p>3201825912.85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31624931">
                <text:p>2931624931</text:p>
              </table:table-cell>
              <table:table-cell office:value-type="float" office:value="4166160056.26693">
                <text:p>4166160056.26693</text:p>
              </table:table-cell>
              <table:table-cell office:value-type="float" office:value="3718132097.97983">
                <text:p>3718132097.97983</text:p>
              </table:table-cell>
              <table:table-cell office:value-type="float" office:value="3405509068.97079">
                <text:p>3405509068.97079</text:p>
              </table:table-cell>
              <table:table-cell office:value-type="float" office:value="3226063309.63079">
                <text:p>3226063309.63079</text:p>
              </table:table-cell>
              <table:table-cell office:value-type="float" office:value="3041542796.39531">
                <text:p>3041542796.395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65268013">
                <text:p>2365268013</text:p>
              </table:table-cell>
              <table:table-cell office:value-type="float" office:value="4017396022.68905">
                <text:p>4017396022.68905</text:p>
              </table:table-cell>
              <table:table-cell office:value-type="float" office:value="3571826319.90626">
                <text:p>3571826319.90626</text:p>
              </table:table-cell>
              <table:table-cell office:value-type="float" office:value="3261395506.69996">
                <text:p>3261395506.69996</text:p>
              </table:table-cell>
              <table:table-cell office:value-type="float" office:value="3083336379.53611">
                <text:p>3083336379.53611</text:p>
              </table:table-cell>
              <table:table-cell office:value-type="float" office:value="2900306217.0366">
                <text:p>2900306217.036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83cm" svg:height="11.681cm" xlink:href=".." xlink:type="simple" chart:class="chart:line" chart:style-name="ch1">
        <chart:title svg:x="6.356cm" svg:y="0.369cm" chart:style-name="ch2">
          <text:p>Apache Bench Performance on Raspberry Pi v2 </text:p>
        </chart:title>
        <chart:subtitle svg:x="5.892cm" svg:y="1.407cm" chart:style-name="ch3">
          <text:p>Caroos Valdation between Actual and Simulated Performance</text:p>
        </chart:subtitle>
        <chart:legend chart:legend-position="end" svg:x="19.075cm" svg:y="5.292cm" style:legend-expansion="high" chart:style-name="ch4"/>
        <chart:plot-area chart:style-name="ch5" table:cell-range-address="'AB-RaspberryPi2'.F48:'AB-RaspberryPi2'.G65" chart:data-source-has-labels="row" svg:x="1.46cm" svg:y="2.349cm" svg:width="17.166cm" svg:height="8.118cm">
          <chartooo:coordinate-region svg:x="2.267cm" svg:y="2.548cm" svg:width="16.172cm" svg:height="7.272cm"/>
          <chart:axis chart:dimension="x" chart:name="primary-x" chart:style-name="ch6">
            <chart:title svg:x="7.168cm" svg:y="10.7cm" chart:style-name="ch7">
              <text:p>Size of Data centre ( Number of Nodes)</text:p>
            </chart:title>
          </chart:axis>
          <chart:axis chart:dimension="y" chart:name="primary-y" chart:style-name="ch6">
            <chart:title svg:x="0.451cm" svg:y="7.061cm" chart:style-name="ch8">
              <text:p>Time (S)</text:p>
            </chart:title>
            <chart:grid chart:style-name="ch9" chart:class="major"/>
          </chart:axis>
          <chart:series chart:style-name="ch10" chart:values-cell-range-address="'AB-RaspberryPi2'.F49:'AB-RaspberryPi2'.F65" chart:label-cell-address="'AB-RaspberryPi2'.F48:'AB-RaspberryPi2'.F48" chart:class="chart:line">
            <chart:data-point chart:repeated="17"/>
          </chart:series>
          <chart:series chart:style-name="ch11" chart:values-cell-range-address="'AB-RaspberryPi2'.G49:'AB-RaspberryPi2'.G65" chart:label-cell-address="'AB-RaspberryPi2'.G48:'AB-RaspberryPi2'.G48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 – Rpi2</text:p>
                <draw:g>
                  <svg:desc>'AB-RaspberryPi2'.F48:'AB-RaspberryPi2'.F48</svg:desc>
                </draw:g>
              </table:table-cell>
              <table:table-cell office:value-type="string">
                <text:p>CloudSim</text:p>
                <draw:g>
                  <svg:desc>'AB-RaspberryPi2'.G48:'AB-RaspberryPi2'.G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.14">
                <text:p>94.14</text:p>
                <draw:g>
                  <svg:desc>'AB-RaspberryPi2'.F49:'AB-RaspberryPi2'.F65</svg:desc>
                </draw:g>
              </table:table-cell>
              <table:table-cell office:value-type="float" office:value="53.73">
                <text:p>53.73</text:p>
                <draw:g>
                  <svg:desc>'AB-RaspberryPi2'.G49:'AB-RaspberryPi2'.G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245">
                <text:p>59.245</text:p>
              </table:table-cell>
              <table:table-cell office:value-type="float" office:value="26.96">
                <text:p>26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379">
                <text:p>46.379</text:p>
              </table:table-cell>
              <table:table-cell office:value-type="float" office:value="18.08">
                <text:p>18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912">
                <text:p>43.912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945">
                <text:p>40.945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.691">
                <text:p>39.691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705">
                <text:p>39.705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222">
                <text:p>35.22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85">
                <text:p>31.85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084">
                <text:p>29.084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064">
                <text:p>29.064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944">
                <text:p>26.944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157">
                <text:p>25.157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605">
                <text:p>23.605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.12">
                <text:p>22.12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258">
                <text:p>21.258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924">
                <text:p>19.924</text:p>
              </table:table-cell>
              <table:table-cell office:value-type="float" office:value="3.51">
                <text:p>3.5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437cm" svg:height="14.651cm" xlink:href="." xlink:type="simple" chart:class="chart:line" chart:style-name="ch1">
        <chart:title svg:x="13.592cm" svg:y="0.429cm" chart:style-name="ch2">
          <text:p>DT - Nas Benchmark - MPI job</text:p>
        </chart:title>
        <chart:subtitle svg:x="15.775cm" svg:y="1.527cm" chart:style-name="ch3">
          <text:p>Size A, 21</text:p>
        </chart:subtitle>
        <chart:legend chart:legend-position="end" svg:x="27.78cm" svg:y="6.777cm" style:legend-expansion="high" chart:style-name="ch4"/>
        <chart:plot-area chart:style-name="ch5" chart:data-source-has-labels="both" svg:x="1.679cm" svg:y="2.529cm" svg:width="25.433cm" svg:height="10.848cm">
          <chartooo:coordinate-region svg:x="2.3cm" svg:y="2.728cm" svg:width="24.625cm" svg:height="10.002cm"/>
          <chart:axis chart:dimension="x" chart:name="primary-x" chart:style-name="ch6" chartooo:axis-type="text">
            <chart:title svg:x="13.068cm" svg:y="13.67cm" chart:style-name="ch7">
              <text:p>Number of Nodes</text:p>
            </chart:title>
            <chart:categories table:cell-range-address="local-table.$A$2:.$A$15"/>
          </chart:axis>
          <chart:axis chart:dimension="y" chart:name="primary-y" chart:style-name="ch8">
            <chart:title svg:x="0.451cm" svg:y="9.346cm" chart:style-name="ch9">
              <text:p>Execution Time (S)</text:p>
            </chart:title>
            <chart:grid chart:style-name="ch10" chart:class="major"/>
          </chart:axis>
          <chart:series chart:style-name="ch11" chart:values-cell-range-address="local-table.$B$2:.$B$15" chart:label-cell-address="local-table.$B$1" chart:class="chart:line">
            <chart:data-point chart:repeated="14"/>
          </chart:series>
          <chart:series chart:style-name="ch12" chart:values-cell-range-address="local-table.$C$2:.$C$15" chart:label-cell-address="local-table.$D$1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_testbed_raspberry_pi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28">
                <text:p>17.28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">
                <text:p>10.6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">
                <text:p>7.8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">
                <text:p>6.5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">
                <text:p>4.9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">
                <text:p>3.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">
                <text:p>4.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">
                <text:p>4.1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">
                <text:p>3.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">
                <text:p>3.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">
                <text:p>4.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">
                <text:p>3.7</text:p>
              </table:table-cell>
              <table:table-cell office:value-type="float" office:value="2.13">
                <text:p>2.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05cm" svg:height="10.764cm" xlink:href="." xlink:type="simple" chart:class="chart:line" chart:style-name="ch1">
        <chart:title svg:x="4.144cm" svg:y="0.351cm" chart:style-name="ch2">
          <text:p>Actual Performance for DT Benchmark on Different NNEtwork Topology</text:p>
        </chart:title>
        <chart:plot-area chart:style-name="ch3" chart:data-source-has-labels="both" svg:x="1.461cm" svg:y="1.371cm" svg:width="20.594cm" svg:height="8.197cm">
          <chartooo:coordinate-region svg:x="1.897cm" svg:y="1.571cm" svg:width="19.971cm" svg:height="7.35cm"/>
          <chart:axis chart:dimension="x" chart:name="primary-x" chart:style-name="ch4" chartooo:axis-type="text">
            <chart:title svg:x="10.431cm" svg:y="9.783cm" chart:style-name="ch5">
              <text:p>Number of Nodes</text:p>
            </chart:title>
            <chart:categories table:cell-range-address="local-table.$A$2:.$A$14"/>
          </chart:axis>
          <chart:axis chart:dimension="y" chart:name="primary-y" chart:style-name="ch6">
            <chart:title svg:x="0.451cm" svg:y="6.862cm" chart:style-name="ch7">
              <text:p>Execution Time (S)</text:p>
            </chart:title>
            <chart:grid chart:style-name="ch8" chart:class="major"/>
          </chart:axis>
          <chart:series chart:style-name="ch9" chart:values-cell-range-address="local-table.$B$2:.$B$14" chart:label-cell-address="local-table.$B$1" chart:class="chart:line">
            <chart:data-point chart:repeated="13"/>
          </chart:series>
          <chart:series chart:style-name="ch10" chart:values-cell-range-address="local-table.$C$2:.$C$14" chart:label-cell-address="local-table.$C$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o_switches</text:p>
              </table:table-cell>
              <table:table-cell office:value-type="string">
                <text:p>one_swit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88">
                <text:p>5.88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66">
                <text:p>5.66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2">
                <text:p>5.2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8">
                <text:p>4.48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4">
                <text:p>3.4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9">
                <text:p>3.6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1">
                <text:p>3.21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7">
                <text:p>3.87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7">
                <text:p>3.97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6">
                <text:p>2.96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5">
                <text:p>2.9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6">
                <text:p>3.46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5">
                <text:p>3.15</text:p>
              </table:table-cell>
              <table:table-cell office:value-type="float" office:value="3.16">
                <text:p>3.1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481cm" svg:height="13.126cm" xlink:href=".." xlink:type="simple" chart:class="chart:line" chart:style-name="ch1">
        <chart:title svg:x="6.225cm" svg:y="0.398cm" chart:style-name="ch2">
          <text:p>Apache Bench Perfromace on Raspberry Pi3</text:p>
        </chart:title>
        <chart:subtitle svg:x="5.457cm" svg:y="1.465cm" chart:style-name="ch3">
          <text:p>Cross Validation between Actual and Simulated Performance</text:p>
        </chart:subtitle>
        <chart:legend chart:legend-position="end" svg:x="16.803cm" svg:y="5.517cm" style:legend-expansion="high" chart:style-name="ch4"/>
        <chart:plot-area chart:style-name="ch5" table:cell-range-address="'AB-RaspberryPi3'.G53:'AB-RaspberryPi3'.H63" chart:data-source-has-labels="row" svg:x="1.44cm" svg:y="2.436cm" svg:width="14.934cm" svg:height="9.447cm">
          <chartooo:coordinate-region svg:x="2.247cm" svg:y="2.635cm" svg:width="13.941cm" svg:height="8.601cm"/>
          <chart:axis chart:dimension="x" chart:name="primary-x" chart:style-name="ch6">
            <chart:title svg:x="5.992cm" svg:y="12.145cm" chart:style-name="ch7">
              <text:p>Size of Data Centre ( Number of Nodes)</text:p>
            </chart:title>
          </chart:axis>
          <chart:axis chart:dimension="y" chart:name="primary-y" chart:style-name="ch6">
            <chart:title svg:x="0.451cm" svg:y="7.812cm" chart:style-name="ch8">
              <text:p>Time (S)</text:p>
            </chart:title>
            <chart:grid chart:style-name="ch9" chart:class="major"/>
          </chart:axis>
          <chart:series chart:style-name="ch10" chart:values-cell-range-address="'AB-RaspberryPi3'.G54:'AB-RaspberryPi3'.G63" chart:label-cell-address="'AB-RaspberryPi3'.G53:'AB-RaspberryPi3'.G53" chart:class="chart:line">
            <chart:regression-curve chart:style-name="ch11">
              <chart:equation chart:display-equation="true" chart:display-r-square="false" svg:x="9.477cm" svg:y="3.654cm"/>
            </chart:regression-curve>
            <chart:data-point chart:repeated="10"/>
          </chart:series>
          <chart:series chart:style-name="ch12" chart:values-cell-range-address="'AB-RaspberryPi3'.H54:'AB-RaspberryPi3'.H63" chart:label-cell-address="'AB-RaspberryPi3'.H53:'AB-RaspberryPi3'.H53" chart:class="chart:line">
            <chart:regression-curve chart:style-name="ch13">
              <chart:equation chart:display-equation="true" chart:display-r-square="false" svg:x="9.523cm" svg:y="4.58cm"/>
            </chart:regression-curve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 – Rpi3</text:p>
                <draw:g>
                  <svg:desc>'AB-RaspberryPi3'.G53:'AB-RaspberryPi3'.G53</svg:desc>
                </draw:g>
              </table:table-cell>
              <table:table-cell office:value-type="string">
                <text:p>CloudSim</text:p>
                <draw:g>
                  <svg:desc>'AB-RaspberryPi3'.H53:'AB-RaspberryPi3'.H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.4">
                <text:p>89.4</text:p>
                <draw:g>
                  <svg:desc>'AB-RaspberryPi3'.G54:'AB-RaspberryPi3'.G63</svg:desc>
                </draw:g>
              </table:table-cell>
              <table:table-cell office:value-type="float" office:value="37.06">
                <text:p>37.06</text:p>
                <draw:g>
                  <svg:desc>'AB-RaspberryPi3'.H54:'AB-RaspberryPi3'.H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64">
                <text:p>46.64</text:p>
              </table:table-cell>
              <table:table-cell office:value-type="float" office:value="18.46">
                <text:p>18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54">
                <text:p>30.54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6">
                <text:p>22.6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88">
                <text:p>17.88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12">
                <text:p>15.12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81">
                <text:p>12.81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19">
                <text:p>11.19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17">
                <text:p>11.17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72">
                <text:p>10.72</text:p>
              </table:table-cell>
              <table:table-cell office:value-type="float" office:value="3.58">
                <text:p>3.5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21cm" svg:height="9cm" xlink:href=".." xlink:type="simple" chart:class="chart:line" chart:style-name="ch1">
        <chart:legend chart:legend-position="end" svg:x="18.442cm" svg:y="3.952cm" style:legend-expansion="high" chart:style-name="ch2"/>
        <chart:plot-area chart:style-name="ch3" table:cell-range-address="'AB-RaspberryPi3'.G54:'AB-RaspberryPi3'.H74" svg:x="0.426cm" svg:y="0.18cm" svg:width="17.59cm" svg:height="8.64cm">
          <chartooo:coordinate-region svg:x="1.233cm" svg:y="0.38cm" svg:width="16.59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B-RaspberryPi3'.G54:'AB-RaspberryPi3'.G74" chart:class="chart:line">
            <chart:data-point chart:repeated="21"/>
          </chart:series>
          <chart:series chart:style-name="ch7" chart:values-cell-range-address="'AB-RaspberryPi3'.H54:'AB-RaspberryPi3'.H74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.4">
                <text:p>89.4</text:p>
                <draw:g>
                  <svg:desc>'AB-RaspberryPi3'.G54:'AB-RaspberryPi3'.G74</svg:desc>
                </draw:g>
              </table:table-cell>
              <table:table-cell office:value-type="float" office:value="37.06">
                <text:p>37.06</text:p>
                <draw:g>
                  <svg:desc>'AB-RaspberryPi3'.H54:'AB-RaspberryPi3'.H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64">
                <text:p>46.64</text:p>
              </table:table-cell>
              <table:table-cell office:value-type="float" office:value="18.46">
                <text:p>18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54">
                <text:p>30.54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6">
                <text:p>22.6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88">
                <text:p>17.88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12">
                <text:p>15.12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81">
                <text:p>12.81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19">
                <text:p>11.19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17">
                <text:p>11.17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72">
                <text:p>10.72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74667623358937">
                <text:p>8.74667623358937</text:p>
              </table:table-cell>
              <table:table-cell office:value-type="float" office:value="3.24991006451754">
                <text:p>3.24991006451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04443441865403">
                <text:p>8.04443441865403</text:p>
              </table:table-cell>
              <table:table-cell office:value-type="float" office:value="2.97472225603904">
                <text:p>2.974722256039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44833195800074">
                <text:p>7.44833195800074</text:p>
              </table:table-cell>
              <table:table-cell office:value-type="float" office:value="2.74219871358424">
                <text:p>2.74219871358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93588156037178">
                <text:p>6.93588156037178</text:p>
              </table:table-cell>
              <table:table-cell office:value-type="float" office:value="2.54315159864395">
                <text:p>2.543151598643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9054342165434">
                <text:p>6.49054342165434</text:p>
              </table:table-cell>
              <table:table-cell office:value-type="float" office:value="2.3708520081019">
                <text:p>2.3708520081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09987844564791">
                <text:p>6.09987844564791</text:p>
              </table:table-cell>
              <table:table-cell office:value-type="float" office:value="2.22025940486509">
                <text:p>2.220259404865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5434991507776">
                <text:p>5.75434991507776</text:p>
              </table:table-cell>
              <table:table-cell office:value-type="float" office:value="2.08752363101864">
                <text:p>2.087523631018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44652252076855">
                <text:p>5.44652252076855</text:p>
              </table:table-cell>
              <table:table-cell office:value-type="float" office:value="1.96965329851688">
                <text:p>1.969653298516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17051299238934">
                <text:p>5.17051299238934</text:p>
              </table:table-cell>
              <table:table-cell office:value-type="float" office:value="1.86428914256119">
                <text:p>1.864289142561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92160465954988">
                <text:p>4.92160465954988</text:p>
              </table:table-cell>
              <table:table-cell office:value-type="float" office:value="1.76954552911458">
                <text:p>1.769545529114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69597154429519">
                <text:p>4.69597154429519</text:p>
              </table:table-cell>
              <table:table-cell office:value-type="float" office:value="1.68389735368686">
                <text:p>1.6838973536868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Saprk1GB-Rpi3'.D45:'Saprk1GB-Rpi3'.D54" svg:x="0.32cm" svg:y="0.18cm" svg:width="12.508cm" svg:height="8.64cm">
          <chartooo:coordinate-region svg:x="1.127cm" svg:y="0.379cm" svg:width="11.51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aprk1GB-Rpi3'.D45:'Saprk1GB-Rpi3'.D54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3">
                <text:p>773</text:p>
                <draw:g>
                  <svg:desc>'Saprk1GB-Rpi3'.D45:'Saprk1GB-Rpi3'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7">
                <text:p>22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588cm" svg:height="11.908cm" xlink:href=".." xlink:type="simple" chart:class="chart:line" chart:style-name="ch1">
        <chart:legend chart:legend-position="end" svg:x="29.466cm" svg:y="5.406cm" style:legend-expansion="high" chart:style-name="ch2"/>
        <chart:plot-area chart:style-name="ch3" table:cell-range-address="Rpi2Performance.B50:Rpi2Performance.B63" svg:x="0.671cm" svg:y="0.238cm" svg:width="28.124cm" svg:height="11.432cm">
          <chartooo:coordinate-region svg:x="2.959cm" svg:y="0.437cm" svg:width="25.649cm" svg:height="10.5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pi2Performance.B50:Rpi2Performance.B63" chart:class="chart:line">
            <chart:regression-curve chart:style-name="ch7">
              <chart:equation chart:display-equation="true" chart:display-r-square="false"/>
            </chart:regression-curve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25318280">
                <text:p>14225318280</text:p>
                <draw:g>
                  <svg:desc>Rpi2Performance.B50:Rpi2Performance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35127596">
                <text:p>11335127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20443262">
                <text:p>8120443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64985849">
                <text:p>6764985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25661192">
                <text:p>5625661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07786695">
                <text:p>4907786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76141504">
                <text:p>4176141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32602179">
                <text:p>4532602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92360338">
                <text:p>4492360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39620146">
                <text:p>3539620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48547004">
                <text:p>3448547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03339600">
                <text:p>3903339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31624931">
                <text:p>2931624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65268013">
                <text:p>23652680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779cm" svg:height="10.068cm" xlink:href="." xlink:type="simple" chart:class="chart:line" chart:style-name="ch1">
        <chart:title svg:x="13.305cm" svg:y="0.337cm" chart:style-name="ch2">
          <text:p>DT.A.21 MPI Benchamrk </text:p>
        </chart:title>
        <chart:legend chart:legend-position="end" svg:x="25.778cm" svg:y="4.486cm" style:legend-expansion="high" chart:style-name="ch3"/>
        <chart:plot-area chart:style-name="ch4" chart:data-source-has-labels="both" svg:x="1.646cm" svg:y="1.343cm" svg:width="23.497cm" svg:height="7.543cm">
          <chartooo:coordinate-region svg:x="3.934cm" svg:y="1.543cm" svg:width="21.022cm" svg:height="6.696cm"/>
          <chart:axis chart:dimension="x" chart:name="primary-x" chart:style-name="ch5" chartooo:axis-type="text">
            <chart:title svg:x="12.067cm" svg:y="9.087cm" chart:style-name="ch6">
              <text:p>Number of Nodes</text:p>
            </chart:title>
            <chart:categories table:cell-range-address="local-table.$A$2:.$A$23"/>
          </chart:axis>
          <chart:axis chart:dimension="y" chart:name="primary-y" chart:style-name="ch7">
            <chart:title svg:x="0.451cm" svg:y="7.592cm" chart:style-name="ch8">
              <text:p>Number of Instructions Per Nodes</text:p>
            </chart:title>
            <chart:grid chart:style-name="ch9" chart:class="major"/>
          </chart:axis>
          <chart:series chart:style-name="ch10" chart:values-cell-range-address="local-table.$B$2:.$B$23" chart:label-cell-address="local-table.$B$1" chart:class="chart:line">
            <chart:regression-curve chart:style-name="ch11"/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_of_instru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25318280">
                <text:p>1422531828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35127596">
                <text:p>11335127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20443262">
                <text:p>8120443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64985849">
                <text:p>6764985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25661192">
                <text:p>5625661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07786695">
                <text:p>4907786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76141504">
                <text:p>4176141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32602179">
                <text:p>4532602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92360338">
                <text:p>4492360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39620146">
                <text:p>3539620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48547004">
                <text:p>3448547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03339600">
                <text:p>3903339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31624931">
                <text:p>2931624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65268013">
                <text:p>2365268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22919839.78119">
                <text:p>2822919839.78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08970218.84012">
                <text:p>2708970218.84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6124176.47348">
                <text:p>2606124176.473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12737030.31706">
                <text:p>2512737030.31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27482213.56486">
                <text:p>2427482213.564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49276787.46581">
                <text:p>2349276787.465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77227137.99339">
                <text:p>2277227137.993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10588712.17504">
                <text:p>2210588712.175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21cm" svg:height="9.005cm" xlink:href="." xlink:type="simple" chart:class="chart:line" chart:style-name="ch1">
        <chart:legend chart:legend-position="end" svg:x="16.803cm" svg:y="3.456cm" style:legend-expansion="high" chart:style-name="ch2"/>
        <chart:plot-area chart:style-name="ch3" chart:data-source-has-labels="both" svg:x="0.462cm" svg:y="0.18cm" svg:width="15.879cm" svg:height="8.645cm">
          <chartooo:coordinate-region svg:x="1.083cm" svg:y="0.379cm" svg:width="15.071cm" svg:height="7.799cm"/>
          <chart:axis chart:dimension="x" chart:name="primary-x" chart:style-name="ch4" chartooo:axis-type="text">
            <chart:categories table:cell-range-address="local-table.$A$2:.$A$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" chart:label-cell-address="local-table.$B$1" chart:class="chart:line">
            <chart:regression-curve chart:style-name="ch8">
              <chart:equation chart:display-equation="true" chart:display-r-square="false" svg:x="4.52cm" svg:y="0.556cm"/>
            </chart:regression-curve>
            <chart:data-point chart:repeated="14"/>
          </chart:series>
          <chart:series chart:style-name="ch9" chart:values-cell-range-address="local-table.$C$2:.$C$15" chart:label-cell-address="local-table.$C$1" chart:class="chart:line">
            <chart:regression-curve chart:style-name="ch10">
              <chart:equation chart:display-equation="true" chart:display-r-square="false" svg:x="4.602cm" svg:y="1.396cm"/>
            </chart:regression-curve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excution_time</text:p>
              </table:table-cell>
              <table:table-cell office:value-type="string">
                <text:p>cloudsim_excution_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28">
                <text:p>17.28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">
                <text:p>10.6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">
                <text:p>7.8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">
                <text:p>6.5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">
                <text:p>4.9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">
                <text:p>3.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">
                <text:p>4.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">
                <text:p>4.1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">
                <text:p>3.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">
                <text:p>3.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">
                <text:p>4.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">
                <text:p>3.7</text:p>
              </table:table-cell>
              <table:table-cell office:value-type="float" office:value="2.13">
                <text:p>2.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489cm" svg:height="9.77cm" xlink:href="." xlink:type="simple" chart:class="chart:line" chart:style-name="ch1">
        <chart:title svg:x="13.227cm" svg:y="0.331cm" chart:style-name="ch2">
          <text:p>DT.A.21 MPI Benchmark</text:p>
        </chart:title>
        <chart:subtitle svg:x="8.133cm" svg:y="1.331cm" chart:style-name="ch3">
          <text:p>Comparession Between Actual performance and  Simulated Performance on CloudSim </text:p>
        </chart:subtitle>
        <chart:legend chart:legend-position="end" svg:x="22.948cm" svg:y="4.337cm" style:legend-expansion="high" chart:style-name="ch4"/>
        <chart:plot-area chart:style-name="ch5" chart:data-source-has-labels="both" svg:x="1.64cm" svg:y="2.235cm" svg:width="20.679cm" svg:height="6.359cm">
          <chartooo:coordinate-region svg:x="2.261cm" svg:y="2.434cm" svg:width="19.871cm" svg:height="5.513cm"/>
          <chart:axis chart:dimension="x" chart:name="primary-x" chart:style-name="ch6" chartooo:axis-type="text">
            <chart:title svg:x="10.652cm" svg:y="8.789cm" chart:style-name="ch7">
              <text:p>Number of Nodes</text:p>
            </chart:title>
            <chart:categories table:cell-range-address="local-table.$A$2:.$A$23"/>
          </chart:axis>
          <chart:axis chart:dimension="y" chart:name="primary-y" chart:style-name="ch8">
            <chart:title svg:x="0.451cm" svg:y="6.067cm" chart:style-name="ch9">
              <text:p>Time (S)</text:p>
            </chart:title>
            <chart:grid chart:style-name="ch10" chart:class="major"/>
          </chart:axis>
          <chart:series chart:style-name="ch11" chart:values-cell-range-address="local-table.$B$2:.$B$23" chart:label-cell-address="local-table.$B$1" chart:class="chart:line">
            <chart:data-point chart:repeated="22"/>
          </chart:series>
          <chart:series chart:style-name="ch12" chart:values-cell-range-address="local-table.$C$2:.$C$23" chart:label-cell-address="local-table.$C$1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excution_time_predicted_from15to22</text:p>
              </table:table-cell>
              <table:table-cell office:value-type="string">
                <text:p>cloudsim_excution_time_predicted_from15to2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28">
                <text:p>17.28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">
                <text:p>10.6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">
                <text:p>7.8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">
                <text:p>6.5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">
                <text:p>4.9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">
                <text:p>3.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">
                <text:p>4.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">
                <text:p>4.1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">
                <text:p>3.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">
                <text:p>3.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">
                <text:p>4.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">
                <text:p>3.7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8493615082863">
                <text:p>2.68493615082863</text:p>
              </table:table-cell>
              <table:table-cell office:value-type="float" office:value="2.55754578804158">
                <text:p>2.55754578804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7655636181498">
                <text:p>2.57655636181498</text:p>
              </table:table-cell>
              <table:table-cell office:value-type="float" office:value="2.45380257254646">
                <text:p>2.453802572546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7873741094416">
                <text:p>2.47873741094416</text:p>
              </table:table-cell>
              <table:table-cell office:value-type="float" office:value="2.36018710807419">
                <text:p>2.360187108074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899150075572">
                <text:p>2.3899150075572</text:p>
              </table:table-cell>
              <table:table-cell office:value-type="float" office:value="2.27519757744466">
                <text:p>2.27519757744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0882742713622">
                <text:p>2.30882742713622</text:p>
              </table:table-cell>
              <table:table-cell office:value-type="float" office:value="2.19762287513729">
                <text:p>2.197622875137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3444466473352">
                <text:p>2.23444466473352</text:p>
              </table:table-cell>
              <table:table-cell office:value-type="float" office:value="2.12647449538826">
                <text:p>2.12647449538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6591678597589">
                <text:p>2.16591678597589</text:p>
              </table:table-cell>
              <table:table-cell office:value-type="float" office:value="2.06093688578992">
                <text:p>2.060936885789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0253563147316">
                <text:p>2.10253563147316</text:p>
              </table:table-cell>
              <table:table-cell office:value-type="float" office:value="2.0003306428165">
                <text:p>2.00033064281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254cm" svg:y="3.952cm" style:legend-expansion="high" chart:style-name="ch2"/>
        <chart:plot-area chart:style-name="ch3" chart:data-source-has-labels="both" svg:x="0.32cm" svg:y="0.18cm" svg:width="12.614cm" svg:height="8.64cm">
          <chartooo:coordinate-region svg:x="2.423cm" svg:y="0.379cm" svg:width="10.417cm" svg:height="7.794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predi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87518738.71504">
                <text:p>7887518738.71504</text:p>
              </table:table-cell>
              <table:table-cell office:value-type="float" office:value="8120443262">
                <text:p>81204432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2538840.72049">
                <text:p>5692538840.72049</text:p>
              </table:table-cell>
              <table:table-cell office:value-type="float" office:value="5625661192">
                <text:p>5625661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16869277.18156">
                <text:p>4216869277.18156</text:p>
              </table:table-cell>
              <table:table-cell office:value-type="float" office:value="4532602179">
                <text:p>45326021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56959031.79844">
                <text:p>3656959031.79844</text:p>
              </table:table-cell>
              <table:table-cell office:value-type="float" office:value="3539620146">
                <text:p>3539620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92968487.47122">
                <text:p>3092968487.47122</text:p>
              </table:table-cell>
              <table:table-cell office:value-type="float" office:value="2931624931">
                <text:p>29316249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204cm" svg:height="9.005cm" xlink:href="." xlink:type="simple" chart:class="chart:line" chart:style-name="ch1">
        <chart:title svg:x="9.844cm" svg:y="0.316cm" chart:style-name="ch2">
          <text:p>DT.21.A Benchmark for MPI Job</text:p>
        </chart:title>
        <chart:legend chart:legend-position="end" svg:x="19.701cm" svg:y="3.954cm" style:legend-expansion="high" chart:style-name="ch3"/>
        <chart:plot-area chart:style-name="ch4" chart:data-source-has-labels="both" svg:x="1.535cm" svg:y="1.301cm" svg:width="17.642cm" svg:height="6.543cm">
          <chartooo:coordinate-region svg:x="3.823cm" svg:y="1.5cm" svg:width="15.167cm" svg:height="5.697cm"/>
          <chart:axis chart:dimension="x" chart:name="primary-x" chart:style-name="ch5" chartooo:axis-type="text">
            <chart:title svg:x="9.029cm" svg:y="8.024cm" chart:style-name="ch6">
              <text:p>Number of Nodes</text:p>
            </chart:title>
            <chart:categories table:cell-range-address="local-table.$A$2:.$A$23"/>
          </chart:axis>
          <chart:axis chart:dimension="y" chart:name="primary-y" chart:style-name="ch7">
            <chart:title svg:x="0.451cm" svg:y="6.958cm" chart:style-name="ch8">
              <text:p>Number of Instructions per Node</text:p>
            </chart:title>
            <chart:grid chart:style-name="ch9" chart:class="major"/>
          </chart:axis>
          <chart:series chart:style-name="ch10" chart:values-cell-range-address="local-table.$B$2:.$B$23" chart:label-cell-address="local-table.$B$1" chart:class="chart:line">
            <chart:data-point chart:repeated="22"/>
          </chart:series>
          <chart:series chart:style-name="ch11" chart:values-cell-range-address="local-table.$C$2:.$C$23" chart:label-cell-address="local-table.$C$1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_number_of_instruction</text:p>
              </table:table-cell>
              <table:table-cell office:value-type="string">
                <text:p>predicted_number_of_instractio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25318280">
                <text:p>14225318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35127596">
                <text:p>11335127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20443262">
                <text:p>8120443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64985849">
                <text:p>6764985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25661192">
                <text:p>5625661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07786695">
                <text:p>4907786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76141504">
                <text:p>4176141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32602179">
                <text:p>4532602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92360338">
                <text:p>4492360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39620146">
                <text:p>3539620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48547004">
                <text:p>3448547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03339600">
                <text:p>3903339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31624931">
                <text:p>2931624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65268013">
                <text:p>2365268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822919839.78119">
                <text:p>2822919839.78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708970218.84012">
                <text:p>2708970218.84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2606124176.47348">
                <text:p>2606124176.473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512737030.31706">
                <text:p>2512737030.31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427482213.56486">
                <text:p>2427482213.564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349276787.46581">
                <text:p>2349276787.465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277227137.99339">
                <text:p>2277227137.993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10588712.17504">
                <text:p>2210588712.175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05cm" svg:height="10.764cm" xlink:href="." xlink:type="simple" chart:class="chart:line" chart:style-name="ch1">
        <chart:title svg:x="4.144cm" svg:y="0.351cm" chart:style-name="ch2">
          <text:p>Actual Performance for DT Benchmark on Different NNEtwork Topology</text:p>
        </chart:title>
        <chart:plot-area chart:style-name="ch3" chart:data-source-has-labels="both" svg:x="1.461cm" svg:y="1.371cm" svg:width="20.594cm" svg:height="8.197cm">
          <chartooo:coordinate-region svg:x="1.897cm" svg:y="1.571cm" svg:width="19.971cm" svg:height="7.35cm"/>
          <chart:axis chart:dimension="x" chart:name="primary-x" chart:style-name="ch4" chartooo:axis-type="text">
            <chart:title svg:x="10.431cm" svg:y="9.783cm" chart:style-name="ch5">
              <text:p>Number of Nodes</text:p>
            </chart:title>
            <chart:categories table:cell-range-address="local-table.$A$2:.$A$14"/>
          </chart:axis>
          <chart:axis chart:dimension="y" chart:name="primary-y" chart:style-name="ch6">
            <chart:title svg:x="0.451cm" svg:y="6.862cm" chart:style-name="ch7">
              <text:p>Execution Time (S)</text:p>
            </chart:title>
            <chart:grid chart:style-name="ch8" chart:class="major"/>
          </chart:axis>
          <chart:series chart:style-name="ch9" chart:values-cell-range-address="local-table.$B$2:.$B$14" chart:label-cell-address="local-table.$B$1" chart:class="chart:line">
            <chart:data-point chart:repeated="13"/>
          </chart:series>
          <chart:series chart:style-name="ch10" chart:values-cell-range-address="local-table.$C$2:.$C$14" chart:label-cell-address="local-table.$C$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o_switches</text:p>
              </table:table-cell>
              <table:table-cell office:value-type="string">
                <text:p>one_swit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88">
                <text:p>5.88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66">
                <text:p>5.66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2">
                <text:p>5.2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8">
                <text:p>4.48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4">
                <text:p>3.4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9">
                <text:p>3.6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1">
                <text:p>3.21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7">
                <text:p>3.87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7">
                <text:p>3.97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6">
                <text:p>2.96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5">
                <text:p>2.9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6">
                <text:p>3.46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5">
                <text:p>3.15</text:p>
              </table:table-cell>
              <table:table-cell office:value-type="float" office:value="3.16">
                <text:p>3.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